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Pictures/2000000A000000DF000000DF19C059ED.svm" manifest:media-type="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95pt" fo:break-before="auto" style:use-optimal-row-height="true"/>
    </style:style>
    <style:style style:name="ro3" style:family="table-row">
      <style:table-row-properties style:row-height="14.91pt" fo:break-before="auto" style:use-optimal-row-height="true"/>
    </style:style>
    <style:style style:name="ro4" style:family="table-row">
      <style:table-row-properties style:row-height="13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none" fo:border-top="0.06pt solid #000000"/>
    </style:style>
    <style:style style:name="ce4" style:family="table-cell" style:parent-style-name="Default" style:data-style-name="N121"/>
    <style:style style:name="ce5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6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7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8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9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0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1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2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3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4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5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6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7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8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9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20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21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22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23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24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25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26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27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28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29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30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31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32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33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34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35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36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37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38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39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40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41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42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43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44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45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46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47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48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49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50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51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52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53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54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55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56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57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58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59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60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61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62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63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64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65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66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67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68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69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70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71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72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73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74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75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76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77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78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79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80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81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82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83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84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85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86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87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88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89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90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91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92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93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94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95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96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97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98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99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00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01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02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03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04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05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06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07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08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09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10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11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12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13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14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15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16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17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18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19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20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21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22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23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24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25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26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27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28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29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30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31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32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33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34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35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36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37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38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39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40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41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42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43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44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45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46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47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48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49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50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51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52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53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54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55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56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57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58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59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60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61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62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63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64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65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66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67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68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69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70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71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72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73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74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75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76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77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78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79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80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81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82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83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84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85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86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87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88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89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90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91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92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93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94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95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96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97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98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199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200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201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202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203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204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205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206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207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208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209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210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211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212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213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214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215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216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217" style:family="table-cell" style:parent-style-name="Default">
      <style:map style:condition="cell-content()=&quot;yes&quot;" style:apply-style-name="Untitled1" style:base-cell-address="'Parameter calculator'.A1"/>
      <style:map style:condition="cell-content()=&quot;no&quot;" style:apply-style-name="Untitled2" style:base-cell-address="'Parameter calculator'.A1"/>
    </style:style>
    <style:style style:name="ce218" style:family="table-cell" style:parent-style-name="Default" style:data-style-name="N121">
      <style:map style:condition="cell-content()&gt;[$Output.$B$4]" style:apply-style-name="Untitled3" style:base-cell-address="'Parameter calculator'.A1"/>
    </style:style>
    <style:style style:name="ce21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2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2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2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2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2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2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2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2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2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2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3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3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3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3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3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3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3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3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3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3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4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4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4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4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4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4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4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4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4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4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5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5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5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5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5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5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5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5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5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5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6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6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6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6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6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6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6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6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6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6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7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7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7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7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7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7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7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7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7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7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8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8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8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8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8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8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8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8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8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8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9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9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9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9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9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9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9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9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9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29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0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0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0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0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0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0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0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0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0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0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1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1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1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1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1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1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1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1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1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1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2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2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2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2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2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2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2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2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2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2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3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3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3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3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3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3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3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3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3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3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4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4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4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4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4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4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4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4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4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4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5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5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5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5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5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5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5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5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5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5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6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6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6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6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6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6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6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6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6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6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7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7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7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7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7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7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7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7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7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7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8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8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8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8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8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8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8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8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8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8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9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9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9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9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9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9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9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9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9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39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0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0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0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0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0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0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0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0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0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0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1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1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1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1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1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1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1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1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1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1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2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2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2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2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2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2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2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2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2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2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3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3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3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3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3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3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3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3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3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3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4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4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4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4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4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4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4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4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4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4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5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5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5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5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5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5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5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5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5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5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6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6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6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6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6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6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6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6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6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6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7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7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7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7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7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7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7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7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7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7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8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8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8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8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8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8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8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8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8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8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9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9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9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9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9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9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9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9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9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49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0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0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0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0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0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0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0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0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0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0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1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1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1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1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1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1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1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1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1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1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2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2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2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2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2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2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2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2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2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2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3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3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3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3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3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3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3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3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3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3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4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4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4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4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4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4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4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4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4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4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5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5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5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5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5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5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5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5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5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5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6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6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6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6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6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6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6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6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6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6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7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7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7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7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7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7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7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7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7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7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8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8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8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8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8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8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8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8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8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8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9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9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9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9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9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9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9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9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9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59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0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0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0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0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0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0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0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0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0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0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1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1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1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1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1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1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1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1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1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1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2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2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2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2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2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2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2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2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2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2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3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3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3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3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3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3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3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3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3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3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4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4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4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4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4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4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4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4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4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4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5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5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5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5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5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5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5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5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5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5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6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6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6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6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6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6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6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6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6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6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7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7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7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7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7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7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7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7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7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7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8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8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8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8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8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8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8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8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8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8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9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9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9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9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9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9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9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9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9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69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0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0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0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0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0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0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0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0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0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0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1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1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1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1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1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1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1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1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1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1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2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2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2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2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2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2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2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2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2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2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3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3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3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3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3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3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3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3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3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3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4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4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4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4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4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4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4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4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4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4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5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5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5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5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5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5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5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5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5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5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6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6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6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6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6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6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6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6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6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6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7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7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7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7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7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7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7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7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7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7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8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8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8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8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8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8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8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8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8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8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9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9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9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9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9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9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9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9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9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79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0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0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0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0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0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0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0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0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0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0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1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1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1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1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1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1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1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1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1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1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2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2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2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2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2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2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2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2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2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2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3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3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3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3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3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3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3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3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3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3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4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4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4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4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4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4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4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4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4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4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5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5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5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5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5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5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5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5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5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5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6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6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6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6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6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6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6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6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6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6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7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7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7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7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7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7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7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7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7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7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8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8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8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8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8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8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8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8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8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8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9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9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9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9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9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9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9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9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9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89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0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0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0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0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0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0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0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0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0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0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1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1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1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1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1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1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1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1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1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1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2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2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2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2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2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2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2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2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2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2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3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3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3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3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3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3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3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3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3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3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4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4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4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4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4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4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4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4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4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4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5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5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5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5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5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5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5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5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5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5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6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6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6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6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6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6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6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6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6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6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7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7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7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7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7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7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7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7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7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7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8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8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8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8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8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8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8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8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8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8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9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9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9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9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9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9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9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9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9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99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0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0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0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0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0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0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0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0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0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0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1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1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1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1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1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1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1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1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1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1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2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2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2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2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2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2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2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2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2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2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3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3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3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3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3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3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3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3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3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3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4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4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4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4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4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4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4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4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4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4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5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5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5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5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5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5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5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5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5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5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6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6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6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6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6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6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6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6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6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6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7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7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7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7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7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7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7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7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7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7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8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8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8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8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8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8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8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8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8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8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9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9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9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9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9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9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9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9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9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09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0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0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0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0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0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0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0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0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0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0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1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1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1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1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1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1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1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1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1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1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2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2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2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2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2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2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2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2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2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2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3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3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3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3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3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3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3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3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3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3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4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4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4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4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4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4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4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4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4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4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5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5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5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5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5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5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5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5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5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5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6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6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6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6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6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6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6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6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6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6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7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7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7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7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7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7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7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7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7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7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8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8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8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8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8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8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8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8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8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8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9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9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9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9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9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9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9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9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9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19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0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0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0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0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0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0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0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0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0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0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1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1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1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1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1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1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1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1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1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1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2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2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2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2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2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2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2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2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2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2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3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3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3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3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3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3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3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3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3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3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4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4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4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4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4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4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4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4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4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4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5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5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5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5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5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5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5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5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5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5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6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6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6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6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6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6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6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6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6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6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7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7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7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7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7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7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7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7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7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7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8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8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8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8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8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8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8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8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8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8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9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9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9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9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9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9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9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9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9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29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0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0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0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0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0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0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0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0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0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0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1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1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1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1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1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1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1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1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1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1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2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2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2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2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2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2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2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2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2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2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3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3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3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3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3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3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3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3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3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3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4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4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4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4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4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4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4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4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4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4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5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5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5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5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5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5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5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5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5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5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6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6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6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6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6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6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6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6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6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6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7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7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7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7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7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7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7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7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7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7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8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8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8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8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8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8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8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8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8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8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9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9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9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9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9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9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9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9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9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39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0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0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0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0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0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0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0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0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0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0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1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1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1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1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1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1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1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1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1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1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2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2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2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2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2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2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2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2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2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2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3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3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3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3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3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3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3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3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3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3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4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4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4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4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4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4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4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4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4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4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5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5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5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5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5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5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5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5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5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5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6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6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6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6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6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6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6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6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6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6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7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7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7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7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7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7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7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7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7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7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8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8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8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8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8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8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8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8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8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8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9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9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9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9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9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9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9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9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9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49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0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0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0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0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0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0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0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0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0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0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1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1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1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1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1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1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1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1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1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1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2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2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2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2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2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2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2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2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2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2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3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3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3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3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3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3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3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3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3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3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4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4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4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4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4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4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4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4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4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4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5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5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5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5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5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5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5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5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5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5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6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6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6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6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6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6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6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6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6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6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7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7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7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7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7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7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7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7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7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7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8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8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8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8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8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8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8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8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8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8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9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9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9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9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9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9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9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9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9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59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0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0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0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0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0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0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0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0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0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0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1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1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1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1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1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1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1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1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1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1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2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2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2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2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2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2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2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2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2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2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3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3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3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3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3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3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3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3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3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3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4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4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4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4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4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4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4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4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4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4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5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5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5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5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5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5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5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5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5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5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6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6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6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6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6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6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6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67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68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69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70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71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72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73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74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75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ce1676" style:family="table-cell" style:parent-style-name="Default" style:data-style-name="N99">
      <style:map style:condition="cell-content()=&quot;yes&quot;" style:apply-style-name="Untitled2" style:base-cell-address="'Parameter calculator'.A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Parameter calculator" table:style-name="ta1">
        <office:forms form:automatic-focus="false" form:apply-design-mode="false"/>
        <table:shapes>
          <draw:frame draw:z-index="0" draw:style-name="gr1" draw:text-style-name="P1" svg:width="1320.52pt" svg:height="791.89pt" svg:x="969.14pt" svg:y="135.78pt">
            <draw:object draw:notify-on-update-of-ranges="'Parameter calculator'.A13:'Parameter calculator'.A225 'Parameter calculator'.J11:'Parameter calculator'.J11 'Parameter calculator'.J13:'Parameter calculator'.J22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number-columns-repeated="4" table:default-cell-style-name="ce4"/>
        <table:table-column table:style-name="co1" table:default-cell-style-name="Default"/>
        <table:table-column table:style-name="co1" table:number-columns-repeated="4" table:default-cell-style-name="ce4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Steps</text:p>
          </table:table-cell>
          <table:table-cell table:style-name="Default" office:value-type="float" office:value="127" calcext:value-type="float">
            <text:p>127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Duration [ms]</text:p>
          </table:table-cell>
          <table:table-cell table:style-name="Default" office:value-type="float" office:value="1000" calcext:value-type="float">
            <text:p>1000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2" office:value-type="string" calcext:value-type="string">
            <text:p>min Dx [us]</text:p>
          </table:table-cell>
          <table:table-cell table:style-name="ce3" office:value-type="float" office:value="500" calcext:value-type="float">
            <text:p>500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max Dx [us]</text:p>
          </table:table-cell>
          <table:table-cell table:style-name="Default" office:value-type="float" office:value="65535" calcext:value-type="float">
            <text:p>65535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1/y'' [b]</text:p>
          </table:table-cell>
          <table:table-cell table:style-name="Default" office:value-type="float" office:value="8" calcext:value-type="float">
            <text:p>8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max 1/y''</text:p>
          </table:table-cell>
          <table:table-cell table:style-name="Default" table:formula="of:=POWER(2;[.B5])" office:value-type="float" office:value="256" calcext:value-type="float">
            <text:p>256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Dx increment [us]</text:p>
          </table:table-cell>
          <table:table-cell table:style-name="Default" office:value-type="float" office:value="50" calcext:value-type="float">
            <text:p>50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Dx [us]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iterations (ceil)</text:p>
          </table:table-cell>
          <table:table-cell table:style-name="ce1" office:value-type="string" calcext:value-type="string">
            <text:p>y[0]</text:p>
          </table:table-cell>
          <table:table-cell table:style-name="ce1" office:value-type="string" calcext:value-type="string">
            <text:p>y[1]</text:p>
          </table:table-cell>
          <table:table-cell table:style-name="ce1" office:value-type="string" calcext:value-type="string">
            <text:p>y[2]</text:p>
          </table:table-cell>
          <table:table-cell table:style-name="ce1" office:value-type="string" calcext:value-type="string">
            <text:p>y''</text:p>
          </table:table-cell>
          <table:table-cell table:style-name="ce1" office:value-type="string" calcext:value-type="string">
            <text:p>y'' ok?</text:p>
          </table:table-cell>
          <table:table-cell table:style-name="ce1" office:value-type="string" calcext:value-type="string">
            <text:p>multiplied y''</text:p>
          </table:table-cell>
          <table:table-cell table:style-name="ce1" office:value-type="string" calcext:value-type="string">
            <text:p>mul. y'' error</text:p>
          </table:table-cell>
          <table:table-cell table:style-name="ce1" office:value-type="string" calcext:value-type="string">
            <text:p>y [last]</text:p>
          </table:table-cell>
          <table:table-cell table:style-name="ce1" office:value-type="string" calcext:value-type="string">
            <text:p>y[before last]</text:p>
          </table:table-cell>
          <table:table-cell table:style-name="ce1" office:value-type="string" calcext:value-type="string">
            <text:p>Dy ok?</text:p>
          </table:table-cell>
          <table:table-cell table:style-name="ce1" office:value-type="string" calcext:value-type="string">
            <text:p>Configuration ok?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 table:formula="of:=[.$B$3]" office:value-type="float" office:value="500" calcext:value-type="float">
            <text:p>500</text:p>
          </table:table-cell>
          <table:table-cell table:formula="of:=[.$B$2]*1000/[.A13]" office:value-type="float" office:value="2000" calcext:value-type="float">
            <text:p>2000.0000</text:p>
          </table:table-cell>
          <table:table-cell table:formula="of:=CEILING([.B13];1)" office:value-type="float" office:value="2000" calcext:value-type="float">
            <text:p>2000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3]/(1000*[.$B$2]);2)*[.$B$1]" office:value-type="float" office:value="0.00003175" calcext:value-type="float">
            <text:p>0.0000</text:p>
          </table:table-cell>
          <table:table-cell table:formula="of:=POWER([.$A13]*2/(1000*[.$B$2]);2)*[.$B$1]" office:value-type="float" office:value="0.000127" calcext:value-type="float">
            <text:p>0.0001</text:p>
          </table:table-cell>
          <table:table-cell table:formula="of:=[.F13]-2*[.E13]-[.D13]" office:value-type="float" office:value="0.0000635" calcext:value-type="float">
            <text:p>0.0001</text:p>
          </table:table-cell>
          <table:table-cell table:formula="of:=IF([.G13]&lt;1/[.$B$6]; &quot;no&quot;; &quot;yes&quot;)" office:value-type="string" office:string-value="no" calcext:value-type="string">
            <text:p>no</text:p>
          </table:table-cell>
          <table:table-cell table:formula="of:=ROUND([.G13]*[.$B$6])" office:value-type="float" office:value="0" calcext:value-type="float">
            <text:p>0.0000</text:p>
          </table:table-cell>
          <table:table-cell table:formula="of:=[.I13]-[.G13]*[.$B$6]" office:value-type="float" office:value="-0.016256" calcext:value-type="float">
            <text:p>-0.0163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3])/([.$B$2]*1000);2)*[.$B$1]" office:value-type="float" office:value="126.87303175" calcext:value-type="float">
            <text:p>126.8730</text:p>
          </table:table-cell>
          <table:table-cell table:formula="of:=IF([.K13]-[.L13]&gt;1; &quot;no&quot;; &quot;yes&quot;)" office:value-type="string" office:string-value="yes" calcext:value-type="string">
            <text:p>yes</text:p>
          </table:table-cell>
          <table:table-cell table:style-name="ce5" table:formula="of:=IF([.M13]=[.H13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3]+[.$B$9]" office:value-type="float" office:value="550" calcext:value-type="float">
            <text:p>550</text:p>
          </table:table-cell>
          <table:table-cell table:formula="of:=[.$B$2]*1000/[.A14]" office:value-type="float" office:value="1818.18181818182" calcext:value-type="float">
            <text:p>1818.1818</text:p>
          </table:table-cell>
          <table:table-cell table:formula="of:=CEILING([.B14];1)" office:value-type="float" office:value="1819" calcext:value-type="float">
            <text:p>1819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4]/(1000*[.$B$2]);2)*[.$B$1]" office:value-type="float" office:value="0.0000384175" calcext:value-type="float">
            <text:p>0.0000</text:p>
          </table:table-cell>
          <table:table-cell table:formula="of:=POWER([.$A14]*2/(1000*[.$B$2]);2)*[.$B$1]" office:value-type="float" office:value="0.00015367" calcext:value-type="float">
            <text:p>0.0002</text:p>
          </table:table-cell>
          <table:table-cell table:formula="of:=[.F14]-2*[.E14]-[.D14]" office:value-type="float" office:value="0.000076835" calcext:value-type="float">
            <text:p>0.0001</text:p>
          </table:table-cell>
          <table:table-cell table:formula="of:=IF([.G14]&lt;1/[.$B$6]; &quot;no&quot;; &quot;yes&quot;)" office:value-type="string" office:string-value="no" calcext:value-type="string">
            <text:p>no</text:p>
          </table:table-cell>
          <table:table-cell table:formula="of:=ROUND([.G14]*[.$B$6])" office:value-type="float" office:value="0" calcext:value-type="float">
            <text:p>0.0000</text:p>
          </table:table-cell>
          <table:table-cell table:formula="of:=[.I14]-[.G14]*[.$B$6]" office:value-type="float" office:value="-0.01966976" calcext:value-type="float">
            <text:p>-0.0197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4])/([.$B$2]*1000);2)*[.$B$1]" office:value-type="float" office:value="126.8603384175" calcext:value-type="float">
            <text:p>126.8603</text:p>
          </table:table-cell>
          <table:table-cell table:formula="of:=IF([.K14]-[.L14]&gt;1; &quot;no&quot;; &quot;yes&quot;)" office:value-type="string" office:string-value="yes" calcext:value-type="string">
            <text:p>yes</text:p>
          </table:table-cell>
          <table:table-cell table:style-name="ce6" table:formula="of:=IF([.M14]=[.H14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4]+[.$B$9]" office:value-type="float" office:value="600" calcext:value-type="float">
            <text:p>600</text:p>
          </table:table-cell>
          <table:table-cell table:formula="of:=[.$B$2]*1000/[.A15]" office:value-type="float" office:value="1666.66666666667" calcext:value-type="float">
            <text:p>1666.6667</text:p>
          </table:table-cell>
          <table:table-cell table:formula="of:=CEILING([.B15];1)" office:value-type="float" office:value="1667" calcext:value-type="float">
            <text:p>1667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5]/(1000*[.$B$2]);2)*[.$B$1]" office:value-type="float" office:value="0.00004572" calcext:value-type="float">
            <text:p>0.0000</text:p>
          </table:table-cell>
          <table:table-cell table:formula="of:=POWER([.$A15]*2/(1000*[.$B$2]);2)*[.$B$1]" office:value-type="float" office:value="0.00018288" calcext:value-type="float">
            <text:p>0.0002</text:p>
          </table:table-cell>
          <table:table-cell table:formula="of:=[.F15]-2*[.E15]-[.D15]" office:value-type="float" office:value="0.00009144" calcext:value-type="float">
            <text:p>0.0001</text:p>
          </table:table-cell>
          <table:table-cell table:formula="of:=IF([.G15]&lt;1/[.$B$6]; &quot;no&quot;; &quot;yes&quot;)" office:value-type="string" office:string-value="no" calcext:value-type="string">
            <text:p>no</text:p>
          </table:table-cell>
          <table:table-cell table:formula="of:=ROUND([.G15]*[.$B$6])" office:value-type="float" office:value="0" calcext:value-type="float">
            <text:p>0.0000</text:p>
          </table:table-cell>
          <table:table-cell table:formula="of:=[.I15]-[.G15]*[.$B$6]" office:value-type="float" office:value="-0.02340864" calcext:value-type="float">
            <text:p>-0.0234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5])/([.$B$2]*1000);2)*[.$B$1]" office:value-type="float" office:value="126.84764572" calcext:value-type="float">
            <text:p>126.8476</text:p>
          </table:table-cell>
          <table:table-cell table:formula="of:=IF([.K15]-[.L15]&gt;1; &quot;no&quot;; &quot;yes&quot;)" office:value-type="string" office:string-value="yes" calcext:value-type="string">
            <text:p>yes</text:p>
          </table:table-cell>
          <table:table-cell table:style-name="ce7" table:formula="of:=IF([.M15]=[.H15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5]+[.$B$9]" office:value-type="float" office:value="650" calcext:value-type="float">
            <text:p>650</text:p>
          </table:table-cell>
          <table:table-cell table:formula="of:=[.$B$2]*1000/[.A16]" office:value-type="float" office:value="1538.46153846154" calcext:value-type="float">
            <text:p>1538.4615</text:p>
          </table:table-cell>
          <table:table-cell table:formula="of:=CEILING([.B16];1)" office:value-type="float" office:value="1539" calcext:value-type="float">
            <text:p>1539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6]/(1000*[.$B$2]);2)*[.$B$1]" office:value-type="float" office:value="0.0000536575" calcext:value-type="float">
            <text:p>0.0001</text:p>
          </table:table-cell>
          <table:table-cell table:formula="of:=POWER([.$A16]*2/(1000*[.$B$2]);2)*[.$B$1]" office:value-type="float" office:value="0.00021463" calcext:value-type="float">
            <text:p>0.0002</text:p>
          </table:table-cell>
          <table:table-cell table:formula="of:=[.F16]-2*[.E16]-[.D16]" office:value-type="float" office:value="0.000107315" calcext:value-type="float">
            <text:p>0.0001</text:p>
          </table:table-cell>
          <table:table-cell table:formula="of:=IF([.G16]&lt;1/[.$B$6]; &quot;no&quot;; &quot;yes&quot;)" office:value-type="string" office:string-value="no" calcext:value-type="string">
            <text:p>no</text:p>
          </table:table-cell>
          <table:table-cell table:formula="of:=ROUND([.G16]*[.$B$6])" office:value-type="float" office:value="0" calcext:value-type="float">
            <text:p>0.0000</text:p>
          </table:table-cell>
          <table:table-cell table:formula="of:=[.I16]-[.G16]*[.$B$6]" office:value-type="float" office:value="-0.02747264" calcext:value-type="float">
            <text:p>-0.0275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6])/([.$B$2]*1000);2)*[.$B$1]" office:value-type="float" office:value="126.8349536575" calcext:value-type="float">
            <text:p>126.8350</text:p>
          </table:table-cell>
          <table:table-cell table:formula="of:=IF([.K16]-[.L16]&gt;1; &quot;no&quot;; &quot;yes&quot;)" office:value-type="string" office:string-value="yes" calcext:value-type="string">
            <text:p>yes</text:p>
          </table:table-cell>
          <table:table-cell table:style-name="ce8" table:formula="of:=IF([.M16]=[.H16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6]+[.$B$9]" office:value-type="float" office:value="700" calcext:value-type="float">
            <text:p>700</text:p>
          </table:table-cell>
          <table:table-cell table:formula="of:=[.$B$2]*1000/[.A17]" office:value-type="float" office:value="1428.57142857143" calcext:value-type="float">
            <text:p>1428.5714</text:p>
          </table:table-cell>
          <table:table-cell table:formula="of:=CEILING([.B17];1)" office:value-type="float" office:value="1429" calcext:value-type="float">
            <text:p>1429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7]/(1000*[.$B$2]);2)*[.$B$1]" office:value-type="float" office:value="0.00006223" calcext:value-type="float">
            <text:p>0.0001</text:p>
          </table:table-cell>
          <table:table-cell table:formula="of:=POWER([.$A17]*2/(1000*[.$B$2]);2)*[.$B$1]" office:value-type="float" office:value="0.00024892" calcext:value-type="float">
            <text:p>0.0002</text:p>
          </table:table-cell>
          <table:table-cell table:formula="of:=[.F17]-2*[.E17]-[.D17]" office:value-type="float" office:value="0.00012446" calcext:value-type="float">
            <text:p>0.0001</text:p>
          </table:table-cell>
          <table:table-cell table:formula="of:=IF([.G17]&lt;1/[.$B$6]; &quot;no&quot;; &quot;yes&quot;)" office:value-type="string" office:string-value="no" calcext:value-type="string">
            <text:p>no</text:p>
          </table:table-cell>
          <table:table-cell table:formula="of:=ROUND([.G17]*[.$B$6])" office:value-type="float" office:value="0" calcext:value-type="float">
            <text:p>0.0000</text:p>
          </table:table-cell>
          <table:table-cell table:formula="of:=[.I17]-[.G17]*[.$B$6]" office:value-type="float" office:value="-0.03186176" calcext:value-type="float">
            <text:p>-0.0319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7])/([.$B$2]*1000);2)*[.$B$1]" office:value-type="float" office:value="126.82226223" calcext:value-type="float">
            <text:p>126.8223</text:p>
          </table:table-cell>
          <table:table-cell table:formula="of:=IF([.K17]-[.L17]&gt;1; &quot;no&quot;; &quot;yes&quot;)" office:value-type="string" office:string-value="yes" calcext:value-type="string">
            <text:p>yes</text:p>
          </table:table-cell>
          <table:table-cell table:style-name="ce9" table:formula="of:=IF([.M17]=[.H17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7]+[.$B$9]" office:value-type="float" office:value="750" calcext:value-type="float">
            <text:p>750</text:p>
          </table:table-cell>
          <table:table-cell table:formula="of:=[.$B$2]*1000/[.A18]" office:value-type="float" office:value="1333.33333333333" calcext:value-type="float">
            <text:p>1333.3333</text:p>
          </table:table-cell>
          <table:table-cell table:formula="of:=CEILING([.B18];1)" office:value-type="float" office:value="1334" calcext:value-type="float">
            <text:p>1334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8]/(1000*[.$B$2]);2)*[.$B$1]" office:value-type="float" office:value="0.0000714375" calcext:value-type="float">
            <text:p>0.0001</text:p>
          </table:table-cell>
          <table:table-cell table:formula="of:=POWER([.$A18]*2/(1000*[.$B$2]);2)*[.$B$1]" office:value-type="float" office:value="0.00028575" calcext:value-type="float">
            <text:p>0.0003</text:p>
          </table:table-cell>
          <table:table-cell table:formula="of:=[.F18]-2*[.E18]-[.D18]" office:value-type="float" office:value="0.000142875" calcext:value-type="float">
            <text:p>0.0001</text:p>
          </table:table-cell>
          <table:table-cell table:formula="of:=IF([.G18]&lt;1/[.$B$6]; &quot;no&quot;; &quot;yes&quot;)" office:value-type="string" office:string-value="no" calcext:value-type="string">
            <text:p>no</text:p>
          </table:table-cell>
          <table:table-cell table:formula="of:=ROUND([.G18]*[.$B$6])" office:value-type="float" office:value="0" calcext:value-type="float">
            <text:p>0.0000</text:p>
          </table:table-cell>
          <table:table-cell table:formula="of:=[.I18]-[.G18]*[.$B$6]" office:value-type="float" office:value="-0.036576" calcext:value-type="float">
            <text:p>-0.0366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8])/([.$B$2]*1000);2)*[.$B$1]" office:value-type="float" office:value="126.8095714375" calcext:value-type="float">
            <text:p>126.8096</text:p>
          </table:table-cell>
          <table:table-cell table:formula="of:=IF([.K18]-[.L18]&gt;1; &quot;no&quot;; &quot;yes&quot;)" office:value-type="string" office:string-value="yes" calcext:value-type="string">
            <text:p>yes</text:p>
          </table:table-cell>
          <table:table-cell table:style-name="ce10" table:formula="of:=IF([.M18]=[.H18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8]+[.$B$9]" office:value-type="float" office:value="800" calcext:value-type="float">
            <text:p>800</text:p>
          </table:table-cell>
          <table:table-cell table:formula="of:=[.$B$2]*1000/[.A19]" office:value-type="float" office:value="1250" calcext:value-type="float">
            <text:p>1250.0000</text:p>
          </table:table-cell>
          <table:table-cell table:formula="of:=CEILING([.B19];1)" office:value-type="float" office:value="1250" calcext:value-type="float">
            <text:p>1250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9]/(1000*[.$B$2]);2)*[.$B$1]" office:value-type="float" office:value="0.00008128" calcext:value-type="float">
            <text:p>0.0001</text:p>
          </table:table-cell>
          <table:table-cell table:formula="of:=POWER([.$A19]*2/(1000*[.$B$2]);2)*[.$B$1]" office:value-type="float" office:value="0.00032512" calcext:value-type="float">
            <text:p>0.0003</text:p>
          </table:table-cell>
          <table:table-cell table:formula="of:=[.F19]-2*[.E19]-[.D19]" office:value-type="float" office:value="0.00016256" calcext:value-type="float">
            <text:p>0.0002</text:p>
          </table:table-cell>
          <table:table-cell table:formula="of:=IF([.G19]&lt;1/[.$B$6]; &quot;no&quot;; &quot;yes&quot;)" office:value-type="string" office:string-value="no" calcext:value-type="string">
            <text:p>no</text:p>
          </table:table-cell>
          <table:table-cell table:formula="of:=ROUND([.G19]*[.$B$6])" office:value-type="float" office:value="0" calcext:value-type="float">
            <text:p>0.0000</text:p>
          </table:table-cell>
          <table:table-cell table:formula="of:=[.I19]-[.G19]*[.$B$6]" office:value-type="float" office:value="-0.04161536" calcext:value-type="float">
            <text:p>-0.0416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9])/([.$B$2]*1000);2)*[.$B$1]" office:value-type="float" office:value="126.79688128" calcext:value-type="float">
            <text:p>126.7969</text:p>
          </table:table-cell>
          <table:table-cell table:formula="of:=IF([.K19]-[.L19]&gt;1; &quot;no&quot;; &quot;yes&quot;)" office:value-type="string" office:string-value="yes" calcext:value-type="string">
            <text:p>yes</text:p>
          </table:table-cell>
          <table:table-cell table:style-name="ce11" table:formula="of:=IF([.M19]=[.H19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9]+[.$B$9]" office:value-type="float" office:value="850" calcext:value-type="float">
            <text:p>850</text:p>
          </table:table-cell>
          <table:table-cell table:formula="of:=[.$B$2]*1000/[.A20]" office:value-type="float" office:value="1176.47058823529" calcext:value-type="float">
            <text:p>1176.4706</text:p>
          </table:table-cell>
          <table:table-cell table:formula="of:=CEILING([.B20];1)" office:value-type="float" office:value="1177" calcext:value-type="float">
            <text:p>1177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20]/(1000*[.$B$2]);2)*[.$B$1]" office:value-type="float" office:value="0.0000917575" calcext:value-type="float">
            <text:p>0.0001</text:p>
          </table:table-cell>
          <table:table-cell table:formula="of:=POWER([.$A20]*2/(1000*[.$B$2]);2)*[.$B$1]" office:value-type="float" office:value="0.00036703" calcext:value-type="float">
            <text:p>0.0004</text:p>
          </table:table-cell>
          <table:table-cell table:formula="of:=[.F20]-2*[.E20]-[.D20]" office:value-type="float" office:value="0.000183515" calcext:value-type="float">
            <text:p>0.0002</text:p>
          </table:table-cell>
          <table:table-cell table:formula="of:=IF([.G20]&lt;1/[.$B$6]; &quot;no&quot;; &quot;yes&quot;)" office:value-type="string" office:string-value="no" calcext:value-type="string">
            <text:p>no</text:p>
          </table:table-cell>
          <table:table-cell table:formula="of:=ROUND([.G20]*[.$B$6])" office:value-type="float" office:value="0" calcext:value-type="float">
            <text:p>0.0000</text:p>
          </table:table-cell>
          <table:table-cell table:formula="of:=[.I20]-[.G20]*[.$B$6]" office:value-type="float" office:value="-0.04697984" calcext:value-type="float">
            <text:p>-0.0470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20])/([.$B$2]*1000);2)*[.$B$1]" office:value-type="float" office:value="126.7841917575" calcext:value-type="float">
            <text:p>126.7842</text:p>
          </table:table-cell>
          <table:table-cell table:formula="of:=IF([.K20]-[.L20]&gt;1; &quot;no&quot;; &quot;yes&quot;)" office:value-type="string" office:string-value="yes" calcext:value-type="string">
            <text:p>yes</text:p>
          </table:table-cell>
          <table:table-cell table:style-name="ce12" table:formula="of:=IF([.M20]=[.H20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20]+[.$B$9]" office:value-type="float" office:value="900" calcext:value-type="float">
            <text:p>900</text:p>
          </table:table-cell>
          <table:table-cell table:formula="of:=[.$B$2]*1000/[.A21]" office:value-type="float" office:value="1111.11111111111" calcext:value-type="float">
            <text:p>1111.1111</text:p>
          </table:table-cell>
          <table:table-cell table:formula="of:=CEILING([.B21];1)" office:value-type="float" office:value="1112" calcext:value-type="float">
            <text:p>1112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21]/(1000*[.$B$2]);2)*[.$B$1]" office:value-type="float" office:value="0.00010287" calcext:value-type="float">
            <text:p>0.0001</text:p>
          </table:table-cell>
          <table:table-cell table:formula="of:=POWER([.$A21]*2/(1000*[.$B$2]);2)*[.$B$1]" office:value-type="float" office:value="0.00041148" calcext:value-type="float">
            <text:p>0.0004</text:p>
          </table:table-cell>
          <table:table-cell table:formula="of:=[.F21]-2*[.E21]-[.D21]" office:value-type="float" office:value="0.00020574" calcext:value-type="float">
            <text:p>0.0002</text:p>
          </table:table-cell>
          <table:table-cell table:formula="of:=IF([.G21]&lt;1/[.$B$6]; &quot;no&quot;; &quot;yes&quot;)" office:value-type="string" office:string-value="no" calcext:value-type="string">
            <text:p>no</text:p>
          </table:table-cell>
          <table:table-cell table:formula="of:=ROUND([.G21]*[.$B$6])" office:value-type="float" office:value="0" calcext:value-type="float">
            <text:p>0.0000</text:p>
          </table:table-cell>
          <table:table-cell table:formula="of:=[.I21]-[.G21]*[.$B$6]" office:value-type="float" office:value="-0.05266944" calcext:value-type="float">
            <text:p>-0.0527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21])/([.$B$2]*1000);2)*[.$B$1]" office:value-type="float" office:value="126.77150287" calcext:value-type="float">
            <text:p>126.7715</text:p>
          </table:table-cell>
          <table:table-cell table:formula="of:=IF([.K21]-[.L21]&gt;1; &quot;no&quot;; &quot;yes&quot;)" office:value-type="string" office:string-value="yes" calcext:value-type="string">
            <text:p>yes</text:p>
          </table:table-cell>
          <table:table-cell table:style-name="ce13" table:formula="of:=IF([.M21]=[.H21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21]+[.$B$9]" office:value-type="float" office:value="950" calcext:value-type="float">
            <text:p>950</text:p>
          </table:table-cell>
          <table:table-cell table:formula="of:=[.$B$2]*1000/[.A22]" office:value-type="float" office:value="1052.63157894737" calcext:value-type="float">
            <text:p>1052.6316</text:p>
          </table:table-cell>
          <table:table-cell table:formula="of:=CEILING([.B22];1)" office:value-type="float" office:value="1053" calcext:value-type="float">
            <text:p>1053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22]/(1000*[.$B$2]);2)*[.$B$1]" office:value-type="float" office:value="0.0001146175" calcext:value-type="float">
            <text:p>0.0001</text:p>
          </table:table-cell>
          <table:table-cell table:formula="of:=POWER([.$A22]*2/(1000*[.$B$2]);2)*[.$B$1]" office:value-type="float" office:value="0.00045847" calcext:value-type="float">
            <text:p>0.0005</text:p>
          </table:table-cell>
          <table:table-cell table:formula="of:=[.F22]-2*[.E22]-[.D22]" office:value-type="float" office:value="0.000229235" calcext:value-type="float">
            <text:p>0.0002</text:p>
          </table:table-cell>
          <table:table-cell table:formula="of:=IF([.G22]&lt;1/[.$B$6]; &quot;no&quot;; &quot;yes&quot;)" office:value-type="string" office:string-value="no" calcext:value-type="string">
            <text:p>no</text:p>
          </table:table-cell>
          <table:table-cell table:formula="of:=ROUND([.G22]*[.$B$6])" office:value-type="float" office:value="0" calcext:value-type="float">
            <text:p>0.0000</text:p>
          </table:table-cell>
          <table:table-cell table:formula="of:=[.I22]-[.G22]*[.$B$6]" office:value-type="float" office:value="-0.05868416" calcext:value-type="float">
            <text:p>-0.0587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22])/([.$B$2]*1000);2)*[.$B$1]" office:value-type="float" office:value="126.7588146175" calcext:value-type="float">
            <text:p>126.7588</text:p>
          </table:table-cell>
          <table:table-cell table:formula="of:=IF([.K22]-[.L22]&gt;1; &quot;no&quot;; &quot;yes&quot;)" office:value-type="string" office:string-value="yes" calcext:value-type="string">
            <text:p>yes</text:p>
          </table:table-cell>
          <table:table-cell table:style-name="ce14" table:formula="of:=IF([.M22]=[.H22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22]+[.$B$9]" office:value-type="float" office:value="1000" calcext:value-type="float">
            <text:p>1000</text:p>
          </table:table-cell>
          <table:table-cell table:formula="of:=[.$B$2]*1000/[.A23]" office:value-type="float" office:value="1000" calcext:value-type="float">
            <text:p>1000.0000</text:p>
          </table:table-cell>
          <table:table-cell table:formula="of:=CEILING([.B23];1)" office:value-type="float" office:value="1000" calcext:value-type="float">
            <text:p>1000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23]/(1000*[.$B$2]);2)*[.$B$1]" office:value-type="float" office:value="0.000127" calcext:value-type="float">
            <text:p>0.0001</text:p>
          </table:table-cell>
          <table:table-cell table:formula="of:=POWER([.$A23]*2/(1000*[.$B$2]);2)*[.$B$1]" office:value-type="float" office:value="0.000508" calcext:value-type="float">
            <text:p>0.0005</text:p>
          </table:table-cell>
          <table:table-cell table:formula="of:=[.F23]-2*[.E23]-[.D23]" office:value-type="float" office:value="0.000254" calcext:value-type="float">
            <text:p>0.0003</text:p>
          </table:table-cell>
          <table:table-cell table:formula="of:=IF([.G23]&lt;1/[.$B$6]; &quot;no&quot;; &quot;yes&quot;)" office:value-type="string" office:string-value="no" calcext:value-type="string">
            <text:p>no</text:p>
          </table:table-cell>
          <table:table-cell table:formula="of:=ROUND([.G23]*[.$B$6])" office:value-type="float" office:value="0" calcext:value-type="float">
            <text:p>0.0000</text:p>
          </table:table-cell>
          <table:table-cell table:formula="of:=[.I23]-[.G23]*[.$B$6]" office:value-type="float" office:value="-0.065024" calcext:value-type="float">
            <text:p>-0.0650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23])/([.$B$2]*1000);2)*[.$B$1]" office:value-type="float" office:value="126.746127" calcext:value-type="float">
            <text:p>126.7461</text:p>
          </table:table-cell>
          <table:table-cell table:formula="of:=IF([.K23]-[.L23]&gt;1; &quot;no&quot;; &quot;yes&quot;)" office:value-type="string" office:string-value="yes" calcext:value-type="string">
            <text:p>yes</text:p>
          </table:table-cell>
          <table:table-cell table:style-name="ce15" table:formula="of:=IF([.M23]=[.H23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23]+[.$B$9]" office:value-type="float" office:value="1050" calcext:value-type="float">
            <text:p>1050</text:p>
          </table:table-cell>
          <table:table-cell table:formula="of:=[.$B$2]*1000/[.A24]" office:value-type="float" office:value="952.380952380952" calcext:value-type="float">
            <text:p>952.3810</text:p>
          </table:table-cell>
          <table:table-cell table:formula="of:=CEILING([.B24];1)" office:value-type="float" office:value="953" calcext:value-type="float">
            <text:p>953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24]/(1000*[.$B$2]);2)*[.$B$1]" office:value-type="float" office:value="0.0001400175" calcext:value-type="float">
            <text:p>0.0001</text:p>
          </table:table-cell>
          <table:table-cell table:formula="of:=POWER([.$A24]*2/(1000*[.$B$2]);2)*[.$B$1]" office:value-type="float" office:value="0.00056007" calcext:value-type="float">
            <text:p>0.0006</text:p>
          </table:table-cell>
          <table:table-cell table:formula="of:=[.F24]-2*[.E24]-[.D24]" office:value-type="float" office:value="0.000280035" calcext:value-type="float">
            <text:p>0.0003</text:p>
          </table:table-cell>
          <table:table-cell table:formula="of:=IF([.G24]&lt;1/[.$B$6]; &quot;no&quot;; &quot;yes&quot;)" office:value-type="string" office:string-value="no" calcext:value-type="string">
            <text:p>no</text:p>
          </table:table-cell>
          <table:table-cell table:formula="of:=ROUND([.G24]*[.$B$6])" office:value-type="float" office:value="0" calcext:value-type="float">
            <text:p>0.0000</text:p>
          </table:table-cell>
          <table:table-cell table:formula="of:=[.I24]-[.G24]*[.$B$6]" office:value-type="float" office:value="-0.07168896" calcext:value-type="float">
            <text:p>-0.0717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24])/([.$B$2]*1000);2)*[.$B$1]" office:value-type="float" office:value="126.7334400175" calcext:value-type="float">
            <text:p>126.7334</text:p>
          </table:table-cell>
          <table:table-cell table:formula="of:=IF([.K24]-[.L24]&gt;1; &quot;no&quot;; &quot;yes&quot;)" office:value-type="string" office:string-value="yes" calcext:value-type="string">
            <text:p>yes</text:p>
          </table:table-cell>
          <table:table-cell table:style-name="ce16" table:formula="of:=IF([.M24]=[.H24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24]+[.$B$9]" office:value-type="float" office:value="1100" calcext:value-type="float">
            <text:p>1100</text:p>
          </table:table-cell>
          <table:table-cell table:formula="of:=[.$B$2]*1000/[.A25]" office:value-type="float" office:value="909.090909090909" calcext:value-type="float">
            <text:p>909.0909</text:p>
          </table:table-cell>
          <table:table-cell table:formula="of:=CEILING([.B25];1)" office:value-type="float" office:value="910" calcext:value-type="float">
            <text:p>910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25]/(1000*[.$B$2]);2)*[.$B$1]" office:value-type="float" office:value="0.00015367" calcext:value-type="float">
            <text:p>0.0002</text:p>
          </table:table-cell>
          <table:table-cell table:formula="of:=POWER([.$A25]*2/(1000*[.$B$2]);2)*[.$B$1]" office:value-type="float" office:value="0.00061468" calcext:value-type="float">
            <text:p>0.0006</text:p>
          </table:table-cell>
          <table:table-cell table:formula="of:=[.F25]-2*[.E25]-[.D25]" office:value-type="float" office:value="0.00030734" calcext:value-type="float">
            <text:p>0.0003</text:p>
          </table:table-cell>
          <table:table-cell table:formula="of:=IF([.G25]&lt;1/[.$B$6]; &quot;no&quot;; &quot;yes&quot;)" office:value-type="string" office:string-value="no" calcext:value-type="string">
            <text:p>no</text:p>
          </table:table-cell>
          <table:table-cell table:formula="of:=ROUND([.G25]*[.$B$6])" office:value-type="float" office:value="0" calcext:value-type="float">
            <text:p>0.0000</text:p>
          </table:table-cell>
          <table:table-cell table:formula="of:=[.I25]-[.G25]*[.$B$6]" office:value-type="float" office:value="-0.07867904" calcext:value-type="float">
            <text:p>-0.0787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25])/([.$B$2]*1000);2)*[.$B$1]" office:value-type="float" office:value="126.72075367" calcext:value-type="float">
            <text:p>126.7208</text:p>
          </table:table-cell>
          <table:table-cell table:formula="of:=IF([.K25]-[.L25]&gt;1; &quot;no&quot;; &quot;yes&quot;)" office:value-type="string" office:string-value="yes" calcext:value-type="string">
            <text:p>yes</text:p>
          </table:table-cell>
          <table:table-cell table:style-name="ce17" table:formula="of:=IF([.M25]=[.H25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25]+[.$B$9]" office:value-type="float" office:value="1150" calcext:value-type="float">
            <text:p>1150</text:p>
          </table:table-cell>
          <table:table-cell table:formula="of:=[.$B$2]*1000/[.A26]" office:value-type="float" office:value="869.565217391304" calcext:value-type="float">
            <text:p>869.5652</text:p>
          </table:table-cell>
          <table:table-cell table:formula="of:=CEILING([.B26];1)" office:value-type="float" office:value="870" calcext:value-type="float">
            <text:p>870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26]/(1000*[.$B$2]);2)*[.$B$1]" office:value-type="float" office:value="0.0001679575" calcext:value-type="float">
            <text:p>0.0002</text:p>
          </table:table-cell>
          <table:table-cell table:formula="of:=POWER([.$A26]*2/(1000*[.$B$2]);2)*[.$B$1]" office:value-type="float" office:value="0.00067183" calcext:value-type="float">
            <text:p>0.0007</text:p>
          </table:table-cell>
          <table:table-cell table:formula="of:=[.F26]-2*[.E26]-[.D26]" office:value-type="float" office:value="0.000335915" calcext:value-type="float">
            <text:p>0.0003</text:p>
          </table:table-cell>
          <table:table-cell table:formula="of:=IF([.G26]&lt;1/[.$B$6]; &quot;no&quot;; &quot;yes&quot;)" office:value-type="string" office:string-value="no" calcext:value-type="string">
            <text:p>no</text:p>
          </table:table-cell>
          <table:table-cell table:formula="of:=ROUND([.G26]*[.$B$6])" office:value-type="float" office:value="0" calcext:value-type="float">
            <text:p>0.0000</text:p>
          </table:table-cell>
          <table:table-cell table:formula="of:=[.I26]-[.G26]*[.$B$6]" office:value-type="float" office:value="-0.08599424" calcext:value-type="float">
            <text:p>-0.0860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26])/([.$B$2]*1000);2)*[.$B$1]" office:value-type="float" office:value="126.7080679575" calcext:value-type="float">
            <text:p>126.7081</text:p>
          </table:table-cell>
          <table:table-cell table:formula="of:=IF([.K26]-[.L26]&gt;1; &quot;no&quot;; &quot;yes&quot;)" office:value-type="string" office:string-value="yes" calcext:value-type="string">
            <text:p>yes</text:p>
          </table:table-cell>
          <table:table-cell table:style-name="ce18" table:formula="of:=IF([.M26]=[.H26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26]+[.$B$9]" office:value-type="float" office:value="1200" calcext:value-type="float">
            <text:p>1200</text:p>
          </table:table-cell>
          <table:table-cell table:formula="of:=[.$B$2]*1000/[.A27]" office:value-type="float" office:value="833.333333333333" calcext:value-type="float">
            <text:p>833.3333</text:p>
          </table:table-cell>
          <table:table-cell table:formula="of:=CEILING([.B27];1)" office:value-type="float" office:value="834" calcext:value-type="float">
            <text:p>834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27]/(1000*[.$B$2]);2)*[.$B$1]" office:value-type="float" office:value="0.00018288" calcext:value-type="float">
            <text:p>0.0002</text:p>
          </table:table-cell>
          <table:table-cell table:formula="of:=POWER([.$A27]*2/(1000*[.$B$2]);2)*[.$B$1]" office:value-type="float" office:value="0.00073152" calcext:value-type="float">
            <text:p>0.0007</text:p>
          </table:table-cell>
          <table:table-cell table:formula="of:=[.F27]-2*[.E27]-[.D27]" office:value-type="float" office:value="0.00036576" calcext:value-type="float">
            <text:p>0.0004</text:p>
          </table:table-cell>
          <table:table-cell table:formula="of:=IF([.G27]&lt;1/[.$B$6]; &quot;no&quot;; &quot;yes&quot;)" office:value-type="string" office:string-value="no" calcext:value-type="string">
            <text:p>no</text:p>
          </table:table-cell>
          <table:table-cell table:formula="of:=ROUND([.G27]*[.$B$6])" office:value-type="float" office:value="0" calcext:value-type="float">
            <text:p>0.0000</text:p>
          </table:table-cell>
          <table:table-cell table:formula="of:=[.I27]-[.G27]*[.$B$6]" office:value-type="float" office:value="-0.09363456" calcext:value-type="float">
            <text:p>-0.0936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27])/([.$B$2]*1000);2)*[.$B$1]" office:value-type="float" office:value="126.69538288" calcext:value-type="float">
            <text:p>126.6954</text:p>
          </table:table-cell>
          <table:table-cell table:formula="of:=IF([.K27]-[.L27]&gt;1; &quot;no&quot;; &quot;yes&quot;)" office:value-type="string" office:string-value="yes" calcext:value-type="string">
            <text:p>yes</text:p>
          </table:table-cell>
          <table:table-cell table:style-name="ce19" table:formula="of:=IF([.M27]=[.H27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27]+[.$B$9]" office:value-type="float" office:value="1250" calcext:value-type="float">
            <text:p>1250</text:p>
          </table:table-cell>
          <table:table-cell table:formula="of:=[.$B$2]*1000/[.A28]" office:value-type="float" office:value="800" calcext:value-type="float">
            <text:p>800.0000</text:p>
          </table:table-cell>
          <table:table-cell table:formula="of:=CEILING([.B28];1)" office:value-type="float" office:value="800" calcext:value-type="float">
            <text:p>800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28]/(1000*[.$B$2]);2)*[.$B$1]" office:value-type="float" office:value="0.0001984375" calcext:value-type="float">
            <text:p>0.0002</text:p>
          </table:table-cell>
          <table:table-cell table:formula="of:=POWER([.$A28]*2/(1000*[.$B$2]);2)*[.$B$1]" office:value-type="float" office:value="0.00079375" calcext:value-type="float">
            <text:p>0.0008</text:p>
          </table:table-cell>
          <table:table-cell table:formula="of:=[.F28]-2*[.E28]-[.D28]" office:value-type="float" office:value="0.000396875" calcext:value-type="float">
            <text:p>0.0004</text:p>
          </table:table-cell>
          <table:table-cell table:formula="of:=IF([.G28]&lt;1/[.$B$6]; &quot;no&quot;; &quot;yes&quot;)" office:value-type="string" office:string-value="no" calcext:value-type="string">
            <text:p>no</text:p>
          </table:table-cell>
          <table:table-cell table:formula="of:=ROUND([.G28]*[.$B$6])" office:value-type="float" office:value="0" calcext:value-type="float">
            <text:p>0.0000</text:p>
          </table:table-cell>
          <table:table-cell table:formula="of:=[.I28]-[.G28]*[.$B$6]" office:value-type="float" office:value="-0.1016" calcext:value-type="float">
            <text:p>-0.1016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28])/([.$B$2]*1000);2)*[.$B$1]" office:value-type="float" office:value="126.6826984375" calcext:value-type="float">
            <text:p>126.6827</text:p>
          </table:table-cell>
          <table:table-cell table:formula="of:=IF([.K28]-[.L28]&gt;1; &quot;no&quot;; &quot;yes&quot;)" office:value-type="string" office:string-value="yes" calcext:value-type="string">
            <text:p>yes</text:p>
          </table:table-cell>
          <table:table-cell table:style-name="ce20" table:formula="of:=IF([.M28]=[.H28]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table:formula="of:=[.A28]+[.$B$9]" office:value-type="float" office:value="1300" calcext:value-type="float">
            <text:p>1300</text:p>
          </table:table-cell>
          <table:table-cell table:formula="of:=[.$B$2]*1000/[.A29]" office:value-type="float" office:value="769.230769230769" calcext:value-type="float">
            <text:p>769.2308</text:p>
          </table:table-cell>
          <table:table-cell table:formula="of:=CEILING([.B29];1)" office:value-type="float" office:value="770" calcext:value-type="float">
            <text:p>770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29]/(1000*[.$B$2]);2)*[.$B$1]" office:value-type="float" office:value="0.00021463" calcext:value-type="float">
            <text:p>0.0002</text:p>
          </table:table-cell>
          <table:table-cell table:formula="of:=POWER([.$A29]*2/(1000*[.$B$2]);2)*[.$B$1]" office:value-type="float" office:value="0.00085852" calcext:value-type="float">
            <text:p>0.0009</text:p>
          </table:table-cell>
          <table:table-cell table:formula="of:=[.F29]-2*[.E29]-[.D29]" office:value-type="float" office:value="0.00042926" calcext:value-type="float">
            <text:p>0.0004</text:p>
          </table:table-cell>
          <table:table-cell table:formula="of:=IF([.G29]&lt;1/[.$B$6]; &quot;no&quot;; &quot;yes&quot;)" office:value-type="string" office:string-value="no" calcext:value-type="string">
            <text:p>no</text:p>
          </table:table-cell>
          <table:table-cell table:formula="of:=ROUND([.G29]*[.$B$6])" office:value-type="float" office:value="0" calcext:value-type="float">
            <text:p>0.0000</text:p>
          </table:table-cell>
          <table:table-cell table:formula="of:=[.I29]-[.G29]*[.$B$6]" office:value-type="float" office:value="-0.10989056" calcext:value-type="float">
            <text:p>-0.1099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29])/([.$B$2]*1000);2)*[.$B$1]" office:value-type="float" office:value="126.67001463" calcext:value-type="float">
            <text:p>126.6700</text:p>
          </table:table-cell>
          <table:table-cell table:formula="of:=IF([.K29]-[.L29]&gt;1; &quot;no&quot;; &quot;yes&quot;)" office:value-type="string" office:string-value="yes" calcext:value-type="string">
            <text:p>yes</text:p>
          </table:table-cell>
          <table:table-cell table:style-name="ce21" table:formula="of:=IF([.M29]=[.H29]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table:formula="of:=[.A29]+[.$B$9]" office:value-type="float" office:value="1350" calcext:value-type="float">
            <text:p>1350</text:p>
          </table:table-cell>
          <table:table-cell table:formula="of:=[.$B$2]*1000/[.A30]" office:value-type="float" office:value="740.740740740741" calcext:value-type="float">
            <text:p>740.7407</text:p>
          </table:table-cell>
          <table:table-cell table:formula="of:=CEILING([.B30];1)" office:value-type="float" office:value="741" calcext:value-type="float">
            <text:p>741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30]/(1000*[.$B$2]);2)*[.$B$1]" office:value-type="float" office:value="0.0002314575" calcext:value-type="float">
            <text:p>0.0002</text:p>
          </table:table-cell>
          <table:table-cell table:formula="of:=POWER([.$A30]*2/(1000*[.$B$2]);2)*[.$B$1]" office:value-type="float" office:value="0.00092583" calcext:value-type="float">
            <text:p>0.0009</text:p>
          </table:table-cell>
          <table:table-cell table:formula="of:=[.F30]-2*[.E30]-[.D30]" office:value-type="float" office:value="0.000462915" calcext:value-type="float">
            <text:p>0.0005</text:p>
          </table:table-cell>
          <table:table-cell table:formula="of:=IF([.G30]&lt;1/[.$B$6]; &quot;no&quot;; &quot;yes&quot;)" office:value-type="string" office:string-value="no" calcext:value-type="string">
            <text:p>no</text:p>
          </table:table-cell>
          <table:table-cell table:formula="of:=ROUND([.G30]*[.$B$6])" office:value-type="float" office:value="0" calcext:value-type="float">
            <text:p>0.0000</text:p>
          </table:table-cell>
          <table:table-cell table:formula="of:=[.I30]-[.G30]*[.$B$6]" office:value-type="float" office:value="-0.11850624" calcext:value-type="float">
            <text:p>-0.1185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30])/([.$B$2]*1000);2)*[.$B$1]" office:value-type="float" office:value="126.6573314575" calcext:value-type="float">
            <text:p>126.6573</text:p>
          </table:table-cell>
          <table:table-cell table:formula="of:=IF([.K30]-[.L30]&gt;1; &quot;no&quot;; &quot;yes&quot;)" office:value-type="string" office:string-value="yes" calcext:value-type="string">
            <text:p>yes</text:p>
          </table:table-cell>
          <table:table-cell table:style-name="ce22" table:formula="of:=IF([.M30]=[.H30]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table:formula="of:=[.A30]+[.$B$9]" office:value-type="float" office:value="1400" calcext:value-type="float">
            <text:p>1400</text:p>
          </table:table-cell>
          <table:table-cell table:formula="of:=[.$B$2]*1000/[.A31]" office:value-type="float" office:value="714.285714285714" calcext:value-type="float">
            <text:p>714.2857</text:p>
          </table:table-cell>
          <table:table-cell table:formula="of:=CEILING([.B31];1)" office:value-type="float" office:value="715" calcext:value-type="float">
            <text:p>715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31]/(1000*[.$B$2]);2)*[.$B$1]" office:value-type="float" office:value="0.00024892" calcext:value-type="float">
            <text:p>0.0002</text:p>
          </table:table-cell>
          <table:table-cell table:formula="of:=POWER([.$A31]*2/(1000*[.$B$2]);2)*[.$B$1]" office:value-type="float" office:value="0.00099568" calcext:value-type="float">
            <text:p>0.0010</text:p>
          </table:table-cell>
          <table:table-cell table:formula="of:=[.F31]-2*[.E31]-[.D31]" office:value-type="float" office:value="0.00049784" calcext:value-type="float">
            <text:p>0.0005</text:p>
          </table:table-cell>
          <table:table-cell table:formula="of:=IF([.G31]&lt;1/[.$B$6]; &quot;no&quot;; &quot;yes&quot;)" office:value-type="string" office:string-value="no" calcext:value-type="string">
            <text:p>no</text:p>
          </table:table-cell>
          <table:table-cell table:formula="of:=ROUND([.G31]*[.$B$6])" office:value-type="float" office:value="0" calcext:value-type="float">
            <text:p>0.0000</text:p>
          </table:table-cell>
          <table:table-cell table:formula="of:=[.I31]-[.G31]*[.$B$6]" office:value-type="float" office:value="-0.12744704" calcext:value-type="float">
            <text:p>-0.1274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31])/([.$B$2]*1000);2)*[.$B$1]" office:value-type="float" office:value="126.64464892" calcext:value-type="float">
            <text:p>126.6446</text:p>
          </table:table-cell>
          <table:table-cell table:formula="of:=IF([.K31]-[.L31]&gt;1; &quot;no&quot;; &quot;yes&quot;)" office:value-type="string" office:string-value="yes" calcext:value-type="string">
            <text:p>yes</text:p>
          </table:table-cell>
          <table:table-cell table:style-name="ce23" table:formula="of:=IF([.M31]=[.H31]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table:formula="of:=[.A31]+[.$B$9]" office:value-type="float" office:value="1450" calcext:value-type="float">
            <text:p>1450</text:p>
          </table:table-cell>
          <table:table-cell table:formula="of:=[.$B$2]*1000/[.A32]" office:value-type="float" office:value="689.655172413793" calcext:value-type="float">
            <text:p>689.6552</text:p>
          </table:table-cell>
          <table:table-cell table:formula="of:=CEILING([.B32];1)" office:value-type="float" office:value="690" calcext:value-type="float">
            <text:p>690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32]/(1000*[.$B$2]);2)*[.$B$1]" office:value-type="float" office:value="0.0002670175" calcext:value-type="float">
            <text:p>0.0003</text:p>
          </table:table-cell>
          <table:table-cell table:formula="of:=POWER([.$A32]*2/(1000*[.$B$2]);2)*[.$B$1]" office:value-type="float" office:value="0.00106807" calcext:value-type="float">
            <text:p>0.0011</text:p>
          </table:table-cell>
          <table:table-cell table:formula="of:=[.F32]-2*[.E32]-[.D32]" office:value-type="float" office:value="0.000534035" calcext:value-type="float">
            <text:p>0.0005</text:p>
          </table:table-cell>
          <table:table-cell table:formula="of:=IF([.G32]&lt;1/[.$B$6]; &quot;no&quot;; &quot;yes&quot;)" office:value-type="string" office:string-value="no" calcext:value-type="string">
            <text:p>no</text:p>
          </table:table-cell>
          <table:table-cell table:formula="of:=ROUND([.G32]*[.$B$6])" office:value-type="float" office:value="0" calcext:value-type="float">
            <text:p>0.0000</text:p>
          </table:table-cell>
          <table:table-cell table:formula="of:=[.I32]-[.G32]*[.$B$6]" office:value-type="float" office:value="-0.13671296" calcext:value-type="float">
            <text:p>-0.1367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32])/([.$B$2]*1000);2)*[.$B$1]" office:value-type="float" office:value="126.6319670175" calcext:value-type="float">
            <text:p>126.6320</text:p>
          </table:table-cell>
          <table:table-cell table:formula="of:=IF([.K32]-[.L32]&gt;1; &quot;no&quot;; &quot;yes&quot;)" office:value-type="string" office:string-value="yes" calcext:value-type="string">
            <text:p>yes</text:p>
          </table:table-cell>
          <table:table-cell table:style-name="ce24" table:formula="of:=IF([.M32]=[.H32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32]+[.$B$9]" office:value-type="float" office:value="1500" calcext:value-type="float">
            <text:p>1500</text:p>
          </table:table-cell>
          <table:table-cell table:formula="of:=[.$B$2]*1000/[.A33]" office:value-type="float" office:value="666.666666666667" calcext:value-type="float">
            <text:p>666.6667</text:p>
          </table:table-cell>
          <table:table-cell table:formula="of:=CEILING([.B33];1)" office:value-type="float" office:value="667" calcext:value-type="float">
            <text:p>667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33]/(1000*[.$B$2]);2)*[.$B$1]" office:value-type="float" office:value="0.00028575" calcext:value-type="float">
            <text:p>0.0003</text:p>
          </table:table-cell>
          <table:table-cell table:formula="of:=POWER([.$A33]*2/(1000*[.$B$2]);2)*[.$B$1]" office:value-type="float" office:value="0.001143" calcext:value-type="float">
            <text:p>0.0011</text:p>
          </table:table-cell>
          <table:table-cell table:formula="of:=[.F33]-2*[.E33]-[.D33]" office:value-type="float" office:value="0.0005715" calcext:value-type="float">
            <text:p>0.0006</text:p>
          </table:table-cell>
          <table:table-cell table:formula="of:=IF([.G33]&lt;1/[.$B$6]; &quot;no&quot;; &quot;yes&quot;)" office:value-type="string" office:string-value="no" calcext:value-type="string">
            <text:p>no</text:p>
          </table:table-cell>
          <table:table-cell table:formula="of:=ROUND([.G33]*[.$B$6])" office:value-type="float" office:value="0" calcext:value-type="float">
            <text:p>0.0000</text:p>
          </table:table-cell>
          <table:table-cell table:formula="of:=[.I33]-[.G33]*[.$B$6]" office:value-type="float" office:value="-0.146304" calcext:value-type="float">
            <text:p>-0.1463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33])/([.$B$2]*1000);2)*[.$B$1]" office:value-type="float" office:value="126.61928575" calcext:value-type="float">
            <text:p>126.6193</text:p>
          </table:table-cell>
          <table:table-cell table:formula="of:=IF([.K33]-[.L33]&gt;1; &quot;no&quot;; &quot;yes&quot;)" office:value-type="string" office:string-value="yes" calcext:value-type="string">
            <text:p>yes</text:p>
          </table:table-cell>
          <table:table-cell table:style-name="ce25" table:formula="of:=IF([.M33]=[.H33]; &quot;yes&quot;; &quot;no&quot;)" office:value-type="string" office:string-value="no" calcext:value-type="string">
            <text:p>no</text:p>
          </table:table-cell>
        </table:table-row>
        <table:table-row table:style-name="ro4">
          <table:table-cell table:formula="of:=[.A33]+[.$B$9]" office:value-type="float" office:value="1550" calcext:value-type="float">
            <text:p>1550</text:p>
          </table:table-cell>
          <table:table-cell table:formula="of:=[.$B$2]*1000/[.A34]" office:value-type="float" office:value="645.161290322581" calcext:value-type="float">
            <text:p>645.1613</text:p>
          </table:table-cell>
          <table:table-cell table:formula="of:=CEILING([.B34];1)" office:value-type="float" office:value="646" calcext:value-type="float">
            <text:p>646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34]/(1000*[.$B$2]);2)*[.$B$1]" office:value-type="float" office:value="0.0003051175" calcext:value-type="float">
            <text:p>0.0003</text:p>
          </table:table-cell>
          <table:table-cell table:formula="of:=POWER([.$A34]*2/(1000*[.$B$2]);2)*[.$B$1]" office:value-type="float" office:value="0.00122047" calcext:value-type="float">
            <text:p>0.0012</text:p>
          </table:table-cell>
          <table:table-cell table:formula="of:=[.F34]-2*[.E34]-[.D34]" office:value-type="float" office:value="0.000610235" calcext:value-type="float">
            <text:p>0.0006</text:p>
          </table:table-cell>
          <table:table-cell table:formula="of:=IF([.G34]&lt;1/[.$B$6]; &quot;no&quot;; &quot;yes&quot;)" office:value-type="string" office:string-value="no" calcext:value-type="string">
            <text:p>no</text:p>
          </table:table-cell>
          <table:table-cell table:formula="of:=ROUND([.G34]*[.$B$6])" office:value-type="float" office:value="0" calcext:value-type="float">
            <text:p>0.0000</text:p>
          </table:table-cell>
          <table:table-cell table:formula="of:=[.I34]-[.G34]*[.$B$6]" office:value-type="float" office:value="-0.15622016" calcext:value-type="float">
            <text:p>-0.1562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34])/([.$B$2]*1000);2)*[.$B$1]" office:value-type="float" office:value="126.6066051175" calcext:value-type="float">
            <text:p>126.6066</text:p>
          </table:table-cell>
          <table:table-cell table:formula="of:=IF([.K34]-[.L34]&gt;1; &quot;no&quot;; &quot;yes&quot;)" office:value-type="string" office:string-value="yes" calcext:value-type="string">
            <text:p>yes</text:p>
          </table:table-cell>
          <table:table-cell table:style-name="ce26" table:formula="of:=IF([.M34]=[.H34]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table:formula="of:=[.A34]+[.$B$9]" office:value-type="float" office:value="1600" calcext:value-type="float">
            <text:p>1600</text:p>
          </table:table-cell>
          <table:table-cell table:formula="of:=[.$B$2]*1000/[.A35]" office:value-type="float" office:value="625" calcext:value-type="float">
            <text:p>625.0000</text:p>
          </table:table-cell>
          <table:table-cell table:formula="of:=CEILING([.B35];1)" office:value-type="float" office:value="625" calcext:value-type="float">
            <text:p>625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35]/(1000*[.$B$2]);2)*[.$B$1]" office:value-type="float" office:value="0.00032512" calcext:value-type="float">
            <text:p>0.0003</text:p>
          </table:table-cell>
          <table:table-cell table:formula="of:=POWER([.$A35]*2/(1000*[.$B$2]);2)*[.$B$1]" office:value-type="float" office:value="0.00130048" calcext:value-type="float">
            <text:p>0.0013</text:p>
          </table:table-cell>
          <table:table-cell table:formula="of:=[.F35]-2*[.E35]-[.D35]" office:value-type="float" office:value="0.00065024" calcext:value-type="float">
            <text:p>0.0007</text:p>
          </table:table-cell>
          <table:table-cell table:formula="of:=IF([.G35]&lt;1/[.$B$6]; &quot;no&quot;; &quot;yes&quot;)" office:value-type="string" office:string-value="no" calcext:value-type="string">
            <text:p>no</text:p>
          </table:table-cell>
          <table:table-cell table:formula="of:=ROUND([.G35]*[.$B$6])" office:value-type="float" office:value="0" calcext:value-type="float">
            <text:p>0.0000</text:p>
          </table:table-cell>
          <table:table-cell table:formula="of:=[.I35]-[.G35]*[.$B$6]" office:value-type="float" office:value="-0.16646144" calcext:value-type="float">
            <text:p>-0.1665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35])/([.$B$2]*1000);2)*[.$B$1]" office:value-type="float" office:value="126.59392512" calcext:value-type="float">
            <text:p>126.5939</text:p>
          </table:table-cell>
          <table:table-cell table:formula="of:=IF([.K35]-[.L35]&gt;1; &quot;no&quot;; &quot;yes&quot;)" office:value-type="string" office:string-value="yes" calcext:value-type="string">
            <text:p>yes</text:p>
          </table:table-cell>
          <table:table-cell table:style-name="ce27" table:formula="of:=IF([.M35]=[.H35]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table:formula="of:=[.A35]+[.$B$9]" office:value-type="float" office:value="1650" calcext:value-type="float">
            <text:p>1650</text:p>
          </table:table-cell>
          <table:table-cell table:formula="of:=[.$B$2]*1000/[.A36]" office:value-type="float" office:value="606.060606060606" calcext:value-type="float">
            <text:p>606.0606</text:p>
          </table:table-cell>
          <table:table-cell table:formula="of:=CEILING([.B36];1)" office:value-type="float" office:value="607" calcext:value-type="float">
            <text:p>607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36]/(1000*[.$B$2]);2)*[.$B$1]" office:value-type="float" office:value="0.0003457575" calcext:value-type="float">
            <text:p>0.0003</text:p>
          </table:table-cell>
          <table:table-cell table:formula="of:=POWER([.$A36]*2/(1000*[.$B$2]);2)*[.$B$1]" office:value-type="float" office:value="0.00138303" calcext:value-type="float">
            <text:p>0.0014</text:p>
          </table:table-cell>
          <table:table-cell table:formula="of:=[.F36]-2*[.E36]-[.D36]" office:value-type="float" office:value="0.000691515" calcext:value-type="float">
            <text:p>0.0007</text:p>
          </table:table-cell>
          <table:table-cell table:formula="of:=IF([.G36]&lt;1/[.$B$6]; &quot;no&quot;; &quot;yes&quot;)" office:value-type="string" office:string-value="no" calcext:value-type="string">
            <text:p>no</text:p>
          </table:table-cell>
          <table:table-cell table:formula="of:=ROUND([.G36]*[.$B$6])" office:value-type="float" office:value="0" calcext:value-type="float">
            <text:p>0.0000</text:p>
          </table:table-cell>
          <table:table-cell table:formula="of:=[.I36]-[.G36]*[.$B$6]" office:value-type="float" office:value="-0.17702784" calcext:value-type="float">
            <text:p>-0.1770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36])/([.$B$2]*1000);2)*[.$B$1]" office:value-type="float" office:value="126.5812457575" calcext:value-type="float">
            <text:p>126.5812</text:p>
          </table:table-cell>
          <table:table-cell table:formula="of:=IF([.K36]-[.L36]&gt;1; &quot;no&quot;; &quot;yes&quot;)" office:value-type="string" office:string-value="yes" calcext:value-type="string">
            <text:p>yes</text:p>
          </table:table-cell>
          <table:table-cell table:style-name="ce28" table:formula="of:=IF([.M36]=[.H36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36]+[.$B$9]" office:value-type="float" office:value="1700" calcext:value-type="float">
            <text:p>1700</text:p>
          </table:table-cell>
          <table:table-cell table:formula="of:=[.$B$2]*1000/[.A37]" office:value-type="float" office:value="588.235294117647" calcext:value-type="float">
            <text:p>588.2353</text:p>
          </table:table-cell>
          <table:table-cell table:formula="of:=CEILING([.B37];1)" office:value-type="float" office:value="589" calcext:value-type="float">
            <text:p>589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37]/(1000*[.$B$2]);2)*[.$B$1]" office:value-type="float" office:value="0.00036703" calcext:value-type="float">
            <text:p>0.0004</text:p>
          </table:table-cell>
          <table:table-cell table:formula="of:=POWER([.$A37]*2/(1000*[.$B$2]);2)*[.$B$1]" office:value-type="float" office:value="0.00146812" calcext:value-type="float">
            <text:p>0.0015</text:p>
          </table:table-cell>
          <table:table-cell table:formula="of:=[.F37]-2*[.E37]-[.D37]" office:value-type="float" office:value="0.00073406" calcext:value-type="float">
            <text:p>0.0007</text:p>
          </table:table-cell>
          <table:table-cell table:formula="of:=IF([.G37]&lt;1/[.$B$6]; &quot;no&quot;; &quot;yes&quot;)" office:value-type="string" office:string-value="no" calcext:value-type="string">
            <text:p>no</text:p>
          </table:table-cell>
          <table:table-cell table:formula="of:=ROUND([.G37]*[.$B$6])" office:value-type="float" office:value="0" calcext:value-type="float">
            <text:p>0.0000</text:p>
          </table:table-cell>
          <table:table-cell table:formula="of:=[.I37]-[.G37]*[.$B$6]" office:value-type="float" office:value="-0.18791936" calcext:value-type="float">
            <text:p>-0.1879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37])/([.$B$2]*1000);2)*[.$B$1]" office:value-type="float" office:value="126.56856703" calcext:value-type="float">
            <text:p>126.5686</text:p>
          </table:table-cell>
          <table:table-cell table:formula="of:=IF([.K37]-[.L37]&gt;1; &quot;no&quot;; &quot;yes&quot;)" office:value-type="string" office:string-value="yes" calcext:value-type="string">
            <text:p>yes</text:p>
          </table:table-cell>
          <table:table-cell table:style-name="ce29" table:formula="of:=IF([.M37]=[.H37]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table:formula="of:=[.A37]+[.$B$9]" office:value-type="float" office:value="1750" calcext:value-type="float">
            <text:p>1750</text:p>
          </table:table-cell>
          <table:table-cell table:formula="of:=[.$B$2]*1000/[.A38]" office:value-type="float" office:value="571.428571428571" calcext:value-type="float">
            <text:p>571.4286</text:p>
          </table:table-cell>
          <table:table-cell table:formula="of:=CEILING([.B38];1)" office:value-type="float" office:value="572" calcext:value-type="float">
            <text:p>572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38]/(1000*[.$B$2]);2)*[.$B$1]" office:value-type="float" office:value="0.0003889375" calcext:value-type="float">
            <text:p>0.0004</text:p>
          </table:table-cell>
          <table:table-cell table:formula="of:=POWER([.$A38]*2/(1000*[.$B$2]);2)*[.$B$1]" office:value-type="float" office:value="0.00155575" calcext:value-type="float">
            <text:p>0.0016</text:p>
          </table:table-cell>
          <table:table-cell table:formula="of:=[.F38]-2*[.E38]-[.D38]" office:value-type="float" office:value="0.000777875" calcext:value-type="float">
            <text:p>0.0008</text:p>
          </table:table-cell>
          <table:table-cell table:formula="of:=IF([.G38]&lt;1/[.$B$6]; &quot;no&quot;; &quot;yes&quot;)" office:value-type="string" office:string-value="no" calcext:value-type="string">
            <text:p>no</text:p>
          </table:table-cell>
          <table:table-cell table:formula="of:=ROUND([.G38]*[.$B$6])" office:value-type="float" office:value="0" calcext:value-type="float">
            <text:p>0.0000</text:p>
          </table:table-cell>
          <table:table-cell table:formula="of:=[.I38]-[.G38]*[.$B$6]" office:value-type="float" office:value="-0.199136" calcext:value-type="float">
            <text:p>-0.1991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38])/([.$B$2]*1000);2)*[.$B$1]" office:value-type="float" office:value="126.5558889375" calcext:value-type="float">
            <text:p>126.5559</text:p>
          </table:table-cell>
          <table:table-cell table:formula="of:=IF([.K38]-[.L38]&gt;1; &quot;no&quot;; &quot;yes&quot;)" office:value-type="string" office:string-value="yes" calcext:value-type="string">
            <text:p>yes</text:p>
          </table:table-cell>
          <table:table-cell table:style-name="ce30" table:formula="of:=IF([.M38]=[.H38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38]+[.$B$9]" office:value-type="float" office:value="1800" calcext:value-type="float">
            <text:p>1800</text:p>
          </table:table-cell>
          <table:table-cell table:formula="of:=[.$B$2]*1000/[.A39]" office:value-type="float" office:value="555.555555555556" calcext:value-type="float">
            <text:p>555.5556</text:p>
          </table:table-cell>
          <table:table-cell table:formula="of:=CEILING([.B39];1)" office:value-type="float" office:value="556" calcext:value-type="float">
            <text:p>556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39]/(1000*[.$B$2]);2)*[.$B$1]" office:value-type="float" office:value="0.00041148" calcext:value-type="float">
            <text:p>0.0004</text:p>
          </table:table-cell>
          <table:table-cell table:formula="of:=POWER([.$A39]*2/(1000*[.$B$2]);2)*[.$B$1]" office:value-type="float" office:value="0.00164592" calcext:value-type="float">
            <text:p>0.0016</text:p>
          </table:table-cell>
          <table:table-cell table:formula="of:=[.F39]-2*[.E39]-[.D39]" office:value-type="float" office:value="0.00082296" calcext:value-type="float">
            <text:p>0.0008</text:p>
          </table:table-cell>
          <table:table-cell table:formula="of:=IF([.G39]&lt;1/[.$B$6]; &quot;no&quot;; &quot;yes&quot;)" office:value-type="string" office:string-value="no" calcext:value-type="string">
            <text:p>no</text:p>
          </table:table-cell>
          <table:table-cell table:formula="of:=ROUND([.G39]*[.$B$6])" office:value-type="float" office:value="0" calcext:value-type="float">
            <text:p>0.0000</text:p>
          </table:table-cell>
          <table:table-cell table:formula="of:=[.I39]-[.G39]*[.$B$6]" office:value-type="float" office:value="-0.21067776" calcext:value-type="float">
            <text:p>-0.2107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39])/([.$B$2]*1000);2)*[.$B$1]" office:value-type="float" office:value="126.54321148" calcext:value-type="float">
            <text:p>126.5432</text:p>
          </table:table-cell>
          <table:table-cell table:formula="of:=IF([.K39]-[.L39]&gt;1; &quot;no&quot;; &quot;yes&quot;)" office:value-type="string" office:string-value="yes" calcext:value-type="string">
            <text:p>yes</text:p>
          </table:table-cell>
          <table:table-cell table:style-name="ce31" table:formula="of:=IF([.M39]=[.H39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39]+[.$B$9]" office:value-type="float" office:value="1850" calcext:value-type="float">
            <text:p>1850</text:p>
          </table:table-cell>
          <table:table-cell table:formula="of:=[.$B$2]*1000/[.A40]" office:value-type="float" office:value="540.540540540541" calcext:value-type="float">
            <text:p>540.5405</text:p>
          </table:table-cell>
          <table:table-cell table:formula="of:=CEILING([.B40];1)" office:value-type="float" office:value="541" calcext:value-type="float">
            <text:p>541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40]/(1000*[.$B$2]);2)*[.$B$1]" office:value-type="float" office:value="0.0004346575" calcext:value-type="float">
            <text:p>0.0004</text:p>
          </table:table-cell>
          <table:table-cell table:formula="of:=POWER([.$A40]*2/(1000*[.$B$2]);2)*[.$B$1]" office:value-type="float" office:value="0.00173863" calcext:value-type="float">
            <text:p>0.0017</text:p>
          </table:table-cell>
          <table:table-cell table:formula="of:=[.F40]-2*[.E40]-[.D40]" office:value-type="float" office:value="0.000869315" calcext:value-type="float">
            <text:p>0.0009</text:p>
          </table:table-cell>
          <table:table-cell table:formula="of:=IF([.G40]&lt;1/[.$B$6]; &quot;no&quot;; &quot;yes&quot;)" office:value-type="string" office:string-value="no" calcext:value-type="string">
            <text:p>no</text:p>
          </table:table-cell>
          <table:table-cell table:formula="of:=ROUND([.G40]*[.$B$6])" office:value-type="float" office:value="0" calcext:value-type="float">
            <text:p>0.0000</text:p>
          </table:table-cell>
          <table:table-cell table:formula="of:=[.I40]-[.G40]*[.$B$6]" office:value-type="float" office:value="-0.22254464" calcext:value-type="float">
            <text:p>-0.2225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40])/([.$B$2]*1000);2)*[.$B$1]" office:value-type="float" office:value="126.5305346575" calcext:value-type="float">
            <text:p>126.5305</text:p>
          </table:table-cell>
          <table:table-cell table:formula="of:=IF([.K40]-[.L40]&gt;1; &quot;no&quot;; &quot;yes&quot;)" office:value-type="string" office:string-value="yes" calcext:value-type="string">
            <text:p>yes</text:p>
          </table:table-cell>
          <table:table-cell table:style-name="ce32" table:formula="of:=IF([.M40]=[.H40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40]+[.$B$9]" office:value-type="float" office:value="1900" calcext:value-type="float">
            <text:p>1900</text:p>
          </table:table-cell>
          <table:table-cell table:formula="of:=[.$B$2]*1000/[.A41]" office:value-type="float" office:value="526.315789473684" calcext:value-type="float">
            <text:p>526.3158</text:p>
          </table:table-cell>
          <table:table-cell table:formula="of:=CEILING([.B41];1)" office:value-type="float" office:value="527" calcext:value-type="float">
            <text:p>527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41]/(1000*[.$B$2]);2)*[.$B$1]" office:value-type="float" office:value="0.00045847" calcext:value-type="float">
            <text:p>0.0005</text:p>
          </table:table-cell>
          <table:table-cell table:formula="of:=POWER([.$A41]*2/(1000*[.$B$2]);2)*[.$B$1]" office:value-type="float" office:value="0.00183388" calcext:value-type="float">
            <text:p>0.0018</text:p>
          </table:table-cell>
          <table:table-cell table:formula="of:=[.F41]-2*[.E41]-[.D41]" office:value-type="float" office:value="0.00091694" calcext:value-type="float">
            <text:p>0.0009</text:p>
          </table:table-cell>
          <table:table-cell table:formula="of:=IF([.G41]&lt;1/[.$B$6]; &quot;no&quot;; &quot;yes&quot;)" office:value-type="string" office:string-value="no" calcext:value-type="string">
            <text:p>no</text:p>
          </table:table-cell>
          <table:table-cell table:formula="of:=ROUND([.G41]*[.$B$6])" office:value-type="float" office:value="0" calcext:value-type="float">
            <text:p>0.0000</text:p>
          </table:table-cell>
          <table:table-cell table:formula="of:=[.I41]-[.G41]*[.$B$6]" office:value-type="float" office:value="-0.23473664" calcext:value-type="float">
            <text:p>-0.2347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41])/([.$B$2]*1000);2)*[.$B$1]" office:value-type="float" office:value="126.51785847" calcext:value-type="float">
            <text:p>126.5179</text:p>
          </table:table-cell>
          <table:table-cell table:formula="of:=IF([.K41]-[.L41]&gt;1; &quot;no&quot;; &quot;yes&quot;)" office:value-type="string" office:string-value="yes" calcext:value-type="string">
            <text:p>yes</text:p>
          </table:table-cell>
          <table:table-cell table:style-name="ce33" table:formula="of:=IF([.M41]=[.H41]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table:formula="of:=[.A41]+[.$B$9]" office:value-type="float" office:value="1950" calcext:value-type="float">
            <text:p>1950</text:p>
          </table:table-cell>
          <table:table-cell table:formula="of:=[.$B$2]*1000/[.A42]" office:value-type="float" office:value="512.820512820513" calcext:value-type="float">
            <text:p>512.8205</text:p>
          </table:table-cell>
          <table:table-cell table:formula="of:=CEILING([.B42];1)" office:value-type="float" office:value="513" calcext:value-type="float">
            <text:p>513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42]/(1000*[.$B$2]);2)*[.$B$1]" office:value-type="float" office:value="0.0004829175" calcext:value-type="float">
            <text:p>0.0005</text:p>
          </table:table-cell>
          <table:table-cell table:formula="of:=POWER([.$A42]*2/(1000*[.$B$2]);2)*[.$B$1]" office:value-type="float" office:value="0.00193167" calcext:value-type="float">
            <text:p>0.0019</text:p>
          </table:table-cell>
          <table:table-cell table:formula="of:=[.F42]-2*[.E42]-[.D42]" office:value-type="float" office:value="0.000965835" calcext:value-type="float">
            <text:p>0.0010</text:p>
          </table:table-cell>
          <table:table-cell table:formula="of:=IF([.G42]&lt;1/[.$B$6]; &quot;no&quot;; &quot;yes&quot;)" office:value-type="string" office:string-value="no" calcext:value-type="string">
            <text:p>no</text:p>
          </table:table-cell>
          <table:table-cell table:formula="of:=ROUND([.G42]*[.$B$6])" office:value-type="float" office:value="0" calcext:value-type="float">
            <text:p>0.0000</text:p>
          </table:table-cell>
          <table:table-cell table:formula="of:=[.I42]-[.G42]*[.$B$6]" office:value-type="float" office:value="-0.24725376" calcext:value-type="float">
            <text:p>-0.2473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42])/([.$B$2]*1000);2)*[.$B$1]" office:value-type="float" office:value="126.5051829175" calcext:value-type="float">
            <text:p>126.5052</text:p>
          </table:table-cell>
          <table:table-cell table:formula="of:=IF([.K42]-[.L42]&gt;1; &quot;no&quot;; &quot;yes&quot;)" office:value-type="string" office:string-value="yes" calcext:value-type="string">
            <text:p>yes</text:p>
          </table:table-cell>
          <table:table-cell table:style-name="ce34" table:formula="of:=IF([.M42]=[.H42]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table:formula="of:=[.A42]+[.$B$9]" office:value-type="float" office:value="2000" calcext:value-type="float">
            <text:p>2000</text:p>
          </table:table-cell>
          <table:table-cell table:formula="of:=[.$B$2]*1000/[.A43]" office:value-type="float" office:value="500" calcext:value-type="float">
            <text:p>500.0000</text:p>
          </table:table-cell>
          <table:table-cell table:formula="of:=CEILING([.B43];1)" office:value-type="float" office:value="500" calcext:value-type="float">
            <text:p>500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43]/(1000*[.$B$2]);2)*[.$B$1]" office:value-type="float" office:value="0.000508" calcext:value-type="float">
            <text:p>0.0005</text:p>
          </table:table-cell>
          <table:table-cell table:formula="of:=POWER([.$A43]*2/(1000*[.$B$2]);2)*[.$B$1]" office:value-type="float" office:value="0.002032" calcext:value-type="float">
            <text:p>0.0020</text:p>
          </table:table-cell>
          <table:table-cell table:formula="of:=[.F43]-2*[.E43]-[.D43]" office:value-type="float" office:value="0.001016" calcext:value-type="float">
            <text:p>0.0010</text:p>
          </table:table-cell>
          <table:table-cell table:formula="of:=IF([.G43]&lt;1/[.$B$6]; &quot;no&quot;; &quot;yes&quot;)" office:value-type="string" office:string-value="no" calcext:value-type="string">
            <text:p>no</text:p>
          </table:table-cell>
          <table:table-cell table:formula="of:=ROUND([.G43]*[.$B$6])" office:value-type="float" office:value="0" calcext:value-type="float">
            <text:p>0.0000</text:p>
          </table:table-cell>
          <table:table-cell table:formula="of:=[.I43]-[.G43]*[.$B$6]" office:value-type="float" office:value="-0.260096" calcext:value-type="float">
            <text:p>-0.2601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43])/([.$B$2]*1000);2)*[.$B$1]" office:value-type="float" office:value="126.492508" calcext:value-type="float">
            <text:p>126.4925</text:p>
          </table:table-cell>
          <table:table-cell table:formula="of:=IF([.K43]-[.L43]&gt;1; &quot;no&quot;; &quot;yes&quot;)" office:value-type="string" office:string-value="yes" calcext:value-type="string">
            <text:p>yes</text:p>
          </table:table-cell>
          <table:table-cell table:style-name="ce35" table:formula="of:=IF([.M43]=[.H43]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table:formula="of:=[.A43]+[.$B$9]" office:value-type="float" office:value="2050" calcext:value-type="float">
            <text:p>2050</text:p>
          </table:table-cell>
          <table:table-cell table:formula="of:=[.$B$2]*1000/[.A44]" office:value-type="float" office:value="487.804878048781" calcext:value-type="float">
            <text:p>487.8049</text:p>
          </table:table-cell>
          <table:table-cell table:formula="of:=CEILING([.B44];1)" office:value-type="float" office:value="488" calcext:value-type="float">
            <text:p>488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44]/(1000*[.$B$2]);2)*[.$B$1]" office:value-type="float" office:value="0.0005337175" calcext:value-type="float">
            <text:p>0.0005</text:p>
          </table:table-cell>
          <table:table-cell table:formula="of:=POWER([.$A44]*2/(1000*[.$B$2]);2)*[.$B$1]" office:value-type="float" office:value="0.00213487" calcext:value-type="float">
            <text:p>0.0021</text:p>
          </table:table-cell>
          <table:table-cell table:formula="of:=[.F44]-2*[.E44]-[.D44]" office:value-type="float" office:value="0.001067435" calcext:value-type="float">
            <text:p>0.0011</text:p>
          </table:table-cell>
          <table:table-cell table:formula="of:=IF([.G44]&lt;1/[.$B$6]; &quot;no&quot;; &quot;yes&quot;)" office:value-type="string" office:string-value="no" calcext:value-type="string">
            <text:p>no</text:p>
          </table:table-cell>
          <table:table-cell table:formula="of:=ROUND([.G44]*[.$B$6])" office:value-type="float" office:value="0" calcext:value-type="float">
            <text:p>0.0000</text:p>
          </table:table-cell>
          <table:table-cell table:formula="of:=[.I44]-[.G44]*[.$B$6]" office:value-type="float" office:value="-0.27326336" calcext:value-type="float">
            <text:p>-0.2733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44])/([.$B$2]*1000);2)*[.$B$1]" office:value-type="float" office:value="126.4798337175" calcext:value-type="float">
            <text:p>126.4798</text:p>
          </table:table-cell>
          <table:table-cell table:formula="of:=IF([.K44]-[.L44]&gt;1; &quot;no&quot;; &quot;yes&quot;)" office:value-type="string" office:string-value="yes" calcext:value-type="string">
            <text:p>yes</text:p>
          </table:table-cell>
          <table:table-cell table:style-name="ce36" table:formula="of:=IF([.M44]=[.H44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44]+[.$B$9]" office:value-type="float" office:value="2100" calcext:value-type="float">
            <text:p>2100</text:p>
          </table:table-cell>
          <table:table-cell table:formula="of:=[.$B$2]*1000/[.A45]" office:value-type="float" office:value="476.190476190476" calcext:value-type="float">
            <text:p>476.1905</text:p>
          </table:table-cell>
          <table:table-cell table:formula="of:=CEILING([.B45];1)" office:value-type="float" office:value="477" calcext:value-type="float">
            <text:p>477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45]/(1000*[.$B$2]);2)*[.$B$1]" office:value-type="float" office:value="0.00056007" calcext:value-type="float">
            <text:p>0.0006</text:p>
          </table:table-cell>
          <table:table-cell table:formula="of:=POWER([.$A45]*2/(1000*[.$B$2]);2)*[.$B$1]" office:value-type="float" office:value="0.00224028" calcext:value-type="float">
            <text:p>0.0022</text:p>
          </table:table-cell>
          <table:table-cell table:formula="of:=[.F45]-2*[.E45]-[.D45]" office:value-type="float" office:value="0.00112014" calcext:value-type="float">
            <text:p>0.0011</text:p>
          </table:table-cell>
          <table:table-cell table:formula="of:=IF([.G45]&lt;1/[.$B$6]; &quot;no&quot;; &quot;yes&quot;)" office:value-type="string" office:string-value="no" calcext:value-type="string">
            <text:p>no</text:p>
          </table:table-cell>
          <table:table-cell table:formula="of:=ROUND([.G45]*[.$B$6])" office:value-type="float" office:value="0" calcext:value-type="float">
            <text:p>0.0000</text:p>
          </table:table-cell>
          <table:table-cell table:formula="of:=[.I45]-[.G45]*[.$B$6]" office:value-type="float" office:value="-0.28675584" calcext:value-type="float">
            <text:p>-0.2868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45])/([.$B$2]*1000);2)*[.$B$1]" office:value-type="float" office:value="126.46716007" calcext:value-type="float">
            <text:p>126.4672</text:p>
          </table:table-cell>
          <table:table-cell table:formula="of:=IF([.K45]-[.L45]&gt;1; &quot;no&quot;; &quot;yes&quot;)" office:value-type="string" office:string-value="yes" calcext:value-type="string">
            <text:p>yes</text:p>
          </table:table-cell>
          <table:table-cell table:style-name="ce37" table:formula="of:=IF([.M45]=[.H45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45]+[.$B$9]" office:value-type="float" office:value="2150" calcext:value-type="float">
            <text:p>2150</text:p>
          </table:table-cell>
          <table:table-cell table:formula="of:=[.$B$2]*1000/[.A46]" office:value-type="float" office:value="465.116279069767" calcext:value-type="float">
            <text:p>465.1163</text:p>
          </table:table-cell>
          <table:table-cell table:formula="of:=CEILING([.B46];1)" office:value-type="float" office:value="466" calcext:value-type="float">
            <text:p>466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46]/(1000*[.$B$2]);2)*[.$B$1]" office:value-type="float" office:value="0.0005870575" calcext:value-type="float">
            <text:p>0.0006</text:p>
          </table:table-cell>
          <table:table-cell table:formula="of:=POWER([.$A46]*2/(1000*[.$B$2]);2)*[.$B$1]" office:value-type="float" office:value="0.00234823" calcext:value-type="float">
            <text:p>0.0023</text:p>
          </table:table-cell>
          <table:table-cell table:formula="of:=[.F46]-2*[.E46]-[.D46]" office:value-type="float" office:value="0.001174115" calcext:value-type="float">
            <text:p>0.0012</text:p>
          </table:table-cell>
          <table:table-cell table:formula="of:=IF([.G46]&lt;1/[.$B$6]; &quot;no&quot;; &quot;yes&quot;)" office:value-type="string" office:string-value="no" calcext:value-type="string">
            <text:p>no</text:p>
          </table:table-cell>
          <table:table-cell table:formula="of:=ROUND([.G46]*[.$B$6])" office:value-type="float" office:value="0" calcext:value-type="float">
            <text:p>0.0000</text:p>
          </table:table-cell>
          <table:table-cell table:formula="of:=[.I46]-[.G46]*[.$B$6]" office:value-type="float" office:value="-0.30057344" calcext:value-type="float">
            <text:p>-0.3006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46])/([.$B$2]*1000);2)*[.$B$1]" office:value-type="float" office:value="126.4544870575" calcext:value-type="float">
            <text:p>126.4545</text:p>
          </table:table-cell>
          <table:table-cell table:formula="of:=IF([.K46]-[.L46]&gt;1; &quot;no&quot;; &quot;yes&quot;)" office:value-type="string" office:string-value="yes" calcext:value-type="string">
            <text:p>yes</text:p>
          </table:table-cell>
          <table:table-cell table:style-name="ce38" table:formula="of:=IF([.M46]=[.H46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46]+[.$B$9]" office:value-type="float" office:value="2200" calcext:value-type="float">
            <text:p>2200</text:p>
          </table:table-cell>
          <table:table-cell table:formula="of:=[.$B$2]*1000/[.A47]" office:value-type="float" office:value="454.545454545455" calcext:value-type="float">
            <text:p>454.5455</text:p>
          </table:table-cell>
          <table:table-cell table:formula="of:=CEILING([.B47];1)" office:value-type="float" office:value="455" calcext:value-type="float">
            <text:p>455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47]/(1000*[.$B$2]);2)*[.$B$1]" office:value-type="float" office:value="0.00061468" calcext:value-type="float">
            <text:p>0.0006</text:p>
          </table:table-cell>
          <table:table-cell table:formula="of:=POWER([.$A47]*2/(1000*[.$B$2]);2)*[.$B$1]" office:value-type="float" office:value="0.00245872" calcext:value-type="float">
            <text:p>0.0025</text:p>
          </table:table-cell>
          <table:table-cell table:formula="of:=[.F47]-2*[.E47]-[.D47]" office:value-type="float" office:value="0.00122936" calcext:value-type="float">
            <text:p>0.0012</text:p>
          </table:table-cell>
          <table:table-cell table:formula="of:=IF([.G47]&lt;1/[.$B$6]; &quot;no&quot;; &quot;yes&quot;)" office:value-type="string" office:string-value="no" calcext:value-type="string">
            <text:p>no</text:p>
          </table:table-cell>
          <table:table-cell table:formula="of:=ROUND([.G47]*[.$B$6])" office:value-type="float" office:value="0" calcext:value-type="float">
            <text:p>0.0000</text:p>
          </table:table-cell>
          <table:table-cell table:formula="of:=[.I47]-[.G47]*[.$B$6]" office:value-type="float" office:value="-0.31471616" calcext:value-type="float">
            <text:p>-0.3147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47])/([.$B$2]*1000);2)*[.$B$1]" office:value-type="float" office:value="126.44181468" calcext:value-type="float">
            <text:p>126.4418</text:p>
          </table:table-cell>
          <table:table-cell table:formula="of:=IF([.K47]-[.L47]&gt;1; &quot;no&quot;; &quot;yes&quot;)" office:value-type="string" office:string-value="yes" calcext:value-type="string">
            <text:p>yes</text:p>
          </table:table-cell>
          <table:table-cell table:style-name="ce39" table:formula="of:=IF([.M47]=[.H47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47]+[.$B$9]" office:value-type="float" office:value="2250" calcext:value-type="float">
            <text:p>2250</text:p>
          </table:table-cell>
          <table:table-cell table:formula="of:=[.$B$2]*1000/[.A48]" office:value-type="float" office:value="444.444444444444" calcext:value-type="float">
            <text:p>444.4444</text:p>
          </table:table-cell>
          <table:table-cell table:formula="of:=CEILING([.B48];1)" office:value-type="float" office:value="445" calcext:value-type="float">
            <text:p>445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48]/(1000*[.$B$2]);2)*[.$B$1]" office:value-type="float" office:value="0.0006429375" calcext:value-type="float">
            <text:p>0.0006</text:p>
          </table:table-cell>
          <table:table-cell table:formula="of:=POWER([.$A48]*2/(1000*[.$B$2]);2)*[.$B$1]" office:value-type="float" office:value="0.00257175" calcext:value-type="float">
            <text:p>0.0026</text:p>
          </table:table-cell>
          <table:table-cell table:formula="of:=[.F48]-2*[.E48]-[.D48]" office:value-type="float" office:value="0.001285875" calcext:value-type="float">
            <text:p>0.0013</text:p>
          </table:table-cell>
          <table:table-cell table:formula="of:=IF([.G48]&lt;1/[.$B$6]; &quot;no&quot;; &quot;yes&quot;)" office:value-type="string" office:string-value="no" calcext:value-type="string">
            <text:p>no</text:p>
          </table:table-cell>
          <table:table-cell table:formula="of:=ROUND([.G48]*[.$B$6])" office:value-type="float" office:value="0" calcext:value-type="float">
            <text:p>0.0000</text:p>
          </table:table-cell>
          <table:table-cell table:formula="of:=[.I48]-[.G48]*[.$B$6]" office:value-type="float" office:value="-0.329184" calcext:value-type="float">
            <text:p>-0.3292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48])/([.$B$2]*1000);2)*[.$B$1]" office:value-type="float" office:value="126.4291429375" calcext:value-type="float">
            <text:p>126.4291</text:p>
          </table:table-cell>
          <table:table-cell table:formula="of:=IF([.K48]-[.L48]&gt;1; &quot;no&quot;; &quot;yes&quot;)" office:value-type="string" office:string-value="yes" calcext:value-type="string">
            <text:p>yes</text:p>
          </table:table-cell>
          <table:table-cell table:style-name="ce40" table:formula="of:=IF([.M48]=[.H48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48]+[.$B$9]" office:value-type="float" office:value="2300" calcext:value-type="float">
            <text:p>2300</text:p>
          </table:table-cell>
          <table:table-cell table:formula="of:=[.$B$2]*1000/[.A49]" office:value-type="float" office:value="434.782608695652" calcext:value-type="float">
            <text:p>434.7826</text:p>
          </table:table-cell>
          <table:table-cell table:formula="of:=CEILING([.B49];1)" office:value-type="float" office:value="435" calcext:value-type="float">
            <text:p>435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49]/(1000*[.$B$2]);2)*[.$B$1]" office:value-type="float" office:value="0.00067183" calcext:value-type="float">
            <text:p>0.0007</text:p>
          </table:table-cell>
          <table:table-cell table:formula="of:=POWER([.$A49]*2/(1000*[.$B$2]);2)*[.$B$1]" office:value-type="float" office:value="0.00268732" calcext:value-type="float">
            <text:p>0.0027</text:p>
          </table:table-cell>
          <table:table-cell table:formula="of:=[.F49]-2*[.E49]-[.D49]" office:value-type="float" office:value="0.00134366" calcext:value-type="float">
            <text:p>0.0013</text:p>
          </table:table-cell>
          <table:table-cell table:formula="of:=IF([.G49]&lt;1/[.$B$6]; &quot;no&quot;; &quot;yes&quot;)" office:value-type="string" office:string-value="no" calcext:value-type="string">
            <text:p>no</text:p>
          </table:table-cell>
          <table:table-cell table:formula="of:=ROUND([.G49]*[.$B$6])" office:value-type="float" office:value="0" calcext:value-type="float">
            <text:p>0.0000</text:p>
          </table:table-cell>
          <table:table-cell table:formula="of:=[.I49]-[.G49]*[.$B$6]" office:value-type="float" office:value="-0.34397696" calcext:value-type="float">
            <text:p>-0.3440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49])/([.$B$2]*1000);2)*[.$B$1]" office:value-type="float" office:value="126.41647183" calcext:value-type="float">
            <text:p>126.4165</text:p>
          </table:table-cell>
          <table:table-cell table:formula="of:=IF([.K49]-[.L49]&gt;1; &quot;no&quot;; &quot;yes&quot;)" office:value-type="string" office:string-value="yes" calcext:value-type="string">
            <text:p>yes</text:p>
          </table:table-cell>
          <table:table-cell table:style-name="ce41" table:formula="of:=IF([.M49]=[.H49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49]+[.$B$9]" office:value-type="float" office:value="2350" calcext:value-type="float">
            <text:p>2350</text:p>
          </table:table-cell>
          <table:table-cell table:formula="of:=[.$B$2]*1000/[.A50]" office:value-type="float" office:value="425.531914893617" calcext:value-type="float">
            <text:p>425.5319</text:p>
          </table:table-cell>
          <table:table-cell table:formula="of:=CEILING([.B50];1)" office:value-type="float" office:value="426" calcext:value-type="float">
            <text:p>426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50]/(1000*[.$B$2]);2)*[.$B$1]" office:value-type="float" office:value="0.0007013575" calcext:value-type="float">
            <text:p>0.0007</text:p>
          </table:table-cell>
          <table:table-cell table:formula="of:=POWER([.$A50]*2/(1000*[.$B$2]);2)*[.$B$1]" office:value-type="float" office:value="0.00280543" calcext:value-type="float">
            <text:p>0.0028</text:p>
          </table:table-cell>
          <table:table-cell table:formula="of:=[.F50]-2*[.E50]-[.D50]" office:value-type="float" office:value="0.001402715" calcext:value-type="float">
            <text:p>0.0014</text:p>
          </table:table-cell>
          <table:table-cell table:formula="of:=IF([.G50]&lt;1/[.$B$6]; &quot;no&quot;; &quot;yes&quot;)" office:value-type="string" office:string-value="no" calcext:value-type="string">
            <text:p>no</text:p>
          </table:table-cell>
          <table:table-cell table:formula="of:=ROUND([.G50]*[.$B$6])" office:value-type="float" office:value="0" calcext:value-type="float">
            <text:p>0.0000</text:p>
          </table:table-cell>
          <table:table-cell table:formula="of:=[.I50]-[.G50]*[.$B$6]" office:value-type="float" office:value="-0.35909504" calcext:value-type="float">
            <text:p>-0.3591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50])/([.$B$2]*1000);2)*[.$B$1]" office:value-type="float" office:value="126.4038013575" calcext:value-type="float">
            <text:p>126.4038</text:p>
          </table:table-cell>
          <table:table-cell table:formula="of:=IF([.K50]-[.L50]&gt;1; &quot;no&quot;; &quot;yes&quot;)" office:value-type="string" office:string-value="yes" calcext:value-type="string">
            <text:p>yes</text:p>
          </table:table-cell>
          <table:table-cell table:style-name="ce42" table:formula="of:=IF([.M50]=[.H50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50]+[.$B$9]" office:value-type="float" office:value="2400" calcext:value-type="float">
            <text:p>2400</text:p>
          </table:table-cell>
          <table:table-cell table:formula="of:=[.$B$2]*1000/[.A51]" office:value-type="float" office:value="416.666666666667" calcext:value-type="float">
            <text:p>416.6667</text:p>
          </table:table-cell>
          <table:table-cell table:formula="of:=CEILING([.B51];1)" office:value-type="float" office:value="417" calcext:value-type="float">
            <text:p>417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51]/(1000*[.$B$2]);2)*[.$B$1]" office:value-type="float" office:value="0.00073152" calcext:value-type="float">
            <text:p>0.0007</text:p>
          </table:table-cell>
          <table:table-cell table:formula="of:=POWER([.$A51]*2/(1000*[.$B$2]);2)*[.$B$1]" office:value-type="float" office:value="0.00292608" calcext:value-type="float">
            <text:p>0.0029</text:p>
          </table:table-cell>
          <table:table-cell table:formula="of:=[.F51]-2*[.E51]-[.D51]" office:value-type="float" office:value="0.00146304" calcext:value-type="float">
            <text:p>0.0015</text:p>
          </table:table-cell>
          <table:table-cell table:formula="of:=IF([.G51]&lt;1/[.$B$6]; &quot;no&quot;; &quot;yes&quot;)" office:value-type="string" office:string-value="no" calcext:value-type="string">
            <text:p>no</text:p>
          </table:table-cell>
          <table:table-cell table:formula="of:=ROUND([.G51]*[.$B$6])" office:value-type="float" office:value="0" calcext:value-type="float">
            <text:p>0.0000</text:p>
          </table:table-cell>
          <table:table-cell table:formula="of:=[.I51]-[.G51]*[.$B$6]" office:value-type="float" office:value="-0.37453824" calcext:value-type="float">
            <text:p>-0.3745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51])/([.$B$2]*1000);2)*[.$B$1]" office:value-type="float" office:value="126.39113152" calcext:value-type="float">
            <text:p>126.3911</text:p>
          </table:table-cell>
          <table:table-cell table:formula="of:=IF([.K51]-[.L51]&gt;1; &quot;no&quot;; &quot;yes&quot;)" office:value-type="string" office:string-value="yes" calcext:value-type="string">
            <text:p>yes</text:p>
          </table:table-cell>
          <table:table-cell table:style-name="ce43" table:formula="of:=IF([.M51]=[.H51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51]+[.$B$9]" office:value-type="float" office:value="2450" calcext:value-type="float">
            <text:p>2450</text:p>
          </table:table-cell>
          <table:table-cell table:formula="of:=[.$B$2]*1000/[.A52]" office:value-type="float" office:value="408.163265306122" calcext:value-type="float">
            <text:p>408.1633</text:p>
          </table:table-cell>
          <table:table-cell table:formula="of:=CEILING([.B52];1)" office:value-type="float" office:value="409" calcext:value-type="float">
            <text:p>409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52]/(1000*[.$B$2]);2)*[.$B$1]" office:value-type="float" office:value="0.0007623175" calcext:value-type="float">
            <text:p>0.0008</text:p>
          </table:table-cell>
          <table:table-cell table:formula="of:=POWER([.$A52]*2/(1000*[.$B$2]);2)*[.$B$1]" office:value-type="float" office:value="0.00304927" calcext:value-type="float">
            <text:p>0.0030</text:p>
          </table:table-cell>
          <table:table-cell table:formula="of:=[.F52]-2*[.E52]-[.D52]" office:value-type="float" office:value="0.001524635" calcext:value-type="float">
            <text:p>0.0015</text:p>
          </table:table-cell>
          <table:table-cell table:formula="of:=IF([.G52]&lt;1/[.$B$6]; &quot;no&quot;; &quot;yes&quot;)" office:value-type="string" office:string-value="no" calcext:value-type="string">
            <text:p>no</text:p>
          </table:table-cell>
          <table:table-cell table:formula="of:=ROUND([.G52]*[.$B$6])" office:value-type="float" office:value="0" calcext:value-type="float">
            <text:p>0.0000</text:p>
          </table:table-cell>
          <table:table-cell table:formula="of:=[.I52]-[.G52]*[.$B$6]" office:value-type="float" office:value="-0.39030656" calcext:value-type="float">
            <text:p>-0.3903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52])/([.$B$2]*1000);2)*[.$B$1]" office:value-type="float" office:value="126.3784623175" calcext:value-type="float">
            <text:p>126.3785</text:p>
          </table:table-cell>
          <table:table-cell table:formula="of:=IF([.K52]-[.L52]&gt;1; &quot;no&quot;; &quot;yes&quot;)" office:value-type="string" office:string-value="yes" calcext:value-type="string">
            <text:p>yes</text:p>
          </table:table-cell>
          <table:table-cell table:style-name="ce44" table:formula="of:=IF([.M52]=[.H52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52]+[.$B$9]" office:value-type="float" office:value="2500" calcext:value-type="float">
            <text:p>2500</text:p>
          </table:table-cell>
          <table:table-cell table:formula="of:=[.$B$2]*1000/[.A53]" office:value-type="float" office:value="400" calcext:value-type="float">
            <text:p>400.0000</text:p>
          </table:table-cell>
          <table:table-cell table:formula="of:=CEILING([.B53];1)" office:value-type="float" office:value="400" calcext:value-type="float">
            <text:p>400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53]/(1000*[.$B$2]);2)*[.$B$1]" office:value-type="float" office:value="0.00079375" calcext:value-type="float">
            <text:p>0.0008</text:p>
          </table:table-cell>
          <table:table-cell table:formula="of:=POWER([.$A53]*2/(1000*[.$B$2]);2)*[.$B$1]" office:value-type="float" office:value="0.003175" calcext:value-type="float">
            <text:p>0.0032</text:p>
          </table:table-cell>
          <table:table-cell table:formula="of:=[.F53]-2*[.E53]-[.D53]" office:value-type="float" office:value="0.0015875" calcext:value-type="float">
            <text:p>0.0016</text:p>
          </table:table-cell>
          <table:table-cell table:formula="of:=IF([.G53]&lt;1/[.$B$6]; &quot;no&quot;; &quot;yes&quot;)" office:value-type="string" office:string-value="no" calcext:value-type="string">
            <text:p>no</text:p>
          </table:table-cell>
          <table:table-cell table:formula="of:=ROUND([.G53]*[.$B$6])" office:value-type="float" office:value="0" calcext:value-type="float">
            <text:p>0.0000</text:p>
          </table:table-cell>
          <table:table-cell table:formula="of:=[.I53]-[.G53]*[.$B$6]" office:value-type="float" office:value="-0.4064" calcext:value-type="float">
            <text:p>-0.4064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53])/([.$B$2]*1000);2)*[.$B$1]" office:value-type="float" office:value="126.36579375" calcext:value-type="float">
            <text:p>126.3658</text:p>
          </table:table-cell>
          <table:table-cell table:formula="of:=IF([.K53]-[.L53]&gt;1; &quot;no&quot;; &quot;yes&quot;)" office:value-type="string" office:string-value="yes" calcext:value-type="string">
            <text:p>yes</text:p>
          </table:table-cell>
          <table:table-cell table:style-name="ce45" table:formula="of:=IF([.M53]=[.H53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53]+[.$B$9]" office:value-type="float" office:value="2550" calcext:value-type="float">
            <text:p>2550</text:p>
          </table:table-cell>
          <table:table-cell table:formula="of:=[.$B$2]*1000/[.A54]" office:value-type="float" office:value="392.156862745098" calcext:value-type="float">
            <text:p>392.1569</text:p>
          </table:table-cell>
          <table:table-cell table:formula="of:=CEILING([.B54];1)" office:value-type="float" office:value="393" calcext:value-type="float">
            <text:p>393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54]/(1000*[.$B$2]);2)*[.$B$1]" office:value-type="float" office:value="0.0008258175" calcext:value-type="float">
            <text:p>0.0008</text:p>
          </table:table-cell>
          <table:table-cell table:formula="of:=POWER([.$A54]*2/(1000*[.$B$2]);2)*[.$B$1]" office:value-type="float" office:value="0.00330327" calcext:value-type="float">
            <text:p>0.0033</text:p>
          </table:table-cell>
          <table:table-cell table:formula="of:=[.F54]-2*[.E54]-[.D54]" office:value-type="float" office:value="0.001651635" calcext:value-type="float">
            <text:p>0.0017</text:p>
          </table:table-cell>
          <table:table-cell table:formula="of:=IF([.G54]&lt;1/[.$B$6]; &quot;no&quot;; &quot;yes&quot;)" office:value-type="string" office:string-value="no" calcext:value-type="string">
            <text:p>no</text:p>
          </table:table-cell>
          <table:table-cell table:formula="of:=ROUND([.G54]*[.$B$6])" office:value-type="float" office:value="0" calcext:value-type="float">
            <text:p>0.0000</text:p>
          </table:table-cell>
          <table:table-cell table:formula="of:=[.I54]-[.G54]*[.$B$6]" office:value-type="float" office:value="-0.42281856" calcext:value-type="float">
            <text:p>-0.4228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54])/([.$B$2]*1000);2)*[.$B$1]" office:value-type="float" office:value="126.3531258175" calcext:value-type="float">
            <text:p>126.3531</text:p>
          </table:table-cell>
          <table:table-cell table:formula="of:=IF([.K54]-[.L54]&gt;1; &quot;no&quot;; &quot;yes&quot;)" office:value-type="string" office:string-value="yes" calcext:value-type="string">
            <text:p>yes</text:p>
          </table:table-cell>
          <table:table-cell table:style-name="ce46" table:formula="of:=IF([.M54]=[.H54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54]+[.$B$9]" office:value-type="float" office:value="2600" calcext:value-type="float">
            <text:p>2600</text:p>
          </table:table-cell>
          <table:table-cell table:formula="of:=[.$B$2]*1000/[.A55]" office:value-type="float" office:value="384.615384615385" calcext:value-type="float">
            <text:p>384.6154</text:p>
          </table:table-cell>
          <table:table-cell table:formula="of:=CEILING([.B55];1)" office:value-type="float" office:value="385" calcext:value-type="float">
            <text:p>385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55]/(1000*[.$B$2]);2)*[.$B$1]" office:value-type="float" office:value="0.00085852" calcext:value-type="float">
            <text:p>0.0009</text:p>
          </table:table-cell>
          <table:table-cell table:formula="of:=POWER([.$A55]*2/(1000*[.$B$2]);2)*[.$B$1]" office:value-type="float" office:value="0.00343408" calcext:value-type="float">
            <text:p>0.0034</text:p>
          </table:table-cell>
          <table:table-cell table:formula="of:=[.F55]-2*[.E55]-[.D55]" office:value-type="float" office:value="0.00171704" calcext:value-type="float">
            <text:p>0.0017</text:p>
          </table:table-cell>
          <table:table-cell table:formula="of:=IF([.G55]&lt;1/[.$B$6]; &quot;no&quot;; &quot;yes&quot;)" office:value-type="string" office:string-value="no" calcext:value-type="string">
            <text:p>no</text:p>
          </table:table-cell>
          <table:table-cell table:formula="of:=ROUND([.G55]*[.$B$6])" office:value-type="float" office:value="0" calcext:value-type="float">
            <text:p>0.0000</text:p>
          </table:table-cell>
          <table:table-cell table:formula="of:=[.I55]-[.G55]*[.$B$6]" office:value-type="float" office:value="-0.43956224" calcext:value-type="float">
            <text:p>-0.4396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55])/([.$B$2]*1000);2)*[.$B$1]" office:value-type="float" office:value="126.34045852" calcext:value-type="float">
            <text:p>126.3405</text:p>
          </table:table-cell>
          <table:table-cell table:formula="of:=IF([.K55]-[.L55]&gt;1; &quot;no&quot;; &quot;yes&quot;)" office:value-type="string" office:string-value="yes" calcext:value-type="string">
            <text:p>yes</text:p>
          </table:table-cell>
          <table:table-cell table:style-name="ce47" table:formula="of:=IF([.M55]=[.H55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55]+[.$B$9]" office:value-type="float" office:value="2650" calcext:value-type="float">
            <text:p>2650</text:p>
          </table:table-cell>
          <table:table-cell table:formula="of:=[.$B$2]*1000/[.A56]" office:value-type="float" office:value="377.358490566038" calcext:value-type="float">
            <text:p>377.3585</text:p>
          </table:table-cell>
          <table:table-cell table:formula="of:=CEILING([.B56];1)" office:value-type="float" office:value="378" calcext:value-type="float">
            <text:p>378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56]/(1000*[.$B$2]);2)*[.$B$1]" office:value-type="float" office:value="0.0008918575" calcext:value-type="float">
            <text:p>0.0009</text:p>
          </table:table-cell>
          <table:table-cell table:formula="of:=POWER([.$A56]*2/(1000*[.$B$2]);2)*[.$B$1]" office:value-type="float" office:value="0.00356743" calcext:value-type="float">
            <text:p>0.0036</text:p>
          </table:table-cell>
          <table:table-cell table:formula="of:=[.F56]-2*[.E56]-[.D56]" office:value-type="float" office:value="0.001783715" calcext:value-type="float">
            <text:p>0.0018</text:p>
          </table:table-cell>
          <table:table-cell table:formula="of:=IF([.G56]&lt;1/[.$B$6]; &quot;no&quot;; &quot;yes&quot;)" office:value-type="string" office:string-value="no" calcext:value-type="string">
            <text:p>no</text:p>
          </table:table-cell>
          <table:table-cell table:formula="of:=ROUND([.G56]*[.$B$6])" office:value-type="float" office:value="0" calcext:value-type="float">
            <text:p>0.0000</text:p>
          </table:table-cell>
          <table:table-cell table:formula="of:=[.I56]-[.G56]*[.$B$6]" office:value-type="float" office:value="-0.45663104" calcext:value-type="float">
            <text:p>-0.4566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56])/([.$B$2]*1000);2)*[.$B$1]" office:value-type="float" office:value="126.3277918575" calcext:value-type="float">
            <text:p>126.3278</text:p>
          </table:table-cell>
          <table:table-cell table:formula="of:=IF([.K56]-[.L56]&gt;1; &quot;no&quot;; &quot;yes&quot;)" office:value-type="string" office:string-value="yes" calcext:value-type="string">
            <text:p>yes</text:p>
          </table:table-cell>
          <table:table-cell table:style-name="ce48" table:formula="of:=IF([.M56]=[.H56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56]+[.$B$9]" office:value-type="float" office:value="2700" calcext:value-type="float">
            <text:p>2700</text:p>
          </table:table-cell>
          <table:table-cell table:formula="of:=[.$B$2]*1000/[.A57]" office:value-type="float" office:value="370.37037037037" calcext:value-type="float">
            <text:p>370.3704</text:p>
          </table:table-cell>
          <table:table-cell table:formula="of:=CEILING([.B57];1)" office:value-type="float" office:value="371" calcext:value-type="float">
            <text:p>371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57]/(1000*[.$B$2]);2)*[.$B$1]" office:value-type="float" office:value="0.00092583" calcext:value-type="float">
            <text:p>0.0009</text:p>
          </table:table-cell>
          <table:table-cell table:formula="of:=POWER([.$A57]*2/(1000*[.$B$2]);2)*[.$B$1]" office:value-type="float" office:value="0.00370332" calcext:value-type="float">
            <text:p>0.0037</text:p>
          </table:table-cell>
          <table:table-cell table:formula="of:=[.F57]-2*[.E57]-[.D57]" office:value-type="float" office:value="0.00185166" calcext:value-type="float">
            <text:p>0.0019</text:p>
          </table:table-cell>
          <table:table-cell table:formula="of:=IF([.G57]&lt;1/[.$B$6]; &quot;no&quot;; &quot;yes&quot;)" office:value-type="string" office:string-value="no" calcext:value-type="string">
            <text:p>no</text:p>
          </table:table-cell>
          <table:table-cell table:formula="of:=ROUND([.G57]*[.$B$6])" office:value-type="float" office:value="0" calcext:value-type="float">
            <text:p>0.0000</text:p>
          </table:table-cell>
          <table:table-cell table:formula="of:=[.I57]-[.G57]*[.$B$6]" office:value-type="float" office:value="-0.47402496" calcext:value-type="float">
            <text:p>-0.4740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57])/([.$B$2]*1000);2)*[.$B$1]" office:value-type="float" office:value="126.31512583" calcext:value-type="float">
            <text:p>126.3151</text:p>
          </table:table-cell>
          <table:table-cell table:formula="of:=IF([.K57]-[.L57]&gt;1; &quot;no&quot;; &quot;yes&quot;)" office:value-type="string" office:string-value="yes" calcext:value-type="string">
            <text:p>yes</text:p>
          </table:table-cell>
          <table:table-cell table:style-name="ce49" table:formula="of:=IF([.M57]=[.H57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57]+[.$B$9]" office:value-type="float" office:value="2750" calcext:value-type="float">
            <text:p>2750</text:p>
          </table:table-cell>
          <table:table-cell table:formula="of:=[.$B$2]*1000/[.A58]" office:value-type="float" office:value="363.636363636364" calcext:value-type="float">
            <text:p>363.6364</text:p>
          </table:table-cell>
          <table:table-cell table:formula="of:=CEILING([.B58];1)" office:value-type="float" office:value="364" calcext:value-type="float">
            <text:p>364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58]/(1000*[.$B$2]);2)*[.$B$1]" office:value-type="float" office:value="0.0009604375" calcext:value-type="float">
            <text:p>0.0010</text:p>
          </table:table-cell>
          <table:table-cell table:formula="of:=POWER([.$A58]*2/(1000*[.$B$2]);2)*[.$B$1]" office:value-type="float" office:value="0.00384175" calcext:value-type="float">
            <text:p>0.0038</text:p>
          </table:table-cell>
          <table:table-cell table:formula="of:=[.F58]-2*[.E58]-[.D58]" office:value-type="float" office:value="0.001920875" calcext:value-type="float">
            <text:p>0.0019</text:p>
          </table:table-cell>
          <table:table-cell table:formula="of:=IF([.G58]&lt;1/[.$B$6]; &quot;no&quot;; &quot;yes&quot;)" office:value-type="string" office:string-value="no" calcext:value-type="string">
            <text:p>no</text:p>
          </table:table-cell>
          <table:table-cell table:formula="of:=ROUND([.G58]*[.$B$6])" office:value-type="float" office:value="0" calcext:value-type="float">
            <text:p>0.0000</text:p>
          </table:table-cell>
          <table:table-cell table:formula="of:=[.I58]-[.G58]*[.$B$6]" office:value-type="float" office:value="-0.491744" calcext:value-type="float">
            <text:p>-0.4917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58])/([.$B$2]*1000);2)*[.$B$1]" office:value-type="float" office:value="126.3024604375" calcext:value-type="float">
            <text:p>126.3025</text:p>
          </table:table-cell>
          <table:table-cell table:formula="of:=IF([.K58]-[.L58]&gt;1; &quot;no&quot;; &quot;yes&quot;)" office:value-type="string" office:string-value="yes" calcext:value-type="string">
            <text:p>yes</text:p>
          </table:table-cell>
          <table:table-cell table:style-name="ce50" table:formula="of:=IF([.M58]=[.H58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58]+[.$B$9]" office:value-type="float" office:value="2800" calcext:value-type="float">
            <text:p>2800</text:p>
          </table:table-cell>
          <table:table-cell table:formula="of:=[.$B$2]*1000/[.A59]" office:value-type="float" office:value="357.142857142857" calcext:value-type="float">
            <text:p>357.1429</text:p>
          </table:table-cell>
          <table:table-cell table:formula="of:=CEILING([.B59];1)" office:value-type="float" office:value="358" calcext:value-type="float">
            <text:p>358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59]/(1000*[.$B$2]);2)*[.$B$1]" office:value-type="float" office:value="0.00099568" calcext:value-type="float">
            <text:p>0.0010</text:p>
          </table:table-cell>
          <table:table-cell table:formula="of:=POWER([.$A59]*2/(1000*[.$B$2]);2)*[.$B$1]" office:value-type="float" office:value="0.00398272" calcext:value-type="float">
            <text:p>0.0040</text:p>
          </table:table-cell>
          <table:table-cell table:formula="of:=[.F59]-2*[.E59]-[.D59]" office:value-type="float" office:value="0.00199136" calcext:value-type="float">
            <text:p>0.0020</text:p>
          </table:table-cell>
          <table:table-cell table:formula="of:=IF([.G59]&lt;1/[.$B$6]; &quot;no&quot;; &quot;yes&quot;)" office:value-type="string" office:string-value="no" calcext:value-type="string">
            <text:p>no</text:p>
          </table:table-cell>
          <table:table-cell table:formula="of:=ROUND([.G59]*[.$B$6])" office:value-type="float" office:value="1" calcext:value-type="float">
            <text:p>1.0000</text:p>
          </table:table-cell>
          <table:table-cell table:formula="of:=[.I59]-[.G59]*[.$B$6]" office:value-type="float" office:value="0.49021184" calcext:value-type="float">
            <text:p>0.4902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59])/([.$B$2]*1000);2)*[.$B$1]" office:value-type="float" office:value="126.28979568" calcext:value-type="float">
            <text:p>126.2898</text:p>
          </table:table-cell>
          <table:table-cell table:formula="of:=IF([.K59]-[.L59]&gt;1; &quot;no&quot;; &quot;yes&quot;)" office:value-type="string" office:string-value="yes" calcext:value-type="string">
            <text:p>yes</text:p>
          </table:table-cell>
          <table:table-cell table:style-name="ce51" table:formula="of:=IF([.M59]=[.H59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59]+[.$B$9]" office:value-type="float" office:value="2850" calcext:value-type="float">
            <text:p>2850</text:p>
          </table:table-cell>
          <table:table-cell table:formula="of:=[.$B$2]*1000/[.A60]" office:value-type="float" office:value="350.877192982456" calcext:value-type="float">
            <text:p>350.8772</text:p>
          </table:table-cell>
          <table:table-cell table:formula="of:=CEILING([.B60];1)" office:value-type="float" office:value="351" calcext:value-type="float">
            <text:p>351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60]/(1000*[.$B$2]);2)*[.$B$1]" office:value-type="float" office:value="0.0010315575" calcext:value-type="float">
            <text:p>0.0010</text:p>
          </table:table-cell>
          <table:table-cell table:formula="of:=POWER([.$A60]*2/(1000*[.$B$2]);2)*[.$B$1]" office:value-type="float" office:value="0.00412623" calcext:value-type="float">
            <text:p>0.0041</text:p>
          </table:table-cell>
          <table:table-cell table:formula="of:=[.F60]-2*[.E60]-[.D60]" office:value-type="float" office:value="0.002063115" calcext:value-type="float">
            <text:p>0.0021</text:p>
          </table:table-cell>
          <table:table-cell table:formula="of:=IF([.G60]&lt;1/[.$B$6]; &quot;no&quot;; &quot;yes&quot;)" office:value-type="string" office:string-value="no" calcext:value-type="string">
            <text:p>no</text:p>
          </table:table-cell>
          <table:table-cell table:formula="of:=ROUND([.G60]*[.$B$6])" office:value-type="float" office:value="1" calcext:value-type="float">
            <text:p>1.0000</text:p>
          </table:table-cell>
          <table:table-cell table:formula="of:=[.I60]-[.G60]*[.$B$6]" office:value-type="float" office:value="0.47184256" calcext:value-type="float">
            <text:p>0.4718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60])/([.$B$2]*1000);2)*[.$B$1]" office:value-type="float" office:value="126.2771315575" calcext:value-type="float">
            <text:p>126.2771</text:p>
          </table:table-cell>
          <table:table-cell table:formula="of:=IF([.K60]-[.L60]&gt;1; &quot;no&quot;; &quot;yes&quot;)" office:value-type="string" office:string-value="yes" calcext:value-type="string">
            <text:p>yes</text:p>
          </table:table-cell>
          <table:table-cell table:style-name="ce52" table:formula="of:=IF([.M60]=[.H60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60]+[.$B$9]" office:value-type="float" office:value="2900" calcext:value-type="float">
            <text:p>2900</text:p>
          </table:table-cell>
          <table:table-cell table:formula="of:=[.$B$2]*1000/[.A61]" office:value-type="float" office:value="344.827586206897" calcext:value-type="float">
            <text:p>344.8276</text:p>
          </table:table-cell>
          <table:table-cell table:formula="of:=CEILING([.B61];1)" office:value-type="float" office:value="345" calcext:value-type="float">
            <text:p>345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61]/(1000*[.$B$2]);2)*[.$B$1]" office:value-type="float" office:value="0.00106807" calcext:value-type="float">
            <text:p>0.0011</text:p>
          </table:table-cell>
          <table:table-cell table:formula="of:=POWER([.$A61]*2/(1000*[.$B$2]);2)*[.$B$1]" office:value-type="float" office:value="0.00427228" calcext:value-type="float">
            <text:p>0.0043</text:p>
          </table:table-cell>
          <table:table-cell table:formula="of:=[.F61]-2*[.E61]-[.D61]" office:value-type="float" office:value="0.00213614" calcext:value-type="float">
            <text:p>0.0021</text:p>
          </table:table-cell>
          <table:table-cell table:formula="of:=IF([.G61]&lt;1/[.$B$6]; &quot;no&quot;; &quot;yes&quot;)" office:value-type="string" office:string-value="no" calcext:value-type="string">
            <text:p>no</text:p>
          </table:table-cell>
          <table:table-cell table:formula="of:=ROUND([.G61]*[.$B$6])" office:value-type="float" office:value="1" calcext:value-type="float">
            <text:p>1.0000</text:p>
          </table:table-cell>
          <table:table-cell table:formula="of:=[.I61]-[.G61]*[.$B$6]" office:value-type="float" office:value="0.45314816" calcext:value-type="float">
            <text:p>0.4531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61])/([.$B$2]*1000);2)*[.$B$1]" office:value-type="float" office:value="126.26446807" calcext:value-type="float">
            <text:p>126.2645</text:p>
          </table:table-cell>
          <table:table-cell table:formula="of:=IF([.K61]-[.L61]&gt;1; &quot;no&quot;; &quot;yes&quot;)" office:value-type="string" office:string-value="yes" calcext:value-type="string">
            <text:p>yes</text:p>
          </table:table-cell>
          <table:table-cell table:style-name="ce53" table:formula="of:=IF([.M61]=[.H61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61]+[.$B$9]" office:value-type="float" office:value="2950" calcext:value-type="float">
            <text:p>2950</text:p>
          </table:table-cell>
          <table:table-cell table:formula="of:=[.$B$2]*1000/[.A62]" office:value-type="float" office:value="338.983050847458" calcext:value-type="float">
            <text:p>338.9831</text:p>
          </table:table-cell>
          <table:table-cell table:formula="of:=CEILING([.B62];1)" office:value-type="float" office:value="339" calcext:value-type="float">
            <text:p>339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62]/(1000*[.$B$2]);2)*[.$B$1]" office:value-type="float" office:value="0.0011052175" calcext:value-type="float">
            <text:p>0.0011</text:p>
          </table:table-cell>
          <table:table-cell table:formula="of:=POWER([.$A62]*2/(1000*[.$B$2]);2)*[.$B$1]" office:value-type="float" office:value="0.00442087" calcext:value-type="float">
            <text:p>0.0044</text:p>
          </table:table-cell>
          <table:table-cell table:formula="of:=[.F62]-2*[.E62]-[.D62]" office:value-type="float" office:value="0.002210435" calcext:value-type="float">
            <text:p>0.0022</text:p>
          </table:table-cell>
          <table:table-cell table:formula="of:=IF([.G62]&lt;1/[.$B$6]; &quot;no&quot;; &quot;yes&quot;)" office:value-type="string" office:string-value="no" calcext:value-type="string">
            <text:p>no</text:p>
          </table:table-cell>
          <table:table-cell table:formula="of:=ROUND([.G62]*[.$B$6])" office:value-type="float" office:value="1" calcext:value-type="float">
            <text:p>1.0000</text:p>
          </table:table-cell>
          <table:table-cell table:formula="of:=[.I62]-[.G62]*[.$B$6]" office:value-type="float" office:value="0.43412864" calcext:value-type="float">
            <text:p>0.4341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62])/([.$B$2]*1000);2)*[.$B$1]" office:value-type="float" office:value="126.2518052175" calcext:value-type="float">
            <text:p>126.2518</text:p>
          </table:table-cell>
          <table:table-cell table:formula="of:=IF([.K62]-[.L62]&gt;1; &quot;no&quot;; &quot;yes&quot;)" office:value-type="string" office:string-value="yes" calcext:value-type="string">
            <text:p>yes</text:p>
          </table:table-cell>
          <table:table-cell table:style-name="ce54" table:formula="of:=IF([.M62]=[.H62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62]+[.$B$9]" office:value-type="float" office:value="3000" calcext:value-type="float">
            <text:p>3000</text:p>
          </table:table-cell>
          <table:table-cell table:formula="of:=[.$B$2]*1000/[.A63]" office:value-type="float" office:value="333.333333333333" calcext:value-type="float">
            <text:p>333.3333</text:p>
          </table:table-cell>
          <table:table-cell table:formula="of:=CEILING([.B63];1)" office:value-type="float" office:value="334" calcext:value-type="float">
            <text:p>334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63]/(1000*[.$B$2]);2)*[.$B$1]" office:value-type="float" office:value="0.001143" calcext:value-type="float">
            <text:p>0.0011</text:p>
          </table:table-cell>
          <table:table-cell table:formula="of:=POWER([.$A63]*2/(1000*[.$B$2]);2)*[.$B$1]" office:value-type="float" office:value="0.004572" calcext:value-type="float">
            <text:p>0.0046</text:p>
          </table:table-cell>
          <table:table-cell table:formula="of:=[.F63]-2*[.E63]-[.D63]" office:value-type="float" office:value="0.002286" calcext:value-type="float">
            <text:p>0.0023</text:p>
          </table:table-cell>
          <table:table-cell table:formula="of:=IF([.G63]&lt;1/[.$B$6]; &quot;no&quot;; &quot;yes&quot;)" office:value-type="string" office:string-value="no" calcext:value-type="string">
            <text:p>no</text:p>
          </table:table-cell>
          <table:table-cell table:formula="of:=ROUND([.G63]*[.$B$6])" office:value-type="float" office:value="1" calcext:value-type="float">
            <text:p>1.0000</text:p>
          </table:table-cell>
          <table:table-cell table:formula="of:=[.I63]-[.G63]*[.$B$6]" office:value-type="float" office:value="0.414784" calcext:value-type="float">
            <text:p>0.4148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63])/([.$B$2]*1000);2)*[.$B$1]" office:value-type="float" office:value="126.239143" calcext:value-type="float">
            <text:p>126.2391</text:p>
          </table:table-cell>
          <table:table-cell table:formula="of:=IF([.K63]-[.L63]&gt;1; &quot;no&quot;; &quot;yes&quot;)" office:value-type="string" office:string-value="yes" calcext:value-type="string">
            <text:p>yes</text:p>
          </table:table-cell>
          <table:table-cell table:style-name="ce55" table:formula="of:=IF([.M63]=[.H63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63]+[.$B$9]" office:value-type="float" office:value="3050" calcext:value-type="float">
            <text:p>3050</text:p>
          </table:table-cell>
          <table:table-cell table:formula="of:=[.$B$2]*1000/[.A64]" office:value-type="float" office:value="327.868852459016" calcext:value-type="float">
            <text:p>327.8689</text:p>
          </table:table-cell>
          <table:table-cell table:formula="of:=CEILING([.B64];1)" office:value-type="float" office:value="328" calcext:value-type="float">
            <text:p>328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64]/(1000*[.$B$2]);2)*[.$B$1]" office:value-type="float" office:value="0.0011814175" calcext:value-type="float">
            <text:p>0.0012</text:p>
          </table:table-cell>
          <table:table-cell table:formula="of:=POWER([.$A64]*2/(1000*[.$B$2]);2)*[.$B$1]" office:value-type="float" office:value="0.00472567" calcext:value-type="float">
            <text:p>0.0047</text:p>
          </table:table-cell>
          <table:table-cell table:formula="of:=[.F64]-2*[.E64]-[.D64]" office:value-type="float" office:value="0.002362835" calcext:value-type="float">
            <text:p>0.0024</text:p>
          </table:table-cell>
          <table:table-cell table:formula="of:=IF([.G64]&lt;1/[.$B$6]; &quot;no&quot;; &quot;yes&quot;)" office:value-type="string" office:string-value="no" calcext:value-type="string">
            <text:p>no</text:p>
          </table:table-cell>
          <table:table-cell table:formula="of:=ROUND([.G64]*[.$B$6])" office:value-type="float" office:value="1" calcext:value-type="float">
            <text:p>1.0000</text:p>
          </table:table-cell>
          <table:table-cell table:formula="of:=[.I64]-[.G64]*[.$B$6]" office:value-type="float" office:value="0.39511424" calcext:value-type="float">
            <text:p>0.3951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64])/([.$B$2]*1000);2)*[.$B$1]" office:value-type="float" office:value="126.2264814175" calcext:value-type="float">
            <text:p>126.2265</text:p>
          </table:table-cell>
          <table:table-cell table:formula="of:=IF([.K64]-[.L64]&gt;1; &quot;no&quot;; &quot;yes&quot;)" office:value-type="string" office:string-value="yes" calcext:value-type="string">
            <text:p>yes</text:p>
          </table:table-cell>
          <table:table-cell table:style-name="ce56" table:formula="of:=IF([.M64]=[.H64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64]+[.$B$9]" office:value-type="float" office:value="3100" calcext:value-type="float">
            <text:p>3100</text:p>
          </table:table-cell>
          <table:table-cell table:formula="of:=[.$B$2]*1000/[.A65]" office:value-type="float" office:value="322.58064516129" calcext:value-type="float">
            <text:p>322.5806</text:p>
          </table:table-cell>
          <table:table-cell table:formula="of:=CEILING([.B65];1)" office:value-type="float" office:value="323" calcext:value-type="float">
            <text:p>323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65]/(1000*[.$B$2]);2)*[.$B$1]" office:value-type="float" office:value="0.00122047" calcext:value-type="float">
            <text:p>0.0012</text:p>
          </table:table-cell>
          <table:table-cell table:formula="of:=POWER([.$A65]*2/(1000*[.$B$2]);2)*[.$B$1]" office:value-type="float" office:value="0.00488188" calcext:value-type="float">
            <text:p>0.0049</text:p>
          </table:table-cell>
          <table:table-cell table:formula="of:=[.F65]-2*[.E65]-[.D65]" office:value-type="float" office:value="0.00244094" calcext:value-type="float">
            <text:p>0.0024</text:p>
          </table:table-cell>
          <table:table-cell table:formula="of:=IF([.G65]&lt;1/[.$B$6]; &quot;no&quot;; &quot;yes&quot;)" office:value-type="string" office:string-value="no" calcext:value-type="string">
            <text:p>no</text:p>
          </table:table-cell>
          <table:table-cell table:formula="of:=ROUND([.G65]*[.$B$6])" office:value-type="float" office:value="1" calcext:value-type="float">
            <text:p>1.0000</text:p>
          </table:table-cell>
          <table:table-cell table:formula="of:=[.I65]-[.G65]*[.$B$6]" office:value-type="float" office:value="0.37511936" calcext:value-type="float">
            <text:p>0.3751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65])/([.$B$2]*1000);2)*[.$B$1]" office:value-type="float" office:value="126.21382047" calcext:value-type="float">
            <text:p>126.2138</text:p>
          </table:table-cell>
          <table:table-cell table:formula="of:=IF([.K65]-[.L65]&gt;1; &quot;no&quot;; &quot;yes&quot;)" office:value-type="string" office:string-value="yes" calcext:value-type="string">
            <text:p>yes</text:p>
          </table:table-cell>
          <table:table-cell table:style-name="ce57" table:formula="of:=IF([.M65]=[.H65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65]+[.$B$9]" office:value-type="float" office:value="3150" calcext:value-type="float">
            <text:p>3150</text:p>
          </table:table-cell>
          <table:table-cell table:formula="of:=[.$B$2]*1000/[.A66]" office:value-type="float" office:value="317.460317460317" calcext:value-type="float">
            <text:p>317.4603</text:p>
          </table:table-cell>
          <table:table-cell table:formula="of:=CEILING([.B66];1)" office:value-type="float" office:value="318" calcext:value-type="float">
            <text:p>318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66]/(1000*[.$B$2]);2)*[.$B$1]" office:value-type="float" office:value="0.0012601575" calcext:value-type="float">
            <text:p>0.0013</text:p>
          </table:table-cell>
          <table:table-cell table:formula="of:=POWER([.$A66]*2/(1000*[.$B$2]);2)*[.$B$1]" office:value-type="float" office:value="0.00504063" calcext:value-type="float">
            <text:p>0.0050</text:p>
          </table:table-cell>
          <table:table-cell table:formula="of:=[.F66]-2*[.E66]-[.D66]" office:value-type="float" office:value="0.002520315" calcext:value-type="float">
            <text:p>0.0025</text:p>
          </table:table-cell>
          <table:table-cell table:formula="of:=IF([.G66]&lt;1/[.$B$6]; &quot;no&quot;; &quot;yes&quot;)" office:value-type="string" office:string-value="no" calcext:value-type="string">
            <text:p>no</text:p>
          </table:table-cell>
          <table:table-cell table:formula="of:=ROUND([.G66]*[.$B$6])" office:value-type="float" office:value="1" calcext:value-type="float">
            <text:p>1.0000</text:p>
          </table:table-cell>
          <table:table-cell table:formula="of:=[.I66]-[.G66]*[.$B$6]" office:value-type="float" office:value="0.35479936" calcext:value-type="float">
            <text:p>0.3548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66])/([.$B$2]*1000);2)*[.$B$1]" office:value-type="float" office:value="126.2011601575" calcext:value-type="float">
            <text:p>126.2012</text:p>
          </table:table-cell>
          <table:table-cell table:formula="of:=IF([.K66]-[.L66]&gt;1; &quot;no&quot;; &quot;yes&quot;)" office:value-type="string" office:string-value="yes" calcext:value-type="string">
            <text:p>yes</text:p>
          </table:table-cell>
          <table:table-cell table:style-name="ce58" table:formula="of:=IF([.M66]=[.H66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66]+[.$B$9]" office:value-type="float" office:value="3200" calcext:value-type="float">
            <text:p>3200</text:p>
          </table:table-cell>
          <table:table-cell table:formula="of:=[.$B$2]*1000/[.A67]" office:value-type="float" office:value="312.5" calcext:value-type="float">
            <text:p>312.5000</text:p>
          </table:table-cell>
          <table:table-cell table:formula="of:=CEILING([.B67];1)" office:value-type="float" office:value="313" calcext:value-type="float">
            <text:p>313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67]/(1000*[.$B$2]);2)*[.$B$1]" office:value-type="float" office:value="0.00130048" calcext:value-type="float">
            <text:p>0.0013</text:p>
          </table:table-cell>
          <table:table-cell table:formula="of:=POWER([.$A67]*2/(1000*[.$B$2]);2)*[.$B$1]" office:value-type="float" office:value="0.00520192" calcext:value-type="float">
            <text:p>0.0052</text:p>
          </table:table-cell>
          <table:table-cell table:formula="of:=[.F67]-2*[.E67]-[.D67]" office:value-type="float" office:value="0.00260096" calcext:value-type="float">
            <text:p>0.0026</text:p>
          </table:table-cell>
          <table:table-cell table:formula="of:=IF([.G67]&lt;1/[.$B$6]; &quot;no&quot;; &quot;yes&quot;)" office:value-type="string" office:string-value="no" calcext:value-type="string">
            <text:p>no</text:p>
          </table:table-cell>
          <table:table-cell table:formula="of:=ROUND([.G67]*[.$B$6])" office:value-type="float" office:value="1" calcext:value-type="float">
            <text:p>1.0000</text:p>
          </table:table-cell>
          <table:table-cell table:formula="of:=[.I67]-[.G67]*[.$B$6]" office:value-type="float" office:value="0.33415424" calcext:value-type="float">
            <text:p>0.3342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67])/([.$B$2]*1000);2)*[.$B$1]" office:value-type="float" office:value="126.18850048" calcext:value-type="float">
            <text:p>126.1885</text:p>
          </table:table-cell>
          <table:table-cell table:formula="of:=IF([.K67]-[.L67]&gt;1; &quot;no&quot;; &quot;yes&quot;)" office:value-type="string" office:string-value="yes" calcext:value-type="string">
            <text:p>yes</text:p>
          </table:table-cell>
          <table:table-cell table:style-name="ce59" table:formula="of:=IF([.M67]=[.H67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67]+[.$B$9]" office:value-type="float" office:value="3250" calcext:value-type="float">
            <text:p>3250</text:p>
          </table:table-cell>
          <table:table-cell table:formula="of:=[.$B$2]*1000/[.A68]" office:value-type="float" office:value="307.692307692308" calcext:value-type="float">
            <text:p>307.6923</text:p>
          </table:table-cell>
          <table:table-cell table:formula="of:=CEILING([.B68];1)" office:value-type="float" office:value="308" calcext:value-type="float">
            <text:p>308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68]/(1000*[.$B$2]);2)*[.$B$1]" office:value-type="float" office:value="0.0013414375" calcext:value-type="float">
            <text:p>0.0013</text:p>
          </table:table-cell>
          <table:table-cell table:formula="of:=POWER([.$A68]*2/(1000*[.$B$2]);2)*[.$B$1]" office:value-type="float" office:value="0.00536575" calcext:value-type="float">
            <text:p>0.0054</text:p>
          </table:table-cell>
          <table:table-cell table:formula="of:=[.F68]-2*[.E68]-[.D68]" office:value-type="float" office:value="0.002682875" calcext:value-type="float">
            <text:p>0.0027</text:p>
          </table:table-cell>
          <table:table-cell table:formula="of:=IF([.G68]&lt;1/[.$B$6]; &quot;no&quot;; &quot;yes&quot;)" office:value-type="string" office:string-value="no" calcext:value-type="string">
            <text:p>no</text:p>
          </table:table-cell>
          <table:table-cell table:formula="of:=ROUND([.G68]*[.$B$6])" office:value-type="float" office:value="1" calcext:value-type="float">
            <text:p>1.0000</text:p>
          </table:table-cell>
          <table:table-cell table:formula="of:=[.I68]-[.G68]*[.$B$6]" office:value-type="float" office:value="0.313184" calcext:value-type="float">
            <text:p>0.3132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68])/([.$B$2]*1000);2)*[.$B$1]" office:value-type="float" office:value="126.1758414375" calcext:value-type="float">
            <text:p>126.1758</text:p>
          </table:table-cell>
          <table:table-cell table:formula="of:=IF([.K68]-[.L68]&gt;1; &quot;no&quot;; &quot;yes&quot;)" office:value-type="string" office:string-value="yes" calcext:value-type="string">
            <text:p>yes</text:p>
          </table:table-cell>
          <table:table-cell table:style-name="ce60" table:formula="of:=IF([.M68]=[.H68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68]+[.$B$9]" office:value-type="float" office:value="3300" calcext:value-type="float">
            <text:p>3300</text:p>
          </table:table-cell>
          <table:table-cell table:formula="of:=[.$B$2]*1000/[.A69]" office:value-type="float" office:value="303.030303030303" calcext:value-type="float">
            <text:p>303.0303</text:p>
          </table:table-cell>
          <table:table-cell table:formula="of:=CEILING([.B69];1)" office:value-type="float" office:value="304" calcext:value-type="float">
            <text:p>304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69]/(1000*[.$B$2]);2)*[.$B$1]" office:value-type="float" office:value="0.00138303" calcext:value-type="float">
            <text:p>0.0014</text:p>
          </table:table-cell>
          <table:table-cell table:formula="of:=POWER([.$A69]*2/(1000*[.$B$2]);2)*[.$B$1]" office:value-type="float" office:value="0.00553212" calcext:value-type="float">
            <text:p>0.0055</text:p>
          </table:table-cell>
          <table:table-cell table:formula="of:=[.F69]-2*[.E69]-[.D69]" office:value-type="float" office:value="0.00276606" calcext:value-type="float">
            <text:p>0.0028</text:p>
          </table:table-cell>
          <table:table-cell table:formula="of:=IF([.G69]&lt;1/[.$B$6]; &quot;no&quot;; &quot;yes&quot;)" office:value-type="string" office:string-value="no" calcext:value-type="string">
            <text:p>no</text:p>
          </table:table-cell>
          <table:table-cell table:formula="of:=ROUND([.G69]*[.$B$6])" office:value-type="float" office:value="1" calcext:value-type="float">
            <text:p>1.0000</text:p>
          </table:table-cell>
          <table:table-cell table:formula="of:=[.I69]-[.G69]*[.$B$6]" office:value-type="float" office:value="0.29188864" calcext:value-type="float">
            <text:p>0.2919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69])/([.$B$2]*1000);2)*[.$B$1]" office:value-type="float" office:value="126.16318303" calcext:value-type="float">
            <text:p>126.1632</text:p>
          </table:table-cell>
          <table:table-cell table:formula="of:=IF([.K69]-[.L69]&gt;1; &quot;no&quot;; &quot;yes&quot;)" office:value-type="string" office:string-value="yes" calcext:value-type="string">
            <text:p>yes</text:p>
          </table:table-cell>
          <table:table-cell table:style-name="ce61" table:formula="of:=IF([.M69]=[.H69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69]+[.$B$9]" office:value-type="float" office:value="3350" calcext:value-type="float">
            <text:p>3350</text:p>
          </table:table-cell>
          <table:table-cell table:formula="of:=[.$B$2]*1000/[.A70]" office:value-type="float" office:value="298.507462686567" calcext:value-type="float">
            <text:p>298.5075</text:p>
          </table:table-cell>
          <table:table-cell table:formula="of:=CEILING([.B70];1)" office:value-type="float" office:value="299" calcext:value-type="float">
            <text:p>299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70]/(1000*[.$B$2]);2)*[.$B$1]" office:value-type="float" office:value="0.0014252575" calcext:value-type="float">
            <text:p>0.0014</text:p>
          </table:table-cell>
          <table:table-cell table:formula="of:=POWER([.$A70]*2/(1000*[.$B$2]);2)*[.$B$1]" office:value-type="float" office:value="0.00570103" calcext:value-type="float">
            <text:p>0.0057</text:p>
          </table:table-cell>
          <table:table-cell table:formula="of:=[.F70]-2*[.E70]-[.D70]" office:value-type="float" office:value="0.002850515" calcext:value-type="float">
            <text:p>0.0029</text:p>
          </table:table-cell>
          <table:table-cell table:formula="of:=IF([.G70]&lt;1/[.$B$6]; &quot;no&quot;; &quot;yes&quot;)" office:value-type="string" office:string-value="no" calcext:value-type="string">
            <text:p>no</text:p>
          </table:table-cell>
          <table:table-cell table:formula="of:=ROUND([.G70]*[.$B$6])" office:value-type="float" office:value="1" calcext:value-type="float">
            <text:p>1.0000</text:p>
          </table:table-cell>
          <table:table-cell table:formula="of:=[.I70]-[.G70]*[.$B$6]" office:value-type="float" office:value="0.27026816" calcext:value-type="float">
            <text:p>0.2703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70])/([.$B$2]*1000);2)*[.$B$1]" office:value-type="float" office:value="126.1505252575" calcext:value-type="float">
            <text:p>126.1505</text:p>
          </table:table-cell>
          <table:table-cell table:formula="of:=IF([.K70]-[.L70]&gt;1; &quot;no&quot;; &quot;yes&quot;)" office:value-type="string" office:string-value="yes" calcext:value-type="string">
            <text:p>yes</text:p>
          </table:table-cell>
          <table:table-cell table:style-name="ce62" table:formula="of:=IF([.M70]=[.H70]; &quot;yes&quot;; &quot;no&quot;)" office:value-type="string" office:string-value="no" calcext:value-type="string">
            <text:p>no</text:p>
          </table:table-cell>
        </table:table-row>
        <table:table-row table:style-name="ro1">
          <table:table-cell table:formula="of:=[.A70]+[.$B$9]" office:value-type="float" office:value="3400" calcext:value-type="float">
            <text:p>3400</text:p>
          </table:table-cell>
          <table:table-cell table:formula="of:=[.$B$2]*1000/[.A71]" office:value-type="float" office:value="294.117647058824" calcext:value-type="float">
            <text:p>294.1176</text:p>
          </table:table-cell>
          <table:table-cell table:formula="of:=CEILING([.B71];1)" office:value-type="float" office:value="295" calcext:value-type="float">
            <text:p>295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71]/(1000*[.$B$2]);2)*[.$B$1]" office:value-type="float" office:value="0.00146812" calcext:value-type="float">
            <text:p>0.0015</text:p>
          </table:table-cell>
          <table:table-cell table:formula="of:=POWER([.$A71]*2/(1000*[.$B$2]);2)*[.$B$1]" office:value-type="float" office:value="0.00587248" calcext:value-type="float">
            <text:p>0.0059</text:p>
          </table:table-cell>
          <table:table-cell table:formula="of:=[.F71]-2*[.E71]-[.D71]" office:value-type="float" office:value="0.00293624" calcext:value-type="float">
            <text:p>0.0029</text:p>
          </table:table-cell>
          <table:table-cell table:formula="of:=IF([.G71]&lt;1/[.$B$6]; &quot;no&quot;; &quot;yes&quot;)" office:value-type="string" office:string-value="no" calcext:value-type="string">
            <text:p>no</text:p>
          </table:table-cell>
          <table:table-cell table:formula="of:=ROUND([.G71]*[.$B$6])" office:value-type="float" office:value="1" calcext:value-type="float">
            <text:p>1.0000</text:p>
          </table:table-cell>
          <table:table-cell table:formula="of:=[.I71]-[.G71]*[.$B$6]" office:value-type="float" office:value="0.24832256" calcext:value-type="float">
            <text:p>0.2483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71])/([.$B$2]*1000);2)*[.$B$1]" office:value-type="float" office:value="126.13786812" calcext:value-type="float">
            <text:p>126.1379</text:p>
          </table:table-cell>
          <table:table-cell table:formula="of:=IF([.K71]-[.L71]&gt;1; &quot;no&quot;; &quot;yes&quot;)" office:value-type="string" office:string-value="yes" calcext:value-type="string">
            <text:p>yes</text:p>
          </table:table-cell>
          <table:table-cell table:style-name="ce63" table:formula="of:=IF([.M71]=[.H71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71]+[.$B$9]" office:value-type="float" office:value="3450" calcext:value-type="float">
            <text:p>3450</text:p>
          </table:table-cell>
          <table:table-cell table:formula="of:=[.$B$2]*1000/[.A72]" office:value-type="float" office:value="289.855072463768" calcext:value-type="float">
            <text:p>289.8551</text:p>
          </table:table-cell>
          <table:table-cell table:formula="of:=CEILING([.B72];1)" office:value-type="float" office:value="290" calcext:value-type="float">
            <text:p>290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72]/(1000*[.$B$2]);2)*[.$B$1]" office:value-type="float" office:value="0.0015116175" calcext:value-type="float">
            <text:p>0.0015</text:p>
          </table:table-cell>
          <table:table-cell table:formula="of:=POWER([.$A72]*2/(1000*[.$B$2]);2)*[.$B$1]" office:value-type="float" office:value="0.00604647" calcext:value-type="float">
            <text:p>0.0060</text:p>
          </table:table-cell>
          <table:table-cell table:formula="of:=[.F72]-2*[.E72]-[.D72]" office:value-type="float" office:value="0.003023235" calcext:value-type="float">
            <text:p>0.0030</text:p>
          </table:table-cell>
          <table:table-cell table:formula="of:=IF([.G72]&lt;1/[.$B$6]; &quot;no&quot;; &quot;yes&quot;)" office:value-type="string" office:string-value="no" calcext:value-type="string">
            <text:p>no</text:p>
          </table:table-cell>
          <table:table-cell table:formula="of:=ROUND([.G72]*[.$B$6])" office:value-type="float" office:value="1" calcext:value-type="float">
            <text:p>1.0000</text:p>
          </table:table-cell>
          <table:table-cell table:formula="of:=[.I72]-[.G72]*[.$B$6]" office:value-type="float" office:value="0.22605184" calcext:value-type="float">
            <text:p>0.2261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72])/([.$B$2]*1000);2)*[.$B$1]" office:value-type="float" office:value="126.1252116175" calcext:value-type="float">
            <text:p>126.1252</text:p>
          </table:table-cell>
          <table:table-cell table:formula="of:=IF([.K72]-[.L72]&gt;1; &quot;no&quot;; &quot;yes&quot;)" office:value-type="string" office:string-value="yes" calcext:value-type="string">
            <text:p>yes</text:p>
          </table:table-cell>
          <table:table-cell table:style-name="ce64" table:formula="of:=IF([.M72]=[.H72]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table:formula="of:=[.A72]+[.$B$9]" office:value-type="float" office:value="3500" calcext:value-type="float">
            <text:p>3500</text:p>
          </table:table-cell>
          <table:table-cell table:formula="of:=[.$B$2]*1000/[.A73]" office:value-type="float" office:value="285.714285714286" calcext:value-type="float">
            <text:p>285.7143</text:p>
          </table:table-cell>
          <table:table-cell table:formula="of:=CEILING([.B73];1)" office:value-type="float" office:value="286" calcext:value-type="float">
            <text:p>286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73]/(1000*[.$B$2]);2)*[.$B$1]" office:value-type="float" office:value="0.00155575" calcext:value-type="float">
            <text:p>0.0016</text:p>
          </table:table-cell>
          <table:table-cell table:formula="of:=POWER([.$A73]*2/(1000*[.$B$2]);2)*[.$B$1]" office:value-type="float" office:value="0.006223" calcext:value-type="float">
            <text:p>0.0062</text:p>
          </table:table-cell>
          <table:table-cell table:formula="of:=[.F73]-2*[.E73]-[.D73]" office:value-type="float" office:value="0.0031115" calcext:value-type="float">
            <text:p>0.0031</text:p>
          </table:table-cell>
          <table:table-cell table:formula="of:=IF([.G73]&lt;1/[.$B$6]; &quot;no&quot;; &quot;yes&quot;)" office:value-type="string" office:string-value="no" calcext:value-type="string">
            <text:p>no</text:p>
          </table:table-cell>
          <table:table-cell table:formula="of:=ROUND([.G73]*[.$B$6])" office:value-type="float" office:value="1" calcext:value-type="float">
            <text:p>1.0000</text:p>
          </table:table-cell>
          <table:table-cell table:formula="of:=[.I73]-[.G73]*[.$B$6]" office:value-type="float" office:value="0.203456" calcext:value-type="float">
            <text:p>0.2035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73])/([.$B$2]*1000);2)*[.$B$1]" office:value-type="float" office:value="126.11255575" calcext:value-type="float">
            <text:p>126.1126</text:p>
          </table:table-cell>
          <table:table-cell table:formula="of:=IF([.K73]-[.L73]&gt;1; &quot;no&quot;; &quot;yes&quot;)" office:value-type="string" office:string-value="yes" calcext:value-type="string">
            <text:p>yes</text:p>
          </table:table-cell>
          <table:table-cell table:style-name="ce65" table:formula="of:=IF([.M73]=[.H73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73]+[.$B$9]" office:value-type="float" office:value="3550" calcext:value-type="float">
            <text:p>3550</text:p>
          </table:table-cell>
          <table:table-cell table:formula="of:=[.$B$2]*1000/[.A74]" office:value-type="float" office:value="281.69014084507" calcext:value-type="float">
            <text:p>281.6901</text:p>
          </table:table-cell>
          <table:table-cell table:formula="of:=CEILING([.B74];1)" office:value-type="float" office:value="282" calcext:value-type="float">
            <text:p>282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74]/(1000*[.$B$2]);2)*[.$B$1]" office:value-type="float" office:value="0.0016005175" calcext:value-type="float">
            <text:p>0.0016</text:p>
          </table:table-cell>
          <table:table-cell table:formula="of:=POWER([.$A74]*2/(1000*[.$B$2]);2)*[.$B$1]" office:value-type="float" office:value="0.00640207" calcext:value-type="float">
            <text:p>0.0064</text:p>
          </table:table-cell>
          <table:table-cell table:formula="of:=[.F74]-2*[.E74]-[.D74]" office:value-type="float" office:value="0.003201035" calcext:value-type="float">
            <text:p>0.0032</text:p>
          </table:table-cell>
          <table:table-cell table:formula="of:=IF([.G74]&lt;1/[.$B$6]; &quot;no&quot;; &quot;yes&quot;)" office:value-type="string" office:string-value="no" calcext:value-type="string">
            <text:p>no</text:p>
          </table:table-cell>
          <table:table-cell table:formula="of:=ROUND([.G74]*[.$B$6])" office:value-type="float" office:value="1" calcext:value-type="float">
            <text:p>1.0000</text:p>
          </table:table-cell>
          <table:table-cell table:formula="of:=[.I74]-[.G74]*[.$B$6]" office:value-type="float" office:value="0.18053504" calcext:value-type="float">
            <text:p>0.1805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74])/([.$B$2]*1000);2)*[.$B$1]" office:value-type="float" office:value="126.0999005175" calcext:value-type="float">
            <text:p>126.0999</text:p>
          </table:table-cell>
          <table:table-cell table:formula="of:=IF([.K74]-[.L74]&gt;1; &quot;no&quot;; &quot;yes&quot;)" office:value-type="string" office:string-value="yes" calcext:value-type="string">
            <text:p>yes</text:p>
          </table:table-cell>
          <table:table-cell table:style-name="ce66" table:formula="of:=IF([.M74]=[.H74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74]+[.$B$9]" office:value-type="float" office:value="3600" calcext:value-type="float">
            <text:p>3600</text:p>
          </table:table-cell>
          <table:table-cell table:formula="of:=[.$B$2]*1000/[.A75]" office:value-type="float" office:value="277.777777777778" calcext:value-type="float">
            <text:p>277.7778</text:p>
          </table:table-cell>
          <table:table-cell table:formula="of:=CEILING([.B75];1)" office:value-type="float" office:value="278" calcext:value-type="float">
            <text:p>278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75]/(1000*[.$B$2]);2)*[.$B$1]" office:value-type="float" office:value="0.00164592" calcext:value-type="float">
            <text:p>0.0016</text:p>
          </table:table-cell>
          <table:table-cell table:formula="of:=POWER([.$A75]*2/(1000*[.$B$2]);2)*[.$B$1]" office:value-type="float" office:value="0.00658368" calcext:value-type="float">
            <text:p>0.0066</text:p>
          </table:table-cell>
          <table:table-cell table:formula="of:=[.F75]-2*[.E75]-[.D75]" office:value-type="float" office:value="0.00329184" calcext:value-type="float">
            <text:p>0.0033</text:p>
          </table:table-cell>
          <table:table-cell table:formula="of:=IF([.G75]&lt;1/[.$B$6]; &quot;no&quot;; &quot;yes&quot;)" office:value-type="string" office:string-value="no" calcext:value-type="string">
            <text:p>no</text:p>
          </table:table-cell>
          <table:table-cell table:formula="of:=ROUND([.G75]*[.$B$6])" office:value-type="float" office:value="1" calcext:value-type="float">
            <text:p>1.0000</text:p>
          </table:table-cell>
          <table:table-cell table:formula="of:=[.I75]-[.G75]*[.$B$6]" office:value-type="float" office:value="0.15728896" calcext:value-type="float">
            <text:p>0.1573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75])/([.$B$2]*1000);2)*[.$B$1]" office:value-type="float" office:value="126.08724592" calcext:value-type="float">
            <text:p>126.0872</text:p>
          </table:table-cell>
          <table:table-cell table:formula="of:=IF([.K75]-[.L75]&gt;1; &quot;no&quot;; &quot;yes&quot;)" office:value-type="string" office:string-value="yes" calcext:value-type="string">
            <text:p>yes</text:p>
          </table:table-cell>
          <table:table-cell table:style-name="ce67" table:formula="of:=IF([.M75]=[.H75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75]+[.$B$9]" office:value-type="float" office:value="3650" calcext:value-type="float">
            <text:p>3650</text:p>
          </table:table-cell>
          <table:table-cell table:formula="of:=[.$B$2]*1000/[.A76]" office:value-type="float" office:value="273.972602739726" calcext:value-type="float">
            <text:p>273.9726</text:p>
          </table:table-cell>
          <table:table-cell table:formula="of:=CEILING([.B76];1)" office:value-type="float" office:value="274" calcext:value-type="float">
            <text:p>274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76]/(1000*[.$B$2]);2)*[.$B$1]" office:value-type="float" office:value="0.0016919575" calcext:value-type="float">
            <text:p>0.0017</text:p>
          </table:table-cell>
          <table:table-cell table:formula="of:=POWER([.$A76]*2/(1000*[.$B$2]);2)*[.$B$1]" office:value-type="float" office:value="0.00676783" calcext:value-type="float">
            <text:p>0.0068</text:p>
          </table:table-cell>
          <table:table-cell table:formula="of:=[.F76]-2*[.E76]-[.D76]" office:value-type="float" office:value="0.003383915" calcext:value-type="float">
            <text:p>0.0034</text:p>
          </table:table-cell>
          <table:table-cell table:formula="of:=IF([.G76]&lt;1/[.$B$6]; &quot;no&quot;; &quot;yes&quot;)" office:value-type="string" office:string-value="no" calcext:value-type="string">
            <text:p>no</text:p>
          </table:table-cell>
          <table:table-cell table:formula="of:=ROUND([.G76]*[.$B$6])" office:value-type="float" office:value="1" calcext:value-type="float">
            <text:p>1.0000</text:p>
          </table:table-cell>
          <table:table-cell table:formula="of:=[.I76]-[.G76]*[.$B$6]" office:value-type="float" office:value="0.13371776" calcext:value-type="float">
            <text:p>0.1337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76])/([.$B$2]*1000);2)*[.$B$1]" office:value-type="float" office:value="126.0745919575" calcext:value-type="float">
            <text:p>126.0746</text:p>
          </table:table-cell>
          <table:table-cell table:formula="of:=IF([.K76]-[.L76]&gt;1; &quot;no&quot;; &quot;yes&quot;)" office:value-type="string" office:string-value="yes" calcext:value-type="string">
            <text:p>yes</text:p>
          </table:table-cell>
          <table:table-cell table:style-name="ce68" table:formula="of:=IF([.M76]=[.H76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76]+[.$B$9]" office:value-type="float" office:value="3700" calcext:value-type="float">
            <text:p>3700</text:p>
          </table:table-cell>
          <table:table-cell table:formula="of:=[.$B$2]*1000/[.A77]" office:value-type="float" office:value="270.27027027027" calcext:value-type="float">
            <text:p>270.2703</text:p>
          </table:table-cell>
          <table:table-cell table:formula="of:=CEILING([.B77];1)" office:value-type="float" office:value="271" calcext:value-type="float">
            <text:p>271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77]/(1000*[.$B$2]);2)*[.$B$1]" office:value-type="float" office:value="0.00173863" calcext:value-type="float">
            <text:p>0.0017</text:p>
          </table:table-cell>
          <table:table-cell table:formula="of:=POWER([.$A77]*2/(1000*[.$B$2]);2)*[.$B$1]" office:value-type="float" office:value="0.00695452" calcext:value-type="float">
            <text:p>0.0070</text:p>
          </table:table-cell>
          <table:table-cell table:formula="of:=[.F77]-2*[.E77]-[.D77]" office:value-type="float" office:value="0.00347726" calcext:value-type="float">
            <text:p>0.0035</text:p>
          </table:table-cell>
          <table:table-cell table:formula="of:=IF([.G77]&lt;1/[.$B$6]; &quot;no&quot;; &quot;yes&quot;)" office:value-type="string" office:string-value="no" calcext:value-type="string">
            <text:p>no</text:p>
          </table:table-cell>
          <table:table-cell table:formula="of:=ROUND([.G77]*[.$B$6])" office:value-type="float" office:value="1" calcext:value-type="float">
            <text:p>1.0000</text:p>
          </table:table-cell>
          <table:table-cell table:formula="of:=[.I77]-[.G77]*[.$B$6]" office:value-type="float" office:value="0.10982144" calcext:value-type="float">
            <text:p>0.1098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77])/([.$B$2]*1000);2)*[.$B$1]" office:value-type="float" office:value="126.06193863" calcext:value-type="float">
            <text:p>126.0619</text:p>
          </table:table-cell>
          <table:table-cell table:formula="of:=IF([.K77]-[.L77]&gt;1; &quot;no&quot;; &quot;yes&quot;)" office:value-type="string" office:string-value="yes" calcext:value-type="string">
            <text:p>yes</text:p>
          </table:table-cell>
          <table:table-cell table:style-name="ce69" table:formula="of:=IF([.M77]=[.H77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77]+[.$B$9]" office:value-type="float" office:value="3750" calcext:value-type="float">
            <text:p>3750</text:p>
          </table:table-cell>
          <table:table-cell table:formula="of:=[.$B$2]*1000/[.A78]" office:value-type="float" office:value="266.666666666667" calcext:value-type="float">
            <text:p>266.6667</text:p>
          </table:table-cell>
          <table:table-cell table:formula="of:=CEILING([.B78];1)" office:value-type="float" office:value="267" calcext:value-type="float">
            <text:p>267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78]/(1000*[.$B$2]);2)*[.$B$1]" office:value-type="float" office:value="0.0017859375" calcext:value-type="float">
            <text:p>0.0018</text:p>
          </table:table-cell>
          <table:table-cell table:formula="of:=POWER([.$A78]*2/(1000*[.$B$2]);2)*[.$B$1]" office:value-type="float" office:value="0.00714375" calcext:value-type="float">
            <text:p>0.0071</text:p>
          </table:table-cell>
          <table:table-cell table:formula="of:=[.F78]-2*[.E78]-[.D78]" office:value-type="float" office:value="0.003571875" calcext:value-type="float">
            <text:p>0.0036</text:p>
          </table:table-cell>
          <table:table-cell table:formula="of:=IF([.G78]&lt;1/[.$B$6]; &quot;no&quot;; &quot;yes&quot;)" office:value-type="string" office:string-value="no" calcext:value-type="string">
            <text:p>no</text:p>
          </table:table-cell>
          <table:table-cell table:formula="of:=ROUND([.G78]*[.$B$6])" office:value-type="float" office:value="1" calcext:value-type="float">
            <text:p>1.0000</text:p>
          </table:table-cell>
          <table:table-cell table:formula="of:=[.I78]-[.G78]*[.$B$6]" office:value-type="float" office:value="0.0856" calcext:value-type="float">
            <text:p>0.0856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78])/([.$B$2]*1000);2)*[.$B$1]" office:value-type="float" office:value="126.0492859375" calcext:value-type="float">
            <text:p>126.0493</text:p>
          </table:table-cell>
          <table:table-cell table:formula="of:=IF([.K78]-[.L78]&gt;1; &quot;no&quot;; &quot;yes&quot;)" office:value-type="string" office:string-value="yes" calcext:value-type="string">
            <text:p>yes</text:p>
          </table:table-cell>
          <table:table-cell table:style-name="ce70" table:formula="of:=IF([.M78]=[.H78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78]+[.$B$9]" office:value-type="float" office:value="3800" calcext:value-type="float">
            <text:p>3800</text:p>
          </table:table-cell>
          <table:table-cell table:formula="of:=[.$B$2]*1000/[.A79]" office:value-type="float" office:value="263.157894736842" calcext:value-type="float">
            <text:p>263.1579</text:p>
          </table:table-cell>
          <table:table-cell table:formula="of:=CEILING([.B79];1)" office:value-type="float" office:value="264" calcext:value-type="float">
            <text:p>264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79]/(1000*[.$B$2]);2)*[.$B$1]" office:value-type="float" office:value="0.00183388" calcext:value-type="float">
            <text:p>0.0018</text:p>
          </table:table-cell>
          <table:table-cell table:formula="of:=POWER([.$A79]*2/(1000*[.$B$2]);2)*[.$B$1]" office:value-type="float" office:value="0.00733552" calcext:value-type="float">
            <text:p>0.0073</text:p>
          </table:table-cell>
          <table:table-cell table:formula="of:=[.F79]-2*[.E79]-[.D79]" office:value-type="float" office:value="0.00366776" calcext:value-type="float">
            <text:p>0.0037</text:p>
          </table:table-cell>
          <table:table-cell table:formula="of:=IF([.G79]&lt;1/[.$B$6]; &quot;no&quot;; &quot;yes&quot;)" office:value-type="string" office:string-value="no" calcext:value-type="string">
            <text:p>no</text:p>
          </table:table-cell>
          <table:table-cell table:formula="of:=ROUND([.G79]*[.$B$6])" office:value-type="float" office:value="1" calcext:value-type="float">
            <text:p>1.0000</text:p>
          </table:table-cell>
          <table:table-cell table:formula="of:=[.I79]-[.G79]*[.$B$6]" office:value-type="float" office:value="0.0610534399999999" calcext:value-type="float">
            <text:p>0.0611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79])/([.$B$2]*1000);2)*[.$B$1]" office:value-type="float" office:value="126.03663388" calcext:value-type="float">
            <text:p>126.0366</text:p>
          </table:table-cell>
          <table:table-cell table:formula="of:=IF([.K79]-[.L79]&gt;1; &quot;no&quot;; &quot;yes&quot;)" office:value-type="string" office:string-value="yes" calcext:value-type="string">
            <text:p>yes</text:p>
          </table:table-cell>
          <table:table-cell table:style-name="ce71" table:formula="of:=IF([.M79]=[.H79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79]+[.$B$9]" office:value-type="float" office:value="3850" calcext:value-type="float">
            <text:p>3850</text:p>
          </table:table-cell>
          <table:table-cell table:formula="of:=[.$B$2]*1000/[.A80]" office:value-type="float" office:value="259.74025974026" calcext:value-type="float">
            <text:p>259.7403</text:p>
          </table:table-cell>
          <table:table-cell table:formula="of:=CEILING([.B80];1)" office:value-type="float" office:value="260" calcext:value-type="float">
            <text:p>260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80]/(1000*[.$B$2]);2)*[.$B$1]" office:value-type="float" office:value="0.0018824575" calcext:value-type="float">
            <text:p>0.0019</text:p>
          </table:table-cell>
          <table:table-cell table:formula="of:=POWER([.$A80]*2/(1000*[.$B$2]);2)*[.$B$1]" office:value-type="float" office:value="0.00752983" calcext:value-type="float">
            <text:p>0.0075</text:p>
          </table:table-cell>
          <table:table-cell table:formula="of:=[.F80]-2*[.E80]-[.D80]" office:value-type="float" office:value="0.003764915" calcext:value-type="float">
            <text:p>0.0038</text:p>
          </table:table-cell>
          <table:table-cell table:formula="of:=IF([.G80]&lt;1/[.$B$6]; &quot;no&quot;; &quot;yes&quot;)" office:value-type="string" office:string-value="no" calcext:value-type="string">
            <text:p>no</text:p>
          </table:table-cell>
          <table:table-cell table:formula="of:=ROUND([.G80]*[.$B$6])" office:value-type="float" office:value="1" calcext:value-type="float">
            <text:p>1.0000</text:p>
          </table:table-cell>
          <table:table-cell table:formula="of:=[.I80]-[.G80]*[.$B$6]" office:value-type="float" office:value="0.03618176" calcext:value-type="float">
            <text:p>0.0362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80])/([.$B$2]*1000);2)*[.$B$1]" office:value-type="float" office:value="126.0239824575" calcext:value-type="float">
            <text:p>126.0240</text:p>
          </table:table-cell>
          <table:table-cell table:formula="of:=IF([.K80]-[.L80]&gt;1; &quot;no&quot;; &quot;yes&quot;)" office:value-type="string" office:string-value="yes" calcext:value-type="string">
            <text:p>yes</text:p>
          </table:table-cell>
          <table:table-cell table:style-name="ce72" table:formula="of:=IF([.M80]=[.H80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80]+[.$B$9]" office:value-type="float" office:value="3900" calcext:value-type="float">
            <text:p>3900</text:p>
          </table:table-cell>
          <table:table-cell table:formula="of:=[.$B$2]*1000/[.A81]" office:value-type="float" office:value="256.410256410256" calcext:value-type="float">
            <text:p>256.4103</text:p>
          </table:table-cell>
          <table:table-cell table:formula="of:=CEILING([.B81];1)" office:value-type="float" office:value="257" calcext:value-type="float">
            <text:p>257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81]/(1000*[.$B$2]);2)*[.$B$1]" office:value-type="float" office:value="0.00193167" calcext:value-type="float">
            <text:p>0.0019</text:p>
          </table:table-cell>
          <table:table-cell table:formula="of:=POWER([.$A81]*2/(1000*[.$B$2]);2)*[.$B$1]" office:value-type="float" office:value="0.00772668" calcext:value-type="float">
            <text:p>0.0077</text:p>
          </table:table-cell>
          <table:table-cell table:formula="of:=[.F81]-2*[.E81]-[.D81]" office:value-type="float" office:value="0.00386334" calcext:value-type="float">
            <text:p>0.0039</text:p>
          </table:table-cell>
          <table:table-cell table:formula="of:=IF([.G81]&lt;1/[.$B$6]; &quot;no&quot;; &quot;yes&quot;)" office:value-type="string" office:string-value="no" calcext:value-type="string">
            <text:p>no</text:p>
          </table:table-cell>
          <table:table-cell table:formula="of:=ROUND([.G81]*[.$B$6])" office:value-type="float" office:value="1" calcext:value-type="float">
            <text:p>1.0000</text:p>
          </table:table-cell>
          <table:table-cell table:formula="of:=[.I81]-[.G81]*[.$B$6]" office:value-type="float" office:value="0.0109849600000002" calcext:value-type="float">
            <text:p>0.0110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81])/([.$B$2]*1000);2)*[.$B$1]" office:value-type="float" office:value="126.01133167" calcext:value-type="float">
            <text:p>126.0113</text:p>
          </table:table-cell>
          <table:table-cell table:formula="of:=IF([.K81]-[.L81]&gt;1; &quot;no&quot;; &quot;yes&quot;)" office:value-type="string" office:string-value="yes" calcext:value-type="string">
            <text:p>yes</text:p>
          </table:table-cell>
          <table:table-cell table:style-name="ce73" table:formula="of:=IF([.M81]=[.H81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81]+[.$B$9]" office:value-type="float" office:value="3950" calcext:value-type="float">
            <text:p>3950</text:p>
          </table:table-cell>
          <table:table-cell table:formula="of:=[.$B$2]*1000/[.A82]" office:value-type="float" office:value="253.164556962025" calcext:value-type="float">
            <text:p>253.1646</text:p>
          </table:table-cell>
          <table:table-cell table:formula="of:=CEILING([.B82];1)" office:value-type="float" office:value="254" calcext:value-type="float">
            <text:p>254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82]/(1000*[.$B$2]);2)*[.$B$1]" office:value-type="float" office:value="0.0019815175" calcext:value-type="float">
            <text:p>0.0020</text:p>
          </table:table-cell>
          <table:table-cell table:formula="of:=POWER([.$A82]*2/(1000*[.$B$2]);2)*[.$B$1]" office:value-type="float" office:value="0.00792607" calcext:value-type="float">
            <text:p>0.0079</text:p>
          </table:table-cell>
          <table:table-cell table:formula="of:=[.F82]-2*[.E82]-[.D82]" office:value-type="float" office:value="0.003963035" calcext:value-type="float">
            <text:p>0.0040</text:p>
          </table:table-cell>
          <table:table-cell table:formula="of:=IF([.G82]&lt;1/[.$B$6]; &quot;no&quot;; &quot;yes&quot;)" office:value-type="string" office:string-value="yes" calcext:value-type="string">
            <text:p>yes</text:p>
          </table:table-cell>
          <table:table-cell table:formula="of:=ROUND([.G82]*[.$B$6])" office:value-type="float" office:value="1" calcext:value-type="float">
            <text:p>1.0000</text:p>
          </table:table-cell>
          <table:table-cell table:formula="of:=[.I82]-[.G82]*[.$B$6]" office:value-type="float" office:value="-0.01453696" calcext:value-type="float">
            <text:p>-0.0145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82])/([.$B$2]*1000);2)*[.$B$1]" office:value-type="float" office:value="125.9986815175" calcext:value-type="float">
            <text:p>125.9987</text:p>
          </table:table-cell>
          <table:table-cell table:formula="of:=IF([.K82]-[.L82]&gt;1; &quot;no&quot;; &quot;yes&quot;)" office:value-type="string" office:string-value="no" calcext:value-type="string">
            <text:p>no</text:p>
          </table:table-cell>
          <table:table-cell table:style-name="ce74" table:formula="of:=IF([.M82]=[.H82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82]+[.$B$9]" office:value-type="float" office:value="4000" calcext:value-type="float">
            <text:p>4000</text:p>
          </table:table-cell>
          <table:table-cell table:formula="of:=[.$B$2]*1000/[.A83]" office:value-type="float" office:value="250" calcext:value-type="float">
            <text:p>250.0000</text:p>
          </table:table-cell>
          <table:table-cell table:formula="of:=CEILING([.B83];1)" office:value-type="float" office:value="250" calcext:value-type="float">
            <text:p>250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83]/(1000*[.$B$2]);2)*[.$B$1]" office:value-type="float" office:value="0.002032" calcext:value-type="float">
            <text:p>0.0020</text:p>
          </table:table-cell>
          <table:table-cell table:formula="of:=POWER([.$A83]*2/(1000*[.$B$2]);2)*[.$B$1]" office:value-type="float" office:value="0.008128" calcext:value-type="float">
            <text:p>0.0081</text:p>
          </table:table-cell>
          <table:table-cell table:formula="of:=[.F83]-2*[.E83]-[.D83]" office:value-type="float" office:value="0.004064" calcext:value-type="float">
            <text:p>0.0041</text:p>
          </table:table-cell>
          <table:table-cell table:formula="of:=IF([.G83]&lt;1/[.$B$6]; &quot;no&quot;; &quot;yes&quot;)" office:value-type="string" office:string-value="yes" calcext:value-type="string">
            <text:p>yes</text:p>
          </table:table-cell>
          <table:table-cell table:formula="of:=ROUND([.G83]*[.$B$6])" office:value-type="float" office:value="1" calcext:value-type="float">
            <text:p>1.0000</text:p>
          </table:table-cell>
          <table:table-cell table:formula="of:=[.I83]-[.G83]*[.$B$6]" office:value-type="float" office:value="-0.040384" calcext:value-type="float">
            <text:p>-0.0404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83])/([.$B$2]*1000);2)*[.$B$1]" office:value-type="float" office:value="125.986032" calcext:value-type="float">
            <text:p>125.9860</text:p>
          </table:table-cell>
          <table:table-cell table:formula="of:=IF([.K83]-[.L83]&gt;1; &quot;no&quot;; &quot;yes&quot;)" office:value-type="string" office:string-value="no" calcext:value-type="string">
            <text:p>no</text:p>
          </table:table-cell>
          <table:table-cell table:style-name="ce75" table:formula="of:=IF([.M83]=[.H83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83]+[.$B$9]" office:value-type="float" office:value="4050" calcext:value-type="float">
            <text:p>4050</text:p>
          </table:table-cell>
          <table:table-cell table:formula="of:=[.$B$2]*1000/[.A84]" office:value-type="float" office:value="246.913580246914" calcext:value-type="float">
            <text:p>246.9136</text:p>
          </table:table-cell>
          <table:table-cell table:formula="of:=CEILING([.B84];1)" office:value-type="float" office:value="247" calcext:value-type="float">
            <text:p>247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84]/(1000*[.$B$2]);2)*[.$B$1]" office:value-type="float" office:value="0.0020831175" calcext:value-type="float">
            <text:p>0.0021</text:p>
          </table:table-cell>
          <table:table-cell table:formula="of:=POWER([.$A84]*2/(1000*[.$B$2]);2)*[.$B$1]" office:value-type="float" office:value="0.00833247" calcext:value-type="float">
            <text:p>0.0083</text:p>
          </table:table-cell>
          <table:table-cell table:formula="of:=[.F84]-2*[.E84]-[.D84]" office:value-type="float" office:value="0.004166235" calcext:value-type="float">
            <text:p>0.0042</text:p>
          </table:table-cell>
          <table:table-cell table:formula="of:=IF([.G84]&lt;1/[.$B$6]; &quot;no&quot;; &quot;yes&quot;)" office:value-type="string" office:string-value="yes" calcext:value-type="string">
            <text:p>yes</text:p>
          </table:table-cell>
          <table:table-cell table:formula="of:=ROUND([.G84]*[.$B$6])" office:value-type="float" office:value="1" calcext:value-type="float">
            <text:p>1.0000</text:p>
          </table:table-cell>
          <table:table-cell table:formula="of:=[.I84]-[.G84]*[.$B$6]" office:value-type="float" office:value="-0.0665561599999998" calcext:value-type="float">
            <text:p>-0.0666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84])/([.$B$2]*1000);2)*[.$B$1]" office:value-type="float" office:value="125.9733831175" calcext:value-type="float">
            <text:p>125.9734</text:p>
          </table:table-cell>
          <table:table-cell table:formula="of:=IF([.K84]-[.L84]&gt;1; &quot;no&quot;; &quot;yes&quot;)" office:value-type="string" office:string-value="no" calcext:value-type="string">
            <text:p>no</text:p>
          </table:table-cell>
          <table:table-cell table:style-name="ce76" table:formula="of:=IF([.M84]=[.H84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84]+[.$B$9]" office:value-type="float" office:value="4100" calcext:value-type="float">
            <text:p>4100</text:p>
          </table:table-cell>
          <table:table-cell table:formula="of:=[.$B$2]*1000/[.A85]" office:value-type="float" office:value="243.90243902439" calcext:value-type="float">
            <text:p>243.9024</text:p>
          </table:table-cell>
          <table:table-cell table:formula="of:=CEILING([.B85];1)" office:value-type="float" office:value="244" calcext:value-type="float">
            <text:p>244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85]/(1000*[.$B$2]);2)*[.$B$1]" office:value-type="float" office:value="0.00213487" calcext:value-type="float">
            <text:p>0.0021</text:p>
          </table:table-cell>
          <table:table-cell table:formula="of:=POWER([.$A85]*2/(1000*[.$B$2]);2)*[.$B$1]" office:value-type="float" office:value="0.00853948" calcext:value-type="float">
            <text:p>0.0085</text:p>
          </table:table-cell>
          <table:table-cell table:formula="of:=[.F85]-2*[.E85]-[.D85]" office:value-type="float" office:value="0.00426974" calcext:value-type="float">
            <text:p>0.0043</text:p>
          </table:table-cell>
          <table:table-cell table:formula="of:=IF([.G85]&lt;1/[.$B$6]; &quot;no&quot;; &quot;yes&quot;)" office:value-type="string" office:string-value="yes" calcext:value-type="string">
            <text:p>yes</text:p>
          </table:table-cell>
          <table:table-cell table:formula="of:=ROUND([.G85]*[.$B$6])" office:value-type="float" office:value="1" calcext:value-type="float">
            <text:p>1.0000</text:p>
          </table:table-cell>
          <table:table-cell table:formula="of:=[.I85]-[.G85]*[.$B$6]" office:value-type="float" office:value="-0.0930534400000003" calcext:value-type="float">
            <text:p>-0.0931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85])/([.$B$2]*1000);2)*[.$B$1]" office:value-type="float" office:value="125.96073487" calcext:value-type="float">
            <text:p>125.9607</text:p>
          </table:table-cell>
          <table:table-cell table:formula="of:=IF([.K85]-[.L85]&gt;1; &quot;no&quot;; &quot;yes&quot;)" office:value-type="string" office:string-value="no" calcext:value-type="string">
            <text:p>no</text:p>
          </table:table-cell>
          <table:table-cell table:style-name="ce77" table:formula="of:=IF([.M85]=[.H85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85]+[.$B$9]" office:value-type="float" office:value="4150" calcext:value-type="float">
            <text:p>4150</text:p>
          </table:table-cell>
          <table:table-cell table:formula="of:=[.$B$2]*1000/[.A86]" office:value-type="float" office:value="240.963855421687" calcext:value-type="float">
            <text:p>240.9639</text:p>
          </table:table-cell>
          <table:table-cell table:formula="of:=CEILING([.B86];1)" office:value-type="float" office:value="241" calcext:value-type="float">
            <text:p>241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86]/(1000*[.$B$2]);2)*[.$B$1]" office:value-type="float" office:value="0.0021872575" calcext:value-type="float">
            <text:p>0.0022</text:p>
          </table:table-cell>
          <table:table-cell table:formula="of:=POWER([.$A86]*2/(1000*[.$B$2]);2)*[.$B$1]" office:value-type="float" office:value="0.00874903" calcext:value-type="float">
            <text:p>0.0087</text:p>
          </table:table-cell>
          <table:table-cell table:formula="of:=[.F86]-2*[.E86]-[.D86]" office:value-type="float" office:value="0.004374515" calcext:value-type="float">
            <text:p>0.0044</text:p>
          </table:table-cell>
          <table:table-cell table:formula="of:=IF([.G86]&lt;1/[.$B$6]; &quot;no&quot;; &quot;yes&quot;)" office:value-type="string" office:string-value="yes" calcext:value-type="string">
            <text:p>yes</text:p>
          </table:table-cell>
          <table:table-cell table:formula="of:=ROUND([.G86]*[.$B$6])" office:value-type="float" office:value="1" calcext:value-type="float">
            <text:p>1.0000</text:p>
          </table:table-cell>
          <table:table-cell table:formula="of:=[.I86]-[.G86]*[.$B$6]" office:value-type="float" office:value="-0.11987584" calcext:value-type="float">
            <text:p>-0.1199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86])/([.$B$2]*1000);2)*[.$B$1]" office:value-type="float" office:value="125.9480872575" calcext:value-type="float">
            <text:p>125.9481</text:p>
          </table:table-cell>
          <table:table-cell table:formula="of:=IF([.K86]-[.L86]&gt;1; &quot;no&quot;; &quot;yes&quot;)" office:value-type="string" office:string-value="no" calcext:value-type="string">
            <text:p>no</text:p>
          </table:table-cell>
          <table:table-cell table:style-name="ce78" table:formula="of:=IF([.M86]=[.H86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86]+[.$B$9]" office:value-type="float" office:value="4200" calcext:value-type="float">
            <text:p>4200</text:p>
          </table:table-cell>
          <table:table-cell table:formula="of:=[.$B$2]*1000/[.A87]" office:value-type="float" office:value="238.095238095238" calcext:value-type="float">
            <text:p>238.0952</text:p>
          </table:table-cell>
          <table:table-cell table:formula="of:=CEILING([.B87];1)" office:value-type="float" office:value="239" calcext:value-type="float">
            <text:p>239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87]/(1000*[.$B$2]);2)*[.$B$1]" office:value-type="float" office:value="0.00224028" calcext:value-type="float">
            <text:p>0.0022</text:p>
          </table:table-cell>
          <table:table-cell table:formula="of:=POWER([.$A87]*2/(1000*[.$B$2]);2)*[.$B$1]" office:value-type="float" office:value="0.00896112" calcext:value-type="float">
            <text:p>0.0090</text:p>
          </table:table-cell>
          <table:table-cell table:formula="of:=[.F87]-2*[.E87]-[.D87]" office:value-type="float" office:value="0.00448056" calcext:value-type="float">
            <text:p>0.0045</text:p>
          </table:table-cell>
          <table:table-cell table:formula="of:=IF([.G87]&lt;1/[.$B$6]; &quot;no&quot;; &quot;yes&quot;)" office:value-type="string" office:string-value="yes" calcext:value-type="string">
            <text:p>yes</text:p>
          </table:table-cell>
          <table:table-cell table:formula="of:=ROUND([.G87]*[.$B$6])" office:value-type="float" office:value="1" calcext:value-type="float">
            <text:p>1.0000</text:p>
          </table:table-cell>
          <table:table-cell table:formula="of:=[.I87]-[.G87]*[.$B$6]" office:value-type="float" office:value="-0.14702336" calcext:value-type="float">
            <text:p>-0.1470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87])/([.$B$2]*1000);2)*[.$B$1]" office:value-type="float" office:value="125.93544028" calcext:value-type="float">
            <text:p>125.9354</text:p>
          </table:table-cell>
          <table:table-cell table:formula="of:=IF([.K87]-[.L87]&gt;1; &quot;no&quot;; &quot;yes&quot;)" office:value-type="string" office:string-value="no" calcext:value-type="string">
            <text:p>no</text:p>
          </table:table-cell>
          <table:table-cell table:style-name="ce79" table:formula="of:=IF([.M87]=[.H87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87]+[.$B$9]" office:value-type="float" office:value="4250" calcext:value-type="float">
            <text:p>4250</text:p>
          </table:table-cell>
          <table:table-cell table:formula="of:=[.$B$2]*1000/[.A88]" office:value-type="float" office:value="235.294117647059" calcext:value-type="float">
            <text:p>235.2941</text:p>
          </table:table-cell>
          <table:table-cell table:formula="of:=CEILING([.B88];1)" office:value-type="float" office:value="236" calcext:value-type="float">
            <text:p>236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88]/(1000*[.$B$2]);2)*[.$B$1]" office:value-type="float" office:value="0.0022939375" calcext:value-type="float">
            <text:p>0.0023</text:p>
          </table:table-cell>
          <table:table-cell table:formula="of:=POWER([.$A88]*2/(1000*[.$B$2]);2)*[.$B$1]" office:value-type="float" office:value="0.00917575" calcext:value-type="float">
            <text:p>0.0092</text:p>
          </table:table-cell>
          <table:table-cell table:formula="of:=[.F88]-2*[.E88]-[.D88]" office:value-type="float" office:value="0.004587875" calcext:value-type="float">
            <text:p>0.0046</text:p>
          </table:table-cell>
          <table:table-cell table:formula="of:=IF([.G88]&lt;1/[.$B$6]; &quot;no&quot;; &quot;yes&quot;)" office:value-type="string" office:string-value="yes" calcext:value-type="string">
            <text:p>yes</text:p>
          </table:table-cell>
          <table:table-cell table:formula="of:=ROUND([.G88]*[.$B$6])" office:value-type="float" office:value="1" calcext:value-type="float">
            <text:p>1.0000</text:p>
          </table:table-cell>
          <table:table-cell table:formula="of:=[.I88]-[.G88]*[.$B$6]" office:value-type="float" office:value="-0.174496" calcext:value-type="float">
            <text:p>-0.1745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88])/([.$B$2]*1000);2)*[.$B$1]" office:value-type="float" office:value="125.9227939375" calcext:value-type="float">
            <text:p>125.9228</text:p>
          </table:table-cell>
          <table:table-cell table:formula="of:=IF([.K88]-[.L88]&gt;1; &quot;no&quot;; &quot;yes&quot;)" office:value-type="string" office:string-value="no" calcext:value-type="string">
            <text:p>no</text:p>
          </table:table-cell>
          <table:table-cell table:style-name="ce80" table:formula="of:=IF([.M88]=[.H88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88]+[.$B$9]" office:value-type="float" office:value="4300" calcext:value-type="float">
            <text:p>4300</text:p>
          </table:table-cell>
          <table:table-cell table:formula="of:=[.$B$2]*1000/[.A89]" office:value-type="float" office:value="232.558139534884" calcext:value-type="float">
            <text:p>232.5581</text:p>
          </table:table-cell>
          <table:table-cell table:formula="of:=CEILING([.B89];1)" office:value-type="float" office:value="233" calcext:value-type="float">
            <text:p>233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89]/(1000*[.$B$2]);2)*[.$B$1]" office:value-type="float" office:value="0.00234823" calcext:value-type="float">
            <text:p>0.0023</text:p>
          </table:table-cell>
          <table:table-cell table:formula="of:=POWER([.$A89]*2/(1000*[.$B$2]);2)*[.$B$1]" office:value-type="float" office:value="0.00939292" calcext:value-type="float">
            <text:p>0.0094</text:p>
          </table:table-cell>
          <table:table-cell table:formula="of:=[.F89]-2*[.E89]-[.D89]" office:value-type="float" office:value="0.00469646" calcext:value-type="float">
            <text:p>0.0047</text:p>
          </table:table-cell>
          <table:table-cell table:formula="of:=IF([.G89]&lt;1/[.$B$6]; &quot;no&quot;; &quot;yes&quot;)" office:value-type="string" office:string-value="yes" calcext:value-type="string">
            <text:p>yes</text:p>
          </table:table-cell>
          <table:table-cell table:formula="of:=ROUND([.G89]*[.$B$6])" office:value-type="float" office:value="1" calcext:value-type="float">
            <text:p>1.0000</text:p>
          </table:table-cell>
          <table:table-cell table:formula="of:=[.I89]-[.G89]*[.$B$6]" office:value-type="float" office:value="-0.20229376" calcext:value-type="float">
            <text:p>-0.2023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89])/([.$B$2]*1000);2)*[.$B$1]" office:value-type="float" office:value="125.91014823" calcext:value-type="float">
            <text:p>125.9101</text:p>
          </table:table-cell>
          <table:table-cell table:formula="of:=IF([.K89]-[.L89]&gt;1; &quot;no&quot;; &quot;yes&quot;)" office:value-type="string" office:string-value="no" calcext:value-type="string">
            <text:p>no</text:p>
          </table:table-cell>
          <table:table-cell table:style-name="ce81" table:formula="of:=IF([.M89]=[.H89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89]+[.$B$9]" office:value-type="float" office:value="4350" calcext:value-type="float">
            <text:p>4350</text:p>
          </table:table-cell>
          <table:table-cell table:formula="of:=[.$B$2]*1000/[.A90]" office:value-type="float" office:value="229.885057471264" calcext:value-type="float">
            <text:p>229.8851</text:p>
          </table:table-cell>
          <table:table-cell table:formula="of:=CEILING([.B90];1)" office:value-type="float" office:value="230" calcext:value-type="float">
            <text:p>230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90]/(1000*[.$B$2]);2)*[.$B$1]" office:value-type="float" office:value="0.0024031575" calcext:value-type="float">
            <text:p>0.0024</text:p>
          </table:table-cell>
          <table:table-cell table:formula="of:=POWER([.$A90]*2/(1000*[.$B$2]);2)*[.$B$1]" office:value-type="float" office:value="0.00961263" calcext:value-type="float">
            <text:p>0.0096</text:p>
          </table:table-cell>
          <table:table-cell table:formula="of:=[.F90]-2*[.E90]-[.D90]" office:value-type="float" office:value="0.004806315" calcext:value-type="float">
            <text:p>0.0048</text:p>
          </table:table-cell>
          <table:table-cell table:formula="of:=IF([.G90]&lt;1/[.$B$6]; &quot;no&quot;; &quot;yes&quot;)" office:value-type="string" office:string-value="yes" calcext:value-type="string">
            <text:p>yes</text:p>
          </table:table-cell>
          <table:table-cell table:formula="of:=ROUND([.G90]*[.$B$6])" office:value-type="float" office:value="1" calcext:value-type="float">
            <text:p>1.0000</text:p>
          </table:table-cell>
          <table:table-cell table:formula="of:=[.I90]-[.G90]*[.$B$6]" office:value-type="float" office:value="-0.23041664" calcext:value-type="float">
            <text:p>-0.2304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90])/([.$B$2]*1000);2)*[.$B$1]" office:value-type="float" office:value="125.8975031575" calcext:value-type="float">
            <text:p>125.8975</text:p>
          </table:table-cell>
          <table:table-cell table:formula="of:=IF([.K90]-[.L90]&gt;1; &quot;no&quot;; &quot;yes&quot;)" office:value-type="string" office:string-value="no" calcext:value-type="string">
            <text:p>no</text:p>
          </table:table-cell>
          <table:table-cell table:style-name="ce82" table:formula="of:=IF([.M90]=[.H90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90]+[.$B$9]" office:value-type="float" office:value="4400" calcext:value-type="float">
            <text:p>4400</text:p>
          </table:table-cell>
          <table:table-cell table:formula="of:=[.$B$2]*1000/[.A91]" office:value-type="float" office:value="227.272727272727" calcext:value-type="float">
            <text:p>227.2727</text:p>
          </table:table-cell>
          <table:table-cell table:formula="of:=CEILING([.B91];1)" office:value-type="float" office:value="228" calcext:value-type="float">
            <text:p>228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91]/(1000*[.$B$2]);2)*[.$B$1]" office:value-type="float" office:value="0.00245872" calcext:value-type="float">
            <text:p>0.0025</text:p>
          </table:table-cell>
          <table:table-cell table:formula="of:=POWER([.$A91]*2/(1000*[.$B$2]);2)*[.$B$1]" office:value-type="float" office:value="0.00983488" calcext:value-type="float">
            <text:p>0.0098</text:p>
          </table:table-cell>
          <table:table-cell table:formula="of:=[.F91]-2*[.E91]-[.D91]" office:value-type="float" office:value="0.00491744" calcext:value-type="float">
            <text:p>0.0049</text:p>
          </table:table-cell>
          <table:table-cell table:formula="of:=IF([.G91]&lt;1/[.$B$6]; &quot;no&quot;; &quot;yes&quot;)" office:value-type="string" office:string-value="yes" calcext:value-type="string">
            <text:p>yes</text:p>
          </table:table-cell>
          <table:table-cell table:formula="of:=ROUND([.G91]*[.$B$6])" office:value-type="float" office:value="1" calcext:value-type="float">
            <text:p>1.0000</text:p>
          </table:table-cell>
          <table:table-cell table:formula="of:=[.I91]-[.G91]*[.$B$6]" office:value-type="float" office:value="-0.25886464" calcext:value-type="float">
            <text:p>-0.2589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91])/([.$B$2]*1000);2)*[.$B$1]" office:value-type="float" office:value="125.88485872" calcext:value-type="float">
            <text:p>125.8849</text:p>
          </table:table-cell>
          <table:table-cell table:formula="of:=IF([.K91]-[.L91]&gt;1; &quot;no&quot;; &quot;yes&quot;)" office:value-type="string" office:string-value="no" calcext:value-type="string">
            <text:p>no</text:p>
          </table:table-cell>
          <table:table-cell table:style-name="ce83" table:formula="of:=IF([.M91]=[.H91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91]+[.$B$9]" office:value-type="float" office:value="4450" calcext:value-type="float">
            <text:p>4450</text:p>
          </table:table-cell>
          <table:table-cell table:formula="of:=[.$B$2]*1000/[.A92]" office:value-type="float" office:value="224.719101123595" calcext:value-type="float">
            <text:p>224.7191</text:p>
          </table:table-cell>
          <table:table-cell table:formula="of:=CEILING([.B92];1)" office:value-type="float" office:value="225" calcext:value-type="float">
            <text:p>225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92]/(1000*[.$B$2]);2)*[.$B$1]" office:value-type="float" office:value="0.0025149175" calcext:value-type="float">
            <text:p>0.0025</text:p>
          </table:table-cell>
          <table:table-cell table:formula="of:=POWER([.$A92]*2/(1000*[.$B$2]);2)*[.$B$1]" office:value-type="float" office:value="0.01005967" calcext:value-type="float">
            <text:p>0.0101</text:p>
          </table:table-cell>
          <table:table-cell table:formula="of:=[.F92]-2*[.E92]-[.D92]" office:value-type="float" office:value="0.005029835" calcext:value-type="float">
            <text:p>0.0050</text:p>
          </table:table-cell>
          <table:table-cell table:formula="of:=IF([.G92]&lt;1/[.$B$6]; &quot;no&quot;; &quot;yes&quot;)" office:value-type="string" office:string-value="yes" calcext:value-type="string">
            <text:p>yes</text:p>
          </table:table-cell>
          <table:table-cell table:formula="of:=ROUND([.G92]*[.$B$6])" office:value-type="float" office:value="1" calcext:value-type="float">
            <text:p>1.0000</text:p>
          </table:table-cell>
          <table:table-cell table:formula="of:=[.I92]-[.G92]*[.$B$6]" office:value-type="float" office:value="-0.28763776" calcext:value-type="float">
            <text:p>-0.2876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92])/([.$B$2]*1000);2)*[.$B$1]" office:value-type="float" office:value="125.8722149175" calcext:value-type="float">
            <text:p>125.8722</text:p>
          </table:table-cell>
          <table:table-cell table:formula="of:=IF([.K92]-[.L92]&gt;1; &quot;no&quot;; &quot;yes&quot;)" office:value-type="string" office:string-value="no" calcext:value-type="string">
            <text:p>no</text:p>
          </table:table-cell>
          <table:table-cell table:style-name="ce84" table:formula="of:=IF([.M92]=[.H92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92]+[.$B$9]" office:value-type="float" office:value="4500" calcext:value-type="float">
            <text:p>4500</text:p>
          </table:table-cell>
          <table:table-cell table:formula="of:=[.$B$2]*1000/[.A93]" office:value-type="float" office:value="222.222222222222" calcext:value-type="float">
            <text:p>222.2222</text:p>
          </table:table-cell>
          <table:table-cell table:formula="of:=CEILING([.B93];1)" office:value-type="float" office:value="223" calcext:value-type="float">
            <text:p>223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93]/(1000*[.$B$2]);2)*[.$B$1]" office:value-type="float" office:value="0.00257175" calcext:value-type="float">
            <text:p>0.0026</text:p>
          </table:table-cell>
          <table:table-cell table:formula="of:=POWER([.$A93]*2/(1000*[.$B$2]);2)*[.$B$1]" office:value-type="float" office:value="0.010287" calcext:value-type="float">
            <text:p>0.0103</text:p>
          </table:table-cell>
          <table:table-cell table:formula="of:=[.F93]-2*[.E93]-[.D93]" office:value-type="float" office:value="0.0051435" calcext:value-type="float">
            <text:p>0.0051</text:p>
          </table:table-cell>
          <table:table-cell table:formula="of:=IF([.G93]&lt;1/[.$B$6]; &quot;no&quot;; &quot;yes&quot;)" office:value-type="string" office:string-value="yes" calcext:value-type="string">
            <text:p>yes</text:p>
          </table:table-cell>
          <table:table-cell table:formula="of:=ROUND([.G93]*[.$B$6])" office:value-type="float" office:value="1" calcext:value-type="float">
            <text:p>1.0000</text:p>
          </table:table-cell>
          <table:table-cell table:formula="of:=[.I93]-[.G93]*[.$B$6]" office:value-type="float" office:value="-0.316736" calcext:value-type="float">
            <text:p>-0.3167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93])/([.$B$2]*1000);2)*[.$B$1]" office:value-type="float" office:value="125.85957175" calcext:value-type="float">
            <text:p>125.8596</text:p>
          </table:table-cell>
          <table:table-cell table:formula="of:=IF([.K93]-[.L93]&gt;1; &quot;no&quot;; &quot;yes&quot;)" office:value-type="string" office:string-value="no" calcext:value-type="string">
            <text:p>no</text:p>
          </table:table-cell>
          <table:table-cell table:style-name="ce85" table:formula="of:=IF([.M93]=[.H93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93]+[.$B$9]" office:value-type="float" office:value="4550" calcext:value-type="float">
            <text:p>4550</text:p>
          </table:table-cell>
          <table:table-cell table:formula="of:=[.$B$2]*1000/[.A94]" office:value-type="float" office:value="219.78021978022" calcext:value-type="float">
            <text:p>219.7802</text:p>
          </table:table-cell>
          <table:table-cell table:formula="of:=CEILING([.B94];1)" office:value-type="float" office:value="220" calcext:value-type="float">
            <text:p>220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94]/(1000*[.$B$2]);2)*[.$B$1]" office:value-type="float" office:value="0.0026292175" calcext:value-type="float">
            <text:p>0.0026</text:p>
          </table:table-cell>
          <table:table-cell table:formula="of:=POWER([.$A94]*2/(1000*[.$B$2]);2)*[.$B$1]" office:value-type="float" office:value="0.01051687" calcext:value-type="float">
            <text:p>0.0105</text:p>
          </table:table-cell>
          <table:table-cell table:formula="of:=[.F94]-2*[.E94]-[.D94]" office:value-type="float" office:value="0.005258435" calcext:value-type="float">
            <text:p>0.0053</text:p>
          </table:table-cell>
          <table:table-cell table:formula="of:=IF([.G94]&lt;1/[.$B$6]; &quot;no&quot;; &quot;yes&quot;)" office:value-type="string" office:string-value="yes" calcext:value-type="string">
            <text:p>yes</text:p>
          </table:table-cell>
          <table:table-cell table:formula="of:=ROUND([.G94]*[.$B$6])" office:value-type="float" office:value="1" calcext:value-type="float">
            <text:p>1.0000</text:p>
          </table:table-cell>
          <table:table-cell table:formula="of:=[.I94]-[.G94]*[.$B$6]" office:value-type="float" office:value="-0.34615936" calcext:value-type="float">
            <text:p>-0.3462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94])/([.$B$2]*1000);2)*[.$B$1]" office:value-type="float" office:value="125.8469292175" calcext:value-type="float">
            <text:p>125.8469</text:p>
          </table:table-cell>
          <table:table-cell table:formula="of:=IF([.K94]-[.L94]&gt;1; &quot;no&quot;; &quot;yes&quot;)" office:value-type="string" office:string-value="no" calcext:value-type="string">
            <text:p>no</text:p>
          </table:table-cell>
          <table:table-cell table:style-name="ce86" table:formula="of:=IF([.M94]=[.H94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94]+[.$B$9]" office:value-type="float" office:value="4600" calcext:value-type="float">
            <text:p>4600</text:p>
          </table:table-cell>
          <table:table-cell table:formula="of:=[.$B$2]*1000/[.A95]" office:value-type="float" office:value="217.391304347826" calcext:value-type="float">
            <text:p>217.3913</text:p>
          </table:table-cell>
          <table:table-cell table:formula="of:=CEILING([.B95];1)" office:value-type="float" office:value="218" calcext:value-type="float">
            <text:p>218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95]/(1000*[.$B$2]);2)*[.$B$1]" office:value-type="float" office:value="0.00268732" calcext:value-type="float">
            <text:p>0.0027</text:p>
          </table:table-cell>
          <table:table-cell table:formula="of:=POWER([.$A95]*2/(1000*[.$B$2]);2)*[.$B$1]" office:value-type="float" office:value="0.01074928" calcext:value-type="float">
            <text:p>0.0107</text:p>
          </table:table-cell>
          <table:table-cell table:formula="of:=[.F95]-2*[.E95]-[.D95]" office:value-type="float" office:value="0.00537464" calcext:value-type="float">
            <text:p>0.0054</text:p>
          </table:table-cell>
          <table:table-cell table:formula="of:=IF([.G95]&lt;1/[.$B$6]; &quot;no&quot;; &quot;yes&quot;)" office:value-type="string" office:string-value="yes" calcext:value-type="string">
            <text:p>yes</text:p>
          </table:table-cell>
          <table:table-cell table:formula="of:=ROUND([.G95]*[.$B$6])" office:value-type="float" office:value="1" calcext:value-type="float">
            <text:p>1.0000</text:p>
          </table:table-cell>
          <table:table-cell table:formula="of:=[.I95]-[.G95]*[.$B$6]" office:value-type="float" office:value="-0.37590784" calcext:value-type="float">
            <text:p>-0.3759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95])/([.$B$2]*1000);2)*[.$B$1]" office:value-type="float" office:value="125.83428732" calcext:value-type="float">
            <text:p>125.8343</text:p>
          </table:table-cell>
          <table:table-cell table:formula="of:=IF([.K95]-[.L95]&gt;1; &quot;no&quot;; &quot;yes&quot;)" office:value-type="string" office:string-value="no" calcext:value-type="string">
            <text:p>no</text:p>
          </table:table-cell>
          <table:table-cell table:style-name="ce87" table:formula="of:=IF([.M95]=[.H95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95]+[.$B$9]" office:value-type="float" office:value="4650" calcext:value-type="float">
            <text:p>4650</text:p>
          </table:table-cell>
          <table:table-cell table:formula="of:=[.$B$2]*1000/[.A96]" office:value-type="float" office:value="215.05376344086" calcext:value-type="float">
            <text:p>215.0538</text:p>
          </table:table-cell>
          <table:table-cell table:formula="of:=CEILING([.B96];1)" office:value-type="float" office:value="216" calcext:value-type="float">
            <text:p>216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96]/(1000*[.$B$2]);2)*[.$B$1]" office:value-type="float" office:value="0.0027460575" calcext:value-type="float">
            <text:p>0.0027</text:p>
          </table:table-cell>
          <table:table-cell table:formula="of:=POWER([.$A96]*2/(1000*[.$B$2]);2)*[.$B$1]" office:value-type="float" office:value="0.01098423" calcext:value-type="float">
            <text:p>0.0110</text:p>
          </table:table-cell>
          <table:table-cell table:formula="of:=[.F96]-2*[.E96]-[.D96]" office:value-type="float" office:value="0.005492115" calcext:value-type="float">
            <text:p>0.0055</text:p>
          </table:table-cell>
          <table:table-cell table:formula="of:=IF([.G96]&lt;1/[.$B$6]; &quot;no&quot;; &quot;yes&quot;)" office:value-type="string" office:string-value="yes" calcext:value-type="string">
            <text:p>yes</text:p>
          </table:table-cell>
          <table:table-cell table:formula="of:=ROUND([.G96]*[.$B$6])" office:value-type="float" office:value="1" calcext:value-type="float">
            <text:p>1.0000</text:p>
          </table:table-cell>
          <table:table-cell table:formula="of:=[.I96]-[.G96]*[.$B$6]" office:value-type="float" office:value="-0.40598144" calcext:value-type="float">
            <text:p>-0.4060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96])/([.$B$2]*1000);2)*[.$B$1]" office:value-type="float" office:value="125.8216460575" calcext:value-type="float">
            <text:p>125.8216</text:p>
          </table:table-cell>
          <table:table-cell table:formula="of:=IF([.K96]-[.L96]&gt;1; &quot;no&quot;; &quot;yes&quot;)" office:value-type="string" office:string-value="no" calcext:value-type="string">
            <text:p>no</text:p>
          </table:table-cell>
          <table:table-cell table:style-name="ce88" table:formula="of:=IF([.M96]=[.H96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96]+[.$B$9]" office:value-type="float" office:value="4700" calcext:value-type="float">
            <text:p>4700</text:p>
          </table:table-cell>
          <table:table-cell table:formula="of:=[.$B$2]*1000/[.A97]" office:value-type="float" office:value="212.765957446808" calcext:value-type="float">
            <text:p>212.7660</text:p>
          </table:table-cell>
          <table:table-cell table:formula="of:=CEILING([.B97];1)" office:value-type="float" office:value="213" calcext:value-type="float">
            <text:p>213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97]/(1000*[.$B$2]);2)*[.$B$1]" office:value-type="float" office:value="0.00280543" calcext:value-type="float">
            <text:p>0.0028</text:p>
          </table:table-cell>
          <table:table-cell table:formula="of:=POWER([.$A97]*2/(1000*[.$B$2]);2)*[.$B$1]" office:value-type="float" office:value="0.01122172" calcext:value-type="float">
            <text:p>0.0112</text:p>
          </table:table-cell>
          <table:table-cell table:formula="of:=[.F97]-2*[.E97]-[.D97]" office:value-type="float" office:value="0.00561086" calcext:value-type="float">
            <text:p>0.0056</text:p>
          </table:table-cell>
          <table:table-cell table:formula="of:=IF([.G97]&lt;1/[.$B$6]; &quot;no&quot;; &quot;yes&quot;)" office:value-type="string" office:string-value="yes" calcext:value-type="string">
            <text:p>yes</text:p>
          </table:table-cell>
          <table:table-cell table:formula="of:=ROUND([.G97]*[.$B$6])" office:value-type="float" office:value="1" calcext:value-type="float">
            <text:p>1.0000</text:p>
          </table:table-cell>
          <table:table-cell table:formula="of:=[.I97]-[.G97]*[.$B$6]" office:value-type="float" office:value="-0.43638016" calcext:value-type="float">
            <text:p>-0.4364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97])/([.$B$2]*1000);2)*[.$B$1]" office:value-type="float" office:value="125.80900543" calcext:value-type="float">
            <text:p>125.8090</text:p>
          </table:table-cell>
          <table:table-cell table:formula="of:=IF([.K97]-[.L97]&gt;1; &quot;no&quot;; &quot;yes&quot;)" office:value-type="string" office:string-value="no" calcext:value-type="string">
            <text:p>no</text:p>
          </table:table-cell>
          <table:table-cell table:style-name="ce89" table:formula="of:=IF([.M97]=[.H97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97]+[.$B$9]" office:value-type="float" office:value="4750" calcext:value-type="float">
            <text:p>4750</text:p>
          </table:table-cell>
          <table:table-cell table:formula="of:=[.$B$2]*1000/[.A98]" office:value-type="float" office:value="210.526315789474" calcext:value-type="float">
            <text:p>210.5263</text:p>
          </table:table-cell>
          <table:table-cell table:formula="of:=CEILING([.B98];1)" office:value-type="float" office:value="211" calcext:value-type="float">
            <text:p>211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98]/(1000*[.$B$2]);2)*[.$B$1]" office:value-type="float" office:value="0.0028654375" calcext:value-type="float">
            <text:p>0.0029</text:p>
          </table:table-cell>
          <table:table-cell table:formula="of:=POWER([.$A98]*2/(1000*[.$B$2]);2)*[.$B$1]" office:value-type="float" office:value="0.01146175" calcext:value-type="float">
            <text:p>0.0115</text:p>
          </table:table-cell>
          <table:table-cell table:formula="of:=[.F98]-2*[.E98]-[.D98]" office:value-type="float" office:value="0.005730875" calcext:value-type="float">
            <text:p>0.0057</text:p>
          </table:table-cell>
          <table:table-cell table:formula="of:=IF([.G98]&lt;1/[.$B$6]; &quot;no&quot;; &quot;yes&quot;)" office:value-type="string" office:string-value="yes" calcext:value-type="string">
            <text:p>yes</text:p>
          </table:table-cell>
          <table:table-cell table:formula="of:=ROUND([.G98]*[.$B$6])" office:value-type="float" office:value="1" calcext:value-type="float">
            <text:p>1.0000</text:p>
          </table:table-cell>
          <table:table-cell table:formula="of:=[.I98]-[.G98]*[.$B$6]" office:value-type="float" office:value="-0.467104" calcext:value-type="float">
            <text:p>-0.4671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98])/([.$B$2]*1000);2)*[.$B$1]" office:value-type="float" office:value="125.7963654375" calcext:value-type="float">
            <text:p>125.7964</text:p>
          </table:table-cell>
          <table:table-cell table:formula="of:=IF([.K98]-[.L98]&gt;1; &quot;no&quot;; &quot;yes&quot;)" office:value-type="string" office:string-value="no" calcext:value-type="string">
            <text:p>no</text:p>
          </table:table-cell>
          <table:table-cell table:style-name="ce90" table:formula="of:=IF([.M98]=[.H98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98]+[.$B$9]" office:value-type="float" office:value="4800" calcext:value-type="float">
            <text:p>4800</text:p>
          </table:table-cell>
          <table:table-cell table:formula="of:=[.$B$2]*1000/[.A99]" office:value-type="float" office:value="208.333333333333" calcext:value-type="float">
            <text:p>208.3333</text:p>
          </table:table-cell>
          <table:table-cell table:formula="of:=CEILING([.B99];1)" office:value-type="float" office:value="209" calcext:value-type="float">
            <text:p>209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99]/(1000*[.$B$2]);2)*[.$B$1]" office:value-type="float" office:value="0.00292608" calcext:value-type="float">
            <text:p>0.0029</text:p>
          </table:table-cell>
          <table:table-cell table:formula="of:=POWER([.$A99]*2/(1000*[.$B$2]);2)*[.$B$1]" office:value-type="float" office:value="0.01170432" calcext:value-type="float">
            <text:p>0.0117</text:p>
          </table:table-cell>
          <table:table-cell table:formula="of:=[.F99]-2*[.E99]-[.D99]" office:value-type="float" office:value="0.00585216" calcext:value-type="float">
            <text:p>0.0059</text:p>
          </table:table-cell>
          <table:table-cell table:formula="of:=IF([.G99]&lt;1/[.$B$6]; &quot;no&quot;; &quot;yes&quot;)" office:value-type="string" office:string-value="yes" calcext:value-type="string">
            <text:p>yes</text:p>
          </table:table-cell>
          <table:table-cell table:formula="of:=ROUND([.G99]*[.$B$6])" office:value-type="float" office:value="1" calcext:value-type="float">
            <text:p>1.0000</text:p>
          </table:table-cell>
          <table:table-cell table:formula="of:=[.I99]-[.G99]*[.$B$6]" office:value-type="float" office:value="-0.49815296" calcext:value-type="float">
            <text:p>-0.4982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99])/([.$B$2]*1000);2)*[.$B$1]" office:value-type="float" office:value="125.78372608" calcext:value-type="float">
            <text:p>125.7837</text:p>
          </table:table-cell>
          <table:table-cell table:formula="of:=IF([.K99]-[.L99]&gt;1; &quot;no&quot;; &quot;yes&quot;)" office:value-type="string" office:string-value="no" calcext:value-type="string">
            <text:p>no</text:p>
          </table:table-cell>
          <table:table-cell table:style-name="ce91" table:formula="of:=IF([.M99]=[.H99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99]+[.$B$9]" office:value-type="float" office:value="4850" calcext:value-type="float">
            <text:p>4850</text:p>
          </table:table-cell>
          <table:table-cell table:formula="of:=[.$B$2]*1000/[.A100]" office:value-type="float" office:value="206.185567010309" calcext:value-type="float">
            <text:p>206.1856</text:p>
          </table:table-cell>
          <table:table-cell table:formula="of:=CEILING([.B100];1)" office:value-type="float" office:value="207" calcext:value-type="float">
            <text:p>207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00]/(1000*[.$B$2]);2)*[.$B$1]" office:value-type="float" office:value="0.0029873575" calcext:value-type="float">
            <text:p>0.0030</text:p>
          </table:table-cell>
          <table:table-cell table:formula="of:=POWER([.$A100]*2/(1000*[.$B$2]);2)*[.$B$1]" office:value-type="float" office:value="0.01194943" calcext:value-type="float">
            <text:p>0.0119</text:p>
          </table:table-cell>
          <table:table-cell table:formula="of:=[.F100]-2*[.E100]-[.D100]" office:value-type="float" office:value="0.005974715" calcext:value-type="float">
            <text:p>0.0060</text:p>
          </table:table-cell>
          <table:table-cell table:formula="of:=IF([.G100]&lt;1/[.$B$6]; &quot;no&quot;; &quot;yes&quot;)" office:value-type="string" office:string-value="yes" calcext:value-type="string">
            <text:p>yes</text:p>
          </table:table-cell>
          <table:table-cell table:formula="of:=ROUND([.G100]*[.$B$6])" office:value-type="float" office:value="2" calcext:value-type="float">
            <text:p>2.0000</text:p>
          </table:table-cell>
          <table:table-cell table:formula="of:=[.I100]-[.G100]*[.$B$6]" office:value-type="float" office:value="0.47047296" calcext:value-type="float">
            <text:p>0.4705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00])/([.$B$2]*1000);2)*[.$B$1]" office:value-type="float" office:value="125.7710873575" calcext:value-type="float">
            <text:p>125.7711</text:p>
          </table:table-cell>
          <table:table-cell table:formula="of:=IF([.K100]-[.L100]&gt;1; &quot;no&quot;; &quot;yes&quot;)" office:value-type="string" office:string-value="no" calcext:value-type="string">
            <text:p>no</text:p>
          </table:table-cell>
          <table:table-cell table:style-name="ce92" table:formula="of:=IF([.M100]=[.H100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00]+[.$B$9]" office:value-type="float" office:value="4900" calcext:value-type="float">
            <text:p>4900</text:p>
          </table:table-cell>
          <table:table-cell table:formula="of:=[.$B$2]*1000/[.A101]" office:value-type="float" office:value="204.081632653061" calcext:value-type="float">
            <text:p>204.0816</text:p>
          </table:table-cell>
          <table:table-cell table:formula="of:=CEILING([.B101];1)" office:value-type="float" office:value="205" calcext:value-type="float">
            <text:p>205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01]/(1000*[.$B$2]);2)*[.$B$1]" office:value-type="float" office:value="0.00304927" calcext:value-type="float">
            <text:p>0.0030</text:p>
          </table:table-cell>
          <table:table-cell table:formula="of:=POWER([.$A101]*2/(1000*[.$B$2]);2)*[.$B$1]" office:value-type="float" office:value="0.01219708" calcext:value-type="float">
            <text:p>0.0122</text:p>
          </table:table-cell>
          <table:table-cell table:formula="of:=[.F101]-2*[.E101]-[.D101]" office:value-type="float" office:value="0.00609854" calcext:value-type="float">
            <text:p>0.0061</text:p>
          </table:table-cell>
          <table:table-cell table:formula="of:=IF([.G101]&lt;1/[.$B$6]; &quot;no&quot;; &quot;yes&quot;)" office:value-type="string" office:string-value="yes" calcext:value-type="string">
            <text:p>yes</text:p>
          </table:table-cell>
          <table:table-cell table:formula="of:=ROUND([.G101]*[.$B$6])" office:value-type="float" office:value="2" calcext:value-type="float">
            <text:p>2.0000</text:p>
          </table:table-cell>
          <table:table-cell table:formula="of:=[.I101]-[.G101]*[.$B$6]" office:value-type="float" office:value="0.43877376" calcext:value-type="float">
            <text:p>0.4388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01])/([.$B$2]*1000);2)*[.$B$1]" office:value-type="float" office:value="125.75844927" calcext:value-type="float">
            <text:p>125.7584</text:p>
          </table:table-cell>
          <table:table-cell table:formula="of:=IF([.K101]-[.L101]&gt;1; &quot;no&quot;; &quot;yes&quot;)" office:value-type="string" office:string-value="no" calcext:value-type="string">
            <text:p>no</text:p>
          </table:table-cell>
          <table:table-cell table:style-name="ce93" table:formula="of:=IF([.M101]=[.H101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01]+[.$B$9]" office:value-type="float" office:value="4950" calcext:value-type="float">
            <text:p>4950</text:p>
          </table:table-cell>
          <table:table-cell table:formula="of:=[.$B$2]*1000/[.A102]" office:value-type="float" office:value="202.020202020202" calcext:value-type="float">
            <text:p>202.0202</text:p>
          </table:table-cell>
          <table:table-cell table:formula="of:=CEILING([.B102];1)" office:value-type="float" office:value="203" calcext:value-type="float">
            <text:p>203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02]/(1000*[.$B$2]);2)*[.$B$1]" office:value-type="float" office:value="0.0031118175" calcext:value-type="float">
            <text:p>0.0031</text:p>
          </table:table-cell>
          <table:table-cell table:formula="of:=POWER([.$A102]*2/(1000*[.$B$2]);2)*[.$B$1]" office:value-type="float" office:value="0.01244727" calcext:value-type="float">
            <text:p>0.0124</text:p>
          </table:table-cell>
          <table:table-cell table:formula="of:=[.F102]-2*[.E102]-[.D102]" office:value-type="float" office:value="0.006223635" calcext:value-type="float">
            <text:p>0.0062</text:p>
          </table:table-cell>
          <table:table-cell table:formula="of:=IF([.G102]&lt;1/[.$B$6]; &quot;no&quot;; &quot;yes&quot;)" office:value-type="string" office:string-value="yes" calcext:value-type="string">
            <text:p>yes</text:p>
          </table:table-cell>
          <table:table-cell table:formula="of:=ROUND([.G102]*[.$B$6])" office:value-type="float" office:value="2" calcext:value-type="float">
            <text:p>2.0000</text:p>
          </table:table-cell>
          <table:table-cell table:formula="of:=[.I102]-[.G102]*[.$B$6]" office:value-type="float" office:value="0.40674944" calcext:value-type="float">
            <text:p>0.4067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02])/([.$B$2]*1000);2)*[.$B$1]" office:value-type="float" office:value="125.7458118175" calcext:value-type="float">
            <text:p>125.7458</text:p>
          </table:table-cell>
          <table:table-cell table:formula="of:=IF([.K102]-[.L102]&gt;1; &quot;no&quot;; &quot;yes&quot;)" office:value-type="string" office:string-value="no" calcext:value-type="string">
            <text:p>no</text:p>
          </table:table-cell>
          <table:table-cell table:style-name="ce94" table:formula="of:=IF([.M102]=[.H102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02]+[.$B$9]" office:value-type="float" office:value="5000" calcext:value-type="float">
            <text:p>5000</text:p>
          </table:table-cell>
          <table:table-cell table:formula="of:=[.$B$2]*1000/[.A103]" office:value-type="float" office:value="200" calcext:value-type="float">
            <text:p>200.0000</text:p>
          </table:table-cell>
          <table:table-cell table:formula="of:=CEILING([.B103];1)" office:value-type="float" office:value="200" calcext:value-type="float">
            <text:p>200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03]/(1000*[.$B$2]);2)*[.$B$1]" office:value-type="float" office:value="0.003175" calcext:value-type="float">
            <text:p>0.0032</text:p>
          </table:table-cell>
          <table:table-cell table:formula="of:=POWER([.$A103]*2/(1000*[.$B$2]);2)*[.$B$1]" office:value-type="float" office:value="0.0127" calcext:value-type="float">
            <text:p>0.0127</text:p>
          </table:table-cell>
          <table:table-cell table:formula="of:=[.F103]-2*[.E103]-[.D103]" office:value-type="float" office:value="0.00635" calcext:value-type="float">
            <text:p>0.0064</text:p>
          </table:table-cell>
          <table:table-cell table:formula="of:=IF([.G103]&lt;1/[.$B$6]; &quot;no&quot;; &quot;yes&quot;)" office:value-type="string" office:string-value="yes" calcext:value-type="string">
            <text:p>yes</text:p>
          </table:table-cell>
          <table:table-cell table:formula="of:=ROUND([.G103]*[.$B$6])" office:value-type="float" office:value="2" calcext:value-type="float">
            <text:p>2.0000</text:p>
          </table:table-cell>
          <table:table-cell table:formula="of:=[.I103]-[.G103]*[.$B$6]" office:value-type="float" office:value="0.3744" calcext:value-type="float">
            <text:p>0.3744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03])/([.$B$2]*1000);2)*[.$B$1]" office:value-type="float" office:value="125.733175" calcext:value-type="float">
            <text:p>125.7332</text:p>
          </table:table-cell>
          <table:table-cell table:formula="of:=IF([.K103]-[.L103]&gt;1; &quot;no&quot;; &quot;yes&quot;)" office:value-type="string" office:string-value="no" calcext:value-type="string">
            <text:p>no</text:p>
          </table:table-cell>
          <table:table-cell table:style-name="ce95" table:formula="of:=IF([.M103]=[.H103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03]+[.$B$9]" office:value-type="float" office:value="5050" calcext:value-type="float">
            <text:p>5050</text:p>
          </table:table-cell>
          <table:table-cell table:formula="of:=[.$B$2]*1000/[.A104]" office:value-type="float" office:value="198.019801980198" calcext:value-type="float">
            <text:p>198.0198</text:p>
          </table:table-cell>
          <table:table-cell table:formula="of:=CEILING([.B104];1)" office:value-type="float" office:value="199" calcext:value-type="float">
            <text:p>199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04]/(1000*[.$B$2]);2)*[.$B$1]" office:value-type="float" office:value="0.0032388175" calcext:value-type="float">
            <text:p>0.0032</text:p>
          </table:table-cell>
          <table:table-cell table:formula="of:=POWER([.$A104]*2/(1000*[.$B$2]);2)*[.$B$1]" office:value-type="float" office:value="0.01295527" calcext:value-type="float">
            <text:p>0.0130</text:p>
          </table:table-cell>
          <table:table-cell table:formula="of:=[.F104]-2*[.E104]-[.D104]" office:value-type="float" office:value="0.006477635" calcext:value-type="float">
            <text:p>0.0065</text:p>
          </table:table-cell>
          <table:table-cell table:formula="of:=IF([.G104]&lt;1/[.$B$6]; &quot;no&quot;; &quot;yes&quot;)" office:value-type="string" office:string-value="yes" calcext:value-type="string">
            <text:p>yes</text:p>
          </table:table-cell>
          <table:table-cell table:formula="of:=ROUND([.G104]*[.$B$6])" office:value-type="float" office:value="2" calcext:value-type="float">
            <text:p>2.0000</text:p>
          </table:table-cell>
          <table:table-cell table:formula="of:=[.I104]-[.G104]*[.$B$6]" office:value-type="float" office:value="0.34172544" calcext:value-type="float">
            <text:p>0.3417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04])/([.$B$2]*1000);2)*[.$B$1]" office:value-type="float" office:value="125.7205388175" calcext:value-type="float">
            <text:p>125.7205</text:p>
          </table:table-cell>
          <table:table-cell table:formula="of:=IF([.K104]-[.L104]&gt;1; &quot;no&quot;; &quot;yes&quot;)" office:value-type="string" office:string-value="no" calcext:value-type="string">
            <text:p>no</text:p>
          </table:table-cell>
          <table:table-cell table:style-name="ce96" table:formula="of:=IF([.M104]=[.H104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04]+[.$B$9]" office:value-type="float" office:value="5100" calcext:value-type="float">
            <text:p>5100</text:p>
          </table:table-cell>
          <table:table-cell table:formula="of:=[.$B$2]*1000/[.A105]" office:value-type="float" office:value="196.078431372549" calcext:value-type="float">
            <text:p>196.0784</text:p>
          </table:table-cell>
          <table:table-cell table:formula="of:=CEILING([.B105];1)" office:value-type="float" office:value="197" calcext:value-type="float">
            <text:p>197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05]/(1000*[.$B$2]);2)*[.$B$1]" office:value-type="float" office:value="0.00330327" calcext:value-type="float">
            <text:p>0.0033</text:p>
          </table:table-cell>
          <table:table-cell table:formula="of:=POWER([.$A105]*2/(1000*[.$B$2]);2)*[.$B$1]" office:value-type="float" office:value="0.01321308" calcext:value-type="float">
            <text:p>0.0132</text:p>
          </table:table-cell>
          <table:table-cell table:formula="of:=[.F105]-2*[.E105]-[.D105]" office:value-type="float" office:value="0.00660654" calcext:value-type="float">
            <text:p>0.0066</text:p>
          </table:table-cell>
          <table:table-cell table:formula="of:=IF([.G105]&lt;1/[.$B$6]; &quot;no&quot;; &quot;yes&quot;)" office:value-type="string" office:string-value="yes" calcext:value-type="string">
            <text:p>yes</text:p>
          </table:table-cell>
          <table:table-cell table:formula="of:=ROUND([.G105]*[.$B$6])" office:value-type="float" office:value="2" calcext:value-type="float">
            <text:p>2.0000</text:p>
          </table:table-cell>
          <table:table-cell table:formula="of:=[.I105]-[.G105]*[.$B$6]" office:value-type="float" office:value="0.30872576" calcext:value-type="float">
            <text:p>0.3087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05])/([.$B$2]*1000);2)*[.$B$1]" office:value-type="float" office:value="125.70790327" calcext:value-type="float">
            <text:p>125.7079</text:p>
          </table:table-cell>
          <table:table-cell table:formula="of:=IF([.K105]-[.L105]&gt;1; &quot;no&quot;; &quot;yes&quot;)" office:value-type="string" office:string-value="no" calcext:value-type="string">
            <text:p>no</text:p>
          </table:table-cell>
          <table:table-cell table:style-name="ce97" table:formula="of:=IF([.M105]=[.H105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05]+[.$B$9]" office:value-type="float" office:value="5150" calcext:value-type="float">
            <text:p>5150</text:p>
          </table:table-cell>
          <table:table-cell table:formula="of:=[.$B$2]*1000/[.A106]" office:value-type="float" office:value="194.174757281553" calcext:value-type="float">
            <text:p>194.1748</text:p>
          </table:table-cell>
          <table:table-cell table:formula="of:=CEILING([.B106];1)" office:value-type="float" office:value="195" calcext:value-type="float">
            <text:p>195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06]/(1000*[.$B$2]);2)*[.$B$1]" office:value-type="float" office:value="0.0033683575" calcext:value-type="float">
            <text:p>0.0034</text:p>
          </table:table-cell>
          <table:table-cell table:formula="of:=POWER([.$A106]*2/(1000*[.$B$2]);2)*[.$B$1]" office:value-type="float" office:value="0.01347343" calcext:value-type="float">
            <text:p>0.0135</text:p>
          </table:table-cell>
          <table:table-cell table:formula="of:=[.F106]-2*[.E106]-[.D106]" office:value-type="float" office:value="0.006736715" calcext:value-type="float">
            <text:p>0.0067</text:p>
          </table:table-cell>
          <table:table-cell table:formula="of:=IF([.G106]&lt;1/[.$B$6]; &quot;no&quot;; &quot;yes&quot;)" office:value-type="string" office:string-value="yes" calcext:value-type="string">
            <text:p>yes</text:p>
          </table:table-cell>
          <table:table-cell table:formula="of:=ROUND([.G106]*[.$B$6])" office:value-type="float" office:value="2" calcext:value-type="float">
            <text:p>2.0000</text:p>
          </table:table-cell>
          <table:table-cell table:formula="of:=[.I106]-[.G106]*[.$B$6]" office:value-type="float" office:value="0.27540096" calcext:value-type="float">
            <text:p>0.2754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06])/([.$B$2]*1000);2)*[.$B$1]" office:value-type="float" office:value="125.6952683575" calcext:value-type="float">
            <text:p>125.6953</text:p>
          </table:table-cell>
          <table:table-cell table:formula="of:=IF([.K106]-[.L106]&gt;1; &quot;no&quot;; &quot;yes&quot;)" office:value-type="string" office:string-value="no" calcext:value-type="string">
            <text:p>no</text:p>
          </table:table-cell>
          <table:table-cell table:style-name="ce98" table:formula="of:=IF([.M106]=[.H106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06]+[.$B$9]" office:value-type="float" office:value="5200" calcext:value-type="float">
            <text:p>5200</text:p>
          </table:table-cell>
          <table:table-cell table:formula="of:=[.$B$2]*1000/[.A107]" office:value-type="float" office:value="192.307692307692" calcext:value-type="float">
            <text:p>192.3077</text:p>
          </table:table-cell>
          <table:table-cell table:formula="of:=CEILING([.B107];1)" office:value-type="float" office:value="193" calcext:value-type="float">
            <text:p>193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07]/(1000*[.$B$2]);2)*[.$B$1]" office:value-type="float" office:value="0.00343408" calcext:value-type="float">
            <text:p>0.0034</text:p>
          </table:table-cell>
          <table:table-cell table:formula="of:=POWER([.$A107]*2/(1000*[.$B$2]);2)*[.$B$1]" office:value-type="float" office:value="0.01373632" calcext:value-type="float">
            <text:p>0.0137</text:p>
          </table:table-cell>
          <table:table-cell table:formula="of:=[.F107]-2*[.E107]-[.D107]" office:value-type="float" office:value="0.00686816" calcext:value-type="float">
            <text:p>0.0069</text:p>
          </table:table-cell>
          <table:table-cell table:formula="of:=IF([.G107]&lt;1/[.$B$6]; &quot;no&quot;; &quot;yes&quot;)" office:value-type="string" office:string-value="yes" calcext:value-type="string">
            <text:p>yes</text:p>
          </table:table-cell>
          <table:table-cell table:formula="of:=ROUND([.G107]*[.$B$6])" office:value-type="float" office:value="2" calcext:value-type="float">
            <text:p>2.0000</text:p>
          </table:table-cell>
          <table:table-cell table:formula="of:=[.I107]-[.G107]*[.$B$6]" office:value-type="float" office:value="0.24175104" calcext:value-type="float">
            <text:p>0.2418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07])/([.$B$2]*1000);2)*[.$B$1]" office:value-type="float" office:value="125.68263408" calcext:value-type="float">
            <text:p>125.6826</text:p>
          </table:table-cell>
          <table:table-cell table:formula="of:=IF([.K107]-[.L107]&gt;1; &quot;no&quot;; &quot;yes&quot;)" office:value-type="string" office:string-value="no" calcext:value-type="string">
            <text:p>no</text:p>
          </table:table-cell>
          <table:table-cell table:style-name="ce99" table:formula="of:=IF([.M107]=[.H107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07]+[.$B$9]" office:value-type="float" office:value="5250" calcext:value-type="float">
            <text:p>5250</text:p>
          </table:table-cell>
          <table:table-cell table:formula="of:=[.$B$2]*1000/[.A108]" office:value-type="float" office:value="190.476190476191" calcext:value-type="float">
            <text:p>190.4762</text:p>
          </table:table-cell>
          <table:table-cell table:formula="of:=CEILING([.B108];1)" office:value-type="float" office:value="191" calcext:value-type="float">
            <text:p>191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08]/(1000*[.$B$2]);2)*[.$B$1]" office:value-type="float" office:value="0.0035004375" calcext:value-type="float">
            <text:p>0.0035</text:p>
          </table:table-cell>
          <table:table-cell table:formula="of:=POWER([.$A108]*2/(1000*[.$B$2]);2)*[.$B$1]" office:value-type="float" office:value="0.01400175" calcext:value-type="float">
            <text:p>0.0140</text:p>
          </table:table-cell>
          <table:table-cell table:formula="of:=[.F108]-2*[.E108]-[.D108]" office:value-type="float" office:value="0.007000875" calcext:value-type="float">
            <text:p>0.0070</text:p>
          </table:table-cell>
          <table:table-cell table:formula="of:=IF([.G108]&lt;1/[.$B$6]; &quot;no&quot;; &quot;yes&quot;)" office:value-type="string" office:string-value="yes" calcext:value-type="string">
            <text:p>yes</text:p>
          </table:table-cell>
          <table:table-cell table:formula="of:=ROUND([.G108]*[.$B$6])" office:value-type="float" office:value="2" calcext:value-type="float">
            <text:p>2.0000</text:p>
          </table:table-cell>
          <table:table-cell table:formula="of:=[.I108]-[.G108]*[.$B$6]" office:value-type="float" office:value="0.207776" calcext:value-type="float">
            <text:p>0.2078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08])/([.$B$2]*1000);2)*[.$B$1]" office:value-type="float" office:value="125.6700004375" calcext:value-type="float">
            <text:p>125.6700</text:p>
          </table:table-cell>
          <table:table-cell table:formula="of:=IF([.K108]-[.L108]&gt;1; &quot;no&quot;; &quot;yes&quot;)" office:value-type="string" office:string-value="no" calcext:value-type="string">
            <text:p>no</text:p>
          </table:table-cell>
          <table:table-cell table:style-name="ce100" table:formula="of:=IF([.M108]=[.H108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08]+[.$B$9]" office:value-type="float" office:value="5300" calcext:value-type="float">
            <text:p>5300</text:p>
          </table:table-cell>
          <table:table-cell table:formula="of:=[.$B$2]*1000/[.A109]" office:value-type="float" office:value="188.679245283019" calcext:value-type="float">
            <text:p>188.6792</text:p>
          </table:table-cell>
          <table:table-cell table:formula="of:=CEILING([.B109];1)" office:value-type="float" office:value="189" calcext:value-type="float">
            <text:p>189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09]/(1000*[.$B$2]);2)*[.$B$1]" office:value-type="float" office:value="0.00356743" calcext:value-type="float">
            <text:p>0.0036</text:p>
          </table:table-cell>
          <table:table-cell table:formula="of:=POWER([.$A109]*2/(1000*[.$B$2]);2)*[.$B$1]" office:value-type="float" office:value="0.01426972" calcext:value-type="float">
            <text:p>0.0143</text:p>
          </table:table-cell>
          <table:table-cell table:formula="of:=[.F109]-2*[.E109]-[.D109]" office:value-type="float" office:value="0.00713486" calcext:value-type="float">
            <text:p>0.0071</text:p>
          </table:table-cell>
          <table:table-cell table:formula="of:=IF([.G109]&lt;1/[.$B$6]; &quot;no&quot;; &quot;yes&quot;)" office:value-type="string" office:string-value="yes" calcext:value-type="string">
            <text:p>yes</text:p>
          </table:table-cell>
          <table:table-cell table:formula="of:=ROUND([.G109]*[.$B$6])" office:value-type="float" office:value="2" calcext:value-type="float">
            <text:p>2.0000</text:p>
          </table:table-cell>
          <table:table-cell table:formula="of:=[.I109]-[.G109]*[.$B$6]" office:value-type="float" office:value="0.17347584" calcext:value-type="float">
            <text:p>0.1735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09])/([.$B$2]*1000);2)*[.$B$1]" office:value-type="float" office:value="125.65736743" calcext:value-type="float">
            <text:p>125.6574</text:p>
          </table:table-cell>
          <table:table-cell table:formula="of:=IF([.K109]-[.L109]&gt;1; &quot;no&quot;; &quot;yes&quot;)" office:value-type="string" office:string-value="no" calcext:value-type="string">
            <text:p>no</text:p>
          </table:table-cell>
          <table:table-cell table:style-name="ce101" table:formula="of:=IF([.M109]=[.H109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09]+[.$B$9]" office:value-type="float" office:value="5350" calcext:value-type="float">
            <text:p>5350</text:p>
          </table:table-cell>
          <table:table-cell table:formula="of:=[.$B$2]*1000/[.A110]" office:value-type="float" office:value="186.915887850467" calcext:value-type="float">
            <text:p>186.9159</text:p>
          </table:table-cell>
          <table:table-cell table:formula="of:=CEILING([.B110];1)" office:value-type="float" office:value="187" calcext:value-type="float">
            <text:p>187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10]/(1000*[.$B$2]);2)*[.$B$1]" office:value-type="float" office:value="0.0036350575" calcext:value-type="float">
            <text:p>0.0036</text:p>
          </table:table-cell>
          <table:table-cell table:formula="of:=POWER([.$A110]*2/(1000*[.$B$2]);2)*[.$B$1]" office:value-type="float" office:value="0.01454023" calcext:value-type="float">
            <text:p>0.0145</text:p>
          </table:table-cell>
          <table:table-cell table:formula="of:=[.F110]-2*[.E110]-[.D110]" office:value-type="float" office:value="0.007270115" calcext:value-type="float">
            <text:p>0.0073</text:p>
          </table:table-cell>
          <table:table-cell table:formula="of:=IF([.G110]&lt;1/[.$B$6]; &quot;no&quot;; &quot;yes&quot;)" office:value-type="string" office:string-value="yes" calcext:value-type="string">
            <text:p>yes</text:p>
          </table:table-cell>
          <table:table-cell table:formula="of:=ROUND([.G110]*[.$B$6])" office:value-type="float" office:value="2" calcext:value-type="float">
            <text:p>2.0000</text:p>
          </table:table-cell>
          <table:table-cell table:formula="of:=[.I110]-[.G110]*[.$B$6]" office:value-type="float" office:value="0.13885056" calcext:value-type="float">
            <text:p>0.1389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10])/([.$B$2]*1000);2)*[.$B$1]" office:value-type="float" office:value="125.6447350575" calcext:value-type="float">
            <text:p>125.6447</text:p>
          </table:table-cell>
          <table:table-cell table:formula="of:=IF([.K110]-[.L110]&gt;1; &quot;no&quot;; &quot;yes&quot;)" office:value-type="string" office:string-value="no" calcext:value-type="string">
            <text:p>no</text:p>
          </table:table-cell>
          <table:table-cell table:style-name="ce102" table:formula="of:=IF([.M110]=[.H110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10]+[.$B$9]" office:value-type="float" office:value="5400" calcext:value-type="float">
            <text:p>5400</text:p>
          </table:table-cell>
          <table:table-cell table:formula="of:=[.$B$2]*1000/[.A111]" office:value-type="float" office:value="185.185185185185" calcext:value-type="float">
            <text:p>185.1852</text:p>
          </table:table-cell>
          <table:table-cell table:formula="of:=CEILING([.B111];1)" office:value-type="float" office:value="186" calcext:value-type="float">
            <text:p>186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11]/(1000*[.$B$2]);2)*[.$B$1]" office:value-type="float" office:value="0.00370332" calcext:value-type="float">
            <text:p>0.0037</text:p>
          </table:table-cell>
          <table:table-cell table:formula="of:=POWER([.$A111]*2/(1000*[.$B$2]);2)*[.$B$1]" office:value-type="float" office:value="0.01481328" calcext:value-type="float">
            <text:p>0.0148</text:p>
          </table:table-cell>
          <table:table-cell table:formula="of:=[.F111]-2*[.E111]-[.D111]" office:value-type="float" office:value="0.00740664" calcext:value-type="float">
            <text:p>0.0074</text:p>
          </table:table-cell>
          <table:table-cell table:formula="of:=IF([.G111]&lt;1/[.$B$6]; &quot;no&quot;; &quot;yes&quot;)" office:value-type="string" office:string-value="yes" calcext:value-type="string">
            <text:p>yes</text:p>
          </table:table-cell>
          <table:table-cell table:formula="of:=ROUND([.G111]*[.$B$6])" office:value-type="float" office:value="2" calcext:value-type="float">
            <text:p>2.0000</text:p>
          </table:table-cell>
          <table:table-cell table:formula="of:=[.I111]-[.G111]*[.$B$6]" office:value-type="float" office:value="0.10390016" calcext:value-type="float">
            <text:p>0.1039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11])/([.$B$2]*1000);2)*[.$B$1]" office:value-type="float" office:value="125.63210332" calcext:value-type="float">
            <text:p>125.6321</text:p>
          </table:table-cell>
          <table:table-cell table:formula="of:=IF([.K111]-[.L111]&gt;1; &quot;no&quot;; &quot;yes&quot;)" office:value-type="string" office:string-value="no" calcext:value-type="string">
            <text:p>no</text:p>
          </table:table-cell>
          <table:table-cell table:style-name="ce103" table:formula="of:=IF([.M111]=[.H111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11]+[.$B$9]" office:value-type="float" office:value="5450" calcext:value-type="float">
            <text:p>5450</text:p>
          </table:table-cell>
          <table:table-cell table:formula="of:=[.$B$2]*1000/[.A112]" office:value-type="float" office:value="183.48623853211" calcext:value-type="float">
            <text:p>183.4862</text:p>
          </table:table-cell>
          <table:table-cell table:formula="of:=CEILING([.B112];1)" office:value-type="float" office:value="184" calcext:value-type="float">
            <text:p>184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12]/(1000*[.$B$2]);2)*[.$B$1]" office:value-type="float" office:value="0.0037722175" calcext:value-type="float">
            <text:p>0.0038</text:p>
          </table:table-cell>
          <table:table-cell table:formula="of:=POWER([.$A112]*2/(1000*[.$B$2]);2)*[.$B$1]" office:value-type="float" office:value="0.01508887" calcext:value-type="float">
            <text:p>0.0151</text:p>
          </table:table-cell>
          <table:table-cell table:formula="of:=[.F112]-2*[.E112]-[.D112]" office:value-type="float" office:value="0.007544435" calcext:value-type="float">
            <text:p>0.0075</text:p>
          </table:table-cell>
          <table:table-cell table:formula="of:=IF([.G112]&lt;1/[.$B$6]; &quot;no&quot;; &quot;yes&quot;)" office:value-type="string" office:string-value="yes" calcext:value-type="string">
            <text:p>yes</text:p>
          </table:table-cell>
          <table:table-cell table:formula="of:=ROUND([.G112]*[.$B$6])" office:value-type="float" office:value="2" calcext:value-type="float">
            <text:p>2.0000</text:p>
          </table:table-cell>
          <table:table-cell table:formula="of:=[.I112]-[.G112]*[.$B$6]" office:value-type="float" office:value="0.0686246400000001" calcext:value-type="float">
            <text:p>0.0686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12])/([.$B$2]*1000);2)*[.$B$1]" office:value-type="float" office:value="125.6194722175" calcext:value-type="float">
            <text:p>125.6195</text:p>
          </table:table-cell>
          <table:table-cell table:formula="of:=IF([.K112]-[.L112]&gt;1; &quot;no&quot;; &quot;yes&quot;)" office:value-type="string" office:string-value="no" calcext:value-type="string">
            <text:p>no</text:p>
          </table:table-cell>
          <table:table-cell table:style-name="ce104" table:formula="of:=IF([.M112]=[.H112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12]+[.$B$9]" office:value-type="float" office:value="5500" calcext:value-type="float">
            <text:p>5500</text:p>
          </table:table-cell>
          <table:table-cell table:formula="of:=[.$B$2]*1000/[.A113]" office:value-type="float" office:value="181.818181818182" calcext:value-type="float">
            <text:p>181.8182</text:p>
          </table:table-cell>
          <table:table-cell table:formula="of:=CEILING([.B113];1)" office:value-type="float" office:value="182" calcext:value-type="float">
            <text:p>182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13]/(1000*[.$B$2]);2)*[.$B$1]" office:value-type="float" office:value="0.00384175" calcext:value-type="float">
            <text:p>0.0038</text:p>
          </table:table-cell>
          <table:table-cell table:formula="of:=POWER([.$A113]*2/(1000*[.$B$2]);2)*[.$B$1]" office:value-type="float" office:value="0.015367" calcext:value-type="float">
            <text:p>0.0154</text:p>
          </table:table-cell>
          <table:table-cell table:formula="of:=[.F113]-2*[.E113]-[.D113]" office:value-type="float" office:value="0.0076835" calcext:value-type="float">
            <text:p>0.0077</text:p>
          </table:table-cell>
          <table:table-cell table:formula="of:=IF([.G113]&lt;1/[.$B$6]; &quot;no&quot;; &quot;yes&quot;)" office:value-type="string" office:string-value="yes" calcext:value-type="string">
            <text:p>yes</text:p>
          </table:table-cell>
          <table:table-cell table:formula="of:=ROUND([.G113]*[.$B$6])" office:value-type="float" office:value="2" calcext:value-type="float">
            <text:p>2.0000</text:p>
          </table:table-cell>
          <table:table-cell table:formula="of:=[.I113]-[.G113]*[.$B$6]" office:value-type="float" office:value="0.0330240000000002" calcext:value-type="float">
            <text:p>0.0330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13])/([.$B$2]*1000);2)*[.$B$1]" office:value-type="float" office:value="125.60684175" calcext:value-type="float">
            <text:p>125.6068</text:p>
          </table:table-cell>
          <table:table-cell table:formula="of:=IF([.K113]-[.L113]&gt;1; &quot;no&quot;; &quot;yes&quot;)" office:value-type="string" office:string-value="no" calcext:value-type="string">
            <text:p>no</text:p>
          </table:table-cell>
          <table:table-cell table:style-name="ce105" table:formula="of:=IF([.M113]=[.H113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13]+[.$B$9]" office:value-type="float" office:value="5550" calcext:value-type="float">
            <text:p>5550</text:p>
          </table:table-cell>
          <table:table-cell table:formula="of:=[.$B$2]*1000/[.A114]" office:value-type="float" office:value="180.18018018018" calcext:value-type="float">
            <text:p>180.1802</text:p>
          </table:table-cell>
          <table:table-cell table:formula="of:=CEILING([.B114];1)" office:value-type="float" office:value="181" calcext:value-type="float">
            <text:p>181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14]/(1000*[.$B$2]);2)*[.$B$1]" office:value-type="float" office:value="0.0039119175" calcext:value-type="float">
            <text:p>0.0039</text:p>
          </table:table-cell>
          <table:table-cell table:formula="of:=POWER([.$A114]*2/(1000*[.$B$2]);2)*[.$B$1]" office:value-type="float" office:value="0.01564767" calcext:value-type="float">
            <text:p>0.0156</text:p>
          </table:table-cell>
          <table:table-cell table:formula="of:=[.F114]-2*[.E114]-[.D114]" office:value-type="float" office:value="0.007823835" calcext:value-type="float">
            <text:p>0.0078</text:p>
          </table:table-cell>
          <table:table-cell table:formula="of:=IF([.G114]&lt;1/[.$B$6]; &quot;no&quot;; &quot;yes&quot;)" office:value-type="string" office:string-value="yes" calcext:value-type="string">
            <text:p>yes</text:p>
          </table:table-cell>
          <table:table-cell table:formula="of:=ROUND([.G114]*[.$B$6])" office:value-type="float" office:value="2" calcext:value-type="float">
            <text:p>2.0000</text:p>
          </table:table-cell>
          <table:table-cell table:formula="of:=[.I114]-[.G114]*[.$B$6]" office:value-type="float" office:value="-0.00290176000000031" calcext:value-type="float">
            <text:p>-0.0029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14])/([.$B$2]*1000);2)*[.$B$1]" office:value-type="float" office:value="125.5942119175" calcext:value-type="float">
            <text:p>125.5942</text:p>
          </table:table-cell>
          <table:table-cell table:formula="of:=IF([.K114]-[.L114]&gt;1; &quot;no&quot;; &quot;yes&quot;)" office:value-type="string" office:string-value="no" calcext:value-type="string">
            <text:p>no</text:p>
          </table:table-cell>
          <table:table-cell table:style-name="ce106" table:formula="of:=IF([.M114]=[.H114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14]+[.$B$9]" office:value-type="float" office:value="5600" calcext:value-type="float">
            <text:p>5600</text:p>
          </table:table-cell>
          <table:table-cell table:formula="of:=[.$B$2]*1000/[.A115]" office:value-type="float" office:value="178.571428571429" calcext:value-type="float">
            <text:p>178.5714</text:p>
          </table:table-cell>
          <table:table-cell table:formula="of:=CEILING([.B115];1)" office:value-type="float" office:value="179" calcext:value-type="float">
            <text:p>179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15]/(1000*[.$B$2]);2)*[.$B$1]" office:value-type="float" office:value="0.00398272" calcext:value-type="float">
            <text:p>0.0040</text:p>
          </table:table-cell>
          <table:table-cell table:formula="of:=POWER([.$A115]*2/(1000*[.$B$2]);2)*[.$B$1]" office:value-type="float" office:value="0.01593088" calcext:value-type="float">
            <text:p>0.0159</text:p>
          </table:table-cell>
          <table:table-cell table:formula="of:=[.F115]-2*[.E115]-[.D115]" office:value-type="float" office:value="0.00796544" calcext:value-type="float">
            <text:p>0.0080</text:p>
          </table:table-cell>
          <table:table-cell table:formula="of:=IF([.G115]&lt;1/[.$B$6]; &quot;no&quot;; &quot;yes&quot;)" office:value-type="string" office:string-value="yes" calcext:value-type="string">
            <text:p>yes</text:p>
          </table:table-cell>
          <table:table-cell table:formula="of:=ROUND([.G115]*[.$B$6])" office:value-type="float" office:value="2" calcext:value-type="float">
            <text:p>2.0000</text:p>
          </table:table-cell>
          <table:table-cell table:formula="of:=[.I115]-[.G115]*[.$B$6]" office:value-type="float" office:value="-0.0391526399999997" calcext:value-type="float">
            <text:p>-0.0392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15])/([.$B$2]*1000);2)*[.$B$1]" office:value-type="float" office:value="125.58158272" calcext:value-type="float">
            <text:p>125.5816</text:p>
          </table:table-cell>
          <table:table-cell table:formula="of:=IF([.K115]-[.L115]&gt;1; &quot;no&quot;; &quot;yes&quot;)" office:value-type="string" office:string-value="no" calcext:value-type="string">
            <text:p>no</text:p>
          </table:table-cell>
          <table:table-cell table:style-name="ce107" table:formula="of:=IF([.M115]=[.H115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15]+[.$B$9]" office:value-type="float" office:value="5650" calcext:value-type="float">
            <text:p>5650</text:p>
          </table:table-cell>
          <table:table-cell table:formula="of:=[.$B$2]*1000/[.A116]" office:value-type="float" office:value="176.991150442478" calcext:value-type="float">
            <text:p>176.9912</text:p>
          </table:table-cell>
          <table:table-cell table:formula="of:=CEILING([.B116];1)" office:value-type="float" office:value="177" calcext:value-type="float">
            <text:p>177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16]/(1000*[.$B$2]);2)*[.$B$1]" office:value-type="float" office:value="0.0040541575" calcext:value-type="float">
            <text:p>0.0041</text:p>
          </table:table-cell>
          <table:table-cell table:formula="of:=POWER([.$A116]*2/(1000*[.$B$2]);2)*[.$B$1]" office:value-type="float" office:value="0.01621663" calcext:value-type="float">
            <text:p>0.0162</text:p>
          </table:table-cell>
          <table:table-cell table:formula="of:=[.F116]-2*[.E116]-[.D116]" office:value-type="float" office:value="0.008108315" calcext:value-type="float">
            <text:p>0.0081</text:p>
          </table:table-cell>
          <table:table-cell table:formula="of:=IF([.G116]&lt;1/[.$B$6]; &quot;no&quot;; &quot;yes&quot;)" office:value-type="string" office:string-value="yes" calcext:value-type="string">
            <text:p>yes</text:p>
          </table:table-cell>
          <table:table-cell table:formula="of:=ROUND([.G116]*[.$B$6])" office:value-type="float" office:value="2" calcext:value-type="float">
            <text:p>2.0000</text:p>
          </table:table-cell>
          <table:table-cell table:formula="of:=[.I116]-[.G116]*[.$B$6]" office:value-type="float" office:value="-0.0757286399999999" calcext:value-type="float">
            <text:p>-0.0757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16])/([.$B$2]*1000);2)*[.$B$1]" office:value-type="float" office:value="125.5689541575" calcext:value-type="float">
            <text:p>125.5690</text:p>
          </table:table-cell>
          <table:table-cell table:formula="of:=IF([.K116]-[.L116]&gt;1; &quot;no&quot;; &quot;yes&quot;)" office:value-type="string" office:string-value="no" calcext:value-type="string">
            <text:p>no</text:p>
          </table:table-cell>
          <table:table-cell table:style-name="ce108" table:formula="of:=IF([.M116]=[.H116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16]+[.$B$9]" office:value-type="float" office:value="5700" calcext:value-type="float">
            <text:p>5700</text:p>
          </table:table-cell>
          <table:table-cell table:formula="of:=[.$B$2]*1000/[.A117]" office:value-type="float" office:value="175.438596491228" calcext:value-type="float">
            <text:p>175.4386</text:p>
          </table:table-cell>
          <table:table-cell table:formula="of:=CEILING([.B117];1)" office:value-type="float" office:value="176" calcext:value-type="float">
            <text:p>176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17]/(1000*[.$B$2]);2)*[.$B$1]" office:value-type="float" office:value="0.00412623" calcext:value-type="float">
            <text:p>0.0041</text:p>
          </table:table-cell>
          <table:table-cell table:formula="of:=POWER([.$A117]*2/(1000*[.$B$2]);2)*[.$B$1]" office:value-type="float" office:value="0.01650492" calcext:value-type="float">
            <text:p>0.0165</text:p>
          </table:table-cell>
          <table:table-cell table:formula="of:=[.F117]-2*[.E117]-[.D117]" office:value-type="float" office:value="0.00825246" calcext:value-type="float">
            <text:p>0.0083</text:p>
          </table:table-cell>
          <table:table-cell table:formula="of:=IF([.G117]&lt;1/[.$B$6]; &quot;no&quot;; &quot;yes&quot;)" office:value-type="string" office:string-value="yes" calcext:value-type="string">
            <text:p>yes</text:p>
          </table:table-cell>
          <table:table-cell table:formula="of:=ROUND([.G117]*[.$B$6])" office:value-type="float" office:value="2" calcext:value-type="float">
            <text:p>2.0000</text:p>
          </table:table-cell>
          <table:table-cell table:formula="of:=[.I117]-[.G117]*[.$B$6]" office:value-type="float" office:value="-0.11262976" calcext:value-type="float">
            <text:p>-0.1126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17])/([.$B$2]*1000);2)*[.$B$1]" office:value-type="float" office:value="125.55632623" calcext:value-type="float">
            <text:p>125.5563</text:p>
          </table:table-cell>
          <table:table-cell table:formula="of:=IF([.K117]-[.L117]&gt;1; &quot;no&quot;; &quot;yes&quot;)" office:value-type="string" office:string-value="no" calcext:value-type="string">
            <text:p>no</text:p>
          </table:table-cell>
          <table:table-cell table:style-name="ce109" table:formula="of:=IF([.M117]=[.H117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17]+[.$B$9]" office:value-type="float" office:value="5750" calcext:value-type="float">
            <text:p>5750</text:p>
          </table:table-cell>
          <table:table-cell table:formula="of:=[.$B$2]*1000/[.A118]" office:value-type="float" office:value="173.913043478261" calcext:value-type="float">
            <text:p>173.9130</text:p>
          </table:table-cell>
          <table:table-cell table:formula="of:=CEILING([.B118];1)" office:value-type="float" office:value="174" calcext:value-type="float">
            <text:p>174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18]/(1000*[.$B$2]);2)*[.$B$1]" office:value-type="float" office:value="0.0041989375" calcext:value-type="float">
            <text:p>0.0042</text:p>
          </table:table-cell>
          <table:table-cell table:formula="of:=POWER([.$A118]*2/(1000*[.$B$2]);2)*[.$B$1]" office:value-type="float" office:value="0.01679575" calcext:value-type="float">
            <text:p>0.0168</text:p>
          </table:table-cell>
          <table:table-cell table:formula="of:=[.F118]-2*[.E118]-[.D118]" office:value-type="float" office:value="0.008397875" calcext:value-type="float">
            <text:p>0.0084</text:p>
          </table:table-cell>
          <table:table-cell table:formula="of:=IF([.G118]&lt;1/[.$B$6]; &quot;no&quot;; &quot;yes&quot;)" office:value-type="string" office:string-value="yes" calcext:value-type="string">
            <text:p>yes</text:p>
          </table:table-cell>
          <table:table-cell table:formula="of:=ROUND([.G118]*[.$B$6])" office:value-type="float" office:value="2" calcext:value-type="float">
            <text:p>2.0000</text:p>
          </table:table-cell>
          <table:table-cell table:formula="of:=[.I118]-[.G118]*[.$B$6]" office:value-type="float" office:value="-0.149856" calcext:value-type="float">
            <text:p>-0.1499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18])/([.$B$2]*1000);2)*[.$B$1]" office:value-type="float" office:value="125.5436989375" calcext:value-type="float">
            <text:p>125.5437</text:p>
          </table:table-cell>
          <table:table-cell table:formula="of:=IF([.K118]-[.L118]&gt;1; &quot;no&quot;; &quot;yes&quot;)" office:value-type="string" office:string-value="no" calcext:value-type="string">
            <text:p>no</text:p>
          </table:table-cell>
          <table:table-cell table:style-name="ce110" table:formula="of:=IF([.M118]=[.H118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18]+[.$B$9]" office:value-type="float" office:value="5800" calcext:value-type="float">
            <text:p>5800</text:p>
          </table:table-cell>
          <table:table-cell table:formula="of:=[.$B$2]*1000/[.A119]" office:value-type="float" office:value="172.413793103448" calcext:value-type="float">
            <text:p>172.4138</text:p>
          </table:table-cell>
          <table:table-cell table:formula="of:=CEILING([.B119];1)" office:value-type="float" office:value="173" calcext:value-type="float">
            <text:p>173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19]/(1000*[.$B$2]);2)*[.$B$1]" office:value-type="float" office:value="0.00427228" calcext:value-type="float">
            <text:p>0.0043</text:p>
          </table:table-cell>
          <table:table-cell table:formula="of:=POWER([.$A119]*2/(1000*[.$B$2]);2)*[.$B$1]" office:value-type="float" office:value="0.01708912" calcext:value-type="float">
            <text:p>0.0171</text:p>
          </table:table-cell>
          <table:table-cell table:formula="of:=[.F119]-2*[.E119]-[.D119]" office:value-type="float" office:value="0.00854456" calcext:value-type="float">
            <text:p>0.0085</text:p>
          </table:table-cell>
          <table:table-cell table:formula="of:=IF([.G119]&lt;1/[.$B$6]; &quot;no&quot;; &quot;yes&quot;)" office:value-type="string" office:string-value="yes" calcext:value-type="string">
            <text:p>yes</text:p>
          </table:table-cell>
          <table:table-cell table:formula="of:=ROUND([.G119]*[.$B$6])" office:value-type="float" office:value="2" calcext:value-type="float">
            <text:p>2.0000</text:p>
          </table:table-cell>
          <table:table-cell table:formula="of:=[.I119]-[.G119]*[.$B$6]" office:value-type="float" office:value="-0.18740736" calcext:value-type="float">
            <text:p>-0.1874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19])/([.$B$2]*1000);2)*[.$B$1]" office:value-type="float" office:value="125.53107228" calcext:value-type="float">
            <text:p>125.5311</text:p>
          </table:table-cell>
          <table:table-cell table:formula="of:=IF([.K119]-[.L119]&gt;1; &quot;no&quot;; &quot;yes&quot;)" office:value-type="string" office:string-value="no" calcext:value-type="string">
            <text:p>no</text:p>
          </table:table-cell>
          <table:table-cell table:style-name="ce111" table:formula="of:=IF([.M119]=[.H119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19]+[.$B$9]" office:value-type="float" office:value="5850" calcext:value-type="float">
            <text:p>5850</text:p>
          </table:table-cell>
          <table:table-cell table:formula="of:=[.$B$2]*1000/[.A120]" office:value-type="float" office:value="170.940170940171" calcext:value-type="float">
            <text:p>170.9402</text:p>
          </table:table-cell>
          <table:table-cell table:formula="of:=CEILING([.B120];1)" office:value-type="float" office:value="171" calcext:value-type="float">
            <text:p>171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20]/(1000*[.$B$2]);2)*[.$B$1]" office:value-type="float" office:value="0.0043462575" calcext:value-type="float">
            <text:p>0.0043</text:p>
          </table:table-cell>
          <table:table-cell table:formula="of:=POWER([.$A120]*2/(1000*[.$B$2]);2)*[.$B$1]" office:value-type="float" office:value="0.01738503" calcext:value-type="float">
            <text:p>0.0174</text:p>
          </table:table-cell>
          <table:table-cell table:formula="of:=[.F120]-2*[.E120]-[.D120]" office:value-type="float" office:value="0.008692515" calcext:value-type="float">
            <text:p>0.0087</text:p>
          </table:table-cell>
          <table:table-cell table:formula="of:=IF([.G120]&lt;1/[.$B$6]; &quot;no&quot;; &quot;yes&quot;)" office:value-type="string" office:string-value="yes" calcext:value-type="string">
            <text:p>yes</text:p>
          </table:table-cell>
          <table:table-cell table:formula="of:=ROUND([.G120]*[.$B$6])" office:value-type="float" office:value="2" calcext:value-type="float">
            <text:p>2.0000</text:p>
          </table:table-cell>
          <table:table-cell table:formula="of:=[.I120]-[.G120]*[.$B$6]" office:value-type="float" office:value="-0.22528384" calcext:value-type="float">
            <text:p>-0.2253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20])/([.$B$2]*1000);2)*[.$B$1]" office:value-type="float" office:value="125.5184462575" calcext:value-type="float">
            <text:p>125.5184</text:p>
          </table:table-cell>
          <table:table-cell table:formula="of:=IF([.K120]-[.L120]&gt;1; &quot;no&quot;; &quot;yes&quot;)" office:value-type="string" office:string-value="no" calcext:value-type="string">
            <text:p>no</text:p>
          </table:table-cell>
          <table:table-cell table:style-name="ce112" table:formula="of:=IF([.M120]=[.H120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20]+[.$B$9]" office:value-type="float" office:value="5900" calcext:value-type="float">
            <text:p>5900</text:p>
          </table:table-cell>
          <table:table-cell table:formula="of:=[.$B$2]*1000/[.A121]" office:value-type="float" office:value="169.491525423729" calcext:value-type="float">
            <text:p>169.4915</text:p>
          </table:table-cell>
          <table:table-cell table:formula="of:=CEILING([.B121];1)" office:value-type="float" office:value="170" calcext:value-type="float">
            <text:p>170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21]/(1000*[.$B$2]);2)*[.$B$1]" office:value-type="float" office:value="0.00442087" calcext:value-type="float">
            <text:p>0.0044</text:p>
          </table:table-cell>
          <table:table-cell table:formula="of:=POWER([.$A121]*2/(1000*[.$B$2]);2)*[.$B$1]" office:value-type="float" office:value="0.01768348" calcext:value-type="float">
            <text:p>0.0177</text:p>
          </table:table-cell>
          <table:table-cell table:formula="of:=[.F121]-2*[.E121]-[.D121]" office:value-type="float" office:value="0.00884174" calcext:value-type="float">
            <text:p>0.0088</text:p>
          </table:table-cell>
          <table:table-cell table:formula="of:=IF([.G121]&lt;1/[.$B$6]; &quot;no&quot;; &quot;yes&quot;)" office:value-type="string" office:string-value="yes" calcext:value-type="string">
            <text:p>yes</text:p>
          </table:table-cell>
          <table:table-cell table:formula="of:=ROUND([.G121]*[.$B$6])" office:value-type="float" office:value="2" calcext:value-type="float">
            <text:p>2.0000</text:p>
          </table:table-cell>
          <table:table-cell table:formula="of:=[.I121]-[.G121]*[.$B$6]" office:value-type="float" office:value="-0.26348544" calcext:value-type="float">
            <text:p>-0.2635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21])/([.$B$2]*1000);2)*[.$B$1]" office:value-type="float" office:value="125.50582087" calcext:value-type="float">
            <text:p>125.5058</text:p>
          </table:table-cell>
          <table:table-cell table:formula="of:=IF([.K121]-[.L121]&gt;1; &quot;no&quot;; &quot;yes&quot;)" office:value-type="string" office:string-value="no" calcext:value-type="string">
            <text:p>no</text:p>
          </table:table-cell>
          <table:table-cell table:style-name="ce113" table:formula="of:=IF([.M121]=[.H121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21]+[.$B$9]" office:value-type="float" office:value="5950" calcext:value-type="float">
            <text:p>5950</text:p>
          </table:table-cell>
          <table:table-cell table:formula="of:=[.$B$2]*1000/[.A122]" office:value-type="float" office:value="168.067226890756" calcext:value-type="float">
            <text:p>168.0672</text:p>
          </table:table-cell>
          <table:table-cell table:formula="of:=CEILING([.B122];1)" office:value-type="float" office:value="169" calcext:value-type="float">
            <text:p>169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22]/(1000*[.$B$2]);2)*[.$B$1]" office:value-type="float" office:value="0.0044961175" calcext:value-type="float">
            <text:p>0.0045</text:p>
          </table:table-cell>
          <table:table-cell table:formula="of:=POWER([.$A122]*2/(1000*[.$B$2]);2)*[.$B$1]" office:value-type="float" office:value="0.01798447" calcext:value-type="float">
            <text:p>0.0180</text:p>
          </table:table-cell>
          <table:table-cell table:formula="of:=[.F122]-2*[.E122]-[.D122]" office:value-type="float" office:value="0.008992235" calcext:value-type="float">
            <text:p>0.0090</text:p>
          </table:table-cell>
          <table:table-cell table:formula="of:=IF([.G122]&lt;1/[.$B$6]; &quot;no&quot;; &quot;yes&quot;)" office:value-type="string" office:string-value="yes" calcext:value-type="string">
            <text:p>yes</text:p>
          </table:table-cell>
          <table:table-cell table:formula="of:=ROUND([.G122]*[.$B$6])" office:value-type="float" office:value="2" calcext:value-type="float">
            <text:p>2.0000</text:p>
          </table:table-cell>
          <table:table-cell table:formula="of:=[.I122]-[.G122]*[.$B$6]" office:value-type="float" office:value="-0.30201216" calcext:value-type="float">
            <text:p>-0.3020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22])/([.$B$2]*1000);2)*[.$B$1]" office:value-type="float" office:value="125.4931961175" calcext:value-type="float">
            <text:p>125.4932</text:p>
          </table:table-cell>
          <table:table-cell table:formula="of:=IF([.K122]-[.L122]&gt;1; &quot;no&quot;; &quot;yes&quot;)" office:value-type="string" office:string-value="no" calcext:value-type="string">
            <text:p>no</text:p>
          </table:table-cell>
          <table:table-cell table:style-name="ce114" table:formula="of:=IF([.M122]=[.H122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22]+[.$B$9]" office:value-type="float" office:value="6000" calcext:value-type="float">
            <text:p>6000</text:p>
          </table:table-cell>
          <table:table-cell table:formula="of:=[.$B$2]*1000/[.A123]" office:value-type="float" office:value="166.666666666667" calcext:value-type="float">
            <text:p>166.6667</text:p>
          </table:table-cell>
          <table:table-cell table:formula="of:=CEILING([.B123];1)" office:value-type="float" office:value="167" calcext:value-type="float">
            <text:p>167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23]/(1000*[.$B$2]);2)*[.$B$1]" office:value-type="float" office:value="0.004572" calcext:value-type="float">
            <text:p>0.0046</text:p>
          </table:table-cell>
          <table:table-cell table:formula="of:=POWER([.$A123]*2/(1000*[.$B$2]);2)*[.$B$1]" office:value-type="float" office:value="0.018288" calcext:value-type="float">
            <text:p>0.0183</text:p>
          </table:table-cell>
          <table:table-cell table:formula="of:=[.F123]-2*[.E123]-[.D123]" office:value-type="float" office:value="0.009144" calcext:value-type="float">
            <text:p>0.0091</text:p>
          </table:table-cell>
          <table:table-cell table:formula="of:=IF([.G123]&lt;1/[.$B$6]; &quot;no&quot;; &quot;yes&quot;)" office:value-type="string" office:string-value="yes" calcext:value-type="string">
            <text:p>yes</text:p>
          </table:table-cell>
          <table:table-cell table:formula="of:=ROUND([.G123]*[.$B$6])" office:value-type="float" office:value="2" calcext:value-type="float">
            <text:p>2.0000</text:p>
          </table:table-cell>
          <table:table-cell table:formula="of:=[.I123]-[.G123]*[.$B$6]" office:value-type="float" office:value="-0.340864" calcext:value-type="float">
            <text:p>-0.3409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23])/([.$B$2]*1000);2)*[.$B$1]" office:value-type="float" office:value="125.480572" calcext:value-type="float">
            <text:p>125.4806</text:p>
          </table:table-cell>
          <table:table-cell table:formula="of:=IF([.K123]-[.L123]&gt;1; &quot;no&quot;; &quot;yes&quot;)" office:value-type="string" office:string-value="no" calcext:value-type="string">
            <text:p>no</text:p>
          </table:table-cell>
          <table:table-cell table:style-name="ce115" table:formula="of:=IF([.M123]=[.H123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23]+[.$B$9]" office:value-type="float" office:value="6050" calcext:value-type="float">
            <text:p>6050</text:p>
          </table:table-cell>
          <table:table-cell table:formula="of:=[.$B$2]*1000/[.A124]" office:value-type="float" office:value="165.289256198347" calcext:value-type="float">
            <text:p>165.2893</text:p>
          </table:table-cell>
          <table:table-cell table:formula="of:=CEILING([.B124];1)" office:value-type="float" office:value="166" calcext:value-type="float">
            <text:p>166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24]/(1000*[.$B$2]);2)*[.$B$1]" office:value-type="float" office:value="0.0046485175" calcext:value-type="float">
            <text:p>0.0046</text:p>
          </table:table-cell>
          <table:table-cell table:formula="of:=POWER([.$A124]*2/(1000*[.$B$2]);2)*[.$B$1]" office:value-type="float" office:value="0.01859407" calcext:value-type="float">
            <text:p>0.0186</text:p>
          </table:table-cell>
          <table:table-cell table:formula="of:=[.F124]-2*[.E124]-[.D124]" office:value-type="float" office:value="0.009297035" calcext:value-type="float">
            <text:p>0.0093</text:p>
          </table:table-cell>
          <table:table-cell table:formula="of:=IF([.G124]&lt;1/[.$B$6]; &quot;no&quot;; &quot;yes&quot;)" office:value-type="string" office:string-value="yes" calcext:value-type="string">
            <text:p>yes</text:p>
          </table:table-cell>
          <table:table-cell table:formula="of:=ROUND([.G124]*[.$B$6])" office:value-type="float" office:value="2" calcext:value-type="float">
            <text:p>2.0000</text:p>
          </table:table-cell>
          <table:table-cell table:formula="of:=[.I124]-[.G124]*[.$B$6]" office:value-type="float" office:value="-0.38004096" calcext:value-type="float">
            <text:p>-0.3800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24])/([.$B$2]*1000);2)*[.$B$1]" office:value-type="float" office:value="125.4679485175" calcext:value-type="float">
            <text:p>125.4679</text:p>
          </table:table-cell>
          <table:table-cell table:formula="of:=IF([.K124]-[.L124]&gt;1; &quot;no&quot;; &quot;yes&quot;)" office:value-type="string" office:string-value="no" calcext:value-type="string">
            <text:p>no</text:p>
          </table:table-cell>
          <table:table-cell table:style-name="ce116" table:formula="of:=IF([.M124]=[.H124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24]+[.$B$9]" office:value-type="float" office:value="6100" calcext:value-type="float">
            <text:p>6100</text:p>
          </table:table-cell>
          <table:table-cell table:formula="of:=[.$B$2]*1000/[.A125]" office:value-type="float" office:value="163.934426229508" calcext:value-type="float">
            <text:p>163.9344</text:p>
          </table:table-cell>
          <table:table-cell table:formula="of:=CEILING([.B125];1)" office:value-type="float" office:value="164" calcext:value-type="float">
            <text:p>164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25]/(1000*[.$B$2]);2)*[.$B$1]" office:value-type="float" office:value="0.00472567" calcext:value-type="float">
            <text:p>0.0047</text:p>
          </table:table-cell>
          <table:table-cell table:formula="of:=POWER([.$A125]*2/(1000*[.$B$2]);2)*[.$B$1]" office:value-type="float" office:value="0.01890268" calcext:value-type="float">
            <text:p>0.0189</text:p>
          </table:table-cell>
          <table:table-cell table:formula="of:=[.F125]-2*[.E125]-[.D125]" office:value-type="float" office:value="0.00945134" calcext:value-type="float">
            <text:p>0.0095</text:p>
          </table:table-cell>
          <table:table-cell table:formula="of:=IF([.G125]&lt;1/[.$B$6]; &quot;no&quot;; &quot;yes&quot;)" office:value-type="string" office:string-value="yes" calcext:value-type="string">
            <text:p>yes</text:p>
          </table:table-cell>
          <table:table-cell table:formula="of:=ROUND([.G125]*[.$B$6])" office:value-type="float" office:value="2" calcext:value-type="float">
            <text:p>2.0000</text:p>
          </table:table-cell>
          <table:table-cell table:formula="of:=[.I125]-[.G125]*[.$B$6]" office:value-type="float" office:value="-0.41954304" calcext:value-type="float">
            <text:p>-0.4195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25])/([.$B$2]*1000);2)*[.$B$1]" office:value-type="float" office:value="125.45532567" calcext:value-type="float">
            <text:p>125.4553</text:p>
          </table:table-cell>
          <table:table-cell table:formula="of:=IF([.K125]-[.L125]&gt;1; &quot;no&quot;; &quot;yes&quot;)" office:value-type="string" office:string-value="no" calcext:value-type="string">
            <text:p>no</text:p>
          </table:table-cell>
          <table:table-cell table:style-name="ce117" table:formula="of:=IF([.M125]=[.H125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25]+[.$B$9]" office:value-type="float" office:value="6150" calcext:value-type="float">
            <text:p>6150</text:p>
          </table:table-cell>
          <table:table-cell table:formula="of:=[.$B$2]*1000/[.A126]" office:value-type="float" office:value="162.60162601626" calcext:value-type="float">
            <text:p>162.6016</text:p>
          </table:table-cell>
          <table:table-cell table:formula="of:=CEILING([.B126];1)" office:value-type="float" office:value="163" calcext:value-type="float">
            <text:p>163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26]/(1000*[.$B$2]);2)*[.$B$1]" office:value-type="float" office:value="0.0048034575" calcext:value-type="float">
            <text:p>0.0048</text:p>
          </table:table-cell>
          <table:table-cell table:formula="of:=POWER([.$A126]*2/(1000*[.$B$2]);2)*[.$B$1]" office:value-type="float" office:value="0.01921383" calcext:value-type="float">
            <text:p>0.0192</text:p>
          </table:table-cell>
          <table:table-cell table:formula="of:=[.F126]-2*[.E126]-[.D126]" office:value-type="float" office:value="0.009606915" calcext:value-type="float">
            <text:p>0.0096</text:p>
          </table:table-cell>
          <table:table-cell table:formula="of:=IF([.G126]&lt;1/[.$B$6]; &quot;no&quot;; &quot;yes&quot;)" office:value-type="string" office:string-value="yes" calcext:value-type="string">
            <text:p>yes</text:p>
          </table:table-cell>
          <table:table-cell table:formula="of:=ROUND([.G126]*[.$B$6])" office:value-type="float" office:value="2" calcext:value-type="float">
            <text:p>2.0000</text:p>
          </table:table-cell>
          <table:table-cell table:formula="of:=[.I126]-[.G126]*[.$B$6]" office:value-type="float" office:value="-0.45937024" calcext:value-type="float">
            <text:p>-0.4594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26])/([.$B$2]*1000);2)*[.$B$1]" office:value-type="float" office:value="125.4427034575" calcext:value-type="float">
            <text:p>125.4427</text:p>
          </table:table-cell>
          <table:table-cell table:formula="of:=IF([.K126]-[.L126]&gt;1; &quot;no&quot;; &quot;yes&quot;)" office:value-type="string" office:string-value="no" calcext:value-type="string">
            <text:p>no</text:p>
          </table:table-cell>
          <table:table-cell table:style-name="ce118" table:formula="of:=IF([.M126]=[.H126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26]+[.$B$9]" office:value-type="float" office:value="6200" calcext:value-type="float">
            <text:p>6200</text:p>
          </table:table-cell>
          <table:table-cell table:formula="of:=[.$B$2]*1000/[.A127]" office:value-type="float" office:value="161.290322580645" calcext:value-type="float">
            <text:p>161.2903</text:p>
          </table:table-cell>
          <table:table-cell table:formula="of:=CEILING([.B127];1)" office:value-type="float" office:value="162" calcext:value-type="float">
            <text:p>162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27]/(1000*[.$B$2]);2)*[.$B$1]" office:value-type="float" office:value="0.00488188" calcext:value-type="float">
            <text:p>0.0049</text:p>
          </table:table-cell>
          <table:table-cell table:formula="of:=POWER([.$A127]*2/(1000*[.$B$2]);2)*[.$B$1]" office:value-type="float" office:value="0.01952752" calcext:value-type="float">
            <text:p>0.0195</text:p>
          </table:table-cell>
          <table:table-cell table:formula="of:=[.F127]-2*[.E127]-[.D127]" office:value-type="float" office:value="0.00976376" calcext:value-type="float">
            <text:p>0.0098</text:p>
          </table:table-cell>
          <table:table-cell table:formula="of:=IF([.G127]&lt;1/[.$B$6]; &quot;no&quot;; &quot;yes&quot;)" office:value-type="string" office:string-value="yes" calcext:value-type="string">
            <text:p>yes</text:p>
          </table:table-cell>
          <table:table-cell table:formula="of:=ROUND([.G127]*[.$B$6])" office:value-type="float" office:value="2" calcext:value-type="float">
            <text:p>2.0000</text:p>
          </table:table-cell>
          <table:table-cell table:formula="of:=[.I127]-[.G127]*[.$B$6]" office:value-type="float" office:value="-0.49952256" calcext:value-type="float">
            <text:p>-0.4995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27])/([.$B$2]*1000);2)*[.$B$1]" office:value-type="float" office:value="125.43008188" calcext:value-type="float">
            <text:p>125.4301</text:p>
          </table:table-cell>
          <table:table-cell table:formula="of:=IF([.K127]-[.L127]&gt;1; &quot;no&quot;; &quot;yes&quot;)" office:value-type="string" office:string-value="no" calcext:value-type="string">
            <text:p>no</text:p>
          </table:table-cell>
          <table:table-cell table:style-name="ce119" table:formula="of:=IF([.M127]=[.H127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27]+[.$B$9]" office:value-type="float" office:value="6250" calcext:value-type="float">
            <text:p>6250</text:p>
          </table:table-cell>
          <table:table-cell table:formula="of:=[.$B$2]*1000/[.A128]" office:value-type="float" office:value="160" calcext:value-type="float">
            <text:p>160.0000</text:p>
          </table:table-cell>
          <table:table-cell table:formula="of:=CEILING([.B128];1)" office:value-type="float" office:value="160" calcext:value-type="float">
            <text:p>160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28]/(1000*[.$B$2]);2)*[.$B$1]" office:value-type="float" office:value="0.0049609375" calcext:value-type="float">
            <text:p>0.0050</text:p>
          </table:table-cell>
          <table:table-cell table:formula="of:=POWER([.$A128]*2/(1000*[.$B$2]);2)*[.$B$1]" office:value-type="float" office:value="0.01984375" calcext:value-type="float">
            <text:p>0.0198</text:p>
          </table:table-cell>
          <table:table-cell table:formula="of:=[.F128]-2*[.E128]-[.D128]" office:value-type="float" office:value="0.009921875" calcext:value-type="float">
            <text:p>0.0099</text:p>
          </table:table-cell>
          <table:table-cell table:formula="of:=IF([.G128]&lt;1/[.$B$6]; &quot;no&quot;; &quot;yes&quot;)" office:value-type="string" office:string-value="yes" calcext:value-type="string">
            <text:p>yes</text:p>
          </table:table-cell>
          <table:table-cell table:formula="of:=ROUND([.G128]*[.$B$6])" office:value-type="float" office:value="3" calcext:value-type="float">
            <text:p>3.0000</text:p>
          </table:table-cell>
          <table:table-cell table:formula="of:=[.I128]-[.G128]*[.$B$6]" office:value-type="float" office:value="0.46" calcext:value-type="float">
            <text:p>0.4600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28])/([.$B$2]*1000);2)*[.$B$1]" office:value-type="float" office:value="125.4174609375" calcext:value-type="float">
            <text:p>125.4175</text:p>
          </table:table-cell>
          <table:table-cell table:formula="of:=IF([.K128]-[.L128]&gt;1; &quot;no&quot;; &quot;yes&quot;)" office:value-type="string" office:string-value="no" calcext:value-type="string">
            <text:p>no</text:p>
          </table:table-cell>
          <table:table-cell table:style-name="ce120" table:formula="of:=IF([.M128]=[.H128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28]+[.$B$9]" office:value-type="float" office:value="6300" calcext:value-type="float">
            <text:p>6300</text:p>
          </table:table-cell>
          <table:table-cell table:formula="of:=[.$B$2]*1000/[.A129]" office:value-type="float" office:value="158.730158730159" calcext:value-type="float">
            <text:p>158.7302</text:p>
          </table:table-cell>
          <table:table-cell table:formula="of:=CEILING([.B129];1)" office:value-type="float" office:value="159" calcext:value-type="float">
            <text:p>159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29]/(1000*[.$B$2]);2)*[.$B$1]" office:value-type="float" office:value="0.00504063" calcext:value-type="float">
            <text:p>0.0050</text:p>
          </table:table-cell>
          <table:table-cell table:formula="of:=POWER([.$A129]*2/(1000*[.$B$2]);2)*[.$B$1]" office:value-type="float" office:value="0.02016252" calcext:value-type="float">
            <text:p>0.0202</text:p>
          </table:table-cell>
          <table:table-cell table:formula="of:=[.F129]-2*[.E129]-[.D129]" office:value-type="float" office:value="0.01008126" calcext:value-type="float">
            <text:p>0.0101</text:p>
          </table:table-cell>
          <table:table-cell table:formula="of:=IF([.G129]&lt;1/[.$B$6]; &quot;no&quot;; &quot;yes&quot;)" office:value-type="string" office:string-value="yes" calcext:value-type="string">
            <text:p>yes</text:p>
          </table:table-cell>
          <table:table-cell table:formula="of:=ROUND([.G129]*[.$B$6])" office:value-type="float" office:value="3" calcext:value-type="float">
            <text:p>3.0000</text:p>
          </table:table-cell>
          <table:table-cell table:formula="of:=[.I129]-[.G129]*[.$B$6]" office:value-type="float" office:value="0.41919744" calcext:value-type="float">
            <text:p>0.4192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29])/([.$B$2]*1000);2)*[.$B$1]" office:value-type="float" office:value="125.40484063" calcext:value-type="float">
            <text:p>125.4048</text:p>
          </table:table-cell>
          <table:table-cell table:formula="of:=IF([.K129]-[.L129]&gt;1; &quot;no&quot;; &quot;yes&quot;)" office:value-type="string" office:string-value="no" calcext:value-type="string">
            <text:p>no</text:p>
          </table:table-cell>
          <table:table-cell table:style-name="ce121" table:formula="of:=IF([.M129]=[.H129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29]+[.$B$9]" office:value-type="float" office:value="6350" calcext:value-type="float">
            <text:p>6350</text:p>
          </table:table-cell>
          <table:table-cell table:formula="of:=[.$B$2]*1000/[.A130]" office:value-type="float" office:value="157.48031496063" calcext:value-type="float">
            <text:p>157.4803</text:p>
          </table:table-cell>
          <table:table-cell table:formula="of:=CEILING([.B130];1)" office:value-type="float" office:value="158" calcext:value-type="float">
            <text:p>158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30]/(1000*[.$B$2]);2)*[.$B$1]" office:value-type="float" office:value="0.0051209575" calcext:value-type="float">
            <text:p>0.0051</text:p>
          </table:table-cell>
          <table:table-cell table:formula="of:=POWER([.$A130]*2/(1000*[.$B$2]);2)*[.$B$1]" office:value-type="float" office:value="0.02048383" calcext:value-type="float">
            <text:p>0.0205</text:p>
          </table:table-cell>
          <table:table-cell table:formula="of:=[.F130]-2*[.E130]-[.D130]" office:value-type="float" office:value="0.010241915" calcext:value-type="float">
            <text:p>0.0102</text:p>
          </table:table-cell>
          <table:table-cell table:formula="of:=IF([.G130]&lt;1/[.$B$6]; &quot;no&quot;; &quot;yes&quot;)" office:value-type="string" office:string-value="yes" calcext:value-type="string">
            <text:p>yes</text:p>
          </table:table-cell>
          <table:table-cell table:formula="of:=ROUND([.G130]*[.$B$6])" office:value-type="float" office:value="3" calcext:value-type="float">
            <text:p>3.0000</text:p>
          </table:table-cell>
          <table:table-cell table:formula="of:=[.I130]-[.G130]*[.$B$6]" office:value-type="float" office:value="0.37806976" calcext:value-type="float">
            <text:p>0.3781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30])/([.$B$2]*1000);2)*[.$B$1]" office:value-type="float" office:value="125.3922209575" calcext:value-type="float">
            <text:p>125.3922</text:p>
          </table:table-cell>
          <table:table-cell table:formula="of:=IF([.K130]-[.L130]&gt;1; &quot;no&quot;; &quot;yes&quot;)" office:value-type="string" office:string-value="no" calcext:value-type="string">
            <text:p>no</text:p>
          </table:table-cell>
          <table:table-cell table:style-name="ce122" table:formula="of:=IF([.M130]=[.H130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30]+[.$B$9]" office:value-type="float" office:value="6400" calcext:value-type="float">
            <text:p>6400</text:p>
          </table:table-cell>
          <table:table-cell table:formula="of:=[.$B$2]*1000/[.A131]" office:value-type="float" office:value="156.25" calcext:value-type="float">
            <text:p>156.2500</text:p>
          </table:table-cell>
          <table:table-cell table:formula="of:=CEILING([.B131];1)" office:value-type="float" office:value="157" calcext:value-type="float">
            <text:p>157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31]/(1000*[.$B$2]);2)*[.$B$1]" office:value-type="float" office:value="0.00520192" calcext:value-type="float">
            <text:p>0.0052</text:p>
          </table:table-cell>
          <table:table-cell table:formula="of:=POWER([.$A131]*2/(1000*[.$B$2]);2)*[.$B$1]" office:value-type="float" office:value="0.02080768" calcext:value-type="float">
            <text:p>0.0208</text:p>
          </table:table-cell>
          <table:table-cell table:formula="of:=[.F131]-2*[.E131]-[.D131]" office:value-type="float" office:value="0.01040384" calcext:value-type="float">
            <text:p>0.0104</text:p>
          </table:table-cell>
          <table:table-cell table:formula="of:=IF([.G131]&lt;1/[.$B$6]; &quot;no&quot;; &quot;yes&quot;)" office:value-type="string" office:string-value="yes" calcext:value-type="string">
            <text:p>yes</text:p>
          </table:table-cell>
          <table:table-cell table:formula="of:=ROUND([.G131]*[.$B$6])" office:value-type="float" office:value="3" calcext:value-type="float">
            <text:p>3.0000</text:p>
          </table:table-cell>
          <table:table-cell table:formula="of:=[.I131]-[.G131]*[.$B$6]" office:value-type="float" office:value="0.33661696" calcext:value-type="float">
            <text:p>0.3366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31])/([.$B$2]*1000);2)*[.$B$1]" office:value-type="float" office:value="125.37960192" calcext:value-type="float">
            <text:p>125.3796</text:p>
          </table:table-cell>
          <table:table-cell table:formula="of:=IF([.K131]-[.L131]&gt;1; &quot;no&quot;; &quot;yes&quot;)" office:value-type="string" office:string-value="no" calcext:value-type="string">
            <text:p>no</text:p>
          </table:table-cell>
          <table:table-cell table:style-name="ce123" table:formula="of:=IF([.M131]=[.H131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31]+[.$B$9]" office:value-type="float" office:value="6450" calcext:value-type="float">
            <text:p>6450</text:p>
          </table:table-cell>
          <table:table-cell table:formula="of:=[.$B$2]*1000/[.A132]" office:value-type="float" office:value="155.038759689922" calcext:value-type="float">
            <text:p>155.0388</text:p>
          </table:table-cell>
          <table:table-cell table:formula="of:=CEILING([.B132];1)" office:value-type="float" office:value="156" calcext:value-type="float">
            <text:p>156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32]/(1000*[.$B$2]);2)*[.$B$1]" office:value-type="float" office:value="0.0052835175" calcext:value-type="float">
            <text:p>0.0053</text:p>
          </table:table-cell>
          <table:table-cell table:formula="of:=POWER([.$A132]*2/(1000*[.$B$2]);2)*[.$B$1]" office:value-type="float" office:value="0.02113407" calcext:value-type="float">
            <text:p>0.0211</text:p>
          </table:table-cell>
          <table:table-cell table:formula="of:=[.F132]-2*[.E132]-[.D132]" office:value-type="float" office:value="0.010567035" calcext:value-type="float">
            <text:p>0.0106</text:p>
          </table:table-cell>
          <table:table-cell table:formula="of:=IF([.G132]&lt;1/[.$B$6]; &quot;no&quot;; &quot;yes&quot;)" office:value-type="string" office:string-value="yes" calcext:value-type="string">
            <text:p>yes</text:p>
          </table:table-cell>
          <table:table-cell table:formula="of:=ROUND([.G132]*[.$B$6])" office:value-type="float" office:value="3" calcext:value-type="float">
            <text:p>3.0000</text:p>
          </table:table-cell>
          <table:table-cell table:formula="of:=[.I132]-[.G132]*[.$B$6]" office:value-type="float" office:value="0.29483904" calcext:value-type="float">
            <text:p>0.2948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32])/([.$B$2]*1000);2)*[.$B$1]" office:value-type="float" office:value="125.3669835175" calcext:value-type="float">
            <text:p>125.3670</text:p>
          </table:table-cell>
          <table:table-cell table:formula="of:=IF([.K132]-[.L132]&gt;1; &quot;no&quot;; &quot;yes&quot;)" office:value-type="string" office:string-value="no" calcext:value-type="string">
            <text:p>no</text:p>
          </table:table-cell>
          <table:table-cell table:style-name="ce124" table:formula="of:=IF([.M132]=[.H132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32]+[.$B$9]" office:value-type="float" office:value="6500" calcext:value-type="float">
            <text:p>6500</text:p>
          </table:table-cell>
          <table:table-cell table:formula="of:=[.$B$2]*1000/[.A133]" office:value-type="float" office:value="153.846153846154" calcext:value-type="float">
            <text:p>153.8462</text:p>
          </table:table-cell>
          <table:table-cell table:formula="of:=CEILING([.B133];1)" office:value-type="float" office:value="154" calcext:value-type="float">
            <text:p>154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33]/(1000*[.$B$2]);2)*[.$B$1]" office:value-type="float" office:value="0.00536575" calcext:value-type="float">
            <text:p>0.0054</text:p>
          </table:table-cell>
          <table:table-cell table:formula="of:=POWER([.$A133]*2/(1000*[.$B$2]);2)*[.$B$1]" office:value-type="float" office:value="0.021463" calcext:value-type="float">
            <text:p>0.0215</text:p>
          </table:table-cell>
          <table:table-cell table:formula="of:=[.F133]-2*[.E133]-[.D133]" office:value-type="float" office:value="0.0107315" calcext:value-type="float">
            <text:p>0.0107</text:p>
          </table:table-cell>
          <table:table-cell table:formula="of:=IF([.G133]&lt;1/[.$B$6]; &quot;no&quot;; &quot;yes&quot;)" office:value-type="string" office:string-value="yes" calcext:value-type="string">
            <text:p>yes</text:p>
          </table:table-cell>
          <table:table-cell table:formula="of:=ROUND([.G133]*[.$B$6])" office:value-type="float" office:value="3" calcext:value-type="float">
            <text:p>3.0000</text:p>
          </table:table-cell>
          <table:table-cell table:formula="of:=[.I133]-[.G133]*[.$B$6]" office:value-type="float" office:value="0.252736" calcext:value-type="float">
            <text:p>0.2527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33])/([.$B$2]*1000);2)*[.$B$1]" office:value-type="float" office:value="125.35436575" calcext:value-type="float">
            <text:p>125.3544</text:p>
          </table:table-cell>
          <table:table-cell table:formula="of:=IF([.K133]-[.L133]&gt;1; &quot;no&quot;; &quot;yes&quot;)" office:value-type="string" office:string-value="no" calcext:value-type="string">
            <text:p>no</text:p>
          </table:table-cell>
          <table:table-cell table:style-name="ce125" table:formula="of:=IF([.M133]=[.H133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33]+[.$B$9]" office:value-type="float" office:value="6550" calcext:value-type="float">
            <text:p>6550</text:p>
          </table:table-cell>
          <table:table-cell table:formula="of:=[.$B$2]*1000/[.A134]" office:value-type="float" office:value="152.671755725191" calcext:value-type="float">
            <text:p>152.6718</text:p>
          </table:table-cell>
          <table:table-cell table:formula="of:=CEILING([.B134];1)" office:value-type="float" office:value="153" calcext:value-type="float">
            <text:p>153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34]/(1000*[.$B$2]);2)*[.$B$1]" office:value-type="float" office:value="0.0054486175" calcext:value-type="float">
            <text:p>0.0054</text:p>
          </table:table-cell>
          <table:table-cell table:formula="of:=POWER([.$A134]*2/(1000*[.$B$2]);2)*[.$B$1]" office:value-type="float" office:value="0.02179447" calcext:value-type="float">
            <text:p>0.0218</text:p>
          </table:table-cell>
          <table:table-cell table:formula="of:=[.F134]-2*[.E134]-[.D134]" office:value-type="float" office:value="0.010897235" calcext:value-type="float">
            <text:p>0.0109</text:p>
          </table:table-cell>
          <table:table-cell table:formula="of:=IF([.G134]&lt;1/[.$B$6]; &quot;no&quot;; &quot;yes&quot;)" office:value-type="string" office:string-value="yes" calcext:value-type="string">
            <text:p>yes</text:p>
          </table:table-cell>
          <table:table-cell table:formula="of:=ROUND([.G134]*[.$B$6])" office:value-type="float" office:value="3" calcext:value-type="float">
            <text:p>3.0000</text:p>
          </table:table-cell>
          <table:table-cell table:formula="of:=[.I134]-[.G134]*[.$B$6]" office:value-type="float" office:value="0.21030784" calcext:value-type="float">
            <text:p>0.2103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34])/([.$B$2]*1000);2)*[.$B$1]" office:value-type="float" office:value="125.3417486175" calcext:value-type="float">
            <text:p>125.3417</text:p>
          </table:table-cell>
          <table:table-cell table:formula="of:=IF([.K134]-[.L134]&gt;1; &quot;no&quot;; &quot;yes&quot;)" office:value-type="string" office:string-value="no" calcext:value-type="string">
            <text:p>no</text:p>
          </table:table-cell>
          <table:table-cell table:style-name="ce126" table:formula="of:=IF([.M134]=[.H134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34]+[.$B$9]" office:value-type="float" office:value="6600" calcext:value-type="float">
            <text:p>6600</text:p>
          </table:table-cell>
          <table:table-cell table:formula="of:=[.$B$2]*1000/[.A135]" office:value-type="float" office:value="151.515151515152" calcext:value-type="float">
            <text:p>151.5152</text:p>
          </table:table-cell>
          <table:table-cell table:formula="of:=CEILING([.B135];1)" office:value-type="float" office:value="152" calcext:value-type="float">
            <text:p>152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35]/(1000*[.$B$2]);2)*[.$B$1]" office:value-type="float" office:value="0.00553212" calcext:value-type="float">
            <text:p>0.0055</text:p>
          </table:table-cell>
          <table:table-cell table:formula="of:=POWER([.$A135]*2/(1000*[.$B$2]);2)*[.$B$1]" office:value-type="float" office:value="0.02212848" calcext:value-type="float">
            <text:p>0.0221</text:p>
          </table:table-cell>
          <table:table-cell table:formula="of:=[.F135]-2*[.E135]-[.D135]" office:value-type="float" office:value="0.01106424" calcext:value-type="float">
            <text:p>0.0111</text:p>
          </table:table-cell>
          <table:table-cell table:formula="of:=IF([.G135]&lt;1/[.$B$6]; &quot;no&quot;; &quot;yes&quot;)" office:value-type="string" office:string-value="yes" calcext:value-type="string">
            <text:p>yes</text:p>
          </table:table-cell>
          <table:table-cell table:formula="of:=ROUND([.G135]*[.$B$6])" office:value-type="float" office:value="3" calcext:value-type="float">
            <text:p>3.0000</text:p>
          </table:table-cell>
          <table:table-cell table:formula="of:=[.I135]-[.G135]*[.$B$6]" office:value-type="float" office:value="0.16755456" calcext:value-type="float">
            <text:p>0.1676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35])/([.$B$2]*1000);2)*[.$B$1]" office:value-type="float" office:value="125.32913212" calcext:value-type="float">
            <text:p>125.3291</text:p>
          </table:table-cell>
          <table:table-cell table:formula="of:=IF([.K135]-[.L135]&gt;1; &quot;no&quot;; &quot;yes&quot;)" office:value-type="string" office:string-value="no" calcext:value-type="string">
            <text:p>no</text:p>
          </table:table-cell>
          <table:table-cell table:style-name="ce127" table:formula="of:=IF([.M135]=[.H135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35]+[.$B$9]" office:value-type="float" office:value="6650" calcext:value-type="float">
            <text:p>6650</text:p>
          </table:table-cell>
          <table:table-cell table:formula="of:=[.$B$2]*1000/[.A136]" office:value-type="float" office:value="150.375939849624" calcext:value-type="float">
            <text:p>150.3759</text:p>
          </table:table-cell>
          <table:table-cell table:formula="of:=CEILING([.B136];1)" office:value-type="float" office:value="151" calcext:value-type="float">
            <text:p>151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36]/(1000*[.$B$2]);2)*[.$B$1]" office:value-type="float" office:value="0.0056162575" calcext:value-type="float">
            <text:p>0.0056</text:p>
          </table:table-cell>
          <table:table-cell table:formula="of:=POWER([.$A136]*2/(1000*[.$B$2]);2)*[.$B$1]" office:value-type="float" office:value="0.02246503" calcext:value-type="float">
            <text:p>0.0225</text:p>
          </table:table-cell>
          <table:table-cell table:formula="of:=[.F136]-2*[.E136]-[.D136]" office:value-type="float" office:value="0.011232515" calcext:value-type="float">
            <text:p>0.0112</text:p>
          </table:table-cell>
          <table:table-cell table:formula="of:=IF([.G136]&lt;1/[.$B$6]; &quot;no&quot;; &quot;yes&quot;)" office:value-type="string" office:string-value="yes" calcext:value-type="string">
            <text:p>yes</text:p>
          </table:table-cell>
          <table:table-cell table:formula="of:=ROUND([.G136]*[.$B$6])" office:value-type="float" office:value="3" calcext:value-type="float">
            <text:p>3.0000</text:p>
          </table:table-cell>
          <table:table-cell table:formula="of:=[.I136]-[.G136]*[.$B$6]" office:value-type="float" office:value="0.12447616" calcext:value-type="float">
            <text:p>0.1245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36])/([.$B$2]*1000);2)*[.$B$1]" office:value-type="float" office:value="125.3165162575" calcext:value-type="float">
            <text:p>125.3165</text:p>
          </table:table-cell>
          <table:table-cell table:formula="of:=IF([.K136]-[.L136]&gt;1; &quot;no&quot;; &quot;yes&quot;)" office:value-type="string" office:string-value="no" calcext:value-type="string">
            <text:p>no</text:p>
          </table:table-cell>
          <table:table-cell table:style-name="ce128" table:formula="of:=IF([.M136]=[.H136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36]+[.$B$9]" office:value-type="float" office:value="6700" calcext:value-type="float">
            <text:p>6700</text:p>
          </table:table-cell>
          <table:table-cell table:formula="of:=[.$B$2]*1000/[.A137]" office:value-type="float" office:value="149.253731343284" calcext:value-type="float">
            <text:p>149.2537</text:p>
          </table:table-cell>
          <table:table-cell table:formula="of:=CEILING([.B137];1)" office:value-type="float" office:value="150" calcext:value-type="float">
            <text:p>150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37]/(1000*[.$B$2]);2)*[.$B$1]" office:value-type="float" office:value="0.00570103" calcext:value-type="float">
            <text:p>0.0057</text:p>
          </table:table-cell>
          <table:table-cell table:formula="of:=POWER([.$A137]*2/(1000*[.$B$2]);2)*[.$B$1]" office:value-type="float" office:value="0.02280412" calcext:value-type="float">
            <text:p>0.0228</text:p>
          </table:table-cell>
          <table:table-cell table:formula="of:=[.F137]-2*[.E137]-[.D137]" office:value-type="float" office:value="0.01140206" calcext:value-type="float">
            <text:p>0.0114</text:p>
          </table:table-cell>
          <table:table-cell table:formula="of:=IF([.G137]&lt;1/[.$B$6]; &quot;no&quot;; &quot;yes&quot;)" office:value-type="string" office:string-value="yes" calcext:value-type="string">
            <text:p>yes</text:p>
          </table:table-cell>
          <table:table-cell table:formula="of:=ROUND([.G137]*[.$B$6])" office:value-type="float" office:value="3" calcext:value-type="float">
            <text:p>3.0000</text:p>
          </table:table-cell>
          <table:table-cell table:formula="of:=[.I137]-[.G137]*[.$B$6]" office:value-type="float" office:value="0.0810726399999995" calcext:value-type="float">
            <text:p>0.0811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37])/([.$B$2]*1000);2)*[.$B$1]" office:value-type="float" office:value="125.30390103" calcext:value-type="float">
            <text:p>125.3039</text:p>
          </table:table-cell>
          <table:table-cell table:formula="of:=IF([.K137]-[.L137]&gt;1; &quot;no&quot;; &quot;yes&quot;)" office:value-type="string" office:string-value="no" calcext:value-type="string">
            <text:p>no</text:p>
          </table:table-cell>
          <table:table-cell table:style-name="ce129" table:formula="of:=IF([.M137]=[.H137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37]+[.$B$9]" office:value-type="float" office:value="6750" calcext:value-type="float">
            <text:p>6750</text:p>
          </table:table-cell>
          <table:table-cell table:formula="of:=[.$B$2]*1000/[.A138]" office:value-type="float" office:value="148.148148148148" calcext:value-type="float">
            <text:p>148.1481</text:p>
          </table:table-cell>
          <table:table-cell table:formula="of:=CEILING([.B138];1)" office:value-type="float" office:value="149" calcext:value-type="float">
            <text:p>149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38]/(1000*[.$B$2]);2)*[.$B$1]" office:value-type="float" office:value="0.0057864375" calcext:value-type="float">
            <text:p>0.0058</text:p>
          </table:table-cell>
          <table:table-cell table:formula="of:=POWER([.$A138]*2/(1000*[.$B$2]);2)*[.$B$1]" office:value-type="float" office:value="0.02314575" calcext:value-type="float">
            <text:p>0.0231</text:p>
          </table:table-cell>
          <table:table-cell table:formula="of:=[.F138]-2*[.E138]-[.D138]" office:value-type="float" office:value="0.011572875" calcext:value-type="float">
            <text:p>0.0116</text:p>
          </table:table-cell>
          <table:table-cell table:formula="of:=IF([.G138]&lt;1/[.$B$6]; &quot;no&quot;; &quot;yes&quot;)" office:value-type="string" office:string-value="yes" calcext:value-type="string">
            <text:p>yes</text:p>
          </table:table-cell>
          <table:table-cell table:formula="of:=ROUND([.G138]*[.$B$6])" office:value-type="float" office:value="3" calcext:value-type="float">
            <text:p>3.0000</text:p>
          </table:table-cell>
          <table:table-cell table:formula="of:=[.I138]-[.G138]*[.$B$6]" office:value-type="float" office:value="0.037344" calcext:value-type="float">
            <text:p>0.0373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38])/([.$B$2]*1000);2)*[.$B$1]" office:value-type="float" office:value="125.2912864375" calcext:value-type="float">
            <text:p>125.2913</text:p>
          </table:table-cell>
          <table:table-cell table:formula="of:=IF([.K138]-[.L138]&gt;1; &quot;no&quot;; &quot;yes&quot;)" office:value-type="string" office:string-value="no" calcext:value-type="string">
            <text:p>no</text:p>
          </table:table-cell>
          <table:table-cell table:style-name="ce130" table:formula="of:=IF([.M138]=[.H138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38]+[.$B$9]" office:value-type="float" office:value="6800" calcext:value-type="float">
            <text:p>6800</text:p>
          </table:table-cell>
          <table:table-cell table:formula="of:=[.$B$2]*1000/[.A139]" office:value-type="float" office:value="147.058823529412" calcext:value-type="float">
            <text:p>147.0588</text:p>
          </table:table-cell>
          <table:table-cell table:formula="of:=CEILING([.B139];1)" office:value-type="float" office:value="148" calcext:value-type="float">
            <text:p>148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39]/(1000*[.$B$2]);2)*[.$B$1]" office:value-type="float" office:value="0.00587248" calcext:value-type="float">
            <text:p>0.0059</text:p>
          </table:table-cell>
          <table:table-cell table:formula="of:=POWER([.$A139]*2/(1000*[.$B$2]);2)*[.$B$1]" office:value-type="float" office:value="0.02348992" calcext:value-type="float">
            <text:p>0.0235</text:p>
          </table:table-cell>
          <table:table-cell table:formula="of:=[.F139]-2*[.E139]-[.D139]" office:value-type="float" office:value="0.01174496" calcext:value-type="float">
            <text:p>0.0117</text:p>
          </table:table-cell>
          <table:table-cell table:formula="of:=IF([.G139]&lt;1/[.$B$6]; &quot;no&quot;; &quot;yes&quot;)" office:value-type="string" office:string-value="yes" calcext:value-type="string">
            <text:p>yes</text:p>
          </table:table-cell>
          <table:table-cell table:formula="of:=ROUND([.G139]*[.$B$6])" office:value-type="float" office:value="3" calcext:value-type="float">
            <text:p>3.0000</text:p>
          </table:table-cell>
          <table:table-cell table:formula="of:=[.I139]-[.G139]*[.$B$6]" office:value-type="float" office:value="-0.00670975999999968" calcext:value-type="float">
            <text:p>-0.0067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39])/([.$B$2]*1000);2)*[.$B$1]" office:value-type="float" office:value="125.27867248" calcext:value-type="float">
            <text:p>125.2787</text:p>
          </table:table-cell>
          <table:table-cell table:formula="of:=IF([.K139]-[.L139]&gt;1; &quot;no&quot;; &quot;yes&quot;)" office:value-type="string" office:string-value="no" calcext:value-type="string">
            <text:p>no</text:p>
          </table:table-cell>
          <table:table-cell table:style-name="ce131" table:formula="of:=IF([.M139]=[.H139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39]+[.$B$9]" office:value-type="float" office:value="6850" calcext:value-type="float">
            <text:p>6850</text:p>
          </table:table-cell>
          <table:table-cell table:formula="of:=[.$B$2]*1000/[.A140]" office:value-type="float" office:value="145.985401459854" calcext:value-type="float">
            <text:p>145.9854</text:p>
          </table:table-cell>
          <table:table-cell table:formula="of:=CEILING([.B140];1)" office:value-type="float" office:value="146" calcext:value-type="float">
            <text:p>146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40]/(1000*[.$B$2]);2)*[.$B$1]" office:value-type="float" office:value="0.0059591575" calcext:value-type="float">
            <text:p>0.0060</text:p>
          </table:table-cell>
          <table:table-cell table:formula="of:=POWER([.$A140]*2/(1000*[.$B$2]);2)*[.$B$1]" office:value-type="float" office:value="0.02383663" calcext:value-type="float">
            <text:p>0.0238</text:p>
          </table:table-cell>
          <table:table-cell table:formula="of:=[.F140]-2*[.E140]-[.D140]" office:value-type="float" office:value="0.011918315" calcext:value-type="float">
            <text:p>0.0119</text:p>
          </table:table-cell>
          <table:table-cell table:formula="of:=IF([.G140]&lt;1/[.$B$6]; &quot;no&quot;; &quot;yes&quot;)" office:value-type="string" office:string-value="yes" calcext:value-type="string">
            <text:p>yes</text:p>
          </table:table-cell>
          <table:table-cell table:formula="of:=ROUND([.G140]*[.$B$6])" office:value-type="float" office:value="3" calcext:value-type="float">
            <text:p>3.0000</text:p>
          </table:table-cell>
          <table:table-cell table:formula="of:=[.I140]-[.G140]*[.$B$6]" office:value-type="float" office:value="-0.0510886400000001" calcext:value-type="float">
            <text:p>-0.0511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40])/([.$B$2]*1000);2)*[.$B$1]" office:value-type="float" office:value="125.2660591575" calcext:value-type="float">
            <text:p>125.2661</text:p>
          </table:table-cell>
          <table:table-cell table:formula="of:=IF([.K140]-[.L140]&gt;1; &quot;no&quot;; &quot;yes&quot;)" office:value-type="string" office:string-value="no" calcext:value-type="string">
            <text:p>no</text:p>
          </table:table-cell>
          <table:table-cell table:style-name="ce132" table:formula="of:=IF([.M140]=[.H140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40]+[.$B$9]" office:value-type="float" office:value="6900" calcext:value-type="float">
            <text:p>6900</text:p>
          </table:table-cell>
          <table:table-cell table:formula="of:=[.$B$2]*1000/[.A141]" office:value-type="float" office:value="144.927536231884" calcext:value-type="float">
            <text:p>144.9275</text:p>
          </table:table-cell>
          <table:table-cell table:formula="of:=CEILING([.B141];1)" office:value-type="float" office:value="145" calcext:value-type="float">
            <text:p>145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41]/(1000*[.$B$2]);2)*[.$B$1]" office:value-type="float" office:value="0.00604647" calcext:value-type="float">
            <text:p>0.0060</text:p>
          </table:table-cell>
          <table:table-cell table:formula="of:=POWER([.$A141]*2/(1000*[.$B$2]);2)*[.$B$1]" office:value-type="float" office:value="0.02418588" calcext:value-type="float">
            <text:p>0.0242</text:p>
          </table:table-cell>
          <table:table-cell table:formula="of:=[.F141]-2*[.E141]-[.D141]" office:value-type="float" office:value="0.01209294" calcext:value-type="float">
            <text:p>0.0121</text:p>
          </table:table-cell>
          <table:table-cell table:formula="of:=IF([.G141]&lt;1/[.$B$6]; &quot;no&quot;; &quot;yes&quot;)" office:value-type="string" office:string-value="yes" calcext:value-type="string">
            <text:p>yes</text:p>
          </table:table-cell>
          <table:table-cell table:formula="of:=ROUND([.G141]*[.$B$6])" office:value-type="float" office:value="3" calcext:value-type="float">
            <text:p>3.0000</text:p>
          </table:table-cell>
          <table:table-cell table:formula="of:=[.I141]-[.G141]*[.$B$6]" office:value-type="float" office:value="-0.09579264" calcext:value-type="float">
            <text:p>-0.0958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41])/([.$B$2]*1000);2)*[.$B$1]" office:value-type="float" office:value="125.25344647" calcext:value-type="float">
            <text:p>125.2534</text:p>
          </table:table-cell>
          <table:table-cell table:formula="of:=IF([.K141]-[.L141]&gt;1; &quot;no&quot;; &quot;yes&quot;)" office:value-type="string" office:string-value="no" calcext:value-type="string">
            <text:p>no</text:p>
          </table:table-cell>
          <table:table-cell table:style-name="ce133" table:formula="of:=IF([.M141]=[.H141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41]+[.$B$9]" office:value-type="float" office:value="6950" calcext:value-type="float">
            <text:p>6950</text:p>
          </table:table-cell>
          <table:table-cell table:formula="of:=[.$B$2]*1000/[.A142]" office:value-type="float" office:value="143.884892086331" calcext:value-type="float">
            <text:p>143.8849</text:p>
          </table:table-cell>
          <table:table-cell table:formula="of:=CEILING([.B142];1)" office:value-type="float" office:value="144" calcext:value-type="float">
            <text:p>144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42]/(1000*[.$B$2]);2)*[.$B$1]" office:value-type="float" office:value="0.0061344175" calcext:value-type="float">
            <text:p>0.0061</text:p>
          </table:table-cell>
          <table:table-cell table:formula="of:=POWER([.$A142]*2/(1000*[.$B$2]);2)*[.$B$1]" office:value-type="float" office:value="0.02453767" calcext:value-type="float">
            <text:p>0.0245</text:p>
          </table:table-cell>
          <table:table-cell table:formula="of:=[.F142]-2*[.E142]-[.D142]" office:value-type="float" office:value="0.012268835" calcext:value-type="float">
            <text:p>0.0123</text:p>
          </table:table-cell>
          <table:table-cell table:formula="of:=IF([.G142]&lt;1/[.$B$6]; &quot;no&quot;; &quot;yes&quot;)" office:value-type="string" office:string-value="yes" calcext:value-type="string">
            <text:p>yes</text:p>
          </table:table-cell>
          <table:table-cell table:formula="of:=ROUND([.G142]*[.$B$6])" office:value-type="float" office:value="3" calcext:value-type="float">
            <text:p>3.0000</text:p>
          </table:table-cell>
          <table:table-cell table:formula="of:=[.I142]-[.G142]*[.$B$6]" office:value-type="float" office:value="-0.14082176" calcext:value-type="float">
            <text:p>-0.1408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42])/([.$B$2]*1000);2)*[.$B$1]" office:value-type="float" office:value="125.2408344175" calcext:value-type="float">
            <text:p>125.2408</text:p>
          </table:table-cell>
          <table:table-cell table:formula="of:=IF([.K142]-[.L142]&gt;1; &quot;no&quot;; &quot;yes&quot;)" office:value-type="string" office:string-value="no" calcext:value-type="string">
            <text:p>no</text:p>
          </table:table-cell>
          <table:table-cell table:style-name="ce134" table:formula="of:=IF([.M142]=[.H142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42]+[.$B$9]" office:value-type="float" office:value="7000" calcext:value-type="float">
            <text:p>7000</text:p>
          </table:table-cell>
          <table:table-cell table:formula="of:=[.$B$2]*1000/[.A143]" office:value-type="float" office:value="142.857142857143" calcext:value-type="float">
            <text:p>142.8571</text:p>
          </table:table-cell>
          <table:table-cell table:formula="of:=CEILING([.B143];1)" office:value-type="float" office:value="143" calcext:value-type="float">
            <text:p>143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43]/(1000*[.$B$2]);2)*[.$B$1]" office:value-type="float" office:value="0.006223" calcext:value-type="float">
            <text:p>0.0062</text:p>
          </table:table-cell>
          <table:table-cell table:formula="of:=POWER([.$A143]*2/(1000*[.$B$2]);2)*[.$B$1]" office:value-type="float" office:value="0.024892" calcext:value-type="float">
            <text:p>0.0249</text:p>
          </table:table-cell>
          <table:table-cell table:formula="of:=[.F143]-2*[.E143]-[.D143]" office:value-type="float" office:value="0.012446" calcext:value-type="float">
            <text:p>0.0124</text:p>
          </table:table-cell>
          <table:table-cell table:formula="of:=IF([.G143]&lt;1/[.$B$6]; &quot;no&quot;; &quot;yes&quot;)" office:value-type="string" office:string-value="yes" calcext:value-type="string">
            <text:p>yes</text:p>
          </table:table-cell>
          <table:table-cell table:formula="of:=ROUND([.G143]*[.$B$6])" office:value-type="float" office:value="3" calcext:value-type="float">
            <text:p>3.0000</text:p>
          </table:table-cell>
          <table:table-cell table:formula="of:=[.I143]-[.G143]*[.$B$6]" office:value-type="float" office:value="-0.186176" calcext:value-type="float">
            <text:p>-0.1862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43])/([.$B$2]*1000);2)*[.$B$1]" office:value-type="float" office:value="125.228223" calcext:value-type="float">
            <text:p>125.2282</text:p>
          </table:table-cell>
          <table:table-cell table:formula="of:=IF([.K143]-[.L143]&gt;1; &quot;no&quot;; &quot;yes&quot;)" office:value-type="string" office:string-value="no" calcext:value-type="string">
            <text:p>no</text:p>
          </table:table-cell>
          <table:table-cell table:style-name="ce135" table:formula="of:=IF([.M143]=[.H143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43]+[.$B$9]" office:value-type="float" office:value="7050" calcext:value-type="float">
            <text:p>7050</text:p>
          </table:table-cell>
          <table:table-cell table:formula="of:=[.$B$2]*1000/[.A144]" office:value-type="float" office:value="141.843971631206" calcext:value-type="float">
            <text:p>141.8440</text:p>
          </table:table-cell>
          <table:table-cell table:formula="of:=CEILING([.B144];1)" office:value-type="float" office:value="142" calcext:value-type="float">
            <text:p>142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44]/(1000*[.$B$2]);2)*[.$B$1]" office:value-type="float" office:value="0.0063122175" calcext:value-type="float">
            <text:p>0.0063</text:p>
          </table:table-cell>
          <table:table-cell table:formula="of:=POWER([.$A144]*2/(1000*[.$B$2]);2)*[.$B$1]" office:value-type="float" office:value="0.02524887" calcext:value-type="float">
            <text:p>0.0252</text:p>
          </table:table-cell>
          <table:table-cell table:formula="of:=[.F144]-2*[.E144]-[.D144]" office:value-type="float" office:value="0.012624435" calcext:value-type="float">
            <text:p>0.0126</text:p>
          </table:table-cell>
          <table:table-cell table:formula="of:=IF([.G144]&lt;1/[.$B$6]; &quot;no&quot;; &quot;yes&quot;)" office:value-type="string" office:string-value="yes" calcext:value-type="string">
            <text:p>yes</text:p>
          </table:table-cell>
          <table:table-cell table:formula="of:=ROUND([.G144]*[.$B$6])" office:value-type="float" office:value="3" calcext:value-type="float">
            <text:p>3.0000</text:p>
          </table:table-cell>
          <table:table-cell table:formula="of:=[.I144]-[.G144]*[.$B$6]" office:value-type="float" office:value="-0.23185536" calcext:value-type="float">
            <text:p>-0.2319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44])/([.$B$2]*1000);2)*[.$B$1]" office:value-type="float" office:value="125.2156122175" calcext:value-type="float">
            <text:p>125.2156</text:p>
          </table:table-cell>
          <table:table-cell table:formula="of:=IF([.K144]-[.L144]&gt;1; &quot;no&quot;; &quot;yes&quot;)" office:value-type="string" office:string-value="no" calcext:value-type="string">
            <text:p>no</text:p>
          </table:table-cell>
          <table:table-cell table:style-name="ce136" table:formula="of:=IF([.M144]=[.H144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44]+[.$B$9]" office:value-type="float" office:value="7100" calcext:value-type="float">
            <text:p>7100</text:p>
          </table:table-cell>
          <table:table-cell table:formula="of:=[.$B$2]*1000/[.A145]" office:value-type="float" office:value="140.845070422535" calcext:value-type="float">
            <text:p>140.8451</text:p>
          </table:table-cell>
          <table:table-cell table:formula="of:=CEILING([.B145];1)" office:value-type="float" office:value="141" calcext:value-type="float">
            <text:p>141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45]/(1000*[.$B$2]);2)*[.$B$1]" office:value-type="float" office:value="0.00640207" calcext:value-type="float">
            <text:p>0.0064</text:p>
          </table:table-cell>
          <table:table-cell table:formula="of:=POWER([.$A145]*2/(1000*[.$B$2]);2)*[.$B$1]" office:value-type="float" office:value="0.02560828" calcext:value-type="float">
            <text:p>0.0256</text:p>
          </table:table-cell>
          <table:table-cell table:formula="of:=[.F145]-2*[.E145]-[.D145]" office:value-type="float" office:value="0.01280414" calcext:value-type="float">
            <text:p>0.0128</text:p>
          </table:table-cell>
          <table:table-cell table:formula="of:=IF([.G145]&lt;1/[.$B$6]; &quot;no&quot;; &quot;yes&quot;)" office:value-type="string" office:string-value="yes" calcext:value-type="string">
            <text:p>yes</text:p>
          </table:table-cell>
          <table:table-cell table:formula="of:=ROUND([.G145]*[.$B$6])" office:value-type="float" office:value="3" calcext:value-type="float">
            <text:p>3.0000</text:p>
          </table:table-cell>
          <table:table-cell table:formula="of:=[.I145]-[.G145]*[.$B$6]" office:value-type="float" office:value="-0.277859840000001" calcext:value-type="float">
            <text:p>-0.2779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45])/([.$B$2]*1000);2)*[.$B$1]" office:value-type="float" office:value="125.20300207" calcext:value-type="float">
            <text:p>125.2030</text:p>
          </table:table-cell>
          <table:table-cell table:formula="of:=IF([.K145]-[.L145]&gt;1; &quot;no&quot;; &quot;yes&quot;)" office:value-type="string" office:string-value="no" calcext:value-type="string">
            <text:p>no</text:p>
          </table:table-cell>
          <table:table-cell table:style-name="ce137" table:formula="of:=IF([.M145]=[.H145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45]+[.$B$9]" office:value-type="float" office:value="7150" calcext:value-type="float">
            <text:p>7150</text:p>
          </table:table-cell>
          <table:table-cell table:formula="of:=[.$B$2]*1000/[.A146]" office:value-type="float" office:value="139.86013986014" calcext:value-type="float">
            <text:p>139.8601</text:p>
          </table:table-cell>
          <table:table-cell table:formula="of:=CEILING([.B146];1)" office:value-type="float" office:value="140" calcext:value-type="float">
            <text:p>140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46]/(1000*[.$B$2]);2)*[.$B$1]" office:value-type="float" office:value="0.0064925575" calcext:value-type="float">
            <text:p>0.0065</text:p>
          </table:table-cell>
          <table:table-cell table:formula="of:=POWER([.$A146]*2/(1000*[.$B$2]);2)*[.$B$1]" office:value-type="float" office:value="0.02597023" calcext:value-type="float">
            <text:p>0.0260</text:p>
          </table:table-cell>
          <table:table-cell table:formula="of:=[.F146]-2*[.E146]-[.D146]" office:value-type="float" office:value="0.012985115" calcext:value-type="float">
            <text:p>0.0130</text:p>
          </table:table-cell>
          <table:table-cell table:formula="of:=IF([.G146]&lt;1/[.$B$6]; &quot;no&quot;; &quot;yes&quot;)" office:value-type="string" office:string-value="yes" calcext:value-type="string">
            <text:p>yes</text:p>
          </table:table-cell>
          <table:table-cell table:formula="of:=ROUND([.G146]*[.$B$6])" office:value-type="float" office:value="3" calcext:value-type="float">
            <text:p>3.0000</text:p>
          </table:table-cell>
          <table:table-cell table:formula="of:=[.I146]-[.G146]*[.$B$6]" office:value-type="float" office:value="-0.32418944" calcext:value-type="float">
            <text:p>-0.3242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46])/([.$B$2]*1000);2)*[.$B$1]" office:value-type="float" office:value="125.1903925575" calcext:value-type="float">
            <text:p>125.1904</text:p>
          </table:table-cell>
          <table:table-cell table:formula="of:=IF([.K146]-[.L146]&gt;1; &quot;no&quot;; &quot;yes&quot;)" office:value-type="string" office:string-value="no" calcext:value-type="string">
            <text:p>no</text:p>
          </table:table-cell>
          <table:table-cell table:style-name="ce138" table:formula="of:=IF([.M146]=[.H146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46]+[.$B$9]" office:value-type="float" office:value="7200" calcext:value-type="float">
            <text:p>7200</text:p>
          </table:table-cell>
          <table:table-cell table:formula="of:=[.$B$2]*1000/[.A147]" office:value-type="float" office:value="138.888888888889" calcext:value-type="float">
            <text:p>138.8889</text:p>
          </table:table-cell>
          <table:table-cell table:formula="of:=CEILING([.B147];1)" office:value-type="float" office:value="139" calcext:value-type="float">
            <text:p>139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47]/(1000*[.$B$2]);2)*[.$B$1]" office:value-type="float" office:value="0.00658368" calcext:value-type="float">
            <text:p>0.0066</text:p>
          </table:table-cell>
          <table:table-cell table:formula="of:=POWER([.$A147]*2/(1000*[.$B$2]);2)*[.$B$1]" office:value-type="float" office:value="0.02633472" calcext:value-type="float">
            <text:p>0.0263</text:p>
          </table:table-cell>
          <table:table-cell table:formula="of:=[.F147]-2*[.E147]-[.D147]" office:value-type="float" office:value="0.01316736" calcext:value-type="float">
            <text:p>0.0132</text:p>
          </table:table-cell>
          <table:table-cell table:formula="of:=IF([.G147]&lt;1/[.$B$6]; &quot;no&quot;; &quot;yes&quot;)" office:value-type="string" office:string-value="yes" calcext:value-type="string">
            <text:p>yes</text:p>
          </table:table-cell>
          <table:table-cell table:formula="of:=ROUND([.G147]*[.$B$6])" office:value-type="float" office:value="3" calcext:value-type="float">
            <text:p>3.0000</text:p>
          </table:table-cell>
          <table:table-cell table:formula="of:=[.I147]-[.G147]*[.$B$6]" office:value-type="float" office:value="-0.37084416" calcext:value-type="float">
            <text:p>-0.3708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47])/([.$B$2]*1000);2)*[.$B$1]" office:value-type="float" office:value="125.17778368" calcext:value-type="float">
            <text:p>125.1778</text:p>
          </table:table-cell>
          <table:table-cell table:formula="of:=IF([.K147]-[.L147]&gt;1; &quot;no&quot;; &quot;yes&quot;)" office:value-type="string" office:string-value="no" calcext:value-type="string">
            <text:p>no</text:p>
          </table:table-cell>
          <table:table-cell table:style-name="ce139" table:formula="of:=IF([.M147]=[.H147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47]+[.$B$9]" office:value-type="float" office:value="7250" calcext:value-type="float">
            <text:p>7250</text:p>
          </table:table-cell>
          <table:table-cell table:formula="of:=[.$B$2]*1000/[.A148]" office:value-type="float" office:value="137.931034482759" calcext:value-type="float">
            <text:p>137.9310</text:p>
          </table:table-cell>
          <table:table-cell table:formula="of:=CEILING([.B148];1)" office:value-type="float" office:value="138" calcext:value-type="float">
            <text:p>138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48]/(1000*[.$B$2]);2)*[.$B$1]" office:value-type="float" office:value="0.0066754375" calcext:value-type="float">
            <text:p>0.0067</text:p>
          </table:table-cell>
          <table:table-cell table:formula="of:=POWER([.$A148]*2/(1000*[.$B$2]);2)*[.$B$1]" office:value-type="float" office:value="0.02670175" calcext:value-type="float">
            <text:p>0.0267</text:p>
          </table:table-cell>
          <table:table-cell table:formula="of:=[.F148]-2*[.E148]-[.D148]" office:value-type="float" office:value="0.013350875" calcext:value-type="float">
            <text:p>0.0134</text:p>
          </table:table-cell>
          <table:table-cell table:formula="of:=IF([.G148]&lt;1/[.$B$6]; &quot;no&quot;; &quot;yes&quot;)" office:value-type="string" office:string-value="yes" calcext:value-type="string">
            <text:p>yes</text:p>
          </table:table-cell>
          <table:table-cell table:formula="of:=ROUND([.G148]*[.$B$6])" office:value-type="float" office:value="3" calcext:value-type="float">
            <text:p>3.0000</text:p>
          </table:table-cell>
          <table:table-cell table:formula="of:=[.I148]-[.G148]*[.$B$6]" office:value-type="float" office:value="-0.417824" calcext:value-type="float">
            <text:p>-0.4178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48])/([.$B$2]*1000);2)*[.$B$1]" office:value-type="float" office:value="125.1651754375" calcext:value-type="float">
            <text:p>125.1652</text:p>
          </table:table-cell>
          <table:table-cell table:formula="of:=IF([.K148]-[.L148]&gt;1; &quot;no&quot;; &quot;yes&quot;)" office:value-type="string" office:string-value="no" calcext:value-type="string">
            <text:p>no</text:p>
          </table:table-cell>
          <table:table-cell table:style-name="ce140" table:formula="of:=IF([.M148]=[.H148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48]+[.$B$9]" office:value-type="float" office:value="7300" calcext:value-type="float">
            <text:p>7300</text:p>
          </table:table-cell>
          <table:table-cell table:formula="of:=[.$B$2]*1000/[.A149]" office:value-type="float" office:value="136.986301369863" calcext:value-type="float">
            <text:p>136.9863</text:p>
          </table:table-cell>
          <table:table-cell table:formula="of:=CEILING([.B149];1)" office:value-type="float" office:value="137" calcext:value-type="float">
            <text:p>137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49]/(1000*[.$B$2]);2)*[.$B$1]" office:value-type="float" office:value="0.00676783" calcext:value-type="float">
            <text:p>0.0068</text:p>
          </table:table-cell>
          <table:table-cell table:formula="of:=POWER([.$A149]*2/(1000*[.$B$2]);2)*[.$B$1]" office:value-type="float" office:value="0.02707132" calcext:value-type="float">
            <text:p>0.0271</text:p>
          </table:table-cell>
          <table:table-cell table:formula="of:=[.F149]-2*[.E149]-[.D149]" office:value-type="float" office:value="0.01353566" calcext:value-type="float">
            <text:p>0.0135</text:p>
          </table:table-cell>
          <table:table-cell table:formula="of:=IF([.G149]&lt;1/[.$B$6]; &quot;no&quot;; &quot;yes&quot;)" office:value-type="string" office:string-value="yes" calcext:value-type="string">
            <text:p>yes</text:p>
          </table:table-cell>
          <table:table-cell table:formula="of:=ROUND([.G149]*[.$B$6])" office:value-type="float" office:value="3" calcext:value-type="float">
            <text:p>3.0000</text:p>
          </table:table-cell>
          <table:table-cell table:formula="of:=[.I149]-[.G149]*[.$B$6]" office:value-type="float" office:value="-0.46512896" calcext:value-type="float">
            <text:p>-0.4651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49])/([.$B$2]*1000);2)*[.$B$1]" office:value-type="float" office:value="125.15256783" calcext:value-type="float">
            <text:p>125.1526</text:p>
          </table:table-cell>
          <table:table-cell table:formula="of:=IF([.K149]-[.L149]&gt;1; &quot;no&quot;; &quot;yes&quot;)" office:value-type="string" office:string-value="no" calcext:value-type="string">
            <text:p>no</text:p>
          </table:table-cell>
          <table:table-cell table:style-name="ce141" table:formula="of:=IF([.M149]=[.H149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49]+[.$B$9]" office:value-type="float" office:value="7350" calcext:value-type="float">
            <text:p>7350</text:p>
          </table:table-cell>
          <table:table-cell table:formula="of:=[.$B$2]*1000/[.A150]" office:value-type="float" office:value="136.054421768707" calcext:value-type="float">
            <text:p>136.0544</text:p>
          </table:table-cell>
          <table:table-cell table:formula="of:=CEILING([.B150];1)" office:value-type="float" office:value="137" calcext:value-type="float">
            <text:p>137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50]/(1000*[.$B$2]);2)*[.$B$1]" office:value-type="float" office:value="0.0068608575" calcext:value-type="float">
            <text:p>0.0069</text:p>
          </table:table-cell>
          <table:table-cell table:formula="of:=POWER([.$A150]*2/(1000*[.$B$2]);2)*[.$B$1]" office:value-type="float" office:value="0.02744343" calcext:value-type="float">
            <text:p>0.0274</text:p>
          </table:table-cell>
          <table:table-cell table:formula="of:=[.F150]-2*[.E150]-[.D150]" office:value-type="float" office:value="0.013721715" calcext:value-type="float">
            <text:p>0.0137</text:p>
          </table:table-cell>
          <table:table-cell table:formula="of:=IF([.G150]&lt;1/[.$B$6]; &quot;no&quot;; &quot;yes&quot;)" office:value-type="string" office:string-value="yes" calcext:value-type="string">
            <text:p>yes</text:p>
          </table:table-cell>
          <table:table-cell table:formula="of:=ROUND([.G150]*[.$B$6])" office:value-type="float" office:value="4" calcext:value-type="float">
            <text:p>4.0000</text:p>
          </table:table-cell>
          <table:table-cell table:formula="of:=[.I150]-[.G150]*[.$B$6]" office:value-type="float" office:value="0.48724096" calcext:value-type="float">
            <text:p>0.4872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50])/([.$B$2]*1000);2)*[.$B$1]" office:value-type="float" office:value="125.1399608575" calcext:value-type="float">
            <text:p>125.1400</text:p>
          </table:table-cell>
          <table:table-cell table:formula="of:=IF([.K150]-[.L150]&gt;1; &quot;no&quot;; &quot;yes&quot;)" office:value-type="string" office:string-value="no" calcext:value-type="string">
            <text:p>no</text:p>
          </table:table-cell>
          <table:table-cell table:style-name="ce142" table:formula="of:=IF([.M150]=[.H150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50]+[.$B$9]" office:value-type="float" office:value="7400" calcext:value-type="float">
            <text:p>7400</text:p>
          </table:table-cell>
          <table:table-cell table:formula="of:=[.$B$2]*1000/[.A151]" office:value-type="float" office:value="135.135135135135" calcext:value-type="float">
            <text:p>135.1351</text:p>
          </table:table-cell>
          <table:table-cell table:formula="of:=CEILING([.B151];1)" office:value-type="float" office:value="136" calcext:value-type="float">
            <text:p>136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51]/(1000*[.$B$2]);2)*[.$B$1]" office:value-type="float" office:value="0.00695452" calcext:value-type="float">
            <text:p>0.0070</text:p>
          </table:table-cell>
          <table:table-cell table:formula="of:=POWER([.$A151]*2/(1000*[.$B$2]);2)*[.$B$1]" office:value-type="float" office:value="0.02781808" calcext:value-type="float">
            <text:p>0.0278</text:p>
          </table:table-cell>
          <table:table-cell table:formula="of:=[.F151]-2*[.E151]-[.D151]" office:value-type="float" office:value="0.01390904" calcext:value-type="float">
            <text:p>0.0139</text:p>
          </table:table-cell>
          <table:table-cell table:formula="of:=IF([.G151]&lt;1/[.$B$6]; &quot;no&quot;; &quot;yes&quot;)" office:value-type="string" office:string-value="yes" calcext:value-type="string">
            <text:p>yes</text:p>
          </table:table-cell>
          <table:table-cell table:formula="of:=ROUND([.G151]*[.$B$6])" office:value-type="float" office:value="4" calcext:value-type="float">
            <text:p>4.0000</text:p>
          </table:table-cell>
          <table:table-cell table:formula="of:=[.I151]-[.G151]*[.$B$6]" office:value-type="float" office:value="0.43928576" calcext:value-type="float">
            <text:p>0.4393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51])/([.$B$2]*1000);2)*[.$B$1]" office:value-type="float" office:value="125.12735452" calcext:value-type="float">
            <text:p>125.1274</text:p>
          </table:table-cell>
          <table:table-cell table:formula="of:=IF([.K151]-[.L151]&gt;1; &quot;no&quot;; &quot;yes&quot;)" office:value-type="string" office:string-value="no" calcext:value-type="string">
            <text:p>no</text:p>
          </table:table-cell>
          <table:table-cell table:style-name="ce143" table:formula="of:=IF([.M151]=[.H151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51]+[.$B$9]" office:value-type="float" office:value="7450" calcext:value-type="float">
            <text:p>7450</text:p>
          </table:table-cell>
          <table:table-cell table:formula="of:=[.$B$2]*1000/[.A152]" office:value-type="float" office:value="134.228187919463" calcext:value-type="float">
            <text:p>134.2282</text:p>
          </table:table-cell>
          <table:table-cell table:formula="of:=CEILING([.B152];1)" office:value-type="float" office:value="135" calcext:value-type="float">
            <text:p>135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52]/(1000*[.$B$2]);2)*[.$B$1]" office:value-type="float" office:value="0.0070488175" calcext:value-type="float">
            <text:p>0.0070</text:p>
          </table:table-cell>
          <table:table-cell table:formula="of:=POWER([.$A152]*2/(1000*[.$B$2]);2)*[.$B$1]" office:value-type="float" office:value="0.02819527" calcext:value-type="float">
            <text:p>0.0282</text:p>
          </table:table-cell>
          <table:table-cell table:formula="of:=[.F152]-2*[.E152]-[.D152]" office:value-type="float" office:value="0.014097635" calcext:value-type="float">
            <text:p>0.0141</text:p>
          </table:table-cell>
          <table:table-cell table:formula="of:=IF([.G152]&lt;1/[.$B$6]; &quot;no&quot;; &quot;yes&quot;)" office:value-type="string" office:string-value="yes" calcext:value-type="string">
            <text:p>yes</text:p>
          </table:table-cell>
          <table:table-cell table:formula="of:=ROUND([.G152]*[.$B$6])" office:value-type="float" office:value="4" calcext:value-type="float">
            <text:p>4.0000</text:p>
          </table:table-cell>
          <table:table-cell table:formula="of:=[.I152]-[.G152]*[.$B$6]" office:value-type="float" office:value="0.39100544" calcext:value-type="float">
            <text:p>0.3910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52])/([.$B$2]*1000);2)*[.$B$1]" office:value-type="float" office:value="125.1147488175" calcext:value-type="float">
            <text:p>125.1147</text:p>
          </table:table-cell>
          <table:table-cell table:formula="of:=IF([.K152]-[.L152]&gt;1; &quot;no&quot;; &quot;yes&quot;)" office:value-type="string" office:string-value="no" calcext:value-type="string">
            <text:p>no</text:p>
          </table:table-cell>
          <table:table-cell table:style-name="ce144" table:formula="of:=IF([.M152]=[.H152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52]+[.$B$9]" office:value-type="float" office:value="7500" calcext:value-type="float">
            <text:p>7500</text:p>
          </table:table-cell>
          <table:table-cell table:formula="of:=[.$B$2]*1000/[.A153]" office:value-type="float" office:value="133.333333333333" calcext:value-type="float">
            <text:p>133.3333</text:p>
          </table:table-cell>
          <table:table-cell table:formula="of:=CEILING([.B153];1)" office:value-type="float" office:value="134" calcext:value-type="float">
            <text:p>134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53]/(1000*[.$B$2]);2)*[.$B$1]" office:value-type="float" office:value="0.00714375" calcext:value-type="float">
            <text:p>0.0071</text:p>
          </table:table-cell>
          <table:table-cell table:formula="of:=POWER([.$A153]*2/(1000*[.$B$2]);2)*[.$B$1]" office:value-type="float" office:value="0.028575" calcext:value-type="float">
            <text:p>0.0286</text:p>
          </table:table-cell>
          <table:table-cell table:formula="of:=[.F153]-2*[.E153]-[.D153]" office:value-type="float" office:value="0.0142875" calcext:value-type="float">
            <text:p>0.0143</text:p>
          </table:table-cell>
          <table:table-cell table:formula="of:=IF([.G153]&lt;1/[.$B$6]; &quot;no&quot;; &quot;yes&quot;)" office:value-type="string" office:string-value="yes" calcext:value-type="string">
            <text:p>yes</text:p>
          </table:table-cell>
          <table:table-cell table:formula="of:=ROUND([.G153]*[.$B$6])" office:value-type="float" office:value="4" calcext:value-type="float">
            <text:p>4.0000</text:p>
          </table:table-cell>
          <table:table-cell table:formula="of:=[.I153]-[.G153]*[.$B$6]" office:value-type="float" office:value="0.3424" calcext:value-type="float">
            <text:p>0.3424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53])/([.$B$2]*1000);2)*[.$B$1]" office:value-type="float" office:value="125.10214375" calcext:value-type="float">
            <text:p>125.1021</text:p>
          </table:table-cell>
          <table:table-cell table:formula="of:=IF([.K153]-[.L153]&gt;1; &quot;no&quot;; &quot;yes&quot;)" office:value-type="string" office:string-value="no" calcext:value-type="string">
            <text:p>no</text:p>
          </table:table-cell>
          <table:table-cell table:style-name="ce145" table:formula="of:=IF([.M153]=[.H153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53]+[.$B$9]" office:value-type="float" office:value="7550" calcext:value-type="float">
            <text:p>7550</text:p>
          </table:table-cell>
          <table:table-cell table:formula="of:=[.$B$2]*1000/[.A154]" office:value-type="float" office:value="132.450331125828" calcext:value-type="float">
            <text:p>132.4503</text:p>
          </table:table-cell>
          <table:table-cell table:formula="of:=CEILING([.B154];1)" office:value-type="float" office:value="133" calcext:value-type="float">
            <text:p>133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54]/(1000*[.$B$2]);2)*[.$B$1]" office:value-type="float" office:value="0.0072393175" calcext:value-type="float">
            <text:p>0.0072</text:p>
          </table:table-cell>
          <table:table-cell table:formula="of:=POWER([.$A154]*2/(1000*[.$B$2]);2)*[.$B$1]" office:value-type="float" office:value="0.02895727" calcext:value-type="float">
            <text:p>0.0290</text:p>
          </table:table-cell>
          <table:table-cell table:formula="of:=[.F154]-2*[.E154]-[.D154]" office:value-type="float" office:value="0.014478635" calcext:value-type="float">
            <text:p>0.0145</text:p>
          </table:table-cell>
          <table:table-cell table:formula="of:=IF([.G154]&lt;1/[.$B$6]; &quot;no&quot;; &quot;yes&quot;)" office:value-type="string" office:string-value="yes" calcext:value-type="string">
            <text:p>yes</text:p>
          </table:table-cell>
          <table:table-cell table:formula="of:=ROUND([.G154]*[.$B$6])" office:value-type="float" office:value="4" calcext:value-type="float">
            <text:p>4.0000</text:p>
          </table:table-cell>
          <table:table-cell table:formula="of:=[.I154]-[.G154]*[.$B$6]" office:value-type="float" office:value="0.29346944" calcext:value-type="float">
            <text:p>0.2935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54])/([.$B$2]*1000);2)*[.$B$1]" office:value-type="float" office:value="125.0895393175" calcext:value-type="float">
            <text:p>125.0895</text:p>
          </table:table-cell>
          <table:table-cell table:formula="of:=IF([.K154]-[.L154]&gt;1; &quot;no&quot;; &quot;yes&quot;)" office:value-type="string" office:string-value="no" calcext:value-type="string">
            <text:p>no</text:p>
          </table:table-cell>
          <table:table-cell table:style-name="ce146" table:formula="of:=IF([.M154]=[.H154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54]+[.$B$9]" office:value-type="float" office:value="7600" calcext:value-type="float">
            <text:p>7600</text:p>
          </table:table-cell>
          <table:table-cell table:formula="of:=[.$B$2]*1000/[.A155]" office:value-type="float" office:value="131.578947368421" calcext:value-type="float">
            <text:p>131.5789</text:p>
          </table:table-cell>
          <table:table-cell table:formula="of:=CEILING([.B155];1)" office:value-type="float" office:value="132" calcext:value-type="float">
            <text:p>132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55]/(1000*[.$B$2]);2)*[.$B$1]" office:value-type="float" office:value="0.00733552" calcext:value-type="float">
            <text:p>0.0073</text:p>
          </table:table-cell>
          <table:table-cell table:formula="of:=POWER([.$A155]*2/(1000*[.$B$2]);2)*[.$B$1]" office:value-type="float" office:value="0.02934208" calcext:value-type="float">
            <text:p>0.0293</text:p>
          </table:table-cell>
          <table:table-cell table:formula="of:=[.F155]-2*[.E155]-[.D155]" office:value-type="float" office:value="0.01467104" calcext:value-type="float">
            <text:p>0.0147</text:p>
          </table:table-cell>
          <table:table-cell table:formula="of:=IF([.G155]&lt;1/[.$B$6]; &quot;no&quot;; &quot;yes&quot;)" office:value-type="string" office:string-value="yes" calcext:value-type="string">
            <text:p>yes</text:p>
          </table:table-cell>
          <table:table-cell table:formula="of:=ROUND([.G155]*[.$B$6])" office:value-type="float" office:value="4" calcext:value-type="float">
            <text:p>4.0000</text:p>
          </table:table-cell>
          <table:table-cell table:formula="of:=[.I155]-[.G155]*[.$B$6]" office:value-type="float" office:value="0.24421376" calcext:value-type="float">
            <text:p>0.2442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55])/([.$B$2]*1000);2)*[.$B$1]" office:value-type="float" office:value="125.07693552" calcext:value-type="float">
            <text:p>125.0769</text:p>
          </table:table-cell>
          <table:table-cell table:formula="of:=IF([.K155]-[.L155]&gt;1; &quot;no&quot;; &quot;yes&quot;)" office:value-type="string" office:string-value="no" calcext:value-type="string">
            <text:p>no</text:p>
          </table:table-cell>
          <table:table-cell table:style-name="ce147" table:formula="of:=IF([.M155]=[.H155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55]+[.$B$9]" office:value-type="float" office:value="7650" calcext:value-type="float">
            <text:p>7650</text:p>
          </table:table-cell>
          <table:table-cell table:formula="of:=[.$B$2]*1000/[.A156]" office:value-type="float" office:value="130.718954248366" calcext:value-type="float">
            <text:p>130.7190</text:p>
          </table:table-cell>
          <table:table-cell table:formula="of:=CEILING([.B156];1)" office:value-type="float" office:value="131" calcext:value-type="float">
            <text:p>131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56]/(1000*[.$B$2]);2)*[.$B$1]" office:value-type="float" office:value="0.0074323575" calcext:value-type="float">
            <text:p>0.0074</text:p>
          </table:table-cell>
          <table:table-cell table:formula="of:=POWER([.$A156]*2/(1000*[.$B$2]);2)*[.$B$1]" office:value-type="float" office:value="0.02972943" calcext:value-type="float">
            <text:p>0.0297</text:p>
          </table:table-cell>
          <table:table-cell table:formula="of:=[.F156]-2*[.E156]-[.D156]" office:value-type="float" office:value="0.014864715" calcext:value-type="float">
            <text:p>0.0149</text:p>
          </table:table-cell>
          <table:table-cell table:formula="of:=IF([.G156]&lt;1/[.$B$6]; &quot;no&quot;; &quot;yes&quot;)" office:value-type="string" office:string-value="yes" calcext:value-type="string">
            <text:p>yes</text:p>
          </table:table-cell>
          <table:table-cell table:formula="of:=ROUND([.G156]*[.$B$6])" office:value-type="float" office:value="4" calcext:value-type="float">
            <text:p>4.0000</text:p>
          </table:table-cell>
          <table:table-cell table:formula="of:=[.I156]-[.G156]*[.$B$6]" office:value-type="float" office:value="0.19463296" calcext:value-type="float">
            <text:p>0.1946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56])/([.$B$2]*1000);2)*[.$B$1]" office:value-type="float" office:value="125.0643323575" calcext:value-type="float">
            <text:p>125.0643</text:p>
          </table:table-cell>
          <table:table-cell table:formula="of:=IF([.K156]-[.L156]&gt;1; &quot;no&quot;; &quot;yes&quot;)" office:value-type="string" office:string-value="no" calcext:value-type="string">
            <text:p>no</text:p>
          </table:table-cell>
          <table:table-cell table:style-name="ce148" table:formula="of:=IF([.M156]=[.H156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56]+[.$B$9]" office:value-type="float" office:value="7700" calcext:value-type="float">
            <text:p>7700</text:p>
          </table:table-cell>
          <table:table-cell table:formula="of:=[.$B$2]*1000/[.A157]" office:value-type="float" office:value="129.87012987013" calcext:value-type="float">
            <text:p>129.8701</text:p>
          </table:table-cell>
          <table:table-cell table:formula="of:=CEILING([.B157];1)" office:value-type="float" office:value="130" calcext:value-type="float">
            <text:p>130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57]/(1000*[.$B$2]);2)*[.$B$1]" office:value-type="float" office:value="0.00752983" calcext:value-type="float">
            <text:p>0.0075</text:p>
          </table:table-cell>
          <table:table-cell table:formula="of:=POWER([.$A157]*2/(1000*[.$B$2]);2)*[.$B$1]" office:value-type="float" office:value="0.03011932" calcext:value-type="float">
            <text:p>0.0301</text:p>
          </table:table-cell>
          <table:table-cell table:formula="of:=[.F157]-2*[.E157]-[.D157]" office:value-type="float" office:value="0.01505966" calcext:value-type="float">
            <text:p>0.0151</text:p>
          </table:table-cell>
          <table:table-cell table:formula="of:=IF([.G157]&lt;1/[.$B$6]; &quot;no&quot;; &quot;yes&quot;)" office:value-type="string" office:string-value="yes" calcext:value-type="string">
            <text:p>yes</text:p>
          </table:table-cell>
          <table:table-cell table:formula="of:=ROUND([.G157]*[.$B$6])" office:value-type="float" office:value="4" calcext:value-type="float">
            <text:p>4.0000</text:p>
          </table:table-cell>
          <table:table-cell table:formula="of:=[.I157]-[.G157]*[.$B$6]" office:value-type="float" office:value="0.14472704" calcext:value-type="float">
            <text:p>0.1447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57])/([.$B$2]*1000);2)*[.$B$1]" office:value-type="float" office:value="125.05172983" calcext:value-type="float">
            <text:p>125.0517</text:p>
          </table:table-cell>
          <table:table-cell table:formula="of:=IF([.K157]-[.L157]&gt;1; &quot;no&quot;; &quot;yes&quot;)" office:value-type="string" office:string-value="no" calcext:value-type="string">
            <text:p>no</text:p>
          </table:table-cell>
          <table:table-cell table:style-name="ce149" table:formula="of:=IF([.M157]=[.H157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57]+[.$B$9]" office:value-type="float" office:value="7750" calcext:value-type="float">
            <text:p>7750</text:p>
          </table:table-cell>
          <table:table-cell table:formula="of:=[.$B$2]*1000/[.A158]" office:value-type="float" office:value="129.032258064516" calcext:value-type="float">
            <text:p>129.0323</text:p>
          </table:table-cell>
          <table:table-cell table:formula="of:=CEILING([.B158];1)" office:value-type="float" office:value="130" calcext:value-type="float">
            <text:p>130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58]/(1000*[.$B$2]);2)*[.$B$1]" office:value-type="float" office:value="0.0076279375" calcext:value-type="float">
            <text:p>0.0076</text:p>
          </table:table-cell>
          <table:table-cell table:formula="of:=POWER([.$A158]*2/(1000*[.$B$2]);2)*[.$B$1]" office:value-type="float" office:value="0.03051175" calcext:value-type="float">
            <text:p>0.0305</text:p>
          </table:table-cell>
          <table:table-cell table:formula="of:=[.F158]-2*[.E158]-[.D158]" office:value-type="float" office:value="0.015255875" calcext:value-type="float">
            <text:p>0.0153</text:p>
          </table:table-cell>
          <table:table-cell table:formula="of:=IF([.G158]&lt;1/[.$B$6]; &quot;no&quot;; &quot;yes&quot;)" office:value-type="string" office:string-value="yes" calcext:value-type="string">
            <text:p>yes</text:p>
          </table:table-cell>
          <table:table-cell table:formula="of:=ROUND([.G158]*[.$B$6])" office:value-type="float" office:value="4" calcext:value-type="float">
            <text:p>4.0000</text:p>
          </table:table-cell>
          <table:table-cell table:formula="of:=[.I158]-[.G158]*[.$B$6]" office:value-type="float" office:value="0.0944960000000004" calcext:value-type="float">
            <text:p>0.0945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58])/([.$B$2]*1000);2)*[.$B$1]" office:value-type="float" office:value="125.0391279375" calcext:value-type="float">
            <text:p>125.0391</text:p>
          </table:table-cell>
          <table:table-cell table:formula="of:=IF([.K158]-[.L158]&gt;1; &quot;no&quot;; &quot;yes&quot;)" office:value-type="string" office:string-value="no" calcext:value-type="string">
            <text:p>no</text:p>
          </table:table-cell>
          <table:table-cell table:style-name="ce150" table:formula="of:=IF([.M158]=[.H158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58]+[.$B$9]" office:value-type="float" office:value="7800" calcext:value-type="float">
            <text:p>7800</text:p>
          </table:table-cell>
          <table:table-cell table:formula="of:=[.$B$2]*1000/[.A159]" office:value-type="float" office:value="128.205128205128" calcext:value-type="float">
            <text:p>128.2051</text:p>
          </table:table-cell>
          <table:table-cell table:formula="of:=CEILING([.B159];1)" office:value-type="float" office:value="129" calcext:value-type="float">
            <text:p>129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59]/(1000*[.$B$2]);2)*[.$B$1]" office:value-type="float" office:value="0.00772668" calcext:value-type="float">
            <text:p>0.0077</text:p>
          </table:table-cell>
          <table:table-cell table:formula="of:=POWER([.$A159]*2/(1000*[.$B$2]);2)*[.$B$1]" office:value-type="float" office:value="0.03090672" calcext:value-type="float">
            <text:p>0.0309</text:p>
          </table:table-cell>
          <table:table-cell table:formula="of:=[.F159]-2*[.E159]-[.D159]" office:value-type="float" office:value="0.01545336" calcext:value-type="float">
            <text:p>0.0155</text:p>
          </table:table-cell>
          <table:table-cell table:formula="of:=IF([.G159]&lt;1/[.$B$6]; &quot;no&quot;; &quot;yes&quot;)" office:value-type="string" office:string-value="yes" calcext:value-type="string">
            <text:p>yes</text:p>
          </table:table-cell>
          <table:table-cell table:formula="of:=ROUND([.G159]*[.$B$6])" office:value-type="float" office:value="4" calcext:value-type="float">
            <text:p>4.0000</text:p>
          </table:table-cell>
          <table:table-cell table:formula="of:=[.I159]-[.G159]*[.$B$6]" office:value-type="float" office:value="0.0439398400000006" calcext:value-type="float">
            <text:p>0.0439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59])/([.$B$2]*1000);2)*[.$B$1]" office:value-type="float" office:value="125.02652668" calcext:value-type="float">
            <text:p>125.0265</text:p>
          </table:table-cell>
          <table:table-cell table:formula="of:=IF([.K159]-[.L159]&gt;1; &quot;no&quot;; &quot;yes&quot;)" office:value-type="string" office:string-value="no" calcext:value-type="string">
            <text:p>no</text:p>
          </table:table-cell>
          <table:table-cell table:style-name="ce151" table:formula="of:=IF([.M159]=[.H159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59]+[.$B$9]" office:value-type="float" office:value="7850" calcext:value-type="float">
            <text:p>7850</text:p>
          </table:table-cell>
          <table:table-cell table:formula="of:=[.$B$2]*1000/[.A160]" office:value-type="float" office:value="127.388535031847" calcext:value-type="float">
            <text:p>127.3885</text:p>
          </table:table-cell>
          <table:table-cell table:formula="of:=CEILING([.B160];1)" office:value-type="float" office:value="128" calcext:value-type="float">
            <text:p>128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60]/(1000*[.$B$2]);2)*[.$B$1]" office:value-type="float" office:value="0.0078260575" calcext:value-type="float">
            <text:p>0.0078</text:p>
          </table:table-cell>
          <table:table-cell table:formula="of:=POWER([.$A160]*2/(1000*[.$B$2]);2)*[.$B$1]" office:value-type="float" office:value="0.03130423" calcext:value-type="float">
            <text:p>0.0313</text:p>
          </table:table-cell>
          <table:table-cell table:formula="of:=[.F160]-2*[.E160]-[.D160]" office:value-type="float" office:value="0.015652115" calcext:value-type="float">
            <text:p>0.0157</text:p>
          </table:table-cell>
          <table:table-cell table:formula="of:=IF([.G160]&lt;1/[.$B$6]; &quot;no&quot;; &quot;yes&quot;)" office:value-type="string" office:string-value="yes" calcext:value-type="string">
            <text:p>yes</text:p>
          </table:table-cell>
          <table:table-cell table:formula="of:=ROUND([.G160]*[.$B$6])" office:value-type="float" office:value="4" calcext:value-type="float">
            <text:p>4.0000</text:p>
          </table:table-cell>
          <table:table-cell table:formula="of:=[.I160]-[.G160]*[.$B$6]" office:value-type="float" office:value="-0.00694143999999941" calcext:value-type="float">
            <text:p>-0.0069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60])/([.$B$2]*1000);2)*[.$B$1]" office:value-type="float" office:value="125.0139260575" calcext:value-type="float">
            <text:p>125.0139</text:p>
          </table:table-cell>
          <table:table-cell table:formula="of:=IF([.K160]-[.L160]&gt;1; &quot;no&quot;; &quot;yes&quot;)" office:value-type="string" office:string-value="no" calcext:value-type="string">
            <text:p>no</text:p>
          </table:table-cell>
          <table:table-cell table:style-name="ce152" table:formula="of:=IF([.M160]=[.H160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60]+[.$B$9]" office:value-type="float" office:value="7900" calcext:value-type="float">
            <text:p>7900</text:p>
          </table:table-cell>
          <table:table-cell table:formula="of:=[.$B$2]*1000/[.A161]" office:value-type="float" office:value="126.582278481013" calcext:value-type="float">
            <text:p>126.5823</text:p>
          </table:table-cell>
          <table:table-cell table:formula="of:=CEILING([.B161];1)" office:value-type="float" office:value="127" calcext:value-type="float">
            <text:p>127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61]/(1000*[.$B$2]);2)*[.$B$1]" office:value-type="float" office:value="0.00792607" calcext:value-type="float">
            <text:p>0.0079</text:p>
          </table:table-cell>
          <table:table-cell table:formula="of:=POWER([.$A161]*2/(1000*[.$B$2]);2)*[.$B$1]" office:value-type="float" office:value="0.03170428" calcext:value-type="float">
            <text:p>0.0317</text:p>
          </table:table-cell>
          <table:table-cell table:formula="of:=[.F161]-2*[.E161]-[.D161]" office:value-type="float" office:value="0.01585214" calcext:value-type="float">
            <text:p>0.0159</text:p>
          </table:table-cell>
          <table:table-cell table:formula="of:=IF([.G161]&lt;1/[.$B$6]; &quot;no&quot;; &quot;yes&quot;)" office:value-type="string" office:string-value="yes" calcext:value-type="string">
            <text:p>yes</text:p>
          </table:table-cell>
          <table:table-cell table:formula="of:=ROUND([.G161]*[.$B$6])" office:value-type="float" office:value="4" calcext:value-type="float">
            <text:p>4.0000</text:p>
          </table:table-cell>
          <table:table-cell table:formula="of:=[.I161]-[.G161]*[.$B$6]" office:value-type="float" office:value="-0.0581478400000002" calcext:value-type="float">
            <text:p>-0.0581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61])/([.$B$2]*1000);2)*[.$B$1]" office:value-type="float" office:value="125.00132607" calcext:value-type="float">
            <text:p>125.0013</text:p>
          </table:table-cell>
          <table:table-cell table:formula="of:=IF([.K161]-[.L161]&gt;1; &quot;no&quot;; &quot;yes&quot;)" office:value-type="string" office:string-value="no" calcext:value-type="string">
            <text:p>no</text:p>
          </table:table-cell>
          <table:table-cell table:style-name="ce153" table:formula="of:=IF([.M161]=[.H161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61]+[.$B$9]" office:value-type="float" office:value="7950" calcext:value-type="float">
            <text:p>7950</text:p>
          </table:table-cell>
          <table:table-cell table:formula="of:=[.$B$2]*1000/[.A162]" office:value-type="float" office:value="125.786163522013" calcext:value-type="float">
            <text:p>125.7862</text:p>
          </table:table-cell>
          <table:table-cell table:formula="of:=CEILING([.B162];1)" office:value-type="float" office:value="126" calcext:value-type="float">
            <text:p>126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62]/(1000*[.$B$2]);2)*[.$B$1]" office:value-type="float" office:value="0.0080267175" calcext:value-type="float">
            <text:p>0.0080</text:p>
          </table:table-cell>
          <table:table-cell table:formula="of:=POWER([.$A162]*2/(1000*[.$B$2]);2)*[.$B$1]" office:value-type="float" office:value="0.03210687" calcext:value-type="float">
            <text:p>0.0321</text:p>
          </table:table-cell>
          <table:table-cell table:formula="of:=[.F162]-2*[.E162]-[.D162]" office:value-type="float" office:value="0.016053435" calcext:value-type="float">
            <text:p>0.0161</text:p>
          </table:table-cell>
          <table:table-cell table:formula="of:=IF([.G162]&lt;1/[.$B$6]; &quot;no&quot;; &quot;yes&quot;)" office:value-type="string" office:string-value="yes" calcext:value-type="string">
            <text:p>yes</text:p>
          </table:table-cell>
          <table:table-cell table:formula="of:=ROUND([.G162]*[.$B$6])" office:value-type="float" office:value="4" calcext:value-type="float">
            <text:p>4.0000</text:p>
          </table:table-cell>
          <table:table-cell table:formula="of:=[.I162]-[.G162]*[.$B$6]" office:value-type="float" office:value="-0.10967936" calcext:value-type="float">
            <text:p>-0.1097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62])/([.$B$2]*1000);2)*[.$B$1]" office:value-type="float" office:value="124.9887267175" calcext:value-type="float">
            <text:p>124.9887</text:p>
          </table:table-cell>
          <table:table-cell table:formula="of:=IF([.K162]-[.L162]&gt;1; &quot;no&quot;; &quot;yes&quot;)" office:value-type="string" office:string-value="no" calcext:value-type="string">
            <text:p>no</text:p>
          </table:table-cell>
          <table:table-cell table:style-name="ce154" table:formula="of:=IF([.M162]=[.H162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62]+[.$B$9]" office:value-type="float" office:value="8000" calcext:value-type="float">
            <text:p>8000</text:p>
          </table:table-cell>
          <table:table-cell table:formula="of:=[.$B$2]*1000/[.A163]" office:value-type="float" office:value="125" calcext:value-type="float">
            <text:p>125.0000</text:p>
          </table:table-cell>
          <table:table-cell table:formula="of:=CEILING([.B163];1)" office:value-type="float" office:value="125" calcext:value-type="float">
            <text:p>125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63]/(1000*[.$B$2]);2)*[.$B$1]" office:value-type="float" office:value="0.008128" calcext:value-type="float">
            <text:p>0.0081</text:p>
          </table:table-cell>
          <table:table-cell table:formula="of:=POWER([.$A163]*2/(1000*[.$B$2]);2)*[.$B$1]" office:value-type="float" office:value="0.032512" calcext:value-type="float">
            <text:p>0.0325</text:p>
          </table:table-cell>
          <table:table-cell table:formula="of:=[.F163]-2*[.E163]-[.D163]" office:value-type="float" office:value="0.016256" calcext:value-type="float">
            <text:p>0.0163</text:p>
          </table:table-cell>
          <table:table-cell table:formula="of:=IF([.G163]&lt;1/[.$B$6]; &quot;no&quot;; &quot;yes&quot;)" office:value-type="string" office:string-value="yes" calcext:value-type="string">
            <text:p>yes</text:p>
          </table:table-cell>
          <table:table-cell table:formula="of:=ROUND([.G163]*[.$B$6])" office:value-type="float" office:value="4" calcext:value-type="float">
            <text:p>4.0000</text:p>
          </table:table-cell>
          <table:table-cell table:formula="of:=[.I163]-[.G163]*[.$B$6]" office:value-type="float" office:value="-0.161536" calcext:value-type="float">
            <text:p>-0.1615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63])/([.$B$2]*1000);2)*[.$B$1]" office:value-type="float" office:value="124.976128" calcext:value-type="float">
            <text:p>124.9761</text:p>
          </table:table-cell>
          <table:table-cell table:formula="of:=IF([.K163]-[.L163]&gt;1; &quot;no&quot;; &quot;yes&quot;)" office:value-type="string" office:string-value="no" calcext:value-type="string">
            <text:p>no</text:p>
          </table:table-cell>
          <table:table-cell table:style-name="ce155" table:formula="of:=IF([.M163]=[.H163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63]+[.$B$9]" office:value-type="float" office:value="8050" calcext:value-type="float">
            <text:p>8050</text:p>
          </table:table-cell>
          <table:table-cell table:formula="of:=[.$B$2]*1000/[.A164]" office:value-type="float" office:value="124.223602484472" calcext:value-type="float">
            <text:p>124.2236</text:p>
          </table:table-cell>
          <table:table-cell table:formula="of:=CEILING([.B164];1)" office:value-type="float" office:value="125" calcext:value-type="float">
            <text:p>125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64]/(1000*[.$B$2]);2)*[.$B$1]" office:value-type="float" office:value="0.0082299175" calcext:value-type="float">
            <text:p>0.0082</text:p>
          </table:table-cell>
          <table:table-cell table:formula="of:=POWER([.$A164]*2/(1000*[.$B$2]);2)*[.$B$1]" office:value-type="float" office:value="0.03291967" calcext:value-type="float">
            <text:p>0.0329</text:p>
          </table:table-cell>
          <table:table-cell table:formula="of:=[.F164]-2*[.E164]-[.D164]" office:value-type="float" office:value="0.016459835" calcext:value-type="float">
            <text:p>0.0165</text:p>
          </table:table-cell>
          <table:table-cell table:formula="of:=IF([.G164]&lt;1/[.$B$6]; &quot;no&quot;; &quot;yes&quot;)" office:value-type="string" office:string-value="yes" calcext:value-type="string">
            <text:p>yes</text:p>
          </table:table-cell>
          <table:table-cell table:formula="of:=ROUND([.G164]*[.$B$6])" office:value-type="float" office:value="4" calcext:value-type="float">
            <text:p>4.0000</text:p>
          </table:table-cell>
          <table:table-cell table:formula="of:=[.I164]-[.G164]*[.$B$6]" office:value-type="float" office:value="-0.21371776" calcext:value-type="float">
            <text:p>-0.2137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64])/([.$B$2]*1000);2)*[.$B$1]" office:value-type="float" office:value="124.9635299175" calcext:value-type="float">
            <text:p>124.9635</text:p>
          </table:table-cell>
          <table:table-cell table:formula="of:=IF([.K164]-[.L164]&gt;1; &quot;no&quot;; &quot;yes&quot;)" office:value-type="string" office:string-value="no" calcext:value-type="string">
            <text:p>no</text:p>
          </table:table-cell>
          <table:table-cell table:style-name="ce156" table:formula="of:=IF([.M164]=[.H164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64]+[.$B$9]" office:value-type="float" office:value="8100" calcext:value-type="float">
            <text:p>8100</text:p>
          </table:table-cell>
          <table:table-cell table:formula="of:=[.$B$2]*1000/[.A165]" office:value-type="float" office:value="123.456790123457" calcext:value-type="float">
            <text:p>123.4568</text:p>
          </table:table-cell>
          <table:table-cell table:formula="of:=CEILING([.B165];1)" office:value-type="float" office:value="124" calcext:value-type="float">
            <text:p>124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65]/(1000*[.$B$2]);2)*[.$B$1]" office:value-type="float" office:value="0.00833247" calcext:value-type="float">
            <text:p>0.0083</text:p>
          </table:table-cell>
          <table:table-cell table:formula="of:=POWER([.$A165]*2/(1000*[.$B$2]);2)*[.$B$1]" office:value-type="float" office:value="0.03332988" calcext:value-type="float">
            <text:p>0.0333</text:p>
          </table:table-cell>
          <table:table-cell table:formula="of:=[.F165]-2*[.E165]-[.D165]" office:value-type="float" office:value="0.01666494" calcext:value-type="float">
            <text:p>0.0167</text:p>
          </table:table-cell>
          <table:table-cell table:formula="of:=IF([.G165]&lt;1/[.$B$6]; &quot;no&quot;; &quot;yes&quot;)" office:value-type="string" office:string-value="yes" calcext:value-type="string">
            <text:p>yes</text:p>
          </table:table-cell>
          <table:table-cell table:formula="of:=ROUND([.G165]*[.$B$6])" office:value-type="float" office:value="4" calcext:value-type="float">
            <text:p>4.0000</text:p>
          </table:table-cell>
          <table:table-cell table:formula="of:=[.I165]-[.G165]*[.$B$6]" office:value-type="float" office:value="-0.266224639999999" calcext:value-type="float">
            <text:p>-0.2662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65])/([.$B$2]*1000);2)*[.$B$1]" office:value-type="float" office:value="124.95093247" calcext:value-type="float">
            <text:p>124.9509</text:p>
          </table:table-cell>
          <table:table-cell table:formula="of:=IF([.K165]-[.L165]&gt;1; &quot;no&quot;; &quot;yes&quot;)" office:value-type="string" office:string-value="no" calcext:value-type="string">
            <text:p>no</text:p>
          </table:table-cell>
          <table:table-cell table:style-name="ce157" table:formula="of:=IF([.M165]=[.H165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65]+[.$B$9]" office:value-type="float" office:value="8150" calcext:value-type="float">
            <text:p>8150</text:p>
          </table:table-cell>
          <table:table-cell table:formula="of:=[.$B$2]*1000/[.A166]" office:value-type="float" office:value="122.699386503067" calcext:value-type="float">
            <text:p>122.6994</text:p>
          </table:table-cell>
          <table:table-cell table:formula="of:=CEILING([.B166];1)" office:value-type="float" office:value="123" calcext:value-type="float">
            <text:p>123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66]/(1000*[.$B$2]);2)*[.$B$1]" office:value-type="float" office:value="0.0084356575" calcext:value-type="float">
            <text:p>0.0084</text:p>
          </table:table-cell>
          <table:table-cell table:formula="of:=POWER([.$A166]*2/(1000*[.$B$2]);2)*[.$B$1]" office:value-type="float" office:value="0.03374263" calcext:value-type="float">
            <text:p>0.0337</text:p>
          </table:table-cell>
          <table:table-cell table:formula="of:=[.F166]-2*[.E166]-[.D166]" office:value-type="float" office:value="0.016871315" calcext:value-type="float">
            <text:p>0.0169</text:p>
          </table:table-cell>
          <table:table-cell table:formula="of:=IF([.G166]&lt;1/[.$B$6]; &quot;no&quot;; &quot;yes&quot;)" office:value-type="string" office:string-value="yes" calcext:value-type="string">
            <text:p>yes</text:p>
          </table:table-cell>
          <table:table-cell table:formula="of:=ROUND([.G166]*[.$B$6])" office:value-type="float" office:value="4" calcext:value-type="float">
            <text:p>4.0000</text:p>
          </table:table-cell>
          <table:table-cell table:formula="of:=[.I166]-[.G166]*[.$B$6]" office:value-type="float" office:value="-0.319056639999999" calcext:value-type="float">
            <text:p>-0.3191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66])/([.$B$2]*1000);2)*[.$B$1]" office:value-type="float" office:value="124.9383356575" calcext:value-type="float">
            <text:p>124.9383</text:p>
          </table:table-cell>
          <table:table-cell table:formula="of:=IF([.K166]-[.L166]&gt;1; &quot;no&quot;; &quot;yes&quot;)" office:value-type="string" office:string-value="no" calcext:value-type="string">
            <text:p>no</text:p>
          </table:table-cell>
          <table:table-cell table:style-name="ce158" table:formula="of:=IF([.M166]=[.H166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66]+[.$B$9]" office:value-type="float" office:value="8200" calcext:value-type="float">
            <text:p>8200</text:p>
          </table:table-cell>
          <table:table-cell table:formula="of:=[.$B$2]*1000/[.A167]" office:value-type="float" office:value="121.951219512195" calcext:value-type="float">
            <text:p>121.9512</text:p>
          </table:table-cell>
          <table:table-cell table:formula="of:=CEILING([.B167];1)" office:value-type="float" office:value="122" calcext:value-type="float">
            <text:p>122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67]/(1000*[.$B$2]);2)*[.$B$1]" office:value-type="float" office:value="0.00853948" calcext:value-type="float">
            <text:p>0.0085</text:p>
          </table:table-cell>
          <table:table-cell table:formula="of:=POWER([.$A167]*2/(1000*[.$B$2]);2)*[.$B$1]" office:value-type="float" office:value="0.03415792" calcext:value-type="float">
            <text:p>0.0342</text:p>
          </table:table-cell>
          <table:table-cell table:formula="of:=[.F167]-2*[.E167]-[.D167]" office:value-type="float" office:value="0.01707896" calcext:value-type="float">
            <text:p>0.0171</text:p>
          </table:table-cell>
          <table:table-cell table:formula="of:=IF([.G167]&lt;1/[.$B$6]; &quot;no&quot;; &quot;yes&quot;)" office:value-type="string" office:string-value="yes" calcext:value-type="string">
            <text:p>yes</text:p>
          </table:table-cell>
          <table:table-cell table:formula="of:=ROUND([.G167]*[.$B$6])" office:value-type="float" office:value="4" calcext:value-type="float">
            <text:p>4.0000</text:p>
          </table:table-cell>
          <table:table-cell table:formula="of:=[.I167]-[.G167]*[.$B$6]" office:value-type="float" office:value="-0.372213760000001" calcext:value-type="float">
            <text:p>-0.3722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67])/([.$B$2]*1000);2)*[.$B$1]" office:value-type="float" office:value="124.92573948" calcext:value-type="float">
            <text:p>124.9257</text:p>
          </table:table-cell>
          <table:table-cell table:formula="of:=IF([.K167]-[.L167]&gt;1; &quot;no&quot;; &quot;yes&quot;)" office:value-type="string" office:string-value="no" calcext:value-type="string">
            <text:p>no</text:p>
          </table:table-cell>
          <table:table-cell table:style-name="ce159" table:formula="of:=IF([.M167]=[.H167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67]+[.$B$9]" office:value-type="float" office:value="8250" calcext:value-type="float">
            <text:p>8250</text:p>
          </table:table-cell>
          <table:table-cell table:formula="of:=[.$B$2]*1000/[.A168]" office:value-type="float" office:value="121.212121212121" calcext:value-type="float">
            <text:p>121.2121</text:p>
          </table:table-cell>
          <table:table-cell table:formula="of:=CEILING([.B168];1)" office:value-type="float" office:value="122" calcext:value-type="float">
            <text:p>122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68]/(1000*[.$B$2]);2)*[.$B$1]" office:value-type="float" office:value="0.0086439375" calcext:value-type="float">
            <text:p>0.0086</text:p>
          </table:table-cell>
          <table:table-cell table:formula="of:=POWER([.$A168]*2/(1000*[.$B$2]);2)*[.$B$1]" office:value-type="float" office:value="0.03457575" calcext:value-type="float">
            <text:p>0.0346</text:p>
          </table:table-cell>
          <table:table-cell table:formula="of:=[.F168]-2*[.E168]-[.D168]" office:value-type="float" office:value="0.017287875" calcext:value-type="float">
            <text:p>0.0173</text:p>
          </table:table-cell>
          <table:table-cell table:formula="of:=IF([.G168]&lt;1/[.$B$6]; &quot;no&quot;; &quot;yes&quot;)" office:value-type="string" office:string-value="yes" calcext:value-type="string">
            <text:p>yes</text:p>
          </table:table-cell>
          <table:table-cell table:formula="of:=ROUND([.G168]*[.$B$6])" office:value-type="float" office:value="4" calcext:value-type="float">
            <text:p>4.0000</text:p>
          </table:table-cell>
          <table:table-cell table:formula="of:=[.I168]-[.G168]*[.$B$6]" office:value-type="float" office:value="-0.425696" calcext:value-type="float">
            <text:p>-0.4257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68])/([.$B$2]*1000);2)*[.$B$1]" office:value-type="float" office:value="124.9131439375" calcext:value-type="float">
            <text:p>124.9131</text:p>
          </table:table-cell>
          <table:table-cell table:formula="of:=IF([.K168]-[.L168]&gt;1; &quot;no&quot;; &quot;yes&quot;)" office:value-type="string" office:string-value="no" calcext:value-type="string">
            <text:p>no</text:p>
          </table:table-cell>
          <table:table-cell table:style-name="ce160" table:formula="of:=IF([.M168]=[.H168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68]+[.$B$9]" office:value-type="float" office:value="8300" calcext:value-type="float">
            <text:p>8300</text:p>
          </table:table-cell>
          <table:table-cell table:formula="of:=[.$B$2]*1000/[.A169]" office:value-type="float" office:value="120.481927710843" calcext:value-type="float">
            <text:p>120.4819</text:p>
          </table:table-cell>
          <table:table-cell table:formula="of:=CEILING([.B169];1)" office:value-type="float" office:value="121" calcext:value-type="float">
            <text:p>121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69]/(1000*[.$B$2]);2)*[.$B$1]" office:value-type="float" office:value="0.00874903" calcext:value-type="float">
            <text:p>0.0087</text:p>
          </table:table-cell>
          <table:table-cell table:formula="of:=POWER([.$A169]*2/(1000*[.$B$2]);2)*[.$B$1]" office:value-type="float" office:value="0.03499612" calcext:value-type="float">
            <text:p>0.0350</text:p>
          </table:table-cell>
          <table:table-cell table:formula="of:=[.F169]-2*[.E169]-[.D169]" office:value-type="float" office:value="0.01749806" calcext:value-type="float">
            <text:p>0.0175</text:p>
          </table:table-cell>
          <table:table-cell table:formula="of:=IF([.G169]&lt;1/[.$B$6]; &quot;no&quot;; &quot;yes&quot;)" office:value-type="string" office:string-value="yes" calcext:value-type="string">
            <text:p>yes</text:p>
          </table:table-cell>
          <table:table-cell table:formula="of:=ROUND([.G169]*[.$B$6])" office:value-type="float" office:value="4" calcext:value-type="float">
            <text:p>4.0000</text:p>
          </table:table-cell>
          <table:table-cell table:formula="of:=[.I169]-[.G169]*[.$B$6]" office:value-type="float" office:value="-0.47950336" calcext:value-type="float">
            <text:p>-0.4795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69])/([.$B$2]*1000);2)*[.$B$1]" office:value-type="float" office:value="124.90054903" calcext:value-type="float">
            <text:p>124.9005</text:p>
          </table:table-cell>
          <table:table-cell table:formula="of:=IF([.K169]-[.L169]&gt;1; &quot;no&quot;; &quot;yes&quot;)" office:value-type="string" office:string-value="no" calcext:value-type="string">
            <text:p>no</text:p>
          </table:table-cell>
          <table:table-cell table:style-name="ce161" table:formula="of:=IF([.M169]=[.H169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69]+[.$B$9]" office:value-type="float" office:value="8350" calcext:value-type="float">
            <text:p>8350</text:p>
          </table:table-cell>
          <table:table-cell table:formula="of:=[.$B$2]*1000/[.A170]" office:value-type="float" office:value="119.760479041916" calcext:value-type="float">
            <text:p>119.7605</text:p>
          </table:table-cell>
          <table:table-cell table:formula="of:=CEILING([.B170];1)" office:value-type="float" office:value="120" calcext:value-type="float">
            <text:p>120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70]/(1000*[.$B$2]);2)*[.$B$1]" office:value-type="float" office:value="0.0088547575" calcext:value-type="float">
            <text:p>0.0089</text:p>
          </table:table-cell>
          <table:table-cell table:formula="of:=POWER([.$A170]*2/(1000*[.$B$2]);2)*[.$B$1]" office:value-type="float" office:value="0.03541903" calcext:value-type="float">
            <text:p>0.0354</text:p>
          </table:table-cell>
          <table:table-cell table:formula="of:=[.F170]-2*[.E170]-[.D170]" office:value-type="float" office:value="0.017709515" calcext:value-type="float">
            <text:p>0.0177</text:p>
          </table:table-cell>
          <table:table-cell table:formula="of:=IF([.G170]&lt;1/[.$B$6]; &quot;no&quot;; &quot;yes&quot;)" office:value-type="string" office:string-value="yes" calcext:value-type="string">
            <text:p>yes</text:p>
          </table:table-cell>
          <table:table-cell table:formula="of:=ROUND([.G170]*[.$B$6])" office:value-type="float" office:value="5" calcext:value-type="float">
            <text:p>5.0000</text:p>
          </table:table-cell>
          <table:table-cell table:formula="of:=[.I170]-[.G170]*[.$B$6]" office:value-type="float" office:value="0.46636416" calcext:value-type="float">
            <text:p>0.4664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70])/([.$B$2]*1000);2)*[.$B$1]" office:value-type="float" office:value="124.8879547575" calcext:value-type="float">
            <text:p>124.8880</text:p>
          </table:table-cell>
          <table:table-cell table:formula="of:=IF([.K170]-[.L170]&gt;1; &quot;no&quot;; &quot;yes&quot;)" office:value-type="string" office:string-value="no" calcext:value-type="string">
            <text:p>no</text:p>
          </table:table-cell>
          <table:table-cell table:style-name="ce162" table:formula="of:=IF([.M170]=[.H170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70]+[.$B$9]" office:value-type="float" office:value="8400" calcext:value-type="float">
            <text:p>8400</text:p>
          </table:table-cell>
          <table:table-cell table:formula="of:=[.$B$2]*1000/[.A171]" office:value-type="float" office:value="119.047619047619" calcext:value-type="float">
            <text:p>119.0476</text:p>
          </table:table-cell>
          <table:table-cell table:formula="of:=CEILING([.B171];1)" office:value-type="float" office:value="120" calcext:value-type="float">
            <text:p>120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71]/(1000*[.$B$2]);2)*[.$B$1]" office:value-type="float" office:value="0.00896112" calcext:value-type="float">
            <text:p>0.0090</text:p>
          </table:table-cell>
          <table:table-cell table:formula="of:=POWER([.$A171]*2/(1000*[.$B$2]);2)*[.$B$1]" office:value-type="float" office:value="0.03584448" calcext:value-type="float">
            <text:p>0.0358</text:p>
          </table:table-cell>
          <table:table-cell table:formula="of:=[.F171]-2*[.E171]-[.D171]" office:value-type="float" office:value="0.01792224" calcext:value-type="float">
            <text:p>0.0179</text:p>
          </table:table-cell>
          <table:table-cell table:formula="of:=IF([.G171]&lt;1/[.$B$6]; &quot;no&quot;; &quot;yes&quot;)" office:value-type="string" office:string-value="yes" calcext:value-type="string">
            <text:p>yes</text:p>
          </table:table-cell>
          <table:table-cell table:formula="of:=ROUND([.G171]*[.$B$6])" office:value-type="float" office:value="5" calcext:value-type="float">
            <text:p>5.0000</text:p>
          </table:table-cell>
          <table:table-cell table:formula="of:=[.I171]-[.G171]*[.$B$6]" office:value-type="float" office:value="0.411906560000001" calcext:value-type="float">
            <text:p>0.4119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71])/([.$B$2]*1000);2)*[.$B$1]" office:value-type="float" office:value="124.87536112" calcext:value-type="float">
            <text:p>124.8754</text:p>
          </table:table-cell>
          <table:table-cell table:formula="of:=IF([.K171]-[.L171]&gt;1; &quot;no&quot;; &quot;yes&quot;)" office:value-type="string" office:string-value="no" calcext:value-type="string">
            <text:p>no</text:p>
          </table:table-cell>
          <table:table-cell table:style-name="ce163" table:formula="of:=IF([.M171]=[.H171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71]+[.$B$9]" office:value-type="float" office:value="8450" calcext:value-type="float">
            <text:p>8450</text:p>
          </table:table-cell>
          <table:table-cell table:formula="of:=[.$B$2]*1000/[.A172]" office:value-type="float" office:value="118.343195266272" calcext:value-type="float">
            <text:p>118.3432</text:p>
          </table:table-cell>
          <table:table-cell table:formula="of:=CEILING([.B172];1)" office:value-type="float" office:value="119" calcext:value-type="float">
            <text:p>119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72]/(1000*[.$B$2]);2)*[.$B$1]" office:value-type="float" office:value="0.0090681175" calcext:value-type="float">
            <text:p>0.0091</text:p>
          </table:table-cell>
          <table:table-cell table:formula="of:=POWER([.$A172]*2/(1000*[.$B$2]);2)*[.$B$1]" office:value-type="float" office:value="0.03627247" calcext:value-type="float">
            <text:p>0.0363</text:p>
          </table:table-cell>
          <table:table-cell table:formula="of:=[.F172]-2*[.E172]-[.D172]" office:value-type="float" office:value="0.018136235" calcext:value-type="float">
            <text:p>0.0181</text:p>
          </table:table-cell>
          <table:table-cell table:formula="of:=IF([.G172]&lt;1/[.$B$6]; &quot;no&quot;; &quot;yes&quot;)" office:value-type="string" office:string-value="yes" calcext:value-type="string">
            <text:p>yes</text:p>
          </table:table-cell>
          <table:table-cell table:formula="of:=ROUND([.G172]*[.$B$6])" office:value-type="float" office:value="5" calcext:value-type="float">
            <text:p>5.0000</text:p>
          </table:table-cell>
          <table:table-cell table:formula="of:=[.I172]-[.G172]*[.$B$6]" office:value-type="float" office:value="0.357123840000001" calcext:value-type="float">
            <text:p>0.3571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72])/([.$B$2]*1000);2)*[.$B$1]" office:value-type="float" office:value="124.8627681175" calcext:value-type="float">
            <text:p>124.8628</text:p>
          </table:table-cell>
          <table:table-cell table:formula="of:=IF([.K172]-[.L172]&gt;1; &quot;no&quot;; &quot;yes&quot;)" office:value-type="string" office:string-value="no" calcext:value-type="string">
            <text:p>no</text:p>
          </table:table-cell>
          <table:table-cell table:style-name="ce164" table:formula="of:=IF([.M172]=[.H172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72]+[.$B$9]" office:value-type="float" office:value="8500" calcext:value-type="float">
            <text:p>8500</text:p>
          </table:table-cell>
          <table:table-cell table:formula="of:=[.$B$2]*1000/[.A173]" office:value-type="float" office:value="117.647058823529" calcext:value-type="float">
            <text:p>117.6471</text:p>
          </table:table-cell>
          <table:table-cell table:formula="of:=CEILING([.B173];1)" office:value-type="float" office:value="118" calcext:value-type="float">
            <text:p>118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73]/(1000*[.$B$2]);2)*[.$B$1]" office:value-type="float" office:value="0.00917575" calcext:value-type="float">
            <text:p>0.0092</text:p>
          </table:table-cell>
          <table:table-cell table:formula="of:=POWER([.$A173]*2/(1000*[.$B$2]);2)*[.$B$1]" office:value-type="float" office:value="0.036703" calcext:value-type="float">
            <text:p>0.0367</text:p>
          </table:table-cell>
          <table:table-cell table:formula="of:=[.F173]-2*[.E173]-[.D173]" office:value-type="float" office:value="0.0183515" calcext:value-type="float">
            <text:p>0.0184</text:p>
          </table:table-cell>
          <table:table-cell table:formula="of:=IF([.G173]&lt;1/[.$B$6]; &quot;no&quot;; &quot;yes&quot;)" office:value-type="string" office:string-value="yes" calcext:value-type="string">
            <text:p>yes</text:p>
          </table:table-cell>
          <table:table-cell table:formula="of:=ROUND([.G173]*[.$B$6])" office:value-type="float" office:value="5" calcext:value-type="float">
            <text:p>5.0000</text:p>
          </table:table-cell>
          <table:table-cell table:formula="of:=[.I173]-[.G173]*[.$B$6]" office:value-type="float" office:value="0.302015999999999" calcext:value-type="float">
            <text:p>0.3020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73])/([.$B$2]*1000);2)*[.$B$1]" office:value-type="float" office:value="124.85017575" calcext:value-type="float">
            <text:p>124.8502</text:p>
          </table:table-cell>
          <table:table-cell table:formula="of:=IF([.K173]-[.L173]&gt;1; &quot;no&quot;; &quot;yes&quot;)" office:value-type="string" office:string-value="no" calcext:value-type="string">
            <text:p>no</text:p>
          </table:table-cell>
          <table:table-cell table:style-name="ce165" table:formula="of:=IF([.M173]=[.H173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73]+[.$B$9]" office:value-type="float" office:value="8550" calcext:value-type="float">
            <text:p>8550</text:p>
          </table:table-cell>
          <table:table-cell table:formula="of:=[.$B$2]*1000/[.A174]" office:value-type="float" office:value="116.959064327485" calcext:value-type="float">
            <text:p>116.9591</text:p>
          </table:table-cell>
          <table:table-cell table:formula="of:=CEILING([.B174];1)" office:value-type="float" office:value="117" calcext:value-type="float">
            <text:p>117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74]/(1000*[.$B$2]);2)*[.$B$1]" office:value-type="float" office:value="0.0092840175" calcext:value-type="float">
            <text:p>0.0093</text:p>
          </table:table-cell>
          <table:table-cell table:formula="of:=POWER([.$A174]*2/(1000*[.$B$2]);2)*[.$B$1]" office:value-type="float" office:value="0.03713607" calcext:value-type="float">
            <text:p>0.0371</text:p>
          </table:table-cell>
          <table:table-cell table:formula="of:=[.F174]-2*[.E174]-[.D174]" office:value-type="float" office:value="0.018568035" calcext:value-type="float">
            <text:p>0.0186</text:p>
          </table:table-cell>
          <table:table-cell table:formula="of:=IF([.G174]&lt;1/[.$B$6]; &quot;no&quot;; &quot;yes&quot;)" office:value-type="string" office:string-value="yes" calcext:value-type="string">
            <text:p>yes</text:p>
          </table:table-cell>
          <table:table-cell table:formula="of:=ROUND([.G174]*[.$B$6])" office:value-type="float" office:value="5" calcext:value-type="float">
            <text:p>5.0000</text:p>
          </table:table-cell>
          <table:table-cell table:formula="of:=[.I174]-[.G174]*[.$B$6]" office:value-type="float" office:value="0.24658304" calcext:value-type="float">
            <text:p>0.2466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74])/([.$B$2]*1000);2)*[.$B$1]" office:value-type="float" office:value="124.8375840175" calcext:value-type="float">
            <text:p>124.8376</text:p>
          </table:table-cell>
          <table:table-cell table:formula="of:=IF([.K174]-[.L174]&gt;1; &quot;no&quot;; &quot;yes&quot;)" office:value-type="string" office:string-value="no" calcext:value-type="string">
            <text:p>no</text:p>
          </table:table-cell>
          <table:table-cell table:style-name="ce166" table:formula="of:=IF([.M174]=[.H174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74]+[.$B$9]" office:value-type="float" office:value="8600" calcext:value-type="float">
            <text:p>8600</text:p>
          </table:table-cell>
          <table:table-cell table:formula="of:=[.$B$2]*1000/[.A175]" office:value-type="float" office:value="116.279069767442" calcext:value-type="float">
            <text:p>116.2791</text:p>
          </table:table-cell>
          <table:table-cell table:formula="of:=CEILING([.B175];1)" office:value-type="float" office:value="117" calcext:value-type="float">
            <text:p>117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75]/(1000*[.$B$2]);2)*[.$B$1]" office:value-type="float" office:value="0.00939292" calcext:value-type="float">
            <text:p>0.0094</text:p>
          </table:table-cell>
          <table:table-cell table:formula="of:=POWER([.$A175]*2/(1000*[.$B$2]);2)*[.$B$1]" office:value-type="float" office:value="0.03757168" calcext:value-type="float">
            <text:p>0.0376</text:p>
          </table:table-cell>
          <table:table-cell table:formula="of:=[.F175]-2*[.E175]-[.D175]" office:value-type="float" office:value="0.01878584" calcext:value-type="float">
            <text:p>0.0188</text:p>
          </table:table-cell>
          <table:table-cell table:formula="of:=IF([.G175]&lt;1/[.$B$6]; &quot;no&quot;; &quot;yes&quot;)" office:value-type="string" office:string-value="yes" calcext:value-type="string">
            <text:p>yes</text:p>
          </table:table-cell>
          <table:table-cell table:formula="of:=ROUND([.G175]*[.$B$6])" office:value-type="float" office:value="5" calcext:value-type="float">
            <text:p>5.0000</text:p>
          </table:table-cell>
          <table:table-cell table:formula="of:=[.I175]-[.G175]*[.$B$6]" office:value-type="float" office:value="0.19082496" calcext:value-type="float">
            <text:p>0.1908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75])/([.$B$2]*1000);2)*[.$B$1]" office:value-type="float" office:value="124.82499292" calcext:value-type="float">
            <text:p>124.8250</text:p>
          </table:table-cell>
          <table:table-cell table:formula="of:=IF([.K175]-[.L175]&gt;1; &quot;no&quot;; &quot;yes&quot;)" office:value-type="string" office:string-value="no" calcext:value-type="string">
            <text:p>no</text:p>
          </table:table-cell>
          <table:table-cell table:style-name="ce167" table:formula="of:=IF([.M175]=[.H175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75]+[.$B$9]" office:value-type="float" office:value="8650" calcext:value-type="float">
            <text:p>8650</text:p>
          </table:table-cell>
          <table:table-cell table:formula="of:=[.$B$2]*1000/[.A176]" office:value-type="float" office:value="115.606936416185" calcext:value-type="float">
            <text:p>115.6069</text:p>
          </table:table-cell>
          <table:table-cell table:formula="of:=CEILING([.B176];1)" office:value-type="float" office:value="116" calcext:value-type="float">
            <text:p>116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76]/(1000*[.$B$2]);2)*[.$B$1]" office:value-type="float" office:value="0.0095024575" calcext:value-type="float">
            <text:p>0.0095</text:p>
          </table:table-cell>
          <table:table-cell table:formula="of:=POWER([.$A176]*2/(1000*[.$B$2]);2)*[.$B$1]" office:value-type="float" office:value="0.03800983" calcext:value-type="float">
            <text:p>0.0380</text:p>
          </table:table-cell>
          <table:table-cell table:formula="of:=[.F176]-2*[.E176]-[.D176]" office:value-type="float" office:value="0.019004915" calcext:value-type="float">
            <text:p>0.0190</text:p>
          </table:table-cell>
          <table:table-cell table:formula="of:=IF([.G176]&lt;1/[.$B$6]; &quot;no&quot;; &quot;yes&quot;)" office:value-type="string" office:string-value="yes" calcext:value-type="string">
            <text:p>yes</text:p>
          </table:table-cell>
          <table:table-cell table:formula="of:=ROUND([.G176]*[.$B$6])" office:value-type="float" office:value="5" calcext:value-type="float">
            <text:p>5.0000</text:p>
          </table:table-cell>
          <table:table-cell table:formula="of:=[.I176]-[.G176]*[.$B$6]" office:value-type="float" office:value="0.134741760000001" calcext:value-type="float">
            <text:p>0.1347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76])/([.$B$2]*1000);2)*[.$B$1]" office:value-type="float" office:value="124.8124024575" calcext:value-type="float">
            <text:p>124.8124</text:p>
          </table:table-cell>
          <table:table-cell table:formula="of:=IF([.K176]-[.L176]&gt;1; &quot;no&quot;; &quot;yes&quot;)" office:value-type="string" office:string-value="no" calcext:value-type="string">
            <text:p>no</text:p>
          </table:table-cell>
          <table:table-cell table:style-name="ce168" table:formula="of:=IF([.M176]=[.H176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76]+[.$B$9]" office:value-type="float" office:value="8700" calcext:value-type="float">
            <text:p>8700</text:p>
          </table:table-cell>
          <table:table-cell table:formula="of:=[.$B$2]*1000/[.A177]" office:value-type="float" office:value="114.942528735632" calcext:value-type="float">
            <text:p>114.9425</text:p>
          </table:table-cell>
          <table:table-cell table:formula="of:=CEILING([.B177];1)" office:value-type="float" office:value="115" calcext:value-type="float">
            <text:p>115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77]/(1000*[.$B$2]);2)*[.$B$1]" office:value-type="float" office:value="0.00961263" calcext:value-type="float">
            <text:p>0.0096</text:p>
          </table:table-cell>
          <table:table-cell table:formula="of:=POWER([.$A177]*2/(1000*[.$B$2]);2)*[.$B$1]" office:value-type="float" office:value="0.03845052" calcext:value-type="float">
            <text:p>0.0385</text:p>
          </table:table-cell>
          <table:table-cell table:formula="of:=[.F177]-2*[.E177]-[.D177]" office:value-type="float" office:value="0.01922526" calcext:value-type="float">
            <text:p>0.0192</text:p>
          </table:table-cell>
          <table:table-cell table:formula="of:=IF([.G177]&lt;1/[.$B$6]; &quot;no&quot;; &quot;yes&quot;)" office:value-type="string" office:string-value="yes" calcext:value-type="string">
            <text:p>yes</text:p>
          </table:table-cell>
          <table:table-cell table:formula="of:=ROUND([.G177]*[.$B$6])" office:value-type="float" office:value="5" calcext:value-type="float">
            <text:p>5.0000</text:p>
          </table:table-cell>
          <table:table-cell table:formula="of:=[.I177]-[.G177]*[.$B$6]" office:value-type="float" office:value="0.0783334400000006" calcext:value-type="float">
            <text:p>0.0783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77])/([.$B$2]*1000);2)*[.$B$1]" office:value-type="float" office:value="124.79981263" calcext:value-type="float">
            <text:p>124.7998</text:p>
          </table:table-cell>
          <table:table-cell table:formula="of:=IF([.K177]-[.L177]&gt;1; &quot;no&quot;; &quot;yes&quot;)" office:value-type="string" office:string-value="no" calcext:value-type="string">
            <text:p>no</text:p>
          </table:table-cell>
          <table:table-cell table:style-name="ce169" table:formula="of:=IF([.M177]=[.H177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77]+[.$B$9]" office:value-type="float" office:value="8750" calcext:value-type="float">
            <text:p>8750</text:p>
          </table:table-cell>
          <table:table-cell table:formula="of:=[.$B$2]*1000/[.A178]" office:value-type="float" office:value="114.285714285714" calcext:value-type="float">
            <text:p>114.2857</text:p>
          </table:table-cell>
          <table:table-cell table:formula="of:=CEILING([.B178];1)" office:value-type="float" office:value="115" calcext:value-type="float">
            <text:p>115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78]/(1000*[.$B$2]);2)*[.$B$1]" office:value-type="float" office:value="0.0097234375" calcext:value-type="float">
            <text:p>0.0097</text:p>
          </table:table-cell>
          <table:table-cell table:formula="of:=POWER([.$A178]*2/(1000*[.$B$2]);2)*[.$B$1]" office:value-type="float" office:value="0.03889375" calcext:value-type="float">
            <text:p>0.0389</text:p>
          </table:table-cell>
          <table:table-cell table:formula="of:=[.F178]-2*[.E178]-[.D178]" office:value-type="float" office:value="0.019446875" calcext:value-type="float">
            <text:p>0.0194</text:p>
          </table:table-cell>
          <table:table-cell table:formula="of:=IF([.G178]&lt;1/[.$B$6]; &quot;no&quot;; &quot;yes&quot;)" office:value-type="string" office:string-value="yes" calcext:value-type="string">
            <text:p>yes</text:p>
          </table:table-cell>
          <table:table-cell table:formula="of:=ROUND([.G178]*[.$B$6])" office:value-type="float" office:value="5" calcext:value-type="float">
            <text:p>5.0000</text:p>
          </table:table-cell>
          <table:table-cell table:formula="of:=[.I178]-[.G178]*[.$B$6]" office:value-type="float" office:value="0.0215999999999994" calcext:value-type="float">
            <text:p>0.0216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78])/([.$B$2]*1000);2)*[.$B$1]" office:value-type="float" office:value="124.7872234375" calcext:value-type="float">
            <text:p>124.7872</text:p>
          </table:table-cell>
          <table:table-cell table:formula="of:=IF([.K178]-[.L178]&gt;1; &quot;no&quot;; &quot;yes&quot;)" office:value-type="string" office:string-value="no" calcext:value-type="string">
            <text:p>no</text:p>
          </table:table-cell>
          <table:table-cell table:style-name="ce170" table:formula="of:=IF([.M178]=[.H178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78]+[.$B$9]" office:value-type="float" office:value="8800" calcext:value-type="float">
            <text:p>8800</text:p>
          </table:table-cell>
          <table:table-cell table:formula="of:=[.$B$2]*1000/[.A179]" office:value-type="float" office:value="113.636363636364" calcext:value-type="float">
            <text:p>113.6364</text:p>
          </table:table-cell>
          <table:table-cell table:formula="of:=CEILING([.B179];1)" office:value-type="float" office:value="114" calcext:value-type="float">
            <text:p>114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79]/(1000*[.$B$2]);2)*[.$B$1]" office:value-type="float" office:value="0.00983488" calcext:value-type="float">
            <text:p>0.0098</text:p>
          </table:table-cell>
          <table:table-cell table:formula="of:=POWER([.$A179]*2/(1000*[.$B$2]);2)*[.$B$1]" office:value-type="float" office:value="0.03933952" calcext:value-type="float">
            <text:p>0.0393</text:p>
          </table:table-cell>
          <table:table-cell table:formula="of:=[.F179]-2*[.E179]-[.D179]" office:value-type="float" office:value="0.01966976" calcext:value-type="float">
            <text:p>0.0197</text:p>
          </table:table-cell>
          <table:table-cell table:formula="of:=IF([.G179]&lt;1/[.$B$6]; &quot;no&quot;; &quot;yes&quot;)" office:value-type="string" office:string-value="yes" calcext:value-type="string">
            <text:p>yes</text:p>
          </table:table-cell>
          <table:table-cell table:formula="of:=ROUND([.G179]*[.$B$6])" office:value-type="float" office:value="5" calcext:value-type="float">
            <text:p>5.0000</text:p>
          </table:table-cell>
          <table:table-cell table:formula="of:=[.I179]-[.G179]*[.$B$6]" office:value-type="float" office:value="-0.0354585600000004" calcext:value-type="float">
            <text:p>-0.0355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79])/([.$B$2]*1000);2)*[.$B$1]" office:value-type="float" office:value="124.77463488" calcext:value-type="float">
            <text:p>124.7746</text:p>
          </table:table-cell>
          <table:table-cell table:formula="of:=IF([.K179]-[.L179]&gt;1; &quot;no&quot;; &quot;yes&quot;)" office:value-type="string" office:string-value="no" calcext:value-type="string">
            <text:p>no</text:p>
          </table:table-cell>
          <table:table-cell table:style-name="ce171" table:formula="of:=IF([.M179]=[.H179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79]+[.$B$9]" office:value-type="float" office:value="8850" calcext:value-type="float">
            <text:p>8850</text:p>
          </table:table-cell>
          <table:table-cell table:formula="of:=[.$B$2]*1000/[.A180]" office:value-type="float" office:value="112.994350282486" calcext:value-type="float">
            <text:p>112.9944</text:p>
          </table:table-cell>
          <table:table-cell table:formula="of:=CEILING([.B180];1)" office:value-type="float" office:value="113" calcext:value-type="float">
            <text:p>113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80]/(1000*[.$B$2]);2)*[.$B$1]" office:value-type="float" office:value="0.0099469575" calcext:value-type="float">
            <text:p>0.0099</text:p>
          </table:table-cell>
          <table:table-cell table:formula="of:=POWER([.$A180]*2/(1000*[.$B$2]);2)*[.$B$1]" office:value-type="float" office:value="0.03978783" calcext:value-type="float">
            <text:p>0.0398</text:p>
          </table:table-cell>
          <table:table-cell table:formula="of:=[.F180]-2*[.E180]-[.D180]" office:value-type="float" office:value="0.019893915" calcext:value-type="float">
            <text:p>0.0199</text:p>
          </table:table-cell>
          <table:table-cell table:formula="of:=IF([.G180]&lt;1/[.$B$6]; &quot;no&quot;; &quot;yes&quot;)" office:value-type="string" office:string-value="yes" calcext:value-type="string">
            <text:p>yes</text:p>
          </table:table-cell>
          <table:table-cell table:formula="of:=ROUND([.G180]*[.$B$6])" office:value-type="float" office:value="5" calcext:value-type="float">
            <text:p>5.0000</text:p>
          </table:table-cell>
          <table:table-cell table:formula="of:=[.I180]-[.G180]*[.$B$6]" office:value-type="float" office:value="-0.0928422400000004" calcext:value-type="float">
            <text:p>-0.0928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80])/([.$B$2]*1000);2)*[.$B$1]" office:value-type="float" office:value="124.7620469575" calcext:value-type="float">
            <text:p>124.7620</text:p>
          </table:table-cell>
          <table:table-cell table:formula="of:=IF([.K180]-[.L180]&gt;1; &quot;no&quot;; &quot;yes&quot;)" office:value-type="string" office:string-value="no" calcext:value-type="string">
            <text:p>no</text:p>
          </table:table-cell>
          <table:table-cell table:style-name="ce172" table:formula="of:=IF([.M180]=[.H180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80]+[.$B$9]" office:value-type="float" office:value="8900" calcext:value-type="float">
            <text:p>8900</text:p>
          </table:table-cell>
          <table:table-cell table:formula="of:=[.$B$2]*1000/[.A181]" office:value-type="float" office:value="112.359550561798" calcext:value-type="float">
            <text:p>112.3596</text:p>
          </table:table-cell>
          <table:table-cell table:formula="of:=CEILING([.B181];1)" office:value-type="float" office:value="113" calcext:value-type="float">
            <text:p>113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81]/(1000*[.$B$2]);2)*[.$B$1]" office:value-type="float" office:value="0.01005967" calcext:value-type="float">
            <text:p>0.0101</text:p>
          </table:table-cell>
          <table:table-cell table:formula="of:=POWER([.$A181]*2/(1000*[.$B$2]);2)*[.$B$1]" office:value-type="float" office:value="0.04023868" calcext:value-type="float">
            <text:p>0.0402</text:p>
          </table:table-cell>
          <table:table-cell table:formula="of:=[.F181]-2*[.E181]-[.D181]" office:value-type="float" office:value="0.02011934" calcext:value-type="float">
            <text:p>0.0201</text:p>
          </table:table-cell>
          <table:table-cell table:formula="of:=IF([.G181]&lt;1/[.$B$6]; &quot;no&quot;; &quot;yes&quot;)" office:value-type="string" office:string-value="yes" calcext:value-type="string">
            <text:p>yes</text:p>
          </table:table-cell>
          <table:table-cell table:formula="of:=ROUND([.G181]*[.$B$6])" office:value-type="float" office:value="5" calcext:value-type="float">
            <text:p>5.0000</text:p>
          </table:table-cell>
          <table:table-cell table:formula="of:=[.I181]-[.G181]*[.$B$6]" office:value-type="float" office:value="-0.15055104" calcext:value-type="float">
            <text:p>-0.1506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81])/([.$B$2]*1000);2)*[.$B$1]" office:value-type="float" office:value="124.74945967" calcext:value-type="float">
            <text:p>124.7495</text:p>
          </table:table-cell>
          <table:table-cell table:formula="of:=IF([.K181]-[.L181]&gt;1; &quot;no&quot;; &quot;yes&quot;)" office:value-type="string" office:string-value="no" calcext:value-type="string">
            <text:p>no</text:p>
          </table:table-cell>
          <table:table-cell table:style-name="ce173" table:formula="of:=IF([.M181]=[.H181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81]+[.$B$9]" office:value-type="float" office:value="8950" calcext:value-type="float">
            <text:p>8950</text:p>
          </table:table-cell>
          <table:table-cell table:formula="of:=[.$B$2]*1000/[.A182]" office:value-type="float" office:value="111.731843575419" calcext:value-type="float">
            <text:p>111.7318</text:p>
          </table:table-cell>
          <table:table-cell table:formula="of:=CEILING([.B182];1)" office:value-type="float" office:value="112" calcext:value-type="float">
            <text:p>112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82]/(1000*[.$B$2]);2)*[.$B$1]" office:value-type="float" office:value="0.0101730175" calcext:value-type="float">
            <text:p>0.0102</text:p>
          </table:table-cell>
          <table:table-cell table:formula="of:=POWER([.$A182]*2/(1000*[.$B$2]);2)*[.$B$1]" office:value-type="float" office:value="0.04069207" calcext:value-type="float">
            <text:p>0.0407</text:p>
          </table:table-cell>
          <table:table-cell table:formula="of:=[.F182]-2*[.E182]-[.D182]" office:value-type="float" office:value="0.020346035" calcext:value-type="float">
            <text:p>0.0203</text:p>
          </table:table-cell>
          <table:table-cell table:formula="of:=IF([.G182]&lt;1/[.$B$6]; &quot;no&quot;; &quot;yes&quot;)" office:value-type="string" office:string-value="yes" calcext:value-type="string">
            <text:p>yes</text:p>
          </table:table-cell>
          <table:table-cell table:formula="of:=ROUND([.G182]*[.$B$6])" office:value-type="float" office:value="5" calcext:value-type="float">
            <text:p>5.0000</text:p>
          </table:table-cell>
          <table:table-cell table:formula="of:=[.I182]-[.G182]*[.$B$6]" office:value-type="float" office:value="-0.20858496" calcext:value-type="float">
            <text:p>-0.2086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82])/([.$B$2]*1000);2)*[.$B$1]" office:value-type="float" office:value="124.7368730175" calcext:value-type="float">
            <text:p>124.7369</text:p>
          </table:table-cell>
          <table:table-cell table:formula="of:=IF([.K182]-[.L182]&gt;1; &quot;no&quot;; &quot;yes&quot;)" office:value-type="string" office:string-value="no" calcext:value-type="string">
            <text:p>no</text:p>
          </table:table-cell>
          <table:table-cell table:style-name="ce174" table:formula="of:=IF([.M182]=[.H182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82]+[.$B$9]" office:value-type="float" office:value="9000" calcext:value-type="float">
            <text:p>9000</text:p>
          </table:table-cell>
          <table:table-cell table:formula="of:=[.$B$2]*1000/[.A183]" office:value-type="float" office:value="111.111111111111" calcext:value-type="float">
            <text:p>111.1111</text:p>
          </table:table-cell>
          <table:table-cell table:formula="of:=CEILING([.B183];1)" office:value-type="float" office:value="112" calcext:value-type="float">
            <text:p>112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83]/(1000*[.$B$2]);2)*[.$B$1]" office:value-type="float" office:value="0.010287" calcext:value-type="float">
            <text:p>0.0103</text:p>
          </table:table-cell>
          <table:table-cell table:formula="of:=POWER([.$A183]*2/(1000*[.$B$2]);2)*[.$B$1]" office:value-type="float" office:value="0.041148" calcext:value-type="float">
            <text:p>0.0411</text:p>
          </table:table-cell>
          <table:table-cell table:formula="of:=[.F183]-2*[.E183]-[.D183]" office:value-type="float" office:value="0.020574" calcext:value-type="float">
            <text:p>0.0206</text:p>
          </table:table-cell>
          <table:table-cell table:formula="of:=IF([.G183]&lt;1/[.$B$6]; &quot;no&quot;; &quot;yes&quot;)" office:value-type="string" office:string-value="yes" calcext:value-type="string">
            <text:p>yes</text:p>
          </table:table-cell>
          <table:table-cell table:formula="of:=ROUND([.G183]*[.$B$6])" office:value-type="float" office:value="5" calcext:value-type="float">
            <text:p>5.0000</text:p>
          </table:table-cell>
          <table:table-cell table:formula="of:=[.I183]-[.G183]*[.$B$6]" office:value-type="float" office:value="-0.266944" calcext:value-type="float">
            <text:p>-0.2669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83])/([.$B$2]*1000);2)*[.$B$1]" office:value-type="float" office:value="124.724287" calcext:value-type="float">
            <text:p>124.7243</text:p>
          </table:table-cell>
          <table:table-cell table:formula="of:=IF([.K183]-[.L183]&gt;1; &quot;no&quot;; &quot;yes&quot;)" office:value-type="string" office:string-value="no" calcext:value-type="string">
            <text:p>no</text:p>
          </table:table-cell>
          <table:table-cell table:style-name="ce175" table:formula="of:=IF([.M183]=[.H183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83]+[.$B$9]" office:value-type="float" office:value="9050" calcext:value-type="float">
            <text:p>9050</text:p>
          </table:table-cell>
          <table:table-cell table:formula="of:=[.$B$2]*1000/[.A184]" office:value-type="float" office:value="110.497237569061" calcext:value-type="float">
            <text:p>110.4972</text:p>
          </table:table-cell>
          <table:table-cell table:formula="of:=CEILING([.B184];1)" office:value-type="float" office:value="111" calcext:value-type="float">
            <text:p>111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84]/(1000*[.$B$2]);2)*[.$B$1]" office:value-type="float" office:value="0.0104016175" calcext:value-type="float">
            <text:p>0.0104</text:p>
          </table:table-cell>
          <table:table-cell table:formula="of:=POWER([.$A184]*2/(1000*[.$B$2]);2)*[.$B$1]" office:value-type="float" office:value="0.04160647" calcext:value-type="float">
            <text:p>0.0416</text:p>
          </table:table-cell>
          <table:table-cell table:formula="of:=[.F184]-2*[.E184]-[.D184]" office:value-type="float" office:value="0.020803235" calcext:value-type="float">
            <text:p>0.0208</text:p>
          </table:table-cell>
          <table:table-cell table:formula="of:=IF([.G184]&lt;1/[.$B$6]; &quot;no&quot;; &quot;yes&quot;)" office:value-type="string" office:string-value="yes" calcext:value-type="string">
            <text:p>yes</text:p>
          </table:table-cell>
          <table:table-cell table:formula="of:=ROUND([.G184]*[.$B$6])" office:value-type="float" office:value="5" calcext:value-type="float">
            <text:p>5.0000</text:p>
          </table:table-cell>
          <table:table-cell table:formula="of:=[.I184]-[.G184]*[.$B$6]" office:value-type="float" office:value="-0.325628160000001" calcext:value-type="float">
            <text:p>-0.3256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84])/([.$B$2]*1000);2)*[.$B$1]" office:value-type="float" office:value="124.7117016175" calcext:value-type="float">
            <text:p>124.7117</text:p>
          </table:table-cell>
          <table:table-cell table:formula="of:=IF([.K184]-[.L184]&gt;1; &quot;no&quot;; &quot;yes&quot;)" office:value-type="string" office:string-value="no" calcext:value-type="string">
            <text:p>no</text:p>
          </table:table-cell>
          <table:table-cell table:style-name="ce176" table:formula="of:=IF([.M184]=[.H184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84]+[.$B$9]" office:value-type="float" office:value="9100" calcext:value-type="float">
            <text:p>9100</text:p>
          </table:table-cell>
          <table:table-cell table:formula="of:=[.$B$2]*1000/[.A185]" office:value-type="float" office:value="109.89010989011" calcext:value-type="float">
            <text:p>109.8901</text:p>
          </table:table-cell>
          <table:table-cell table:formula="of:=CEILING([.B185];1)" office:value-type="float" office:value="110" calcext:value-type="float">
            <text:p>110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85]/(1000*[.$B$2]);2)*[.$B$1]" office:value-type="float" office:value="0.01051687" calcext:value-type="float">
            <text:p>0.0105</text:p>
          </table:table-cell>
          <table:table-cell table:formula="of:=POWER([.$A185]*2/(1000*[.$B$2]);2)*[.$B$1]" office:value-type="float" office:value="0.04206748" calcext:value-type="float">
            <text:p>0.0421</text:p>
          </table:table-cell>
          <table:table-cell table:formula="of:=[.F185]-2*[.E185]-[.D185]" office:value-type="float" office:value="0.02103374" calcext:value-type="float">
            <text:p>0.0210</text:p>
          </table:table-cell>
          <table:table-cell table:formula="of:=IF([.G185]&lt;1/[.$B$6]; &quot;no&quot;; &quot;yes&quot;)" office:value-type="string" office:string-value="yes" calcext:value-type="string">
            <text:p>yes</text:p>
          </table:table-cell>
          <table:table-cell table:formula="of:=ROUND([.G185]*[.$B$6])" office:value-type="float" office:value="5" calcext:value-type="float">
            <text:p>5.0000</text:p>
          </table:table-cell>
          <table:table-cell table:formula="of:=[.I185]-[.G185]*[.$B$6]" office:value-type="float" office:value="-0.384637440000001" calcext:value-type="float">
            <text:p>-0.3846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85])/([.$B$2]*1000);2)*[.$B$1]" office:value-type="float" office:value="124.69911687" calcext:value-type="float">
            <text:p>124.6991</text:p>
          </table:table-cell>
          <table:table-cell table:formula="of:=IF([.K185]-[.L185]&gt;1; &quot;no&quot;; &quot;yes&quot;)" office:value-type="string" office:string-value="no" calcext:value-type="string">
            <text:p>no</text:p>
          </table:table-cell>
          <table:table-cell table:style-name="ce177" table:formula="of:=IF([.M185]=[.H185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85]+[.$B$9]" office:value-type="float" office:value="9150" calcext:value-type="float">
            <text:p>9150</text:p>
          </table:table-cell>
          <table:table-cell table:formula="of:=[.$B$2]*1000/[.A186]" office:value-type="float" office:value="109.289617486339" calcext:value-type="float">
            <text:p>109.2896</text:p>
          </table:table-cell>
          <table:table-cell table:formula="of:=CEILING([.B186];1)" office:value-type="float" office:value="110" calcext:value-type="float">
            <text:p>110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86]/(1000*[.$B$2]);2)*[.$B$1]" office:value-type="float" office:value="0.0106327575" calcext:value-type="float">
            <text:p>0.0106</text:p>
          </table:table-cell>
          <table:table-cell table:formula="of:=POWER([.$A186]*2/(1000*[.$B$2]);2)*[.$B$1]" office:value-type="float" office:value="0.04253103" calcext:value-type="float">
            <text:p>0.0425</text:p>
          </table:table-cell>
          <table:table-cell table:formula="of:=[.F186]-2*[.E186]-[.D186]" office:value-type="float" office:value="0.021265515" calcext:value-type="float">
            <text:p>0.0213</text:p>
          </table:table-cell>
          <table:table-cell table:formula="of:=IF([.G186]&lt;1/[.$B$6]; &quot;no&quot;; &quot;yes&quot;)" office:value-type="string" office:string-value="yes" calcext:value-type="string">
            <text:p>yes</text:p>
          </table:table-cell>
          <table:table-cell table:formula="of:=ROUND([.G186]*[.$B$6])" office:value-type="float" office:value="5" calcext:value-type="float">
            <text:p>5.0000</text:p>
          </table:table-cell>
          <table:table-cell table:formula="of:=[.I186]-[.G186]*[.$B$6]" office:value-type="float" office:value="-0.443971840000001" calcext:value-type="float">
            <text:p>-0.4440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86])/([.$B$2]*1000);2)*[.$B$1]" office:value-type="float" office:value="124.6865327575" calcext:value-type="float">
            <text:p>124.6865</text:p>
          </table:table-cell>
          <table:table-cell table:formula="of:=IF([.K186]-[.L186]&gt;1; &quot;no&quot;; &quot;yes&quot;)" office:value-type="string" office:string-value="no" calcext:value-type="string">
            <text:p>no</text:p>
          </table:table-cell>
          <table:table-cell table:style-name="ce178" table:formula="of:=IF([.M186]=[.H186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86]+[.$B$9]" office:value-type="float" office:value="9200" calcext:value-type="float">
            <text:p>9200</text:p>
          </table:table-cell>
          <table:table-cell table:formula="of:=[.$B$2]*1000/[.A187]" office:value-type="float" office:value="108.695652173913" calcext:value-type="float">
            <text:p>108.6957</text:p>
          </table:table-cell>
          <table:table-cell table:formula="of:=CEILING([.B187];1)" office:value-type="float" office:value="109" calcext:value-type="float">
            <text:p>109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87]/(1000*[.$B$2]);2)*[.$B$1]" office:value-type="float" office:value="0.01074928" calcext:value-type="float">
            <text:p>0.0107</text:p>
          </table:table-cell>
          <table:table-cell table:formula="of:=POWER([.$A187]*2/(1000*[.$B$2]);2)*[.$B$1]" office:value-type="float" office:value="0.04299712" calcext:value-type="float">
            <text:p>0.0430</text:p>
          </table:table-cell>
          <table:table-cell table:formula="of:=[.F187]-2*[.E187]-[.D187]" office:value-type="float" office:value="0.02149856" calcext:value-type="float">
            <text:p>0.0215</text:p>
          </table:table-cell>
          <table:table-cell table:formula="of:=IF([.G187]&lt;1/[.$B$6]; &quot;no&quot;; &quot;yes&quot;)" office:value-type="string" office:string-value="yes" calcext:value-type="string">
            <text:p>yes</text:p>
          </table:table-cell>
          <table:table-cell table:formula="of:=ROUND([.G187]*[.$B$6])" office:value-type="float" office:value="6" calcext:value-type="float">
            <text:p>6.0000</text:p>
          </table:table-cell>
          <table:table-cell table:formula="of:=[.I187]-[.G187]*[.$B$6]" office:value-type="float" office:value="0.49636864" calcext:value-type="float">
            <text:p>0.4964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87])/([.$B$2]*1000);2)*[.$B$1]" office:value-type="float" office:value="124.67394928" calcext:value-type="float">
            <text:p>124.6739</text:p>
          </table:table-cell>
          <table:table-cell table:formula="of:=IF([.K187]-[.L187]&gt;1; &quot;no&quot;; &quot;yes&quot;)" office:value-type="string" office:string-value="no" calcext:value-type="string">
            <text:p>no</text:p>
          </table:table-cell>
          <table:table-cell table:style-name="ce179" table:formula="of:=IF([.M187]=[.H187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87]+[.$B$9]" office:value-type="float" office:value="9250" calcext:value-type="float">
            <text:p>9250</text:p>
          </table:table-cell>
          <table:table-cell table:formula="of:=[.$B$2]*1000/[.A188]" office:value-type="float" office:value="108.108108108108" calcext:value-type="float">
            <text:p>108.1081</text:p>
          </table:table-cell>
          <table:table-cell table:formula="of:=CEILING([.B188];1)" office:value-type="float" office:value="109" calcext:value-type="float">
            <text:p>109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88]/(1000*[.$B$2]);2)*[.$B$1]" office:value-type="float" office:value="0.0108664375" calcext:value-type="float">
            <text:p>0.0109</text:p>
          </table:table-cell>
          <table:table-cell table:formula="of:=POWER([.$A188]*2/(1000*[.$B$2]);2)*[.$B$1]" office:value-type="float" office:value="0.04346575" calcext:value-type="float">
            <text:p>0.0435</text:p>
          </table:table-cell>
          <table:table-cell table:formula="of:=[.F188]-2*[.E188]-[.D188]" office:value-type="float" office:value="0.021732875" calcext:value-type="float">
            <text:p>0.0217</text:p>
          </table:table-cell>
          <table:table-cell table:formula="of:=IF([.G188]&lt;1/[.$B$6]; &quot;no&quot;; &quot;yes&quot;)" office:value-type="string" office:string-value="yes" calcext:value-type="string">
            <text:p>yes</text:p>
          </table:table-cell>
          <table:table-cell table:formula="of:=ROUND([.G188]*[.$B$6])" office:value-type="float" office:value="6" calcext:value-type="float">
            <text:p>6.0000</text:p>
          </table:table-cell>
          <table:table-cell table:formula="of:=[.I188]-[.G188]*[.$B$6]" office:value-type="float" office:value="0.436384000000001" calcext:value-type="float">
            <text:p>0.4364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88])/([.$B$2]*1000);2)*[.$B$1]" office:value-type="float" office:value="124.6613664375" calcext:value-type="float">
            <text:p>124.6614</text:p>
          </table:table-cell>
          <table:table-cell table:formula="of:=IF([.K188]-[.L188]&gt;1; &quot;no&quot;; &quot;yes&quot;)" office:value-type="string" office:string-value="no" calcext:value-type="string">
            <text:p>no</text:p>
          </table:table-cell>
          <table:table-cell table:style-name="ce180" table:formula="of:=IF([.M188]=[.H188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88]+[.$B$9]" office:value-type="float" office:value="9300" calcext:value-type="float">
            <text:p>9300</text:p>
          </table:table-cell>
          <table:table-cell table:formula="of:=[.$B$2]*1000/[.A189]" office:value-type="float" office:value="107.52688172043" calcext:value-type="float">
            <text:p>107.5269</text:p>
          </table:table-cell>
          <table:table-cell table:formula="of:=CEILING([.B189];1)" office:value-type="float" office:value="108" calcext:value-type="float">
            <text:p>108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89]/(1000*[.$B$2]);2)*[.$B$1]" office:value-type="float" office:value="0.01098423" calcext:value-type="float">
            <text:p>0.0110</text:p>
          </table:table-cell>
          <table:table-cell table:formula="of:=POWER([.$A189]*2/(1000*[.$B$2]);2)*[.$B$1]" office:value-type="float" office:value="0.04393692" calcext:value-type="float">
            <text:p>0.0439</text:p>
          </table:table-cell>
          <table:table-cell table:formula="of:=[.F189]-2*[.E189]-[.D189]" office:value-type="float" office:value="0.02196846" calcext:value-type="float">
            <text:p>0.0220</text:p>
          </table:table-cell>
          <table:table-cell table:formula="of:=IF([.G189]&lt;1/[.$B$6]; &quot;no&quot;; &quot;yes&quot;)" office:value-type="string" office:string-value="yes" calcext:value-type="string">
            <text:p>yes</text:p>
          </table:table-cell>
          <table:table-cell table:formula="of:=ROUND([.G189]*[.$B$6])" office:value-type="float" office:value="6" calcext:value-type="float">
            <text:p>6.0000</text:p>
          </table:table-cell>
          <table:table-cell table:formula="of:=[.I189]-[.G189]*[.$B$6]" office:value-type="float" office:value="0.376074240000001" calcext:value-type="float">
            <text:p>0.3761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89])/([.$B$2]*1000);2)*[.$B$1]" office:value-type="float" office:value="124.64878423" calcext:value-type="float">
            <text:p>124.6488</text:p>
          </table:table-cell>
          <table:table-cell table:formula="of:=IF([.K189]-[.L189]&gt;1; &quot;no&quot;; &quot;yes&quot;)" office:value-type="string" office:string-value="no" calcext:value-type="string">
            <text:p>no</text:p>
          </table:table-cell>
          <table:table-cell table:style-name="ce181" table:formula="of:=IF([.M189]=[.H189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89]+[.$B$9]" office:value-type="float" office:value="9350" calcext:value-type="float">
            <text:p>9350</text:p>
          </table:table-cell>
          <table:table-cell table:formula="of:=[.$B$2]*1000/[.A190]" office:value-type="float" office:value="106.951871657754" calcext:value-type="float">
            <text:p>106.9519</text:p>
          </table:table-cell>
          <table:table-cell table:formula="of:=CEILING([.B190];1)" office:value-type="float" office:value="107" calcext:value-type="float">
            <text:p>107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90]/(1000*[.$B$2]);2)*[.$B$1]" office:value-type="float" office:value="0.0111026575" calcext:value-type="float">
            <text:p>0.0111</text:p>
          </table:table-cell>
          <table:table-cell table:formula="of:=POWER([.$A190]*2/(1000*[.$B$2]);2)*[.$B$1]" office:value-type="float" office:value="0.04441063" calcext:value-type="float">
            <text:p>0.0444</text:p>
          </table:table-cell>
          <table:table-cell table:formula="of:=[.F190]-2*[.E190]-[.D190]" office:value-type="float" office:value="0.022205315" calcext:value-type="float">
            <text:p>0.0222</text:p>
          </table:table-cell>
          <table:table-cell table:formula="of:=IF([.G190]&lt;1/[.$B$6]; &quot;no&quot;; &quot;yes&quot;)" office:value-type="string" office:string-value="yes" calcext:value-type="string">
            <text:p>yes</text:p>
          </table:table-cell>
          <table:table-cell table:formula="of:=ROUND([.G190]*[.$B$6])" office:value-type="float" office:value="6" calcext:value-type="float">
            <text:p>6.0000</text:p>
          </table:table-cell>
          <table:table-cell table:formula="of:=[.I190]-[.G190]*[.$B$6]" office:value-type="float" office:value="0.315439359999999" calcext:value-type="float">
            <text:p>0.3154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90])/([.$B$2]*1000);2)*[.$B$1]" office:value-type="float" office:value="124.6362026575" calcext:value-type="float">
            <text:p>124.6362</text:p>
          </table:table-cell>
          <table:table-cell table:formula="of:=IF([.K190]-[.L190]&gt;1; &quot;no&quot;; &quot;yes&quot;)" office:value-type="string" office:string-value="no" calcext:value-type="string">
            <text:p>no</text:p>
          </table:table-cell>
          <table:table-cell table:style-name="ce182" table:formula="of:=IF([.M190]=[.H190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90]+[.$B$9]" office:value-type="float" office:value="9400" calcext:value-type="float">
            <text:p>9400</text:p>
          </table:table-cell>
          <table:table-cell table:formula="of:=[.$B$2]*1000/[.A191]" office:value-type="float" office:value="106.382978723404" calcext:value-type="float">
            <text:p>106.3830</text:p>
          </table:table-cell>
          <table:table-cell table:formula="of:=CEILING([.B191];1)" office:value-type="float" office:value="107" calcext:value-type="float">
            <text:p>107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91]/(1000*[.$B$2]);2)*[.$B$1]" office:value-type="float" office:value="0.01122172" calcext:value-type="float">
            <text:p>0.0112</text:p>
          </table:table-cell>
          <table:table-cell table:formula="of:=POWER([.$A191]*2/(1000*[.$B$2]);2)*[.$B$1]" office:value-type="float" office:value="0.04488688" calcext:value-type="float">
            <text:p>0.0449</text:p>
          </table:table-cell>
          <table:table-cell table:formula="of:=[.F191]-2*[.E191]-[.D191]" office:value-type="float" office:value="0.02244344" calcext:value-type="float">
            <text:p>0.0224</text:p>
          </table:table-cell>
          <table:table-cell table:formula="of:=IF([.G191]&lt;1/[.$B$6]; &quot;no&quot;; &quot;yes&quot;)" office:value-type="string" office:string-value="yes" calcext:value-type="string">
            <text:p>yes</text:p>
          </table:table-cell>
          <table:table-cell table:formula="of:=ROUND([.G191]*[.$B$6])" office:value-type="float" office:value="6" calcext:value-type="float">
            <text:p>6.0000</text:p>
          </table:table-cell>
          <table:table-cell table:formula="of:=[.I191]-[.G191]*[.$B$6]" office:value-type="float" office:value="0.254479359999999" calcext:value-type="float">
            <text:p>0.2545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91])/([.$B$2]*1000);2)*[.$B$1]" office:value-type="float" office:value="124.62362172" calcext:value-type="float">
            <text:p>124.6236</text:p>
          </table:table-cell>
          <table:table-cell table:formula="of:=IF([.K191]-[.L191]&gt;1; &quot;no&quot;; &quot;yes&quot;)" office:value-type="string" office:string-value="no" calcext:value-type="string">
            <text:p>no</text:p>
          </table:table-cell>
          <table:table-cell table:style-name="ce183" table:formula="of:=IF([.M191]=[.H191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91]+[.$B$9]" office:value-type="float" office:value="9450" calcext:value-type="float">
            <text:p>9450</text:p>
          </table:table-cell>
          <table:table-cell table:formula="of:=[.$B$2]*1000/[.A192]" office:value-type="float" office:value="105.820105820106" calcext:value-type="float">
            <text:p>105.8201</text:p>
          </table:table-cell>
          <table:table-cell table:formula="of:=CEILING([.B192];1)" office:value-type="float" office:value="106" calcext:value-type="float">
            <text:p>106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92]/(1000*[.$B$2]);2)*[.$B$1]" office:value-type="float" office:value="0.0113414175" calcext:value-type="float">
            <text:p>0.0113</text:p>
          </table:table-cell>
          <table:table-cell table:formula="of:=POWER([.$A192]*2/(1000*[.$B$2]);2)*[.$B$1]" office:value-type="float" office:value="0.04536567" calcext:value-type="float">
            <text:p>0.0454</text:p>
          </table:table-cell>
          <table:table-cell table:formula="of:=[.F192]-2*[.E192]-[.D192]" office:value-type="float" office:value="0.022682835" calcext:value-type="float">
            <text:p>0.0227</text:p>
          </table:table-cell>
          <table:table-cell table:formula="of:=IF([.G192]&lt;1/[.$B$6]; &quot;no&quot;; &quot;yes&quot;)" office:value-type="string" office:string-value="yes" calcext:value-type="string">
            <text:p>yes</text:p>
          </table:table-cell>
          <table:table-cell table:formula="of:=ROUND([.G192]*[.$B$6])" office:value-type="float" office:value="6" calcext:value-type="float">
            <text:p>6.0000</text:p>
          </table:table-cell>
          <table:table-cell table:formula="of:=[.I192]-[.G192]*[.$B$6]" office:value-type="float" office:value="0.19319424" calcext:value-type="float">
            <text:p>0.1932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92])/([.$B$2]*1000);2)*[.$B$1]" office:value-type="float" office:value="124.6110414175" calcext:value-type="float">
            <text:p>124.6110</text:p>
          </table:table-cell>
          <table:table-cell table:formula="of:=IF([.K192]-[.L192]&gt;1; &quot;no&quot;; &quot;yes&quot;)" office:value-type="string" office:string-value="no" calcext:value-type="string">
            <text:p>no</text:p>
          </table:table-cell>
          <table:table-cell table:style-name="ce184" table:formula="of:=IF([.M192]=[.H192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92]+[.$B$9]" office:value-type="float" office:value="9500" calcext:value-type="float">
            <text:p>9500</text:p>
          </table:table-cell>
          <table:table-cell table:formula="of:=[.$B$2]*1000/[.A193]" office:value-type="float" office:value="105.263157894737" calcext:value-type="float">
            <text:p>105.2632</text:p>
          </table:table-cell>
          <table:table-cell table:formula="of:=CEILING([.B193];1)" office:value-type="float" office:value="106" calcext:value-type="float">
            <text:p>106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93]/(1000*[.$B$2]);2)*[.$B$1]" office:value-type="float" office:value="0.01146175" calcext:value-type="float">
            <text:p>0.0115</text:p>
          </table:table-cell>
          <table:table-cell table:formula="of:=POWER([.$A193]*2/(1000*[.$B$2]);2)*[.$B$1]" office:value-type="float" office:value="0.045847" calcext:value-type="float">
            <text:p>0.0458</text:p>
          </table:table-cell>
          <table:table-cell table:formula="of:=[.F193]-2*[.E193]-[.D193]" office:value-type="float" office:value="0.0229235" calcext:value-type="float">
            <text:p>0.0229</text:p>
          </table:table-cell>
          <table:table-cell table:formula="of:=IF([.G193]&lt;1/[.$B$6]; &quot;no&quot;; &quot;yes&quot;)" office:value-type="string" office:string-value="yes" calcext:value-type="string">
            <text:p>yes</text:p>
          </table:table-cell>
          <table:table-cell table:formula="of:=ROUND([.G193]*[.$B$6])" office:value-type="float" office:value="6" calcext:value-type="float">
            <text:p>6.0000</text:p>
          </table:table-cell>
          <table:table-cell table:formula="of:=[.I193]-[.G193]*[.$B$6]" office:value-type="float" office:value="0.131584" calcext:value-type="float">
            <text:p>0.1316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93])/([.$B$2]*1000);2)*[.$B$1]" office:value-type="float" office:value="124.59846175" calcext:value-type="float">
            <text:p>124.5985</text:p>
          </table:table-cell>
          <table:table-cell table:formula="of:=IF([.K193]-[.L193]&gt;1; &quot;no&quot;; &quot;yes&quot;)" office:value-type="string" office:string-value="no" calcext:value-type="string">
            <text:p>no</text:p>
          </table:table-cell>
          <table:table-cell table:style-name="ce185" table:formula="of:=IF([.M193]=[.H193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93]+[.$B$9]" office:value-type="float" office:value="9550" calcext:value-type="float">
            <text:p>9550</text:p>
          </table:table-cell>
          <table:table-cell table:formula="of:=[.$B$2]*1000/[.A194]" office:value-type="float" office:value="104.712041884817" calcext:value-type="float">
            <text:p>104.7120</text:p>
          </table:table-cell>
          <table:table-cell table:formula="of:=CEILING([.B194];1)" office:value-type="float" office:value="105" calcext:value-type="float">
            <text:p>105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94]/(1000*[.$B$2]);2)*[.$B$1]" office:value-type="float" office:value="0.0115827175" calcext:value-type="float">
            <text:p>0.0116</text:p>
          </table:table-cell>
          <table:table-cell table:formula="of:=POWER([.$A194]*2/(1000*[.$B$2]);2)*[.$B$1]" office:value-type="float" office:value="0.04633087" calcext:value-type="float">
            <text:p>0.0463</text:p>
          </table:table-cell>
          <table:table-cell table:formula="of:=[.F194]-2*[.E194]-[.D194]" office:value-type="float" office:value="0.023165435" calcext:value-type="float">
            <text:p>0.0232</text:p>
          </table:table-cell>
          <table:table-cell table:formula="of:=IF([.G194]&lt;1/[.$B$6]; &quot;no&quot;; &quot;yes&quot;)" office:value-type="string" office:string-value="yes" calcext:value-type="string">
            <text:p>yes</text:p>
          </table:table-cell>
          <table:table-cell table:formula="of:=ROUND([.G194]*[.$B$6])" office:value-type="float" office:value="6" calcext:value-type="float">
            <text:p>6.0000</text:p>
          </table:table-cell>
          <table:table-cell table:formula="of:=[.I194]-[.G194]*[.$B$6]" office:value-type="float" office:value="0.0696486400000005" calcext:value-type="float">
            <text:p>0.0696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94])/([.$B$2]*1000);2)*[.$B$1]" office:value-type="float" office:value="124.5858827175" calcext:value-type="float">
            <text:p>124.5859</text:p>
          </table:table-cell>
          <table:table-cell table:formula="of:=IF([.K194]-[.L194]&gt;1; &quot;no&quot;; &quot;yes&quot;)" office:value-type="string" office:string-value="no" calcext:value-type="string">
            <text:p>no</text:p>
          </table:table-cell>
          <table:table-cell table:style-name="ce186" table:formula="of:=IF([.M194]=[.H194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94]+[.$B$9]" office:value-type="float" office:value="9600" calcext:value-type="float">
            <text:p>9600</text:p>
          </table:table-cell>
          <table:table-cell table:formula="of:=[.$B$2]*1000/[.A195]" office:value-type="float" office:value="104.166666666667" calcext:value-type="float">
            <text:p>104.1667</text:p>
          </table:table-cell>
          <table:table-cell table:formula="of:=CEILING([.B195];1)" office:value-type="float" office:value="105" calcext:value-type="float">
            <text:p>105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95]/(1000*[.$B$2]);2)*[.$B$1]" office:value-type="float" office:value="0.01170432" calcext:value-type="float">
            <text:p>0.0117</text:p>
          </table:table-cell>
          <table:table-cell table:formula="of:=POWER([.$A195]*2/(1000*[.$B$2]);2)*[.$B$1]" office:value-type="float" office:value="0.04681728" calcext:value-type="float">
            <text:p>0.0468</text:p>
          </table:table-cell>
          <table:table-cell table:formula="of:=[.F195]-2*[.E195]-[.D195]" office:value-type="float" office:value="0.02340864" calcext:value-type="float">
            <text:p>0.0234</text:p>
          </table:table-cell>
          <table:table-cell table:formula="of:=IF([.G195]&lt;1/[.$B$6]; &quot;no&quot;; &quot;yes&quot;)" office:value-type="string" office:string-value="yes" calcext:value-type="string">
            <text:p>yes</text:p>
          </table:table-cell>
          <table:table-cell table:formula="of:=ROUND([.G195]*[.$B$6])" office:value-type="float" office:value="6" calcext:value-type="float">
            <text:p>6.0000</text:p>
          </table:table-cell>
          <table:table-cell table:formula="of:=[.I195]-[.G195]*[.$B$6]" office:value-type="float" office:value="0.00738816000000142" calcext:value-type="float">
            <text:p>0.0074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95])/([.$B$2]*1000);2)*[.$B$1]" office:value-type="float" office:value="124.57330432" calcext:value-type="float">
            <text:p>124.5733</text:p>
          </table:table-cell>
          <table:table-cell table:formula="of:=IF([.K195]-[.L195]&gt;1; &quot;no&quot;; &quot;yes&quot;)" office:value-type="string" office:string-value="no" calcext:value-type="string">
            <text:p>no</text:p>
          </table:table-cell>
          <table:table-cell table:style-name="ce187" table:formula="of:=IF([.M195]=[.H195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95]+[.$B$9]" office:value-type="float" office:value="9650" calcext:value-type="float">
            <text:p>9650</text:p>
          </table:table-cell>
          <table:table-cell table:formula="of:=[.$B$2]*1000/[.A196]" office:value-type="float" office:value="103.626943005181" calcext:value-type="float">
            <text:p>103.6269</text:p>
          </table:table-cell>
          <table:table-cell table:formula="of:=CEILING([.B196];1)" office:value-type="float" office:value="104" calcext:value-type="float">
            <text:p>104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96]/(1000*[.$B$2]);2)*[.$B$1]" office:value-type="float" office:value="0.0118265575" calcext:value-type="float">
            <text:p>0.0118</text:p>
          </table:table-cell>
          <table:table-cell table:formula="of:=POWER([.$A196]*2/(1000*[.$B$2]);2)*[.$B$1]" office:value-type="float" office:value="0.04730623" calcext:value-type="float">
            <text:p>0.0473</text:p>
          </table:table-cell>
          <table:table-cell table:formula="of:=[.F196]-2*[.E196]-[.D196]" office:value-type="float" office:value="0.023653115" calcext:value-type="float">
            <text:p>0.0237</text:p>
          </table:table-cell>
          <table:table-cell table:formula="of:=IF([.G196]&lt;1/[.$B$6]; &quot;no&quot;; &quot;yes&quot;)" office:value-type="string" office:string-value="yes" calcext:value-type="string">
            <text:p>yes</text:p>
          </table:table-cell>
          <table:table-cell table:formula="of:=ROUND([.G196]*[.$B$6])" office:value-type="float" office:value="6" calcext:value-type="float">
            <text:p>6.0000</text:p>
          </table:table-cell>
          <table:table-cell table:formula="of:=[.I196]-[.G196]*[.$B$6]" office:value-type="float" office:value="-0.0551974400000006" calcext:value-type="float">
            <text:p>-0.0552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96])/([.$B$2]*1000);2)*[.$B$1]" office:value-type="float" office:value="124.5607265575" calcext:value-type="float">
            <text:p>124.5607</text:p>
          </table:table-cell>
          <table:table-cell table:formula="of:=IF([.K196]-[.L196]&gt;1; &quot;no&quot;; &quot;yes&quot;)" office:value-type="string" office:string-value="no" calcext:value-type="string">
            <text:p>no</text:p>
          </table:table-cell>
          <table:table-cell table:style-name="ce188" table:formula="of:=IF([.M196]=[.H196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96]+[.$B$9]" office:value-type="float" office:value="9700" calcext:value-type="float">
            <text:p>9700</text:p>
          </table:table-cell>
          <table:table-cell table:formula="of:=[.$B$2]*1000/[.A197]" office:value-type="float" office:value="103.092783505155" calcext:value-type="float">
            <text:p>103.0928</text:p>
          </table:table-cell>
          <table:table-cell table:formula="of:=CEILING([.B197];1)" office:value-type="float" office:value="104" calcext:value-type="float">
            <text:p>104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97]/(1000*[.$B$2]);2)*[.$B$1]" office:value-type="float" office:value="0.01194943" calcext:value-type="float">
            <text:p>0.0119</text:p>
          </table:table-cell>
          <table:table-cell table:formula="of:=POWER([.$A197]*2/(1000*[.$B$2]);2)*[.$B$1]" office:value-type="float" office:value="0.04779772" calcext:value-type="float">
            <text:p>0.0478</text:p>
          </table:table-cell>
          <table:table-cell table:formula="of:=[.F197]-2*[.E197]-[.D197]" office:value-type="float" office:value="0.02389886" calcext:value-type="float">
            <text:p>0.0239</text:p>
          </table:table-cell>
          <table:table-cell table:formula="of:=IF([.G197]&lt;1/[.$B$6]; &quot;no&quot;; &quot;yes&quot;)" office:value-type="string" office:string-value="yes" calcext:value-type="string">
            <text:p>yes</text:p>
          </table:table-cell>
          <table:table-cell table:formula="of:=ROUND([.G197]*[.$B$6])" office:value-type="float" office:value="6" calcext:value-type="float">
            <text:p>6.0000</text:p>
          </table:table-cell>
          <table:table-cell table:formula="of:=[.I197]-[.G197]*[.$B$6]" office:value-type="float" office:value="-0.11810816" calcext:value-type="float">
            <text:p>-0.1181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97])/([.$B$2]*1000);2)*[.$B$1]" office:value-type="float" office:value="124.54814943" calcext:value-type="float">
            <text:p>124.5481</text:p>
          </table:table-cell>
          <table:table-cell table:formula="of:=IF([.K197]-[.L197]&gt;1; &quot;no&quot;; &quot;yes&quot;)" office:value-type="string" office:string-value="no" calcext:value-type="string">
            <text:p>no</text:p>
          </table:table-cell>
          <table:table-cell table:style-name="ce189" table:formula="of:=IF([.M197]=[.H197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97]+[.$B$9]" office:value-type="float" office:value="9750" calcext:value-type="float">
            <text:p>9750</text:p>
          </table:table-cell>
          <table:table-cell table:formula="of:=[.$B$2]*1000/[.A198]" office:value-type="float" office:value="102.564102564103" calcext:value-type="float">
            <text:p>102.5641</text:p>
          </table:table-cell>
          <table:table-cell table:formula="of:=CEILING([.B198];1)" office:value-type="float" office:value="103" calcext:value-type="float">
            <text:p>103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98]/(1000*[.$B$2]);2)*[.$B$1]" office:value-type="float" office:value="0.0120729375" calcext:value-type="float">
            <text:p>0.0121</text:p>
          </table:table-cell>
          <table:table-cell table:formula="of:=POWER([.$A198]*2/(1000*[.$B$2]);2)*[.$B$1]" office:value-type="float" office:value="0.04829175" calcext:value-type="float">
            <text:p>0.0483</text:p>
          </table:table-cell>
          <table:table-cell table:formula="of:=[.F198]-2*[.E198]-[.D198]" office:value-type="float" office:value="0.024145875" calcext:value-type="float">
            <text:p>0.0241</text:p>
          </table:table-cell>
          <table:table-cell table:formula="of:=IF([.G198]&lt;1/[.$B$6]; &quot;no&quot;; &quot;yes&quot;)" office:value-type="string" office:string-value="yes" calcext:value-type="string">
            <text:p>yes</text:p>
          </table:table-cell>
          <table:table-cell table:formula="of:=ROUND([.G198]*[.$B$6])" office:value-type="float" office:value="6" calcext:value-type="float">
            <text:p>6.0000</text:p>
          </table:table-cell>
          <table:table-cell table:formula="of:=[.I198]-[.G198]*[.$B$6]" office:value-type="float" office:value="-0.181344" calcext:value-type="float">
            <text:p>-0.1813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98])/([.$B$2]*1000);2)*[.$B$1]" office:value-type="float" office:value="124.5355729375" calcext:value-type="float">
            <text:p>124.5356</text:p>
          </table:table-cell>
          <table:table-cell table:formula="of:=IF([.K198]-[.L198]&gt;1; &quot;no&quot;; &quot;yes&quot;)" office:value-type="string" office:string-value="no" calcext:value-type="string">
            <text:p>no</text:p>
          </table:table-cell>
          <table:table-cell table:style-name="ce190" table:formula="of:=IF([.M198]=[.H198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98]+[.$B$9]" office:value-type="float" office:value="9800" calcext:value-type="float">
            <text:p>9800</text:p>
          </table:table-cell>
          <table:table-cell table:formula="of:=[.$B$2]*1000/[.A199]" office:value-type="float" office:value="102.040816326531" calcext:value-type="float">
            <text:p>102.0408</text:p>
          </table:table-cell>
          <table:table-cell table:formula="of:=CEILING([.B199];1)" office:value-type="float" office:value="103" calcext:value-type="float">
            <text:p>103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199]/(1000*[.$B$2]);2)*[.$B$1]" office:value-type="float" office:value="0.01219708" calcext:value-type="float">
            <text:p>0.0122</text:p>
          </table:table-cell>
          <table:table-cell table:formula="of:=POWER([.$A199]*2/(1000*[.$B$2]);2)*[.$B$1]" office:value-type="float" office:value="0.04878832" calcext:value-type="float">
            <text:p>0.0488</text:p>
          </table:table-cell>
          <table:table-cell table:formula="of:=[.F199]-2*[.E199]-[.D199]" office:value-type="float" office:value="0.02439416" calcext:value-type="float">
            <text:p>0.0244</text:p>
          </table:table-cell>
          <table:table-cell table:formula="of:=IF([.G199]&lt;1/[.$B$6]; &quot;no&quot;; &quot;yes&quot;)" office:value-type="string" office:string-value="yes" calcext:value-type="string">
            <text:p>yes</text:p>
          </table:table-cell>
          <table:table-cell table:formula="of:=ROUND([.G199]*[.$B$6])" office:value-type="float" office:value="6" calcext:value-type="float">
            <text:p>6.0000</text:p>
          </table:table-cell>
          <table:table-cell table:formula="of:=[.I199]-[.G199]*[.$B$6]" office:value-type="float" office:value="-0.244904959999999" calcext:value-type="float">
            <text:p>-0.2449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199])/([.$B$2]*1000);2)*[.$B$1]" office:value-type="float" office:value="124.52299708" calcext:value-type="float">
            <text:p>124.5230</text:p>
          </table:table-cell>
          <table:table-cell table:formula="of:=IF([.K199]-[.L199]&gt;1; &quot;no&quot;; &quot;yes&quot;)" office:value-type="string" office:string-value="no" calcext:value-type="string">
            <text:p>no</text:p>
          </table:table-cell>
          <table:table-cell table:style-name="ce191" table:formula="of:=IF([.M199]=[.H199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199]+[.$B$9]" office:value-type="float" office:value="9850" calcext:value-type="float">
            <text:p>9850</text:p>
          </table:table-cell>
          <table:table-cell table:formula="of:=[.$B$2]*1000/[.A200]" office:value-type="float" office:value="101.522842639594" calcext:value-type="float">
            <text:p>101.5228</text:p>
          </table:table-cell>
          <table:table-cell table:formula="of:=CEILING([.B200];1)" office:value-type="float" office:value="102" calcext:value-type="float">
            <text:p>102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200]/(1000*[.$B$2]);2)*[.$B$1]" office:value-type="float" office:value="0.0123218575" calcext:value-type="float">
            <text:p>0.0123</text:p>
          </table:table-cell>
          <table:table-cell table:formula="of:=POWER([.$A200]*2/(1000*[.$B$2]);2)*[.$B$1]" office:value-type="float" office:value="0.04928743" calcext:value-type="float">
            <text:p>0.0493</text:p>
          </table:table-cell>
          <table:table-cell table:formula="of:=[.F200]-2*[.E200]-[.D200]" office:value-type="float" office:value="0.024643715" calcext:value-type="float">
            <text:p>0.0246</text:p>
          </table:table-cell>
          <table:table-cell table:formula="of:=IF([.G200]&lt;1/[.$B$6]; &quot;no&quot;; &quot;yes&quot;)" office:value-type="string" office:string-value="yes" calcext:value-type="string">
            <text:p>yes</text:p>
          </table:table-cell>
          <table:table-cell table:formula="of:=ROUND([.G200]*[.$B$6])" office:value-type="float" office:value="6" calcext:value-type="float">
            <text:p>6.0000</text:p>
          </table:table-cell>
          <table:table-cell table:formula="of:=[.I200]-[.G200]*[.$B$6]" office:value-type="float" office:value="-0.308791039999999" calcext:value-type="float">
            <text:p>-0.3088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200])/([.$B$2]*1000);2)*[.$B$1]" office:value-type="float" office:value="124.5104218575" calcext:value-type="float">
            <text:p>124.5104</text:p>
          </table:table-cell>
          <table:table-cell table:formula="of:=IF([.K200]-[.L200]&gt;1; &quot;no&quot;; &quot;yes&quot;)" office:value-type="string" office:string-value="no" calcext:value-type="string">
            <text:p>no</text:p>
          </table:table-cell>
          <table:table-cell table:style-name="ce192" table:formula="of:=IF([.M200]=[.H200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200]+[.$B$9]" office:value-type="float" office:value="9900" calcext:value-type="float">
            <text:p>9900</text:p>
          </table:table-cell>
          <table:table-cell table:formula="of:=[.$B$2]*1000/[.A201]" office:value-type="float" office:value="101.010101010101" calcext:value-type="float">
            <text:p>101.0101</text:p>
          </table:table-cell>
          <table:table-cell table:formula="of:=CEILING([.B201];1)" office:value-type="float" office:value="102" calcext:value-type="float">
            <text:p>102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201]/(1000*[.$B$2]);2)*[.$B$1]" office:value-type="float" office:value="0.01244727" calcext:value-type="float">
            <text:p>0.0124</text:p>
          </table:table-cell>
          <table:table-cell table:formula="of:=POWER([.$A201]*2/(1000*[.$B$2]);2)*[.$B$1]" office:value-type="float" office:value="0.04978908" calcext:value-type="float">
            <text:p>0.0498</text:p>
          </table:table-cell>
          <table:table-cell table:formula="of:=[.F201]-2*[.E201]-[.D201]" office:value-type="float" office:value="0.02489454" calcext:value-type="float">
            <text:p>0.0249</text:p>
          </table:table-cell>
          <table:table-cell table:formula="of:=IF([.G201]&lt;1/[.$B$6]; &quot;no&quot;; &quot;yes&quot;)" office:value-type="string" office:string-value="yes" calcext:value-type="string">
            <text:p>yes</text:p>
          </table:table-cell>
          <table:table-cell table:formula="of:=ROUND([.G201]*[.$B$6])" office:value-type="float" office:value="6" calcext:value-type="float">
            <text:p>6.0000</text:p>
          </table:table-cell>
          <table:table-cell table:formula="of:=[.I201]-[.G201]*[.$B$6]" office:value-type="float" office:value="-0.373002240000001" calcext:value-type="float">
            <text:p>-0.3730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201])/([.$B$2]*1000);2)*[.$B$1]" office:value-type="float" office:value="124.49784727" calcext:value-type="float">
            <text:p>124.4978</text:p>
          </table:table-cell>
          <table:table-cell table:formula="of:=IF([.K201]-[.L201]&gt;1; &quot;no&quot;; &quot;yes&quot;)" office:value-type="string" office:string-value="no" calcext:value-type="string">
            <text:p>no</text:p>
          </table:table-cell>
          <table:table-cell table:style-name="ce193" table:formula="of:=IF([.M201]=[.H201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201]+[.$B$9]" office:value-type="float" office:value="9950" calcext:value-type="float">
            <text:p>9950</text:p>
          </table:table-cell>
          <table:table-cell table:formula="of:=[.$B$2]*1000/[.A202]" office:value-type="float" office:value="100.502512562814" calcext:value-type="float">
            <text:p>100.5025</text:p>
          </table:table-cell>
          <table:table-cell table:formula="of:=CEILING([.B202];1)" office:value-type="float" office:value="101" calcext:value-type="float">
            <text:p>101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202]/(1000*[.$B$2]);2)*[.$B$1]" office:value-type="float" office:value="0.0125733175" calcext:value-type="float">
            <text:p>0.0126</text:p>
          </table:table-cell>
          <table:table-cell table:formula="of:=POWER([.$A202]*2/(1000*[.$B$2]);2)*[.$B$1]" office:value-type="float" office:value="0.05029327" calcext:value-type="float">
            <text:p>0.0503</text:p>
          </table:table-cell>
          <table:table-cell table:formula="of:=[.F202]-2*[.E202]-[.D202]" office:value-type="float" office:value="0.025146635" calcext:value-type="float">
            <text:p>0.0251</text:p>
          </table:table-cell>
          <table:table-cell table:formula="of:=IF([.G202]&lt;1/[.$B$6]; &quot;no&quot;; &quot;yes&quot;)" office:value-type="string" office:string-value="yes" calcext:value-type="string">
            <text:p>yes</text:p>
          </table:table-cell>
          <table:table-cell table:formula="of:=ROUND([.G202]*[.$B$6])" office:value-type="float" office:value="6" calcext:value-type="float">
            <text:p>6.0000</text:p>
          </table:table-cell>
          <table:table-cell table:formula="of:=[.I202]-[.G202]*[.$B$6]" office:value-type="float" office:value="-0.43753856" calcext:value-type="float">
            <text:p>-0.4375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202])/([.$B$2]*1000);2)*[.$B$1]" office:value-type="float" office:value="124.4852733175" calcext:value-type="float">
            <text:p>124.4853</text:p>
          </table:table-cell>
          <table:table-cell table:formula="of:=IF([.K202]-[.L202]&gt;1; &quot;no&quot;; &quot;yes&quot;)" office:value-type="string" office:string-value="no" calcext:value-type="string">
            <text:p>no</text:p>
          </table:table-cell>
          <table:table-cell table:style-name="ce194" table:formula="of:=IF([.M202]=[.H202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202]+[.$B$9]" office:value-type="float" office:value="10000" calcext:value-type="float">
            <text:p>10000</text:p>
          </table:table-cell>
          <table:table-cell table:formula="of:=[.$B$2]*1000/[.A203]" office:value-type="float" office:value="100" calcext:value-type="float">
            <text:p>100.0000</text:p>
          </table:table-cell>
          <table:table-cell table:formula="of:=CEILING([.B203];1)" office:value-type="float" office:value="100" calcext:value-type="float">
            <text:p>100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203]/(1000*[.$B$2]);2)*[.$B$1]" office:value-type="float" office:value="0.0127" calcext:value-type="float">
            <text:p>0.0127</text:p>
          </table:table-cell>
          <table:table-cell table:formula="of:=POWER([.$A203]*2/(1000*[.$B$2]);2)*[.$B$1]" office:value-type="float" office:value="0.0508" calcext:value-type="float">
            <text:p>0.0508</text:p>
          </table:table-cell>
          <table:table-cell table:formula="of:=[.F203]-2*[.E203]-[.D203]" office:value-type="float" office:value="0.0254" calcext:value-type="float">
            <text:p>0.0254</text:p>
          </table:table-cell>
          <table:table-cell table:formula="of:=IF([.G203]&lt;1/[.$B$6]; &quot;no&quot;; &quot;yes&quot;)" office:value-type="string" office:string-value="yes" calcext:value-type="string">
            <text:p>yes</text:p>
          </table:table-cell>
          <table:table-cell table:formula="of:=ROUND([.G203]*[.$B$6])" office:value-type="float" office:value="7" calcext:value-type="float">
            <text:p>7.0000</text:p>
          </table:table-cell>
          <table:table-cell table:formula="of:=[.I203]-[.G203]*[.$B$6]" office:value-type="float" office:value="0.497599999999999" calcext:value-type="float">
            <text:p>0.4976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203])/([.$B$2]*1000);2)*[.$B$1]" office:value-type="float" office:value="124.4727" calcext:value-type="float">
            <text:p>124.4727</text:p>
          </table:table-cell>
          <table:table-cell table:formula="of:=IF([.K203]-[.L203]&gt;1; &quot;no&quot;; &quot;yes&quot;)" office:value-type="string" office:string-value="no" calcext:value-type="string">
            <text:p>no</text:p>
          </table:table-cell>
          <table:table-cell table:style-name="ce195" table:formula="of:=IF([.M203]=[.H203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203]+[.$B$9]" office:value-type="float" office:value="10050" calcext:value-type="float">
            <text:p>10050</text:p>
          </table:table-cell>
          <table:table-cell table:formula="of:=[.$B$2]*1000/[.A204]" office:value-type="float" office:value="99.5024875621891" calcext:value-type="float">
            <text:p>99.5025</text:p>
          </table:table-cell>
          <table:table-cell table:formula="of:=CEILING([.B204];1)" office:value-type="float" office:value="100" calcext:value-type="float">
            <text:p>100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204]/(1000*[.$B$2]);2)*[.$B$1]" office:value-type="float" office:value="0.0128273175" calcext:value-type="float">
            <text:p>0.0128</text:p>
          </table:table-cell>
          <table:table-cell table:formula="of:=POWER([.$A204]*2/(1000*[.$B$2]);2)*[.$B$1]" office:value-type="float" office:value="0.05130927" calcext:value-type="float">
            <text:p>0.0513</text:p>
          </table:table-cell>
          <table:table-cell table:formula="of:=[.F204]-2*[.E204]-[.D204]" office:value-type="float" office:value="0.025654635" calcext:value-type="float">
            <text:p>0.0257</text:p>
          </table:table-cell>
          <table:table-cell table:formula="of:=IF([.G204]&lt;1/[.$B$6]; &quot;no&quot;; &quot;yes&quot;)" office:value-type="string" office:string-value="yes" calcext:value-type="string">
            <text:p>yes</text:p>
          </table:table-cell>
          <table:table-cell table:formula="of:=ROUND([.G204]*[.$B$6])" office:value-type="float" office:value="7" calcext:value-type="float">
            <text:p>7.0000</text:p>
          </table:table-cell>
          <table:table-cell table:formula="of:=[.I204]-[.G204]*[.$B$6]" office:value-type="float" office:value="0.43241344" calcext:value-type="float">
            <text:p>0.4324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204])/([.$B$2]*1000);2)*[.$B$1]" office:value-type="float" office:value="124.4601273175" calcext:value-type="float">
            <text:p>124.4601</text:p>
          </table:table-cell>
          <table:table-cell table:formula="of:=IF([.K204]-[.L204]&gt;1; &quot;no&quot;; &quot;yes&quot;)" office:value-type="string" office:string-value="no" calcext:value-type="string">
            <text:p>no</text:p>
          </table:table-cell>
          <table:table-cell table:style-name="ce196" table:formula="of:=IF([.M204]=[.H204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204]+[.$B$9]" office:value-type="float" office:value="10100" calcext:value-type="float">
            <text:p>10100</text:p>
          </table:table-cell>
          <table:table-cell table:formula="of:=[.$B$2]*1000/[.A205]" office:value-type="float" office:value="99.009900990099" calcext:value-type="float">
            <text:p>99.0099</text:p>
          </table:table-cell>
          <table:table-cell table:formula="of:=CEILING([.B205];1)" office:value-type="float" office:value="100" calcext:value-type="float">
            <text:p>100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205]/(1000*[.$B$2]);2)*[.$B$1]" office:value-type="float" office:value="0.01295527" calcext:value-type="float">
            <text:p>0.0130</text:p>
          </table:table-cell>
          <table:table-cell table:formula="of:=POWER([.$A205]*2/(1000*[.$B$2]);2)*[.$B$1]" office:value-type="float" office:value="0.05182108" calcext:value-type="float">
            <text:p>0.0518</text:p>
          </table:table-cell>
          <table:table-cell table:formula="of:=[.F205]-2*[.E205]-[.D205]" office:value-type="float" office:value="0.02591054" calcext:value-type="float">
            <text:p>0.0259</text:p>
          </table:table-cell>
          <table:table-cell table:formula="of:=IF([.G205]&lt;1/[.$B$6]; &quot;no&quot;; &quot;yes&quot;)" office:value-type="string" office:string-value="yes" calcext:value-type="string">
            <text:p>yes</text:p>
          </table:table-cell>
          <table:table-cell table:formula="of:=ROUND([.G205]*[.$B$6])" office:value-type="float" office:value="7" calcext:value-type="float">
            <text:p>7.0000</text:p>
          </table:table-cell>
          <table:table-cell table:formula="of:=[.I205]-[.G205]*[.$B$6]" office:value-type="float" office:value="0.36690176" calcext:value-type="float">
            <text:p>0.3669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205])/([.$B$2]*1000);2)*[.$B$1]" office:value-type="float" office:value="124.44755527" calcext:value-type="float">
            <text:p>124.4476</text:p>
          </table:table-cell>
          <table:table-cell table:formula="of:=IF([.K205]-[.L205]&gt;1; &quot;no&quot;; &quot;yes&quot;)" office:value-type="string" office:string-value="no" calcext:value-type="string">
            <text:p>no</text:p>
          </table:table-cell>
          <table:table-cell table:style-name="ce197" table:formula="of:=IF([.M205]=[.H205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205]+[.$B$9]" office:value-type="float" office:value="10150" calcext:value-type="float">
            <text:p>10150</text:p>
          </table:table-cell>
          <table:table-cell table:formula="of:=[.$B$2]*1000/[.A206]" office:value-type="float" office:value="98.5221674876847" calcext:value-type="float">
            <text:p>98.5222</text:p>
          </table:table-cell>
          <table:table-cell table:formula="of:=CEILING([.B206];1)" office:value-type="float" office:value="99" calcext:value-type="float">
            <text:p>99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206]/(1000*[.$B$2]);2)*[.$B$1]" office:value-type="float" office:value="0.0130838575" calcext:value-type="float">
            <text:p>0.0131</text:p>
          </table:table-cell>
          <table:table-cell table:formula="of:=POWER([.$A206]*2/(1000*[.$B$2]);2)*[.$B$1]" office:value-type="float" office:value="0.05233543" calcext:value-type="float">
            <text:p>0.0523</text:p>
          </table:table-cell>
          <table:table-cell table:formula="of:=[.F206]-2*[.E206]-[.D206]" office:value-type="float" office:value="0.026167715" calcext:value-type="float">
            <text:p>0.0262</text:p>
          </table:table-cell>
          <table:table-cell table:formula="of:=IF([.G206]&lt;1/[.$B$6]; &quot;no&quot;; &quot;yes&quot;)" office:value-type="string" office:string-value="yes" calcext:value-type="string">
            <text:p>yes</text:p>
          </table:table-cell>
          <table:table-cell table:formula="of:=ROUND([.G206]*[.$B$6])" office:value-type="float" office:value="7" calcext:value-type="float">
            <text:p>7.0000</text:p>
          </table:table-cell>
          <table:table-cell table:formula="of:=[.I206]-[.G206]*[.$B$6]" office:value-type="float" office:value="0.301064960000001" calcext:value-type="float">
            <text:p>0.3011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206])/([.$B$2]*1000);2)*[.$B$1]" office:value-type="float" office:value="124.4349838575" calcext:value-type="float">
            <text:p>124.4350</text:p>
          </table:table-cell>
          <table:table-cell table:formula="of:=IF([.K206]-[.L206]&gt;1; &quot;no&quot;; &quot;yes&quot;)" office:value-type="string" office:string-value="no" calcext:value-type="string">
            <text:p>no</text:p>
          </table:table-cell>
          <table:table-cell table:style-name="ce198" table:formula="of:=IF([.M206]=[.H206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206]+[.$B$9]" office:value-type="float" office:value="10200" calcext:value-type="float">
            <text:p>10200</text:p>
          </table:table-cell>
          <table:table-cell table:formula="of:=[.$B$2]*1000/[.A207]" office:value-type="float" office:value="98.0392156862745" calcext:value-type="float">
            <text:p>98.0392</text:p>
          </table:table-cell>
          <table:table-cell table:formula="of:=CEILING([.B207];1)" office:value-type="float" office:value="99" calcext:value-type="float">
            <text:p>99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207]/(1000*[.$B$2]);2)*[.$B$1]" office:value-type="float" office:value="0.01321308" calcext:value-type="float">
            <text:p>0.0132</text:p>
          </table:table-cell>
          <table:table-cell table:formula="of:=POWER([.$A207]*2/(1000*[.$B$2]);2)*[.$B$1]" office:value-type="float" office:value="0.05285232" calcext:value-type="float">
            <text:p>0.0529</text:p>
          </table:table-cell>
          <table:table-cell table:formula="of:=[.F207]-2*[.E207]-[.D207]" office:value-type="float" office:value="0.02642616" calcext:value-type="float">
            <text:p>0.0264</text:p>
          </table:table-cell>
          <table:table-cell table:formula="of:=IF([.G207]&lt;1/[.$B$6]; &quot;no&quot;; &quot;yes&quot;)" office:value-type="string" office:string-value="yes" calcext:value-type="string">
            <text:p>yes</text:p>
          </table:table-cell>
          <table:table-cell table:formula="of:=ROUND([.G207]*[.$B$6])" office:value-type="float" office:value="7" calcext:value-type="float">
            <text:p>7.0000</text:p>
          </table:table-cell>
          <table:table-cell table:formula="of:=[.I207]-[.G207]*[.$B$6]" office:value-type="float" office:value="0.234903039999999" calcext:value-type="float">
            <text:p>0.2349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207])/([.$B$2]*1000);2)*[.$B$1]" office:value-type="float" office:value="124.42241308" calcext:value-type="float">
            <text:p>124.4224</text:p>
          </table:table-cell>
          <table:table-cell table:formula="of:=IF([.K207]-[.L207]&gt;1; &quot;no&quot;; &quot;yes&quot;)" office:value-type="string" office:string-value="no" calcext:value-type="string">
            <text:p>no</text:p>
          </table:table-cell>
          <table:table-cell table:style-name="ce199" table:formula="of:=IF([.M207]=[.H207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207]+[.$B$9]" office:value-type="float" office:value="10250" calcext:value-type="float">
            <text:p>10250</text:p>
          </table:table-cell>
          <table:table-cell table:formula="of:=[.$B$2]*1000/[.A208]" office:value-type="float" office:value="97.5609756097561" calcext:value-type="float">
            <text:p>97.5610</text:p>
          </table:table-cell>
          <table:table-cell table:formula="of:=CEILING([.B208];1)" office:value-type="float" office:value="98" calcext:value-type="float">
            <text:p>98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208]/(1000*[.$B$2]);2)*[.$B$1]" office:value-type="float" office:value="0.0133429375" calcext:value-type="float">
            <text:p>0.0133</text:p>
          </table:table-cell>
          <table:table-cell table:formula="of:=POWER([.$A208]*2/(1000*[.$B$2]);2)*[.$B$1]" office:value-type="float" office:value="0.05337175" calcext:value-type="float">
            <text:p>0.0534</text:p>
          </table:table-cell>
          <table:table-cell table:formula="of:=[.F208]-2*[.E208]-[.D208]" office:value-type="float" office:value="0.026685875" calcext:value-type="float">
            <text:p>0.0267</text:p>
          </table:table-cell>
          <table:table-cell table:formula="of:=IF([.G208]&lt;1/[.$B$6]; &quot;no&quot;; &quot;yes&quot;)" office:value-type="string" office:string-value="yes" calcext:value-type="string">
            <text:p>yes</text:p>
          </table:table-cell>
          <table:table-cell table:formula="of:=ROUND([.G208]*[.$B$6])" office:value-type="float" office:value="7" calcext:value-type="float">
            <text:p>7.0000</text:p>
          </table:table-cell>
          <table:table-cell table:formula="of:=[.I208]-[.G208]*[.$B$6]" office:value-type="float" office:value="0.168415999999999" calcext:value-type="float">
            <text:p>0.1684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208])/([.$B$2]*1000);2)*[.$B$1]" office:value-type="float" office:value="124.4098429375" calcext:value-type="float">
            <text:p>124.4098</text:p>
          </table:table-cell>
          <table:table-cell table:formula="of:=IF([.K208]-[.L208]&gt;1; &quot;no&quot;; &quot;yes&quot;)" office:value-type="string" office:string-value="no" calcext:value-type="string">
            <text:p>no</text:p>
          </table:table-cell>
          <table:table-cell table:style-name="ce200" table:formula="of:=IF([.M208]=[.H208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208]+[.$B$9]" office:value-type="float" office:value="10300" calcext:value-type="float">
            <text:p>10300</text:p>
          </table:table-cell>
          <table:table-cell table:formula="of:=[.$B$2]*1000/[.A209]" office:value-type="float" office:value="97.0873786407767" calcext:value-type="float">
            <text:p>97.0874</text:p>
          </table:table-cell>
          <table:table-cell table:formula="of:=CEILING([.B209];1)" office:value-type="float" office:value="98" calcext:value-type="float">
            <text:p>98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209]/(1000*[.$B$2]);2)*[.$B$1]" office:value-type="float" office:value="0.01347343" calcext:value-type="float">
            <text:p>0.0135</text:p>
          </table:table-cell>
          <table:table-cell table:formula="of:=POWER([.$A209]*2/(1000*[.$B$2]);2)*[.$B$1]" office:value-type="float" office:value="0.05389372" calcext:value-type="float">
            <text:p>0.0539</text:p>
          </table:table-cell>
          <table:table-cell table:formula="of:=[.F209]-2*[.E209]-[.D209]" office:value-type="float" office:value="0.02694686" calcext:value-type="float">
            <text:p>0.0269</text:p>
          </table:table-cell>
          <table:table-cell table:formula="of:=IF([.G209]&lt;1/[.$B$6]; &quot;no&quot;; &quot;yes&quot;)" office:value-type="string" office:string-value="yes" calcext:value-type="string">
            <text:p>yes</text:p>
          </table:table-cell>
          <table:table-cell table:formula="of:=ROUND([.G209]*[.$B$6])" office:value-type="float" office:value="7" calcext:value-type="float">
            <text:p>7.0000</text:p>
          </table:table-cell>
          <table:table-cell table:formula="of:=[.I209]-[.G209]*[.$B$6]" office:value-type="float" office:value="0.101603839999999" calcext:value-type="float">
            <text:p>0.1016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209])/([.$B$2]*1000);2)*[.$B$1]" office:value-type="float" office:value="124.39727343" calcext:value-type="float">
            <text:p>124.3973</text:p>
          </table:table-cell>
          <table:table-cell table:formula="of:=IF([.K209]-[.L209]&gt;1; &quot;no&quot;; &quot;yes&quot;)" office:value-type="string" office:string-value="no" calcext:value-type="string">
            <text:p>no</text:p>
          </table:table-cell>
          <table:table-cell table:style-name="ce201" table:formula="of:=IF([.M209]=[.H209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209]+[.$B$9]" office:value-type="float" office:value="10350" calcext:value-type="float">
            <text:p>10350</text:p>
          </table:table-cell>
          <table:table-cell table:formula="of:=[.$B$2]*1000/[.A210]" office:value-type="float" office:value="96.6183574879227" calcext:value-type="float">
            <text:p>96.6184</text:p>
          </table:table-cell>
          <table:table-cell table:formula="of:=CEILING([.B210];1)" office:value-type="float" office:value="97" calcext:value-type="float">
            <text:p>97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210]/(1000*[.$B$2]);2)*[.$B$1]" office:value-type="float" office:value="0.0136045575" calcext:value-type="float">
            <text:p>0.0136</text:p>
          </table:table-cell>
          <table:table-cell table:formula="of:=POWER([.$A210]*2/(1000*[.$B$2]);2)*[.$B$1]" office:value-type="float" office:value="0.05441823" calcext:value-type="float">
            <text:p>0.0544</text:p>
          </table:table-cell>
          <table:table-cell table:formula="of:=[.F210]-2*[.E210]-[.D210]" office:value-type="float" office:value="0.027209115" calcext:value-type="float">
            <text:p>0.0272</text:p>
          </table:table-cell>
          <table:table-cell table:formula="of:=IF([.G210]&lt;1/[.$B$6]; &quot;no&quot;; &quot;yes&quot;)" office:value-type="string" office:string-value="yes" calcext:value-type="string">
            <text:p>yes</text:p>
          </table:table-cell>
          <table:table-cell table:formula="of:=ROUND([.G210]*[.$B$6])" office:value-type="float" office:value="7" calcext:value-type="float">
            <text:p>7.0000</text:p>
          </table:table-cell>
          <table:table-cell table:formula="of:=[.I210]-[.G210]*[.$B$6]" office:value-type="float" office:value="0.0344665599999994" calcext:value-type="float">
            <text:p>0.0345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210])/([.$B$2]*1000);2)*[.$B$1]" office:value-type="float" office:value="124.3847045575" calcext:value-type="float">
            <text:p>124.3847</text:p>
          </table:table-cell>
          <table:table-cell table:formula="of:=IF([.K210]-[.L210]&gt;1; &quot;no&quot;; &quot;yes&quot;)" office:value-type="string" office:string-value="no" calcext:value-type="string">
            <text:p>no</text:p>
          </table:table-cell>
          <table:table-cell table:style-name="ce202" table:formula="of:=IF([.M210]=[.H210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210]+[.$B$9]" office:value-type="float" office:value="10400" calcext:value-type="float">
            <text:p>10400</text:p>
          </table:table-cell>
          <table:table-cell table:formula="of:=[.$B$2]*1000/[.A211]" office:value-type="float" office:value="96.1538461538462" calcext:value-type="float">
            <text:p>96.1538</text:p>
          </table:table-cell>
          <table:table-cell table:formula="of:=CEILING([.B211];1)" office:value-type="float" office:value="97" calcext:value-type="float">
            <text:p>97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211]/(1000*[.$B$2]);2)*[.$B$1]" office:value-type="float" office:value="0.01373632" calcext:value-type="float">
            <text:p>0.0137</text:p>
          </table:table-cell>
          <table:table-cell table:formula="of:=POWER([.$A211]*2/(1000*[.$B$2]);2)*[.$B$1]" office:value-type="float" office:value="0.05494528" calcext:value-type="float">
            <text:p>0.0549</text:p>
          </table:table-cell>
          <table:table-cell table:formula="of:=[.F211]-2*[.E211]-[.D211]" office:value-type="float" office:value="0.02747264" calcext:value-type="float">
            <text:p>0.0275</text:p>
          </table:table-cell>
          <table:table-cell table:formula="of:=IF([.G211]&lt;1/[.$B$6]; &quot;no&quot;; &quot;yes&quot;)" office:value-type="string" office:string-value="yes" calcext:value-type="string">
            <text:p>yes</text:p>
          </table:table-cell>
          <table:table-cell table:formula="of:=ROUND([.G211]*[.$B$6])" office:value-type="float" office:value="7" calcext:value-type="float">
            <text:p>7.0000</text:p>
          </table:table-cell>
          <table:table-cell table:formula="of:=[.I211]-[.G211]*[.$B$6]" office:value-type="float" office:value="-0.0329958399999999" calcext:value-type="float">
            <text:p>-0.0330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211])/([.$B$2]*1000);2)*[.$B$1]" office:value-type="float" office:value="124.37213632" calcext:value-type="float">
            <text:p>124.3721</text:p>
          </table:table-cell>
          <table:table-cell table:formula="of:=IF([.K211]-[.L211]&gt;1; &quot;no&quot;; &quot;yes&quot;)" office:value-type="string" office:string-value="no" calcext:value-type="string">
            <text:p>no</text:p>
          </table:table-cell>
          <table:table-cell table:style-name="ce203" table:formula="of:=IF([.M211]=[.H211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211]+[.$B$9]" office:value-type="float" office:value="10450" calcext:value-type="float">
            <text:p>10450</text:p>
          </table:table-cell>
          <table:table-cell table:formula="of:=[.$B$2]*1000/[.A212]" office:value-type="float" office:value="95.6937799043062" calcext:value-type="float">
            <text:p>95.6938</text:p>
          </table:table-cell>
          <table:table-cell table:formula="of:=CEILING([.B212];1)" office:value-type="float" office:value="96" calcext:value-type="float">
            <text:p>96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212]/(1000*[.$B$2]);2)*[.$B$1]" office:value-type="float" office:value="0.0138687175" calcext:value-type="float">
            <text:p>0.0139</text:p>
          </table:table-cell>
          <table:table-cell table:formula="of:=POWER([.$A212]*2/(1000*[.$B$2]);2)*[.$B$1]" office:value-type="float" office:value="0.05547487" calcext:value-type="float">
            <text:p>0.0555</text:p>
          </table:table-cell>
          <table:table-cell table:formula="of:=[.F212]-2*[.E212]-[.D212]" office:value-type="float" office:value="0.027737435" calcext:value-type="float">
            <text:p>0.0277</text:p>
          </table:table-cell>
          <table:table-cell table:formula="of:=IF([.G212]&lt;1/[.$B$6]; &quot;no&quot;; &quot;yes&quot;)" office:value-type="string" office:string-value="yes" calcext:value-type="string">
            <text:p>yes</text:p>
          </table:table-cell>
          <table:table-cell table:formula="of:=ROUND([.G212]*[.$B$6])" office:value-type="float" office:value="7" calcext:value-type="float">
            <text:p>7.0000</text:p>
          </table:table-cell>
          <table:table-cell table:formula="of:=[.I212]-[.G212]*[.$B$6]" office:value-type="float" office:value="-0.100783359999999" calcext:value-type="float">
            <text:p>-0.1008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212])/([.$B$2]*1000);2)*[.$B$1]" office:value-type="float" office:value="124.3595687175" calcext:value-type="float">
            <text:p>124.3596</text:p>
          </table:table-cell>
          <table:table-cell table:formula="of:=IF([.K212]-[.L212]&gt;1; &quot;no&quot;; &quot;yes&quot;)" office:value-type="string" office:string-value="no" calcext:value-type="string">
            <text:p>no</text:p>
          </table:table-cell>
          <table:table-cell table:style-name="ce204" table:formula="of:=IF([.M212]=[.H212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212]+[.$B$9]" office:value-type="float" office:value="10500" calcext:value-type="float">
            <text:p>10500</text:p>
          </table:table-cell>
          <table:table-cell table:formula="of:=[.$B$2]*1000/[.A213]" office:value-type="float" office:value="95.2380952380952" calcext:value-type="float">
            <text:p>95.2381</text:p>
          </table:table-cell>
          <table:table-cell table:formula="of:=CEILING([.B213];1)" office:value-type="float" office:value="96" calcext:value-type="float">
            <text:p>96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213]/(1000*[.$B$2]);2)*[.$B$1]" office:value-type="float" office:value="0.01400175" calcext:value-type="float">
            <text:p>0.0140</text:p>
          </table:table-cell>
          <table:table-cell table:formula="of:=POWER([.$A213]*2/(1000*[.$B$2]);2)*[.$B$1]" office:value-type="float" office:value="0.056007" calcext:value-type="float">
            <text:p>0.0560</text:p>
          </table:table-cell>
          <table:table-cell table:formula="of:=[.F213]-2*[.E213]-[.D213]" office:value-type="float" office:value="0.0280035" calcext:value-type="float">
            <text:p>0.0280</text:p>
          </table:table-cell>
          <table:table-cell table:formula="of:=IF([.G213]&lt;1/[.$B$6]; &quot;no&quot;; &quot;yes&quot;)" office:value-type="string" office:string-value="yes" calcext:value-type="string">
            <text:p>yes</text:p>
          </table:table-cell>
          <table:table-cell table:formula="of:=ROUND([.G213]*[.$B$6])" office:value-type="float" office:value="7" calcext:value-type="float">
            <text:p>7.0000</text:p>
          </table:table-cell>
          <table:table-cell table:formula="of:=[.I213]-[.G213]*[.$B$6]" office:value-type="float" office:value="-0.168896000000001" calcext:value-type="float">
            <text:p>-0.1689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213])/([.$B$2]*1000);2)*[.$B$1]" office:value-type="float" office:value="124.34700175" calcext:value-type="float">
            <text:p>124.3470</text:p>
          </table:table-cell>
          <table:table-cell table:formula="of:=IF([.K213]-[.L213]&gt;1; &quot;no&quot;; &quot;yes&quot;)" office:value-type="string" office:string-value="no" calcext:value-type="string">
            <text:p>no</text:p>
          </table:table-cell>
          <table:table-cell table:style-name="ce205" table:formula="of:=IF([.M213]=[.H213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213]+[.$B$9]" office:value-type="float" office:value="10550" calcext:value-type="float">
            <text:p>10550</text:p>
          </table:table-cell>
          <table:table-cell table:formula="of:=[.$B$2]*1000/[.A214]" office:value-type="float" office:value="94.7867298578199" calcext:value-type="float">
            <text:p>94.7867</text:p>
          </table:table-cell>
          <table:table-cell table:formula="of:=CEILING([.B214];1)" office:value-type="float" office:value="95" calcext:value-type="float">
            <text:p>95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214]/(1000*[.$B$2]);2)*[.$B$1]" office:value-type="float" office:value="0.0141354175" calcext:value-type="float">
            <text:p>0.0141</text:p>
          </table:table-cell>
          <table:table-cell table:formula="of:=POWER([.$A214]*2/(1000*[.$B$2]);2)*[.$B$1]" office:value-type="float" office:value="0.05654167" calcext:value-type="float">
            <text:p>0.0565</text:p>
          </table:table-cell>
          <table:table-cell table:formula="of:=[.F214]-2*[.E214]-[.D214]" office:value-type="float" office:value="0.028270835" calcext:value-type="float">
            <text:p>0.0283</text:p>
          </table:table-cell>
          <table:table-cell table:formula="of:=IF([.G214]&lt;1/[.$B$6]; &quot;no&quot;; &quot;yes&quot;)" office:value-type="string" office:string-value="yes" calcext:value-type="string">
            <text:p>yes</text:p>
          </table:table-cell>
          <table:table-cell table:formula="of:=ROUND([.G214]*[.$B$6])" office:value-type="float" office:value="7" calcext:value-type="float">
            <text:p>7.0000</text:p>
          </table:table-cell>
          <table:table-cell table:formula="of:=[.I214]-[.G214]*[.$B$6]" office:value-type="float" office:value="-0.23733376" calcext:value-type="float">
            <text:p>-0.2373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214])/([.$B$2]*1000);2)*[.$B$1]" office:value-type="float" office:value="124.3344354175" calcext:value-type="float">
            <text:p>124.3344</text:p>
          </table:table-cell>
          <table:table-cell table:formula="of:=IF([.K214]-[.L214]&gt;1; &quot;no&quot;; &quot;yes&quot;)" office:value-type="string" office:string-value="no" calcext:value-type="string">
            <text:p>no</text:p>
          </table:table-cell>
          <table:table-cell table:style-name="ce206" table:formula="of:=IF([.M214]=[.H214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214]+[.$B$9]" office:value-type="float" office:value="10600" calcext:value-type="float">
            <text:p>10600</text:p>
          </table:table-cell>
          <table:table-cell table:formula="of:=[.$B$2]*1000/[.A215]" office:value-type="float" office:value="94.3396226415094" calcext:value-type="float">
            <text:p>94.3396</text:p>
          </table:table-cell>
          <table:table-cell table:formula="of:=CEILING([.B215];1)" office:value-type="float" office:value="95" calcext:value-type="float">
            <text:p>95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215]/(1000*[.$B$2]);2)*[.$B$1]" office:value-type="float" office:value="0.01426972" calcext:value-type="float">
            <text:p>0.0143</text:p>
          </table:table-cell>
          <table:table-cell table:formula="of:=POWER([.$A215]*2/(1000*[.$B$2]);2)*[.$B$1]" office:value-type="float" office:value="0.05707888" calcext:value-type="float">
            <text:p>0.0571</text:p>
          </table:table-cell>
          <table:table-cell table:formula="of:=[.F215]-2*[.E215]-[.D215]" office:value-type="float" office:value="0.02853944" calcext:value-type="float">
            <text:p>0.0285</text:p>
          </table:table-cell>
          <table:table-cell table:formula="of:=IF([.G215]&lt;1/[.$B$6]; &quot;no&quot;; &quot;yes&quot;)" office:value-type="string" office:string-value="yes" calcext:value-type="string">
            <text:p>yes</text:p>
          </table:table-cell>
          <table:table-cell table:formula="of:=ROUND([.G215]*[.$B$6])" office:value-type="float" office:value="7" calcext:value-type="float">
            <text:p>7.0000</text:p>
          </table:table-cell>
          <table:table-cell table:formula="of:=[.I215]-[.G215]*[.$B$6]" office:value-type="float" office:value="-0.30609664" calcext:value-type="float">
            <text:p>-0.3061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215])/([.$B$2]*1000);2)*[.$B$1]" office:value-type="float" office:value="124.32186972" calcext:value-type="float">
            <text:p>124.3219</text:p>
          </table:table-cell>
          <table:table-cell table:formula="of:=IF([.K215]-[.L215]&gt;1; &quot;no&quot;; &quot;yes&quot;)" office:value-type="string" office:string-value="no" calcext:value-type="string">
            <text:p>no</text:p>
          </table:table-cell>
          <table:table-cell table:style-name="ce207" table:formula="of:=IF([.M215]=[.H215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215]+[.$B$9]" office:value-type="float" office:value="10650" calcext:value-type="float">
            <text:p>10650</text:p>
          </table:table-cell>
          <table:table-cell table:formula="of:=[.$B$2]*1000/[.A216]" office:value-type="float" office:value="93.8967136150235" calcext:value-type="float">
            <text:p>93.8967</text:p>
          </table:table-cell>
          <table:table-cell table:formula="of:=CEILING([.B216];1)" office:value-type="float" office:value="94" calcext:value-type="float">
            <text:p>94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216]/(1000*[.$B$2]);2)*[.$B$1]" office:value-type="float" office:value="0.0144046575" calcext:value-type="float">
            <text:p>0.0144</text:p>
          </table:table-cell>
          <table:table-cell table:formula="of:=POWER([.$A216]*2/(1000*[.$B$2]);2)*[.$B$1]" office:value-type="float" office:value="0.05761863" calcext:value-type="float">
            <text:p>0.0576</text:p>
          </table:table-cell>
          <table:table-cell table:formula="of:=[.F216]-2*[.E216]-[.D216]" office:value-type="float" office:value="0.028809315" calcext:value-type="float">
            <text:p>0.0288</text:p>
          </table:table-cell>
          <table:table-cell table:formula="of:=IF([.G216]&lt;1/[.$B$6]; &quot;no&quot;; &quot;yes&quot;)" office:value-type="string" office:string-value="yes" calcext:value-type="string">
            <text:p>yes</text:p>
          </table:table-cell>
          <table:table-cell table:formula="of:=ROUND([.G216]*[.$B$6])" office:value-type="float" office:value="7" calcext:value-type="float">
            <text:p>7.0000</text:p>
          </table:table-cell>
          <table:table-cell table:formula="of:=[.I216]-[.G216]*[.$B$6]" office:value-type="float" office:value="-0.37518464" calcext:value-type="float">
            <text:p>-0.3752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216])/([.$B$2]*1000);2)*[.$B$1]" office:value-type="float" office:value="124.3093046575" calcext:value-type="float">
            <text:p>124.3093</text:p>
          </table:table-cell>
          <table:table-cell table:formula="of:=IF([.K216]-[.L216]&gt;1; &quot;no&quot;; &quot;yes&quot;)" office:value-type="string" office:string-value="no" calcext:value-type="string">
            <text:p>no</text:p>
          </table:table-cell>
          <table:table-cell table:style-name="ce208" table:formula="of:=IF([.M216]=[.H216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216]+[.$B$9]" office:value-type="float" office:value="10700" calcext:value-type="float">
            <text:p>10700</text:p>
          </table:table-cell>
          <table:table-cell table:formula="of:=[.$B$2]*1000/[.A217]" office:value-type="float" office:value="93.4579439252336" calcext:value-type="float">
            <text:p>93.4579</text:p>
          </table:table-cell>
          <table:table-cell table:formula="of:=CEILING([.B217];1)" office:value-type="float" office:value="94" calcext:value-type="float">
            <text:p>94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217]/(1000*[.$B$2]);2)*[.$B$1]" office:value-type="float" office:value="0.01454023" calcext:value-type="float">
            <text:p>0.0145</text:p>
          </table:table-cell>
          <table:table-cell table:formula="of:=POWER([.$A217]*2/(1000*[.$B$2]);2)*[.$B$1]" office:value-type="float" office:value="0.05816092" calcext:value-type="float">
            <text:p>0.0582</text:p>
          </table:table-cell>
          <table:table-cell table:formula="of:=[.F217]-2*[.E217]-[.D217]" office:value-type="float" office:value="0.02908046" calcext:value-type="float">
            <text:p>0.0291</text:p>
          </table:table-cell>
          <table:table-cell table:formula="of:=IF([.G217]&lt;1/[.$B$6]; &quot;no&quot;; &quot;yes&quot;)" office:value-type="string" office:string-value="yes" calcext:value-type="string">
            <text:p>yes</text:p>
          </table:table-cell>
          <table:table-cell table:formula="of:=ROUND([.G217]*[.$B$6])" office:value-type="float" office:value="7" calcext:value-type="float">
            <text:p>7.0000</text:p>
          </table:table-cell>
          <table:table-cell table:formula="of:=[.I217]-[.G217]*[.$B$6]" office:value-type="float" office:value="-0.444597759999999" calcext:value-type="float">
            <text:p>-0.4446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217])/([.$B$2]*1000);2)*[.$B$1]" office:value-type="float" office:value="124.29674023" calcext:value-type="float">
            <text:p>124.2967</text:p>
          </table:table-cell>
          <table:table-cell table:formula="of:=IF([.K217]-[.L217]&gt;1; &quot;no&quot;; &quot;yes&quot;)" office:value-type="string" office:string-value="no" calcext:value-type="string">
            <text:p>no</text:p>
          </table:table-cell>
          <table:table-cell table:style-name="ce209" table:formula="of:=IF([.M217]=[.H217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217]+[.$B$9]" office:value-type="float" office:value="10750" calcext:value-type="float">
            <text:p>10750</text:p>
          </table:table-cell>
          <table:table-cell table:formula="of:=[.$B$2]*1000/[.A218]" office:value-type="float" office:value="93.0232558139535" calcext:value-type="float">
            <text:p>93.0233</text:p>
          </table:table-cell>
          <table:table-cell table:formula="of:=CEILING([.B218];1)" office:value-type="float" office:value="94" calcext:value-type="float">
            <text:p>94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218]/(1000*[.$B$2]);2)*[.$B$1]" office:value-type="float" office:value="0.0146764375" calcext:value-type="float">
            <text:p>0.0147</text:p>
          </table:table-cell>
          <table:table-cell table:formula="of:=POWER([.$A218]*2/(1000*[.$B$2]);2)*[.$B$1]" office:value-type="float" office:value="0.05870575" calcext:value-type="float">
            <text:p>0.0587</text:p>
          </table:table-cell>
          <table:table-cell table:formula="of:=[.F218]-2*[.E218]-[.D218]" office:value-type="float" office:value="0.029352875" calcext:value-type="float">
            <text:p>0.0294</text:p>
          </table:table-cell>
          <table:table-cell table:formula="of:=IF([.G218]&lt;1/[.$B$6]; &quot;no&quot;; &quot;yes&quot;)" office:value-type="string" office:string-value="yes" calcext:value-type="string">
            <text:p>yes</text:p>
          </table:table-cell>
          <table:table-cell table:formula="of:=ROUND([.G218]*[.$B$6])" office:value-type="float" office:value="8" calcext:value-type="float">
            <text:p>8.0000</text:p>
          </table:table-cell>
          <table:table-cell table:formula="of:=[.I218]-[.G218]*[.$B$6]" office:value-type="float" office:value="0.485664000000001" calcext:value-type="float">
            <text:p>0.4857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218])/([.$B$2]*1000);2)*[.$B$1]" office:value-type="float" office:value="124.2841764375" calcext:value-type="float">
            <text:p>124.2842</text:p>
          </table:table-cell>
          <table:table-cell table:formula="of:=IF([.K218]-[.L218]&gt;1; &quot;no&quot;; &quot;yes&quot;)" office:value-type="string" office:string-value="no" calcext:value-type="string">
            <text:p>no</text:p>
          </table:table-cell>
          <table:table-cell table:style-name="ce210" table:formula="of:=IF([.M218]=[.H218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218]+[.$B$9]" office:value-type="float" office:value="10800" calcext:value-type="float">
            <text:p>10800</text:p>
          </table:table-cell>
          <table:table-cell table:formula="of:=[.$B$2]*1000/[.A219]" office:value-type="float" office:value="92.5925925925926" calcext:value-type="float">
            <text:p>92.5926</text:p>
          </table:table-cell>
          <table:table-cell table:formula="of:=CEILING([.B219];1)" office:value-type="float" office:value="93" calcext:value-type="float">
            <text:p>93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219]/(1000*[.$B$2]);2)*[.$B$1]" office:value-type="float" office:value="0.01481328" calcext:value-type="float">
            <text:p>0.0148</text:p>
          </table:table-cell>
          <table:table-cell table:formula="of:=POWER([.$A219]*2/(1000*[.$B$2]);2)*[.$B$1]" office:value-type="float" office:value="0.05925312" calcext:value-type="float">
            <text:p>0.0593</text:p>
          </table:table-cell>
          <table:table-cell table:formula="of:=[.F219]-2*[.E219]-[.D219]" office:value-type="float" office:value="0.02962656" calcext:value-type="float">
            <text:p>0.0296</text:p>
          </table:table-cell>
          <table:table-cell table:formula="of:=IF([.G219]&lt;1/[.$B$6]; &quot;no&quot;; &quot;yes&quot;)" office:value-type="string" office:string-value="yes" calcext:value-type="string">
            <text:p>yes</text:p>
          </table:table-cell>
          <table:table-cell table:formula="of:=ROUND([.G219]*[.$B$6])" office:value-type="float" office:value="8" calcext:value-type="float">
            <text:p>8.0000</text:p>
          </table:table-cell>
          <table:table-cell table:formula="of:=[.I219]-[.G219]*[.$B$6]" office:value-type="float" office:value="0.415600639999999" calcext:value-type="float">
            <text:p>0.4156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219])/([.$B$2]*1000);2)*[.$B$1]" office:value-type="float" office:value="124.27161328" calcext:value-type="float">
            <text:p>124.2716</text:p>
          </table:table-cell>
          <table:table-cell table:formula="of:=IF([.K219]-[.L219]&gt;1; &quot;no&quot;; &quot;yes&quot;)" office:value-type="string" office:string-value="no" calcext:value-type="string">
            <text:p>no</text:p>
          </table:table-cell>
          <table:table-cell table:style-name="ce211" table:formula="of:=IF([.M219]=[.H219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219]+[.$B$9]" office:value-type="float" office:value="10850" calcext:value-type="float">
            <text:p>10850</text:p>
          </table:table-cell>
          <table:table-cell table:formula="of:=[.$B$2]*1000/[.A220]" office:value-type="float" office:value="92.1658986175115" calcext:value-type="float">
            <text:p>92.1659</text:p>
          </table:table-cell>
          <table:table-cell table:formula="of:=CEILING([.B220];1)" office:value-type="float" office:value="93" calcext:value-type="float">
            <text:p>93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220]/(1000*[.$B$2]);2)*[.$B$1]" office:value-type="float" office:value="0.0149507575" calcext:value-type="float">
            <text:p>0.0150</text:p>
          </table:table-cell>
          <table:table-cell table:formula="of:=POWER([.$A220]*2/(1000*[.$B$2]);2)*[.$B$1]" office:value-type="float" office:value="0.05980303" calcext:value-type="float">
            <text:p>0.0598</text:p>
          </table:table-cell>
          <table:table-cell table:formula="of:=[.F220]-2*[.E220]-[.D220]" office:value-type="float" office:value="0.029901515" calcext:value-type="float">
            <text:p>0.0299</text:p>
          </table:table-cell>
          <table:table-cell table:formula="of:=IF([.G220]&lt;1/[.$B$6]; &quot;no&quot;; &quot;yes&quot;)" office:value-type="string" office:string-value="yes" calcext:value-type="string">
            <text:p>yes</text:p>
          </table:table-cell>
          <table:table-cell table:formula="of:=ROUND([.G220]*[.$B$6])" office:value-type="float" office:value="8" calcext:value-type="float">
            <text:p>8.0000</text:p>
          </table:table-cell>
          <table:table-cell table:formula="of:=[.I220]-[.G220]*[.$B$6]" office:value-type="float" office:value="0.34521216" calcext:value-type="float">
            <text:p>0.3452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220])/([.$B$2]*1000);2)*[.$B$1]" office:value-type="float" office:value="124.2590507575" calcext:value-type="float">
            <text:p>124.2591</text:p>
          </table:table-cell>
          <table:table-cell table:formula="of:=IF([.K220]-[.L220]&gt;1; &quot;no&quot;; &quot;yes&quot;)" office:value-type="string" office:string-value="no" calcext:value-type="string">
            <text:p>no</text:p>
          </table:table-cell>
          <table:table-cell table:style-name="ce212" table:formula="of:=IF([.M220]=[.H220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220]+[.$B$9]" office:value-type="float" office:value="10900" calcext:value-type="float">
            <text:p>10900</text:p>
          </table:table-cell>
          <table:table-cell table:formula="of:=[.$B$2]*1000/[.A221]" office:value-type="float" office:value="91.743119266055" calcext:value-type="float">
            <text:p>91.7431</text:p>
          </table:table-cell>
          <table:table-cell table:formula="of:=CEILING([.B221];1)" office:value-type="float" office:value="92" calcext:value-type="float">
            <text:p>92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221]/(1000*[.$B$2]);2)*[.$B$1]" office:value-type="float" office:value="0.01508887" calcext:value-type="float">
            <text:p>0.0151</text:p>
          </table:table-cell>
          <table:table-cell table:formula="of:=POWER([.$A221]*2/(1000*[.$B$2]);2)*[.$B$1]" office:value-type="float" office:value="0.06035548" calcext:value-type="float">
            <text:p>0.0604</text:p>
          </table:table-cell>
          <table:table-cell table:formula="of:=[.F221]-2*[.E221]-[.D221]" office:value-type="float" office:value="0.03017774" calcext:value-type="float">
            <text:p>0.0302</text:p>
          </table:table-cell>
          <table:table-cell table:formula="of:=IF([.G221]&lt;1/[.$B$6]; &quot;no&quot;; &quot;yes&quot;)" office:value-type="string" office:string-value="yes" calcext:value-type="string">
            <text:p>yes</text:p>
          </table:table-cell>
          <table:table-cell table:formula="of:=ROUND([.G221]*[.$B$6])" office:value-type="float" office:value="8" calcext:value-type="float">
            <text:p>8.0000</text:p>
          </table:table-cell>
          <table:table-cell table:formula="of:=[.I221]-[.G221]*[.$B$6]" office:value-type="float" office:value="0.27449856" calcext:value-type="float">
            <text:p>0.2745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221])/([.$B$2]*1000);2)*[.$B$1]" office:value-type="float" office:value="124.24648887" calcext:value-type="float">
            <text:p>124.2465</text:p>
          </table:table-cell>
          <table:table-cell table:formula="of:=IF([.K221]-[.L221]&gt;1; &quot;no&quot;; &quot;yes&quot;)" office:value-type="string" office:string-value="no" calcext:value-type="string">
            <text:p>no</text:p>
          </table:table-cell>
          <table:table-cell table:style-name="ce213" table:formula="of:=IF([.M221]=[.H221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221]+[.$B$9]" office:value-type="float" office:value="10950" calcext:value-type="float">
            <text:p>10950</text:p>
          </table:table-cell>
          <table:table-cell table:formula="of:=[.$B$2]*1000/[.A222]" office:value-type="float" office:value="91.324200913242" calcext:value-type="float">
            <text:p>91.3242</text:p>
          </table:table-cell>
          <table:table-cell table:formula="of:=CEILING([.B222];1)" office:value-type="float" office:value="92" calcext:value-type="float">
            <text:p>92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222]/(1000*[.$B$2]);2)*[.$B$1]" office:value-type="float" office:value="0.0152276175" calcext:value-type="float">
            <text:p>0.0152</text:p>
          </table:table-cell>
          <table:table-cell table:formula="of:=POWER([.$A222]*2/(1000*[.$B$2]);2)*[.$B$1]" office:value-type="float" office:value="0.06091047" calcext:value-type="float">
            <text:p>0.0609</text:p>
          </table:table-cell>
          <table:table-cell table:formula="of:=[.F222]-2*[.E222]-[.D222]" office:value-type="float" office:value="0.030455235" calcext:value-type="float">
            <text:p>0.0305</text:p>
          </table:table-cell>
          <table:table-cell table:formula="of:=IF([.G222]&lt;1/[.$B$6]; &quot;no&quot;; &quot;yes&quot;)" office:value-type="string" office:string-value="yes" calcext:value-type="string">
            <text:p>yes</text:p>
          </table:table-cell>
          <table:table-cell table:formula="of:=ROUND([.G222]*[.$B$6])" office:value-type="float" office:value="8" calcext:value-type="float">
            <text:p>8.0000</text:p>
          </table:table-cell>
          <table:table-cell table:formula="of:=[.I222]-[.G222]*[.$B$6]" office:value-type="float" office:value="0.20345984" calcext:value-type="float">
            <text:p>0.2035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222])/([.$B$2]*1000);2)*[.$B$1]" office:value-type="float" office:value="124.2339276175" calcext:value-type="float">
            <text:p>124.2339</text:p>
          </table:table-cell>
          <table:table-cell table:formula="of:=IF([.K222]-[.L222]&gt;1; &quot;no&quot;; &quot;yes&quot;)" office:value-type="string" office:string-value="no" calcext:value-type="string">
            <text:p>no</text:p>
          </table:table-cell>
          <table:table-cell table:style-name="ce214" table:formula="of:=IF([.M222]=[.H222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222]+[.$B$9]" office:value-type="float" office:value="11000" calcext:value-type="float">
            <text:p>11000</text:p>
          </table:table-cell>
          <table:table-cell table:formula="of:=[.$B$2]*1000/[.A223]" office:value-type="float" office:value="90.9090909090909" calcext:value-type="float">
            <text:p>90.9091</text:p>
          </table:table-cell>
          <table:table-cell table:formula="of:=CEILING([.B223];1)" office:value-type="float" office:value="91" calcext:value-type="float">
            <text:p>91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223]/(1000*[.$B$2]);2)*[.$B$1]" office:value-type="float" office:value="0.015367" calcext:value-type="float">
            <text:p>0.0154</text:p>
          </table:table-cell>
          <table:table-cell table:formula="of:=POWER([.$A223]*2/(1000*[.$B$2]);2)*[.$B$1]" office:value-type="float" office:value="0.061468" calcext:value-type="float">
            <text:p>0.0615</text:p>
          </table:table-cell>
          <table:table-cell table:formula="of:=[.F223]-2*[.E223]-[.D223]" office:value-type="float" office:value="0.030734" calcext:value-type="float">
            <text:p>0.0307</text:p>
          </table:table-cell>
          <table:table-cell table:formula="of:=IF([.G223]&lt;1/[.$B$6]; &quot;no&quot;; &quot;yes&quot;)" office:value-type="string" office:string-value="yes" calcext:value-type="string">
            <text:p>yes</text:p>
          </table:table-cell>
          <table:table-cell table:formula="of:=ROUND([.G223]*[.$B$6])" office:value-type="float" office:value="8" calcext:value-type="float">
            <text:p>8.0000</text:p>
          </table:table-cell>
          <table:table-cell table:formula="of:=[.I223]-[.G223]*[.$B$6]" office:value-type="float" office:value="0.132096000000001" calcext:value-type="float">
            <text:p>0.1321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223])/([.$B$2]*1000);2)*[.$B$1]" office:value-type="float" office:value="124.221367" calcext:value-type="float">
            <text:p>124.2214</text:p>
          </table:table-cell>
          <table:table-cell table:formula="of:=IF([.K223]-[.L223]&gt;1; &quot;no&quot;; &quot;yes&quot;)" office:value-type="string" office:string-value="no" calcext:value-type="string">
            <text:p>no</text:p>
          </table:table-cell>
          <table:table-cell table:style-name="ce215" table:formula="of:=IF([.M223]=[.H223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223]+[.$B$9]" office:value-type="float" office:value="11050" calcext:value-type="float">
            <text:p>11050</text:p>
          </table:table-cell>
          <table:table-cell table:formula="of:=[.$B$2]*1000/[.A224]" office:value-type="float" office:value="90.4977375565611" calcext:value-type="float">
            <text:p>90.4977</text:p>
          </table:table-cell>
          <table:table-cell table:formula="of:=CEILING([.B224];1)" office:value-type="float" office:value="91" calcext:value-type="float">
            <text:p>91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224]/(1000*[.$B$2]);2)*[.$B$1]" office:value-type="float" office:value="0.0155070175" calcext:value-type="float">
            <text:p>0.0155</text:p>
          </table:table-cell>
          <table:table-cell table:formula="of:=POWER([.$A224]*2/(1000*[.$B$2]);2)*[.$B$1]" office:value-type="float" office:value="0.06202807" calcext:value-type="float">
            <text:p>0.0620</text:p>
          </table:table-cell>
          <table:table-cell table:formula="of:=[.F224]-2*[.E224]-[.D224]" office:value-type="float" office:value="0.031014035" calcext:value-type="float">
            <text:p>0.0310</text:p>
          </table:table-cell>
          <table:table-cell table:formula="of:=IF([.G224]&lt;1/[.$B$6]; &quot;no&quot;; &quot;yes&quot;)" office:value-type="string" office:string-value="yes" calcext:value-type="string">
            <text:p>yes</text:p>
          </table:table-cell>
          <table:table-cell table:formula="of:=ROUND([.G224]*[.$B$6])" office:value-type="float" office:value="8" calcext:value-type="float">
            <text:p>8.0000</text:p>
          </table:table-cell>
          <table:table-cell table:formula="of:=[.I224]-[.G224]*[.$B$6]" office:value-type="float" office:value="0.0604070399999985" calcext:value-type="float">
            <text:p>0.0604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224])/([.$B$2]*1000);2)*[.$B$1]" office:value-type="float" office:value="124.2088070175" calcext:value-type="float">
            <text:p>124.2088</text:p>
          </table:table-cell>
          <table:table-cell table:formula="of:=IF([.K224]-[.L224]&gt;1; &quot;no&quot;; &quot;yes&quot;)" office:value-type="string" office:string-value="no" calcext:value-type="string">
            <text:p>no</text:p>
          </table:table-cell>
          <table:table-cell table:style-name="ce216" table:formula="of:=IF([.M224]=[.H224]; &quot;yes&quot;; &quot;no&quot;)" office:value-type="string" office:string-value="no" calcext:value-type="string">
            <text:p>no</text:p>
          </table:table-cell>
        </table:table-row>
        <table:table-row table:style-name="ro2">
          <table:table-cell table:formula="of:=[.A224]+[.$B$9]" office:value-type="float" office:value="11100" calcext:value-type="float">
            <text:p>11100</text:p>
          </table:table-cell>
          <table:table-cell table:formula="of:=[.$B$2]*1000/[.A225]" office:value-type="float" office:value="90.0900900900901" calcext:value-type="float">
            <text:p>90.0901</text:p>
          </table:table-cell>
          <table:table-cell table:formula="of:=CEILING([.B225];1)" office:value-type="float" office:value="91" calcext:value-type="float">
            <text:p>91</text:p>
          </table:table-cell>
          <table:table-cell table:formula="of:=0" office:value-type="float" office:value="0" calcext:value-type="float">
            <text:p>0.0000</text:p>
          </table:table-cell>
          <table:table-cell table:formula="of:=POWER([.$A225]/(1000*[.$B$2]);2)*[.$B$1]" office:value-type="float" office:value="0.01564767" calcext:value-type="float">
            <text:p>0.0156</text:p>
          </table:table-cell>
          <table:table-cell table:formula="of:=POWER([.$A225]*2/(1000*[.$B$2]);2)*[.$B$1]" office:value-type="float" office:value="0.06259068" calcext:value-type="float">
            <text:p>0.0626</text:p>
          </table:table-cell>
          <table:table-cell table:formula="of:=[.F225]-2*[.E225]-[.D225]" office:value-type="float" office:value="0.03129534" calcext:value-type="float">
            <text:p>0.0313</text:p>
          </table:table-cell>
          <table:table-cell table:formula="of:=IF([.G225]&lt;1/[.$B$6]; &quot;no&quot;; &quot;yes&quot;)" office:value-type="string" office:string-value="yes" calcext:value-type="string">
            <text:p>yes</text:p>
          </table:table-cell>
          <table:table-cell table:formula="of:=ROUND([.G225]*[.$B$6])" office:value-type="float" office:value="8" calcext:value-type="float">
            <text:p>8.0000</text:p>
          </table:table-cell>
          <table:table-cell table:formula="of:=[.I225]-[.G225]*[.$B$6]" office:value-type="float" office:value="-0.0116070400000012" calcext:value-type="float">
            <text:p>-0.0116</text:p>
          </table:table-cell>
          <table:table-cell table:formula="of:=[.$B$1]" office:value-type="float" office:value="127" calcext:value-type="float">
            <text:p>127.0000</text:p>
          </table:table-cell>
          <table:table-cell table:formula="of:=POWER(([.$B$2]*1000-[.A225])/([.$B$2]*1000);2)*[.$B$1]" office:value-type="float" office:value="124.19624767" calcext:value-type="float">
            <text:p>124.1962</text:p>
          </table:table-cell>
          <table:table-cell table:formula="of:=IF([.K225]-[.L225]&gt;1; &quot;no&quot;; &quot;yes&quot;)" office:value-type="string" office:string-value="no" calcext:value-type="string">
            <text:p>no</text:p>
          </table:table-cell>
          <table:table-cell table:style-name="ce217" table:formula="of:=IF([.M225]=[.H225]; &quot;yes&quot;; &quot;no&quot;)" office:value-type="string" office:string-value="no" calcext:value-type="string">
            <text:p>no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"/>
        </table:table-row>
        <calcext:conditional-formats>
          <calcext:conditional-format calcext:target-range-address="'Parameter calculator'.N13:'Parameter calculator'.N13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4:'Parameter calculator'.N14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5:'Parameter calculator'.N15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6:'Parameter calculator'.N16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7:'Parameter calculator'.N17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8:'Parameter calculator'.N18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9:'Parameter calculator'.N19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20:'Parameter calculator'.N20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21:'Parameter calculator'.N21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22:'Parameter calculator'.N22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23:'Parameter calculator'.N23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24:'Parameter calculator'.N24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25:'Parameter calculator'.N25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26:'Parameter calculator'.N26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27:'Parameter calculator'.N27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28:'Parameter calculator'.N28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29:'Parameter calculator'.N29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30:'Parameter calculator'.N30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31:'Parameter calculator'.N31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32:'Parameter calculator'.N32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33:'Parameter calculator'.N33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34:'Parameter calculator'.N34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35:'Parameter calculator'.N35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36:'Parameter calculator'.N36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37:'Parameter calculator'.N37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38:'Parameter calculator'.N38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39:'Parameter calculator'.N39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40:'Parameter calculator'.N40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41:'Parameter calculator'.N41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42:'Parameter calculator'.N42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43:'Parameter calculator'.N43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44:'Parameter calculator'.N44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45:'Parameter calculator'.N45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46:'Parameter calculator'.N46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47:'Parameter calculator'.N47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48:'Parameter calculator'.N48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49:'Parameter calculator'.N49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50:'Parameter calculator'.N50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51:'Parameter calculator'.N51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52:'Parameter calculator'.N52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53:'Parameter calculator'.N53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54:'Parameter calculator'.N54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55:'Parameter calculator'.N55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56:'Parameter calculator'.N56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57:'Parameter calculator'.N57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58:'Parameter calculator'.N58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59:'Parameter calculator'.N59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60:'Parameter calculator'.N60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61:'Parameter calculator'.N61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62:'Parameter calculator'.N62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63:'Parameter calculator'.N63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64:'Parameter calculator'.N64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65:'Parameter calculator'.N65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66:'Parameter calculator'.N66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67:'Parameter calculator'.N67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68:'Parameter calculator'.N68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69:'Parameter calculator'.N69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70:'Parameter calculator'.N70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71:'Parameter calculator'.N71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72:'Parameter calculator'.N72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73:'Parameter calculator'.N73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74:'Parameter calculator'.N74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75:'Parameter calculator'.N75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76:'Parameter calculator'.N76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77:'Parameter calculator'.N77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78:'Parameter calculator'.N78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79:'Parameter calculator'.N79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80:'Parameter calculator'.N80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81:'Parameter calculator'.N81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82:'Parameter calculator'.N82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83:'Parameter calculator'.N83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84:'Parameter calculator'.N84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85:'Parameter calculator'.N85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86:'Parameter calculator'.N86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87:'Parameter calculator'.N87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88:'Parameter calculator'.N88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89:'Parameter calculator'.N89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90:'Parameter calculator'.N90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91:'Parameter calculator'.N91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92:'Parameter calculator'.N92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93:'Parameter calculator'.N93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94:'Parameter calculator'.N94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95:'Parameter calculator'.N95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96:'Parameter calculator'.N96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97:'Parameter calculator'.N97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98:'Parameter calculator'.N98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99:'Parameter calculator'.N99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00:'Parameter calculator'.N100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01:'Parameter calculator'.N101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02:'Parameter calculator'.N102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03:'Parameter calculator'.N103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04:'Parameter calculator'.N104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05:'Parameter calculator'.N105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06:'Parameter calculator'.N106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07:'Parameter calculator'.N107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08:'Parameter calculator'.N108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09:'Parameter calculator'.N109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10:'Parameter calculator'.N110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11:'Parameter calculator'.N111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12:'Parameter calculator'.N112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13:'Parameter calculator'.N113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14:'Parameter calculator'.N114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15:'Parameter calculator'.N115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16:'Parameter calculator'.N116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17:'Parameter calculator'.N117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18:'Parameter calculator'.N118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19:'Parameter calculator'.N119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20:'Parameter calculator'.N120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21:'Parameter calculator'.N121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22:'Parameter calculator'.N122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23:'Parameter calculator'.N123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24:'Parameter calculator'.N124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25:'Parameter calculator'.N125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26:'Parameter calculator'.N126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27:'Parameter calculator'.N127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28:'Parameter calculator'.N128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29:'Parameter calculator'.N129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30:'Parameter calculator'.N130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31:'Parameter calculator'.N131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32:'Parameter calculator'.N132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33:'Parameter calculator'.N133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34:'Parameter calculator'.N134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35:'Parameter calculator'.N135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36:'Parameter calculator'.N136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37:'Parameter calculator'.N137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38:'Parameter calculator'.N138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39:'Parameter calculator'.N139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40:'Parameter calculator'.N140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41:'Parameter calculator'.N141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42:'Parameter calculator'.N142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43:'Parameter calculator'.N143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44:'Parameter calculator'.N144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45:'Parameter calculator'.N145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46:'Parameter calculator'.N146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47:'Parameter calculator'.N147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48:'Parameter calculator'.N148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49:'Parameter calculator'.N149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50:'Parameter calculator'.N150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51:'Parameter calculator'.N151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52:'Parameter calculator'.N152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53:'Parameter calculator'.N153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54:'Parameter calculator'.N154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55:'Parameter calculator'.N155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56:'Parameter calculator'.N156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57:'Parameter calculator'.N157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58:'Parameter calculator'.N158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59:'Parameter calculator'.N159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60:'Parameter calculator'.N160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61:'Parameter calculator'.N161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62:'Parameter calculator'.N162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63:'Parameter calculator'.N163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64:'Parameter calculator'.N164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65:'Parameter calculator'.N165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66:'Parameter calculator'.N166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67:'Parameter calculator'.N167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68:'Parameter calculator'.N168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69:'Parameter calculator'.N169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70:'Parameter calculator'.N170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71:'Parameter calculator'.N171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72:'Parameter calculator'.N172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73:'Parameter calculator'.N173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74:'Parameter calculator'.N174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75:'Parameter calculator'.N175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76:'Parameter calculator'.N176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77:'Parameter calculator'.N177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78:'Parameter calculator'.N178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79:'Parameter calculator'.N179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80:'Parameter calculator'.N180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81:'Parameter calculator'.N181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82:'Parameter calculator'.N182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83:'Parameter calculator'.N183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84:'Parameter calculator'.N184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85:'Parameter calculator'.N185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86:'Parameter calculator'.N186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87:'Parameter calculator'.N187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88:'Parameter calculator'.N188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89:'Parameter calculator'.N189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90:'Parameter calculator'.N190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91:'Parameter calculator'.N191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92:'Parameter calculator'.N192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93:'Parameter calculator'.N193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94:'Parameter calculator'.N194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95:'Parameter calculator'.N195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96:'Parameter calculator'.N196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97:'Parameter calculator'.N197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98:'Parameter calculator'.N198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199:'Parameter calculator'.N199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200:'Parameter calculator'.N200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201:'Parameter calculator'.N201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202:'Parameter calculator'.N202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203:'Parameter calculator'.N203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204:'Parameter calculator'.N204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205:'Parameter calculator'.N205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206:'Parameter calculator'.N206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207:'Parameter calculator'.N207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208:'Parameter calculator'.N208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209:'Parameter calculator'.N209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210:'Parameter calculator'.N210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211:'Parameter calculator'.N211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212:'Parameter calculator'.N212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213:'Parameter calculator'.N213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214:'Parameter calculator'.N214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215:'Parameter calculator'.N215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216:'Parameter calculator'.N216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217:'Parameter calculator'.N217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218:'Parameter calculator'.N218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219:'Parameter calculator'.N219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220:'Parameter calculator'.N220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221:'Parameter calculator'.N221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222:'Parameter calculator'.N222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223:'Parameter calculator'.N223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224:'Parameter calculator'.N224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  <calcext:conditional-format calcext:target-range-address="'Parameter calculator'.N225:'Parameter calculator'.N225">
            <calcext:condition calcext:apply-style-name="Untitled1" calcext:value="=&quot;yes&quot;" calcext:base-cell-address="'Parameter calculator'.A1"/>
            <calcext:condition calcext:apply-style-name="Untitled2" calcext:value="=&quot;no&quot;" calcext:base-cell-address="'Parameter calculator'.A1"/>
          </calcext:conditional-format>
        </calcext:conditional-formats>
      </table:table>
      <table:table table:name="Output" table:style-name="ta1">
        <table:shapes>
          <draw:frame draw:z-index="0" draw:style-name="gr1" draw:text-style-name="P1" svg:width="788.88pt" svg:height="682.61pt" svg:x="645.99pt" svg:y="185.9pt">
            <draw:object draw:notify-on-update-of-ranges="Output.F10:Output.F385 Output.B10:Output.B2000 Output.F9:Output.F9 Output.F10:Output.F200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18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tim. step [us]</text:p>
          </table:table-cell>
          <table:table-cell table:style-name="Default" office:value-type="float" office:value="5550" calcext:value-type="float">
            <text:p>555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y''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y'' res [b]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end time</text:p>
          </table:table-cell>
          <table:table-cell table:style-name="Default"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y res [b]</text:p>
          </table:table-cell>
          <table:table-cell table:style-name="Default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Values after iteration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iteration</text:p>
          </table:table-cell>
          <table:table-cell table:style-name="ce1" office:value-type="string" calcext:value-type="string">
            <text:p>time [ms]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index reg</text:p>
          </table:table-cell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missed step?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formula="of:=[.B2]" office:value-type="float" office:value="2" calcext:value-type="float">
            <text:p>2</text:p>
          </table:table-cell>
          <table:table-cell table:formula="of:=BITRSHIFT([.C10];[.$B$3] - 8)" office:value-type="float" office:value="0" calcext:value-type="float">
            <text:p>0</text:p>
          </table:table-cell>
          <table:table-cell table:formula="of:=BITRSHIFT([.E10];8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B10]*1000+[.$B$1])/1000" office:value-type="float" office:value="5.55" calcext:value-type="float">
            <text:p>5.5500</text:p>
          </table:table-cell>
          <table:table-cell table:formula="of:=[.C10]+[.D10]" office:value-type="float" office:value="2" calcext:value-type="float">
            <text:p>2</text:p>
          </table:table-cell>
          <table:table-cell table:formula="of:=[.D10]+[.$B$2]" office:value-type="float" office:value="4" calcext:value-type="float">
            <text:p>4</text:p>
          </table:table-cell>
          <table:table-cell table:formula="of:=BITRSHIFT([.C11];[.$B$3] - 8)" office:value-type="float" office:value="2" calcext:value-type="float">
            <text:p>2</text:p>
          </table:table-cell>
          <table:table-cell table:formula="of:=BITRSHIFT([.E11];8)" office:value-type="float" office:value="0" calcext:value-type="float">
            <text:p>0</text:p>
          </table:table-cell>
          <table:table-cell table:style-name="ce219" table:formula="of:=IF([.F11]-[.F10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([.B11]*1000+[.$B$1])/1000" office:value-type="float" office:value="11.1" calcext:value-type="float">
            <text:p>11.1000</text:p>
          </table:table-cell>
          <table:table-cell table:formula="of:=[.C11]+[.D11]" office:value-type="float" office:value="6" calcext:value-type="float">
            <text:p>6</text:p>
          </table:table-cell>
          <table:table-cell table:formula="of:=[.D11]+[.$B$2]" office:value-type="float" office:value="6" calcext:value-type="float">
            <text:p>6</text:p>
          </table:table-cell>
          <table:table-cell table:formula="of:=BITRSHIFT([.C12];[.$B$3] - 8)" office:value-type="float" office:value="6" calcext:value-type="float">
            <text:p>6</text:p>
          </table:table-cell>
          <table:table-cell table:formula="of:=BITRSHIFT([.E12];8)" office:value-type="float" office:value="0" calcext:value-type="float">
            <text:p>0</text:p>
          </table:table-cell>
          <table:table-cell table:style-name="ce220" table:formula="of:=IF([.F12]-[.F11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([.B12]*1000+[.$B$1])/1000" office:value-type="float" office:value="16.65" calcext:value-type="float">
            <text:p>16.6500</text:p>
          </table:table-cell>
          <table:table-cell table:formula="of:=[.C12]+[.D12]" office:value-type="float" office:value="12" calcext:value-type="float">
            <text:p>12</text:p>
          </table:table-cell>
          <table:table-cell table:formula="of:=[.D12]+[.$B$2]" office:value-type="float" office:value="8" calcext:value-type="float">
            <text:p>8</text:p>
          </table:table-cell>
          <table:table-cell table:formula="of:=BITRSHIFT([.C13];[.$B$3] - 8)" office:value-type="float" office:value="12" calcext:value-type="float">
            <text:p>12</text:p>
          </table:table-cell>
          <table:table-cell table:formula="of:=BITRSHIFT([.E13];8)" office:value-type="float" office:value="0" calcext:value-type="float">
            <text:p>0</text:p>
          </table:table-cell>
          <table:table-cell table:style-name="ce221" table:formula="of:=IF([.F13]-[.F12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([.B13]*1000+[.$B$1])/1000" office:value-type="float" office:value="22.2" calcext:value-type="float">
            <text:p>22.2000</text:p>
          </table:table-cell>
          <table:table-cell table:formula="of:=[.C13]+[.D13]" office:value-type="float" office:value="20" calcext:value-type="float">
            <text:p>20</text:p>
          </table:table-cell>
          <table:table-cell table:formula="of:=[.D13]+[.$B$2]" office:value-type="float" office:value="10" calcext:value-type="float">
            <text:p>10</text:p>
          </table:table-cell>
          <table:table-cell table:formula="of:=BITRSHIFT([.C14];[.$B$3] - 8)" office:value-type="float" office:value="20" calcext:value-type="float">
            <text:p>20</text:p>
          </table:table-cell>
          <table:table-cell table:formula="of:=BITRSHIFT([.E14];8)" office:value-type="float" office:value="0" calcext:value-type="float">
            <text:p>0</text:p>
          </table:table-cell>
          <table:table-cell table:style-name="ce222" table:formula="of:=IF([.F14]-[.F13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([.B14]*1000+[.$B$1])/1000" office:value-type="float" office:value="27.75" calcext:value-type="float">
            <text:p>27.7500</text:p>
          </table:table-cell>
          <table:table-cell table:formula="of:=[.C14]+[.D14]" office:value-type="float" office:value="30" calcext:value-type="float">
            <text:p>30</text:p>
          </table:table-cell>
          <table:table-cell table:formula="of:=[.D14]+[.$B$2]" office:value-type="float" office:value="12" calcext:value-type="float">
            <text:p>12</text:p>
          </table:table-cell>
          <table:table-cell table:formula="of:=BITRSHIFT([.C15];[.$B$3] - 8)" office:value-type="float" office:value="30" calcext:value-type="float">
            <text:p>30</text:p>
          </table:table-cell>
          <table:table-cell table:formula="of:=BITRSHIFT([.E15];8)" office:value-type="float" office:value="0" calcext:value-type="float">
            <text:p>0</text:p>
          </table:table-cell>
          <table:table-cell table:style-name="ce223" table:formula="of:=IF([.F15]-[.F14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([.B15]*1000+[.$B$1])/1000" office:value-type="float" office:value="33.3" calcext:value-type="float">
            <text:p>33.3000</text:p>
          </table:table-cell>
          <table:table-cell table:formula="of:=[.C15]+[.D15]" office:value-type="float" office:value="42" calcext:value-type="float">
            <text:p>42</text:p>
          </table:table-cell>
          <table:table-cell table:formula="of:=[.D15]+[.$B$2]" office:value-type="float" office:value="14" calcext:value-type="float">
            <text:p>14</text:p>
          </table:table-cell>
          <table:table-cell table:formula="of:=BITRSHIFT([.C16];[.$B$3] - 8)" office:value-type="float" office:value="42" calcext:value-type="float">
            <text:p>42</text:p>
          </table:table-cell>
          <table:table-cell table:formula="of:=BITRSHIFT([.E16];8)" office:value-type="float" office:value="0" calcext:value-type="float">
            <text:p>0</text:p>
          </table:table-cell>
          <table:table-cell table:style-name="ce224" table:formula="of:=IF([.F16]-[.F15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([.B16]*1000+[.$B$1])/1000" office:value-type="float" office:value="38.85" calcext:value-type="float">
            <text:p>38.8500</text:p>
          </table:table-cell>
          <table:table-cell table:formula="of:=[.C16]+[.D16]" office:value-type="float" office:value="56" calcext:value-type="float">
            <text:p>56</text:p>
          </table:table-cell>
          <table:table-cell table:formula="of:=[.D16]+[.$B$2]" office:value-type="float" office:value="16" calcext:value-type="float">
            <text:p>16</text:p>
          </table:table-cell>
          <table:table-cell table:formula="of:=BITRSHIFT([.C17];[.$B$3] - 8)" office:value-type="float" office:value="56" calcext:value-type="float">
            <text:p>56</text:p>
          </table:table-cell>
          <table:table-cell table:formula="of:=BITRSHIFT([.E17];8)" office:value-type="float" office:value="0" calcext:value-type="float">
            <text:p>0</text:p>
          </table:table-cell>
          <table:table-cell table:style-name="ce225" table:formula="of:=IF([.F17]-[.F16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([.B17]*1000+[.$B$1])/1000" office:value-type="float" office:value="44.4" calcext:value-type="float">
            <text:p>44.4000</text:p>
          </table:table-cell>
          <table:table-cell table:formula="of:=[.C17]+[.D17]" office:value-type="float" office:value="72" calcext:value-type="float">
            <text:p>72</text:p>
          </table:table-cell>
          <table:table-cell table:formula="of:=[.D17]+[.$B$2]" office:value-type="float" office:value="18" calcext:value-type="float">
            <text:p>18</text:p>
          </table:table-cell>
          <table:table-cell table:formula="of:=BITRSHIFT([.C18];[.$B$3] - 8)" office:value-type="float" office:value="72" calcext:value-type="float">
            <text:p>72</text:p>
          </table:table-cell>
          <table:table-cell table:formula="of:=BITRSHIFT([.E18];8)" office:value-type="float" office:value="0" calcext:value-type="float">
            <text:p>0</text:p>
          </table:table-cell>
          <table:table-cell table:style-name="ce226" table:formula="of:=IF([.F18]-[.F17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([.B18]*1000+[.$B$1])/1000" office:value-type="float" office:value="49.95" calcext:value-type="float">
            <text:p>49.9500</text:p>
          </table:table-cell>
          <table:table-cell table:formula="of:=[.C18]+[.D18]" office:value-type="float" office:value="90" calcext:value-type="float">
            <text:p>90</text:p>
          </table:table-cell>
          <table:table-cell table:formula="of:=[.D18]+[.$B$2]" office:value-type="float" office:value="20" calcext:value-type="float">
            <text:p>20</text:p>
          </table:table-cell>
          <table:table-cell table:formula="of:=BITRSHIFT([.C19];[.$B$3] - 8)" office:value-type="float" office:value="90" calcext:value-type="float">
            <text:p>90</text:p>
          </table:table-cell>
          <table:table-cell table:formula="of:=BITRSHIFT([.E19];8)" office:value-type="float" office:value="0" calcext:value-type="float">
            <text:p>0</text:p>
          </table:table-cell>
          <table:table-cell table:style-name="ce227" table:formula="of:=IF([.F19]-[.F18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([.B19]*1000+[.$B$1])/1000" office:value-type="float" office:value="55.5" calcext:value-type="float">
            <text:p>55.5000</text:p>
          </table:table-cell>
          <table:table-cell table:formula="of:=[.C19]+[.D19]" office:value-type="float" office:value="110" calcext:value-type="float">
            <text:p>110</text:p>
          </table:table-cell>
          <table:table-cell table:formula="of:=[.D19]+[.$B$2]" office:value-type="float" office:value="22" calcext:value-type="float">
            <text:p>22</text:p>
          </table:table-cell>
          <table:table-cell table:formula="of:=BITRSHIFT([.C20];[.$B$3] - 8)" office:value-type="float" office:value="110" calcext:value-type="float">
            <text:p>110</text:p>
          </table:table-cell>
          <table:table-cell table:formula="of:=BITRSHIFT([.E20];8)" office:value-type="float" office:value="0" calcext:value-type="float">
            <text:p>0</text:p>
          </table:table-cell>
          <table:table-cell table:style-name="ce228" table:formula="of:=IF([.F20]-[.F19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([.B20]*1000+[.$B$1])/1000" office:value-type="float" office:value="61.05" calcext:value-type="float">
            <text:p>61.0500</text:p>
          </table:table-cell>
          <table:table-cell table:formula="of:=[.C20]+[.D20]" office:value-type="float" office:value="132" calcext:value-type="float">
            <text:p>132</text:p>
          </table:table-cell>
          <table:table-cell table:formula="of:=[.D20]+[.$B$2]" office:value-type="float" office:value="24" calcext:value-type="float">
            <text:p>24</text:p>
          </table:table-cell>
          <table:table-cell table:formula="of:=BITRSHIFT([.C21];[.$B$3] - 8)" office:value-type="float" office:value="132" calcext:value-type="float">
            <text:p>132</text:p>
          </table:table-cell>
          <table:table-cell table:formula="of:=BITRSHIFT([.E21];8)" office:value-type="float" office:value="0" calcext:value-type="float">
            <text:p>0</text:p>
          </table:table-cell>
          <table:table-cell table:style-name="ce229" table:formula="of:=IF([.F21]-[.F20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([.B21]*1000+[.$B$1])/1000" office:value-type="float" office:value="66.6" calcext:value-type="float">
            <text:p>66.6000</text:p>
          </table:table-cell>
          <table:table-cell table:formula="of:=[.C21]+[.D21]" office:value-type="float" office:value="156" calcext:value-type="float">
            <text:p>156</text:p>
          </table:table-cell>
          <table:table-cell table:formula="of:=[.D21]+[.$B$2]" office:value-type="float" office:value="26" calcext:value-type="float">
            <text:p>26</text:p>
          </table:table-cell>
          <table:table-cell table:formula="of:=BITRSHIFT([.C22];[.$B$3] - 8)" office:value-type="float" office:value="156" calcext:value-type="float">
            <text:p>156</text:p>
          </table:table-cell>
          <table:table-cell table:formula="of:=BITRSHIFT([.E22];8)" office:value-type="float" office:value="0" calcext:value-type="float">
            <text:p>0</text:p>
          </table:table-cell>
          <table:table-cell table:style-name="ce230" table:formula="of:=IF([.F22]-[.F21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([.B22]*1000+[.$B$1])/1000" office:value-type="float" office:value="72.15" calcext:value-type="float">
            <text:p>72.1500</text:p>
          </table:table-cell>
          <table:table-cell table:formula="of:=[.C22]+[.D22]" office:value-type="float" office:value="182" calcext:value-type="float">
            <text:p>182</text:p>
          </table:table-cell>
          <table:table-cell table:formula="of:=[.D22]+[.$B$2]" office:value-type="float" office:value="28" calcext:value-type="float">
            <text:p>28</text:p>
          </table:table-cell>
          <table:table-cell table:formula="of:=BITRSHIFT([.C23];[.$B$3] - 8)" office:value-type="float" office:value="182" calcext:value-type="float">
            <text:p>182</text:p>
          </table:table-cell>
          <table:table-cell table:formula="of:=BITRSHIFT([.E23];8)" office:value-type="float" office:value="0" calcext:value-type="float">
            <text:p>0</text:p>
          </table:table-cell>
          <table:table-cell table:style-name="ce231" table:formula="of:=IF([.F23]-[.F22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([.B23]*1000+[.$B$1])/1000" office:value-type="float" office:value="77.7" calcext:value-type="float">
            <text:p>77.7000</text:p>
          </table:table-cell>
          <table:table-cell table:formula="of:=[.C23]+[.D23]" office:value-type="float" office:value="210" calcext:value-type="float">
            <text:p>210</text:p>
          </table:table-cell>
          <table:table-cell table:formula="of:=[.D23]+[.$B$2]" office:value-type="float" office:value="30" calcext:value-type="float">
            <text:p>30</text:p>
          </table:table-cell>
          <table:table-cell table:formula="of:=BITRSHIFT([.C24];[.$B$3] - 8)" office:value-type="float" office:value="210" calcext:value-type="float">
            <text:p>210</text:p>
          </table:table-cell>
          <table:table-cell table:formula="of:=BITRSHIFT([.E24];8)" office:value-type="float" office:value="0" calcext:value-type="float">
            <text:p>0</text:p>
          </table:table-cell>
          <table:table-cell table:style-name="ce232" table:formula="of:=IF([.F24]-[.F23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([.B24]*1000+[.$B$1])/1000" office:value-type="float" office:value="83.25" calcext:value-type="float">
            <text:p>83.2500</text:p>
          </table:table-cell>
          <table:table-cell table:formula="of:=[.C24]+[.D24]" office:value-type="float" office:value="240" calcext:value-type="float">
            <text:p>240</text:p>
          </table:table-cell>
          <table:table-cell table:formula="of:=[.D24]+[.$B$2]" office:value-type="float" office:value="32" calcext:value-type="float">
            <text:p>32</text:p>
          </table:table-cell>
          <table:table-cell table:formula="of:=BITRSHIFT([.C25];[.$B$3] - 8)" office:value-type="float" office:value="240" calcext:value-type="float">
            <text:p>240</text:p>
          </table:table-cell>
          <table:table-cell table:formula="of:=BITRSHIFT([.E25];8)" office:value-type="float" office:value="0" calcext:value-type="float">
            <text:p>0</text:p>
          </table:table-cell>
          <table:table-cell table:style-name="ce233" table:formula="of:=IF([.F25]-[.F24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([.B25]*1000+[.$B$1])/1000" office:value-type="float" office:value="88.8" calcext:value-type="float">
            <text:p>88.8000</text:p>
          </table:table-cell>
          <table:table-cell table:formula="of:=[.C25]+[.D25]" office:value-type="float" office:value="272" calcext:value-type="float">
            <text:p>272</text:p>
          </table:table-cell>
          <table:table-cell table:formula="of:=[.D25]+[.$B$2]" office:value-type="float" office:value="34" calcext:value-type="float">
            <text:p>34</text:p>
          </table:table-cell>
          <table:table-cell table:formula="of:=BITRSHIFT([.C26];[.$B$3] - 8)" office:value-type="float" office:value="272" calcext:value-type="float">
            <text:p>272</text:p>
          </table:table-cell>
          <table:table-cell table:formula="of:=BITRSHIFT([.E26];8)" office:value-type="float" office:value="1" calcext:value-type="float">
            <text:p>1</text:p>
          </table:table-cell>
          <table:table-cell table:style-name="ce234" table:formula="of:=IF([.F26]-[.F25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([.B26]*1000+[.$B$1])/1000" office:value-type="float" office:value="94.35" calcext:value-type="float">
            <text:p>94.3500</text:p>
          </table:table-cell>
          <table:table-cell table:formula="of:=[.C26]+[.D26]" office:value-type="float" office:value="306" calcext:value-type="float">
            <text:p>306</text:p>
          </table:table-cell>
          <table:table-cell table:formula="of:=[.D26]+[.$B$2]" office:value-type="float" office:value="36" calcext:value-type="float">
            <text:p>36</text:p>
          </table:table-cell>
          <table:table-cell table:formula="of:=BITRSHIFT([.C27];[.$B$3] - 8)" office:value-type="float" office:value="306" calcext:value-type="float">
            <text:p>306</text:p>
          </table:table-cell>
          <table:table-cell table:formula="of:=BITRSHIFT([.E27];8)" office:value-type="float" office:value="1" calcext:value-type="float">
            <text:p>1</text:p>
          </table:table-cell>
          <table:table-cell table:style-name="ce235" table:formula="of:=IF([.F27]-[.F26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([.B27]*1000+[.$B$1])/1000" office:value-type="float" office:value="99.9" calcext:value-type="float">
            <text:p>99.9000</text:p>
          </table:table-cell>
          <table:table-cell table:formula="of:=[.C27]+[.D27]" office:value-type="float" office:value="342" calcext:value-type="float">
            <text:p>342</text:p>
          </table:table-cell>
          <table:table-cell table:formula="of:=[.D27]+[.$B$2]" office:value-type="float" office:value="38" calcext:value-type="float">
            <text:p>38</text:p>
          </table:table-cell>
          <table:table-cell table:formula="of:=BITRSHIFT([.C28];[.$B$3] - 8)" office:value-type="float" office:value="342" calcext:value-type="float">
            <text:p>342</text:p>
          </table:table-cell>
          <table:table-cell table:formula="of:=BITRSHIFT([.E28];8)" office:value-type="float" office:value="1" calcext:value-type="float">
            <text:p>1</text:p>
          </table:table-cell>
          <table:table-cell table:style-name="ce236" table:formula="of:=IF([.F28]-[.F27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([.B28]*1000+[.$B$1])/1000" office:value-type="float" office:value="105.45" calcext:value-type="float">
            <text:p>105.4500</text:p>
          </table:table-cell>
          <table:table-cell table:formula="of:=[.C28]+[.D28]" office:value-type="float" office:value="380" calcext:value-type="float">
            <text:p>380</text:p>
          </table:table-cell>
          <table:table-cell table:formula="of:=[.D28]+[.$B$2]" office:value-type="float" office:value="40" calcext:value-type="float">
            <text:p>40</text:p>
          </table:table-cell>
          <table:table-cell table:formula="of:=BITRSHIFT([.C29];[.$B$3] - 8)" office:value-type="float" office:value="380" calcext:value-type="float">
            <text:p>380</text:p>
          </table:table-cell>
          <table:table-cell table:formula="of:=BITRSHIFT([.E29];8)" office:value-type="float" office:value="1" calcext:value-type="float">
            <text:p>1</text:p>
          </table:table-cell>
          <table:table-cell table:style-name="ce237" table:formula="of:=IF([.F29]-[.F28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([.B29]*1000+[.$B$1])/1000" office:value-type="float" office:value="111" calcext:value-type="float">
            <text:p>111.0000</text:p>
          </table:table-cell>
          <table:table-cell table:formula="of:=[.C29]+[.D29]" office:value-type="float" office:value="420" calcext:value-type="float">
            <text:p>420</text:p>
          </table:table-cell>
          <table:table-cell table:formula="of:=[.D29]+[.$B$2]" office:value-type="float" office:value="42" calcext:value-type="float">
            <text:p>42</text:p>
          </table:table-cell>
          <table:table-cell table:formula="of:=BITRSHIFT([.C30];[.$B$3] - 8)" office:value-type="float" office:value="420" calcext:value-type="float">
            <text:p>420</text:p>
          </table:table-cell>
          <table:table-cell table:formula="of:=BITRSHIFT([.E30];8)" office:value-type="float" office:value="1" calcext:value-type="float">
            <text:p>1</text:p>
          </table:table-cell>
          <table:table-cell table:style-name="ce238" table:formula="of:=IF([.F30]-[.F29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([.B30]*1000+[.$B$1])/1000" office:value-type="float" office:value="116.55" calcext:value-type="float">
            <text:p>116.5500</text:p>
          </table:table-cell>
          <table:table-cell table:formula="of:=[.C30]+[.D30]" office:value-type="float" office:value="462" calcext:value-type="float">
            <text:p>462</text:p>
          </table:table-cell>
          <table:table-cell table:formula="of:=[.D30]+[.$B$2]" office:value-type="float" office:value="44" calcext:value-type="float">
            <text:p>44</text:p>
          </table:table-cell>
          <table:table-cell table:formula="of:=BITRSHIFT([.C31];[.$B$3] - 8)" office:value-type="float" office:value="462" calcext:value-type="float">
            <text:p>462</text:p>
          </table:table-cell>
          <table:table-cell table:formula="of:=BITRSHIFT([.E31];8)" office:value-type="float" office:value="1" calcext:value-type="float">
            <text:p>1</text:p>
          </table:table-cell>
          <table:table-cell table:style-name="ce239" table:formula="of:=IF([.F31]-[.F30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([.B31]*1000+[.$B$1])/1000" office:value-type="float" office:value="122.1" calcext:value-type="float">
            <text:p>122.1000</text:p>
          </table:table-cell>
          <table:table-cell table:formula="of:=[.C31]+[.D31]" office:value-type="float" office:value="506" calcext:value-type="float">
            <text:p>506</text:p>
          </table:table-cell>
          <table:table-cell table:formula="of:=[.D31]+[.$B$2]" office:value-type="float" office:value="46" calcext:value-type="float">
            <text:p>46</text:p>
          </table:table-cell>
          <table:table-cell table:formula="of:=BITRSHIFT([.C32];[.$B$3] - 8)" office:value-type="float" office:value="506" calcext:value-type="float">
            <text:p>506</text:p>
          </table:table-cell>
          <table:table-cell table:formula="of:=BITRSHIFT([.E32];8)" office:value-type="float" office:value="1" calcext:value-type="float">
            <text:p>1</text:p>
          </table:table-cell>
          <table:table-cell table:style-name="ce240" table:formula="of:=IF([.F32]-[.F31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([.B32]*1000+[.$B$1])/1000" office:value-type="float" office:value="127.65" calcext:value-type="float">
            <text:p>127.6500</text:p>
          </table:table-cell>
          <table:table-cell table:formula="of:=[.C32]+[.D32]" office:value-type="float" office:value="552" calcext:value-type="float">
            <text:p>552</text:p>
          </table:table-cell>
          <table:table-cell table:formula="of:=[.D32]+[.$B$2]" office:value-type="float" office:value="48" calcext:value-type="float">
            <text:p>48</text:p>
          </table:table-cell>
          <table:table-cell table:formula="of:=BITRSHIFT([.C33];[.$B$3] - 8)" office:value-type="float" office:value="552" calcext:value-type="float">
            <text:p>552</text:p>
          </table:table-cell>
          <table:table-cell table:formula="of:=BITRSHIFT([.E33];8)" office:value-type="float" office:value="2" calcext:value-type="float">
            <text:p>2</text:p>
          </table:table-cell>
          <table:table-cell table:style-name="ce241" table:formula="of:=IF([.F33]-[.F32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([.B33]*1000+[.$B$1])/1000" office:value-type="float" office:value="133.2" calcext:value-type="float">
            <text:p>133.2000</text:p>
          </table:table-cell>
          <table:table-cell table:formula="of:=[.C33]+[.D33]" office:value-type="float" office:value="600" calcext:value-type="float">
            <text:p>600</text:p>
          </table:table-cell>
          <table:table-cell table:formula="of:=[.D33]+[.$B$2]" office:value-type="float" office:value="50" calcext:value-type="float">
            <text:p>50</text:p>
          </table:table-cell>
          <table:table-cell table:formula="of:=BITRSHIFT([.C34];[.$B$3] - 8)" office:value-type="float" office:value="600" calcext:value-type="float">
            <text:p>600</text:p>
          </table:table-cell>
          <table:table-cell table:formula="of:=BITRSHIFT([.E34];8)" office:value-type="float" office:value="2" calcext:value-type="float">
            <text:p>2</text:p>
          </table:table-cell>
          <table:table-cell table:style-name="ce242" table:formula="of:=IF([.F34]-[.F33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([.B34]*1000+[.$B$1])/1000" office:value-type="float" office:value="138.75" calcext:value-type="float">
            <text:p>138.7500</text:p>
          </table:table-cell>
          <table:table-cell table:formula="of:=[.C34]+[.D34]" office:value-type="float" office:value="650" calcext:value-type="float">
            <text:p>650</text:p>
          </table:table-cell>
          <table:table-cell table:formula="of:=[.D34]+[.$B$2]" office:value-type="float" office:value="52" calcext:value-type="float">
            <text:p>52</text:p>
          </table:table-cell>
          <table:table-cell table:formula="of:=BITRSHIFT([.C35];[.$B$3] - 8)" office:value-type="float" office:value="650" calcext:value-type="float">
            <text:p>650</text:p>
          </table:table-cell>
          <table:table-cell table:formula="of:=BITRSHIFT([.E35];8)" office:value-type="float" office:value="2" calcext:value-type="float">
            <text:p>2</text:p>
          </table:table-cell>
          <table:table-cell table:style-name="ce243" table:formula="of:=IF([.F35]-[.F34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([.B35]*1000+[.$B$1])/1000" office:value-type="float" office:value="144.3" calcext:value-type="float">
            <text:p>144.3000</text:p>
          </table:table-cell>
          <table:table-cell table:formula="of:=[.C35]+[.D35]" office:value-type="float" office:value="702" calcext:value-type="float">
            <text:p>702</text:p>
          </table:table-cell>
          <table:table-cell table:formula="of:=[.D35]+[.$B$2]" office:value-type="float" office:value="54" calcext:value-type="float">
            <text:p>54</text:p>
          </table:table-cell>
          <table:table-cell table:formula="of:=BITRSHIFT([.C36];[.$B$3] - 8)" office:value-type="float" office:value="702" calcext:value-type="float">
            <text:p>702</text:p>
          </table:table-cell>
          <table:table-cell table:formula="of:=BITRSHIFT([.E36];8)" office:value-type="float" office:value="2" calcext:value-type="float">
            <text:p>2</text:p>
          </table:table-cell>
          <table:table-cell table:style-name="ce244" table:formula="of:=IF([.F36]-[.F35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([.B36]*1000+[.$B$1])/1000" office:value-type="float" office:value="149.85" calcext:value-type="float">
            <text:p>149.8500</text:p>
          </table:table-cell>
          <table:table-cell table:formula="of:=[.C36]+[.D36]" office:value-type="float" office:value="756" calcext:value-type="float">
            <text:p>756</text:p>
          </table:table-cell>
          <table:table-cell table:formula="of:=[.D36]+[.$B$2]" office:value-type="float" office:value="56" calcext:value-type="float">
            <text:p>56</text:p>
          </table:table-cell>
          <table:table-cell table:formula="of:=BITRSHIFT([.C37];[.$B$3] - 8)" office:value-type="float" office:value="756" calcext:value-type="float">
            <text:p>756</text:p>
          </table:table-cell>
          <table:table-cell table:formula="of:=BITRSHIFT([.E37];8)" office:value-type="float" office:value="2" calcext:value-type="float">
            <text:p>2</text:p>
          </table:table-cell>
          <table:table-cell table:style-name="ce245" table:formula="of:=IF([.F37]-[.F36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([.B37]*1000+[.$B$1])/1000" office:value-type="float" office:value="155.4" calcext:value-type="float">
            <text:p>155.4000</text:p>
          </table:table-cell>
          <table:table-cell table:formula="of:=[.C37]+[.D37]" office:value-type="float" office:value="812" calcext:value-type="float">
            <text:p>812</text:p>
          </table:table-cell>
          <table:table-cell table:formula="of:=[.D37]+[.$B$2]" office:value-type="float" office:value="58" calcext:value-type="float">
            <text:p>58</text:p>
          </table:table-cell>
          <table:table-cell table:formula="of:=BITRSHIFT([.C38];[.$B$3] - 8)" office:value-type="float" office:value="812" calcext:value-type="float">
            <text:p>812</text:p>
          </table:table-cell>
          <table:table-cell table:formula="of:=BITRSHIFT([.E38];8)" office:value-type="float" office:value="3" calcext:value-type="float">
            <text:p>3</text:p>
          </table:table-cell>
          <table:table-cell table:style-name="ce246" table:formula="of:=IF([.F38]-[.F37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([.B38]*1000+[.$B$1])/1000" office:value-type="float" office:value="160.95" calcext:value-type="float">
            <text:p>160.9500</text:p>
          </table:table-cell>
          <table:table-cell table:formula="of:=[.C38]+[.D38]" office:value-type="float" office:value="870" calcext:value-type="float">
            <text:p>870</text:p>
          </table:table-cell>
          <table:table-cell table:formula="of:=[.D38]+[.$B$2]" office:value-type="float" office:value="60" calcext:value-type="float">
            <text:p>60</text:p>
          </table:table-cell>
          <table:table-cell table:formula="of:=BITRSHIFT([.C39];[.$B$3] - 8)" office:value-type="float" office:value="870" calcext:value-type="float">
            <text:p>870</text:p>
          </table:table-cell>
          <table:table-cell table:formula="of:=BITRSHIFT([.E39];8)" office:value-type="float" office:value="3" calcext:value-type="float">
            <text:p>3</text:p>
          </table:table-cell>
          <table:table-cell table:style-name="ce247" table:formula="of:=IF([.F39]-[.F38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([.B39]*1000+[.$B$1])/1000" office:value-type="float" office:value="166.5" calcext:value-type="float">
            <text:p>166.5000</text:p>
          </table:table-cell>
          <table:table-cell table:formula="of:=[.C39]+[.D39]" office:value-type="float" office:value="930" calcext:value-type="float">
            <text:p>930</text:p>
          </table:table-cell>
          <table:table-cell table:formula="of:=[.D39]+[.$B$2]" office:value-type="float" office:value="62" calcext:value-type="float">
            <text:p>62</text:p>
          </table:table-cell>
          <table:table-cell table:formula="of:=BITRSHIFT([.C40];[.$B$3] - 8)" office:value-type="float" office:value="930" calcext:value-type="float">
            <text:p>930</text:p>
          </table:table-cell>
          <table:table-cell table:formula="of:=BITRSHIFT([.E40];8)" office:value-type="float" office:value="3" calcext:value-type="float">
            <text:p>3</text:p>
          </table:table-cell>
          <table:table-cell table:style-name="ce248" table:formula="of:=IF([.F40]-[.F39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([.B40]*1000+[.$B$1])/1000" office:value-type="float" office:value="172.05" calcext:value-type="float">
            <text:p>172.0500</text:p>
          </table:table-cell>
          <table:table-cell table:formula="of:=[.C40]+[.D40]" office:value-type="float" office:value="992" calcext:value-type="float">
            <text:p>992</text:p>
          </table:table-cell>
          <table:table-cell table:formula="of:=[.D40]+[.$B$2]" office:value-type="float" office:value="64" calcext:value-type="float">
            <text:p>64</text:p>
          </table:table-cell>
          <table:table-cell table:formula="of:=BITRSHIFT([.C41];[.$B$3] - 8)" office:value-type="float" office:value="992" calcext:value-type="float">
            <text:p>992</text:p>
          </table:table-cell>
          <table:table-cell table:formula="of:=BITRSHIFT([.E41];8)" office:value-type="float" office:value="3" calcext:value-type="float">
            <text:p>3</text:p>
          </table:table-cell>
          <table:table-cell table:style-name="ce249" table:formula="of:=IF([.F41]-[.F40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([.B41]*1000+[.$B$1])/1000" office:value-type="float" office:value="177.6" calcext:value-type="float">
            <text:p>177.6000</text:p>
          </table:table-cell>
          <table:table-cell table:formula="of:=[.C41]+[.D41]" office:value-type="float" office:value="1056" calcext:value-type="float">
            <text:p>1056</text:p>
          </table:table-cell>
          <table:table-cell table:formula="of:=[.D41]+[.$B$2]" office:value-type="float" office:value="66" calcext:value-type="float">
            <text:p>66</text:p>
          </table:table-cell>
          <table:table-cell table:formula="of:=BITRSHIFT([.C42];[.$B$3] - 8)" office:value-type="float" office:value="1056" calcext:value-type="float">
            <text:p>1056</text:p>
          </table:table-cell>
          <table:table-cell table:formula="of:=BITRSHIFT([.E42];8)" office:value-type="float" office:value="4" calcext:value-type="float">
            <text:p>4</text:p>
          </table:table-cell>
          <table:table-cell table:style-name="ce250" table:formula="of:=IF([.F42]-[.F41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([.B42]*1000+[.$B$1])/1000" office:value-type="float" office:value="183.15" calcext:value-type="float">
            <text:p>183.1500</text:p>
          </table:table-cell>
          <table:table-cell table:formula="of:=[.C42]+[.D42]" office:value-type="float" office:value="1122" calcext:value-type="float">
            <text:p>1122</text:p>
          </table:table-cell>
          <table:table-cell table:formula="of:=[.D42]+[.$B$2]" office:value-type="float" office:value="68" calcext:value-type="float">
            <text:p>68</text:p>
          </table:table-cell>
          <table:table-cell table:formula="of:=BITRSHIFT([.C43];[.$B$3] - 8)" office:value-type="float" office:value="1122" calcext:value-type="float">
            <text:p>1122</text:p>
          </table:table-cell>
          <table:table-cell table:formula="of:=BITRSHIFT([.E43];8)" office:value-type="float" office:value="4" calcext:value-type="float">
            <text:p>4</text:p>
          </table:table-cell>
          <table:table-cell table:style-name="ce251" table:formula="of:=IF([.F43]-[.F42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([.B43]*1000+[.$B$1])/1000" office:value-type="float" office:value="188.7" calcext:value-type="float">
            <text:p>188.7000</text:p>
          </table:table-cell>
          <table:table-cell table:formula="of:=[.C43]+[.D43]" office:value-type="float" office:value="1190" calcext:value-type="float">
            <text:p>1190</text:p>
          </table:table-cell>
          <table:table-cell table:formula="of:=[.D43]+[.$B$2]" office:value-type="float" office:value="70" calcext:value-type="float">
            <text:p>70</text:p>
          </table:table-cell>
          <table:table-cell table:formula="of:=BITRSHIFT([.C44];[.$B$3] - 8)" office:value-type="float" office:value="1190" calcext:value-type="float">
            <text:p>1190</text:p>
          </table:table-cell>
          <table:table-cell table:formula="of:=BITRSHIFT([.E44];8)" office:value-type="float" office:value="4" calcext:value-type="float">
            <text:p>4</text:p>
          </table:table-cell>
          <table:table-cell table:style-name="ce252" table:formula="of:=IF([.F44]-[.F43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([.B44]*1000+[.$B$1])/1000" office:value-type="float" office:value="194.25" calcext:value-type="float">
            <text:p>194.2500</text:p>
          </table:table-cell>
          <table:table-cell table:formula="of:=[.C44]+[.D44]" office:value-type="float" office:value="1260" calcext:value-type="float">
            <text:p>1260</text:p>
          </table:table-cell>
          <table:table-cell table:formula="of:=[.D44]+[.$B$2]" office:value-type="float" office:value="72" calcext:value-type="float">
            <text:p>72</text:p>
          </table:table-cell>
          <table:table-cell table:formula="of:=BITRSHIFT([.C45];[.$B$3] - 8)" office:value-type="float" office:value="1260" calcext:value-type="float">
            <text:p>1260</text:p>
          </table:table-cell>
          <table:table-cell table:formula="of:=BITRSHIFT([.E45];8)" office:value-type="float" office:value="4" calcext:value-type="float">
            <text:p>4</text:p>
          </table:table-cell>
          <table:table-cell table:style-name="ce253" table:formula="of:=IF([.F45]-[.F44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([.B45]*1000+[.$B$1])/1000" office:value-type="float" office:value="199.8" calcext:value-type="float">
            <text:p>199.8000</text:p>
          </table:table-cell>
          <table:table-cell table:formula="of:=[.C45]+[.D45]" office:value-type="float" office:value="1332" calcext:value-type="float">
            <text:p>1332</text:p>
          </table:table-cell>
          <table:table-cell table:formula="of:=[.D45]+[.$B$2]" office:value-type="float" office:value="74" calcext:value-type="float">
            <text:p>74</text:p>
          </table:table-cell>
          <table:table-cell table:formula="of:=BITRSHIFT([.C46];[.$B$3] - 8)" office:value-type="float" office:value="1332" calcext:value-type="float">
            <text:p>1332</text:p>
          </table:table-cell>
          <table:table-cell table:formula="of:=BITRSHIFT([.E46];8)" office:value-type="float" office:value="5" calcext:value-type="float">
            <text:p>5</text:p>
          </table:table-cell>
          <table:table-cell table:style-name="ce254" table:formula="of:=IF([.F46]-[.F45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([.B46]*1000+[.$B$1])/1000" office:value-type="float" office:value="205.35" calcext:value-type="float">
            <text:p>205.3500</text:p>
          </table:table-cell>
          <table:table-cell table:formula="of:=[.C46]+[.D46]" office:value-type="float" office:value="1406" calcext:value-type="float">
            <text:p>1406</text:p>
          </table:table-cell>
          <table:table-cell table:formula="of:=[.D46]+[.$B$2]" office:value-type="float" office:value="76" calcext:value-type="float">
            <text:p>76</text:p>
          </table:table-cell>
          <table:table-cell table:formula="of:=BITRSHIFT([.C47];[.$B$3] - 8)" office:value-type="float" office:value="1406" calcext:value-type="float">
            <text:p>1406</text:p>
          </table:table-cell>
          <table:table-cell table:formula="of:=BITRSHIFT([.E47];8)" office:value-type="float" office:value="5" calcext:value-type="float">
            <text:p>5</text:p>
          </table:table-cell>
          <table:table-cell table:style-name="ce255" table:formula="of:=IF([.F47]-[.F46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([.B47]*1000+[.$B$1])/1000" office:value-type="float" office:value="210.9" calcext:value-type="float">
            <text:p>210.9000</text:p>
          </table:table-cell>
          <table:table-cell table:formula="of:=[.C47]+[.D47]" office:value-type="float" office:value="1482" calcext:value-type="float">
            <text:p>1482</text:p>
          </table:table-cell>
          <table:table-cell table:formula="of:=[.D47]+[.$B$2]" office:value-type="float" office:value="78" calcext:value-type="float">
            <text:p>78</text:p>
          </table:table-cell>
          <table:table-cell table:formula="of:=BITRSHIFT([.C48];[.$B$3] - 8)" office:value-type="float" office:value="1482" calcext:value-type="float">
            <text:p>1482</text:p>
          </table:table-cell>
          <table:table-cell table:formula="of:=BITRSHIFT([.E48];8)" office:value-type="float" office:value="5" calcext:value-type="float">
            <text:p>5</text:p>
          </table:table-cell>
          <table:table-cell table:style-name="ce256" table:formula="of:=IF([.F48]-[.F47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([.B48]*1000+[.$B$1])/1000" office:value-type="float" office:value="216.45" calcext:value-type="float">
            <text:p>216.4500</text:p>
          </table:table-cell>
          <table:table-cell table:formula="of:=[.C48]+[.D48]" office:value-type="float" office:value="1560" calcext:value-type="float">
            <text:p>1560</text:p>
          </table:table-cell>
          <table:table-cell table:formula="of:=[.D48]+[.$B$2]" office:value-type="float" office:value="80" calcext:value-type="float">
            <text:p>80</text:p>
          </table:table-cell>
          <table:table-cell table:formula="of:=BITRSHIFT([.C49];[.$B$3] - 8)" office:value-type="float" office:value="1560" calcext:value-type="float">
            <text:p>1560</text:p>
          </table:table-cell>
          <table:table-cell table:formula="of:=BITRSHIFT([.E49];8)" office:value-type="float" office:value="6" calcext:value-type="float">
            <text:p>6</text:p>
          </table:table-cell>
          <table:table-cell table:style-name="ce257" table:formula="of:=IF([.F49]-[.F48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([.B49]*1000+[.$B$1])/1000" office:value-type="float" office:value="222" calcext:value-type="float">
            <text:p>222.0000</text:p>
          </table:table-cell>
          <table:table-cell table:formula="of:=[.C49]+[.D49]" office:value-type="float" office:value="1640" calcext:value-type="float">
            <text:p>1640</text:p>
          </table:table-cell>
          <table:table-cell table:formula="of:=[.D49]+[.$B$2]" office:value-type="float" office:value="82" calcext:value-type="float">
            <text:p>82</text:p>
          </table:table-cell>
          <table:table-cell table:formula="of:=BITRSHIFT([.C50];[.$B$3] - 8)" office:value-type="float" office:value="1640" calcext:value-type="float">
            <text:p>1640</text:p>
          </table:table-cell>
          <table:table-cell table:formula="of:=BITRSHIFT([.E50];8)" office:value-type="float" office:value="6" calcext:value-type="float">
            <text:p>6</text:p>
          </table:table-cell>
          <table:table-cell table:style-name="ce258" table:formula="of:=IF([.F50]-[.F49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([.B50]*1000+[.$B$1])/1000" office:value-type="float" office:value="227.55" calcext:value-type="float">
            <text:p>227.5500</text:p>
          </table:table-cell>
          <table:table-cell table:formula="of:=[.C50]+[.D50]" office:value-type="float" office:value="1722" calcext:value-type="float">
            <text:p>1722</text:p>
          </table:table-cell>
          <table:table-cell table:formula="of:=[.D50]+[.$B$2]" office:value-type="float" office:value="84" calcext:value-type="float">
            <text:p>84</text:p>
          </table:table-cell>
          <table:table-cell table:formula="of:=BITRSHIFT([.C51];[.$B$3] - 8)" office:value-type="float" office:value="1722" calcext:value-type="float">
            <text:p>1722</text:p>
          </table:table-cell>
          <table:table-cell table:formula="of:=BITRSHIFT([.E51];8)" office:value-type="float" office:value="6" calcext:value-type="float">
            <text:p>6</text:p>
          </table:table-cell>
          <table:table-cell table:style-name="ce259" table:formula="of:=IF([.F51]-[.F50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([.B51]*1000+[.$B$1])/1000" office:value-type="float" office:value="233.1" calcext:value-type="float">
            <text:p>233.1000</text:p>
          </table:table-cell>
          <table:table-cell table:formula="of:=[.C51]+[.D51]" office:value-type="float" office:value="1806" calcext:value-type="float">
            <text:p>1806</text:p>
          </table:table-cell>
          <table:table-cell table:formula="of:=[.D51]+[.$B$2]" office:value-type="float" office:value="86" calcext:value-type="float">
            <text:p>86</text:p>
          </table:table-cell>
          <table:table-cell table:formula="of:=BITRSHIFT([.C52];[.$B$3] - 8)" office:value-type="float" office:value="1806" calcext:value-type="float">
            <text:p>1806</text:p>
          </table:table-cell>
          <table:table-cell table:formula="of:=BITRSHIFT([.E52];8)" office:value-type="float" office:value="7" calcext:value-type="float">
            <text:p>7</text:p>
          </table:table-cell>
          <table:table-cell table:style-name="ce260" table:formula="of:=IF([.F52]-[.F51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([.B52]*1000+[.$B$1])/1000" office:value-type="float" office:value="238.65" calcext:value-type="float">
            <text:p>238.6500</text:p>
          </table:table-cell>
          <table:table-cell table:formula="of:=[.C52]+[.D52]" office:value-type="float" office:value="1892" calcext:value-type="float">
            <text:p>1892</text:p>
          </table:table-cell>
          <table:table-cell table:formula="of:=[.D52]+[.$B$2]" office:value-type="float" office:value="88" calcext:value-type="float">
            <text:p>88</text:p>
          </table:table-cell>
          <table:table-cell table:formula="of:=BITRSHIFT([.C53];[.$B$3] - 8)" office:value-type="float" office:value="1892" calcext:value-type="float">
            <text:p>1892</text:p>
          </table:table-cell>
          <table:table-cell table:formula="of:=BITRSHIFT([.E53];8)" office:value-type="float" office:value="7" calcext:value-type="float">
            <text:p>7</text:p>
          </table:table-cell>
          <table:table-cell table:style-name="ce261" table:formula="of:=IF([.F53]-[.F52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([.B53]*1000+[.$B$1])/1000" office:value-type="float" office:value="244.2" calcext:value-type="float">
            <text:p>244.2000</text:p>
          </table:table-cell>
          <table:table-cell table:formula="of:=[.C53]+[.D53]" office:value-type="float" office:value="1980" calcext:value-type="float">
            <text:p>1980</text:p>
          </table:table-cell>
          <table:table-cell table:formula="of:=[.D53]+[.$B$2]" office:value-type="float" office:value="90" calcext:value-type="float">
            <text:p>90</text:p>
          </table:table-cell>
          <table:table-cell table:formula="of:=BITRSHIFT([.C54];[.$B$3] - 8)" office:value-type="float" office:value="1980" calcext:value-type="float">
            <text:p>1980</text:p>
          </table:table-cell>
          <table:table-cell table:formula="of:=BITRSHIFT([.E54];8)" office:value-type="float" office:value="7" calcext:value-type="float">
            <text:p>7</text:p>
          </table:table-cell>
          <table:table-cell table:style-name="ce262" table:formula="of:=IF([.F54]-[.F53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([.B54]*1000+[.$B$1])/1000" office:value-type="float" office:value="249.75" calcext:value-type="float">
            <text:p>249.7500</text:p>
          </table:table-cell>
          <table:table-cell table:formula="of:=[.C54]+[.D54]" office:value-type="float" office:value="2070" calcext:value-type="float">
            <text:p>2070</text:p>
          </table:table-cell>
          <table:table-cell table:formula="of:=[.D54]+[.$B$2]" office:value-type="float" office:value="92" calcext:value-type="float">
            <text:p>92</text:p>
          </table:table-cell>
          <table:table-cell table:formula="of:=BITRSHIFT([.C55];[.$B$3] - 8)" office:value-type="float" office:value="2070" calcext:value-type="float">
            <text:p>2070</text:p>
          </table:table-cell>
          <table:table-cell table:formula="of:=BITRSHIFT([.E55];8)" office:value-type="float" office:value="8" calcext:value-type="float">
            <text:p>8</text:p>
          </table:table-cell>
          <table:table-cell table:style-name="ce263" table:formula="of:=IF([.F55]-[.F54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([.B55]*1000+[.$B$1])/1000" office:value-type="float" office:value="255.3" calcext:value-type="float">
            <text:p>255.3000</text:p>
          </table:table-cell>
          <table:table-cell table:formula="of:=[.C55]+[.D55]" office:value-type="float" office:value="2162" calcext:value-type="float">
            <text:p>2162</text:p>
          </table:table-cell>
          <table:table-cell table:formula="of:=[.D55]+[.$B$2]" office:value-type="float" office:value="94" calcext:value-type="float">
            <text:p>94</text:p>
          </table:table-cell>
          <table:table-cell table:formula="of:=BITRSHIFT([.C56];[.$B$3] - 8)" office:value-type="float" office:value="2162" calcext:value-type="float">
            <text:p>2162</text:p>
          </table:table-cell>
          <table:table-cell table:formula="of:=BITRSHIFT([.E56];8)" office:value-type="float" office:value="8" calcext:value-type="float">
            <text:p>8</text:p>
          </table:table-cell>
          <table:table-cell table:style-name="ce264" table:formula="of:=IF([.F56]-[.F55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([.B56]*1000+[.$B$1])/1000" office:value-type="float" office:value="260.85" calcext:value-type="float">
            <text:p>260.8500</text:p>
          </table:table-cell>
          <table:table-cell table:formula="of:=[.C56]+[.D56]" office:value-type="float" office:value="2256" calcext:value-type="float">
            <text:p>2256</text:p>
          </table:table-cell>
          <table:table-cell table:formula="of:=[.D56]+[.$B$2]" office:value-type="float" office:value="96" calcext:value-type="float">
            <text:p>96</text:p>
          </table:table-cell>
          <table:table-cell table:formula="of:=BITRSHIFT([.C57];[.$B$3] - 8)" office:value-type="float" office:value="2256" calcext:value-type="float">
            <text:p>2256</text:p>
          </table:table-cell>
          <table:table-cell table:formula="of:=BITRSHIFT([.E57];8)" office:value-type="float" office:value="8" calcext:value-type="float">
            <text:p>8</text:p>
          </table:table-cell>
          <table:table-cell table:style-name="ce265" table:formula="of:=IF([.F57]-[.F56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([.B57]*1000+[.$B$1])/1000" office:value-type="float" office:value="266.4" calcext:value-type="float">
            <text:p>266.4000</text:p>
          </table:table-cell>
          <table:table-cell table:formula="of:=[.C57]+[.D57]" office:value-type="float" office:value="2352" calcext:value-type="float">
            <text:p>2352</text:p>
          </table:table-cell>
          <table:table-cell table:formula="of:=[.D57]+[.$B$2]" office:value-type="float" office:value="98" calcext:value-type="float">
            <text:p>98</text:p>
          </table:table-cell>
          <table:table-cell table:formula="of:=BITRSHIFT([.C58];[.$B$3] - 8)" office:value-type="float" office:value="2352" calcext:value-type="float">
            <text:p>2352</text:p>
          </table:table-cell>
          <table:table-cell table:formula="of:=BITRSHIFT([.E58];8)" office:value-type="float" office:value="9" calcext:value-type="float">
            <text:p>9</text:p>
          </table:table-cell>
          <table:table-cell table:style-name="ce266" table:formula="of:=IF([.F58]-[.F57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([.B58]*1000+[.$B$1])/1000" office:value-type="float" office:value="271.95" calcext:value-type="float">
            <text:p>271.9500</text:p>
          </table:table-cell>
          <table:table-cell table:formula="of:=[.C58]+[.D58]" office:value-type="float" office:value="2450" calcext:value-type="float">
            <text:p>2450</text:p>
          </table:table-cell>
          <table:table-cell table:formula="of:=[.D58]+[.$B$2]" office:value-type="float" office:value="100" calcext:value-type="float">
            <text:p>100</text:p>
          </table:table-cell>
          <table:table-cell table:formula="of:=BITRSHIFT([.C59];[.$B$3] - 8)" office:value-type="float" office:value="2450" calcext:value-type="float">
            <text:p>2450</text:p>
          </table:table-cell>
          <table:table-cell table:formula="of:=BITRSHIFT([.E59];8)" office:value-type="float" office:value="9" calcext:value-type="float">
            <text:p>9</text:p>
          </table:table-cell>
          <table:table-cell table:style-name="ce267" table:formula="of:=IF([.F59]-[.F58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([.B59]*1000+[.$B$1])/1000" office:value-type="float" office:value="277.5" calcext:value-type="float">
            <text:p>277.5000</text:p>
          </table:table-cell>
          <table:table-cell table:formula="of:=[.C59]+[.D59]" office:value-type="float" office:value="2550" calcext:value-type="float">
            <text:p>2550</text:p>
          </table:table-cell>
          <table:table-cell table:formula="of:=[.D59]+[.$B$2]" office:value-type="float" office:value="102" calcext:value-type="float">
            <text:p>102</text:p>
          </table:table-cell>
          <table:table-cell table:formula="of:=BITRSHIFT([.C60];[.$B$3] - 8)" office:value-type="float" office:value="2550" calcext:value-type="float">
            <text:p>2550</text:p>
          </table:table-cell>
          <table:table-cell table:formula="of:=BITRSHIFT([.E60];8)" office:value-type="float" office:value="9" calcext:value-type="float">
            <text:p>9</text:p>
          </table:table-cell>
          <table:table-cell table:style-name="ce268" table:formula="of:=IF([.F60]-[.F59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([.B60]*1000+[.$B$1])/1000" office:value-type="float" office:value="283.05" calcext:value-type="float">
            <text:p>283.0500</text:p>
          </table:table-cell>
          <table:table-cell table:formula="of:=[.C60]+[.D60]" office:value-type="float" office:value="2652" calcext:value-type="float">
            <text:p>2652</text:p>
          </table:table-cell>
          <table:table-cell table:formula="of:=[.D60]+[.$B$2]" office:value-type="float" office:value="104" calcext:value-type="float">
            <text:p>104</text:p>
          </table:table-cell>
          <table:table-cell table:formula="of:=BITRSHIFT([.C61];[.$B$3] - 8)" office:value-type="float" office:value="2652" calcext:value-type="float">
            <text:p>2652</text:p>
          </table:table-cell>
          <table:table-cell table:formula="of:=BITRSHIFT([.E61];8)" office:value-type="float" office:value="10" calcext:value-type="float">
            <text:p>10</text:p>
          </table:table-cell>
          <table:table-cell table:style-name="ce269" table:formula="of:=IF([.F61]-[.F60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([.B61]*1000+[.$B$1])/1000" office:value-type="float" office:value="288.6" calcext:value-type="float">
            <text:p>288.6000</text:p>
          </table:table-cell>
          <table:table-cell table:formula="of:=[.C61]+[.D61]" office:value-type="float" office:value="2756" calcext:value-type="float">
            <text:p>2756</text:p>
          </table:table-cell>
          <table:table-cell table:formula="of:=[.D61]+[.$B$2]" office:value-type="float" office:value="106" calcext:value-type="float">
            <text:p>106</text:p>
          </table:table-cell>
          <table:table-cell table:formula="of:=BITRSHIFT([.C62];[.$B$3] - 8)" office:value-type="float" office:value="2756" calcext:value-type="float">
            <text:p>2756</text:p>
          </table:table-cell>
          <table:table-cell table:formula="of:=BITRSHIFT([.E62];8)" office:value-type="float" office:value="10" calcext:value-type="float">
            <text:p>10</text:p>
          </table:table-cell>
          <table:table-cell table:style-name="ce270" table:formula="of:=IF([.F62]-[.F61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([.B62]*1000+[.$B$1])/1000" office:value-type="float" office:value="294.15" calcext:value-type="float">
            <text:p>294.1500</text:p>
          </table:table-cell>
          <table:table-cell table:formula="of:=[.C62]+[.D62]" office:value-type="float" office:value="2862" calcext:value-type="float">
            <text:p>2862</text:p>
          </table:table-cell>
          <table:table-cell table:formula="of:=[.D62]+[.$B$2]" office:value-type="float" office:value="108" calcext:value-type="float">
            <text:p>108</text:p>
          </table:table-cell>
          <table:table-cell table:formula="of:=BITRSHIFT([.C63];[.$B$3] - 8)" office:value-type="float" office:value="2862" calcext:value-type="float">
            <text:p>2862</text:p>
          </table:table-cell>
          <table:table-cell table:formula="of:=BITRSHIFT([.E63];8)" office:value-type="float" office:value="11" calcext:value-type="float">
            <text:p>11</text:p>
          </table:table-cell>
          <table:table-cell table:style-name="ce271" table:formula="of:=IF([.F63]-[.F62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([.B63]*1000+[.$B$1])/1000" office:value-type="float" office:value="299.7" calcext:value-type="float">
            <text:p>299.7000</text:p>
          </table:table-cell>
          <table:table-cell table:formula="of:=[.C63]+[.D63]" office:value-type="float" office:value="2970" calcext:value-type="float">
            <text:p>2970</text:p>
          </table:table-cell>
          <table:table-cell table:formula="of:=[.D63]+[.$B$2]" office:value-type="float" office:value="110" calcext:value-type="float">
            <text:p>110</text:p>
          </table:table-cell>
          <table:table-cell table:formula="of:=BITRSHIFT([.C64];[.$B$3] - 8)" office:value-type="float" office:value="2970" calcext:value-type="float">
            <text:p>2970</text:p>
          </table:table-cell>
          <table:table-cell table:formula="of:=BITRSHIFT([.E64];8)" office:value-type="float" office:value="11" calcext:value-type="float">
            <text:p>11</text:p>
          </table:table-cell>
          <table:table-cell table:style-name="ce272" table:formula="of:=IF([.F64]-[.F63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([.B64]*1000+[.$B$1])/1000" office:value-type="float" office:value="305.25" calcext:value-type="float">
            <text:p>305.2500</text:p>
          </table:table-cell>
          <table:table-cell table:formula="of:=[.C64]+[.D64]" office:value-type="float" office:value="3080" calcext:value-type="float">
            <text:p>3080</text:p>
          </table:table-cell>
          <table:table-cell table:formula="of:=[.D64]+[.$B$2]" office:value-type="float" office:value="112" calcext:value-type="float">
            <text:p>112</text:p>
          </table:table-cell>
          <table:table-cell table:formula="of:=BITRSHIFT([.C65];[.$B$3] - 8)" office:value-type="float" office:value="3080" calcext:value-type="float">
            <text:p>3080</text:p>
          </table:table-cell>
          <table:table-cell table:formula="of:=BITRSHIFT([.E65];8)" office:value-type="float" office:value="12" calcext:value-type="float">
            <text:p>12</text:p>
          </table:table-cell>
          <table:table-cell table:style-name="ce273" table:formula="of:=IF([.F65]-[.F64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([.B65]*1000+[.$B$1])/1000" office:value-type="float" office:value="310.8" calcext:value-type="float">
            <text:p>310.8000</text:p>
          </table:table-cell>
          <table:table-cell table:formula="of:=[.C65]+[.D65]" office:value-type="float" office:value="3192" calcext:value-type="float">
            <text:p>3192</text:p>
          </table:table-cell>
          <table:table-cell table:formula="of:=[.D65]+[.$B$2]" office:value-type="float" office:value="114" calcext:value-type="float">
            <text:p>114</text:p>
          </table:table-cell>
          <table:table-cell table:formula="of:=BITRSHIFT([.C66];[.$B$3] - 8)" office:value-type="float" office:value="3192" calcext:value-type="float">
            <text:p>3192</text:p>
          </table:table-cell>
          <table:table-cell table:formula="of:=BITRSHIFT([.E66];8)" office:value-type="float" office:value="12" calcext:value-type="float">
            <text:p>12</text:p>
          </table:table-cell>
          <table:table-cell table:style-name="ce274" table:formula="of:=IF([.F66]-[.F65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([.B66]*1000+[.$B$1])/1000" office:value-type="float" office:value="316.35" calcext:value-type="float">
            <text:p>316.3500</text:p>
          </table:table-cell>
          <table:table-cell table:formula="of:=[.C66]+[.D66]" office:value-type="float" office:value="3306" calcext:value-type="float">
            <text:p>3306</text:p>
          </table:table-cell>
          <table:table-cell table:formula="of:=[.D66]+[.$B$2]" office:value-type="float" office:value="116" calcext:value-type="float">
            <text:p>116</text:p>
          </table:table-cell>
          <table:table-cell table:formula="of:=BITRSHIFT([.C67];[.$B$3] - 8)" office:value-type="float" office:value="3306" calcext:value-type="float">
            <text:p>3306</text:p>
          </table:table-cell>
          <table:table-cell table:formula="of:=BITRSHIFT([.E67];8)" office:value-type="float" office:value="12" calcext:value-type="float">
            <text:p>12</text:p>
          </table:table-cell>
          <table:table-cell table:style-name="ce275" table:formula="of:=IF([.F67]-[.F66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([.B67]*1000+[.$B$1])/1000" office:value-type="float" office:value="321.9" calcext:value-type="float">
            <text:p>321.9000</text:p>
          </table:table-cell>
          <table:table-cell table:formula="of:=[.C67]+[.D67]" office:value-type="float" office:value="3422" calcext:value-type="float">
            <text:p>3422</text:p>
          </table:table-cell>
          <table:table-cell table:formula="of:=[.D67]+[.$B$2]" office:value-type="float" office:value="118" calcext:value-type="float">
            <text:p>118</text:p>
          </table:table-cell>
          <table:table-cell table:formula="of:=BITRSHIFT([.C68];[.$B$3] - 8)" office:value-type="float" office:value="3422" calcext:value-type="float">
            <text:p>3422</text:p>
          </table:table-cell>
          <table:table-cell table:formula="of:=BITRSHIFT([.E68];8)" office:value-type="float" office:value="13" calcext:value-type="float">
            <text:p>13</text:p>
          </table:table-cell>
          <table:table-cell table:style-name="ce276" table:formula="of:=IF([.F68]-[.F67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([.B68]*1000+[.$B$1])/1000" office:value-type="float" office:value="327.45" calcext:value-type="float">
            <text:p>327.4500</text:p>
          </table:table-cell>
          <table:table-cell table:formula="of:=[.C68]+[.D68]" office:value-type="float" office:value="3540" calcext:value-type="float">
            <text:p>3540</text:p>
          </table:table-cell>
          <table:table-cell table:formula="of:=[.D68]+[.$B$2]" office:value-type="float" office:value="120" calcext:value-type="float">
            <text:p>120</text:p>
          </table:table-cell>
          <table:table-cell table:formula="of:=BITRSHIFT([.C69];[.$B$3] - 8)" office:value-type="float" office:value="3540" calcext:value-type="float">
            <text:p>3540</text:p>
          </table:table-cell>
          <table:table-cell table:formula="of:=BITRSHIFT([.E69];8)" office:value-type="float" office:value="13" calcext:value-type="float">
            <text:p>13</text:p>
          </table:table-cell>
          <table:table-cell table:style-name="ce277" table:formula="of:=IF([.F69]-[.F68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([.B69]*1000+[.$B$1])/1000" office:value-type="float" office:value="333" calcext:value-type="float">
            <text:p>333.0000</text:p>
          </table:table-cell>
          <table:table-cell table:formula="of:=[.C69]+[.D69]" office:value-type="float" office:value="3660" calcext:value-type="float">
            <text:p>3660</text:p>
          </table:table-cell>
          <table:table-cell table:formula="of:=[.D69]+[.$B$2]" office:value-type="float" office:value="122" calcext:value-type="float">
            <text:p>122</text:p>
          </table:table-cell>
          <table:table-cell table:formula="of:=BITRSHIFT([.C70];[.$B$3] - 8)" office:value-type="float" office:value="3660" calcext:value-type="float">
            <text:p>3660</text:p>
          </table:table-cell>
          <table:table-cell table:formula="of:=BITRSHIFT([.E70];8)" office:value-type="float" office:value="14" calcext:value-type="float">
            <text:p>14</text:p>
          </table:table-cell>
          <table:table-cell table:style-name="ce278" table:formula="of:=IF([.F70]-[.F69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([.B70]*1000+[.$B$1])/1000" office:value-type="float" office:value="338.55" calcext:value-type="float">
            <text:p>338.5500</text:p>
          </table:table-cell>
          <table:table-cell table:formula="of:=[.C70]+[.D70]" office:value-type="float" office:value="3782" calcext:value-type="float">
            <text:p>3782</text:p>
          </table:table-cell>
          <table:table-cell table:formula="of:=[.D70]+[.$B$2]" office:value-type="float" office:value="124" calcext:value-type="float">
            <text:p>124</text:p>
          </table:table-cell>
          <table:table-cell table:formula="of:=BITRSHIFT([.C71];[.$B$3] - 8)" office:value-type="float" office:value="3782" calcext:value-type="float">
            <text:p>3782</text:p>
          </table:table-cell>
          <table:table-cell table:formula="of:=BITRSHIFT([.E71];8)" office:value-type="float" office:value="14" calcext:value-type="float">
            <text:p>14</text:p>
          </table:table-cell>
          <table:table-cell table:style-name="ce279" table:formula="of:=IF([.F71]-[.F70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([.B71]*1000+[.$B$1])/1000" office:value-type="float" office:value="344.1" calcext:value-type="float">
            <text:p>344.1000</text:p>
          </table:table-cell>
          <table:table-cell table:formula="of:=[.C71]+[.D71]" office:value-type="float" office:value="3906" calcext:value-type="float">
            <text:p>3906</text:p>
          </table:table-cell>
          <table:table-cell table:formula="of:=[.D71]+[.$B$2]" office:value-type="float" office:value="126" calcext:value-type="float">
            <text:p>126</text:p>
          </table:table-cell>
          <table:table-cell table:formula="of:=BITRSHIFT([.C72];[.$B$3] - 8)" office:value-type="float" office:value="3906" calcext:value-type="float">
            <text:p>3906</text:p>
          </table:table-cell>
          <table:table-cell table:formula="of:=BITRSHIFT([.E72];8)" office:value-type="float" office:value="15" calcext:value-type="float">
            <text:p>15</text:p>
          </table:table-cell>
          <table:table-cell table:style-name="ce280" table:formula="of:=IF([.F72]-[.F71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([.B72]*1000+[.$B$1])/1000" office:value-type="float" office:value="349.65" calcext:value-type="float">
            <text:p>349.6500</text:p>
          </table:table-cell>
          <table:table-cell table:formula="of:=[.C72]+[.D72]" office:value-type="float" office:value="4032" calcext:value-type="float">
            <text:p>4032</text:p>
          </table:table-cell>
          <table:table-cell table:formula="of:=[.D72]+[.$B$2]" office:value-type="float" office:value="128" calcext:value-type="float">
            <text:p>128</text:p>
          </table:table-cell>
          <table:table-cell table:formula="of:=BITRSHIFT([.C73];[.$B$3] - 8)" office:value-type="float" office:value="4032" calcext:value-type="float">
            <text:p>4032</text:p>
          </table:table-cell>
          <table:table-cell table:formula="of:=BITRSHIFT([.E73];8)" office:value-type="float" office:value="15" calcext:value-type="float">
            <text:p>15</text:p>
          </table:table-cell>
          <table:table-cell table:style-name="ce281" table:formula="of:=IF([.F73]-[.F72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([.B73]*1000+[.$B$1])/1000" office:value-type="float" office:value="355.2" calcext:value-type="float">
            <text:p>355.2000</text:p>
          </table:table-cell>
          <table:table-cell table:formula="of:=[.C73]+[.D73]" office:value-type="float" office:value="4160" calcext:value-type="float">
            <text:p>4160</text:p>
          </table:table-cell>
          <table:table-cell table:formula="of:=[.D73]+[.$B$2]" office:value-type="float" office:value="130" calcext:value-type="float">
            <text:p>130</text:p>
          </table:table-cell>
          <table:table-cell table:formula="of:=BITRSHIFT([.C74];[.$B$3] - 8)" office:value-type="float" office:value="4160" calcext:value-type="float">
            <text:p>4160</text:p>
          </table:table-cell>
          <table:table-cell table:formula="of:=BITRSHIFT([.E74];8)" office:value-type="float" office:value="16" calcext:value-type="float">
            <text:p>16</text:p>
          </table:table-cell>
          <table:table-cell table:style-name="ce282" table:formula="of:=IF([.F74]-[.F73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([.B74]*1000+[.$B$1])/1000" office:value-type="float" office:value="360.75" calcext:value-type="float">
            <text:p>360.7500</text:p>
          </table:table-cell>
          <table:table-cell table:formula="of:=[.C74]+[.D74]" office:value-type="float" office:value="4290" calcext:value-type="float">
            <text:p>4290</text:p>
          </table:table-cell>
          <table:table-cell table:formula="of:=[.D74]+[.$B$2]" office:value-type="float" office:value="132" calcext:value-type="float">
            <text:p>132</text:p>
          </table:table-cell>
          <table:table-cell table:formula="of:=BITRSHIFT([.C75];[.$B$3] - 8)" office:value-type="float" office:value="4290" calcext:value-type="float">
            <text:p>4290</text:p>
          </table:table-cell>
          <table:table-cell table:formula="of:=BITRSHIFT([.E75];8)" office:value-type="float" office:value="16" calcext:value-type="float">
            <text:p>16</text:p>
          </table:table-cell>
          <table:table-cell table:style-name="ce283" table:formula="of:=IF([.F75]-[.F74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([.B75]*1000+[.$B$1])/1000" office:value-type="float" office:value="366.3" calcext:value-type="float">
            <text:p>366.3000</text:p>
          </table:table-cell>
          <table:table-cell table:formula="of:=[.C75]+[.D75]" office:value-type="float" office:value="4422" calcext:value-type="float">
            <text:p>4422</text:p>
          </table:table-cell>
          <table:table-cell table:formula="of:=[.D75]+[.$B$2]" office:value-type="float" office:value="134" calcext:value-type="float">
            <text:p>134</text:p>
          </table:table-cell>
          <table:table-cell table:formula="of:=BITRSHIFT([.C76];[.$B$3] - 8)" office:value-type="float" office:value="4422" calcext:value-type="float">
            <text:p>4422</text:p>
          </table:table-cell>
          <table:table-cell table:formula="of:=BITRSHIFT([.E76];8)" office:value-type="float" office:value="17" calcext:value-type="float">
            <text:p>17</text:p>
          </table:table-cell>
          <table:table-cell table:style-name="ce284" table:formula="of:=IF([.F76]-[.F75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([.B76]*1000+[.$B$1])/1000" office:value-type="float" office:value="371.85" calcext:value-type="float">
            <text:p>371.8500</text:p>
          </table:table-cell>
          <table:table-cell table:formula="of:=[.C76]+[.D76]" office:value-type="float" office:value="4556" calcext:value-type="float">
            <text:p>4556</text:p>
          </table:table-cell>
          <table:table-cell table:formula="of:=[.D76]+[.$B$2]" office:value-type="float" office:value="136" calcext:value-type="float">
            <text:p>136</text:p>
          </table:table-cell>
          <table:table-cell table:formula="of:=BITRSHIFT([.C77];[.$B$3] - 8)" office:value-type="float" office:value="4556" calcext:value-type="float">
            <text:p>4556</text:p>
          </table:table-cell>
          <table:table-cell table:formula="of:=BITRSHIFT([.E77];8)" office:value-type="float" office:value="17" calcext:value-type="float">
            <text:p>17</text:p>
          </table:table-cell>
          <table:table-cell table:style-name="ce285" table:formula="of:=IF([.F77]-[.F76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([.B77]*1000+[.$B$1])/1000" office:value-type="float" office:value="377.4" calcext:value-type="float">
            <text:p>377.4000</text:p>
          </table:table-cell>
          <table:table-cell table:formula="of:=[.C77]+[.D77]" office:value-type="float" office:value="4692" calcext:value-type="float">
            <text:p>4692</text:p>
          </table:table-cell>
          <table:table-cell table:formula="of:=[.D77]+[.$B$2]" office:value-type="float" office:value="138" calcext:value-type="float">
            <text:p>138</text:p>
          </table:table-cell>
          <table:table-cell table:formula="of:=BITRSHIFT([.C78];[.$B$3] - 8)" office:value-type="float" office:value="4692" calcext:value-type="float">
            <text:p>4692</text:p>
          </table:table-cell>
          <table:table-cell table:formula="of:=BITRSHIFT([.E78];8)" office:value-type="float" office:value="18" calcext:value-type="float">
            <text:p>18</text:p>
          </table:table-cell>
          <table:table-cell table:style-name="ce286" table:formula="of:=IF([.F78]-[.F77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([.B78]*1000+[.$B$1])/1000" office:value-type="float" office:value="382.95" calcext:value-type="float">
            <text:p>382.9500</text:p>
          </table:table-cell>
          <table:table-cell table:formula="of:=[.C78]+[.D78]" office:value-type="float" office:value="4830" calcext:value-type="float">
            <text:p>4830</text:p>
          </table:table-cell>
          <table:table-cell table:formula="of:=[.D78]+[.$B$2]" office:value-type="float" office:value="140" calcext:value-type="float">
            <text:p>140</text:p>
          </table:table-cell>
          <table:table-cell table:formula="of:=BITRSHIFT([.C79];[.$B$3] - 8)" office:value-type="float" office:value="4830" calcext:value-type="float">
            <text:p>4830</text:p>
          </table:table-cell>
          <table:table-cell table:formula="of:=BITRSHIFT([.E79];8)" office:value-type="float" office:value="18" calcext:value-type="float">
            <text:p>18</text:p>
          </table:table-cell>
          <table:table-cell table:style-name="ce287" table:formula="of:=IF([.F79]-[.F78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([.B79]*1000+[.$B$1])/1000" office:value-type="float" office:value="388.5" calcext:value-type="float">
            <text:p>388.5000</text:p>
          </table:table-cell>
          <table:table-cell table:formula="of:=[.C79]+[.D79]" office:value-type="float" office:value="4970" calcext:value-type="float">
            <text:p>4970</text:p>
          </table:table-cell>
          <table:table-cell table:formula="of:=[.D79]+[.$B$2]" office:value-type="float" office:value="142" calcext:value-type="float">
            <text:p>142</text:p>
          </table:table-cell>
          <table:table-cell table:formula="of:=BITRSHIFT([.C80];[.$B$3] - 8)" office:value-type="float" office:value="4970" calcext:value-type="float">
            <text:p>4970</text:p>
          </table:table-cell>
          <table:table-cell table:formula="of:=BITRSHIFT([.E80];8)" office:value-type="float" office:value="19" calcext:value-type="float">
            <text:p>19</text:p>
          </table:table-cell>
          <table:table-cell table:style-name="ce288" table:formula="of:=IF([.F80]-[.F79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([.B80]*1000+[.$B$1])/1000" office:value-type="float" office:value="394.05" calcext:value-type="float">
            <text:p>394.0500</text:p>
          </table:table-cell>
          <table:table-cell table:formula="of:=[.C80]+[.D80]" office:value-type="float" office:value="5112" calcext:value-type="float">
            <text:p>5112</text:p>
          </table:table-cell>
          <table:table-cell table:formula="of:=[.D80]+[.$B$2]" office:value-type="float" office:value="144" calcext:value-type="float">
            <text:p>144</text:p>
          </table:table-cell>
          <table:table-cell table:formula="of:=BITRSHIFT([.C81];[.$B$3] - 8)" office:value-type="float" office:value="5112" calcext:value-type="float">
            <text:p>5112</text:p>
          </table:table-cell>
          <table:table-cell table:formula="of:=BITRSHIFT([.E81];8)" office:value-type="float" office:value="19" calcext:value-type="float">
            <text:p>19</text:p>
          </table:table-cell>
          <table:table-cell table:style-name="ce289" table:formula="of:=IF([.F81]-[.F80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([.B81]*1000+[.$B$1])/1000" office:value-type="float" office:value="399.6" calcext:value-type="float">
            <text:p>399.6000</text:p>
          </table:table-cell>
          <table:table-cell table:formula="of:=[.C81]+[.D81]" office:value-type="float" office:value="5256" calcext:value-type="float">
            <text:p>5256</text:p>
          </table:table-cell>
          <table:table-cell table:formula="of:=[.D81]+[.$B$2]" office:value-type="float" office:value="146" calcext:value-type="float">
            <text:p>146</text:p>
          </table:table-cell>
          <table:table-cell table:formula="of:=BITRSHIFT([.C82];[.$B$3] - 8)" office:value-type="float" office:value="5256" calcext:value-type="float">
            <text:p>5256</text:p>
          </table:table-cell>
          <table:table-cell table:formula="of:=BITRSHIFT([.E82];8)" office:value-type="float" office:value="20" calcext:value-type="float">
            <text:p>20</text:p>
          </table:table-cell>
          <table:table-cell table:style-name="ce290" table:formula="of:=IF([.F82]-[.F81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([.B82]*1000+[.$B$1])/1000" office:value-type="float" office:value="405.15" calcext:value-type="float">
            <text:p>405.1500</text:p>
          </table:table-cell>
          <table:table-cell table:formula="of:=[.C82]+[.D82]" office:value-type="float" office:value="5402" calcext:value-type="float">
            <text:p>5402</text:p>
          </table:table-cell>
          <table:table-cell table:formula="of:=[.D82]+[.$B$2]" office:value-type="float" office:value="148" calcext:value-type="float">
            <text:p>148</text:p>
          </table:table-cell>
          <table:table-cell table:formula="of:=BITRSHIFT([.C83];[.$B$3] - 8)" office:value-type="float" office:value="5402" calcext:value-type="float">
            <text:p>5402</text:p>
          </table:table-cell>
          <table:table-cell table:formula="of:=BITRSHIFT([.E83];8)" office:value-type="float" office:value="21" calcext:value-type="float">
            <text:p>21</text:p>
          </table:table-cell>
          <table:table-cell table:style-name="ce291" table:formula="of:=IF([.F83]-[.F82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([.B83]*1000+[.$B$1])/1000" office:value-type="float" office:value="410.7" calcext:value-type="float">
            <text:p>410.7000</text:p>
          </table:table-cell>
          <table:table-cell table:formula="of:=[.C83]+[.D83]" office:value-type="float" office:value="5550" calcext:value-type="float">
            <text:p>5550</text:p>
          </table:table-cell>
          <table:table-cell table:formula="of:=[.D83]+[.$B$2]" office:value-type="float" office:value="150" calcext:value-type="float">
            <text:p>150</text:p>
          </table:table-cell>
          <table:table-cell table:formula="of:=BITRSHIFT([.C84];[.$B$3] - 8)" office:value-type="float" office:value="5550" calcext:value-type="float">
            <text:p>5550</text:p>
          </table:table-cell>
          <table:table-cell table:formula="of:=BITRSHIFT([.E84];8)" office:value-type="float" office:value="21" calcext:value-type="float">
            <text:p>21</text:p>
          </table:table-cell>
          <table:table-cell table:style-name="ce292" table:formula="of:=IF([.F84]-[.F83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([.B84]*1000+[.$B$1])/1000" office:value-type="float" office:value="416.25" calcext:value-type="float">
            <text:p>416.2500</text:p>
          </table:table-cell>
          <table:table-cell table:formula="of:=[.C84]+[.D84]" office:value-type="float" office:value="5700" calcext:value-type="float">
            <text:p>5700</text:p>
          </table:table-cell>
          <table:table-cell table:formula="of:=[.D84]+[.$B$2]" office:value-type="float" office:value="152" calcext:value-type="float">
            <text:p>152</text:p>
          </table:table-cell>
          <table:table-cell table:formula="of:=BITRSHIFT([.C85];[.$B$3] - 8)" office:value-type="float" office:value="5700" calcext:value-type="float">
            <text:p>5700</text:p>
          </table:table-cell>
          <table:table-cell table:formula="of:=BITRSHIFT([.E85];8)" office:value-type="float" office:value="22" calcext:value-type="float">
            <text:p>22</text:p>
          </table:table-cell>
          <table:table-cell table:style-name="ce293" table:formula="of:=IF([.F85]-[.F84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([.B85]*1000+[.$B$1])/1000" office:value-type="float" office:value="421.8" calcext:value-type="float">
            <text:p>421.8000</text:p>
          </table:table-cell>
          <table:table-cell table:formula="of:=[.C85]+[.D85]" office:value-type="float" office:value="5852" calcext:value-type="float">
            <text:p>5852</text:p>
          </table:table-cell>
          <table:table-cell table:formula="of:=[.D85]+[.$B$2]" office:value-type="float" office:value="154" calcext:value-type="float">
            <text:p>154</text:p>
          </table:table-cell>
          <table:table-cell table:formula="of:=BITRSHIFT([.C86];[.$B$3] - 8)" office:value-type="float" office:value="5852" calcext:value-type="float">
            <text:p>5852</text:p>
          </table:table-cell>
          <table:table-cell table:formula="of:=BITRSHIFT([.E86];8)" office:value-type="float" office:value="22" calcext:value-type="float">
            <text:p>22</text:p>
          </table:table-cell>
          <table:table-cell table:style-name="ce294" table:formula="of:=IF([.F86]-[.F85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([.B86]*1000+[.$B$1])/1000" office:value-type="float" office:value="427.35" calcext:value-type="float">
            <text:p>427.3500</text:p>
          </table:table-cell>
          <table:table-cell table:formula="of:=[.C86]+[.D86]" office:value-type="float" office:value="6006" calcext:value-type="float">
            <text:p>6006</text:p>
          </table:table-cell>
          <table:table-cell table:formula="of:=[.D86]+[.$B$2]" office:value-type="float" office:value="156" calcext:value-type="float">
            <text:p>156</text:p>
          </table:table-cell>
          <table:table-cell table:formula="of:=BITRSHIFT([.C87];[.$B$3] - 8)" office:value-type="float" office:value="6006" calcext:value-type="float">
            <text:p>6006</text:p>
          </table:table-cell>
          <table:table-cell table:formula="of:=BITRSHIFT([.E87];8)" office:value-type="float" office:value="23" calcext:value-type="float">
            <text:p>23</text:p>
          </table:table-cell>
          <table:table-cell table:style-name="ce295" table:formula="of:=IF([.F87]-[.F86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([.B87]*1000+[.$B$1])/1000" office:value-type="float" office:value="432.9" calcext:value-type="float">
            <text:p>432.9000</text:p>
          </table:table-cell>
          <table:table-cell table:formula="of:=[.C87]+[.D87]" office:value-type="float" office:value="6162" calcext:value-type="float">
            <text:p>6162</text:p>
          </table:table-cell>
          <table:table-cell table:formula="of:=[.D87]+[.$B$2]" office:value-type="float" office:value="158" calcext:value-type="float">
            <text:p>158</text:p>
          </table:table-cell>
          <table:table-cell table:formula="of:=BITRSHIFT([.C88];[.$B$3] - 8)" office:value-type="float" office:value="6162" calcext:value-type="float">
            <text:p>6162</text:p>
          </table:table-cell>
          <table:table-cell table:formula="of:=BITRSHIFT([.E88];8)" office:value-type="float" office:value="24" calcext:value-type="float">
            <text:p>24</text:p>
          </table:table-cell>
          <table:table-cell table:style-name="ce296" table:formula="of:=IF([.F88]-[.F87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([.B88]*1000+[.$B$1])/1000" office:value-type="float" office:value="438.45" calcext:value-type="float">
            <text:p>438.4500</text:p>
          </table:table-cell>
          <table:table-cell table:formula="of:=[.C88]+[.D88]" office:value-type="float" office:value="6320" calcext:value-type="float">
            <text:p>6320</text:p>
          </table:table-cell>
          <table:table-cell table:formula="of:=[.D88]+[.$B$2]" office:value-type="float" office:value="160" calcext:value-type="float">
            <text:p>160</text:p>
          </table:table-cell>
          <table:table-cell table:formula="of:=BITRSHIFT([.C89];[.$B$3] - 8)" office:value-type="float" office:value="6320" calcext:value-type="float">
            <text:p>6320</text:p>
          </table:table-cell>
          <table:table-cell table:formula="of:=BITRSHIFT([.E89];8)" office:value-type="float" office:value="24" calcext:value-type="float">
            <text:p>24</text:p>
          </table:table-cell>
          <table:table-cell table:style-name="ce297" table:formula="of:=IF([.F89]-[.F88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([.B89]*1000+[.$B$1])/1000" office:value-type="float" office:value="444" calcext:value-type="float">
            <text:p>444.0000</text:p>
          </table:table-cell>
          <table:table-cell table:formula="of:=[.C89]+[.D89]" office:value-type="float" office:value="6480" calcext:value-type="float">
            <text:p>6480</text:p>
          </table:table-cell>
          <table:table-cell table:formula="of:=[.D89]+[.$B$2]" office:value-type="float" office:value="162" calcext:value-type="float">
            <text:p>162</text:p>
          </table:table-cell>
          <table:table-cell table:formula="of:=BITRSHIFT([.C90];[.$B$3] - 8)" office:value-type="float" office:value="6480" calcext:value-type="float">
            <text:p>6480</text:p>
          </table:table-cell>
          <table:table-cell table:formula="of:=BITRSHIFT([.E90];8)" office:value-type="float" office:value="25" calcext:value-type="float">
            <text:p>25</text:p>
          </table:table-cell>
          <table:table-cell table:style-name="ce298" table:formula="of:=IF([.F90]-[.F89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([.B90]*1000+[.$B$1])/1000" office:value-type="float" office:value="449.55" calcext:value-type="float">
            <text:p>449.5500</text:p>
          </table:table-cell>
          <table:table-cell table:formula="of:=[.C90]+[.D90]" office:value-type="float" office:value="6642" calcext:value-type="float">
            <text:p>6642</text:p>
          </table:table-cell>
          <table:table-cell table:formula="of:=[.D90]+[.$B$2]" office:value-type="float" office:value="164" calcext:value-type="float">
            <text:p>164</text:p>
          </table:table-cell>
          <table:table-cell table:formula="of:=BITRSHIFT([.C91];[.$B$3] - 8)" office:value-type="float" office:value="6642" calcext:value-type="float">
            <text:p>6642</text:p>
          </table:table-cell>
          <table:table-cell table:formula="of:=BITRSHIFT([.E91];8)" office:value-type="float" office:value="25" calcext:value-type="float">
            <text:p>25</text:p>
          </table:table-cell>
          <table:table-cell table:style-name="ce299" table:formula="of:=IF([.F91]-[.F90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([.B91]*1000+[.$B$1])/1000" office:value-type="float" office:value="455.1" calcext:value-type="float">
            <text:p>455.1000</text:p>
          </table:table-cell>
          <table:table-cell table:formula="of:=[.C91]+[.D91]" office:value-type="float" office:value="6806" calcext:value-type="float">
            <text:p>6806</text:p>
          </table:table-cell>
          <table:table-cell table:formula="of:=[.D91]+[.$B$2]" office:value-type="float" office:value="166" calcext:value-type="float">
            <text:p>166</text:p>
          </table:table-cell>
          <table:table-cell table:formula="of:=BITRSHIFT([.C92];[.$B$3] - 8)" office:value-type="float" office:value="6806" calcext:value-type="float">
            <text:p>6806</text:p>
          </table:table-cell>
          <table:table-cell table:formula="of:=BITRSHIFT([.E92];8)" office:value-type="float" office:value="26" calcext:value-type="float">
            <text:p>26</text:p>
          </table:table-cell>
          <table:table-cell table:style-name="ce300" table:formula="of:=IF([.F92]-[.F91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([.B92]*1000+[.$B$1])/1000" office:value-type="float" office:value="460.65" calcext:value-type="float">
            <text:p>460.6500</text:p>
          </table:table-cell>
          <table:table-cell table:formula="of:=[.C92]+[.D92]" office:value-type="float" office:value="6972" calcext:value-type="float">
            <text:p>6972</text:p>
          </table:table-cell>
          <table:table-cell table:formula="of:=[.D92]+[.$B$2]" office:value-type="float" office:value="168" calcext:value-type="float">
            <text:p>168</text:p>
          </table:table-cell>
          <table:table-cell table:formula="of:=BITRSHIFT([.C93];[.$B$3] - 8)" office:value-type="float" office:value="6972" calcext:value-type="float">
            <text:p>6972</text:p>
          </table:table-cell>
          <table:table-cell table:formula="of:=BITRSHIFT([.E93];8)" office:value-type="float" office:value="27" calcext:value-type="float">
            <text:p>27</text:p>
          </table:table-cell>
          <table:table-cell table:style-name="ce301" table:formula="of:=IF([.F93]-[.F92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([.B93]*1000+[.$B$1])/1000" office:value-type="float" office:value="466.2" calcext:value-type="float">
            <text:p>466.2000</text:p>
          </table:table-cell>
          <table:table-cell table:formula="of:=[.C93]+[.D93]" office:value-type="float" office:value="7140" calcext:value-type="float">
            <text:p>7140</text:p>
          </table:table-cell>
          <table:table-cell table:formula="of:=[.D93]+[.$B$2]" office:value-type="float" office:value="170" calcext:value-type="float">
            <text:p>170</text:p>
          </table:table-cell>
          <table:table-cell table:formula="of:=BITRSHIFT([.C94];[.$B$3] - 8)" office:value-type="float" office:value="7140" calcext:value-type="float">
            <text:p>7140</text:p>
          </table:table-cell>
          <table:table-cell table:formula="of:=BITRSHIFT([.E94];8)" office:value-type="float" office:value="27" calcext:value-type="float">
            <text:p>27</text:p>
          </table:table-cell>
          <table:table-cell table:style-name="ce302" table:formula="of:=IF([.F94]-[.F93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([.B94]*1000+[.$B$1])/1000" office:value-type="float" office:value="471.75" calcext:value-type="float">
            <text:p>471.7500</text:p>
          </table:table-cell>
          <table:table-cell table:formula="of:=[.C94]+[.D94]" office:value-type="float" office:value="7310" calcext:value-type="float">
            <text:p>7310</text:p>
          </table:table-cell>
          <table:table-cell table:formula="of:=[.D94]+[.$B$2]" office:value-type="float" office:value="172" calcext:value-type="float">
            <text:p>172</text:p>
          </table:table-cell>
          <table:table-cell table:formula="of:=BITRSHIFT([.C95];[.$B$3] - 8)" office:value-type="float" office:value="7310" calcext:value-type="float">
            <text:p>7310</text:p>
          </table:table-cell>
          <table:table-cell table:formula="of:=BITRSHIFT([.E95];8)" office:value-type="float" office:value="28" calcext:value-type="float">
            <text:p>28</text:p>
          </table:table-cell>
          <table:table-cell table:style-name="ce303" table:formula="of:=IF([.F95]-[.F94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([.B95]*1000+[.$B$1])/1000" office:value-type="float" office:value="477.3" calcext:value-type="float">
            <text:p>477.3000</text:p>
          </table:table-cell>
          <table:table-cell table:formula="of:=[.C95]+[.D95]" office:value-type="float" office:value="7482" calcext:value-type="float">
            <text:p>7482</text:p>
          </table:table-cell>
          <table:table-cell table:formula="of:=[.D95]+[.$B$2]" office:value-type="float" office:value="174" calcext:value-type="float">
            <text:p>174</text:p>
          </table:table-cell>
          <table:table-cell table:formula="of:=BITRSHIFT([.C96];[.$B$3] - 8)" office:value-type="float" office:value="7482" calcext:value-type="float">
            <text:p>7482</text:p>
          </table:table-cell>
          <table:table-cell table:formula="of:=BITRSHIFT([.E96];8)" office:value-type="float" office:value="29" calcext:value-type="float">
            <text:p>29</text:p>
          </table:table-cell>
          <table:table-cell table:style-name="ce304" table:formula="of:=IF([.F96]-[.F95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([.B96]*1000+[.$B$1])/1000" office:value-type="float" office:value="482.85" calcext:value-type="float">
            <text:p>482.8500</text:p>
          </table:table-cell>
          <table:table-cell table:formula="of:=[.C96]+[.D96]" office:value-type="float" office:value="7656" calcext:value-type="float">
            <text:p>7656</text:p>
          </table:table-cell>
          <table:table-cell table:formula="of:=[.D96]+[.$B$2]" office:value-type="float" office:value="176" calcext:value-type="float">
            <text:p>176</text:p>
          </table:table-cell>
          <table:table-cell table:formula="of:=BITRSHIFT([.C97];[.$B$3] - 8)" office:value-type="float" office:value="7656" calcext:value-type="float">
            <text:p>7656</text:p>
          </table:table-cell>
          <table:table-cell table:formula="of:=BITRSHIFT([.E97];8)" office:value-type="float" office:value="29" calcext:value-type="float">
            <text:p>29</text:p>
          </table:table-cell>
          <table:table-cell table:style-name="ce305" table:formula="of:=IF([.F97]-[.F96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([.B97]*1000+[.$B$1])/1000" office:value-type="float" office:value="488.4" calcext:value-type="float">
            <text:p>488.4000</text:p>
          </table:table-cell>
          <table:table-cell table:formula="of:=[.C97]+[.D97]" office:value-type="float" office:value="7832" calcext:value-type="float">
            <text:p>7832</text:p>
          </table:table-cell>
          <table:table-cell table:formula="of:=[.D97]+[.$B$2]" office:value-type="float" office:value="178" calcext:value-type="float">
            <text:p>178</text:p>
          </table:table-cell>
          <table:table-cell table:formula="of:=BITRSHIFT([.C98];[.$B$3] - 8)" office:value-type="float" office:value="7832" calcext:value-type="float">
            <text:p>7832</text:p>
          </table:table-cell>
          <table:table-cell table:formula="of:=BITRSHIFT([.E98];8)" office:value-type="float" office:value="30" calcext:value-type="float">
            <text:p>30</text:p>
          </table:table-cell>
          <table:table-cell table:style-name="ce306" table:formula="of:=IF([.F98]-[.F97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([.B98]*1000+[.$B$1])/1000" office:value-type="float" office:value="493.95" calcext:value-type="float">
            <text:p>493.9500</text:p>
          </table:table-cell>
          <table:table-cell table:formula="of:=[.C98]+[.D98]" office:value-type="float" office:value="8010" calcext:value-type="float">
            <text:p>8010</text:p>
          </table:table-cell>
          <table:table-cell table:formula="of:=[.D98]+[.$B$2]" office:value-type="float" office:value="180" calcext:value-type="float">
            <text:p>180</text:p>
          </table:table-cell>
          <table:table-cell table:formula="of:=BITRSHIFT([.C99];[.$B$3] - 8)" office:value-type="float" office:value="8010" calcext:value-type="float">
            <text:p>8010</text:p>
          </table:table-cell>
          <table:table-cell table:formula="of:=BITRSHIFT([.E99];8)" office:value-type="float" office:value="31" calcext:value-type="float">
            <text:p>31</text:p>
          </table:table-cell>
          <table:table-cell table:style-name="ce307" table:formula="of:=IF([.F99]-[.F98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([.B99]*1000+[.$B$1])/1000" office:value-type="float" office:value="499.5" calcext:value-type="float">
            <text:p>499.5000</text:p>
          </table:table-cell>
          <table:table-cell table:formula="of:=[.C99]+[.D99]" office:value-type="float" office:value="8190" calcext:value-type="float">
            <text:p>8190</text:p>
          </table:table-cell>
          <table:table-cell table:formula="of:=[.D99]+[.$B$2]" office:value-type="float" office:value="182" calcext:value-type="float">
            <text:p>182</text:p>
          </table:table-cell>
          <table:table-cell table:formula="of:=BITRSHIFT([.C100];[.$B$3] - 8)" office:value-type="float" office:value="8190" calcext:value-type="float">
            <text:p>8190</text:p>
          </table:table-cell>
          <table:table-cell table:formula="of:=BITRSHIFT([.E100];8)" office:value-type="float" office:value="31" calcext:value-type="float">
            <text:p>31</text:p>
          </table:table-cell>
          <table:table-cell table:style-name="ce308" table:formula="of:=IF([.F100]-[.F99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([.B100]*1000+[.$B$1])/1000" office:value-type="float" office:value="505.05" calcext:value-type="float">
            <text:p>505.0500</text:p>
          </table:table-cell>
          <table:table-cell table:formula="of:=[.C100]+[.D100]" office:value-type="float" office:value="8372" calcext:value-type="float">
            <text:p>8372</text:p>
          </table:table-cell>
          <table:table-cell table:formula="of:=[.D100]+[.$B$2]" office:value-type="float" office:value="184" calcext:value-type="float">
            <text:p>184</text:p>
          </table:table-cell>
          <table:table-cell table:formula="of:=BITRSHIFT([.C101];[.$B$3] - 8)" office:value-type="float" office:value="8372" calcext:value-type="float">
            <text:p>8372</text:p>
          </table:table-cell>
          <table:table-cell table:formula="of:=BITRSHIFT([.E101];8)" office:value-type="float" office:value="32" calcext:value-type="float">
            <text:p>32</text:p>
          </table:table-cell>
          <table:table-cell table:style-name="ce309" table:formula="of:=IF([.F101]-[.F100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([.B101]*1000+[.$B$1])/1000" office:value-type="float" office:value="510.6" calcext:value-type="float">
            <text:p>510.6000</text:p>
          </table:table-cell>
          <table:table-cell table:formula="of:=[.C101]+[.D101]" office:value-type="float" office:value="8556" calcext:value-type="float">
            <text:p>8556</text:p>
          </table:table-cell>
          <table:table-cell table:formula="of:=[.D101]+[.$B$2]" office:value-type="float" office:value="186" calcext:value-type="float">
            <text:p>186</text:p>
          </table:table-cell>
          <table:table-cell table:formula="of:=BITRSHIFT([.C102];[.$B$3] - 8)" office:value-type="float" office:value="8556" calcext:value-type="float">
            <text:p>8556</text:p>
          </table:table-cell>
          <table:table-cell table:formula="of:=BITRSHIFT([.E102];8)" office:value-type="float" office:value="33" calcext:value-type="float">
            <text:p>33</text:p>
          </table:table-cell>
          <table:table-cell table:style-name="ce310" table:formula="of:=IF([.F102]-[.F101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([.B102]*1000+[.$B$1])/1000" office:value-type="float" office:value="516.15" calcext:value-type="float">
            <text:p>516.1500</text:p>
          </table:table-cell>
          <table:table-cell table:formula="of:=[.C102]+[.D102]" office:value-type="float" office:value="8742" calcext:value-type="float">
            <text:p>8742</text:p>
          </table:table-cell>
          <table:table-cell table:formula="of:=[.D102]+[.$B$2]" office:value-type="float" office:value="188" calcext:value-type="float">
            <text:p>188</text:p>
          </table:table-cell>
          <table:table-cell table:formula="of:=BITRSHIFT([.C103];[.$B$3] - 8)" office:value-type="float" office:value="8742" calcext:value-type="float">
            <text:p>8742</text:p>
          </table:table-cell>
          <table:table-cell table:formula="of:=BITRSHIFT([.E103];8)" office:value-type="float" office:value="34" calcext:value-type="float">
            <text:p>34</text:p>
          </table:table-cell>
          <table:table-cell table:style-name="ce311" table:formula="of:=IF([.F103]-[.F102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([.B103]*1000+[.$B$1])/1000" office:value-type="float" office:value="521.7" calcext:value-type="float">
            <text:p>521.7000</text:p>
          </table:table-cell>
          <table:table-cell table:formula="of:=[.C103]+[.D103]" office:value-type="float" office:value="8930" calcext:value-type="float">
            <text:p>8930</text:p>
          </table:table-cell>
          <table:table-cell table:formula="of:=[.D103]+[.$B$2]" office:value-type="float" office:value="190" calcext:value-type="float">
            <text:p>190</text:p>
          </table:table-cell>
          <table:table-cell table:formula="of:=BITRSHIFT([.C104];[.$B$3] - 8)" office:value-type="float" office:value="8930" calcext:value-type="float">
            <text:p>8930</text:p>
          </table:table-cell>
          <table:table-cell table:formula="of:=BITRSHIFT([.E104];8)" office:value-type="float" office:value="34" calcext:value-type="float">
            <text:p>34</text:p>
          </table:table-cell>
          <table:table-cell table:style-name="ce312" table:formula="of:=IF([.F104]-[.F103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([.B104]*1000+[.$B$1])/1000" office:value-type="float" office:value="527.25" calcext:value-type="float">
            <text:p>527.2500</text:p>
          </table:table-cell>
          <table:table-cell table:formula="of:=[.C104]+[.D104]" office:value-type="float" office:value="9120" calcext:value-type="float">
            <text:p>9120</text:p>
          </table:table-cell>
          <table:table-cell table:formula="of:=[.D104]+[.$B$2]" office:value-type="float" office:value="192" calcext:value-type="float">
            <text:p>192</text:p>
          </table:table-cell>
          <table:table-cell table:formula="of:=BITRSHIFT([.C105];[.$B$3] - 8)" office:value-type="float" office:value="9120" calcext:value-type="float">
            <text:p>9120</text:p>
          </table:table-cell>
          <table:table-cell table:formula="of:=BITRSHIFT([.E105];8)" office:value-type="float" office:value="35" calcext:value-type="float">
            <text:p>35</text:p>
          </table:table-cell>
          <table:table-cell table:style-name="ce313" table:formula="of:=IF([.F105]-[.F104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([.B105]*1000+[.$B$1])/1000" office:value-type="float" office:value="532.8" calcext:value-type="float">
            <text:p>532.8000</text:p>
          </table:table-cell>
          <table:table-cell table:formula="of:=[.C105]+[.D105]" office:value-type="float" office:value="9312" calcext:value-type="float">
            <text:p>9312</text:p>
          </table:table-cell>
          <table:table-cell table:formula="of:=[.D105]+[.$B$2]" office:value-type="float" office:value="194" calcext:value-type="float">
            <text:p>194</text:p>
          </table:table-cell>
          <table:table-cell table:formula="of:=BITRSHIFT([.C106];[.$B$3] - 8)" office:value-type="float" office:value="9312" calcext:value-type="float">
            <text:p>9312</text:p>
          </table:table-cell>
          <table:table-cell table:formula="of:=BITRSHIFT([.E106];8)" office:value-type="float" office:value="36" calcext:value-type="float">
            <text:p>36</text:p>
          </table:table-cell>
          <table:table-cell table:style-name="ce314" table:formula="of:=IF([.F106]-[.F105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([.B106]*1000+[.$B$1])/1000" office:value-type="float" office:value="538.35" calcext:value-type="float">
            <text:p>538.3500</text:p>
          </table:table-cell>
          <table:table-cell table:formula="of:=[.C106]+[.D106]" office:value-type="float" office:value="9506" calcext:value-type="float">
            <text:p>9506</text:p>
          </table:table-cell>
          <table:table-cell table:formula="of:=[.D106]+[.$B$2]" office:value-type="float" office:value="196" calcext:value-type="float">
            <text:p>196</text:p>
          </table:table-cell>
          <table:table-cell table:formula="of:=BITRSHIFT([.C107];[.$B$3] - 8)" office:value-type="float" office:value="9506" calcext:value-type="float">
            <text:p>9506</text:p>
          </table:table-cell>
          <table:table-cell table:formula="of:=BITRSHIFT([.E107];8)" office:value-type="float" office:value="37" calcext:value-type="float">
            <text:p>37</text:p>
          </table:table-cell>
          <table:table-cell table:style-name="ce315" table:formula="of:=IF([.F107]-[.F106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([.B107]*1000+[.$B$1])/1000" office:value-type="float" office:value="543.9" calcext:value-type="float">
            <text:p>543.9000</text:p>
          </table:table-cell>
          <table:table-cell table:formula="of:=[.C107]+[.D107]" office:value-type="float" office:value="9702" calcext:value-type="float">
            <text:p>9702</text:p>
          </table:table-cell>
          <table:table-cell table:formula="of:=[.D107]+[.$B$2]" office:value-type="float" office:value="198" calcext:value-type="float">
            <text:p>198</text:p>
          </table:table-cell>
          <table:table-cell table:formula="of:=BITRSHIFT([.C108];[.$B$3] - 8)" office:value-type="float" office:value="9702" calcext:value-type="float">
            <text:p>9702</text:p>
          </table:table-cell>
          <table:table-cell table:formula="of:=BITRSHIFT([.E108];8)" office:value-type="float" office:value="37" calcext:value-type="float">
            <text:p>37</text:p>
          </table:table-cell>
          <table:table-cell table:style-name="ce316" table:formula="of:=IF([.F108]-[.F107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([.B108]*1000+[.$B$1])/1000" office:value-type="float" office:value="549.45" calcext:value-type="float">
            <text:p>549.4500</text:p>
          </table:table-cell>
          <table:table-cell table:formula="of:=[.C108]+[.D108]" office:value-type="float" office:value="9900" calcext:value-type="float">
            <text:p>9900</text:p>
          </table:table-cell>
          <table:table-cell table:formula="of:=[.D108]+[.$B$2]" office:value-type="float" office:value="200" calcext:value-type="float">
            <text:p>200</text:p>
          </table:table-cell>
          <table:table-cell table:formula="of:=BITRSHIFT([.C109];[.$B$3] - 8)" office:value-type="float" office:value="9900" calcext:value-type="float">
            <text:p>9900</text:p>
          </table:table-cell>
          <table:table-cell table:formula="of:=BITRSHIFT([.E109];8)" office:value-type="float" office:value="38" calcext:value-type="float">
            <text:p>38</text:p>
          </table:table-cell>
          <table:table-cell table:style-name="ce317" table:formula="of:=IF([.F109]-[.F108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([.B109]*1000+[.$B$1])/1000" office:value-type="float" office:value="555" calcext:value-type="float">
            <text:p>555.0000</text:p>
          </table:table-cell>
          <table:table-cell table:formula="of:=[.C109]+[.D109]" office:value-type="float" office:value="10100" calcext:value-type="float">
            <text:p>10100</text:p>
          </table:table-cell>
          <table:table-cell table:formula="of:=[.D109]+[.$B$2]" office:value-type="float" office:value="202" calcext:value-type="float">
            <text:p>202</text:p>
          </table:table-cell>
          <table:table-cell table:formula="of:=BITRSHIFT([.C110];[.$B$3] - 8)" office:value-type="float" office:value="10100" calcext:value-type="float">
            <text:p>10100</text:p>
          </table:table-cell>
          <table:table-cell table:formula="of:=BITRSHIFT([.E110];8)" office:value-type="float" office:value="39" calcext:value-type="float">
            <text:p>39</text:p>
          </table:table-cell>
          <table:table-cell table:style-name="ce318" table:formula="of:=IF([.F110]-[.F109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([.B110]*1000+[.$B$1])/1000" office:value-type="float" office:value="560.55" calcext:value-type="float">
            <text:p>560.5500</text:p>
          </table:table-cell>
          <table:table-cell table:formula="of:=[.C110]+[.D110]" office:value-type="float" office:value="10302" calcext:value-type="float">
            <text:p>10302</text:p>
          </table:table-cell>
          <table:table-cell table:formula="of:=[.D110]+[.$B$2]" office:value-type="float" office:value="204" calcext:value-type="float">
            <text:p>204</text:p>
          </table:table-cell>
          <table:table-cell table:formula="of:=BITRSHIFT([.C111];[.$B$3] - 8)" office:value-type="float" office:value="10302" calcext:value-type="float">
            <text:p>10302</text:p>
          </table:table-cell>
          <table:table-cell table:formula="of:=BITRSHIFT([.E111];8)" office:value-type="float" office:value="40" calcext:value-type="float">
            <text:p>40</text:p>
          </table:table-cell>
          <table:table-cell table:style-name="ce319" table:formula="of:=IF([.F111]-[.F110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([.B111]*1000+[.$B$1])/1000" office:value-type="float" office:value="566.1" calcext:value-type="float">
            <text:p>566.1000</text:p>
          </table:table-cell>
          <table:table-cell table:formula="of:=[.C111]+[.D111]" office:value-type="float" office:value="10506" calcext:value-type="float">
            <text:p>10506</text:p>
          </table:table-cell>
          <table:table-cell table:formula="of:=[.D111]+[.$B$2]" office:value-type="float" office:value="206" calcext:value-type="float">
            <text:p>206</text:p>
          </table:table-cell>
          <table:table-cell table:formula="of:=BITRSHIFT([.C112];[.$B$3] - 8)" office:value-type="float" office:value="10506" calcext:value-type="float">
            <text:p>10506</text:p>
          </table:table-cell>
          <table:table-cell table:formula="of:=BITRSHIFT([.E112];8)" office:value-type="float" office:value="41" calcext:value-type="float">
            <text:p>41</text:p>
          </table:table-cell>
          <table:table-cell table:style-name="ce320" table:formula="of:=IF([.F112]-[.F111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([.B112]*1000+[.$B$1])/1000" office:value-type="float" office:value="571.65" calcext:value-type="float">
            <text:p>571.6500</text:p>
          </table:table-cell>
          <table:table-cell table:formula="of:=[.C112]+[.D112]" office:value-type="float" office:value="10712" calcext:value-type="float">
            <text:p>10712</text:p>
          </table:table-cell>
          <table:table-cell table:formula="of:=[.D112]+[.$B$2]" office:value-type="float" office:value="208" calcext:value-type="float">
            <text:p>208</text:p>
          </table:table-cell>
          <table:table-cell table:formula="of:=BITRSHIFT([.C113];[.$B$3] - 8)" office:value-type="float" office:value="10712" calcext:value-type="float">
            <text:p>10712</text:p>
          </table:table-cell>
          <table:table-cell table:formula="of:=BITRSHIFT([.E113];8)" office:value-type="float" office:value="41" calcext:value-type="float">
            <text:p>41</text:p>
          </table:table-cell>
          <table:table-cell table:style-name="ce321" table:formula="of:=IF([.F113]-[.F112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([.B113]*1000+[.$B$1])/1000" office:value-type="float" office:value="577.2" calcext:value-type="float">
            <text:p>577.2000</text:p>
          </table:table-cell>
          <table:table-cell table:formula="of:=[.C113]+[.D113]" office:value-type="float" office:value="10920" calcext:value-type="float">
            <text:p>10920</text:p>
          </table:table-cell>
          <table:table-cell table:formula="of:=[.D113]+[.$B$2]" office:value-type="float" office:value="210" calcext:value-type="float">
            <text:p>210</text:p>
          </table:table-cell>
          <table:table-cell table:formula="of:=BITRSHIFT([.C114];[.$B$3] - 8)" office:value-type="float" office:value="10920" calcext:value-type="float">
            <text:p>10920</text:p>
          </table:table-cell>
          <table:table-cell table:formula="of:=BITRSHIFT([.E114];8)" office:value-type="float" office:value="42" calcext:value-type="float">
            <text:p>42</text:p>
          </table:table-cell>
          <table:table-cell table:style-name="ce322" table:formula="of:=IF([.F114]-[.F113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([.B114]*1000+[.$B$1])/1000" office:value-type="float" office:value="582.75" calcext:value-type="float">
            <text:p>582.7500</text:p>
          </table:table-cell>
          <table:table-cell table:formula="of:=[.C114]+[.D114]" office:value-type="float" office:value="11130" calcext:value-type="float">
            <text:p>11130</text:p>
          </table:table-cell>
          <table:table-cell table:formula="of:=[.D114]+[.$B$2]" office:value-type="float" office:value="212" calcext:value-type="float">
            <text:p>212</text:p>
          </table:table-cell>
          <table:table-cell table:formula="of:=BITRSHIFT([.C115];[.$B$3] - 8)" office:value-type="float" office:value="11130" calcext:value-type="float">
            <text:p>11130</text:p>
          </table:table-cell>
          <table:table-cell table:formula="of:=BITRSHIFT([.E115];8)" office:value-type="float" office:value="43" calcext:value-type="float">
            <text:p>43</text:p>
          </table:table-cell>
          <table:table-cell table:style-name="ce323" table:formula="of:=IF([.F115]-[.F114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([.B115]*1000+[.$B$1])/1000" office:value-type="float" office:value="588.3" calcext:value-type="float">
            <text:p>588.3000</text:p>
          </table:table-cell>
          <table:table-cell table:formula="of:=[.C115]+[.D115]" office:value-type="float" office:value="11342" calcext:value-type="float">
            <text:p>11342</text:p>
          </table:table-cell>
          <table:table-cell table:formula="of:=[.D115]+[.$B$2]" office:value-type="float" office:value="214" calcext:value-type="float">
            <text:p>214</text:p>
          </table:table-cell>
          <table:table-cell table:formula="of:=BITRSHIFT([.C116];[.$B$3] - 8)" office:value-type="float" office:value="11342" calcext:value-type="float">
            <text:p>11342</text:p>
          </table:table-cell>
          <table:table-cell table:formula="of:=BITRSHIFT([.E116];8)" office:value-type="float" office:value="44" calcext:value-type="float">
            <text:p>44</text:p>
          </table:table-cell>
          <table:table-cell table:style-name="ce324" table:formula="of:=IF([.F116]-[.F115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([.B116]*1000+[.$B$1])/1000" office:value-type="float" office:value="593.85" calcext:value-type="float">
            <text:p>593.8500</text:p>
          </table:table-cell>
          <table:table-cell table:formula="of:=[.C116]+[.D116]" office:value-type="float" office:value="11556" calcext:value-type="float">
            <text:p>11556</text:p>
          </table:table-cell>
          <table:table-cell table:formula="of:=[.D116]+[.$B$2]" office:value-type="float" office:value="216" calcext:value-type="float">
            <text:p>216</text:p>
          </table:table-cell>
          <table:table-cell table:formula="of:=BITRSHIFT([.C117];[.$B$3] - 8)" office:value-type="float" office:value="11556" calcext:value-type="float">
            <text:p>11556</text:p>
          </table:table-cell>
          <table:table-cell table:formula="of:=BITRSHIFT([.E117];8)" office:value-type="float" office:value="45" calcext:value-type="float">
            <text:p>45</text:p>
          </table:table-cell>
          <table:table-cell table:style-name="ce325" table:formula="of:=IF([.F117]-[.F116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([.B117]*1000+[.$B$1])/1000" office:value-type="float" office:value="599.4" calcext:value-type="float">
            <text:p>599.4000</text:p>
          </table:table-cell>
          <table:table-cell table:formula="of:=[.C117]+[.D117]" office:value-type="float" office:value="11772" calcext:value-type="float">
            <text:p>11772</text:p>
          </table:table-cell>
          <table:table-cell table:formula="of:=[.D117]+[.$B$2]" office:value-type="float" office:value="218" calcext:value-type="float">
            <text:p>218</text:p>
          </table:table-cell>
          <table:table-cell table:formula="of:=BITRSHIFT([.C118];[.$B$3] - 8)" office:value-type="float" office:value="11772" calcext:value-type="float">
            <text:p>11772</text:p>
          </table:table-cell>
          <table:table-cell table:formula="of:=BITRSHIFT([.E118];8)" office:value-type="float" office:value="45" calcext:value-type="float">
            <text:p>45</text:p>
          </table:table-cell>
          <table:table-cell table:style-name="ce326" table:formula="of:=IF([.F118]-[.F117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([.B118]*1000+[.$B$1])/1000" office:value-type="float" office:value="604.95" calcext:value-type="float">
            <text:p>604.9500</text:p>
          </table:table-cell>
          <table:table-cell table:formula="of:=[.C118]+[.D118]" office:value-type="float" office:value="11990" calcext:value-type="float">
            <text:p>11990</text:p>
          </table:table-cell>
          <table:table-cell table:formula="of:=[.D118]+[.$B$2]" office:value-type="float" office:value="220" calcext:value-type="float">
            <text:p>220</text:p>
          </table:table-cell>
          <table:table-cell table:formula="of:=BITRSHIFT([.C119];[.$B$3] - 8)" office:value-type="float" office:value="11990" calcext:value-type="float">
            <text:p>11990</text:p>
          </table:table-cell>
          <table:table-cell table:formula="of:=BITRSHIFT([.E119];8)" office:value-type="float" office:value="46" calcext:value-type="float">
            <text:p>46</text:p>
          </table:table-cell>
          <table:table-cell table:style-name="ce327" table:formula="of:=IF([.F119]-[.F118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([.B119]*1000+[.$B$1])/1000" office:value-type="float" office:value="610.5" calcext:value-type="float">
            <text:p>610.5000</text:p>
          </table:table-cell>
          <table:table-cell table:formula="of:=[.C119]+[.D119]" office:value-type="float" office:value="12210" calcext:value-type="float">
            <text:p>12210</text:p>
          </table:table-cell>
          <table:table-cell table:formula="of:=[.D119]+[.$B$2]" office:value-type="float" office:value="222" calcext:value-type="float">
            <text:p>222</text:p>
          </table:table-cell>
          <table:table-cell table:formula="of:=BITRSHIFT([.C120];[.$B$3] - 8)" office:value-type="float" office:value="12210" calcext:value-type="float">
            <text:p>12210</text:p>
          </table:table-cell>
          <table:table-cell table:formula="of:=BITRSHIFT([.E120];8)" office:value-type="float" office:value="47" calcext:value-type="float">
            <text:p>47</text:p>
          </table:table-cell>
          <table:table-cell table:style-name="ce328" table:formula="of:=IF([.F120]-[.F119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([.B120]*1000+[.$B$1])/1000" office:value-type="float" office:value="616.05" calcext:value-type="float">
            <text:p>616.0500</text:p>
          </table:table-cell>
          <table:table-cell table:formula="of:=[.C120]+[.D120]" office:value-type="float" office:value="12432" calcext:value-type="float">
            <text:p>12432</text:p>
          </table:table-cell>
          <table:table-cell table:formula="of:=[.D120]+[.$B$2]" office:value-type="float" office:value="224" calcext:value-type="float">
            <text:p>224</text:p>
          </table:table-cell>
          <table:table-cell table:formula="of:=BITRSHIFT([.C121];[.$B$3] - 8)" office:value-type="float" office:value="12432" calcext:value-type="float">
            <text:p>12432</text:p>
          </table:table-cell>
          <table:table-cell table:formula="of:=BITRSHIFT([.E121];8)" office:value-type="float" office:value="48" calcext:value-type="float">
            <text:p>48</text:p>
          </table:table-cell>
          <table:table-cell table:style-name="ce329" table:formula="of:=IF([.F121]-[.F120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([.B121]*1000+[.$B$1])/1000" office:value-type="float" office:value="621.6" calcext:value-type="float">
            <text:p>621.6000</text:p>
          </table:table-cell>
          <table:table-cell table:formula="of:=[.C121]+[.D121]" office:value-type="float" office:value="12656" calcext:value-type="float">
            <text:p>12656</text:p>
          </table:table-cell>
          <table:table-cell table:formula="of:=[.D121]+[.$B$2]" office:value-type="float" office:value="226" calcext:value-type="float">
            <text:p>226</text:p>
          </table:table-cell>
          <table:table-cell table:formula="of:=BITRSHIFT([.C122];[.$B$3] - 8)" office:value-type="float" office:value="12656" calcext:value-type="float">
            <text:p>12656</text:p>
          </table:table-cell>
          <table:table-cell table:formula="of:=BITRSHIFT([.E122];8)" office:value-type="float" office:value="49" calcext:value-type="float">
            <text:p>49</text:p>
          </table:table-cell>
          <table:table-cell table:style-name="ce330" table:formula="of:=IF([.F122]-[.F121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([.B122]*1000+[.$B$1])/1000" office:value-type="float" office:value="627.15" calcext:value-type="float">
            <text:p>627.1500</text:p>
          </table:table-cell>
          <table:table-cell table:formula="of:=[.C122]+[.D122]" office:value-type="float" office:value="12882" calcext:value-type="float">
            <text:p>12882</text:p>
          </table:table-cell>
          <table:table-cell table:formula="of:=[.D122]+[.$B$2]" office:value-type="float" office:value="228" calcext:value-type="float">
            <text:p>228</text:p>
          </table:table-cell>
          <table:table-cell table:formula="of:=BITRSHIFT([.C123];[.$B$3] - 8)" office:value-type="float" office:value="12882" calcext:value-type="float">
            <text:p>12882</text:p>
          </table:table-cell>
          <table:table-cell table:formula="of:=BITRSHIFT([.E123];8)" office:value-type="float" office:value="50" calcext:value-type="float">
            <text:p>50</text:p>
          </table:table-cell>
          <table:table-cell table:style-name="ce331" table:formula="of:=IF([.F123]-[.F122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([.B123]*1000+[.$B$1])/1000" office:value-type="float" office:value="632.7" calcext:value-type="float">
            <text:p>632.7000</text:p>
          </table:table-cell>
          <table:table-cell table:formula="of:=[.C123]+[.D123]" office:value-type="float" office:value="13110" calcext:value-type="float">
            <text:p>13110</text:p>
          </table:table-cell>
          <table:table-cell table:formula="of:=[.D123]+[.$B$2]" office:value-type="float" office:value="230" calcext:value-type="float">
            <text:p>230</text:p>
          </table:table-cell>
          <table:table-cell table:formula="of:=BITRSHIFT([.C124];[.$B$3] - 8)" office:value-type="float" office:value="13110" calcext:value-type="float">
            <text:p>13110</text:p>
          </table:table-cell>
          <table:table-cell table:formula="of:=BITRSHIFT([.E124];8)" office:value-type="float" office:value="51" calcext:value-type="float">
            <text:p>51</text:p>
          </table:table-cell>
          <table:table-cell table:style-name="ce332" table:formula="of:=IF([.F124]-[.F123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([.B124]*1000+[.$B$1])/1000" office:value-type="float" office:value="638.25" calcext:value-type="float">
            <text:p>638.2500</text:p>
          </table:table-cell>
          <table:table-cell table:formula="of:=[.C124]+[.D124]" office:value-type="float" office:value="13340" calcext:value-type="float">
            <text:p>13340</text:p>
          </table:table-cell>
          <table:table-cell table:formula="of:=[.D124]+[.$B$2]" office:value-type="float" office:value="232" calcext:value-type="float">
            <text:p>232</text:p>
          </table:table-cell>
          <table:table-cell table:formula="of:=BITRSHIFT([.C125];[.$B$3] - 8)" office:value-type="float" office:value="13340" calcext:value-type="float">
            <text:p>13340</text:p>
          </table:table-cell>
          <table:table-cell table:formula="of:=BITRSHIFT([.E125];8)" office:value-type="float" office:value="52" calcext:value-type="float">
            <text:p>52</text:p>
          </table:table-cell>
          <table:table-cell table:style-name="ce333" table:formula="of:=IF([.F125]-[.F124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([.B125]*1000+[.$B$1])/1000" office:value-type="float" office:value="643.8" calcext:value-type="float">
            <text:p>643.8000</text:p>
          </table:table-cell>
          <table:table-cell table:formula="of:=[.C125]+[.D125]" office:value-type="float" office:value="13572" calcext:value-type="float">
            <text:p>13572</text:p>
          </table:table-cell>
          <table:table-cell table:formula="of:=[.D125]+[.$B$2]" office:value-type="float" office:value="234" calcext:value-type="float">
            <text:p>234</text:p>
          </table:table-cell>
          <table:table-cell table:formula="of:=BITRSHIFT([.C126];[.$B$3] - 8)" office:value-type="float" office:value="13572" calcext:value-type="float">
            <text:p>13572</text:p>
          </table:table-cell>
          <table:table-cell table:formula="of:=BITRSHIFT([.E126];8)" office:value-type="float" office:value="53" calcext:value-type="float">
            <text:p>53</text:p>
          </table:table-cell>
          <table:table-cell table:style-name="ce334" table:formula="of:=IF([.F126]-[.F125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([.B126]*1000+[.$B$1])/1000" office:value-type="float" office:value="649.35" calcext:value-type="float">
            <text:p>649.3500</text:p>
          </table:table-cell>
          <table:table-cell table:formula="of:=[.C126]+[.D126]" office:value-type="float" office:value="13806" calcext:value-type="float">
            <text:p>13806</text:p>
          </table:table-cell>
          <table:table-cell table:formula="of:=[.D126]+[.$B$2]" office:value-type="float" office:value="236" calcext:value-type="float">
            <text:p>236</text:p>
          </table:table-cell>
          <table:table-cell table:formula="of:=BITRSHIFT([.C127];[.$B$3] - 8)" office:value-type="float" office:value="13806" calcext:value-type="float">
            <text:p>13806</text:p>
          </table:table-cell>
          <table:table-cell table:formula="of:=BITRSHIFT([.E127];8)" office:value-type="float" office:value="53" calcext:value-type="float">
            <text:p>53</text:p>
          </table:table-cell>
          <table:table-cell table:style-name="ce335" table:formula="of:=IF([.F127]-[.F126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([.B127]*1000+[.$B$1])/1000" office:value-type="float" office:value="654.9" calcext:value-type="float">
            <text:p>654.9000</text:p>
          </table:table-cell>
          <table:table-cell table:formula="of:=[.C127]+[.D127]" office:value-type="float" office:value="14042" calcext:value-type="float">
            <text:p>14042</text:p>
          </table:table-cell>
          <table:table-cell table:formula="of:=[.D127]+[.$B$2]" office:value-type="float" office:value="238" calcext:value-type="float">
            <text:p>238</text:p>
          </table:table-cell>
          <table:table-cell table:formula="of:=BITRSHIFT([.C128];[.$B$3] - 8)" office:value-type="float" office:value="14042" calcext:value-type="float">
            <text:p>14042</text:p>
          </table:table-cell>
          <table:table-cell table:formula="of:=BITRSHIFT([.E128];8)" office:value-type="float" office:value="54" calcext:value-type="float">
            <text:p>54</text:p>
          </table:table-cell>
          <table:table-cell table:style-name="ce336" table:formula="of:=IF([.F128]-[.F127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([.B128]*1000+[.$B$1])/1000" office:value-type="float" office:value="660.45" calcext:value-type="float">
            <text:p>660.4500</text:p>
          </table:table-cell>
          <table:table-cell table:formula="of:=[.C128]+[.D128]" office:value-type="float" office:value="14280" calcext:value-type="float">
            <text:p>14280</text:p>
          </table:table-cell>
          <table:table-cell table:formula="of:=[.D128]+[.$B$2]" office:value-type="float" office:value="240" calcext:value-type="float">
            <text:p>240</text:p>
          </table:table-cell>
          <table:table-cell table:formula="of:=BITRSHIFT([.C129];[.$B$3] - 8)" office:value-type="float" office:value="14280" calcext:value-type="float">
            <text:p>14280</text:p>
          </table:table-cell>
          <table:table-cell table:formula="of:=BITRSHIFT([.E129];8)" office:value-type="float" office:value="55" calcext:value-type="float">
            <text:p>55</text:p>
          </table:table-cell>
          <table:table-cell table:style-name="ce337" table:formula="of:=IF([.F129]-[.F128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([.B129]*1000+[.$B$1])/1000" office:value-type="float" office:value="666" calcext:value-type="float">
            <text:p>666.0000</text:p>
          </table:table-cell>
          <table:table-cell table:formula="of:=[.C129]+[.D129]" office:value-type="float" office:value="14520" calcext:value-type="float">
            <text:p>14520</text:p>
          </table:table-cell>
          <table:table-cell table:formula="of:=[.D129]+[.$B$2]" office:value-type="float" office:value="242" calcext:value-type="float">
            <text:p>242</text:p>
          </table:table-cell>
          <table:table-cell table:formula="of:=BITRSHIFT([.C130];[.$B$3] - 8)" office:value-type="float" office:value="14520" calcext:value-type="float">
            <text:p>14520</text:p>
          </table:table-cell>
          <table:table-cell table:formula="of:=BITRSHIFT([.E130];8)" office:value-type="float" office:value="56" calcext:value-type="float">
            <text:p>56</text:p>
          </table:table-cell>
          <table:table-cell table:style-name="ce338" table:formula="of:=IF([.F130]-[.F129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([.B130]*1000+[.$B$1])/1000" office:value-type="float" office:value="671.55" calcext:value-type="float">
            <text:p>671.5500</text:p>
          </table:table-cell>
          <table:table-cell table:formula="of:=[.C130]+[.D130]" office:value-type="float" office:value="14762" calcext:value-type="float">
            <text:p>14762</text:p>
          </table:table-cell>
          <table:table-cell table:formula="of:=[.D130]+[.$B$2]" office:value-type="float" office:value="244" calcext:value-type="float">
            <text:p>244</text:p>
          </table:table-cell>
          <table:table-cell table:formula="of:=BITRSHIFT([.C131];[.$B$3] - 8)" office:value-type="float" office:value="14762" calcext:value-type="float">
            <text:p>14762</text:p>
          </table:table-cell>
          <table:table-cell table:formula="of:=BITRSHIFT([.E131];8)" office:value-type="float" office:value="57" calcext:value-type="float">
            <text:p>57</text:p>
          </table:table-cell>
          <table:table-cell table:style-name="ce339" table:formula="of:=IF([.F131]-[.F130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([.B131]*1000+[.$B$1])/1000" office:value-type="float" office:value="677.1" calcext:value-type="float">
            <text:p>677.1000</text:p>
          </table:table-cell>
          <table:table-cell table:formula="of:=[.C131]+[.D131]" office:value-type="float" office:value="15006" calcext:value-type="float">
            <text:p>15006</text:p>
          </table:table-cell>
          <table:table-cell table:formula="of:=[.D131]+[.$B$2]" office:value-type="float" office:value="246" calcext:value-type="float">
            <text:p>246</text:p>
          </table:table-cell>
          <table:table-cell table:formula="of:=BITRSHIFT([.C132];[.$B$3] - 8)" office:value-type="float" office:value="15006" calcext:value-type="float">
            <text:p>15006</text:p>
          </table:table-cell>
          <table:table-cell table:formula="of:=BITRSHIFT([.E132];8)" office:value-type="float" office:value="58" calcext:value-type="float">
            <text:p>58</text:p>
          </table:table-cell>
          <table:table-cell table:style-name="ce340" table:formula="of:=IF([.F132]-[.F131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([.B132]*1000+[.$B$1])/1000" office:value-type="float" office:value="682.65" calcext:value-type="float">
            <text:p>682.6500</text:p>
          </table:table-cell>
          <table:table-cell table:formula="of:=[.C132]+[.D132]" office:value-type="float" office:value="15252" calcext:value-type="float">
            <text:p>15252</text:p>
          </table:table-cell>
          <table:table-cell table:formula="of:=[.D132]+[.$B$2]" office:value-type="float" office:value="248" calcext:value-type="float">
            <text:p>248</text:p>
          </table:table-cell>
          <table:table-cell table:formula="of:=BITRSHIFT([.C133];[.$B$3] - 8)" office:value-type="float" office:value="15252" calcext:value-type="float">
            <text:p>15252</text:p>
          </table:table-cell>
          <table:table-cell table:formula="of:=BITRSHIFT([.E133];8)" office:value-type="float" office:value="59" calcext:value-type="float">
            <text:p>59</text:p>
          </table:table-cell>
          <table:table-cell table:style-name="ce341" table:formula="of:=IF([.F133]-[.F132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([.B133]*1000+[.$B$1])/1000" office:value-type="float" office:value="688.2" calcext:value-type="float">
            <text:p>688.2000</text:p>
          </table:table-cell>
          <table:table-cell table:formula="of:=[.C133]+[.D133]" office:value-type="float" office:value="15500" calcext:value-type="float">
            <text:p>15500</text:p>
          </table:table-cell>
          <table:table-cell table:formula="of:=[.D133]+[.$B$2]" office:value-type="float" office:value="250" calcext:value-type="float">
            <text:p>250</text:p>
          </table:table-cell>
          <table:table-cell table:formula="of:=BITRSHIFT([.C134];[.$B$3] - 8)" office:value-type="float" office:value="15500" calcext:value-type="float">
            <text:p>15500</text:p>
          </table:table-cell>
          <table:table-cell table:formula="of:=BITRSHIFT([.E134];8)" office:value-type="float" office:value="60" calcext:value-type="float">
            <text:p>60</text:p>
          </table:table-cell>
          <table:table-cell table:style-name="ce342" table:formula="of:=IF([.F134]-[.F133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([.B134]*1000+[.$B$1])/1000" office:value-type="float" office:value="693.75" calcext:value-type="float">
            <text:p>693.7500</text:p>
          </table:table-cell>
          <table:table-cell table:formula="of:=[.C134]+[.D134]" office:value-type="float" office:value="15750" calcext:value-type="float">
            <text:p>15750</text:p>
          </table:table-cell>
          <table:table-cell table:formula="of:=[.D134]+[.$B$2]" office:value-type="float" office:value="252" calcext:value-type="float">
            <text:p>252</text:p>
          </table:table-cell>
          <table:table-cell table:formula="of:=BITRSHIFT([.C135];[.$B$3] - 8)" office:value-type="float" office:value="15750" calcext:value-type="float">
            <text:p>15750</text:p>
          </table:table-cell>
          <table:table-cell table:formula="of:=BITRSHIFT([.E135];8)" office:value-type="float" office:value="61" calcext:value-type="float">
            <text:p>61</text:p>
          </table:table-cell>
          <table:table-cell table:style-name="ce343" table:formula="of:=IF([.F135]-[.F134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([.B135]*1000+[.$B$1])/1000" office:value-type="float" office:value="699.3" calcext:value-type="float">
            <text:p>699.3000</text:p>
          </table:table-cell>
          <table:table-cell table:formula="of:=[.C135]+[.D135]" office:value-type="float" office:value="16002" calcext:value-type="float">
            <text:p>16002</text:p>
          </table:table-cell>
          <table:table-cell table:formula="of:=[.D135]+[.$B$2]" office:value-type="float" office:value="254" calcext:value-type="float">
            <text:p>254</text:p>
          </table:table-cell>
          <table:table-cell table:formula="of:=BITRSHIFT([.C136];[.$B$3] - 8)" office:value-type="float" office:value="16002" calcext:value-type="float">
            <text:p>16002</text:p>
          </table:table-cell>
          <table:table-cell table:formula="of:=BITRSHIFT([.E136];8)" office:value-type="float" office:value="62" calcext:value-type="float">
            <text:p>62</text:p>
          </table:table-cell>
          <table:table-cell table:style-name="ce344" table:formula="of:=IF([.F136]-[.F135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([.B136]*1000+[.$B$1])/1000" office:value-type="float" office:value="704.85" calcext:value-type="float">
            <text:p>704.8500</text:p>
          </table:table-cell>
          <table:table-cell table:formula="of:=[.C136]+[.D136]" office:value-type="float" office:value="16256" calcext:value-type="float">
            <text:p>16256</text:p>
          </table:table-cell>
          <table:table-cell table:formula="of:=[.D136]+[.$B$2]" office:value-type="float" office:value="256" calcext:value-type="float">
            <text:p>256</text:p>
          </table:table-cell>
          <table:table-cell table:formula="of:=BITRSHIFT([.C137];[.$B$3] - 8)" office:value-type="float" office:value="16256" calcext:value-type="float">
            <text:p>16256</text:p>
          </table:table-cell>
          <table:table-cell table:formula="of:=BITRSHIFT([.E137];8)" office:value-type="float" office:value="63" calcext:value-type="float">
            <text:p>63</text:p>
          </table:table-cell>
          <table:table-cell table:style-name="ce345" table:formula="of:=IF([.F137]-[.F136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([.B137]*1000+[.$B$1])/1000" office:value-type="float" office:value="710.4" calcext:value-type="float">
            <text:p>710.4000</text:p>
          </table:table-cell>
          <table:table-cell table:formula="of:=[.C137]+[.D137]" office:value-type="float" office:value="16512" calcext:value-type="float">
            <text:p>16512</text:p>
          </table:table-cell>
          <table:table-cell table:formula="of:=[.D137]+[.$B$2]" office:value-type="float" office:value="258" calcext:value-type="float">
            <text:p>258</text:p>
          </table:table-cell>
          <table:table-cell table:formula="of:=BITRSHIFT([.C138];[.$B$3] - 8)" office:value-type="float" office:value="16512" calcext:value-type="float">
            <text:p>16512</text:p>
          </table:table-cell>
          <table:table-cell table:formula="of:=BITRSHIFT([.E138];8)" office:value-type="float" office:value="64" calcext:value-type="float">
            <text:p>64</text:p>
          </table:table-cell>
          <table:table-cell table:style-name="ce346" table:formula="of:=IF([.F138]-[.F137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([.B138]*1000+[.$B$1])/1000" office:value-type="float" office:value="715.95" calcext:value-type="float">
            <text:p>715.9500</text:p>
          </table:table-cell>
          <table:table-cell table:formula="of:=[.C138]+[.D138]" office:value-type="float" office:value="16770" calcext:value-type="float">
            <text:p>16770</text:p>
          </table:table-cell>
          <table:table-cell table:formula="of:=[.D138]+[.$B$2]" office:value-type="float" office:value="260" calcext:value-type="float">
            <text:p>260</text:p>
          </table:table-cell>
          <table:table-cell table:formula="of:=BITRSHIFT([.C139];[.$B$3] - 8)" office:value-type="float" office:value="16770" calcext:value-type="float">
            <text:p>16770</text:p>
          </table:table-cell>
          <table:table-cell table:formula="of:=BITRSHIFT([.E139];8)" office:value-type="float" office:value="65" calcext:value-type="float">
            <text:p>65</text:p>
          </table:table-cell>
          <table:table-cell table:style-name="ce347" table:formula="of:=IF([.F139]-[.F138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([.B139]*1000+[.$B$1])/1000" office:value-type="float" office:value="721.5" calcext:value-type="float">
            <text:p>721.5000</text:p>
          </table:table-cell>
          <table:table-cell table:formula="of:=[.C139]+[.D139]" office:value-type="float" office:value="17030" calcext:value-type="float">
            <text:p>17030</text:p>
          </table:table-cell>
          <table:table-cell table:formula="of:=[.D139]+[.$B$2]" office:value-type="float" office:value="262" calcext:value-type="float">
            <text:p>262</text:p>
          </table:table-cell>
          <table:table-cell table:formula="of:=BITRSHIFT([.C140];[.$B$3] - 8)" office:value-type="float" office:value="17030" calcext:value-type="float">
            <text:p>17030</text:p>
          </table:table-cell>
          <table:table-cell table:formula="of:=BITRSHIFT([.E140];8)" office:value-type="float" office:value="66" calcext:value-type="float">
            <text:p>66</text:p>
          </table:table-cell>
          <table:table-cell table:style-name="ce348" table:formula="of:=IF([.F140]-[.F139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([.B140]*1000+[.$B$1])/1000" office:value-type="float" office:value="727.05" calcext:value-type="float">
            <text:p>727.0500</text:p>
          </table:table-cell>
          <table:table-cell table:formula="of:=[.C140]+[.D140]" office:value-type="float" office:value="17292" calcext:value-type="float">
            <text:p>17292</text:p>
          </table:table-cell>
          <table:table-cell table:formula="of:=[.D140]+[.$B$2]" office:value-type="float" office:value="264" calcext:value-type="float">
            <text:p>264</text:p>
          </table:table-cell>
          <table:table-cell table:formula="of:=BITRSHIFT([.C141];[.$B$3] - 8)" office:value-type="float" office:value="17292" calcext:value-type="float">
            <text:p>17292</text:p>
          </table:table-cell>
          <table:table-cell table:formula="of:=BITRSHIFT([.E141];8)" office:value-type="float" office:value="67" calcext:value-type="float">
            <text:p>67</text:p>
          </table:table-cell>
          <table:table-cell table:style-name="ce349" table:formula="of:=IF([.F141]-[.F140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([.B141]*1000+[.$B$1])/1000" office:value-type="float" office:value="732.6" calcext:value-type="float">
            <text:p>732.6000</text:p>
          </table:table-cell>
          <table:table-cell table:formula="of:=[.C141]+[.D141]" office:value-type="float" office:value="17556" calcext:value-type="float">
            <text:p>17556</text:p>
          </table:table-cell>
          <table:table-cell table:formula="of:=[.D141]+[.$B$2]" office:value-type="float" office:value="266" calcext:value-type="float">
            <text:p>266</text:p>
          </table:table-cell>
          <table:table-cell table:formula="of:=BITRSHIFT([.C142];[.$B$3] - 8)" office:value-type="float" office:value="17556" calcext:value-type="float">
            <text:p>17556</text:p>
          </table:table-cell>
          <table:table-cell table:formula="of:=BITRSHIFT([.E142];8)" office:value-type="float" office:value="68" calcext:value-type="float">
            <text:p>68</text:p>
          </table:table-cell>
          <table:table-cell table:style-name="ce350" table:formula="of:=IF([.F142]-[.F141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([.B142]*1000+[.$B$1])/1000" office:value-type="float" office:value="738.15" calcext:value-type="float">
            <text:p>738.1500</text:p>
          </table:table-cell>
          <table:table-cell table:formula="of:=[.C142]+[.D142]" office:value-type="float" office:value="17822" calcext:value-type="float">
            <text:p>17822</text:p>
          </table:table-cell>
          <table:table-cell table:formula="of:=[.D142]+[.$B$2]" office:value-type="float" office:value="268" calcext:value-type="float">
            <text:p>268</text:p>
          </table:table-cell>
          <table:table-cell table:formula="of:=BITRSHIFT([.C143];[.$B$3] - 8)" office:value-type="float" office:value="17822" calcext:value-type="float">
            <text:p>17822</text:p>
          </table:table-cell>
          <table:table-cell table:formula="of:=BITRSHIFT([.E143];8)" office:value-type="float" office:value="69" calcext:value-type="float">
            <text:p>69</text:p>
          </table:table-cell>
          <table:table-cell table:style-name="ce351" table:formula="of:=IF([.F143]-[.F142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([.B143]*1000+[.$B$1])/1000" office:value-type="float" office:value="743.7" calcext:value-type="float">
            <text:p>743.7000</text:p>
          </table:table-cell>
          <table:table-cell table:formula="of:=[.C143]+[.D143]" office:value-type="float" office:value="18090" calcext:value-type="float">
            <text:p>18090</text:p>
          </table:table-cell>
          <table:table-cell table:formula="of:=[.D143]+[.$B$2]" office:value-type="float" office:value="270" calcext:value-type="float">
            <text:p>270</text:p>
          </table:table-cell>
          <table:table-cell table:formula="of:=BITRSHIFT([.C144];[.$B$3] - 8)" office:value-type="float" office:value="18090" calcext:value-type="float">
            <text:p>18090</text:p>
          </table:table-cell>
          <table:table-cell table:formula="of:=BITRSHIFT([.E144];8)" office:value-type="float" office:value="70" calcext:value-type="float">
            <text:p>70</text:p>
          </table:table-cell>
          <table:table-cell table:style-name="ce352" table:formula="of:=IF([.F144]-[.F143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([.B144]*1000+[.$B$1])/1000" office:value-type="float" office:value="749.25" calcext:value-type="float">
            <text:p>749.2500</text:p>
          </table:table-cell>
          <table:table-cell table:formula="of:=[.C144]+[.D144]" office:value-type="float" office:value="18360" calcext:value-type="float">
            <text:p>18360</text:p>
          </table:table-cell>
          <table:table-cell table:formula="of:=[.D144]+[.$B$2]" office:value-type="float" office:value="272" calcext:value-type="float">
            <text:p>272</text:p>
          </table:table-cell>
          <table:table-cell table:formula="of:=BITRSHIFT([.C145];[.$B$3] - 8)" office:value-type="float" office:value="18360" calcext:value-type="float">
            <text:p>18360</text:p>
          </table:table-cell>
          <table:table-cell table:formula="of:=BITRSHIFT([.E145];8)" office:value-type="float" office:value="71" calcext:value-type="float">
            <text:p>71</text:p>
          </table:table-cell>
          <table:table-cell table:style-name="ce353" table:formula="of:=IF([.F145]-[.F144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([.B145]*1000+[.$B$1])/1000" office:value-type="float" office:value="754.8" calcext:value-type="float">
            <text:p>754.8000</text:p>
          </table:table-cell>
          <table:table-cell table:formula="of:=[.C145]+[.D145]" office:value-type="float" office:value="18632" calcext:value-type="float">
            <text:p>18632</text:p>
          </table:table-cell>
          <table:table-cell table:formula="of:=[.D145]+[.$B$2]" office:value-type="float" office:value="274" calcext:value-type="float">
            <text:p>274</text:p>
          </table:table-cell>
          <table:table-cell table:formula="of:=BITRSHIFT([.C146];[.$B$3] - 8)" office:value-type="float" office:value="18632" calcext:value-type="float">
            <text:p>18632</text:p>
          </table:table-cell>
          <table:table-cell table:formula="of:=BITRSHIFT([.E146];8)" office:value-type="float" office:value="72" calcext:value-type="float">
            <text:p>72</text:p>
          </table:table-cell>
          <table:table-cell table:style-name="ce354" table:formula="of:=IF([.F146]-[.F145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([.B146]*1000+[.$B$1])/1000" office:value-type="float" office:value="760.35" calcext:value-type="float">
            <text:p>760.3500</text:p>
          </table:table-cell>
          <table:table-cell table:formula="of:=[.C146]+[.D146]" office:value-type="float" office:value="18906" calcext:value-type="float">
            <text:p>18906</text:p>
          </table:table-cell>
          <table:table-cell table:formula="of:=[.D146]+[.$B$2]" office:value-type="float" office:value="276" calcext:value-type="float">
            <text:p>276</text:p>
          </table:table-cell>
          <table:table-cell table:formula="of:=BITRSHIFT([.C147];[.$B$3] - 8)" office:value-type="float" office:value="18906" calcext:value-type="float">
            <text:p>18906</text:p>
          </table:table-cell>
          <table:table-cell table:formula="of:=BITRSHIFT([.E147];8)" office:value-type="float" office:value="73" calcext:value-type="float">
            <text:p>73</text:p>
          </table:table-cell>
          <table:table-cell table:style-name="ce355" table:formula="of:=IF([.F147]-[.F146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([.B147]*1000+[.$B$1])/1000" office:value-type="float" office:value="765.9" calcext:value-type="float">
            <text:p>765.9000</text:p>
          </table:table-cell>
          <table:table-cell table:formula="of:=[.C147]+[.D147]" office:value-type="float" office:value="19182" calcext:value-type="float">
            <text:p>19182</text:p>
          </table:table-cell>
          <table:table-cell table:formula="of:=[.D147]+[.$B$2]" office:value-type="float" office:value="278" calcext:value-type="float">
            <text:p>278</text:p>
          </table:table-cell>
          <table:table-cell table:formula="of:=BITRSHIFT([.C148];[.$B$3] - 8)" office:value-type="float" office:value="19182" calcext:value-type="float">
            <text:p>19182</text:p>
          </table:table-cell>
          <table:table-cell table:formula="of:=BITRSHIFT([.E148];8)" office:value-type="float" office:value="74" calcext:value-type="float">
            <text:p>74</text:p>
          </table:table-cell>
          <table:table-cell table:style-name="ce356" table:formula="of:=IF([.F148]-[.F147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([.B148]*1000+[.$B$1])/1000" office:value-type="float" office:value="771.45" calcext:value-type="float">
            <text:p>771.4500</text:p>
          </table:table-cell>
          <table:table-cell table:formula="of:=[.C148]+[.D148]" office:value-type="float" office:value="19460" calcext:value-type="float">
            <text:p>19460</text:p>
          </table:table-cell>
          <table:table-cell table:formula="of:=[.D148]+[.$B$2]" office:value-type="float" office:value="280" calcext:value-type="float">
            <text:p>280</text:p>
          </table:table-cell>
          <table:table-cell table:formula="of:=BITRSHIFT([.C149];[.$B$3] - 8)" office:value-type="float" office:value="19460" calcext:value-type="float">
            <text:p>19460</text:p>
          </table:table-cell>
          <table:table-cell table:formula="of:=BITRSHIFT([.E149];8)" office:value-type="float" office:value="76" calcext:value-type="float">
            <text:p>76</text:p>
          </table:table-cell>
          <table:table-cell table:style-name="ce357" table:formula="of:=IF([.F149]-[.F148]&gt;1; &quot;yes&quot;; 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([.B149]*1000+[.$B$1])/1000" office:value-type="float" office:value="777" calcext:value-type="float">
            <text:p>777.0000</text:p>
          </table:table-cell>
          <table:table-cell table:formula="of:=[.C149]+[.D149]" office:value-type="float" office:value="19740" calcext:value-type="float">
            <text:p>19740</text:p>
          </table:table-cell>
          <table:table-cell table:formula="of:=[.D149]+[.$B$2]" office:value-type="float" office:value="282" calcext:value-type="float">
            <text:p>282</text:p>
          </table:table-cell>
          <table:table-cell table:formula="of:=BITRSHIFT([.C150];[.$B$3] - 8)" office:value-type="float" office:value="19740" calcext:value-type="float">
            <text:p>19740</text:p>
          </table:table-cell>
          <table:table-cell table:formula="of:=BITRSHIFT([.E150];8)" office:value-type="float" office:value="77" calcext:value-type="float">
            <text:p>77</text:p>
          </table:table-cell>
          <table:table-cell table:style-name="ce358" table:formula="of:=IF([.F150]-[.F149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([.B150]*1000+[.$B$1])/1000" office:value-type="float" office:value="782.55" calcext:value-type="float">
            <text:p>782.5500</text:p>
          </table:table-cell>
          <table:table-cell table:formula="of:=[.C150]+[.D150]" office:value-type="float" office:value="20022" calcext:value-type="float">
            <text:p>20022</text:p>
          </table:table-cell>
          <table:table-cell table:formula="of:=[.D150]+[.$B$2]" office:value-type="float" office:value="284" calcext:value-type="float">
            <text:p>284</text:p>
          </table:table-cell>
          <table:table-cell table:formula="of:=BITRSHIFT([.C151];[.$B$3] - 8)" office:value-type="float" office:value="20022" calcext:value-type="float">
            <text:p>20022</text:p>
          </table:table-cell>
          <table:table-cell table:formula="of:=BITRSHIFT([.E151];8)" office:value-type="float" office:value="78" calcext:value-type="float">
            <text:p>78</text:p>
          </table:table-cell>
          <table:table-cell table:style-name="ce359" table:formula="of:=IF([.F151]-[.F150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([.B151]*1000+[.$B$1])/1000" office:value-type="float" office:value="788.1" calcext:value-type="float">
            <text:p>788.1000</text:p>
          </table:table-cell>
          <table:table-cell table:formula="of:=[.C151]+[.D151]" office:value-type="float" office:value="20306" calcext:value-type="float">
            <text:p>20306</text:p>
          </table:table-cell>
          <table:table-cell table:formula="of:=[.D151]+[.$B$2]" office:value-type="float" office:value="286" calcext:value-type="float">
            <text:p>286</text:p>
          </table:table-cell>
          <table:table-cell table:formula="of:=BITRSHIFT([.C152];[.$B$3] - 8)" office:value-type="float" office:value="20306" calcext:value-type="float">
            <text:p>20306</text:p>
          </table:table-cell>
          <table:table-cell table:formula="of:=BITRSHIFT([.E152];8)" office:value-type="float" office:value="79" calcext:value-type="float">
            <text:p>79</text:p>
          </table:table-cell>
          <table:table-cell table:style-name="ce360" table:formula="of:=IF([.F152]-[.F151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([.B152]*1000+[.$B$1])/1000" office:value-type="float" office:value="793.65" calcext:value-type="float">
            <text:p>793.6500</text:p>
          </table:table-cell>
          <table:table-cell table:formula="of:=[.C152]+[.D152]" office:value-type="float" office:value="20592" calcext:value-type="float">
            <text:p>20592</text:p>
          </table:table-cell>
          <table:table-cell table:formula="of:=[.D152]+[.$B$2]" office:value-type="float" office:value="288" calcext:value-type="float">
            <text:p>288</text:p>
          </table:table-cell>
          <table:table-cell table:formula="of:=BITRSHIFT([.C153];[.$B$3] - 8)" office:value-type="float" office:value="20592" calcext:value-type="float">
            <text:p>20592</text:p>
          </table:table-cell>
          <table:table-cell table:formula="of:=BITRSHIFT([.E153];8)" office:value-type="float" office:value="80" calcext:value-type="float">
            <text:p>80</text:p>
          </table:table-cell>
          <table:table-cell table:style-name="ce361" table:formula="of:=IF([.F153]-[.F152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([.B153]*1000+[.$B$1])/1000" office:value-type="float" office:value="799.2" calcext:value-type="float">
            <text:p>799.2000</text:p>
          </table:table-cell>
          <table:table-cell table:formula="of:=[.C153]+[.D153]" office:value-type="float" office:value="20880" calcext:value-type="float">
            <text:p>20880</text:p>
          </table:table-cell>
          <table:table-cell table:formula="of:=[.D153]+[.$B$2]" office:value-type="float" office:value="290" calcext:value-type="float">
            <text:p>290</text:p>
          </table:table-cell>
          <table:table-cell table:formula="of:=BITRSHIFT([.C154];[.$B$3] - 8)" office:value-type="float" office:value="20880" calcext:value-type="float">
            <text:p>20880</text:p>
          </table:table-cell>
          <table:table-cell table:formula="of:=BITRSHIFT([.E154];8)" office:value-type="float" office:value="81" calcext:value-type="float">
            <text:p>81</text:p>
          </table:table-cell>
          <table:table-cell table:style-name="ce362" table:formula="of:=IF([.F154]-[.F153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([.B154]*1000+[.$B$1])/1000" office:value-type="float" office:value="804.75" calcext:value-type="float">
            <text:p>804.7500</text:p>
          </table:table-cell>
          <table:table-cell table:formula="of:=[.C154]+[.D154]" office:value-type="float" office:value="21170" calcext:value-type="float">
            <text:p>21170</text:p>
          </table:table-cell>
          <table:table-cell table:formula="of:=[.D154]+[.$B$2]" office:value-type="float" office:value="292" calcext:value-type="float">
            <text:p>292</text:p>
          </table:table-cell>
          <table:table-cell table:formula="of:=BITRSHIFT([.C155];[.$B$3] - 8)" office:value-type="float" office:value="21170" calcext:value-type="float">
            <text:p>21170</text:p>
          </table:table-cell>
          <table:table-cell table:formula="of:=BITRSHIFT([.E155];8)" office:value-type="float" office:value="82" calcext:value-type="float">
            <text:p>82</text:p>
          </table:table-cell>
          <table:table-cell table:style-name="ce363" table:formula="of:=IF([.F155]-[.F154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([.B155]*1000+[.$B$1])/1000" office:value-type="float" office:value="810.3" calcext:value-type="float">
            <text:p>810.3000</text:p>
          </table:table-cell>
          <table:table-cell table:formula="of:=[.C155]+[.D155]" office:value-type="float" office:value="21462" calcext:value-type="float">
            <text:p>21462</text:p>
          </table:table-cell>
          <table:table-cell table:formula="of:=[.D155]+[.$B$2]" office:value-type="float" office:value="294" calcext:value-type="float">
            <text:p>294</text:p>
          </table:table-cell>
          <table:table-cell table:formula="of:=BITRSHIFT([.C156];[.$B$3] - 8)" office:value-type="float" office:value="21462" calcext:value-type="float">
            <text:p>21462</text:p>
          </table:table-cell>
          <table:table-cell table:formula="of:=BITRSHIFT([.E156];8)" office:value-type="float" office:value="83" calcext:value-type="float">
            <text:p>83</text:p>
          </table:table-cell>
          <table:table-cell table:style-name="ce364" table:formula="of:=IF([.F156]-[.F155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([.B156]*1000+[.$B$1])/1000" office:value-type="float" office:value="815.85" calcext:value-type="float">
            <text:p>815.8500</text:p>
          </table:table-cell>
          <table:table-cell table:formula="of:=[.C156]+[.D156]" office:value-type="float" office:value="21756" calcext:value-type="float">
            <text:p>21756</text:p>
          </table:table-cell>
          <table:table-cell table:formula="of:=[.D156]+[.$B$2]" office:value-type="float" office:value="296" calcext:value-type="float">
            <text:p>296</text:p>
          </table:table-cell>
          <table:table-cell table:formula="of:=BITRSHIFT([.C157];[.$B$3] - 8)" office:value-type="float" office:value="21756" calcext:value-type="float">
            <text:p>21756</text:p>
          </table:table-cell>
          <table:table-cell table:formula="of:=BITRSHIFT([.E157];8)" office:value-type="float" office:value="84" calcext:value-type="float">
            <text:p>84</text:p>
          </table:table-cell>
          <table:table-cell table:style-name="ce365" table:formula="of:=IF([.F157]-[.F156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([.B157]*1000+[.$B$1])/1000" office:value-type="float" office:value="821.4" calcext:value-type="float">
            <text:p>821.4000</text:p>
          </table:table-cell>
          <table:table-cell table:formula="of:=[.C157]+[.D157]" office:value-type="float" office:value="22052" calcext:value-type="float">
            <text:p>22052</text:p>
          </table:table-cell>
          <table:table-cell table:formula="of:=[.D157]+[.$B$2]" office:value-type="float" office:value="298" calcext:value-type="float">
            <text:p>298</text:p>
          </table:table-cell>
          <table:table-cell table:formula="of:=BITRSHIFT([.C158];[.$B$3] - 8)" office:value-type="float" office:value="22052" calcext:value-type="float">
            <text:p>22052</text:p>
          </table:table-cell>
          <table:table-cell table:formula="of:=BITRSHIFT([.E158];8)" office:value-type="float" office:value="86" calcext:value-type="float">
            <text:p>86</text:p>
          </table:table-cell>
          <table:table-cell table:style-name="ce366" table:formula="of:=IF([.F158]-[.F157]&gt;1; &quot;yes&quot;; 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([.B158]*1000+[.$B$1])/1000" office:value-type="float" office:value="826.95" calcext:value-type="float">
            <text:p>826.9500</text:p>
          </table:table-cell>
          <table:table-cell table:formula="of:=[.C158]+[.D158]" office:value-type="float" office:value="22350" calcext:value-type="float">
            <text:p>22350</text:p>
          </table:table-cell>
          <table:table-cell table:formula="of:=[.D158]+[.$B$2]" office:value-type="float" office:value="300" calcext:value-type="float">
            <text:p>300</text:p>
          </table:table-cell>
          <table:table-cell table:formula="of:=BITRSHIFT([.C159];[.$B$3] - 8)" office:value-type="float" office:value="22350" calcext:value-type="float">
            <text:p>22350</text:p>
          </table:table-cell>
          <table:table-cell table:formula="of:=BITRSHIFT([.E159];8)" office:value-type="float" office:value="87" calcext:value-type="float">
            <text:p>87</text:p>
          </table:table-cell>
          <table:table-cell table:style-name="ce367" table:formula="of:=IF([.F159]-[.F158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([.B159]*1000+[.$B$1])/1000" office:value-type="float" office:value="832.5" calcext:value-type="float">
            <text:p>832.5000</text:p>
          </table:table-cell>
          <table:table-cell table:formula="of:=[.C159]+[.D159]" office:value-type="float" office:value="22650" calcext:value-type="float">
            <text:p>22650</text:p>
          </table:table-cell>
          <table:table-cell table:formula="of:=[.D159]+[.$B$2]" office:value-type="float" office:value="302" calcext:value-type="float">
            <text:p>302</text:p>
          </table:table-cell>
          <table:table-cell table:formula="of:=BITRSHIFT([.C160];[.$B$3] - 8)" office:value-type="float" office:value="22650" calcext:value-type="float">
            <text:p>22650</text:p>
          </table:table-cell>
          <table:table-cell table:formula="of:=BITRSHIFT([.E160];8)" office:value-type="float" office:value="88" calcext:value-type="float">
            <text:p>88</text:p>
          </table:table-cell>
          <table:table-cell table:style-name="ce368" table:formula="of:=IF([.F160]-[.F159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([.B160]*1000+[.$B$1])/1000" office:value-type="float" office:value="838.05" calcext:value-type="float">
            <text:p>838.0500</text:p>
          </table:table-cell>
          <table:table-cell table:formula="of:=[.C160]+[.D160]" office:value-type="float" office:value="22952" calcext:value-type="float">
            <text:p>22952</text:p>
          </table:table-cell>
          <table:table-cell table:formula="of:=[.D160]+[.$B$2]" office:value-type="float" office:value="304" calcext:value-type="float">
            <text:p>304</text:p>
          </table:table-cell>
          <table:table-cell table:formula="of:=BITRSHIFT([.C161];[.$B$3] - 8)" office:value-type="float" office:value="22952" calcext:value-type="float">
            <text:p>22952</text:p>
          </table:table-cell>
          <table:table-cell table:formula="of:=BITRSHIFT([.E161];8)" office:value-type="float" office:value="89" calcext:value-type="float">
            <text:p>89</text:p>
          </table:table-cell>
          <table:table-cell table:style-name="ce369" table:formula="of:=IF([.F161]-[.F160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([.B161]*1000+[.$B$1])/1000" office:value-type="float" office:value="843.6" calcext:value-type="float">
            <text:p>843.6000</text:p>
          </table:table-cell>
          <table:table-cell table:formula="of:=[.C161]+[.D161]" office:value-type="float" office:value="23256" calcext:value-type="float">
            <text:p>23256</text:p>
          </table:table-cell>
          <table:table-cell table:formula="of:=[.D161]+[.$B$2]" office:value-type="float" office:value="306" calcext:value-type="float">
            <text:p>306</text:p>
          </table:table-cell>
          <table:table-cell table:formula="of:=BITRSHIFT([.C162];[.$B$3] - 8)" office:value-type="float" office:value="23256" calcext:value-type="float">
            <text:p>23256</text:p>
          </table:table-cell>
          <table:table-cell table:formula="of:=BITRSHIFT([.E162];8)" office:value-type="float" office:value="90" calcext:value-type="float">
            <text:p>90</text:p>
          </table:table-cell>
          <table:table-cell table:style-name="ce370" table:formula="of:=IF([.F162]-[.F161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([.B162]*1000+[.$B$1])/1000" office:value-type="float" office:value="849.15" calcext:value-type="float">
            <text:p>849.1500</text:p>
          </table:table-cell>
          <table:table-cell table:formula="of:=[.C162]+[.D162]" office:value-type="float" office:value="23562" calcext:value-type="float">
            <text:p>23562</text:p>
          </table:table-cell>
          <table:table-cell table:formula="of:=[.D162]+[.$B$2]" office:value-type="float" office:value="308" calcext:value-type="float">
            <text:p>308</text:p>
          </table:table-cell>
          <table:table-cell table:formula="of:=BITRSHIFT([.C163];[.$B$3] - 8)" office:value-type="float" office:value="23562" calcext:value-type="float">
            <text:p>23562</text:p>
          </table:table-cell>
          <table:table-cell table:formula="of:=BITRSHIFT([.E163];8)" office:value-type="float" office:value="92" calcext:value-type="float">
            <text:p>92</text:p>
          </table:table-cell>
          <table:table-cell table:style-name="ce371" table:formula="of:=IF([.F163]-[.F162]&gt;1; &quot;yes&quot;; 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([.B163]*1000+[.$B$1])/1000" office:value-type="float" office:value="854.7" calcext:value-type="float">
            <text:p>854.7000</text:p>
          </table:table-cell>
          <table:table-cell table:formula="of:=[.C163]+[.D163]" office:value-type="float" office:value="23870" calcext:value-type="float">
            <text:p>23870</text:p>
          </table:table-cell>
          <table:table-cell table:formula="of:=[.D163]+[.$B$2]" office:value-type="float" office:value="310" calcext:value-type="float">
            <text:p>310</text:p>
          </table:table-cell>
          <table:table-cell table:formula="of:=BITRSHIFT([.C164];[.$B$3] - 8)" office:value-type="float" office:value="23870" calcext:value-type="float">
            <text:p>23870</text:p>
          </table:table-cell>
          <table:table-cell table:formula="of:=BITRSHIFT([.E164];8)" office:value-type="float" office:value="93" calcext:value-type="float">
            <text:p>93</text:p>
          </table:table-cell>
          <table:table-cell table:style-name="ce372" table:formula="of:=IF([.F164]-[.F163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([.B164]*1000+[.$B$1])/1000" office:value-type="float" office:value="860.25" calcext:value-type="float">
            <text:p>860.2500</text:p>
          </table:table-cell>
          <table:table-cell table:formula="of:=[.C164]+[.D164]" office:value-type="float" office:value="24180" calcext:value-type="float">
            <text:p>24180</text:p>
          </table:table-cell>
          <table:table-cell table:formula="of:=[.D164]+[.$B$2]" office:value-type="float" office:value="312" calcext:value-type="float">
            <text:p>312</text:p>
          </table:table-cell>
          <table:table-cell table:formula="of:=BITRSHIFT([.C165];[.$B$3] - 8)" office:value-type="float" office:value="24180" calcext:value-type="float">
            <text:p>24180</text:p>
          </table:table-cell>
          <table:table-cell table:formula="of:=BITRSHIFT([.E165];8)" office:value-type="float" office:value="94" calcext:value-type="float">
            <text:p>94</text:p>
          </table:table-cell>
          <table:table-cell table:style-name="ce373" table:formula="of:=IF([.F165]-[.F164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([.B165]*1000+[.$B$1])/1000" office:value-type="float" office:value="865.8" calcext:value-type="float">
            <text:p>865.8000</text:p>
          </table:table-cell>
          <table:table-cell table:formula="of:=[.C165]+[.D165]" office:value-type="float" office:value="24492" calcext:value-type="float">
            <text:p>24492</text:p>
          </table:table-cell>
          <table:table-cell table:formula="of:=[.D165]+[.$B$2]" office:value-type="float" office:value="314" calcext:value-type="float">
            <text:p>314</text:p>
          </table:table-cell>
          <table:table-cell table:formula="of:=BITRSHIFT([.C166];[.$B$3] - 8)" office:value-type="float" office:value="24492" calcext:value-type="float">
            <text:p>24492</text:p>
          </table:table-cell>
          <table:table-cell table:formula="of:=BITRSHIFT([.E166];8)" office:value-type="float" office:value="95" calcext:value-type="float">
            <text:p>95</text:p>
          </table:table-cell>
          <table:table-cell table:style-name="ce374" table:formula="of:=IF([.F166]-[.F165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([.B166]*1000+[.$B$1])/1000" office:value-type="float" office:value="871.35" calcext:value-type="float">
            <text:p>871.3500</text:p>
          </table:table-cell>
          <table:table-cell table:formula="of:=[.C166]+[.D166]" office:value-type="float" office:value="24806" calcext:value-type="float">
            <text:p>24806</text:p>
          </table:table-cell>
          <table:table-cell table:formula="of:=[.D166]+[.$B$2]" office:value-type="float" office:value="316" calcext:value-type="float">
            <text:p>316</text:p>
          </table:table-cell>
          <table:table-cell table:formula="of:=BITRSHIFT([.C167];[.$B$3] - 8)" office:value-type="float" office:value="24806" calcext:value-type="float">
            <text:p>24806</text:p>
          </table:table-cell>
          <table:table-cell table:formula="of:=BITRSHIFT([.E167];8)" office:value-type="float" office:value="96" calcext:value-type="float">
            <text:p>96</text:p>
          </table:table-cell>
          <table:table-cell table:style-name="ce375" table:formula="of:=IF([.F167]-[.F166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([.B167]*1000+[.$B$1])/1000" office:value-type="float" office:value="876.9" calcext:value-type="float">
            <text:p>876.9000</text:p>
          </table:table-cell>
          <table:table-cell table:formula="of:=[.C167]+[.D167]" office:value-type="float" office:value="25122" calcext:value-type="float">
            <text:p>25122</text:p>
          </table:table-cell>
          <table:table-cell table:formula="of:=[.D167]+[.$B$2]" office:value-type="float" office:value="318" calcext:value-type="float">
            <text:p>318</text:p>
          </table:table-cell>
          <table:table-cell table:formula="of:=BITRSHIFT([.C168];[.$B$3] - 8)" office:value-type="float" office:value="25122" calcext:value-type="float">
            <text:p>25122</text:p>
          </table:table-cell>
          <table:table-cell table:formula="of:=BITRSHIFT([.E168];8)" office:value-type="float" office:value="98" calcext:value-type="float">
            <text:p>98</text:p>
          </table:table-cell>
          <table:table-cell table:style-name="ce376" table:formula="of:=IF([.F168]-[.F167]&gt;1; &quot;yes&quot;; 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([.B168]*1000+[.$B$1])/1000" office:value-type="float" office:value="882.45" calcext:value-type="float">
            <text:p>882.4500</text:p>
          </table:table-cell>
          <table:table-cell table:formula="of:=[.C168]+[.D168]" office:value-type="float" office:value="25440" calcext:value-type="float">
            <text:p>25440</text:p>
          </table:table-cell>
          <table:table-cell table:formula="of:=[.D168]+[.$B$2]" office:value-type="float" office:value="320" calcext:value-type="float">
            <text:p>320</text:p>
          </table:table-cell>
          <table:table-cell table:formula="of:=BITRSHIFT([.C169];[.$B$3] - 8)" office:value-type="float" office:value="25440" calcext:value-type="float">
            <text:p>25440</text:p>
          </table:table-cell>
          <table:table-cell table:formula="of:=BITRSHIFT([.E169];8)" office:value-type="float" office:value="99" calcext:value-type="float">
            <text:p>99</text:p>
          </table:table-cell>
          <table:table-cell table:style-name="ce377" table:formula="of:=IF([.F169]-[.F168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([.B169]*1000+[.$B$1])/1000" office:value-type="float" office:value="888" calcext:value-type="float">
            <text:p>888.0000</text:p>
          </table:table-cell>
          <table:table-cell table:formula="of:=[.C169]+[.D169]" office:value-type="float" office:value="25760" calcext:value-type="float">
            <text:p>25760</text:p>
          </table:table-cell>
          <table:table-cell table:formula="of:=[.D169]+[.$B$2]" office:value-type="float" office:value="322" calcext:value-type="float">
            <text:p>322</text:p>
          </table:table-cell>
          <table:table-cell table:formula="of:=BITRSHIFT([.C170];[.$B$3] - 8)" office:value-type="float" office:value="25760" calcext:value-type="float">
            <text:p>25760</text:p>
          </table:table-cell>
          <table:table-cell table:formula="of:=BITRSHIFT([.E170];8)" office:value-type="float" office:value="100" calcext:value-type="float">
            <text:p>100</text:p>
          </table:table-cell>
          <table:table-cell table:style-name="ce378" table:formula="of:=IF([.F170]-[.F169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([.B170]*1000+[.$B$1])/1000" office:value-type="float" office:value="893.55" calcext:value-type="float">
            <text:p>893.5500</text:p>
          </table:table-cell>
          <table:table-cell table:formula="of:=[.C170]+[.D170]" office:value-type="float" office:value="26082" calcext:value-type="float">
            <text:p>26082</text:p>
          </table:table-cell>
          <table:table-cell table:formula="of:=[.D170]+[.$B$2]" office:value-type="float" office:value="324" calcext:value-type="float">
            <text:p>324</text:p>
          </table:table-cell>
          <table:table-cell table:formula="of:=BITRSHIFT([.C171];[.$B$3] - 8)" office:value-type="float" office:value="26082" calcext:value-type="float">
            <text:p>26082</text:p>
          </table:table-cell>
          <table:table-cell table:formula="of:=BITRSHIFT([.E171];8)" office:value-type="float" office:value="101" calcext:value-type="float">
            <text:p>101</text:p>
          </table:table-cell>
          <table:table-cell table:style-name="ce379" table:formula="of:=IF([.F171]-[.F170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([.B171]*1000+[.$B$1])/1000" office:value-type="float" office:value="899.1" calcext:value-type="float">
            <text:p>899.1000</text:p>
          </table:table-cell>
          <table:table-cell table:formula="of:=[.C171]+[.D171]" office:value-type="float" office:value="26406" calcext:value-type="float">
            <text:p>26406</text:p>
          </table:table-cell>
          <table:table-cell table:formula="of:=[.D171]+[.$B$2]" office:value-type="float" office:value="326" calcext:value-type="float">
            <text:p>326</text:p>
          </table:table-cell>
          <table:table-cell table:formula="of:=BITRSHIFT([.C172];[.$B$3] - 8)" office:value-type="float" office:value="26406" calcext:value-type="float">
            <text:p>26406</text:p>
          </table:table-cell>
          <table:table-cell table:formula="of:=BITRSHIFT([.E172];8)" office:value-type="float" office:value="103" calcext:value-type="float">
            <text:p>103</text:p>
          </table:table-cell>
          <table:table-cell table:style-name="ce380" table:formula="of:=IF([.F172]-[.F171]&gt;1; &quot;yes&quot;; 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([.B172]*1000+[.$B$1])/1000" office:value-type="float" office:value="904.65" calcext:value-type="float">
            <text:p>904.6500</text:p>
          </table:table-cell>
          <table:table-cell table:formula="of:=[.C172]+[.D172]" office:value-type="float" office:value="26732" calcext:value-type="float">
            <text:p>26732</text:p>
          </table:table-cell>
          <table:table-cell table:formula="of:=[.D172]+[.$B$2]" office:value-type="float" office:value="328" calcext:value-type="float">
            <text:p>328</text:p>
          </table:table-cell>
          <table:table-cell table:formula="of:=BITRSHIFT([.C173];[.$B$3] - 8)" office:value-type="float" office:value="26732" calcext:value-type="float">
            <text:p>26732</text:p>
          </table:table-cell>
          <table:table-cell table:formula="of:=BITRSHIFT([.E173];8)" office:value-type="float" office:value="104" calcext:value-type="float">
            <text:p>104</text:p>
          </table:table-cell>
          <table:table-cell table:style-name="ce381" table:formula="of:=IF([.F173]-[.F172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([.B173]*1000+[.$B$1])/1000" office:value-type="float" office:value="910.2" calcext:value-type="float">
            <text:p>910.2000</text:p>
          </table:table-cell>
          <table:table-cell table:formula="of:=[.C173]+[.D173]" office:value-type="float" office:value="27060" calcext:value-type="float">
            <text:p>27060</text:p>
          </table:table-cell>
          <table:table-cell table:formula="of:=[.D173]+[.$B$2]" office:value-type="float" office:value="330" calcext:value-type="float">
            <text:p>330</text:p>
          </table:table-cell>
          <table:table-cell table:formula="of:=BITRSHIFT([.C174];[.$B$3] - 8)" office:value-type="float" office:value="27060" calcext:value-type="float">
            <text:p>27060</text:p>
          </table:table-cell>
          <table:table-cell table:formula="of:=BITRSHIFT([.E174];8)" office:value-type="float" office:value="105" calcext:value-type="float">
            <text:p>105</text:p>
          </table:table-cell>
          <table:table-cell table:style-name="ce382" table:formula="of:=IF([.F174]-[.F173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([.B174]*1000+[.$B$1])/1000" office:value-type="float" office:value="915.75" calcext:value-type="float">
            <text:p>915.7500</text:p>
          </table:table-cell>
          <table:table-cell table:formula="of:=[.C174]+[.D174]" office:value-type="float" office:value="27390" calcext:value-type="float">
            <text:p>27390</text:p>
          </table:table-cell>
          <table:table-cell table:formula="of:=[.D174]+[.$B$2]" office:value-type="float" office:value="332" calcext:value-type="float">
            <text:p>332</text:p>
          </table:table-cell>
          <table:table-cell table:formula="of:=BITRSHIFT([.C175];[.$B$3] - 8)" office:value-type="float" office:value="27390" calcext:value-type="float">
            <text:p>27390</text:p>
          </table:table-cell>
          <table:table-cell table:formula="of:=BITRSHIFT([.E175];8)" office:value-type="float" office:value="106" calcext:value-type="float">
            <text:p>106</text:p>
          </table:table-cell>
          <table:table-cell table:style-name="ce383" table:formula="of:=IF([.F175]-[.F174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([.B175]*1000+[.$B$1])/1000" office:value-type="float" office:value="921.3" calcext:value-type="float">
            <text:p>921.3000</text:p>
          </table:table-cell>
          <table:table-cell table:formula="of:=[.C175]+[.D175]" office:value-type="float" office:value="27722" calcext:value-type="float">
            <text:p>27722</text:p>
          </table:table-cell>
          <table:table-cell table:formula="of:=[.D175]+[.$B$2]" office:value-type="float" office:value="334" calcext:value-type="float">
            <text:p>334</text:p>
          </table:table-cell>
          <table:table-cell table:formula="of:=BITRSHIFT([.C176];[.$B$3] - 8)" office:value-type="float" office:value="27722" calcext:value-type="float">
            <text:p>27722</text:p>
          </table:table-cell>
          <table:table-cell table:formula="of:=BITRSHIFT([.E176];8)" office:value-type="float" office:value="108" calcext:value-type="float">
            <text:p>108</text:p>
          </table:table-cell>
          <table:table-cell table:style-name="ce384" table:formula="of:=IF([.F176]-[.F175]&gt;1; &quot;yes&quot;; 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([.B176]*1000+[.$B$1])/1000" office:value-type="float" office:value="926.85" calcext:value-type="float">
            <text:p>926.8500</text:p>
          </table:table-cell>
          <table:table-cell table:formula="of:=[.C176]+[.D176]" office:value-type="float" office:value="28056" calcext:value-type="float">
            <text:p>28056</text:p>
          </table:table-cell>
          <table:table-cell table:formula="of:=[.D176]+[.$B$2]" office:value-type="float" office:value="336" calcext:value-type="float">
            <text:p>336</text:p>
          </table:table-cell>
          <table:table-cell table:formula="of:=BITRSHIFT([.C177];[.$B$3] - 8)" office:value-type="float" office:value="28056" calcext:value-type="float">
            <text:p>28056</text:p>
          </table:table-cell>
          <table:table-cell table:formula="of:=BITRSHIFT([.E177];8)" office:value-type="float" office:value="109" calcext:value-type="float">
            <text:p>109</text:p>
          </table:table-cell>
          <table:table-cell table:style-name="ce385" table:formula="of:=IF([.F177]-[.F176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([.B177]*1000+[.$B$1])/1000" office:value-type="float" office:value="932.4" calcext:value-type="float">
            <text:p>932.4000</text:p>
          </table:table-cell>
          <table:table-cell table:formula="of:=[.C177]+[.D177]" office:value-type="float" office:value="28392" calcext:value-type="float">
            <text:p>28392</text:p>
          </table:table-cell>
          <table:table-cell table:formula="of:=[.D177]+[.$B$2]" office:value-type="float" office:value="338" calcext:value-type="float">
            <text:p>338</text:p>
          </table:table-cell>
          <table:table-cell table:formula="of:=BITRSHIFT([.C178];[.$B$3] - 8)" office:value-type="float" office:value="28392" calcext:value-type="float">
            <text:p>28392</text:p>
          </table:table-cell>
          <table:table-cell table:formula="of:=BITRSHIFT([.E178];8)" office:value-type="float" office:value="110" calcext:value-type="float">
            <text:p>110</text:p>
          </table:table-cell>
          <table:table-cell table:style-name="ce386" table:formula="of:=IF([.F178]-[.F177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([.B178]*1000+[.$B$1])/1000" office:value-type="float" office:value="937.95" calcext:value-type="float">
            <text:p>937.9500</text:p>
          </table:table-cell>
          <table:table-cell table:formula="of:=[.C178]+[.D178]" office:value-type="float" office:value="28730" calcext:value-type="float">
            <text:p>28730</text:p>
          </table:table-cell>
          <table:table-cell table:formula="of:=[.D178]+[.$B$2]" office:value-type="float" office:value="340" calcext:value-type="float">
            <text:p>340</text:p>
          </table:table-cell>
          <table:table-cell table:formula="of:=BITRSHIFT([.C179];[.$B$3] - 8)" office:value-type="float" office:value="28730" calcext:value-type="float">
            <text:p>28730</text:p>
          </table:table-cell>
          <table:table-cell table:formula="of:=BITRSHIFT([.E179];8)" office:value-type="float" office:value="112" calcext:value-type="float">
            <text:p>112</text:p>
          </table:table-cell>
          <table:table-cell table:style-name="ce387" table:formula="of:=IF([.F179]-[.F178]&gt;1; &quot;yes&quot;; 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([.B179]*1000+[.$B$1])/1000" office:value-type="float" office:value="943.5" calcext:value-type="float">
            <text:p>943.5000</text:p>
          </table:table-cell>
          <table:table-cell table:formula="of:=[.C179]+[.D179]" office:value-type="float" office:value="29070" calcext:value-type="float">
            <text:p>29070</text:p>
          </table:table-cell>
          <table:table-cell table:formula="of:=[.D179]+[.$B$2]" office:value-type="float" office:value="342" calcext:value-type="float">
            <text:p>342</text:p>
          </table:table-cell>
          <table:table-cell table:formula="of:=BITRSHIFT([.C180];[.$B$3] - 8)" office:value-type="float" office:value="29070" calcext:value-type="float">
            <text:p>29070</text:p>
          </table:table-cell>
          <table:table-cell table:formula="of:=BITRSHIFT([.E180];8)" office:value-type="float" office:value="113" calcext:value-type="float">
            <text:p>113</text:p>
          </table:table-cell>
          <table:table-cell table:style-name="ce388" table:formula="of:=IF([.F180]-[.F179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([.B180]*1000+[.$B$1])/1000" office:value-type="float" office:value="949.05" calcext:value-type="float">
            <text:p>949.0500</text:p>
          </table:table-cell>
          <table:table-cell table:formula="of:=[.C180]+[.D180]" office:value-type="float" office:value="29412" calcext:value-type="float">
            <text:p>29412</text:p>
          </table:table-cell>
          <table:table-cell table:formula="of:=[.D180]+[.$B$2]" office:value-type="float" office:value="344" calcext:value-type="float">
            <text:p>344</text:p>
          </table:table-cell>
          <table:table-cell table:formula="of:=BITRSHIFT([.C181];[.$B$3] - 8)" office:value-type="float" office:value="29412" calcext:value-type="float">
            <text:p>29412</text:p>
          </table:table-cell>
          <table:table-cell table:formula="of:=BITRSHIFT([.E181];8)" office:value-type="float" office:value="114" calcext:value-type="float">
            <text:p>114</text:p>
          </table:table-cell>
          <table:table-cell table:style-name="ce389" table:formula="of:=IF([.F181]-[.F180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([.B181]*1000+[.$B$1])/1000" office:value-type="float" office:value="954.6" calcext:value-type="float">
            <text:p>954.6000</text:p>
          </table:table-cell>
          <table:table-cell table:formula="of:=[.C181]+[.D181]" office:value-type="float" office:value="29756" calcext:value-type="float">
            <text:p>29756</text:p>
          </table:table-cell>
          <table:table-cell table:formula="of:=[.D181]+[.$B$2]" office:value-type="float" office:value="346" calcext:value-type="float">
            <text:p>346</text:p>
          </table:table-cell>
          <table:table-cell table:formula="of:=BITRSHIFT([.C182];[.$B$3] - 8)" office:value-type="float" office:value="29756" calcext:value-type="float">
            <text:p>29756</text:p>
          </table:table-cell>
          <table:table-cell table:formula="of:=BITRSHIFT([.E182];8)" office:value-type="float" office:value="116" calcext:value-type="float">
            <text:p>116</text:p>
          </table:table-cell>
          <table:table-cell table:style-name="ce390" table:formula="of:=IF([.F182]-[.F181]&gt;1; &quot;yes&quot;; 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([.B182]*1000+[.$B$1])/1000" office:value-type="float" office:value="960.15" calcext:value-type="float">
            <text:p>960.1500</text:p>
          </table:table-cell>
          <table:table-cell table:formula="of:=[.C182]+[.D182]" office:value-type="float" office:value="30102" calcext:value-type="float">
            <text:p>30102</text:p>
          </table:table-cell>
          <table:table-cell table:formula="of:=[.D182]+[.$B$2]" office:value-type="float" office:value="348" calcext:value-type="float">
            <text:p>348</text:p>
          </table:table-cell>
          <table:table-cell table:formula="of:=BITRSHIFT([.C183];[.$B$3] - 8)" office:value-type="float" office:value="30102" calcext:value-type="float">
            <text:p>30102</text:p>
          </table:table-cell>
          <table:table-cell table:formula="of:=BITRSHIFT([.E183];8)" office:value-type="float" office:value="117" calcext:value-type="float">
            <text:p>117</text:p>
          </table:table-cell>
          <table:table-cell table:style-name="ce391" table:formula="of:=IF([.F183]-[.F182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([.B183]*1000+[.$B$1])/1000" office:value-type="float" office:value="965.7" calcext:value-type="float">
            <text:p>965.7000</text:p>
          </table:table-cell>
          <table:table-cell table:formula="of:=[.C183]+[.D183]" office:value-type="float" office:value="30450" calcext:value-type="float">
            <text:p>30450</text:p>
          </table:table-cell>
          <table:table-cell table:formula="of:=[.D183]+[.$B$2]" office:value-type="float" office:value="350" calcext:value-type="float">
            <text:p>350</text:p>
          </table:table-cell>
          <table:table-cell table:formula="of:=BITRSHIFT([.C184];[.$B$3] - 8)" office:value-type="float" office:value="30450" calcext:value-type="float">
            <text:p>30450</text:p>
          </table:table-cell>
          <table:table-cell table:formula="of:=BITRSHIFT([.E184];8)" office:value-type="float" office:value="118" calcext:value-type="float">
            <text:p>118</text:p>
          </table:table-cell>
          <table:table-cell table:style-name="ce392" table:formula="of:=IF([.F184]-[.F183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([.B184]*1000+[.$B$1])/1000" office:value-type="float" office:value="971.25" calcext:value-type="float">
            <text:p>971.2500</text:p>
          </table:table-cell>
          <table:table-cell table:formula="of:=[.C184]+[.D184]" office:value-type="float" office:value="30800" calcext:value-type="float">
            <text:p>30800</text:p>
          </table:table-cell>
          <table:table-cell table:formula="of:=[.D184]+[.$B$2]" office:value-type="float" office:value="352" calcext:value-type="float">
            <text:p>352</text:p>
          </table:table-cell>
          <table:table-cell table:formula="of:=BITRSHIFT([.C185];[.$B$3] - 8)" office:value-type="float" office:value="30800" calcext:value-type="float">
            <text:p>30800</text:p>
          </table:table-cell>
          <table:table-cell table:formula="of:=BITRSHIFT([.E185];8)" office:value-type="float" office:value="120" calcext:value-type="float">
            <text:p>120</text:p>
          </table:table-cell>
          <table:table-cell table:style-name="ce393" table:formula="of:=IF([.F185]-[.F184]&gt;1; &quot;yes&quot;; 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([.B185]*1000+[.$B$1])/1000" office:value-type="float" office:value="976.8" calcext:value-type="float">
            <text:p>976.8000</text:p>
          </table:table-cell>
          <table:table-cell table:formula="of:=[.C185]+[.D185]" office:value-type="float" office:value="31152" calcext:value-type="float">
            <text:p>31152</text:p>
          </table:table-cell>
          <table:table-cell table:formula="of:=[.D185]+[.$B$2]" office:value-type="float" office:value="354" calcext:value-type="float">
            <text:p>354</text:p>
          </table:table-cell>
          <table:table-cell table:formula="of:=BITRSHIFT([.C186];[.$B$3] - 8)" office:value-type="float" office:value="31152" calcext:value-type="float">
            <text:p>31152</text:p>
          </table:table-cell>
          <table:table-cell table:formula="of:=BITRSHIFT([.E186];8)" office:value-type="float" office:value="121" calcext:value-type="float">
            <text:p>121</text:p>
          </table:table-cell>
          <table:table-cell table:style-name="ce394" table:formula="of:=IF([.F186]-[.F185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([.B186]*1000+[.$B$1])/1000" office:value-type="float" office:value="982.35" calcext:value-type="float">
            <text:p>982.3500</text:p>
          </table:table-cell>
          <table:table-cell table:formula="of:=[.C186]+[.D186]" office:value-type="float" office:value="31506" calcext:value-type="float">
            <text:p>31506</text:p>
          </table:table-cell>
          <table:table-cell table:formula="of:=[.D186]+[.$B$2]" office:value-type="float" office:value="356" calcext:value-type="float">
            <text:p>356</text:p>
          </table:table-cell>
          <table:table-cell table:formula="of:=BITRSHIFT([.C187];[.$B$3] - 8)" office:value-type="float" office:value="31506" calcext:value-type="float">
            <text:p>31506</text:p>
          </table:table-cell>
          <table:table-cell table:formula="of:=BITRSHIFT([.E187];8)" office:value-type="float" office:value="123" calcext:value-type="float">
            <text:p>123</text:p>
          </table:table-cell>
          <table:table-cell table:style-name="ce395" table:formula="of:=IF([.F187]-[.F186]&gt;1; &quot;yes&quot;; 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([.B187]*1000+[.$B$1])/1000" office:value-type="float" office:value="987.9" calcext:value-type="float">
            <text:p>987.9000</text:p>
          </table:table-cell>
          <table:table-cell table:formula="of:=[.C187]+[.D187]" office:value-type="float" office:value="31862" calcext:value-type="float">
            <text:p>31862</text:p>
          </table:table-cell>
          <table:table-cell table:formula="of:=[.D187]+[.$B$2]" office:value-type="float" office:value="358" calcext:value-type="float">
            <text:p>358</text:p>
          </table:table-cell>
          <table:table-cell table:formula="of:=BITRSHIFT([.C188];[.$B$3] - 8)" office:value-type="float" office:value="31862" calcext:value-type="float">
            <text:p>31862</text:p>
          </table:table-cell>
          <table:table-cell table:formula="of:=BITRSHIFT([.E188];8)" office:value-type="float" office:value="124" calcext:value-type="float">
            <text:p>124</text:p>
          </table:table-cell>
          <table:table-cell table:style-name="ce396" table:formula="of:=IF([.F188]-[.F187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([.B188]*1000+[.$B$1])/1000" office:value-type="float" office:value="993.45" calcext:value-type="float">
            <text:p>993.4500</text:p>
          </table:table-cell>
          <table:table-cell table:formula="of:=[.C188]+[.D188]" office:value-type="float" office:value="32220" calcext:value-type="float">
            <text:p>32220</text:p>
          </table:table-cell>
          <table:table-cell table:formula="of:=[.D188]+[.$B$2]" office:value-type="float" office:value="360" calcext:value-type="float">
            <text:p>360</text:p>
          </table:table-cell>
          <table:table-cell table:formula="of:=BITRSHIFT([.C189];[.$B$3] - 8)" office:value-type="float" office:value="32220" calcext:value-type="float">
            <text:p>32220</text:p>
          </table:table-cell>
          <table:table-cell table:formula="of:=BITRSHIFT([.E189];8)" office:value-type="float" office:value="125" calcext:value-type="float">
            <text:p>125</text:p>
          </table:table-cell>
          <table:table-cell table:style-name="ce397" table:formula="of:=IF([.F189]-[.F188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([.B189]*1000+[.$B$1])/1000" office:value-type="float" office:value="999" calcext:value-type="float">
            <text:p>999.0000</text:p>
          </table:table-cell>
          <table:table-cell table:formula="of:=[.C189]+[.D189]" office:value-type="float" office:value="32580" calcext:value-type="float">
            <text:p>32580</text:p>
          </table:table-cell>
          <table:table-cell table:formula="of:=[.D189]+[.$B$2]" office:value-type="float" office:value="362" calcext:value-type="float">
            <text:p>362</text:p>
          </table:table-cell>
          <table:table-cell table:formula="of:=BITRSHIFT([.C190];[.$B$3] - 8)" office:value-type="float" office:value="32580" calcext:value-type="float">
            <text:p>32580</text:p>
          </table:table-cell>
          <table:table-cell table:formula="of:=BITRSHIFT([.E190];8)" office:value-type="float" office:value="127" calcext:value-type="float">
            <text:p>127</text:p>
          </table:table-cell>
          <table:table-cell table:style-name="ce398" table:formula="of:=IF([.F190]-[.F189]&gt;1; &quot;yes&quot;; 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([.B190]*1000+[.$B$1])/1000" office:value-type="float" office:value="1004.55" calcext:value-type="float">
            <text:p>1004.5500</text:p>
          </table:table-cell>
          <table:table-cell table:formula="of:=[.C190]+[.D190]" office:value-type="float" office:value="32942" calcext:value-type="float">
            <text:p>32942</text:p>
          </table:table-cell>
          <table:table-cell table:formula="of:=[.D190]+[.$B$2]" office:value-type="float" office:value="364" calcext:value-type="float">
            <text:p>364</text:p>
          </table:table-cell>
          <table:table-cell table:formula="of:=BITRSHIFT([.C191];[.$B$3] - 8)" office:value-type="float" office:value="32942" calcext:value-type="float">
            <text:p>32942</text:p>
          </table:table-cell>
          <table:table-cell table:formula="of:=BITRSHIFT([.E191];8)" office:value-type="float" office:value="128" calcext:value-type="float">
            <text:p>128</text:p>
          </table:table-cell>
          <table:table-cell table:style-name="ce399" table:formula="of:=IF([.F191]-[.F190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([.B191]*1000+[.$B$1])/1000" office:value-type="float" office:value="1010.1" calcext:value-type="float">
            <text:p>1010.1000</text:p>
          </table:table-cell>
          <table:table-cell table:formula="of:=[.C191]+[.D191]" office:value-type="float" office:value="33306" calcext:value-type="float">
            <text:p>33306</text:p>
          </table:table-cell>
          <table:table-cell table:formula="of:=[.D191]+[.$B$2]" office:value-type="float" office:value="366" calcext:value-type="float">
            <text:p>366</text:p>
          </table:table-cell>
          <table:table-cell table:formula="of:=BITRSHIFT([.C192];[.$B$3] - 8)" office:value-type="float" office:value="33306" calcext:value-type="float">
            <text:p>33306</text:p>
          </table:table-cell>
          <table:table-cell table:formula="of:=BITRSHIFT([.E192];8)" office:value-type="float" office:value="130" calcext:value-type="float">
            <text:p>130</text:p>
          </table:table-cell>
          <table:table-cell table:style-name="ce400" table:formula="of:=IF([.F192]-[.F191]&gt;1; &quot;yes&quot;; 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([.B192]*1000+[.$B$1])/1000" office:value-type="float" office:value="1015.65" calcext:value-type="float">
            <text:p>1015.6500</text:p>
          </table:table-cell>
          <table:table-cell table:formula="of:=[.C192]+[.D192]" office:value-type="float" office:value="33672" calcext:value-type="float">
            <text:p>33672</text:p>
          </table:table-cell>
          <table:table-cell table:formula="of:=[.D192]+[.$B$2]" office:value-type="float" office:value="368" calcext:value-type="float">
            <text:p>368</text:p>
          </table:table-cell>
          <table:table-cell table:formula="of:=BITRSHIFT([.C193];[.$B$3] - 8)" office:value-type="float" office:value="33672" calcext:value-type="float">
            <text:p>33672</text:p>
          </table:table-cell>
          <table:table-cell table:formula="of:=BITRSHIFT([.E193];8)" office:value-type="float" office:value="131" calcext:value-type="float">
            <text:p>131</text:p>
          </table:table-cell>
          <table:table-cell table:style-name="ce401" table:formula="of:=IF([.F193]-[.F192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([.B193]*1000+[.$B$1])/1000" office:value-type="float" office:value="1021.2" calcext:value-type="float">
            <text:p>1021.2000</text:p>
          </table:table-cell>
          <table:table-cell table:formula="of:=[.C193]+[.D193]" office:value-type="float" office:value="34040" calcext:value-type="float">
            <text:p>34040</text:p>
          </table:table-cell>
          <table:table-cell table:formula="of:=[.D193]+[.$B$2]" office:value-type="float" office:value="370" calcext:value-type="float">
            <text:p>370</text:p>
          </table:table-cell>
          <table:table-cell table:formula="of:=BITRSHIFT([.C194];[.$B$3] - 8)" office:value-type="float" office:value="34040" calcext:value-type="float">
            <text:p>34040</text:p>
          </table:table-cell>
          <table:table-cell table:formula="of:=BITRSHIFT([.E194];8)" office:value-type="float" office:value="132" calcext:value-type="float">
            <text:p>132</text:p>
          </table:table-cell>
          <table:table-cell table:style-name="ce402" table:formula="of:=IF([.F194]-[.F193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([.B194]*1000+[.$B$1])/1000" office:value-type="float" office:value="1026.75" calcext:value-type="float">
            <text:p>1026.7500</text:p>
          </table:table-cell>
          <table:table-cell table:formula="of:=[.C194]+[.D194]" office:value-type="float" office:value="34410" calcext:value-type="float">
            <text:p>34410</text:p>
          </table:table-cell>
          <table:table-cell table:formula="of:=[.D194]+[.$B$2]" office:value-type="float" office:value="372" calcext:value-type="float">
            <text:p>372</text:p>
          </table:table-cell>
          <table:table-cell table:formula="of:=BITRSHIFT([.C195];[.$B$3] - 8)" office:value-type="float" office:value="34410" calcext:value-type="float">
            <text:p>34410</text:p>
          </table:table-cell>
          <table:table-cell table:formula="of:=BITRSHIFT([.E195];8)" office:value-type="float" office:value="134" calcext:value-type="float">
            <text:p>134</text:p>
          </table:table-cell>
          <table:table-cell table:style-name="ce403" table:formula="of:=IF([.F195]-[.F194]&gt;1; &quot;yes&quot;; 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([.B195]*1000+[.$B$1])/1000" office:value-type="float" office:value="1032.3" calcext:value-type="float">
            <text:p>1032.3000</text:p>
          </table:table-cell>
          <table:table-cell table:formula="of:=[.C195]+[.D195]" office:value-type="float" office:value="34782" calcext:value-type="float">
            <text:p>34782</text:p>
          </table:table-cell>
          <table:table-cell table:formula="of:=[.D195]+[.$B$2]" office:value-type="float" office:value="374" calcext:value-type="float">
            <text:p>374</text:p>
          </table:table-cell>
          <table:table-cell table:formula="of:=BITRSHIFT([.C196];[.$B$3] - 8)" office:value-type="float" office:value="34782" calcext:value-type="float">
            <text:p>34782</text:p>
          </table:table-cell>
          <table:table-cell table:formula="of:=BITRSHIFT([.E196];8)" office:value-type="float" office:value="135" calcext:value-type="float">
            <text:p>135</text:p>
          </table:table-cell>
          <table:table-cell table:style-name="ce404" table:formula="of:=IF([.F196]-[.F195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([.B196]*1000+[.$B$1])/1000" office:value-type="float" office:value="1037.85" calcext:value-type="float">
            <text:p>1037.8500</text:p>
          </table:table-cell>
          <table:table-cell table:formula="of:=[.C196]+[.D196]" office:value-type="float" office:value="35156" calcext:value-type="float">
            <text:p>35156</text:p>
          </table:table-cell>
          <table:table-cell table:formula="of:=[.D196]+[.$B$2]" office:value-type="float" office:value="376" calcext:value-type="float">
            <text:p>376</text:p>
          </table:table-cell>
          <table:table-cell table:formula="of:=BITRSHIFT([.C197];[.$B$3] - 8)" office:value-type="float" office:value="35156" calcext:value-type="float">
            <text:p>35156</text:p>
          </table:table-cell>
          <table:table-cell table:formula="of:=BITRSHIFT([.E197];8)" office:value-type="float" office:value="137" calcext:value-type="float">
            <text:p>137</text:p>
          </table:table-cell>
          <table:table-cell table:style-name="ce405" table:formula="of:=IF([.F197]-[.F196]&gt;1; &quot;yes&quot;; 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([.B197]*1000+[.$B$1])/1000" office:value-type="float" office:value="1043.4" calcext:value-type="float">
            <text:p>1043.4000</text:p>
          </table:table-cell>
          <table:table-cell table:formula="of:=[.C197]+[.D197]" office:value-type="float" office:value="35532" calcext:value-type="float">
            <text:p>35532</text:p>
          </table:table-cell>
          <table:table-cell table:formula="of:=[.D197]+[.$B$2]" office:value-type="float" office:value="378" calcext:value-type="float">
            <text:p>378</text:p>
          </table:table-cell>
          <table:table-cell table:formula="of:=BITRSHIFT([.C198];[.$B$3] - 8)" office:value-type="float" office:value="35532" calcext:value-type="float">
            <text:p>35532</text:p>
          </table:table-cell>
          <table:table-cell table:formula="of:=BITRSHIFT([.E198];8)" office:value-type="float" office:value="138" calcext:value-type="float">
            <text:p>138</text:p>
          </table:table-cell>
          <table:table-cell table:style-name="ce406" table:formula="of:=IF([.F198]-[.F197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([.B198]*1000+[.$B$1])/1000" office:value-type="float" office:value="1048.95" calcext:value-type="float">
            <text:p>1048.9500</text:p>
          </table:table-cell>
          <table:table-cell table:formula="of:=[.C198]+[.D198]" office:value-type="float" office:value="35910" calcext:value-type="float">
            <text:p>35910</text:p>
          </table:table-cell>
          <table:table-cell table:formula="of:=[.D198]+[.$B$2]" office:value-type="float" office:value="380" calcext:value-type="float">
            <text:p>380</text:p>
          </table:table-cell>
          <table:table-cell table:formula="of:=BITRSHIFT([.C199];[.$B$3] - 8)" office:value-type="float" office:value="35910" calcext:value-type="float">
            <text:p>35910</text:p>
          </table:table-cell>
          <table:table-cell table:formula="of:=BITRSHIFT([.E199];8)" office:value-type="float" office:value="140" calcext:value-type="float">
            <text:p>140</text:p>
          </table:table-cell>
          <table:table-cell table:style-name="ce407" table:formula="of:=IF([.F199]-[.F198]&gt;1; &quot;yes&quot;; 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([.B199]*1000+[.$B$1])/1000" office:value-type="float" office:value="1054.5" calcext:value-type="float">
            <text:p>1054.5000</text:p>
          </table:table-cell>
          <table:table-cell table:formula="of:=[.C199]+[.D199]" office:value-type="float" office:value="36290" calcext:value-type="float">
            <text:p>36290</text:p>
          </table:table-cell>
          <table:table-cell table:formula="of:=[.D199]+[.$B$2]" office:value-type="float" office:value="382" calcext:value-type="float">
            <text:p>382</text:p>
          </table:table-cell>
          <table:table-cell table:formula="of:=BITRSHIFT([.C200];[.$B$3] - 8)" office:value-type="float" office:value="36290" calcext:value-type="float">
            <text:p>36290</text:p>
          </table:table-cell>
          <table:table-cell table:formula="of:=BITRSHIFT([.E200];8)" office:value-type="float" office:value="141" calcext:value-type="float">
            <text:p>141</text:p>
          </table:table-cell>
          <table:table-cell table:style-name="ce408" table:formula="of:=IF([.F200]-[.F199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([.B200]*1000+[.$B$1])/1000" office:value-type="float" office:value="1060.05" calcext:value-type="float">
            <text:p>1060.0500</text:p>
          </table:table-cell>
          <table:table-cell table:formula="of:=[.C200]+[.D200]" office:value-type="float" office:value="36672" calcext:value-type="float">
            <text:p>36672</text:p>
          </table:table-cell>
          <table:table-cell table:formula="of:=[.D200]+[.$B$2]" office:value-type="float" office:value="384" calcext:value-type="float">
            <text:p>384</text:p>
          </table:table-cell>
          <table:table-cell table:formula="of:=BITRSHIFT([.C201];[.$B$3] - 8)" office:value-type="float" office:value="36672" calcext:value-type="float">
            <text:p>36672</text:p>
          </table:table-cell>
          <table:table-cell table:formula="of:=BITRSHIFT([.E201];8)" office:value-type="float" office:value="143" calcext:value-type="float">
            <text:p>143</text:p>
          </table:table-cell>
          <table:table-cell table:style-name="ce409" table:formula="of:=IF([.F201]-[.F200]&gt;1; &quot;yes&quot;; 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([.B201]*1000+[.$B$1])/1000" office:value-type="float" office:value="1065.6" calcext:value-type="float">
            <text:p>1065.6000</text:p>
          </table:table-cell>
          <table:table-cell table:formula="of:=[.C201]+[.D201]" office:value-type="float" office:value="37056" calcext:value-type="float">
            <text:p>37056</text:p>
          </table:table-cell>
          <table:table-cell table:formula="of:=[.D201]+[.$B$2]" office:value-type="float" office:value="386" calcext:value-type="float">
            <text:p>386</text:p>
          </table:table-cell>
          <table:table-cell table:formula="of:=BITRSHIFT([.C202];[.$B$3] - 8)" office:value-type="float" office:value="37056" calcext:value-type="float">
            <text:p>37056</text:p>
          </table:table-cell>
          <table:table-cell table:formula="of:=BITRSHIFT([.E202];8)" office:value-type="float" office:value="144" calcext:value-type="float">
            <text:p>144</text:p>
          </table:table-cell>
          <table:table-cell table:style-name="ce410" table:formula="of:=IF([.F202]-[.F201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([.B202]*1000+[.$B$1])/1000" office:value-type="float" office:value="1071.15" calcext:value-type="float">
            <text:p>1071.1500</text:p>
          </table:table-cell>
          <table:table-cell table:formula="of:=[.C202]+[.D202]" office:value-type="float" office:value="37442" calcext:value-type="float">
            <text:p>37442</text:p>
          </table:table-cell>
          <table:table-cell table:formula="of:=[.D202]+[.$B$2]" office:value-type="float" office:value="388" calcext:value-type="float">
            <text:p>388</text:p>
          </table:table-cell>
          <table:table-cell table:formula="of:=BITRSHIFT([.C203];[.$B$3] - 8)" office:value-type="float" office:value="37442" calcext:value-type="float">
            <text:p>37442</text:p>
          </table:table-cell>
          <table:table-cell table:formula="of:=BITRSHIFT([.E203];8)" office:value-type="float" office:value="146" calcext:value-type="float">
            <text:p>146</text:p>
          </table:table-cell>
          <table:table-cell table:style-name="ce411" table:formula="of:=IF([.F203]-[.F202]&gt;1; &quot;yes&quot;; 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([.B203]*1000+[.$B$1])/1000" office:value-type="float" office:value="1076.7" calcext:value-type="float">
            <text:p>1076.7000</text:p>
          </table:table-cell>
          <table:table-cell table:formula="of:=[.C203]+[.D203]" office:value-type="float" office:value="37830" calcext:value-type="float">
            <text:p>37830</text:p>
          </table:table-cell>
          <table:table-cell table:formula="of:=[.D203]+[.$B$2]" office:value-type="float" office:value="390" calcext:value-type="float">
            <text:p>390</text:p>
          </table:table-cell>
          <table:table-cell table:formula="of:=BITRSHIFT([.C204];[.$B$3] - 8)" office:value-type="float" office:value="37830" calcext:value-type="float">
            <text:p>37830</text:p>
          </table:table-cell>
          <table:table-cell table:formula="of:=BITRSHIFT([.E204];8)" office:value-type="float" office:value="147" calcext:value-type="float">
            <text:p>147</text:p>
          </table:table-cell>
          <table:table-cell table:style-name="ce412" table:formula="of:=IF([.F204]-[.F203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([.B204]*1000+[.$B$1])/1000" office:value-type="float" office:value="1082.25" calcext:value-type="float">
            <text:p>1082.2500</text:p>
          </table:table-cell>
          <table:table-cell table:formula="of:=[.C204]+[.D204]" office:value-type="float" office:value="38220" calcext:value-type="float">
            <text:p>38220</text:p>
          </table:table-cell>
          <table:table-cell table:formula="of:=[.D204]+[.$B$2]" office:value-type="float" office:value="392" calcext:value-type="float">
            <text:p>392</text:p>
          </table:table-cell>
          <table:table-cell table:formula="of:=BITRSHIFT([.C205];[.$B$3] - 8)" office:value-type="float" office:value="38220" calcext:value-type="float">
            <text:p>38220</text:p>
          </table:table-cell>
          <table:table-cell table:formula="of:=BITRSHIFT([.E205];8)" office:value-type="float" office:value="149" calcext:value-type="float">
            <text:p>149</text:p>
          </table:table-cell>
          <table:table-cell table:style-name="ce413" table:formula="of:=IF([.F205]-[.F204]&gt;1; &quot;yes&quot;; 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([.B205]*1000+[.$B$1])/1000" office:value-type="float" office:value="1087.8" calcext:value-type="float">
            <text:p>1087.8000</text:p>
          </table:table-cell>
          <table:table-cell table:formula="of:=[.C205]+[.D205]" office:value-type="float" office:value="38612" calcext:value-type="float">
            <text:p>38612</text:p>
          </table:table-cell>
          <table:table-cell table:formula="of:=[.D205]+[.$B$2]" office:value-type="float" office:value="394" calcext:value-type="float">
            <text:p>394</text:p>
          </table:table-cell>
          <table:table-cell table:formula="of:=BITRSHIFT([.C206];[.$B$3] - 8)" office:value-type="float" office:value="38612" calcext:value-type="float">
            <text:p>38612</text:p>
          </table:table-cell>
          <table:table-cell table:formula="of:=BITRSHIFT([.E206];8)" office:value-type="float" office:value="150" calcext:value-type="float">
            <text:p>150</text:p>
          </table:table-cell>
          <table:table-cell table:style-name="ce414" table:formula="of:=IF([.F206]-[.F205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([.B206]*1000+[.$B$1])/1000" office:value-type="float" office:value="1093.35" calcext:value-type="float">
            <text:p>1093.3500</text:p>
          </table:table-cell>
          <table:table-cell table:formula="of:=[.C206]+[.D206]" office:value-type="float" office:value="39006" calcext:value-type="float">
            <text:p>39006</text:p>
          </table:table-cell>
          <table:table-cell table:formula="of:=[.D206]+[.$B$2]" office:value-type="float" office:value="396" calcext:value-type="float">
            <text:p>396</text:p>
          </table:table-cell>
          <table:table-cell table:formula="of:=BITRSHIFT([.C207];[.$B$3] - 8)" office:value-type="float" office:value="39006" calcext:value-type="float">
            <text:p>39006</text:p>
          </table:table-cell>
          <table:table-cell table:formula="of:=BITRSHIFT([.E207];8)" office:value-type="float" office:value="152" calcext:value-type="float">
            <text:p>152</text:p>
          </table:table-cell>
          <table:table-cell table:style-name="ce415" table:formula="of:=IF([.F207]-[.F206]&gt;1; &quot;yes&quot;; 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([.B207]*1000+[.$B$1])/1000" office:value-type="float" office:value="1098.9" calcext:value-type="float">
            <text:p>1098.9000</text:p>
          </table:table-cell>
          <table:table-cell table:formula="of:=[.C207]+[.D207]" office:value-type="float" office:value="39402" calcext:value-type="float">
            <text:p>39402</text:p>
          </table:table-cell>
          <table:table-cell table:formula="of:=[.D207]+[.$B$2]" office:value-type="float" office:value="398" calcext:value-type="float">
            <text:p>398</text:p>
          </table:table-cell>
          <table:table-cell table:formula="of:=BITRSHIFT([.C208];[.$B$3] - 8)" office:value-type="float" office:value="39402" calcext:value-type="float">
            <text:p>39402</text:p>
          </table:table-cell>
          <table:table-cell table:formula="of:=BITRSHIFT([.E208];8)" office:value-type="float" office:value="153" calcext:value-type="float">
            <text:p>153</text:p>
          </table:table-cell>
          <table:table-cell table:style-name="ce416" table:formula="of:=IF([.F208]-[.F207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([.B208]*1000+[.$B$1])/1000" office:value-type="float" office:value="1104.45" calcext:value-type="float">
            <text:p>1104.4500</text:p>
          </table:table-cell>
          <table:table-cell table:formula="of:=[.C208]+[.D208]" office:value-type="float" office:value="39800" calcext:value-type="float">
            <text:p>39800</text:p>
          </table:table-cell>
          <table:table-cell table:formula="of:=[.D208]+[.$B$2]" office:value-type="float" office:value="400" calcext:value-type="float">
            <text:p>400</text:p>
          </table:table-cell>
          <table:table-cell table:formula="of:=BITRSHIFT([.C209];[.$B$3] - 8)" office:value-type="float" office:value="39800" calcext:value-type="float">
            <text:p>39800</text:p>
          </table:table-cell>
          <table:table-cell table:formula="of:=BITRSHIFT([.E209];8)" office:value-type="float" office:value="155" calcext:value-type="float">
            <text:p>155</text:p>
          </table:table-cell>
          <table:table-cell table:style-name="ce417" table:formula="of:=IF([.F209]-[.F208]&gt;1; &quot;yes&quot;; 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([.B209]*1000+[.$B$1])/1000" office:value-type="float" office:value="1110" calcext:value-type="float">
            <text:p>1110.0000</text:p>
          </table:table-cell>
          <table:table-cell table:formula="of:=[.C209]+[.D209]" office:value-type="float" office:value="40200" calcext:value-type="float">
            <text:p>40200</text:p>
          </table:table-cell>
          <table:table-cell table:formula="of:=[.D209]+[.$B$2]" office:value-type="float" office:value="402" calcext:value-type="float">
            <text:p>402</text:p>
          </table:table-cell>
          <table:table-cell table:formula="of:=BITRSHIFT([.C210];[.$B$3] - 8)" office:value-type="float" office:value="40200" calcext:value-type="float">
            <text:p>40200</text:p>
          </table:table-cell>
          <table:table-cell table:formula="of:=BITRSHIFT([.E210];8)" office:value-type="float" office:value="157" calcext:value-type="float">
            <text:p>157</text:p>
          </table:table-cell>
          <table:table-cell table:style-name="ce418" table:formula="of:=IF([.F210]-[.F209]&gt;1; &quot;yes&quot;; 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([.B210]*1000+[.$B$1])/1000" office:value-type="float" office:value="1115.55" calcext:value-type="float">
            <text:p>1115.5500</text:p>
          </table:table-cell>
          <table:table-cell table:formula="of:=[.C210]+[.D210]" office:value-type="float" office:value="40602" calcext:value-type="float">
            <text:p>40602</text:p>
          </table:table-cell>
          <table:table-cell table:formula="of:=[.D210]+[.$B$2]" office:value-type="float" office:value="404" calcext:value-type="float">
            <text:p>404</text:p>
          </table:table-cell>
          <table:table-cell table:formula="of:=BITRSHIFT([.C211];[.$B$3] - 8)" office:value-type="float" office:value="40602" calcext:value-type="float">
            <text:p>40602</text:p>
          </table:table-cell>
          <table:table-cell table:formula="of:=BITRSHIFT([.E211];8)" office:value-type="float" office:value="158" calcext:value-type="float">
            <text:p>158</text:p>
          </table:table-cell>
          <table:table-cell table:style-name="ce419" table:formula="of:=IF([.F211]-[.F210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([.B211]*1000+[.$B$1])/1000" office:value-type="float" office:value="1121.1" calcext:value-type="float">
            <text:p>1121.1000</text:p>
          </table:table-cell>
          <table:table-cell table:formula="of:=[.C211]+[.D211]" office:value-type="float" office:value="41006" calcext:value-type="float">
            <text:p>41006</text:p>
          </table:table-cell>
          <table:table-cell table:formula="of:=[.D211]+[.$B$2]" office:value-type="float" office:value="406" calcext:value-type="float">
            <text:p>406</text:p>
          </table:table-cell>
          <table:table-cell table:formula="of:=BITRSHIFT([.C212];[.$B$3] - 8)" office:value-type="float" office:value="41006" calcext:value-type="float">
            <text:p>41006</text:p>
          </table:table-cell>
          <table:table-cell table:formula="of:=BITRSHIFT([.E212];8)" office:value-type="float" office:value="160" calcext:value-type="float">
            <text:p>160</text:p>
          </table:table-cell>
          <table:table-cell table:style-name="ce420" table:formula="of:=IF([.F212]-[.F211]&gt;1; &quot;yes&quot;; 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([.B212]*1000+[.$B$1])/1000" office:value-type="float" office:value="1126.65" calcext:value-type="float">
            <text:p>1126.6500</text:p>
          </table:table-cell>
          <table:table-cell table:formula="of:=[.C212]+[.D212]" office:value-type="float" office:value="41412" calcext:value-type="float">
            <text:p>41412</text:p>
          </table:table-cell>
          <table:table-cell table:formula="of:=[.D212]+[.$B$2]" office:value-type="float" office:value="408" calcext:value-type="float">
            <text:p>408</text:p>
          </table:table-cell>
          <table:table-cell table:formula="of:=BITRSHIFT([.C213];[.$B$3] - 8)" office:value-type="float" office:value="41412" calcext:value-type="float">
            <text:p>41412</text:p>
          </table:table-cell>
          <table:table-cell table:formula="of:=BITRSHIFT([.E213];8)" office:value-type="float" office:value="161" calcext:value-type="float">
            <text:p>161</text:p>
          </table:table-cell>
          <table:table-cell table:style-name="ce421" table:formula="of:=IF([.F213]-[.F212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([.B213]*1000+[.$B$1])/1000" office:value-type="float" office:value="1132.2" calcext:value-type="float">
            <text:p>1132.2000</text:p>
          </table:table-cell>
          <table:table-cell table:formula="of:=[.C213]+[.D213]" office:value-type="float" office:value="41820" calcext:value-type="float">
            <text:p>41820</text:p>
          </table:table-cell>
          <table:table-cell table:formula="of:=[.D213]+[.$B$2]" office:value-type="float" office:value="410" calcext:value-type="float">
            <text:p>410</text:p>
          </table:table-cell>
          <table:table-cell table:formula="of:=BITRSHIFT([.C214];[.$B$3] - 8)" office:value-type="float" office:value="41820" calcext:value-type="float">
            <text:p>41820</text:p>
          </table:table-cell>
          <table:table-cell table:formula="of:=BITRSHIFT([.E214];8)" office:value-type="float" office:value="163" calcext:value-type="float">
            <text:p>163</text:p>
          </table:table-cell>
          <table:table-cell table:style-name="ce422" table:formula="of:=IF([.F214]-[.F213]&gt;1; &quot;yes&quot;; 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([.B214]*1000+[.$B$1])/1000" office:value-type="float" office:value="1137.75" calcext:value-type="float">
            <text:p>1137.7500</text:p>
          </table:table-cell>
          <table:table-cell table:formula="of:=[.C214]+[.D214]" office:value-type="float" office:value="42230" calcext:value-type="float">
            <text:p>42230</text:p>
          </table:table-cell>
          <table:table-cell table:formula="of:=[.D214]+[.$B$2]" office:value-type="float" office:value="412" calcext:value-type="float">
            <text:p>412</text:p>
          </table:table-cell>
          <table:table-cell table:formula="of:=BITRSHIFT([.C215];[.$B$3] - 8)" office:value-type="float" office:value="42230" calcext:value-type="float">
            <text:p>42230</text:p>
          </table:table-cell>
          <table:table-cell table:formula="of:=BITRSHIFT([.E215];8)" office:value-type="float" office:value="164" calcext:value-type="float">
            <text:p>164</text:p>
          </table:table-cell>
          <table:table-cell table:style-name="ce423" table:formula="of:=IF([.F215]-[.F214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([.B215]*1000+[.$B$1])/1000" office:value-type="float" office:value="1143.3" calcext:value-type="float">
            <text:p>1143.3000</text:p>
          </table:table-cell>
          <table:table-cell table:formula="of:=[.C215]+[.D215]" office:value-type="float" office:value="42642" calcext:value-type="float">
            <text:p>42642</text:p>
          </table:table-cell>
          <table:table-cell table:formula="of:=[.D215]+[.$B$2]" office:value-type="float" office:value="414" calcext:value-type="float">
            <text:p>414</text:p>
          </table:table-cell>
          <table:table-cell table:formula="of:=BITRSHIFT([.C216];[.$B$3] - 8)" office:value-type="float" office:value="42642" calcext:value-type="float">
            <text:p>42642</text:p>
          </table:table-cell>
          <table:table-cell table:formula="of:=BITRSHIFT([.E216];8)" office:value-type="float" office:value="166" calcext:value-type="float">
            <text:p>166</text:p>
          </table:table-cell>
          <table:table-cell table:style-name="ce424" table:formula="of:=IF([.F216]-[.F215]&gt;1; &quot;yes&quot;; 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([.B216]*1000+[.$B$1])/1000" office:value-type="float" office:value="1148.85" calcext:value-type="float">
            <text:p>1148.8500</text:p>
          </table:table-cell>
          <table:table-cell table:formula="of:=[.C216]+[.D216]" office:value-type="float" office:value="43056" calcext:value-type="float">
            <text:p>43056</text:p>
          </table:table-cell>
          <table:table-cell table:formula="of:=[.D216]+[.$B$2]" office:value-type="float" office:value="416" calcext:value-type="float">
            <text:p>416</text:p>
          </table:table-cell>
          <table:table-cell table:formula="of:=BITRSHIFT([.C217];[.$B$3] - 8)" office:value-type="float" office:value="43056" calcext:value-type="float">
            <text:p>43056</text:p>
          </table:table-cell>
          <table:table-cell table:formula="of:=BITRSHIFT([.E217];8)" office:value-type="float" office:value="168" calcext:value-type="float">
            <text:p>168</text:p>
          </table:table-cell>
          <table:table-cell table:style-name="ce425" table:formula="of:=IF([.F217]-[.F216]&gt;1; &quot;yes&quot;; 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([.B217]*1000+[.$B$1])/1000" office:value-type="float" office:value="1154.4" calcext:value-type="float">
            <text:p>1154.4000</text:p>
          </table:table-cell>
          <table:table-cell table:formula="of:=[.C217]+[.D217]" office:value-type="float" office:value="43472" calcext:value-type="float">
            <text:p>43472</text:p>
          </table:table-cell>
          <table:table-cell table:formula="of:=[.D217]+[.$B$2]" office:value-type="float" office:value="418" calcext:value-type="float">
            <text:p>418</text:p>
          </table:table-cell>
          <table:table-cell table:formula="of:=BITRSHIFT([.C218];[.$B$3] - 8)" office:value-type="float" office:value="43472" calcext:value-type="float">
            <text:p>43472</text:p>
          </table:table-cell>
          <table:table-cell table:formula="of:=BITRSHIFT([.E218];8)" office:value-type="float" office:value="169" calcext:value-type="float">
            <text:p>169</text:p>
          </table:table-cell>
          <table:table-cell table:style-name="ce426" table:formula="of:=IF([.F218]-[.F217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([.B218]*1000+[.$B$1])/1000" office:value-type="float" office:value="1159.95" calcext:value-type="float">
            <text:p>1159.9500</text:p>
          </table:table-cell>
          <table:table-cell table:formula="of:=[.C218]+[.D218]" office:value-type="float" office:value="43890" calcext:value-type="float">
            <text:p>43890</text:p>
          </table:table-cell>
          <table:table-cell table:formula="of:=[.D218]+[.$B$2]" office:value-type="float" office:value="420" calcext:value-type="float">
            <text:p>420</text:p>
          </table:table-cell>
          <table:table-cell table:formula="of:=BITRSHIFT([.C219];[.$B$3] - 8)" office:value-type="float" office:value="43890" calcext:value-type="float">
            <text:p>43890</text:p>
          </table:table-cell>
          <table:table-cell table:formula="of:=BITRSHIFT([.E219];8)" office:value-type="float" office:value="171" calcext:value-type="float">
            <text:p>171</text:p>
          </table:table-cell>
          <table:table-cell table:style-name="ce427" table:formula="of:=IF([.F219]-[.F218]&gt;1; &quot;yes&quot;; 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([.B219]*1000+[.$B$1])/1000" office:value-type="float" office:value="1165.5" calcext:value-type="float">
            <text:p>1165.5000</text:p>
          </table:table-cell>
          <table:table-cell table:formula="of:=[.C219]+[.D219]" office:value-type="float" office:value="44310" calcext:value-type="float">
            <text:p>44310</text:p>
          </table:table-cell>
          <table:table-cell table:formula="of:=[.D219]+[.$B$2]" office:value-type="float" office:value="422" calcext:value-type="float">
            <text:p>422</text:p>
          </table:table-cell>
          <table:table-cell table:formula="of:=BITRSHIFT([.C220];[.$B$3] - 8)" office:value-type="float" office:value="44310" calcext:value-type="float">
            <text:p>44310</text:p>
          </table:table-cell>
          <table:table-cell table:formula="of:=BITRSHIFT([.E220];8)" office:value-type="float" office:value="173" calcext:value-type="float">
            <text:p>173</text:p>
          </table:table-cell>
          <table:table-cell table:style-name="ce428" table:formula="of:=IF([.F220]-[.F219]&gt;1; &quot;yes&quot;; 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([.B220]*1000+[.$B$1])/1000" office:value-type="float" office:value="1171.05" calcext:value-type="float">
            <text:p>1171.0500</text:p>
          </table:table-cell>
          <table:table-cell table:formula="of:=[.C220]+[.D220]" office:value-type="float" office:value="44732" calcext:value-type="float">
            <text:p>44732</text:p>
          </table:table-cell>
          <table:table-cell table:formula="of:=[.D220]+[.$B$2]" office:value-type="float" office:value="424" calcext:value-type="float">
            <text:p>424</text:p>
          </table:table-cell>
          <table:table-cell table:formula="of:=BITRSHIFT([.C221];[.$B$3] - 8)" office:value-type="float" office:value="44732" calcext:value-type="float">
            <text:p>44732</text:p>
          </table:table-cell>
          <table:table-cell table:formula="of:=BITRSHIFT([.E221];8)" office:value-type="float" office:value="174" calcext:value-type="float">
            <text:p>174</text:p>
          </table:table-cell>
          <table:table-cell table:style-name="ce429" table:formula="of:=IF([.F221]-[.F220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([.B221]*1000+[.$B$1])/1000" office:value-type="float" office:value="1176.6" calcext:value-type="float">
            <text:p>1176.6000</text:p>
          </table:table-cell>
          <table:table-cell table:formula="of:=[.C221]+[.D221]" office:value-type="float" office:value="45156" calcext:value-type="float">
            <text:p>45156</text:p>
          </table:table-cell>
          <table:table-cell table:formula="of:=[.D221]+[.$B$2]" office:value-type="float" office:value="426" calcext:value-type="float">
            <text:p>426</text:p>
          </table:table-cell>
          <table:table-cell table:formula="of:=BITRSHIFT([.C222];[.$B$3] - 8)" office:value-type="float" office:value="45156" calcext:value-type="float">
            <text:p>45156</text:p>
          </table:table-cell>
          <table:table-cell table:formula="of:=BITRSHIFT([.E222];8)" office:value-type="float" office:value="176" calcext:value-type="float">
            <text:p>176</text:p>
          </table:table-cell>
          <table:table-cell table:style-name="ce430" table:formula="of:=IF([.F222]-[.F221]&gt;1; &quot;yes&quot;; 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([.B222]*1000+[.$B$1])/1000" office:value-type="float" office:value="1182.15" calcext:value-type="float">
            <text:p>1182.1500</text:p>
          </table:table-cell>
          <table:table-cell table:formula="of:=[.C222]+[.D222]" office:value-type="float" office:value="45582" calcext:value-type="float">
            <text:p>45582</text:p>
          </table:table-cell>
          <table:table-cell table:formula="of:=[.D222]+[.$B$2]" office:value-type="float" office:value="428" calcext:value-type="float">
            <text:p>428</text:p>
          </table:table-cell>
          <table:table-cell table:formula="of:=BITRSHIFT([.C223];[.$B$3] - 8)" office:value-type="float" office:value="45582" calcext:value-type="float">
            <text:p>45582</text:p>
          </table:table-cell>
          <table:table-cell table:formula="of:=BITRSHIFT([.E223];8)" office:value-type="float" office:value="178" calcext:value-type="float">
            <text:p>178</text:p>
          </table:table-cell>
          <table:table-cell table:style-name="ce431" table:formula="of:=IF([.F223]-[.F222]&gt;1; &quot;yes&quot;; 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([.B223]*1000+[.$B$1])/1000" office:value-type="float" office:value="1187.7" calcext:value-type="float">
            <text:p>1187.7000</text:p>
          </table:table-cell>
          <table:table-cell table:formula="of:=[.C223]+[.D223]" office:value-type="float" office:value="46010" calcext:value-type="float">
            <text:p>46010</text:p>
          </table:table-cell>
          <table:table-cell table:formula="of:=[.D223]+[.$B$2]" office:value-type="float" office:value="430" calcext:value-type="float">
            <text:p>430</text:p>
          </table:table-cell>
          <table:table-cell table:formula="of:=BITRSHIFT([.C224];[.$B$3] - 8)" office:value-type="float" office:value="46010" calcext:value-type="float">
            <text:p>46010</text:p>
          </table:table-cell>
          <table:table-cell table:formula="of:=BITRSHIFT([.E224];8)" office:value-type="float" office:value="179" calcext:value-type="float">
            <text:p>179</text:p>
          </table:table-cell>
          <table:table-cell table:style-name="ce432" table:formula="of:=IF([.F224]-[.F223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([.B224]*1000+[.$B$1])/1000" office:value-type="float" office:value="1193.25" calcext:value-type="float">
            <text:p>1193.2500</text:p>
          </table:table-cell>
          <table:table-cell table:formula="of:=[.C224]+[.D224]" office:value-type="float" office:value="46440" calcext:value-type="float">
            <text:p>46440</text:p>
          </table:table-cell>
          <table:table-cell table:formula="of:=[.D224]+[.$B$2]" office:value-type="float" office:value="432" calcext:value-type="float">
            <text:p>432</text:p>
          </table:table-cell>
          <table:table-cell table:formula="of:=BITRSHIFT([.C225];[.$B$3] - 8)" office:value-type="float" office:value="46440" calcext:value-type="float">
            <text:p>46440</text:p>
          </table:table-cell>
          <table:table-cell table:formula="of:=BITRSHIFT([.E225];8)" office:value-type="float" office:value="181" calcext:value-type="float">
            <text:p>181</text:p>
          </table:table-cell>
          <table:table-cell table:style-name="ce433" table:formula="of:=IF([.F225]-[.F224]&gt;1; &quot;yes&quot;; 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([.B225]*1000+[.$B$1])/1000" office:value-type="float" office:value="1198.8" calcext:value-type="float">
            <text:p>1198.8000</text:p>
          </table:table-cell>
          <table:table-cell table:formula="of:=[.C225]+[.D225]" office:value-type="float" office:value="46872" calcext:value-type="float">
            <text:p>46872</text:p>
          </table:table-cell>
          <table:table-cell table:formula="of:=[.D225]+[.$B$2]" office:value-type="float" office:value="434" calcext:value-type="float">
            <text:p>434</text:p>
          </table:table-cell>
          <table:table-cell table:formula="of:=BITRSHIFT([.C226];[.$B$3] - 8)" office:value-type="float" office:value="46872" calcext:value-type="float">
            <text:p>46872</text:p>
          </table:table-cell>
          <table:table-cell table:formula="of:=BITRSHIFT([.E226];8)" office:value-type="float" office:value="183" calcext:value-type="float">
            <text:p>183</text:p>
          </table:table-cell>
          <table:table-cell table:style-name="ce434" table:formula="of:=IF([.F226]-[.F225]&gt;1; &quot;yes&quot;; 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([.B226]*1000+[.$B$1])/1000" office:value-type="float" office:value="1204.35" calcext:value-type="float">
            <text:p>1204.3500</text:p>
          </table:table-cell>
          <table:table-cell table:formula="of:=[.C226]+[.D226]" office:value-type="float" office:value="47306" calcext:value-type="float">
            <text:p>47306</text:p>
          </table:table-cell>
          <table:table-cell table:formula="of:=[.D226]+[.$B$2]" office:value-type="float" office:value="436" calcext:value-type="float">
            <text:p>436</text:p>
          </table:table-cell>
          <table:table-cell table:formula="of:=BITRSHIFT([.C227];[.$B$3] - 8)" office:value-type="float" office:value="47306" calcext:value-type="float">
            <text:p>47306</text:p>
          </table:table-cell>
          <table:table-cell table:formula="of:=BITRSHIFT([.E227];8)" office:value-type="float" office:value="184" calcext:value-type="float">
            <text:p>184</text:p>
          </table:table-cell>
          <table:table-cell table:style-name="ce435" table:formula="of:=IF([.F227]-[.F226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([.B227]*1000+[.$B$1])/1000" office:value-type="float" office:value="1209.9" calcext:value-type="float">
            <text:p>1209.9000</text:p>
          </table:table-cell>
          <table:table-cell table:formula="of:=[.C227]+[.D227]" office:value-type="float" office:value="47742" calcext:value-type="float">
            <text:p>47742</text:p>
          </table:table-cell>
          <table:table-cell table:formula="of:=[.D227]+[.$B$2]" office:value-type="float" office:value="438" calcext:value-type="float">
            <text:p>438</text:p>
          </table:table-cell>
          <table:table-cell table:formula="of:=BITRSHIFT([.C228];[.$B$3] - 8)" office:value-type="float" office:value="47742" calcext:value-type="float">
            <text:p>47742</text:p>
          </table:table-cell>
          <table:table-cell table:formula="of:=BITRSHIFT([.E228];8)" office:value-type="float" office:value="186" calcext:value-type="float">
            <text:p>186</text:p>
          </table:table-cell>
          <table:table-cell table:style-name="ce436" table:formula="of:=IF([.F228]-[.F227]&gt;1; &quot;yes&quot;; 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([.B228]*1000+[.$B$1])/1000" office:value-type="float" office:value="1215.45" calcext:value-type="float">
            <text:p>1215.4500</text:p>
          </table:table-cell>
          <table:table-cell table:formula="of:=[.C228]+[.D228]" office:value-type="float" office:value="48180" calcext:value-type="float">
            <text:p>48180</text:p>
          </table:table-cell>
          <table:table-cell table:formula="of:=[.D228]+[.$B$2]" office:value-type="float" office:value="440" calcext:value-type="float">
            <text:p>440</text:p>
          </table:table-cell>
          <table:table-cell table:formula="of:=BITRSHIFT([.C229];[.$B$3] - 8)" office:value-type="float" office:value="48180" calcext:value-type="float">
            <text:p>48180</text:p>
          </table:table-cell>
          <table:table-cell table:formula="of:=BITRSHIFT([.E229];8)" office:value-type="float" office:value="188" calcext:value-type="float">
            <text:p>188</text:p>
          </table:table-cell>
          <table:table-cell table:style-name="ce437" table:formula="of:=IF([.F229]-[.F228]&gt;1; &quot;yes&quot;; 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([.B229]*1000+[.$B$1])/1000" office:value-type="float" office:value="1221" calcext:value-type="float">
            <text:p>1221.0000</text:p>
          </table:table-cell>
          <table:table-cell table:formula="of:=[.C229]+[.D229]" office:value-type="float" office:value="48620" calcext:value-type="float">
            <text:p>48620</text:p>
          </table:table-cell>
          <table:table-cell table:formula="of:=[.D229]+[.$B$2]" office:value-type="float" office:value="442" calcext:value-type="float">
            <text:p>442</text:p>
          </table:table-cell>
          <table:table-cell table:formula="of:=BITRSHIFT([.C230];[.$B$3] - 8)" office:value-type="float" office:value="48620" calcext:value-type="float">
            <text:p>48620</text:p>
          </table:table-cell>
          <table:table-cell table:formula="of:=BITRSHIFT([.E230];8)" office:value-type="float" office:value="189" calcext:value-type="float">
            <text:p>189</text:p>
          </table:table-cell>
          <table:table-cell table:style-name="ce438" table:formula="of:=IF([.F230]-[.F229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([.B230]*1000+[.$B$1])/1000" office:value-type="float" office:value="1226.55" calcext:value-type="float">
            <text:p>1226.5500</text:p>
          </table:table-cell>
          <table:table-cell table:formula="of:=[.C230]+[.D230]" office:value-type="float" office:value="49062" calcext:value-type="float">
            <text:p>49062</text:p>
          </table:table-cell>
          <table:table-cell table:formula="of:=[.D230]+[.$B$2]" office:value-type="float" office:value="444" calcext:value-type="float">
            <text:p>444</text:p>
          </table:table-cell>
          <table:table-cell table:formula="of:=BITRSHIFT([.C231];[.$B$3] - 8)" office:value-type="float" office:value="49062" calcext:value-type="float">
            <text:p>49062</text:p>
          </table:table-cell>
          <table:table-cell table:formula="of:=BITRSHIFT([.E231];8)" office:value-type="float" office:value="191" calcext:value-type="float">
            <text:p>191</text:p>
          </table:table-cell>
          <table:table-cell table:style-name="ce439" table:formula="of:=IF([.F231]-[.F230]&gt;1; &quot;yes&quot;; 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([.B231]*1000+[.$B$1])/1000" office:value-type="float" office:value="1232.1" calcext:value-type="float">
            <text:p>1232.1000</text:p>
          </table:table-cell>
          <table:table-cell table:formula="of:=[.C231]+[.D231]" office:value-type="float" office:value="49506" calcext:value-type="float">
            <text:p>49506</text:p>
          </table:table-cell>
          <table:table-cell table:formula="of:=[.D231]+[.$B$2]" office:value-type="float" office:value="446" calcext:value-type="float">
            <text:p>446</text:p>
          </table:table-cell>
          <table:table-cell table:formula="of:=BITRSHIFT([.C232];[.$B$3] - 8)" office:value-type="float" office:value="49506" calcext:value-type="float">
            <text:p>49506</text:p>
          </table:table-cell>
          <table:table-cell table:formula="of:=BITRSHIFT([.E232];8)" office:value-type="float" office:value="193" calcext:value-type="float">
            <text:p>193</text:p>
          </table:table-cell>
          <table:table-cell table:style-name="ce440" table:formula="of:=IF([.F232]-[.F231]&gt;1; &quot;yes&quot;; 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([.B232]*1000+[.$B$1])/1000" office:value-type="float" office:value="1237.65" calcext:value-type="float">
            <text:p>1237.6500</text:p>
          </table:table-cell>
          <table:table-cell table:formula="of:=[.C232]+[.D232]" office:value-type="float" office:value="49952" calcext:value-type="float">
            <text:p>49952</text:p>
          </table:table-cell>
          <table:table-cell table:formula="of:=[.D232]+[.$B$2]" office:value-type="float" office:value="448" calcext:value-type="float">
            <text:p>448</text:p>
          </table:table-cell>
          <table:table-cell table:formula="of:=BITRSHIFT([.C233];[.$B$3] - 8)" office:value-type="float" office:value="49952" calcext:value-type="float">
            <text:p>49952</text:p>
          </table:table-cell>
          <table:table-cell table:formula="of:=BITRSHIFT([.E233];8)" office:value-type="float" office:value="195" calcext:value-type="float">
            <text:p>195</text:p>
          </table:table-cell>
          <table:table-cell table:style-name="ce441" table:formula="of:=IF([.F233]-[.F232]&gt;1; &quot;yes&quot;; 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([.B233]*1000+[.$B$1])/1000" office:value-type="float" office:value="1243.2" calcext:value-type="float">
            <text:p>1243.2000</text:p>
          </table:table-cell>
          <table:table-cell table:formula="of:=[.C233]+[.D233]" office:value-type="float" office:value="50400" calcext:value-type="float">
            <text:p>50400</text:p>
          </table:table-cell>
          <table:table-cell table:formula="of:=[.D233]+[.$B$2]" office:value-type="float" office:value="450" calcext:value-type="float">
            <text:p>450</text:p>
          </table:table-cell>
          <table:table-cell table:formula="of:=BITRSHIFT([.C234];[.$B$3] - 8)" office:value-type="float" office:value="50400" calcext:value-type="float">
            <text:p>50400</text:p>
          </table:table-cell>
          <table:table-cell table:formula="of:=BITRSHIFT([.E234];8)" office:value-type="float" office:value="196" calcext:value-type="float">
            <text:p>196</text:p>
          </table:table-cell>
          <table:table-cell table:style-name="ce442" table:formula="of:=IF([.F234]-[.F233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([.B234]*1000+[.$B$1])/1000" office:value-type="float" office:value="1248.75" calcext:value-type="float">
            <text:p>1248.7500</text:p>
          </table:table-cell>
          <table:table-cell table:formula="of:=[.C234]+[.D234]" office:value-type="float" office:value="50850" calcext:value-type="float">
            <text:p>50850</text:p>
          </table:table-cell>
          <table:table-cell table:formula="of:=[.D234]+[.$B$2]" office:value-type="float" office:value="452" calcext:value-type="float">
            <text:p>452</text:p>
          </table:table-cell>
          <table:table-cell table:formula="of:=BITRSHIFT([.C235];[.$B$3] - 8)" office:value-type="float" office:value="50850" calcext:value-type="float">
            <text:p>50850</text:p>
          </table:table-cell>
          <table:table-cell table:formula="of:=BITRSHIFT([.E235];8)" office:value-type="float" office:value="198" calcext:value-type="float">
            <text:p>198</text:p>
          </table:table-cell>
          <table:table-cell table:style-name="ce443" table:formula="of:=IF([.F235]-[.F234]&gt;1; &quot;yes&quot;; 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([.B235]*1000+[.$B$1])/1000" office:value-type="float" office:value="1254.3" calcext:value-type="float">
            <text:p>1254.3000</text:p>
          </table:table-cell>
          <table:table-cell table:formula="of:=[.C235]+[.D235]" office:value-type="float" office:value="51302" calcext:value-type="float">
            <text:p>51302</text:p>
          </table:table-cell>
          <table:table-cell table:formula="of:=[.D235]+[.$B$2]" office:value-type="float" office:value="454" calcext:value-type="float">
            <text:p>454</text:p>
          </table:table-cell>
          <table:table-cell table:formula="of:=BITRSHIFT([.C236];[.$B$3] - 8)" office:value-type="float" office:value="51302" calcext:value-type="float">
            <text:p>51302</text:p>
          </table:table-cell>
          <table:table-cell table:formula="of:=BITRSHIFT([.E236];8)" office:value-type="float" office:value="200" calcext:value-type="float">
            <text:p>200</text:p>
          </table:table-cell>
          <table:table-cell table:style-name="ce444" table:formula="of:=IF([.F236]-[.F235]&gt;1; &quot;yes&quot;; 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([.B236]*1000+[.$B$1])/1000" office:value-type="float" office:value="1259.85" calcext:value-type="float">
            <text:p>1259.8500</text:p>
          </table:table-cell>
          <table:table-cell table:formula="of:=[.C236]+[.D236]" office:value-type="float" office:value="51756" calcext:value-type="float">
            <text:p>51756</text:p>
          </table:table-cell>
          <table:table-cell table:formula="of:=[.D236]+[.$B$2]" office:value-type="float" office:value="456" calcext:value-type="float">
            <text:p>456</text:p>
          </table:table-cell>
          <table:table-cell table:formula="of:=BITRSHIFT([.C237];[.$B$3] - 8)" office:value-type="float" office:value="51756" calcext:value-type="float">
            <text:p>51756</text:p>
          </table:table-cell>
          <table:table-cell table:formula="of:=BITRSHIFT([.E237];8)" office:value-type="float" office:value="202" calcext:value-type="float">
            <text:p>202</text:p>
          </table:table-cell>
          <table:table-cell table:style-name="ce445" table:formula="of:=IF([.F237]-[.F236]&gt;1; &quot;yes&quot;; 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([.B237]*1000+[.$B$1])/1000" office:value-type="float" office:value="1265.4" calcext:value-type="float">
            <text:p>1265.4000</text:p>
          </table:table-cell>
          <table:table-cell table:formula="of:=[.C237]+[.D237]" office:value-type="float" office:value="52212" calcext:value-type="float">
            <text:p>52212</text:p>
          </table:table-cell>
          <table:table-cell table:formula="of:=[.D237]+[.$B$2]" office:value-type="float" office:value="458" calcext:value-type="float">
            <text:p>458</text:p>
          </table:table-cell>
          <table:table-cell table:formula="of:=BITRSHIFT([.C238];[.$B$3] - 8)" office:value-type="float" office:value="52212" calcext:value-type="float">
            <text:p>52212</text:p>
          </table:table-cell>
          <table:table-cell table:formula="of:=BITRSHIFT([.E238];8)" office:value-type="float" office:value="203" calcext:value-type="float">
            <text:p>203</text:p>
          </table:table-cell>
          <table:table-cell table:style-name="ce446" table:formula="of:=IF([.F238]-[.F237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([.B238]*1000+[.$B$1])/1000" office:value-type="float" office:value="1270.95" calcext:value-type="float">
            <text:p>1270.9500</text:p>
          </table:table-cell>
          <table:table-cell table:formula="of:=[.C238]+[.D238]" office:value-type="float" office:value="52670" calcext:value-type="float">
            <text:p>52670</text:p>
          </table:table-cell>
          <table:table-cell table:formula="of:=[.D238]+[.$B$2]" office:value-type="float" office:value="460" calcext:value-type="float">
            <text:p>460</text:p>
          </table:table-cell>
          <table:table-cell table:formula="of:=BITRSHIFT([.C239];[.$B$3] - 8)" office:value-type="float" office:value="52670" calcext:value-type="float">
            <text:p>52670</text:p>
          </table:table-cell>
          <table:table-cell table:formula="of:=BITRSHIFT([.E239];8)" office:value-type="float" office:value="205" calcext:value-type="float">
            <text:p>205</text:p>
          </table:table-cell>
          <table:table-cell table:style-name="ce447" table:formula="of:=IF([.F239]-[.F238]&gt;1; &quot;yes&quot;; 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([.B239]*1000+[.$B$1])/1000" office:value-type="float" office:value="1276.5" calcext:value-type="float">
            <text:p>1276.5000</text:p>
          </table:table-cell>
          <table:table-cell table:formula="of:=[.C239]+[.D239]" office:value-type="float" office:value="53130" calcext:value-type="float">
            <text:p>53130</text:p>
          </table:table-cell>
          <table:table-cell table:formula="of:=[.D239]+[.$B$2]" office:value-type="float" office:value="462" calcext:value-type="float">
            <text:p>462</text:p>
          </table:table-cell>
          <table:table-cell table:formula="of:=BITRSHIFT([.C240];[.$B$3] - 8)" office:value-type="float" office:value="53130" calcext:value-type="float">
            <text:p>53130</text:p>
          </table:table-cell>
          <table:table-cell table:formula="of:=BITRSHIFT([.E240];8)" office:value-type="float" office:value="207" calcext:value-type="float">
            <text:p>207</text:p>
          </table:table-cell>
          <table:table-cell table:style-name="ce448" table:formula="of:=IF([.F240]-[.F239]&gt;1; &quot;yes&quot;; 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([.B240]*1000+[.$B$1])/1000" office:value-type="float" office:value="1282.05" calcext:value-type="float">
            <text:p>1282.0500</text:p>
          </table:table-cell>
          <table:table-cell table:formula="of:=[.C240]+[.D240]" office:value-type="float" office:value="53592" calcext:value-type="float">
            <text:p>53592</text:p>
          </table:table-cell>
          <table:table-cell table:formula="of:=[.D240]+[.$B$2]" office:value-type="float" office:value="464" calcext:value-type="float">
            <text:p>464</text:p>
          </table:table-cell>
          <table:table-cell table:formula="of:=BITRSHIFT([.C241];[.$B$3] - 8)" office:value-type="float" office:value="53592" calcext:value-type="float">
            <text:p>53592</text:p>
          </table:table-cell>
          <table:table-cell table:formula="of:=BITRSHIFT([.E241];8)" office:value-type="float" office:value="209" calcext:value-type="float">
            <text:p>209</text:p>
          </table:table-cell>
          <table:table-cell table:style-name="ce449" table:formula="of:=IF([.F241]-[.F240]&gt;1; &quot;yes&quot;; 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([.B241]*1000+[.$B$1])/1000" office:value-type="float" office:value="1287.6" calcext:value-type="float">
            <text:p>1287.6000</text:p>
          </table:table-cell>
          <table:table-cell table:formula="of:=[.C241]+[.D241]" office:value-type="float" office:value="54056" calcext:value-type="float">
            <text:p>54056</text:p>
          </table:table-cell>
          <table:table-cell table:formula="of:=[.D241]+[.$B$2]" office:value-type="float" office:value="466" calcext:value-type="float">
            <text:p>466</text:p>
          </table:table-cell>
          <table:table-cell table:formula="of:=BITRSHIFT([.C242];[.$B$3] - 8)" office:value-type="float" office:value="54056" calcext:value-type="float">
            <text:p>54056</text:p>
          </table:table-cell>
          <table:table-cell table:formula="of:=BITRSHIFT([.E242];8)" office:value-type="float" office:value="211" calcext:value-type="float">
            <text:p>211</text:p>
          </table:table-cell>
          <table:table-cell table:style-name="ce450" table:formula="of:=IF([.F242]-[.F241]&gt;1; &quot;yes&quot;; 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([.B242]*1000+[.$B$1])/1000" office:value-type="float" office:value="1293.15" calcext:value-type="float">
            <text:p>1293.1500</text:p>
          </table:table-cell>
          <table:table-cell table:formula="of:=[.C242]+[.D242]" office:value-type="float" office:value="54522" calcext:value-type="float">
            <text:p>54522</text:p>
          </table:table-cell>
          <table:table-cell table:formula="of:=[.D242]+[.$B$2]" office:value-type="float" office:value="468" calcext:value-type="float">
            <text:p>468</text:p>
          </table:table-cell>
          <table:table-cell table:formula="of:=BITRSHIFT([.C243];[.$B$3] - 8)" office:value-type="float" office:value="54522" calcext:value-type="float">
            <text:p>54522</text:p>
          </table:table-cell>
          <table:table-cell table:formula="of:=BITRSHIFT([.E243];8)" office:value-type="float" office:value="212" calcext:value-type="float">
            <text:p>212</text:p>
          </table:table-cell>
          <table:table-cell table:style-name="ce451" table:formula="of:=IF([.F243]-[.F242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([.B243]*1000+[.$B$1])/1000" office:value-type="float" office:value="1298.7" calcext:value-type="float">
            <text:p>1298.7000</text:p>
          </table:table-cell>
          <table:table-cell table:formula="of:=[.C243]+[.D243]" office:value-type="float" office:value="54990" calcext:value-type="float">
            <text:p>54990</text:p>
          </table:table-cell>
          <table:table-cell table:formula="of:=[.D243]+[.$B$2]" office:value-type="float" office:value="470" calcext:value-type="float">
            <text:p>470</text:p>
          </table:table-cell>
          <table:table-cell table:formula="of:=BITRSHIFT([.C244];[.$B$3] - 8)" office:value-type="float" office:value="54990" calcext:value-type="float">
            <text:p>54990</text:p>
          </table:table-cell>
          <table:table-cell table:formula="of:=BITRSHIFT([.E244];8)" office:value-type="float" office:value="214" calcext:value-type="float">
            <text:p>214</text:p>
          </table:table-cell>
          <table:table-cell table:style-name="ce452" table:formula="of:=IF([.F244]-[.F243]&gt;1; &quot;yes&quot;; 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([.B244]*1000+[.$B$1])/1000" office:value-type="float" office:value="1304.25" calcext:value-type="float">
            <text:p>1304.2500</text:p>
          </table:table-cell>
          <table:table-cell table:formula="of:=[.C244]+[.D244]" office:value-type="float" office:value="55460" calcext:value-type="float">
            <text:p>55460</text:p>
          </table:table-cell>
          <table:table-cell table:formula="of:=[.D244]+[.$B$2]" office:value-type="float" office:value="472" calcext:value-type="float">
            <text:p>472</text:p>
          </table:table-cell>
          <table:table-cell table:formula="of:=BITRSHIFT([.C245];[.$B$3] - 8)" office:value-type="float" office:value="55460" calcext:value-type="float">
            <text:p>55460</text:p>
          </table:table-cell>
          <table:table-cell table:formula="of:=BITRSHIFT([.E245];8)" office:value-type="float" office:value="216" calcext:value-type="float">
            <text:p>216</text:p>
          </table:table-cell>
          <table:table-cell table:style-name="ce453" table:formula="of:=IF([.F245]-[.F244]&gt;1; &quot;yes&quot;; 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([.B245]*1000+[.$B$1])/1000" office:value-type="float" office:value="1309.8" calcext:value-type="float">
            <text:p>1309.8000</text:p>
          </table:table-cell>
          <table:table-cell table:formula="of:=[.C245]+[.D245]" office:value-type="float" office:value="55932" calcext:value-type="float">
            <text:p>55932</text:p>
          </table:table-cell>
          <table:table-cell table:formula="of:=[.D245]+[.$B$2]" office:value-type="float" office:value="474" calcext:value-type="float">
            <text:p>474</text:p>
          </table:table-cell>
          <table:table-cell table:formula="of:=BITRSHIFT([.C246];[.$B$3] - 8)" office:value-type="float" office:value="55932" calcext:value-type="float">
            <text:p>55932</text:p>
          </table:table-cell>
          <table:table-cell table:formula="of:=BITRSHIFT([.E246];8)" office:value-type="float" office:value="218" calcext:value-type="float">
            <text:p>218</text:p>
          </table:table-cell>
          <table:table-cell table:style-name="ce454" table:formula="of:=IF([.F246]-[.F245]&gt;1; &quot;yes&quot;; 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([.B246]*1000+[.$B$1])/1000" office:value-type="float" office:value="1315.35" calcext:value-type="float">
            <text:p>1315.3500</text:p>
          </table:table-cell>
          <table:table-cell table:formula="of:=[.C246]+[.D246]" office:value-type="float" office:value="56406" calcext:value-type="float">
            <text:p>56406</text:p>
          </table:table-cell>
          <table:table-cell table:formula="of:=[.D246]+[.$B$2]" office:value-type="float" office:value="476" calcext:value-type="float">
            <text:p>476</text:p>
          </table:table-cell>
          <table:table-cell table:formula="of:=BITRSHIFT([.C247];[.$B$3] - 8)" office:value-type="float" office:value="56406" calcext:value-type="float">
            <text:p>56406</text:p>
          </table:table-cell>
          <table:table-cell table:formula="of:=BITRSHIFT([.E247];8)" office:value-type="float" office:value="220" calcext:value-type="float">
            <text:p>220</text:p>
          </table:table-cell>
          <table:table-cell table:style-name="ce455" table:formula="of:=IF([.F247]-[.F246]&gt;1; &quot;yes&quot;; 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([.B247]*1000+[.$B$1])/1000" office:value-type="float" office:value="1320.9" calcext:value-type="float">
            <text:p>1320.9000</text:p>
          </table:table-cell>
          <table:table-cell table:formula="of:=[.C247]+[.D247]" office:value-type="float" office:value="56882" calcext:value-type="float">
            <text:p>56882</text:p>
          </table:table-cell>
          <table:table-cell table:formula="of:=[.D247]+[.$B$2]" office:value-type="float" office:value="478" calcext:value-type="float">
            <text:p>478</text:p>
          </table:table-cell>
          <table:table-cell table:formula="of:=BITRSHIFT([.C248];[.$B$3] - 8)" office:value-type="float" office:value="56882" calcext:value-type="float">
            <text:p>56882</text:p>
          </table:table-cell>
          <table:table-cell table:formula="of:=BITRSHIFT([.E248];8)" office:value-type="float" office:value="222" calcext:value-type="float">
            <text:p>222</text:p>
          </table:table-cell>
          <table:table-cell table:style-name="ce456" table:formula="of:=IF([.F248]-[.F247]&gt;1; &quot;yes&quot;; 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([.B248]*1000+[.$B$1])/1000" office:value-type="float" office:value="1326.45" calcext:value-type="float">
            <text:p>1326.4500</text:p>
          </table:table-cell>
          <table:table-cell table:formula="of:=[.C248]+[.D248]" office:value-type="float" office:value="57360" calcext:value-type="float">
            <text:p>57360</text:p>
          </table:table-cell>
          <table:table-cell table:formula="of:=[.D248]+[.$B$2]" office:value-type="float" office:value="480" calcext:value-type="float">
            <text:p>480</text:p>
          </table:table-cell>
          <table:table-cell table:formula="of:=BITRSHIFT([.C249];[.$B$3] - 8)" office:value-type="float" office:value="57360" calcext:value-type="float">
            <text:p>57360</text:p>
          </table:table-cell>
          <table:table-cell table:formula="of:=BITRSHIFT([.E249];8)" office:value-type="float" office:value="224" calcext:value-type="float">
            <text:p>224</text:p>
          </table:table-cell>
          <table:table-cell table:style-name="ce457" table:formula="of:=IF([.F249]-[.F248]&gt;1; &quot;yes&quot;; 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([.B249]*1000+[.$B$1])/1000" office:value-type="float" office:value="1332" calcext:value-type="float">
            <text:p>1332.0000</text:p>
          </table:table-cell>
          <table:table-cell table:formula="of:=[.C249]+[.D249]" office:value-type="float" office:value="57840" calcext:value-type="float">
            <text:p>57840</text:p>
          </table:table-cell>
          <table:table-cell table:formula="of:=[.D249]+[.$B$2]" office:value-type="float" office:value="482" calcext:value-type="float">
            <text:p>482</text:p>
          </table:table-cell>
          <table:table-cell table:formula="of:=BITRSHIFT([.C250];[.$B$3] - 8)" office:value-type="float" office:value="57840" calcext:value-type="float">
            <text:p>57840</text:p>
          </table:table-cell>
          <table:table-cell table:formula="of:=BITRSHIFT([.E250];8)" office:value-type="float" office:value="225" calcext:value-type="float">
            <text:p>225</text:p>
          </table:table-cell>
          <table:table-cell table:style-name="ce458" table:formula="of:=IF([.F250]-[.F249]&gt;1; &quot;yes&quot;; &quot;no&quot;)" office:value-type="string" office:string-value="no" calcext:value-type="string">
            <text:p>no</text:p>
          </table:table-cell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([.B250]*1000+[.$B$1])/1000" office:value-type="float" office:value="1337.55" calcext:value-type="float">
            <text:p>1337.5500</text:p>
          </table:table-cell>
          <table:table-cell table:formula="of:=[.C250]+[.D250]" office:value-type="float" office:value="58322" calcext:value-type="float">
            <text:p>58322</text:p>
          </table:table-cell>
          <table:table-cell table:formula="of:=[.D250]+[.$B$2]" office:value-type="float" office:value="484" calcext:value-type="float">
            <text:p>484</text:p>
          </table:table-cell>
          <table:table-cell table:formula="of:=BITRSHIFT([.C251];[.$B$3] - 8)" office:value-type="float" office:value="58322" calcext:value-type="float">
            <text:p>58322</text:p>
          </table:table-cell>
          <table:table-cell table:formula="of:=BITRSHIFT([.E251];8)" office:value-type="float" office:value="227" calcext:value-type="float">
            <text:p>227</text:p>
          </table:table-cell>
          <table:table-cell table:style-name="ce459" table:formula="of:=IF([.F251]-[.F250]&gt;1; &quot;yes&quot;; 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([.B251]*1000+[.$B$1])/1000" office:value-type="float" office:value="1343.1" calcext:value-type="float">
            <text:p>1343.1000</text:p>
          </table:table-cell>
          <table:table-cell table:formula="of:=[.C251]+[.D251]" office:value-type="float" office:value="58806" calcext:value-type="float">
            <text:p>58806</text:p>
          </table:table-cell>
          <table:table-cell table:formula="of:=[.D251]+[.$B$2]" office:value-type="float" office:value="486" calcext:value-type="float">
            <text:p>486</text:p>
          </table:table-cell>
          <table:table-cell table:formula="of:=BITRSHIFT([.C252];[.$B$3] - 8)" office:value-type="float" office:value="58806" calcext:value-type="float">
            <text:p>58806</text:p>
          </table:table-cell>
          <table:table-cell table:formula="of:=BITRSHIFT([.E252];8)" office:value-type="float" office:value="229" calcext:value-type="float">
            <text:p>229</text:p>
          </table:table-cell>
          <table:table-cell table:style-name="ce460" table:formula="of:=IF([.F252]-[.F251]&gt;1; &quot;yes&quot;; 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([.B252]*1000+[.$B$1])/1000" office:value-type="float" office:value="1348.65" calcext:value-type="float">
            <text:p>1348.6500</text:p>
          </table:table-cell>
          <table:table-cell table:formula="of:=[.C252]+[.D252]" office:value-type="float" office:value="59292" calcext:value-type="float">
            <text:p>59292</text:p>
          </table:table-cell>
          <table:table-cell table:formula="of:=[.D252]+[.$B$2]" office:value-type="float" office:value="488" calcext:value-type="float">
            <text:p>488</text:p>
          </table:table-cell>
          <table:table-cell table:formula="of:=BITRSHIFT([.C253];[.$B$3] - 8)" office:value-type="float" office:value="59292" calcext:value-type="float">
            <text:p>59292</text:p>
          </table:table-cell>
          <table:table-cell table:formula="of:=BITRSHIFT([.E253];8)" office:value-type="float" office:value="231" calcext:value-type="float">
            <text:p>231</text:p>
          </table:table-cell>
          <table:table-cell table:style-name="ce461" table:formula="of:=IF([.F253]-[.F252]&gt;1; &quot;yes&quot;; 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([.B253]*1000+[.$B$1])/1000" office:value-type="float" office:value="1354.2" calcext:value-type="float">
            <text:p>1354.2000</text:p>
          </table:table-cell>
          <table:table-cell table:formula="of:=[.C253]+[.D253]" office:value-type="float" office:value="59780" calcext:value-type="float">
            <text:p>59780</text:p>
          </table:table-cell>
          <table:table-cell table:formula="of:=[.D253]+[.$B$2]" office:value-type="float" office:value="490" calcext:value-type="float">
            <text:p>490</text:p>
          </table:table-cell>
          <table:table-cell table:formula="of:=BITRSHIFT([.C254];[.$B$3] - 8)" office:value-type="float" office:value="59780" calcext:value-type="float">
            <text:p>59780</text:p>
          </table:table-cell>
          <table:table-cell table:formula="of:=BITRSHIFT([.E254];8)" office:value-type="float" office:value="233" calcext:value-type="float">
            <text:p>233</text:p>
          </table:table-cell>
          <table:table-cell table:style-name="ce462" table:formula="of:=IF([.F254]-[.F253]&gt;1; &quot;yes&quot;; 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([.B254]*1000+[.$B$1])/1000" office:value-type="float" office:value="1359.75" calcext:value-type="float">
            <text:p>1359.7500</text:p>
          </table:table-cell>
          <table:table-cell table:formula="of:=[.C254]+[.D254]" office:value-type="float" office:value="60270" calcext:value-type="float">
            <text:p>60270</text:p>
          </table:table-cell>
          <table:table-cell table:formula="of:=[.D254]+[.$B$2]" office:value-type="float" office:value="492" calcext:value-type="float">
            <text:p>492</text:p>
          </table:table-cell>
          <table:table-cell table:formula="of:=BITRSHIFT([.C255];[.$B$3] - 8)" office:value-type="float" office:value="60270" calcext:value-type="float">
            <text:p>60270</text:p>
          </table:table-cell>
          <table:table-cell table:formula="of:=BITRSHIFT([.E255];8)" office:value-type="float" office:value="235" calcext:value-type="float">
            <text:p>235</text:p>
          </table:table-cell>
          <table:table-cell table:style-name="ce463" table:formula="of:=IF([.F255]-[.F254]&gt;1; &quot;yes&quot;; 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([.B255]*1000+[.$B$1])/1000" office:value-type="float" office:value="1365.3" calcext:value-type="float">
            <text:p>1365.3000</text:p>
          </table:table-cell>
          <table:table-cell table:formula="of:=[.C255]+[.D255]" office:value-type="float" office:value="60762" calcext:value-type="float">
            <text:p>60762</text:p>
          </table:table-cell>
          <table:table-cell table:formula="of:=[.D255]+[.$B$2]" office:value-type="float" office:value="494" calcext:value-type="float">
            <text:p>494</text:p>
          </table:table-cell>
          <table:table-cell table:formula="of:=BITRSHIFT([.C256];[.$B$3] - 8)" office:value-type="float" office:value="60762" calcext:value-type="float">
            <text:p>60762</text:p>
          </table:table-cell>
          <table:table-cell table:formula="of:=BITRSHIFT([.E256];8)" office:value-type="float" office:value="237" calcext:value-type="float">
            <text:p>237</text:p>
          </table:table-cell>
          <table:table-cell table:style-name="ce464" table:formula="of:=IF([.F256]-[.F255]&gt;1; &quot;yes&quot;; 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([.B256]*1000+[.$B$1])/1000" office:value-type="float" office:value="1370.85" calcext:value-type="float">
            <text:p>1370.8500</text:p>
          </table:table-cell>
          <table:table-cell table:formula="of:=[.C256]+[.D256]" office:value-type="float" office:value="61256" calcext:value-type="float">
            <text:p>61256</text:p>
          </table:table-cell>
          <table:table-cell table:formula="of:=[.D256]+[.$B$2]" office:value-type="float" office:value="496" calcext:value-type="float">
            <text:p>496</text:p>
          </table:table-cell>
          <table:table-cell table:formula="of:=BITRSHIFT([.C257];[.$B$3] - 8)" office:value-type="float" office:value="61256" calcext:value-type="float">
            <text:p>61256</text:p>
          </table:table-cell>
          <table:table-cell table:formula="of:=BITRSHIFT([.E257];8)" office:value-type="float" office:value="239" calcext:value-type="float">
            <text:p>239</text:p>
          </table:table-cell>
          <table:table-cell table:style-name="ce465" table:formula="of:=IF([.F257]-[.F256]&gt;1; &quot;yes&quot;; 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([.B257]*1000+[.$B$1])/1000" office:value-type="float" office:value="1376.4" calcext:value-type="float">
            <text:p>1376.4000</text:p>
          </table:table-cell>
          <table:table-cell table:formula="of:=[.C257]+[.D257]" office:value-type="float" office:value="61752" calcext:value-type="float">
            <text:p>61752</text:p>
          </table:table-cell>
          <table:table-cell table:formula="of:=[.D257]+[.$B$2]" office:value-type="float" office:value="498" calcext:value-type="float">
            <text:p>498</text:p>
          </table:table-cell>
          <table:table-cell table:formula="of:=BITRSHIFT([.C258];[.$B$3] - 8)" office:value-type="float" office:value="61752" calcext:value-type="float">
            <text:p>61752</text:p>
          </table:table-cell>
          <table:table-cell table:formula="of:=BITRSHIFT([.E258];8)" office:value-type="float" office:value="241" calcext:value-type="float">
            <text:p>241</text:p>
          </table:table-cell>
          <table:table-cell table:style-name="ce466" table:formula="of:=IF([.F258]-[.F257]&gt;1; &quot;yes&quot;; 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([.B258]*1000+[.$B$1])/1000" office:value-type="float" office:value="1381.95" calcext:value-type="float">
            <text:p>1381.9500</text:p>
          </table:table-cell>
          <table:table-cell table:formula="of:=[.C258]+[.D258]" office:value-type="float" office:value="62250" calcext:value-type="float">
            <text:p>62250</text:p>
          </table:table-cell>
          <table:table-cell table:formula="of:=[.D258]+[.$B$2]" office:value-type="float" office:value="500" calcext:value-type="float">
            <text:p>500</text:p>
          </table:table-cell>
          <table:table-cell table:formula="of:=BITRSHIFT([.C259];[.$B$3] - 8)" office:value-type="float" office:value="62250" calcext:value-type="float">
            <text:p>62250</text:p>
          </table:table-cell>
          <table:table-cell table:formula="of:=BITRSHIFT([.E259];8)" office:value-type="float" office:value="243" calcext:value-type="float">
            <text:p>243</text:p>
          </table:table-cell>
          <table:table-cell table:style-name="ce467" table:formula="of:=IF([.F259]-[.F258]&gt;1; &quot;yes&quot;; 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([.B259]*1000+[.$B$1])/1000" office:value-type="float" office:value="1387.5" calcext:value-type="float">
            <text:p>1387.5000</text:p>
          </table:table-cell>
          <table:table-cell table:formula="of:=[.C259]+[.D259]" office:value-type="float" office:value="62750" calcext:value-type="float">
            <text:p>62750</text:p>
          </table:table-cell>
          <table:table-cell table:formula="of:=[.D259]+[.$B$2]" office:value-type="float" office:value="502" calcext:value-type="float">
            <text:p>502</text:p>
          </table:table-cell>
          <table:table-cell table:formula="of:=BITRSHIFT([.C260];[.$B$3] - 8)" office:value-type="float" office:value="62750" calcext:value-type="float">
            <text:p>62750</text:p>
          </table:table-cell>
          <table:table-cell table:formula="of:=BITRSHIFT([.E260];8)" office:value-type="float" office:value="245" calcext:value-type="float">
            <text:p>245</text:p>
          </table:table-cell>
          <table:table-cell table:style-name="ce468" table:formula="of:=IF([.F260]-[.F259]&gt;1; &quot;yes&quot;; 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([.B260]*1000+[.$B$1])/1000" office:value-type="float" office:value="1393.05" calcext:value-type="float">
            <text:p>1393.0500</text:p>
          </table:table-cell>
          <table:table-cell table:formula="of:=[.C260]+[.D260]" office:value-type="float" office:value="63252" calcext:value-type="float">
            <text:p>63252</text:p>
          </table:table-cell>
          <table:table-cell table:formula="of:=[.D260]+[.$B$2]" office:value-type="float" office:value="504" calcext:value-type="float">
            <text:p>504</text:p>
          </table:table-cell>
          <table:table-cell table:formula="of:=BITRSHIFT([.C261];[.$B$3] - 8)" office:value-type="float" office:value="63252" calcext:value-type="float">
            <text:p>63252</text:p>
          </table:table-cell>
          <table:table-cell table:formula="of:=BITRSHIFT([.E261];8)" office:value-type="float" office:value="247" calcext:value-type="float">
            <text:p>247</text:p>
          </table:table-cell>
          <table:table-cell table:style-name="ce469" table:formula="of:=IF([.F261]-[.F260]&gt;1; &quot;yes&quot;; 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([.B261]*1000+[.$B$1])/1000" office:value-type="float" office:value="1398.6" calcext:value-type="float">
            <text:p>1398.6000</text:p>
          </table:table-cell>
          <table:table-cell table:formula="of:=[.C261]+[.D261]" office:value-type="float" office:value="63756" calcext:value-type="float">
            <text:p>63756</text:p>
          </table:table-cell>
          <table:table-cell table:formula="of:=[.D261]+[.$B$2]" office:value-type="float" office:value="506" calcext:value-type="float">
            <text:p>506</text:p>
          </table:table-cell>
          <table:table-cell table:formula="of:=BITRSHIFT([.C262];[.$B$3] - 8)" office:value-type="float" office:value="63756" calcext:value-type="float">
            <text:p>63756</text:p>
          </table:table-cell>
          <table:table-cell table:formula="of:=BITRSHIFT([.E262];8)" office:value-type="float" office:value="249" calcext:value-type="float">
            <text:p>249</text:p>
          </table:table-cell>
          <table:table-cell table:style-name="ce470" table:formula="of:=IF([.F262]-[.F261]&gt;1; &quot;yes&quot;; 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([.B262]*1000+[.$B$1])/1000" office:value-type="float" office:value="1404.15" calcext:value-type="float">
            <text:p>1404.1500</text:p>
          </table:table-cell>
          <table:table-cell table:formula="of:=[.C262]+[.D262]" office:value-type="float" office:value="64262" calcext:value-type="float">
            <text:p>64262</text:p>
          </table:table-cell>
          <table:table-cell table:formula="of:=[.D262]+[.$B$2]" office:value-type="float" office:value="508" calcext:value-type="float">
            <text:p>508</text:p>
          </table:table-cell>
          <table:table-cell table:formula="of:=BITRSHIFT([.C263];[.$B$3] - 8)" office:value-type="float" office:value="64262" calcext:value-type="float">
            <text:p>64262</text:p>
          </table:table-cell>
          <table:table-cell table:formula="of:=BITRSHIFT([.E263];8)" office:value-type="float" office:value="251" calcext:value-type="float">
            <text:p>251</text:p>
          </table:table-cell>
          <table:table-cell table:style-name="ce471" table:formula="of:=IF([.F263]-[.F262]&gt;1; &quot;yes&quot;; 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([.B263]*1000+[.$B$1])/1000" office:value-type="float" office:value="1409.7" calcext:value-type="float">
            <text:p>1409.7000</text:p>
          </table:table-cell>
          <table:table-cell table:formula="of:=[.C263]+[.D263]" office:value-type="float" office:value="64770" calcext:value-type="float">
            <text:p>64770</text:p>
          </table:table-cell>
          <table:table-cell table:formula="of:=[.D263]+[.$B$2]" office:value-type="float" office:value="510" calcext:value-type="float">
            <text:p>510</text:p>
          </table:table-cell>
          <table:table-cell table:formula="of:=BITRSHIFT([.C264];[.$B$3] - 8)" office:value-type="float" office:value="64770" calcext:value-type="float">
            <text:p>64770</text:p>
          </table:table-cell>
          <table:table-cell table:formula="of:=BITRSHIFT([.E264];8)" office:value-type="float" office:value="253" calcext:value-type="float">
            <text:p>253</text:p>
          </table:table-cell>
          <table:table-cell table:style-name="ce472" table:formula="of:=IF([.F264]-[.F263]&gt;1; &quot;yes&quot;; 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([.B264]*1000+[.$B$1])/1000" office:value-type="float" office:value="1415.25" calcext:value-type="float">
            <text:p>1415.2500</text:p>
          </table:table-cell>
          <table:table-cell table:formula="of:=[.C264]+[.D264]" office:value-type="float" office:value="65280" calcext:value-type="float">
            <text:p>65280</text:p>
          </table:table-cell>
          <table:table-cell table:formula="of:=[.D264]+[.$B$2]" office:value-type="float" office:value="512" calcext:value-type="float">
            <text:p>512</text:p>
          </table:table-cell>
          <table:table-cell table:formula="of:=BITRSHIFT([.C265];[.$B$3] - 8)" office:value-type="float" office:value="65280" calcext:value-type="float">
            <text:p>65280</text:p>
          </table:table-cell>
          <table:table-cell table:formula="of:=BITRSHIFT([.E265];8)" office:value-type="float" office:value="255" calcext:value-type="float">
            <text:p>255</text:p>
          </table:table-cell>
          <table:table-cell table:style-name="ce473" table:formula="of:=IF([.F265]-[.F264]&gt;1; &quot;yes&quot;; &quot;no&quot;)" office:value-type="string" office:string-value="yes" calcext:value-type="string">
            <text:p>yes</text:p>
          </table:table-cell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([.B265]*1000+[.$B$1])/1000" office:value-type="float" office:value="1420.8" calcext:value-type="float">
            <text:p>1420.8000</text:p>
          </table:table-cell>
          <table:table-cell table:formula="of:=[.C265]+[.D265]" office:value-type="float" office:value="65792" calcext:value-type="float">
            <text:p>65792</text:p>
          </table:table-cell>
          <table:table-cell table:formula="of:=[.D265]+[.$B$2]" office:value-type="float" office:value="514" calcext:value-type="float">
            <text:p>514</text:p>
          </table:table-cell>
          <table:table-cell table:formula="of:=BITRSHIFT([.C266];[.$B$3] - 8)" office:value-type="float" office:value="65792" calcext:value-type="float">
            <text:p>65792</text:p>
          </table:table-cell>
          <table:table-cell table:formula="of:=BITRSHIFT([.E266];8)" office:value-type="float" office:value="257" calcext:value-type="float">
            <text:p>257</text:p>
          </table:table-cell>
          <table:table-cell table:style-name="ce474" table:formula="of:=IF([.F266]-[.F265]&gt;1; &quot;yes&quot;; &quot;no&quot;)" office:value-type="string" office:string-value="yes" calcext:value-type="string">
            <text:p>yes</text:p>
          </table:table-cell>
        </table:table-row>
        <table:table-row table:style-name="ro1">
          <table:table-cell table:number-columns-repeated="6"/>
          <table:table-cell table:style-name="ce475"/>
        </table:table-row>
        <table:table-row table:style-name="ro1">
          <table:table-cell table:number-columns-repeated="6"/>
          <table:table-cell table:style-name="ce476"/>
        </table:table-row>
        <table:table-row table:style-name="ro1">
          <table:table-cell table:number-columns-repeated="6"/>
          <table:table-cell table:style-name="ce477"/>
        </table:table-row>
        <table:table-row table:style-name="ro1">
          <table:table-cell table:number-columns-repeated="6"/>
          <table:table-cell table:style-name="ce478"/>
        </table:table-row>
        <table:table-row table:style-name="ro1">
          <table:table-cell table:number-columns-repeated="6"/>
          <table:table-cell table:style-name="ce479"/>
        </table:table-row>
        <table:table-row table:style-name="ro1">
          <table:table-cell table:number-columns-repeated="6"/>
          <table:table-cell table:style-name="ce480"/>
        </table:table-row>
        <table:table-row table:style-name="ro1">
          <table:table-cell table:number-columns-repeated="6"/>
          <table:table-cell table:style-name="ce481"/>
        </table:table-row>
        <table:table-row table:style-name="ro1">
          <table:table-cell table:number-columns-repeated="6"/>
          <table:table-cell table:style-name="ce482"/>
        </table:table-row>
        <table:table-row table:style-name="ro1">
          <table:table-cell table:number-columns-repeated="6"/>
          <table:table-cell table:style-name="ce483"/>
        </table:table-row>
        <table:table-row table:style-name="ro1">
          <table:table-cell table:number-columns-repeated="6"/>
          <table:table-cell table:style-name="ce484"/>
        </table:table-row>
        <table:table-row table:style-name="ro1">
          <table:table-cell table:number-columns-repeated="6"/>
          <table:table-cell table:style-name="ce485"/>
        </table:table-row>
        <table:table-row table:style-name="ro1">
          <table:table-cell table:number-columns-repeated="6"/>
          <table:table-cell table:style-name="ce486"/>
        </table:table-row>
        <table:table-row table:style-name="ro1">
          <table:table-cell table:number-columns-repeated="6"/>
          <table:table-cell table:style-name="ce487"/>
        </table:table-row>
        <table:table-row table:style-name="ro1">
          <table:table-cell table:number-columns-repeated="6"/>
          <table:table-cell table:style-name="ce488"/>
        </table:table-row>
        <table:table-row table:style-name="ro1">
          <table:table-cell table:number-columns-repeated="6"/>
          <table:table-cell table:style-name="ce489"/>
        </table:table-row>
        <table:table-row table:style-name="ro1">
          <table:table-cell table:number-columns-repeated="6"/>
          <table:table-cell table:style-name="ce490"/>
        </table:table-row>
        <table:table-row table:style-name="ro1">
          <table:table-cell table:number-columns-repeated="6"/>
          <table:table-cell table:style-name="ce491"/>
        </table:table-row>
        <table:table-row table:style-name="ro1">
          <table:table-cell table:number-columns-repeated="6"/>
          <table:table-cell table:style-name="ce492"/>
        </table:table-row>
        <table:table-row table:style-name="ro1">
          <table:table-cell table:number-columns-repeated="6"/>
          <table:table-cell table:style-name="ce493"/>
        </table:table-row>
        <table:table-row table:style-name="ro1">
          <table:table-cell table:number-columns-repeated="6"/>
          <table:table-cell table:style-name="ce494"/>
        </table:table-row>
        <table:table-row table:style-name="ro1">
          <table:table-cell table:number-columns-repeated="6"/>
          <table:table-cell table:style-name="ce495"/>
        </table:table-row>
        <table:table-row table:style-name="ro1">
          <table:table-cell table:number-columns-repeated="6"/>
          <table:table-cell table:style-name="ce496"/>
        </table:table-row>
        <table:table-row table:style-name="ro1">
          <table:table-cell table:number-columns-repeated="6"/>
          <table:table-cell table:style-name="ce497"/>
        </table:table-row>
        <table:table-row table:style-name="ro1">
          <table:table-cell table:number-columns-repeated="6"/>
          <table:table-cell table:style-name="ce498"/>
        </table:table-row>
        <table:table-row table:style-name="ro1">
          <table:table-cell table:number-columns-repeated="6"/>
          <table:table-cell table:style-name="ce499"/>
        </table:table-row>
        <table:table-row table:style-name="ro1">
          <table:table-cell table:number-columns-repeated="6"/>
          <table:table-cell table:style-name="ce500"/>
        </table:table-row>
        <table:table-row table:style-name="ro1">
          <table:table-cell table:number-columns-repeated="6"/>
          <table:table-cell table:style-name="ce501"/>
        </table:table-row>
        <table:table-row table:style-name="ro1">
          <table:table-cell table:number-columns-repeated="6"/>
          <table:table-cell table:style-name="ce502"/>
        </table:table-row>
        <table:table-row table:style-name="ro1">
          <table:table-cell table:number-columns-repeated="6"/>
          <table:table-cell table:style-name="ce503"/>
        </table:table-row>
        <table:table-row table:style-name="ro1">
          <table:table-cell table:number-columns-repeated="6"/>
          <table:table-cell table:style-name="ce504"/>
        </table:table-row>
        <table:table-row table:style-name="ro1">
          <table:table-cell table:number-columns-repeated="6"/>
          <table:table-cell table:style-name="ce505"/>
        </table:table-row>
        <table:table-row table:style-name="ro1">
          <table:table-cell table:number-columns-repeated="6"/>
          <table:table-cell table:style-name="ce506"/>
        </table:table-row>
        <table:table-row table:style-name="ro1">
          <table:table-cell table:number-columns-repeated="6"/>
          <table:table-cell table:style-name="ce507"/>
        </table:table-row>
        <table:table-row table:style-name="ro1">
          <table:table-cell table:number-columns-repeated="6"/>
          <table:table-cell table:style-name="ce508"/>
        </table:table-row>
        <table:table-row table:style-name="ro1">
          <table:table-cell table:number-columns-repeated="6"/>
          <table:table-cell table:style-name="ce509"/>
        </table:table-row>
        <table:table-row table:style-name="ro1">
          <table:table-cell table:number-columns-repeated="6"/>
          <table:table-cell table:style-name="ce510"/>
        </table:table-row>
        <table:table-row table:style-name="ro1">
          <table:table-cell table:number-columns-repeated="6"/>
          <table:table-cell table:style-name="ce511"/>
        </table:table-row>
        <table:table-row table:style-name="ro1">
          <table:table-cell table:number-columns-repeated="6"/>
          <table:table-cell table:style-name="ce512"/>
        </table:table-row>
        <table:table-row table:style-name="ro1">
          <table:table-cell table:number-columns-repeated="6"/>
          <table:table-cell table:style-name="ce513"/>
        </table:table-row>
        <table:table-row table:style-name="ro1">
          <table:table-cell table:number-columns-repeated="6"/>
          <table:table-cell table:style-name="ce514"/>
        </table:table-row>
        <table:table-row table:style-name="ro1">
          <table:table-cell table:number-columns-repeated="6"/>
          <table:table-cell table:style-name="ce515"/>
        </table:table-row>
        <table:table-row table:style-name="ro1">
          <table:table-cell table:number-columns-repeated="6"/>
          <table:table-cell table:style-name="ce516"/>
        </table:table-row>
        <table:table-row table:style-name="ro1">
          <table:table-cell table:number-columns-repeated="6"/>
          <table:table-cell table:style-name="ce517"/>
        </table:table-row>
        <table:table-row table:style-name="ro1">
          <table:table-cell table:number-columns-repeated="6"/>
          <table:table-cell table:style-name="ce518"/>
        </table:table-row>
        <table:table-row table:style-name="ro1">
          <table:table-cell table:number-columns-repeated="6"/>
          <table:table-cell table:style-name="ce519"/>
        </table:table-row>
        <table:table-row table:style-name="ro1">
          <table:table-cell table:number-columns-repeated="6"/>
          <table:table-cell table:style-name="ce520"/>
        </table:table-row>
        <table:table-row table:style-name="ro1">
          <table:table-cell table:number-columns-repeated="6"/>
          <table:table-cell table:style-name="ce521"/>
        </table:table-row>
        <table:table-row table:style-name="ro1">
          <table:table-cell table:number-columns-repeated="6"/>
          <table:table-cell table:style-name="ce522"/>
        </table:table-row>
        <table:table-row table:style-name="ro1">
          <table:table-cell table:number-columns-repeated="6"/>
          <table:table-cell table:style-name="ce523"/>
        </table:table-row>
        <table:table-row table:style-name="ro1">
          <table:table-cell table:number-columns-repeated="6"/>
          <table:table-cell table:style-name="ce524"/>
        </table:table-row>
        <table:table-row table:style-name="ro1">
          <table:table-cell table:number-columns-repeated="6"/>
          <table:table-cell table:style-name="ce525"/>
        </table:table-row>
        <table:table-row table:style-name="ro1">
          <table:table-cell table:number-columns-repeated="6"/>
          <table:table-cell table:style-name="ce526"/>
        </table:table-row>
        <table:table-row table:style-name="ro1">
          <table:table-cell table:number-columns-repeated="6"/>
          <table:table-cell table:style-name="ce527"/>
        </table:table-row>
        <table:table-row table:style-name="ro1">
          <table:table-cell table:number-columns-repeated="6"/>
          <table:table-cell table:style-name="ce528"/>
        </table:table-row>
        <table:table-row table:style-name="ro1">
          <table:table-cell table:number-columns-repeated="6"/>
          <table:table-cell table:style-name="ce529"/>
        </table:table-row>
        <table:table-row table:style-name="ro1">
          <table:table-cell table:number-columns-repeated="6"/>
          <table:table-cell table:style-name="ce530"/>
        </table:table-row>
        <table:table-row table:style-name="ro1">
          <table:table-cell table:number-columns-repeated="6"/>
          <table:table-cell table:style-name="ce531"/>
        </table:table-row>
        <table:table-row table:style-name="ro1">
          <table:table-cell table:number-columns-repeated="6"/>
          <table:table-cell table:style-name="ce532"/>
        </table:table-row>
        <table:table-row table:style-name="ro1">
          <table:table-cell table:number-columns-repeated="6"/>
          <table:table-cell table:style-name="ce533"/>
        </table:table-row>
        <table:table-row table:style-name="ro1">
          <table:table-cell table:number-columns-repeated="6"/>
          <table:table-cell table:style-name="ce534"/>
        </table:table-row>
        <table:table-row table:style-name="ro1">
          <table:table-cell table:number-columns-repeated="6"/>
          <table:table-cell table:style-name="ce535"/>
        </table:table-row>
        <table:table-row table:style-name="ro1">
          <table:table-cell table:number-columns-repeated="6"/>
          <table:table-cell table:style-name="ce536"/>
        </table:table-row>
        <table:table-row table:style-name="ro1">
          <table:table-cell table:number-columns-repeated="6"/>
          <table:table-cell table:style-name="ce537"/>
        </table:table-row>
        <table:table-row table:style-name="ro1">
          <table:table-cell table:number-columns-repeated="6"/>
          <table:table-cell table:style-name="ce538"/>
        </table:table-row>
        <table:table-row table:style-name="ro1">
          <table:table-cell table:number-columns-repeated="6"/>
          <table:table-cell table:style-name="ce539"/>
        </table:table-row>
        <table:table-row table:style-name="ro1">
          <table:table-cell table:number-columns-repeated="6"/>
          <table:table-cell table:style-name="ce540"/>
        </table:table-row>
        <table:table-row table:style-name="ro1">
          <table:table-cell table:number-columns-repeated="6"/>
          <table:table-cell table:style-name="ce541"/>
        </table:table-row>
        <table:table-row table:style-name="ro1">
          <table:table-cell table:number-columns-repeated="6"/>
          <table:table-cell table:style-name="ce542"/>
        </table:table-row>
        <table:table-row table:style-name="ro1">
          <table:table-cell table:number-columns-repeated="6"/>
          <table:table-cell table:style-name="ce543"/>
        </table:table-row>
        <table:table-row table:style-name="ro1">
          <table:table-cell table:number-columns-repeated="6"/>
          <table:table-cell table:style-name="ce544"/>
        </table:table-row>
        <table:table-row table:style-name="ro1">
          <table:table-cell table:number-columns-repeated="6"/>
          <table:table-cell table:style-name="ce545"/>
        </table:table-row>
        <table:table-row table:style-name="ro1">
          <table:table-cell table:number-columns-repeated="6"/>
          <table:table-cell table:style-name="ce546"/>
        </table:table-row>
        <table:table-row table:style-name="ro1">
          <table:table-cell table:number-columns-repeated="6"/>
          <table:table-cell table:style-name="ce547"/>
        </table:table-row>
        <table:table-row table:style-name="ro1">
          <table:table-cell table:number-columns-repeated="6"/>
          <table:table-cell table:style-name="ce548"/>
        </table:table-row>
        <table:table-row table:style-name="ro1">
          <table:table-cell table:number-columns-repeated="6"/>
          <table:table-cell table:style-name="ce549"/>
        </table:table-row>
        <table:table-row table:style-name="ro1">
          <table:table-cell table:number-columns-repeated="6"/>
          <table:table-cell table:style-name="ce550"/>
        </table:table-row>
        <table:table-row table:style-name="ro1">
          <table:table-cell table:number-columns-repeated="6"/>
          <table:table-cell table:style-name="ce551"/>
        </table:table-row>
        <table:table-row table:style-name="ro1">
          <table:table-cell table:number-columns-repeated="6"/>
          <table:table-cell table:style-name="ce552"/>
        </table:table-row>
        <table:table-row table:style-name="ro1">
          <table:table-cell table:number-columns-repeated="6"/>
          <table:table-cell table:style-name="ce553"/>
        </table:table-row>
        <table:table-row table:style-name="ro1">
          <table:table-cell table:number-columns-repeated="6"/>
          <table:table-cell table:style-name="ce554"/>
        </table:table-row>
        <table:table-row table:style-name="ro1">
          <table:table-cell table:number-columns-repeated="6"/>
          <table:table-cell table:style-name="ce555"/>
        </table:table-row>
        <table:table-row table:style-name="ro1">
          <table:table-cell table:number-columns-repeated="6"/>
          <table:table-cell table:style-name="ce556"/>
        </table:table-row>
        <table:table-row table:style-name="ro1">
          <table:table-cell table:number-columns-repeated="6"/>
          <table:table-cell table:style-name="ce557"/>
        </table:table-row>
        <table:table-row table:style-name="ro1">
          <table:table-cell table:number-columns-repeated="6"/>
          <table:table-cell table:style-name="ce558"/>
        </table:table-row>
        <table:table-row table:style-name="ro1">
          <table:table-cell table:number-columns-repeated="6"/>
          <table:table-cell table:style-name="ce559"/>
        </table:table-row>
        <table:table-row table:style-name="ro1">
          <table:table-cell table:number-columns-repeated="6"/>
          <table:table-cell table:style-name="ce560"/>
        </table:table-row>
        <table:table-row table:style-name="ro1">
          <table:table-cell table:number-columns-repeated="6"/>
          <table:table-cell table:style-name="ce561"/>
        </table:table-row>
        <table:table-row table:style-name="ro1">
          <table:table-cell table:number-columns-repeated="6"/>
          <table:table-cell table:style-name="ce562"/>
        </table:table-row>
        <table:table-row table:style-name="ro1">
          <table:table-cell table:number-columns-repeated="6"/>
          <table:table-cell table:style-name="ce563"/>
        </table:table-row>
        <table:table-row table:style-name="ro1">
          <table:table-cell table:number-columns-repeated="6"/>
          <table:table-cell table:style-name="ce564"/>
        </table:table-row>
        <table:table-row table:style-name="ro1">
          <table:table-cell table:number-columns-repeated="6"/>
          <table:table-cell table:style-name="ce565"/>
        </table:table-row>
        <table:table-row table:style-name="ro1">
          <table:table-cell table:number-columns-repeated="6"/>
          <table:table-cell table:style-name="ce566"/>
        </table:table-row>
        <table:table-row table:style-name="ro1">
          <table:table-cell table:number-columns-repeated="6"/>
          <table:table-cell table:style-name="ce567"/>
        </table:table-row>
        <table:table-row table:style-name="ro1">
          <table:table-cell table:number-columns-repeated="6"/>
          <table:table-cell table:style-name="ce568"/>
        </table:table-row>
        <table:table-row table:style-name="ro1">
          <table:table-cell table:number-columns-repeated="6"/>
          <table:table-cell table:style-name="ce569"/>
        </table:table-row>
        <table:table-row table:style-name="ro1">
          <table:table-cell table:number-columns-repeated="6"/>
          <table:table-cell table:style-name="ce570"/>
        </table:table-row>
        <table:table-row table:style-name="ro1">
          <table:table-cell table:number-columns-repeated="6"/>
          <table:table-cell table:style-name="ce571"/>
        </table:table-row>
        <table:table-row table:style-name="ro1">
          <table:table-cell table:number-columns-repeated="6"/>
          <table:table-cell table:style-name="ce572"/>
        </table:table-row>
        <table:table-row table:style-name="ro1">
          <table:table-cell table:number-columns-repeated="6"/>
          <table:table-cell table:style-name="ce573"/>
        </table:table-row>
        <table:table-row table:style-name="ro1">
          <table:table-cell table:number-columns-repeated="6"/>
          <table:table-cell table:style-name="ce574"/>
        </table:table-row>
        <table:table-row table:style-name="ro1">
          <table:table-cell table:number-columns-repeated="6"/>
          <table:table-cell table:style-name="ce575"/>
        </table:table-row>
        <table:table-row table:style-name="ro1">
          <table:table-cell table:number-columns-repeated="6"/>
          <table:table-cell table:style-name="ce576"/>
        </table:table-row>
        <table:table-row table:style-name="ro1">
          <table:table-cell table:number-columns-repeated="6"/>
          <table:table-cell table:style-name="ce577"/>
        </table:table-row>
        <table:table-row table:style-name="ro1">
          <table:table-cell table:number-columns-repeated="6"/>
          <table:table-cell table:style-name="ce578"/>
        </table:table-row>
        <table:table-row table:style-name="ro1">
          <table:table-cell table:number-columns-repeated="6"/>
          <table:table-cell table:style-name="ce579"/>
        </table:table-row>
        <table:table-row table:style-name="ro1">
          <table:table-cell table:number-columns-repeated="6"/>
          <table:table-cell table:style-name="ce580"/>
        </table:table-row>
        <table:table-row table:style-name="ro1">
          <table:table-cell table:number-columns-repeated="6"/>
          <table:table-cell table:style-name="ce581"/>
        </table:table-row>
        <table:table-row table:style-name="ro1">
          <table:table-cell table:number-columns-repeated="6"/>
          <table:table-cell table:style-name="ce582"/>
        </table:table-row>
        <table:table-row table:style-name="ro1">
          <table:table-cell table:number-columns-repeated="6"/>
          <table:table-cell table:style-name="ce583"/>
        </table:table-row>
        <table:table-row table:style-name="ro1">
          <table:table-cell table:number-columns-repeated="6"/>
          <table:table-cell table:style-name="ce584"/>
        </table:table-row>
        <table:table-row table:style-name="ro1">
          <table:table-cell table:number-columns-repeated="6"/>
          <table:table-cell table:style-name="ce585"/>
        </table:table-row>
        <table:table-row table:style-name="ro1">
          <table:table-cell table:number-columns-repeated="6"/>
          <table:table-cell table:style-name="ce586"/>
        </table:table-row>
        <table:table-row table:style-name="ro1">
          <table:table-cell table:number-columns-repeated="6"/>
          <table:table-cell table:style-name="ce587"/>
        </table:table-row>
        <table:table-row table:style-name="ro1">
          <table:table-cell table:number-columns-repeated="6"/>
          <table:table-cell table:style-name="ce588"/>
        </table:table-row>
        <table:table-row table:style-name="ro1">
          <table:table-cell table:number-columns-repeated="6"/>
          <table:table-cell table:style-name="ce589"/>
        </table:table-row>
        <table:table-row table:style-name="ro1">
          <table:table-cell table:number-columns-repeated="6"/>
          <table:table-cell table:style-name="ce590"/>
        </table:table-row>
        <table:table-row table:style-name="ro1">
          <table:table-cell table:number-columns-repeated="6"/>
          <table:table-cell table:style-name="ce591"/>
        </table:table-row>
        <table:table-row table:style-name="ro1">
          <table:table-cell table:number-columns-repeated="6"/>
          <table:table-cell table:style-name="ce592"/>
        </table:table-row>
        <table:table-row table:style-name="ro1">
          <table:table-cell table:number-columns-repeated="6"/>
          <table:table-cell table:style-name="ce593"/>
        </table:table-row>
        <table:table-row table:style-name="ro1">
          <table:table-cell table:number-columns-repeated="6"/>
          <table:table-cell table:style-name="ce594"/>
        </table:table-row>
        <table:table-row table:style-name="ro1">
          <table:table-cell table:number-columns-repeated="6"/>
          <table:table-cell table:style-name="ce595"/>
        </table:table-row>
        <table:table-row table:style-name="ro1">
          <table:table-cell table:number-columns-repeated="6"/>
          <table:table-cell table:style-name="ce596"/>
        </table:table-row>
        <table:table-row table:style-name="ro1">
          <table:table-cell table:number-columns-repeated="6"/>
          <table:table-cell table:style-name="ce597"/>
        </table:table-row>
        <table:table-row table:style-name="ro1">
          <table:table-cell table:number-columns-repeated="6"/>
          <table:table-cell table:style-name="ce598"/>
        </table:table-row>
        <table:table-row table:style-name="ro1">
          <table:table-cell table:number-columns-repeated="6"/>
          <table:table-cell table:style-name="ce599"/>
        </table:table-row>
        <table:table-row table:style-name="ro1">
          <table:table-cell table:number-columns-repeated="6"/>
          <table:table-cell table:style-name="ce600"/>
        </table:table-row>
        <table:table-row table:style-name="ro1">
          <table:table-cell table:number-columns-repeated="6"/>
          <table:table-cell table:style-name="ce601"/>
        </table:table-row>
        <table:table-row table:style-name="ro1">
          <table:table-cell table:number-columns-repeated="6"/>
          <table:table-cell table:style-name="ce602"/>
        </table:table-row>
        <table:table-row table:style-name="ro1">
          <table:table-cell table:number-columns-repeated="6"/>
          <table:table-cell table:style-name="ce603"/>
        </table:table-row>
        <table:table-row table:style-name="ro1">
          <table:table-cell table:number-columns-repeated="6"/>
          <table:table-cell table:style-name="ce604"/>
        </table:table-row>
        <table:table-row table:style-name="ro1">
          <table:table-cell table:number-columns-repeated="6"/>
          <table:table-cell table:style-name="ce605"/>
        </table:table-row>
        <table:table-row table:style-name="ro1">
          <table:table-cell table:number-columns-repeated="6"/>
          <table:table-cell table:style-name="ce606"/>
        </table:table-row>
        <table:table-row table:style-name="ro1">
          <table:table-cell table:number-columns-repeated="6"/>
          <table:table-cell table:style-name="ce607"/>
        </table:table-row>
        <table:table-row table:style-name="ro1">
          <table:table-cell table:number-columns-repeated="6"/>
          <table:table-cell table:style-name="ce608"/>
        </table:table-row>
        <table:table-row table:style-name="ro1">
          <table:table-cell table:number-columns-repeated="6"/>
          <table:table-cell table:style-name="ce609"/>
        </table:table-row>
        <table:table-row table:style-name="ro1">
          <table:table-cell table:number-columns-repeated="6"/>
          <table:table-cell table:style-name="ce610"/>
        </table:table-row>
        <table:table-row table:style-name="ro1">
          <table:table-cell table:number-columns-repeated="6"/>
          <table:table-cell table:style-name="ce611"/>
        </table:table-row>
        <table:table-row table:style-name="ro1">
          <table:table-cell table:number-columns-repeated="6"/>
          <table:table-cell table:style-name="ce612"/>
        </table:table-row>
        <table:table-row table:style-name="ro1">
          <table:table-cell table:number-columns-repeated="6"/>
          <table:table-cell table:style-name="ce613"/>
        </table:table-row>
        <table:table-row table:style-name="ro1">
          <table:table-cell table:number-columns-repeated="6"/>
          <table:table-cell table:style-name="ce614"/>
        </table:table-row>
        <table:table-row table:style-name="ro1">
          <table:table-cell table:number-columns-repeated="6"/>
          <table:table-cell table:style-name="ce615"/>
        </table:table-row>
        <table:table-row table:style-name="ro1">
          <table:table-cell table:number-columns-repeated="6"/>
          <table:table-cell table:style-name="ce616"/>
        </table:table-row>
        <table:table-row table:style-name="ro1">
          <table:table-cell table:number-columns-repeated="6"/>
          <table:table-cell table:style-name="ce617"/>
        </table:table-row>
        <table:table-row table:style-name="ro1">
          <table:table-cell table:number-columns-repeated="6"/>
          <table:table-cell table:style-name="ce618"/>
        </table:table-row>
        <table:table-row table:style-name="ro1">
          <table:table-cell table:number-columns-repeated="6"/>
          <table:table-cell table:style-name="ce619"/>
        </table:table-row>
        <table:table-row table:style-name="ro1">
          <table:table-cell table:number-columns-repeated="6"/>
          <table:table-cell table:style-name="ce620"/>
        </table:table-row>
        <table:table-row table:style-name="ro1">
          <table:table-cell table:number-columns-repeated="6"/>
          <table:table-cell table:style-name="ce621"/>
        </table:table-row>
        <table:table-row table:style-name="ro1">
          <table:table-cell table:number-columns-repeated="6"/>
          <table:table-cell table:style-name="ce622"/>
        </table:table-row>
        <table:table-row table:style-name="ro1">
          <table:table-cell table:number-columns-repeated="6"/>
          <table:table-cell table:style-name="ce623"/>
        </table:table-row>
        <table:table-row table:style-name="ro1">
          <table:table-cell table:number-columns-repeated="6"/>
          <table:table-cell table:style-name="ce624"/>
        </table:table-row>
        <table:table-row table:style-name="ro1">
          <table:table-cell table:number-columns-repeated="6"/>
          <table:table-cell table:style-name="ce625"/>
        </table:table-row>
        <table:table-row table:style-name="ro1">
          <table:table-cell table:number-columns-repeated="6"/>
          <table:table-cell table:style-name="ce626"/>
        </table:table-row>
        <table:table-row table:style-name="ro1">
          <table:table-cell table:number-columns-repeated="6"/>
          <table:table-cell table:style-name="ce627"/>
        </table:table-row>
        <table:table-row table:style-name="ro1">
          <table:table-cell table:number-columns-repeated="6"/>
          <table:table-cell table:style-name="ce628"/>
        </table:table-row>
        <table:table-row table:style-name="ro1">
          <table:table-cell table:number-columns-repeated="6"/>
          <table:table-cell table:style-name="ce629"/>
        </table:table-row>
        <table:table-row table:style-name="ro1">
          <table:table-cell table:number-columns-repeated="6"/>
          <table:table-cell table:style-name="ce630"/>
        </table:table-row>
        <table:table-row table:style-name="ro1">
          <table:table-cell table:number-columns-repeated="6"/>
          <table:table-cell table:style-name="ce631"/>
        </table:table-row>
        <table:table-row table:style-name="ro1">
          <table:table-cell table:number-columns-repeated="6"/>
          <table:table-cell table:style-name="ce632"/>
        </table:table-row>
        <table:table-row table:style-name="ro1">
          <table:table-cell table:number-columns-repeated="6"/>
          <table:table-cell table:style-name="ce633"/>
        </table:table-row>
        <table:table-row table:style-name="ro1">
          <table:table-cell table:number-columns-repeated="6"/>
          <table:table-cell table:style-name="ce634"/>
        </table:table-row>
        <table:table-row table:style-name="ro1">
          <table:table-cell table:number-columns-repeated="6"/>
          <table:table-cell table:style-name="ce635"/>
        </table:table-row>
        <table:table-row table:style-name="ro1">
          <table:table-cell table:number-columns-repeated="6"/>
          <table:table-cell table:style-name="ce636"/>
        </table:table-row>
        <table:table-row table:style-name="ro1">
          <table:table-cell table:number-columns-repeated="6"/>
          <table:table-cell table:style-name="ce637"/>
        </table:table-row>
        <table:table-row table:style-name="ro1">
          <table:table-cell table:number-columns-repeated="6"/>
          <table:table-cell table:style-name="ce638"/>
        </table:table-row>
        <table:table-row table:style-name="ro1">
          <table:table-cell table:number-columns-repeated="6"/>
          <table:table-cell table:style-name="ce639"/>
        </table:table-row>
        <table:table-row table:style-name="ro1">
          <table:table-cell table:number-columns-repeated="6"/>
          <table:table-cell table:style-name="ce640"/>
        </table:table-row>
        <table:table-row table:style-name="ro1">
          <table:table-cell table:number-columns-repeated="6"/>
          <table:table-cell table:style-name="ce641"/>
        </table:table-row>
        <table:table-row table:style-name="ro1">
          <table:table-cell table:number-columns-repeated="6"/>
          <table:table-cell table:style-name="ce642"/>
        </table:table-row>
        <table:table-row table:style-name="ro1">
          <table:table-cell table:number-columns-repeated="6"/>
          <table:table-cell table:style-name="ce643"/>
        </table:table-row>
        <table:table-row table:style-name="ro1">
          <table:table-cell table:number-columns-repeated="6"/>
          <table:table-cell table:style-name="ce644"/>
        </table:table-row>
        <table:table-row table:style-name="ro1">
          <table:table-cell table:number-columns-repeated="6"/>
          <table:table-cell table:style-name="ce645"/>
        </table:table-row>
        <table:table-row table:style-name="ro1">
          <table:table-cell table:number-columns-repeated="6"/>
          <table:table-cell table:style-name="ce646"/>
        </table:table-row>
        <table:table-row table:style-name="ro1">
          <table:table-cell table:number-columns-repeated="6"/>
          <table:table-cell table:style-name="ce647"/>
        </table:table-row>
        <table:table-row table:style-name="ro1">
          <table:table-cell table:number-columns-repeated="6"/>
          <table:table-cell table:style-name="ce648"/>
        </table:table-row>
        <table:table-row table:style-name="ro1">
          <table:table-cell table:number-columns-repeated="6"/>
          <table:table-cell table:style-name="ce649"/>
        </table:table-row>
        <table:table-row table:style-name="ro1">
          <table:table-cell table:number-columns-repeated="6"/>
          <table:table-cell table:style-name="ce650"/>
        </table:table-row>
        <table:table-row table:style-name="ro1">
          <table:table-cell table:number-columns-repeated="6"/>
          <table:table-cell table:style-name="ce651"/>
        </table:table-row>
        <table:table-row table:style-name="ro1">
          <table:table-cell table:number-columns-repeated="6"/>
          <table:table-cell table:style-name="ce652"/>
        </table:table-row>
        <table:table-row table:style-name="ro1">
          <table:table-cell table:number-columns-repeated="6"/>
          <table:table-cell table:style-name="ce653"/>
        </table:table-row>
        <table:table-row table:style-name="ro1">
          <table:table-cell table:number-columns-repeated="6"/>
          <table:table-cell table:style-name="ce654"/>
        </table:table-row>
        <table:table-row table:style-name="ro1">
          <table:table-cell table:number-columns-repeated="6"/>
          <table:table-cell table:style-name="ce655"/>
        </table:table-row>
        <table:table-row table:style-name="ro1">
          <table:table-cell table:number-columns-repeated="6"/>
          <table:table-cell table:style-name="ce656"/>
        </table:table-row>
        <table:table-row table:style-name="ro1">
          <table:table-cell table:number-columns-repeated="6"/>
          <table:table-cell table:style-name="ce657"/>
        </table:table-row>
        <table:table-row table:style-name="ro1">
          <table:table-cell table:number-columns-repeated="6"/>
          <table:table-cell table:style-name="ce658"/>
        </table:table-row>
        <table:table-row table:style-name="ro1">
          <table:table-cell table:number-columns-repeated="6"/>
          <table:table-cell table:style-name="ce659"/>
        </table:table-row>
        <table:table-row table:style-name="ro1">
          <table:table-cell table:number-columns-repeated="6"/>
          <table:table-cell table:style-name="ce660"/>
        </table:table-row>
        <table:table-row table:style-name="ro1">
          <table:table-cell table:number-columns-repeated="6"/>
          <table:table-cell table:style-name="ce661"/>
        </table:table-row>
        <table:table-row table:style-name="ro1">
          <table:table-cell table:number-columns-repeated="6"/>
          <table:table-cell table:style-name="ce662"/>
        </table:table-row>
        <table:table-row table:style-name="ro1">
          <table:table-cell table:number-columns-repeated="6"/>
          <table:table-cell table:style-name="ce663"/>
        </table:table-row>
        <table:table-row table:style-name="ro1">
          <table:table-cell table:number-columns-repeated="6"/>
          <table:table-cell table:style-name="ce664"/>
        </table:table-row>
        <table:table-row table:style-name="ro1">
          <table:table-cell table:number-columns-repeated="6"/>
          <table:table-cell table:style-name="ce665"/>
        </table:table-row>
        <table:table-row table:style-name="ro1">
          <table:table-cell table:number-columns-repeated="6"/>
          <table:table-cell table:style-name="ce666"/>
        </table:table-row>
        <table:table-row table:style-name="ro1">
          <table:table-cell table:number-columns-repeated="6"/>
          <table:table-cell table:style-name="ce667"/>
        </table:table-row>
        <table:table-row table:style-name="ro1">
          <table:table-cell table:number-columns-repeated="6"/>
          <table:table-cell table:style-name="ce668"/>
        </table:table-row>
        <table:table-row table:style-name="ro1">
          <table:table-cell table:number-columns-repeated="6"/>
          <table:table-cell table:style-name="ce669"/>
        </table:table-row>
        <table:table-row table:style-name="ro1">
          <table:table-cell table:number-columns-repeated="6"/>
          <table:table-cell table:style-name="ce670"/>
        </table:table-row>
        <table:table-row table:style-name="ro1">
          <table:table-cell table:number-columns-repeated="6"/>
          <table:table-cell table:style-name="ce671"/>
        </table:table-row>
        <table:table-row table:style-name="ro1">
          <table:table-cell table:number-columns-repeated="6"/>
          <table:table-cell table:style-name="ce672"/>
        </table:table-row>
        <table:table-row table:style-name="ro1">
          <table:table-cell table:number-columns-repeated="6"/>
          <table:table-cell table:style-name="ce673"/>
        </table:table-row>
        <table:table-row table:style-name="ro1">
          <table:table-cell table:number-columns-repeated="6"/>
          <table:table-cell table:style-name="ce674"/>
        </table:table-row>
        <table:table-row table:style-name="ro1">
          <table:table-cell table:number-columns-repeated="6"/>
          <table:table-cell table:style-name="ce675"/>
        </table:table-row>
        <table:table-row table:style-name="ro1">
          <table:table-cell table:number-columns-repeated="6"/>
          <table:table-cell table:style-name="ce676"/>
        </table:table-row>
        <table:table-row table:style-name="ro1">
          <table:table-cell table:number-columns-repeated="6"/>
          <table:table-cell table:style-name="ce677"/>
        </table:table-row>
        <table:table-row table:style-name="ro1">
          <table:table-cell table:number-columns-repeated="6"/>
          <table:table-cell table:style-name="ce678"/>
        </table:table-row>
        <table:table-row table:style-name="ro1">
          <table:table-cell table:number-columns-repeated="6"/>
          <table:table-cell table:style-name="ce679"/>
        </table:table-row>
        <table:table-row table:style-name="ro1">
          <table:table-cell table:number-columns-repeated="6"/>
          <table:table-cell table:style-name="ce680"/>
        </table:table-row>
        <table:table-row table:style-name="ro1">
          <table:table-cell table:number-columns-repeated="6"/>
          <table:table-cell table:style-name="ce681"/>
        </table:table-row>
        <table:table-row table:style-name="ro1">
          <table:table-cell table:number-columns-repeated="6"/>
          <table:table-cell table:style-name="ce682"/>
        </table:table-row>
        <table:table-row table:style-name="ro1">
          <table:table-cell table:number-columns-repeated="6"/>
          <table:table-cell table:style-name="ce683"/>
        </table:table-row>
        <table:table-row table:style-name="ro1">
          <table:table-cell table:number-columns-repeated="6"/>
          <table:table-cell table:style-name="ce684"/>
        </table:table-row>
        <table:table-row table:style-name="ro1">
          <table:table-cell table:number-columns-repeated="6"/>
          <table:table-cell table:style-name="ce685"/>
        </table:table-row>
        <table:table-row table:style-name="ro1">
          <table:table-cell table:number-columns-repeated="6"/>
          <table:table-cell table:style-name="ce686"/>
        </table:table-row>
        <table:table-row table:style-name="ro1">
          <table:table-cell table:number-columns-repeated="6"/>
          <table:table-cell table:style-name="ce687"/>
        </table:table-row>
        <table:table-row table:style-name="ro1">
          <table:table-cell table:number-columns-repeated="6"/>
          <table:table-cell table:style-name="ce688"/>
        </table:table-row>
        <table:table-row table:style-name="ro1">
          <table:table-cell table:number-columns-repeated="6"/>
          <table:table-cell table:style-name="ce689"/>
        </table:table-row>
        <table:table-row table:style-name="ro1">
          <table:table-cell table:number-columns-repeated="6"/>
          <table:table-cell table:style-name="ce690"/>
        </table:table-row>
        <table:table-row table:style-name="ro1">
          <table:table-cell table:number-columns-repeated="6"/>
          <table:table-cell table:style-name="ce691"/>
        </table:table-row>
        <table:table-row table:style-name="ro1">
          <table:table-cell table:number-columns-repeated="6"/>
          <table:table-cell table:style-name="ce692"/>
        </table:table-row>
        <table:table-row table:style-name="ro1">
          <table:table-cell table:number-columns-repeated="6"/>
          <table:table-cell table:style-name="ce693"/>
        </table:table-row>
        <table:table-row table:style-name="ro1">
          <table:table-cell table:number-columns-repeated="6"/>
          <table:table-cell table:style-name="ce694"/>
        </table:table-row>
        <table:table-row table:style-name="ro1">
          <table:table-cell table:number-columns-repeated="6"/>
          <table:table-cell table:style-name="ce695"/>
        </table:table-row>
        <table:table-row table:style-name="ro1">
          <table:table-cell table:number-columns-repeated="6"/>
          <table:table-cell table:style-name="ce696"/>
        </table:table-row>
        <table:table-row table:style-name="ro1">
          <table:table-cell table:number-columns-repeated="6"/>
          <table:table-cell table:style-name="ce697"/>
        </table:table-row>
        <table:table-row table:style-name="ro1">
          <table:table-cell table:number-columns-repeated="6"/>
          <table:table-cell table:style-name="ce698"/>
        </table:table-row>
        <table:table-row table:style-name="ro1">
          <table:table-cell table:number-columns-repeated="6"/>
          <table:table-cell table:style-name="ce699"/>
        </table:table-row>
        <table:table-row table:style-name="ro1">
          <table:table-cell table:number-columns-repeated="6"/>
          <table:table-cell table:style-name="ce700"/>
        </table:table-row>
        <table:table-row table:style-name="ro1">
          <table:table-cell table:number-columns-repeated="6"/>
          <table:table-cell table:style-name="ce701"/>
        </table:table-row>
        <table:table-row table:style-name="ro1">
          <table:table-cell table:number-columns-repeated="6"/>
          <table:table-cell table:style-name="ce702"/>
        </table:table-row>
        <table:table-row table:style-name="ro1">
          <table:table-cell table:number-columns-repeated="6"/>
          <table:table-cell table:style-name="ce703"/>
        </table:table-row>
        <table:table-row table:style-name="ro1">
          <table:table-cell table:number-columns-repeated="6"/>
          <table:table-cell table:style-name="ce704"/>
        </table:table-row>
        <table:table-row table:style-name="ro1">
          <table:table-cell table:number-columns-repeated="6"/>
          <table:table-cell table:style-name="ce705"/>
        </table:table-row>
        <table:table-row table:style-name="ro1">
          <table:table-cell table:number-columns-repeated="6"/>
          <table:table-cell table:style-name="ce706"/>
        </table:table-row>
        <table:table-row table:style-name="ro1">
          <table:table-cell table:number-columns-repeated="6"/>
          <table:table-cell table:style-name="ce707"/>
        </table:table-row>
        <table:table-row table:style-name="ro1">
          <table:table-cell table:number-columns-repeated="6"/>
          <table:table-cell table:style-name="ce708"/>
        </table:table-row>
        <table:table-row table:style-name="ro1">
          <table:table-cell table:number-columns-repeated="6"/>
          <table:table-cell table:style-name="ce709"/>
        </table:table-row>
        <table:table-row table:style-name="ro1">
          <table:table-cell table:number-columns-repeated="6"/>
          <table:table-cell table:style-name="ce710"/>
        </table:table-row>
        <table:table-row table:style-name="ro1">
          <table:table-cell table:number-columns-repeated="6"/>
          <table:table-cell table:style-name="ce711"/>
        </table:table-row>
        <table:table-row table:style-name="ro1">
          <table:table-cell table:number-columns-repeated="6"/>
          <table:table-cell table:style-name="ce712"/>
        </table:table-row>
        <table:table-row table:style-name="ro1">
          <table:table-cell table:number-columns-repeated="6"/>
          <table:table-cell table:style-name="ce713"/>
        </table:table-row>
        <table:table-row table:style-name="ro1">
          <table:table-cell table:number-columns-repeated="6"/>
          <table:table-cell table:style-name="ce714"/>
        </table:table-row>
        <table:table-row table:style-name="ro1">
          <table:table-cell table:number-columns-repeated="6"/>
          <table:table-cell table:style-name="ce715"/>
        </table:table-row>
        <table:table-row table:style-name="ro1">
          <table:table-cell table:number-columns-repeated="6"/>
          <table:table-cell table:style-name="ce716"/>
        </table:table-row>
        <table:table-row table:style-name="ro1">
          <table:table-cell table:number-columns-repeated="6"/>
          <table:table-cell table:style-name="ce717"/>
        </table:table-row>
        <table:table-row table:style-name="ro1">
          <table:table-cell table:number-columns-repeated="6"/>
          <table:table-cell table:style-name="ce718"/>
        </table:table-row>
        <table:table-row table:style-name="ro1">
          <table:table-cell table:number-columns-repeated="6"/>
          <table:table-cell table:style-name="ce719"/>
        </table:table-row>
        <table:table-row table:style-name="ro1">
          <table:table-cell table:number-columns-repeated="6"/>
          <table:table-cell table:style-name="ce720"/>
        </table:table-row>
        <table:table-row table:style-name="ro1">
          <table:table-cell table:number-columns-repeated="6"/>
          <table:table-cell table:style-name="ce721"/>
        </table:table-row>
        <table:table-row table:style-name="ro1">
          <table:table-cell table:number-columns-repeated="6"/>
          <table:table-cell table:style-name="ce722"/>
        </table:table-row>
        <table:table-row table:style-name="ro1">
          <table:table-cell table:number-columns-repeated="6"/>
          <table:table-cell table:style-name="ce723"/>
        </table:table-row>
        <table:table-row table:style-name="ro1">
          <table:table-cell table:number-columns-repeated="6"/>
          <table:table-cell table:style-name="ce724"/>
        </table:table-row>
        <table:table-row table:style-name="ro1">
          <table:table-cell table:number-columns-repeated="6"/>
          <table:table-cell table:style-name="ce725"/>
        </table:table-row>
        <table:table-row table:style-name="ro1">
          <table:table-cell table:number-columns-repeated="6"/>
          <table:table-cell table:style-name="ce726"/>
        </table:table-row>
        <table:table-row table:style-name="ro1">
          <table:table-cell table:number-columns-repeated="6"/>
          <table:table-cell table:style-name="ce727"/>
        </table:table-row>
        <table:table-row table:style-name="ro1">
          <table:table-cell table:number-columns-repeated="6"/>
          <table:table-cell table:style-name="ce728"/>
        </table:table-row>
        <table:table-row table:style-name="ro1">
          <table:table-cell table:number-columns-repeated="6"/>
          <table:table-cell table:style-name="ce729"/>
        </table:table-row>
        <table:table-row table:style-name="ro1">
          <table:table-cell table:number-columns-repeated="6"/>
          <table:table-cell table:style-name="ce730"/>
        </table:table-row>
        <table:table-row table:style-name="ro1">
          <table:table-cell table:number-columns-repeated="6"/>
          <table:table-cell table:style-name="ce731"/>
        </table:table-row>
        <table:table-row table:style-name="ro1">
          <table:table-cell table:number-columns-repeated="6"/>
          <table:table-cell table:style-name="ce732"/>
        </table:table-row>
        <table:table-row table:style-name="ro1">
          <table:table-cell table:number-columns-repeated="6"/>
          <table:table-cell table:style-name="ce733"/>
        </table:table-row>
        <table:table-row table:style-name="ro1">
          <table:table-cell table:number-columns-repeated="6"/>
          <table:table-cell table:style-name="ce734"/>
        </table:table-row>
        <table:table-row table:style-name="ro1">
          <table:table-cell table:number-columns-repeated="6"/>
          <table:table-cell table:style-name="ce735"/>
        </table:table-row>
        <table:table-row table:style-name="ro1">
          <table:table-cell table:number-columns-repeated="6"/>
          <table:table-cell table:style-name="ce736"/>
        </table:table-row>
        <table:table-row table:style-name="ro1">
          <table:table-cell table:number-columns-repeated="6"/>
          <table:table-cell table:style-name="ce737"/>
        </table:table-row>
        <table:table-row table:style-name="ro1">
          <table:table-cell table:number-columns-repeated="6"/>
          <table:table-cell table:style-name="ce738"/>
        </table:table-row>
        <table:table-row table:style-name="ro1">
          <table:table-cell table:number-columns-repeated="6"/>
          <table:table-cell table:style-name="ce739"/>
        </table:table-row>
        <table:table-row table:style-name="ro1">
          <table:table-cell table:number-columns-repeated="6"/>
          <table:table-cell table:style-name="ce740"/>
        </table:table-row>
        <table:table-row table:style-name="ro1">
          <table:table-cell table:number-columns-repeated="6"/>
          <table:table-cell table:style-name="ce741"/>
        </table:table-row>
        <table:table-row table:style-name="ro1">
          <table:table-cell table:number-columns-repeated="6"/>
          <table:table-cell table:style-name="ce742"/>
        </table:table-row>
        <table:table-row table:style-name="ro1">
          <table:table-cell table:number-columns-repeated="6"/>
          <table:table-cell table:style-name="ce743"/>
        </table:table-row>
        <table:table-row table:style-name="ro1">
          <table:table-cell table:number-columns-repeated="6"/>
          <table:table-cell table:style-name="ce744"/>
        </table:table-row>
        <table:table-row table:style-name="ro1">
          <table:table-cell table:number-columns-repeated="6"/>
          <table:table-cell table:style-name="ce745"/>
        </table:table-row>
        <table:table-row table:style-name="ro1">
          <table:table-cell table:number-columns-repeated="6"/>
          <table:table-cell table:style-name="ce746"/>
        </table:table-row>
        <table:table-row table:style-name="ro1">
          <table:table-cell table:number-columns-repeated="6"/>
          <table:table-cell table:style-name="ce747"/>
        </table:table-row>
        <table:table-row table:style-name="ro1">
          <table:table-cell table:number-columns-repeated="6"/>
          <table:table-cell table:style-name="ce748"/>
        </table:table-row>
        <table:table-row table:style-name="ro1">
          <table:table-cell table:number-columns-repeated="6"/>
          <table:table-cell table:style-name="ce749"/>
        </table:table-row>
        <table:table-row table:style-name="ro1">
          <table:table-cell table:number-columns-repeated="6"/>
          <table:table-cell table:style-name="ce750"/>
        </table:table-row>
        <table:table-row table:style-name="ro1">
          <table:table-cell table:number-columns-repeated="6"/>
          <table:table-cell table:style-name="ce751"/>
        </table:table-row>
        <table:table-row table:style-name="ro1">
          <table:table-cell table:number-columns-repeated="6"/>
          <table:table-cell table:style-name="ce752"/>
        </table:table-row>
        <table:table-row table:style-name="ro1">
          <table:table-cell table:number-columns-repeated="6"/>
          <table:table-cell table:style-name="ce753"/>
        </table:table-row>
        <table:table-row table:style-name="ro1">
          <table:table-cell table:number-columns-repeated="6"/>
          <table:table-cell table:style-name="ce754"/>
        </table:table-row>
        <table:table-row table:style-name="ro1">
          <table:table-cell table:number-columns-repeated="6"/>
          <table:table-cell table:style-name="ce755"/>
        </table:table-row>
        <table:table-row table:style-name="ro1">
          <table:table-cell table:number-columns-repeated="6"/>
          <table:table-cell table:style-name="ce756"/>
        </table:table-row>
        <table:table-row table:style-name="ro1">
          <table:table-cell table:number-columns-repeated="6"/>
          <table:table-cell table:style-name="ce757"/>
        </table:table-row>
        <table:table-row table:style-name="ro1">
          <table:table-cell table:number-columns-repeated="6"/>
          <table:table-cell table:style-name="ce758"/>
        </table:table-row>
        <table:table-row table:style-name="ro1">
          <table:table-cell table:number-columns-repeated="6"/>
          <table:table-cell table:style-name="ce759"/>
        </table:table-row>
        <table:table-row table:style-name="ro1">
          <table:table-cell table:number-columns-repeated="6"/>
          <table:table-cell table:style-name="ce760"/>
        </table:table-row>
        <table:table-row table:style-name="ro1">
          <table:table-cell table:number-columns-repeated="6"/>
          <table:table-cell table:style-name="ce761"/>
        </table:table-row>
        <table:table-row table:style-name="ro1">
          <table:table-cell table:number-columns-repeated="6"/>
          <table:table-cell table:style-name="ce762"/>
        </table:table-row>
        <table:table-row table:style-name="ro1">
          <table:table-cell table:number-columns-repeated="6"/>
          <table:table-cell table:style-name="ce763"/>
        </table:table-row>
        <table:table-row table:style-name="ro1">
          <table:table-cell table:number-columns-repeated="6"/>
          <table:table-cell table:style-name="ce764"/>
        </table:table-row>
        <table:table-row table:style-name="ro1">
          <table:table-cell table:number-columns-repeated="6"/>
          <table:table-cell table:style-name="ce765"/>
        </table:table-row>
        <table:table-row table:style-name="ro1">
          <table:table-cell table:number-columns-repeated="6"/>
          <table:table-cell table:style-name="ce766"/>
        </table:table-row>
        <table:table-row table:style-name="ro1">
          <table:table-cell table:number-columns-repeated="6"/>
          <table:table-cell table:style-name="ce767"/>
        </table:table-row>
        <table:table-row table:style-name="ro1">
          <table:table-cell table:number-columns-repeated="6"/>
          <table:table-cell table:style-name="ce768"/>
        </table:table-row>
        <table:table-row table:style-name="ro1">
          <table:table-cell table:number-columns-repeated="6"/>
          <table:table-cell table:style-name="ce769"/>
        </table:table-row>
        <table:table-row table:style-name="ro1">
          <table:table-cell table:number-columns-repeated="6"/>
          <table:table-cell table:style-name="ce770"/>
        </table:table-row>
        <table:table-row table:style-name="ro1">
          <table:table-cell table:number-columns-repeated="6"/>
          <table:table-cell table:style-name="ce771"/>
        </table:table-row>
        <table:table-row table:style-name="ro1">
          <table:table-cell table:number-columns-repeated="6"/>
          <table:table-cell table:style-name="ce772"/>
        </table:table-row>
        <table:table-row table:style-name="ro1">
          <table:table-cell table:number-columns-repeated="6"/>
          <table:table-cell table:style-name="ce773"/>
        </table:table-row>
        <table:table-row table:style-name="ro1">
          <table:table-cell table:number-columns-repeated="6"/>
          <table:table-cell table:style-name="ce774"/>
        </table:table-row>
        <table:table-row table:style-name="ro1">
          <table:table-cell table:number-columns-repeated="6"/>
          <table:table-cell table:style-name="ce775"/>
        </table:table-row>
        <table:table-row table:style-name="ro1">
          <table:table-cell table:number-columns-repeated="6"/>
          <table:table-cell table:style-name="ce776"/>
        </table:table-row>
        <table:table-row table:style-name="ro1">
          <table:table-cell table:number-columns-repeated="6"/>
          <table:table-cell table:style-name="ce777"/>
        </table:table-row>
        <table:table-row table:style-name="ro1">
          <table:table-cell table:number-columns-repeated="6"/>
          <table:table-cell table:style-name="ce778"/>
        </table:table-row>
        <table:table-row table:style-name="ro1">
          <table:table-cell table:number-columns-repeated="6"/>
          <table:table-cell table:style-name="ce779"/>
        </table:table-row>
        <table:table-row table:style-name="ro1">
          <table:table-cell table:number-columns-repeated="6"/>
          <table:table-cell table:style-name="ce780"/>
        </table:table-row>
        <table:table-row table:style-name="ro1">
          <table:table-cell table:number-columns-repeated="6"/>
          <table:table-cell table:style-name="ce781"/>
        </table:table-row>
        <table:table-row table:style-name="ro1">
          <table:table-cell table:number-columns-repeated="6"/>
          <table:table-cell table:style-name="ce782"/>
        </table:table-row>
        <table:table-row table:style-name="ro1">
          <table:table-cell table:number-columns-repeated="6"/>
          <table:table-cell table:style-name="ce783"/>
        </table:table-row>
        <table:table-row table:style-name="ro1">
          <table:table-cell table:number-columns-repeated="6"/>
          <table:table-cell table:style-name="ce784"/>
        </table:table-row>
        <table:table-row table:style-name="ro1">
          <table:table-cell table:number-columns-repeated="6"/>
          <table:table-cell table:style-name="ce785"/>
        </table:table-row>
        <table:table-row table:style-name="ro1">
          <table:table-cell table:number-columns-repeated="6"/>
          <table:table-cell table:style-name="ce786"/>
        </table:table-row>
        <table:table-row table:style-name="ro1">
          <table:table-cell table:number-columns-repeated="6"/>
          <table:table-cell table:style-name="ce787"/>
        </table:table-row>
        <table:table-row table:style-name="ro1">
          <table:table-cell table:number-columns-repeated="6"/>
          <table:table-cell table:style-name="ce788"/>
        </table:table-row>
        <table:table-row table:style-name="ro1">
          <table:table-cell table:number-columns-repeated="6"/>
          <table:table-cell table:style-name="ce789"/>
        </table:table-row>
        <table:table-row table:style-name="ro1">
          <table:table-cell table:number-columns-repeated="6"/>
          <table:table-cell table:style-name="ce790"/>
        </table:table-row>
        <table:table-row table:style-name="ro1">
          <table:table-cell table:number-columns-repeated="6"/>
          <table:table-cell table:style-name="ce791"/>
        </table:table-row>
        <table:table-row table:style-name="ro1">
          <table:table-cell table:number-columns-repeated="6"/>
          <table:table-cell table:style-name="ce792"/>
        </table:table-row>
        <table:table-row table:style-name="ro1">
          <table:table-cell table:number-columns-repeated="6"/>
          <table:table-cell table:style-name="ce793"/>
        </table:table-row>
        <table:table-row table:style-name="ro1">
          <table:table-cell table:number-columns-repeated="6"/>
          <table:table-cell table:style-name="ce794"/>
        </table:table-row>
        <table:table-row table:style-name="ro1">
          <table:table-cell table:number-columns-repeated="6"/>
          <table:table-cell table:style-name="ce795"/>
        </table:table-row>
        <table:table-row table:style-name="ro1">
          <table:table-cell table:number-columns-repeated="6"/>
          <table:table-cell table:style-name="ce796"/>
        </table:table-row>
        <table:table-row table:style-name="ro1">
          <table:table-cell table:number-columns-repeated="6"/>
          <table:table-cell table:style-name="ce797"/>
        </table:table-row>
        <table:table-row table:style-name="ro1">
          <table:table-cell table:number-columns-repeated="6"/>
          <table:table-cell table:style-name="ce798"/>
        </table:table-row>
        <table:table-row table:style-name="ro1">
          <table:table-cell table:number-columns-repeated="6"/>
          <table:table-cell table:style-name="ce799"/>
        </table:table-row>
        <table:table-row table:style-name="ro1">
          <table:table-cell table:number-columns-repeated="6"/>
          <table:table-cell table:style-name="ce800"/>
        </table:table-row>
        <table:table-row table:style-name="ro1">
          <table:table-cell table:number-columns-repeated="6"/>
          <table:table-cell table:style-name="ce801"/>
        </table:table-row>
        <table:table-row table:style-name="ro1">
          <table:table-cell table:number-columns-repeated="6"/>
          <table:table-cell table:style-name="ce802"/>
        </table:table-row>
        <table:table-row table:style-name="ro1">
          <table:table-cell table:number-columns-repeated="6"/>
          <table:table-cell table:style-name="ce803"/>
        </table:table-row>
        <table:table-row table:style-name="ro1">
          <table:table-cell table:number-columns-repeated="6"/>
          <table:table-cell table:style-name="ce804"/>
        </table:table-row>
        <table:table-row table:style-name="ro1">
          <table:table-cell table:number-columns-repeated="6"/>
          <table:table-cell table:style-name="ce805"/>
        </table:table-row>
        <table:table-row table:style-name="ro1">
          <table:table-cell table:number-columns-repeated="6"/>
          <table:table-cell table:style-name="ce806"/>
        </table:table-row>
        <table:table-row table:style-name="ro1">
          <table:table-cell table:number-columns-repeated="6"/>
          <table:table-cell table:style-name="ce807"/>
        </table:table-row>
        <table:table-row table:style-name="ro1">
          <table:table-cell table:number-columns-repeated="6"/>
          <table:table-cell table:style-name="ce808"/>
        </table:table-row>
        <table:table-row table:style-name="ro1">
          <table:table-cell table:number-columns-repeated="6"/>
          <table:table-cell table:style-name="ce809"/>
        </table:table-row>
        <table:table-row table:style-name="ro1">
          <table:table-cell table:number-columns-repeated="6"/>
          <table:table-cell table:style-name="ce810"/>
        </table:table-row>
        <table:table-row table:style-name="ro1">
          <table:table-cell table:number-columns-repeated="6"/>
          <table:table-cell table:style-name="ce811"/>
        </table:table-row>
        <table:table-row table:style-name="ro1">
          <table:table-cell table:number-columns-repeated="6"/>
          <table:table-cell table:style-name="ce812"/>
        </table:table-row>
        <table:table-row table:style-name="ro1">
          <table:table-cell table:number-columns-repeated="6"/>
          <table:table-cell table:style-name="ce813"/>
        </table:table-row>
        <table:table-row table:style-name="ro1">
          <table:table-cell table:number-columns-repeated="6"/>
          <table:table-cell table:style-name="ce814"/>
        </table:table-row>
        <table:table-row table:style-name="ro1">
          <table:table-cell table:number-columns-repeated="6"/>
          <table:table-cell table:style-name="ce815"/>
        </table:table-row>
        <table:table-row table:style-name="ro1">
          <table:table-cell table:number-columns-repeated="6"/>
          <table:table-cell table:style-name="ce816"/>
        </table:table-row>
        <table:table-row table:style-name="ro1">
          <table:table-cell table:number-columns-repeated="6"/>
          <table:table-cell table:style-name="ce817"/>
        </table:table-row>
        <table:table-row table:style-name="ro1">
          <table:table-cell table:number-columns-repeated="6"/>
          <table:table-cell table:style-name="ce818"/>
        </table:table-row>
        <table:table-row table:style-name="ro1">
          <table:table-cell table:number-columns-repeated="6"/>
          <table:table-cell table:style-name="ce819"/>
        </table:table-row>
        <table:table-row table:style-name="ro1">
          <table:table-cell table:number-columns-repeated="6"/>
          <table:table-cell table:style-name="ce820"/>
        </table:table-row>
        <table:table-row table:style-name="ro1">
          <table:table-cell table:number-columns-repeated="6"/>
          <table:table-cell table:style-name="ce821"/>
        </table:table-row>
        <table:table-row table:style-name="ro1">
          <table:table-cell table:number-columns-repeated="6"/>
          <table:table-cell table:style-name="ce822"/>
        </table:table-row>
        <table:table-row table:style-name="ro1">
          <table:table-cell table:number-columns-repeated="6"/>
          <table:table-cell table:style-name="ce823"/>
        </table:table-row>
        <table:table-row table:style-name="ro1">
          <table:table-cell table:number-columns-repeated="6"/>
          <table:table-cell table:style-name="ce824"/>
        </table:table-row>
        <table:table-row table:style-name="ro1">
          <table:table-cell table:number-columns-repeated="6"/>
          <table:table-cell table:style-name="ce825"/>
        </table:table-row>
        <table:table-row table:style-name="ro1">
          <table:table-cell table:number-columns-repeated="6"/>
          <table:table-cell table:style-name="ce826"/>
        </table:table-row>
        <table:table-row table:style-name="ro1">
          <table:table-cell table:number-columns-repeated="6"/>
          <table:table-cell table:style-name="ce827"/>
        </table:table-row>
        <table:table-row table:style-name="ro1">
          <table:table-cell table:number-columns-repeated="6"/>
          <table:table-cell table:style-name="ce828"/>
        </table:table-row>
        <table:table-row table:style-name="ro1">
          <table:table-cell table:number-columns-repeated="6"/>
          <table:table-cell table:style-name="ce829"/>
        </table:table-row>
        <table:table-row table:style-name="ro1">
          <table:table-cell table:number-columns-repeated="6"/>
          <table:table-cell table:style-name="ce830"/>
        </table:table-row>
        <table:table-row table:style-name="ro1">
          <table:table-cell table:number-columns-repeated="6"/>
          <table:table-cell table:style-name="ce831"/>
        </table:table-row>
        <table:table-row table:style-name="ro1">
          <table:table-cell table:number-columns-repeated="6"/>
          <table:table-cell table:style-name="ce832"/>
        </table:table-row>
        <table:table-row table:style-name="ro1">
          <table:table-cell table:number-columns-repeated="6"/>
          <table:table-cell table:style-name="ce833"/>
        </table:table-row>
        <table:table-row table:style-name="ro1">
          <table:table-cell table:number-columns-repeated="6"/>
          <table:table-cell table:style-name="ce834"/>
        </table:table-row>
        <table:table-row table:style-name="ro1">
          <table:table-cell table:number-columns-repeated="6"/>
          <table:table-cell table:style-name="ce835"/>
        </table:table-row>
        <table:table-row table:style-name="ro1">
          <table:table-cell table:number-columns-repeated="6"/>
          <table:table-cell table:style-name="ce836"/>
        </table:table-row>
        <table:table-row table:style-name="ro1">
          <table:table-cell table:number-columns-repeated="6"/>
          <table:table-cell table:style-name="ce837"/>
        </table:table-row>
        <table:table-row table:style-name="ro1">
          <table:table-cell table:number-columns-repeated="6"/>
          <table:table-cell table:style-name="ce838"/>
        </table:table-row>
        <table:table-row table:style-name="ro1">
          <table:table-cell table:number-columns-repeated="6"/>
          <table:table-cell table:style-name="ce839"/>
        </table:table-row>
        <table:table-row table:style-name="ro1">
          <table:table-cell table:number-columns-repeated="6"/>
          <table:table-cell table:style-name="ce840"/>
        </table:table-row>
        <table:table-row table:style-name="ro1">
          <table:table-cell table:number-columns-repeated="6"/>
          <table:table-cell table:style-name="ce841"/>
        </table:table-row>
        <table:table-row table:style-name="ro1">
          <table:table-cell table:number-columns-repeated="6"/>
          <table:table-cell table:style-name="ce842"/>
        </table:table-row>
        <table:table-row table:style-name="ro1">
          <table:table-cell table:number-columns-repeated="6"/>
          <table:table-cell table:style-name="ce843"/>
        </table:table-row>
        <table:table-row table:style-name="ro1">
          <table:table-cell table:number-columns-repeated="6"/>
          <table:table-cell table:style-name="ce844"/>
        </table:table-row>
        <table:table-row table:style-name="ro1">
          <table:table-cell table:number-columns-repeated="6"/>
          <table:table-cell table:style-name="ce845"/>
        </table:table-row>
        <table:table-row table:style-name="ro1">
          <table:table-cell table:number-columns-repeated="6"/>
          <table:table-cell table:style-name="ce846"/>
        </table:table-row>
        <table:table-row table:style-name="ro1">
          <table:table-cell table:number-columns-repeated="6"/>
          <table:table-cell table:style-name="ce847"/>
        </table:table-row>
        <table:table-row table:style-name="ro1">
          <table:table-cell table:number-columns-repeated="6"/>
          <table:table-cell table:style-name="ce848"/>
        </table:table-row>
        <table:table-row table:style-name="ro1">
          <table:table-cell table:number-columns-repeated="6"/>
          <table:table-cell table:style-name="ce849"/>
        </table:table-row>
        <table:table-row table:style-name="ro1">
          <table:table-cell table:number-columns-repeated="6"/>
          <table:table-cell table:style-name="ce850"/>
        </table:table-row>
        <table:table-row table:style-name="ro1">
          <table:table-cell table:number-columns-repeated="6"/>
          <table:table-cell table:style-name="ce851"/>
        </table:table-row>
        <table:table-row table:style-name="ro1">
          <table:table-cell table:number-columns-repeated="6"/>
          <table:table-cell table:style-name="ce852"/>
        </table:table-row>
        <table:table-row table:style-name="ro1">
          <table:table-cell table:number-columns-repeated="6"/>
          <table:table-cell table:style-name="ce853"/>
        </table:table-row>
        <table:table-row table:style-name="ro1">
          <table:table-cell table:number-columns-repeated="6"/>
          <table:table-cell table:style-name="ce854"/>
        </table:table-row>
        <table:table-row table:style-name="ro1">
          <table:table-cell table:number-columns-repeated="6"/>
          <table:table-cell table:style-name="ce855"/>
        </table:table-row>
        <table:table-row table:style-name="ro1">
          <table:table-cell table:number-columns-repeated="6"/>
          <table:table-cell table:style-name="ce856"/>
        </table:table-row>
        <table:table-row table:style-name="ro1">
          <table:table-cell table:number-columns-repeated="6"/>
          <table:table-cell table:style-name="ce857"/>
        </table:table-row>
        <table:table-row table:style-name="ro1">
          <table:table-cell table:number-columns-repeated="6"/>
          <table:table-cell table:style-name="ce858"/>
        </table:table-row>
        <table:table-row table:style-name="ro1">
          <table:table-cell table:number-columns-repeated="6"/>
          <table:table-cell table:style-name="ce859"/>
        </table:table-row>
        <table:table-row table:style-name="ro1">
          <table:table-cell table:number-columns-repeated="6"/>
          <table:table-cell table:style-name="ce860"/>
        </table:table-row>
        <table:table-row table:style-name="ro1">
          <table:table-cell table:number-columns-repeated="6"/>
          <table:table-cell table:style-name="ce861"/>
        </table:table-row>
        <table:table-row table:style-name="ro1">
          <table:table-cell table:number-columns-repeated="6"/>
          <table:table-cell table:style-name="ce862"/>
        </table:table-row>
        <table:table-row table:style-name="ro1">
          <table:table-cell table:number-columns-repeated="6"/>
          <table:table-cell table:style-name="ce863"/>
        </table:table-row>
        <table:table-row table:style-name="ro1">
          <table:table-cell table:number-columns-repeated="6"/>
          <table:table-cell table:style-name="ce864"/>
        </table:table-row>
        <table:table-row table:style-name="ro1">
          <table:table-cell table:number-columns-repeated="6"/>
          <table:table-cell table:style-name="ce865"/>
        </table:table-row>
        <table:table-row table:style-name="ro1">
          <table:table-cell table:number-columns-repeated="6"/>
          <table:table-cell table:style-name="ce866"/>
        </table:table-row>
        <table:table-row table:style-name="ro1">
          <table:table-cell table:number-columns-repeated="6"/>
          <table:table-cell table:style-name="ce867"/>
        </table:table-row>
        <table:table-row table:style-name="ro1">
          <table:table-cell table:number-columns-repeated="6"/>
          <table:table-cell table:style-name="ce868"/>
        </table:table-row>
        <table:table-row table:style-name="ro1">
          <table:table-cell table:number-columns-repeated="6"/>
          <table:table-cell table:style-name="ce869"/>
        </table:table-row>
        <table:table-row table:style-name="ro1">
          <table:table-cell table:number-columns-repeated="6"/>
          <table:table-cell table:style-name="ce870"/>
        </table:table-row>
        <table:table-row table:style-name="ro1">
          <table:table-cell table:number-columns-repeated="6"/>
          <table:table-cell table:style-name="ce871"/>
        </table:table-row>
        <table:table-row table:style-name="ro1">
          <table:table-cell table:number-columns-repeated="6"/>
          <table:table-cell table:style-name="ce872"/>
        </table:table-row>
        <table:table-row table:style-name="ro1">
          <table:table-cell table:number-columns-repeated="6"/>
          <table:table-cell table:style-name="ce873"/>
        </table:table-row>
        <table:table-row table:style-name="ro1">
          <table:table-cell table:number-columns-repeated="6"/>
          <table:table-cell table:style-name="ce874"/>
        </table:table-row>
        <table:table-row table:style-name="ro1">
          <table:table-cell table:number-columns-repeated="6"/>
          <table:table-cell table:style-name="ce875"/>
        </table:table-row>
        <table:table-row table:style-name="ro1">
          <table:table-cell table:number-columns-repeated="6"/>
          <table:table-cell table:style-name="ce876"/>
        </table:table-row>
        <table:table-row table:style-name="ro1">
          <table:table-cell table:number-columns-repeated="6"/>
          <table:table-cell table:style-name="ce877"/>
        </table:table-row>
        <table:table-row table:style-name="ro1">
          <table:table-cell table:number-columns-repeated="6"/>
          <table:table-cell table:style-name="ce878"/>
        </table:table-row>
        <table:table-row table:style-name="ro1">
          <table:table-cell table:number-columns-repeated="6"/>
          <table:table-cell table:style-name="ce879"/>
        </table:table-row>
        <table:table-row table:style-name="ro1">
          <table:table-cell table:number-columns-repeated="6"/>
          <table:table-cell table:style-name="ce880"/>
        </table:table-row>
        <table:table-row table:style-name="ro1">
          <table:table-cell table:number-columns-repeated="6"/>
          <table:table-cell table:style-name="ce881"/>
        </table:table-row>
        <table:table-row table:style-name="ro1">
          <table:table-cell table:number-columns-repeated="6"/>
          <table:table-cell table:style-name="ce882"/>
        </table:table-row>
        <table:table-row table:style-name="ro1">
          <table:table-cell table:number-columns-repeated="6"/>
          <table:table-cell table:style-name="ce883"/>
        </table:table-row>
        <table:table-row table:style-name="ro1">
          <table:table-cell table:number-columns-repeated="6"/>
          <table:table-cell table:style-name="ce884"/>
        </table:table-row>
        <table:table-row table:style-name="ro1">
          <table:table-cell table:number-columns-repeated="6"/>
          <table:table-cell table:style-name="ce885"/>
        </table:table-row>
        <table:table-row table:style-name="ro1">
          <table:table-cell table:number-columns-repeated="6"/>
          <table:table-cell table:style-name="ce886"/>
        </table:table-row>
        <table:table-row table:style-name="ro1">
          <table:table-cell table:number-columns-repeated="6"/>
          <table:table-cell table:style-name="ce887"/>
        </table:table-row>
        <table:table-row table:style-name="ro1">
          <table:table-cell table:number-columns-repeated="6"/>
          <table:table-cell table:style-name="ce888"/>
        </table:table-row>
        <table:table-row table:style-name="ro1">
          <table:table-cell table:number-columns-repeated="6"/>
          <table:table-cell table:style-name="ce889"/>
        </table:table-row>
        <table:table-row table:style-name="ro1">
          <table:table-cell table:number-columns-repeated="6"/>
          <table:table-cell table:style-name="ce890"/>
        </table:table-row>
        <table:table-row table:style-name="ro1">
          <table:table-cell table:number-columns-repeated="6"/>
          <table:table-cell table:style-name="ce891"/>
        </table:table-row>
        <table:table-row table:style-name="ro1">
          <table:table-cell table:number-columns-repeated="6"/>
          <table:table-cell table:style-name="ce892"/>
        </table:table-row>
        <table:table-row table:style-name="ro1">
          <table:table-cell table:number-columns-repeated="6"/>
          <table:table-cell table:style-name="ce893"/>
        </table:table-row>
        <table:table-row table:style-name="ro1">
          <table:table-cell table:number-columns-repeated="6"/>
          <table:table-cell table:style-name="ce894"/>
        </table:table-row>
        <table:table-row table:style-name="ro1">
          <table:table-cell table:number-columns-repeated="6"/>
          <table:table-cell table:style-name="ce895"/>
        </table:table-row>
        <table:table-row table:style-name="ro1">
          <table:table-cell table:number-columns-repeated="6"/>
          <table:table-cell table:style-name="ce896"/>
        </table:table-row>
        <table:table-row table:style-name="ro1">
          <table:table-cell table:number-columns-repeated="6"/>
          <table:table-cell table:style-name="ce897"/>
        </table:table-row>
        <table:table-row table:style-name="ro1">
          <table:table-cell table:number-columns-repeated="6"/>
          <table:table-cell table:style-name="ce898"/>
        </table:table-row>
        <table:table-row table:style-name="ro1">
          <table:table-cell table:number-columns-repeated="6"/>
          <table:table-cell table:style-name="ce899"/>
        </table:table-row>
        <table:table-row table:style-name="ro1">
          <table:table-cell table:number-columns-repeated="6"/>
          <table:table-cell table:style-name="ce900"/>
        </table:table-row>
        <table:table-row table:style-name="ro1">
          <table:table-cell table:number-columns-repeated="6"/>
          <table:table-cell table:style-name="ce901"/>
        </table:table-row>
        <table:table-row table:style-name="ro1">
          <table:table-cell table:number-columns-repeated="6"/>
          <table:table-cell table:style-name="ce902"/>
        </table:table-row>
        <table:table-row table:style-name="ro1">
          <table:table-cell table:number-columns-repeated="6"/>
          <table:table-cell table:style-name="ce903"/>
        </table:table-row>
        <table:table-row table:style-name="ro1">
          <table:table-cell table:number-columns-repeated="6"/>
          <table:table-cell table:style-name="ce904"/>
        </table:table-row>
        <table:table-row table:style-name="ro1">
          <table:table-cell table:number-columns-repeated="6"/>
          <table:table-cell table:style-name="ce905"/>
        </table:table-row>
        <table:table-row table:style-name="ro1">
          <table:table-cell table:number-columns-repeated="6"/>
          <table:table-cell table:style-name="ce906"/>
        </table:table-row>
        <table:table-row table:style-name="ro1">
          <table:table-cell table:number-columns-repeated="6"/>
          <table:table-cell table:style-name="ce907"/>
        </table:table-row>
        <table:table-row table:style-name="ro1">
          <table:table-cell table:number-columns-repeated="6"/>
          <table:table-cell table:style-name="ce908"/>
        </table:table-row>
        <table:table-row table:style-name="ro1">
          <table:table-cell table:number-columns-repeated="6"/>
          <table:table-cell table:style-name="ce909"/>
        </table:table-row>
        <table:table-row table:style-name="ro1">
          <table:table-cell table:number-columns-repeated="6"/>
          <table:table-cell table:style-name="ce910"/>
        </table:table-row>
        <table:table-row table:style-name="ro1">
          <table:table-cell table:number-columns-repeated="6"/>
          <table:table-cell table:style-name="ce911"/>
        </table:table-row>
        <table:table-row table:style-name="ro1">
          <table:table-cell table:number-columns-repeated="6"/>
          <table:table-cell table:style-name="ce912"/>
        </table:table-row>
        <table:table-row table:style-name="ro1">
          <table:table-cell table:number-columns-repeated="6"/>
          <table:table-cell table:style-name="ce913"/>
        </table:table-row>
        <table:table-row table:style-name="ro1">
          <table:table-cell table:number-columns-repeated="6"/>
          <table:table-cell table:style-name="ce914"/>
        </table:table-row>
        <table:table-row table:style-name="ro1">
          <table:table-cell table:number-columns-repeated="6"/>
          <table:table-cell table:style-name="ce915"/>
        </table:table-row>
        <table:table-row table:style-name="ro1">
          <table:table-cell table:number-columns-repeated="6"/>
          <table:table-cell table:style-name="ce916"/>
        </table:table-row>
        <table:table-row table:style-name="ro1">
          <table:table-cell table:number-columns-repeated="6"/>
          <table:table-cell table:style-name="ce917"/>
        </table:table-row>
        <table:table-row table:style-name="ro1">
          <table:table-cell table:number-columns-repeated="6"/>
          <table:table-cell table:style-name="ce918"/>
        </table:table-row>
        <table:table-row table:style-name="ro1">
          <table:table-cell table:number-columns-repeated="6"/>
          <table:table-cell table:style-name="ce919"/>
        </table:table-row>
        <table:table-row table:style-name="ro1">
          <table:table-cell table:number-columns-repeated="6"/>
          <table:table-cell table:style-name="ce920"/>
        </table:table-row>
        <table:table-row table:style-name="ro1">
          <table:table-cell table:number-columns-repeated="6"/>
          <table:table-cell table:style-name="ce921"/>
        </table:table-row>
        <table:table-row table:style-name="ro1">
          <table:table-cell table:number-columns-repeated="6"/>
          <table:table-cell table:style-name="ce922"/>
        </table:table-row>
        <table:table-row table:style-name="ro1">
          <table:table-cell table:number-columns-repeated="6"/>
          <table:table-cell table:style-name="ce923"/>
        </table:table-row>
        <table:table-row table:style-name="ro1">
          <table:table-cell table:number-columns-repeated="6"/>
          <table:table-cell table:style-name="ce924"/>
        </table:table-row>
        <table:table-row table:style-name="ro1">
          <table:table-cell table:number-columns-repeated="6"/>
          <table:table-cell table:style-name="ce925"/>
        </table:table-row>
        <table:table-row table:style-name="ro1">
          <table:table-cell table:number-columns-repeated="6"/>
          <table:table-cell table:style-name="ce926"/>
        </table:table-row>
        <table:table-row table:style-name="ro1">
          <table:table-cell table:number-columns-repeated="6"/>
          <table:table-cell table:style-name="ce927"/>
        </table:table-row>
        <table:table-row table:style-name="ro1">
          <table:table-cell table:number-columns-repeated="6"/>
          <table:table-cell table:style-name="ce928"/>
        </table:table-row>
        <table:table-row table:style-name="ro1">
          <table:table-cell table:number-columns-repeated="6"/>
          <table:table-cell table:style-name="ce929"/>
        </table:table-row>
        <table:table-row table:style-name="ro1">
          <table:table-cell table:number-columns-repeated="6"/>
          <table:table-cell table:style-name="ce930"/>
        </table:table-row>
        <table:table-row table:style-name="ro1">
          <table:table-cell table:number-columns-repeated="6"/>
          <table:table-cell table:style-name="ce931"/>
        </table:table-row>
        <table:table-row table:style-name="ro1">
          <table:table-cell table:number-columns-repeated="6"/>
          <table:table-cell table:style-name="ce932"/>
        </table:table-row>
        <table:table-row table:style-name="ro1">
          <table:table-cell table:number-columns-repeated="6"/>
          <table:table-cell table:style-name="ce933"/>
        </table:table-row>
        <table:table-row table:style-name="ro1">
          <table:table-cell table:number-columns-repeated="6"/>
          <table:table-cell table:style-name="ce934"/>
        </table:table-row>
        <table:table-row table:style-name="ro1">
          <table:table-cell table:number-columns-repeated="6"/>
          <table:table-cell table:style-name="ce935"/>
        </table:table-row>
        <table:table-row table:style-name="ro1">
          <table:table-cell table:number-columns-repeated="6"/>
          <table:table-cell table:style-name="ce936"/>
        </table:table-row>
        <table:table-row table:style-name="ro1">
          <table:table-cell table:number-columns-repeated="6"/>
          <table:table-cell table:style-name="ce937"/>
        </table:table-row>
        <table:table-row table:style-name="ro1">
          <table:table-cell table:number-columns-repeated="6"/>
          <table:table-cell table:style-name="ce938"/>
        </table:table-row>
        <table:table-row table:style-name="ro1">
          <table:table-cell table:number-columns-repeated="6"/>
          <table:table-cell table:style-name="ce939"/>
        </table:table-row>
        <table:table-row table:style-name="ro1">
          <table:table-cell table:number-columns-repeated="6"/>
          <table:table-cell table:style-name="ce940"/>
        </table:table-row>
        <table:table-row table:style-name="ro1">
          <table:table-cell table:number-columns-repeated="6"/>
          <table:table-cell table:style-name="ce941"/>
        </table:table-row>
        <table:table-row table:style-name="ro1">
          <table:table-cell table:number-columns-repeated="6"/>
          <table:table-cell table:style-name="ce942"/>
        </table:table-row>
        <table:table-row table:style-name="ro1">
          <table:table-cell table:number-columns-repeated="6"/>
          <table:table-cell table:style-name="ce943"/>
        </table:table-row>
        <table:table-row table:style-name="ro1">
          <table:table-cell table:number-columns-repeated="6"/>
          <table:table-cell table:style-name="ce944"/>
        </table:table-row>
        <table:table-row table:style-name="ro1">
          <table:table-cell table:number-columns-repeated="6"/>
          <table:table-cell table:style-name="ce945"/>
        </table:table-row>
        <table:table-row table:style-name="ro1">
          <table:table-cell table:number-columns-repeated="6"/>
          <table:table-cell table:style-name="ce946"/>
        </table:table-row>
        <table:table-row table:style-name="ro1">
          <table:table-cell table:number-columns-repeated="6"/>
          <table:table-cell table:style-name="ce947"/>
        </table:table-row>
        <table:table-row table:style-name="ro1">
          <table:table-cell table:number-columns-repeated="6"/>
          <table:table-cell table:style-name="ce948"/>
        </table:table-row>
        <table:table-row table:style-name="ro1">
          <table:table-cell table:number-columns-repeated="6"/>
          <table:table-cell table:style-name="ce949"/>
        </table:table-row>
        <table:table-row table:style-name="ro1">
          <table:table-cell table:number-columns-repeated="6"/>
          <table:table-cell table:style-name="ce950"/>
        </table:table-row>
        <table:table-row table:style-name="ro1">
          <table:table-cell table:number-columns-repeated="6"/>
          <table:table-cell table:style-name="ce951"/>
        </table:table-row>
        <table:table-row table:style-name="ro1">
          <table:table-cell table:number-columns-repeated="6"/>
          <table:table-cell table:style-name="ce952"/>
        </table:table-row>
        <table:table-row table:style-name="ro1">
          <table:table-cell table:number-columns-repeated="6"/>
          <table:table-cell table:style-name="ce953"/>
        </table:table-row>
        <table:table-row table:style-name="ro1">
          <table:table-cell table:number-columns-repeated="6"/>
          <table:table-cell table:style-name="ce954"/>
        </table:table-row>
        <table:table-row table:style-name="ro1">
          <table:table-cell table:number-columns-repeated="6"/>
          <table:table-cell table:style-name="ce955"/>
        </table:table-row>
        <table:table-row table:style-name="ro1">
          <table:table-cell table:number-columns-repeated="6"/>
          <table:table-cell table:style-name="ce956"/>
        </table:table-row>
        <table:table-row table:style-name="ro1">
          <table:table-cell table:number-columns-repeated="6"/>
          <table:table-cell table:style-name="ce957"/>
        </table:table-row>
        <table:table-row table:style-name="ro1">
          <table:table-cell table:number-columns-repeated="6"/>
          <table:table-cell table:style-name="ce958"/>
        </table:table-row>
        <table:table-row table:style-name="ro1">
          <table:table-cell table:number-columns-repeated="6"/>
          <table:table-cell table:style-name="ce959"/>
        </table:table-row>
        <table:table-row table:style-name="ro1">
          <table:table-cell table:number-columns-repeated="6"/>
          <table:table-cell table:style-name="ce960"/>
        </table:table-row>
        <table:table-row table:style-name="ro1">
          <table:table-cell table:number-columns-repeated="6"/>
          <table:table-cell table:style-name="ce961"/>
        </table:table-row>
        <table:table-row table:style-name="ro1">
          <table:table-cell table:number-columns-repeated="6"/>
          <table:table-cell table:style-name="ce962"/>
        </table:table-row>
        <table:table-row table:style-name="ro1">
          <table:table-cell table:number-columns-repeated="6"/>
          <table:table-cell table:style-name="ce963"/>
        </table:table-row>
        <table:table-row table:style-name="ro1">
          <table:table-cell table:number-columns-repeated="6"/>
          <table:table-cell table:style-name="ce964"/>
        </table:table-row>
        <table:table-row table:style-name="ro1">
          <table:table-cell table:number-columns-repeated="6"/>
          <table:table-cell table:style-name="ce965"/>
        </table:table-row>
        <table:table-row table:style-name="ro1">
          <table:table-cell table:number-columns-repeated="6"/>
          <table:table-cell table:style-name="ce966"/>
        </table:table-row>
        <table:table-row table:style-name="ro1">
          <table:table-cell table:number-columns-repeated="6"/>
          <table:table-cell table:style-name="ce967"/>
        </table:table-row>
        <table:table-row table:style-name="ro1">
          <table:table-cell table:number-columns-repeated="6"/>
          <table:table-cell table:style-name="ce968"/>
        </table:table-row>
        <table:table-row table:style-name="ro1">
          <table:table-cell table:number-columns-repeated="6"/>
          <table:table-cell table:style-name="ce969"/>
        </table:table-row>
        <table:table-row table:style-name="ro1">
          <table:table-cell table:number-columns-repeated="6"/>
          <table:table-cell table:style-name="ce970"/>
        </table:table-row>
        <table:table-row table:style-name="ro1">
          <table:table-cell table:number-columns-repeated="6"/>
          <table:table-cell table:style-name="ce971"/>
        </table:table-row>
        <table:table-row table:style-name="ro1">
          <table:table-cell table:number-columns-repeated="6"/>
          <table:table-cell table:style-name="ce972"/>
        </table:table-row>
        <table:table-row table:style-name="ro1">
          <table:table-cell table:number-columns-repeated="6"/>
          <table:table-cell table:style-name="ce973"/>
        </table:table-row>
        <table:table-row table:style-name="ro1">
          <table:table-cell table:number-columns-repeated="6"/>
          <table:table-cell table:style-name="ce974"/>
        </table:table-row>
        <table:table-row table:style-name="ro1">
          <table:table-cell table:number-columns-repeated="6"/>
          <table:table-cell table:style-name="ce975"/>
        </table:table-row>
        <table:table-row table:style-name="ro1">
          <table:table-cell table:number-columns-repeated="6"/>
          <table:table-cell table:style-name="ce976"/>
        </table:table-row>
        <table:table-row table:style-name="ro1">
          <table:table-cell table:number-columns-repeated="6"/>
          <table:table-cell table:style-name="ce977"/>
        </table:table-row>
        <table:table-row table:style-name="ro1">
          <table:table-cell table:number-columns-repeated="6"/>
          <table:table-cell table:style-name="ce978"/>
        </table:table-row>
        <table:table-row table:style-name="ro1">
          <table:table-cell table:number-columns-repeated="6"/>
          <table:table-cell table:style-name="ce979"/>
        </table:table-row>
        <table:table-row table:style-name="ro1">
          <table:table-cell table:number-columns-repeated="6"/>
          <table:table-cell table:style-name="ce980"/>
        </table:table-row>
        <table:table-row table:style-name="ro1">
          <table:table-cell table:number-columns-repeated="6"/>
          <table:table-cell table:style-name="ce981"/>
        </table:table-row>
        <table:table-row table:style-name="ro1">
          <table:table-cell table:number-columns-repeated="6"/>
          <table:table-cell table:style-name="ce982"/>
        </table:table-row>
        <table:table-row table:style-name="ro1">
          <table:table-cell table:number-columns-repeated="6"/>
          <table:table-cell table:style-name="ce983"/>
        </table:table-row>
        <table:table-row table:style-name="ro1">
          <table:table-cell table:number-columns-repeated="6"/>
          <table:table-cell table:style-name="ce984"/>
        </table:table-row>
        <table:table-row table:style-name="ro1">
          <table:table-cell table:number-columns-repeated="6"/>
          <table:table-cell table:style-name="ce985"/>
        </table:table-row>
        <table:table-row table:style-name="ro1">
          <table:table-cell table:number-columns-repeated="6"/>
          <table:table-cell table:style-name="ce986"/>
        </table:table-row>
        <table:table-row table:style-name="ro1">
          <table:table-cell table:number-columns-repeated="6"/>
          <table:table-cell table:style-name="ce987"/>
        </table:table-row>
        <table:table-row table:style-name="ro1">
          <table:table-cell table:number-columns-repeated="6"/>
          <table:table-cell table:style-name="ce988"/>
        </table:table-row>
        <table:table-row table:style-name="ro1">
          <table:table-cell table:number-columns-repeated="6"/>
          <table:table-cell table:style-name="ce989"/>
        </table:table-row>
        <table:table-row table:style-name="ro1">
          <table:table-cell table:number-columns-repeated="6"/>
          <table:table-cell table:style-name="ce990"/>
        </table:table-row>
        <table:table-row table:style-name="ro1">
          <table:table-cell table:number-columns-repeated="6"/>
          <table:table-cell table:style-name="ce991"/>
        </table:table-row>
        <table:table-row table:style-name="ro1">
          <table:table-cell table:number-columns-repeated="6"/>
          <table:table-cell table:style-name="ce992"/>
        </table:table-row>
        <table:table-row table:style-name="ro1">
          <table:table-cell table:number-columns-repeated="6"/>
          <table:table-cell table:style-name="ce993"/>
        </table:table-row>
        <table:table-row table:style-name="ro1">
          <table:table-cell table:number-columns-repeated="6"/>
          <table:table-cell table:style-name="ce994"/>
        </table:table-row>
        <table:table-row table:style-name="ro1">
          <table:table-cell table:number-columns-repeated="6"/>
          <table:table-cell table:style-name="ce995"/>
        </table:table-row>
        <table:table-row table:style-name="ro1">
          <table:table-cell table:number-columns-repeated="6"/>
          <table:table-cell table:style-name="ce996"/>
        </table:table-row>
        <table:table-row table:style-name="ro1">
          <table:table-cell table:number-columns-repeated="6"/>
          <table:table-cell table:style-name="ce997"/>
        </table:table-row>
        <table:table-row table:style-name="ro1">
          <table:table-cell table:number-columns-repeated="6"/>
          <table:table-cell table:style-name="ce998"/>
        </table:table-row>
        <table:table-row table:style-name="ro1">
          <table:table-cell table:number-columns-repeated="6"/>
          <table:table-cell table:style-name="ce999"/>
        </table:table-row>
        <table:table-row table:style-name="ro1">
          <table:table-cell table:number-columns-repeated="6"/>
          <table:table-cell table:style-name="ce1000"/>
        </table:table-row>
        <table:table-row table:style-name="ro1">
          <table:table-cell table:number-columns-repeated="6"/>
          <table:table-cell table:style-name="ce1001"/>
        </table:table-row>
        <table:table-row table:style-name="ro1">
          <table:table-cell table:number-columns-repeated="6"/>
          <table:table-cell table:style-name="ce1002"/>
        </table:table-row>
        <table:table-row table:style-name="ro1">
          <table:table-cell table:number-columns-repeated="6"/>
          <table:table-cell table:style-name="ce1003"/>
        </table:table-row>
        <table:table-row table:style-name="ro1">
          <table:table-cell table:number-columns-repeated="6"/>
          <table:table-cell table:style-name="ce1004"/>
        </table:table-row>
        <table:table-row table:style-name="ro1">
          <table:table-cell table:number-columns-repeated="6"/>
          <table:table-cell table:style-name="ce1005"/>
        </table:table-row>
        <table:table-row table:style-name="ro1">
          <table:table-cell table:number-columns-repeated="6"/>
          <table:table-cell table:style-name="ce1006"/>
        </table:table-row>
        <table:table-row table:style-name="ro1">
          <table:table-cell table:number-columns-repeated="6"/>
          <table:table-cell table:style-name="ce1007"/>
        </table:table-row>
        <table:table-row table:style-name="ro1">
          <table:table-cell table:number-columns-repeated="6"/>
          <table:table-cell table:style-name="ce1008"/>
        </table:table-row>
        <table:table-row table:style-name="ro1">
          <table:table-cell table:number-columns-repeated="6"/>
          <table:table-cell table:style-name="ce1009"/>
        </table:table-row>
        <table:table-row table:style-name="ro1">
          <table:table-cell table:number-columns-repeated="6"/>
          <table:table-cell table:style-name="ce1010"/>
        </table:table-row>
        <table:table-row table:style-name="ro1">
          <table:table-cell table:number-columns-repeated="6"/>
          <table:table-cell table:style-name="ce1011"/>
        </table:table-row>
        <table:table-row table:style-name="ro1">
          <table:table-cell table:number-columns-repeated="6"/>
          <table:table-cell table:style-name="ce1012"/>
        </table:table-row>
        <table:table-row table:style-name="ro1">
          <table:table-cell table:number-columns-repeated="6"/>
          <table:table-cell table:style-name="ce1013"/>
        </table:table-row>
        <table:table-row table:style-name="ro1">
          <table:table-cell table:number-columns-repeated="6"/>
          <table:table-cell table:style-name="ce1014"/>
        </table:table-row>
        <table:table-row table:style-name="ro1">
          <table:table-cell table:number-columns-repeated="6"/>
          <table:table-cell table:style-name="ce1015"/>
        </table:table-row>
        <table:table-row table:style-name="ro1">
          <table:table-cell table:number-columns-repeated="6"/>
          <table:table-cell table:style-name="ce1016"/>
        </table:table-row>
        <table:table-row table:style-name="ro1">
          <table:table-cell table:number-columns-repeated="6"/>
          <table:table-cell table:style-name="ce1017"/>
        </table:table-row>
        <table:table-row table:style-name="ro1">
          <table:table-cell table:number-columns-repeated="6"/>
          <table:table-cell table:style-name="ce1018"/>
        </table:table-row>
        <table:table-row table:style-name="ro1">
          <table:table-cell table:number-columns-repeated="6"/>
          <table:table-cell table:style-name="ce1019"/>
        </table:table-row>
        <table:table-row table:style-name="ro1">
          <table:table-cell table:number-columns-repeated="6"/>
          <table:table-cell table:style-name="ce1020"/>
        </table:table-row>
        <table:table-row table:style-name="ro1">
          <table:table-cell table:number-columns-repeated="6"/>
          <table:table-cell table:style-name="ce1021"/>
        </table:table-row>
        <table:table-row table:style-name="ro1">
          <table:table-cell table:number-columns-repeated="6"/>
          <table:table-cell table:style-name="ce1022"/>
        </table:table-row>
        <table:table-row table:style-name="ro1">
          <table:table-cell table:number-columns-repeated="6"/>
          <table:table-cell table:style-name="ce1023"/>
        </table:table-row>
        <table:table-row table:style-name="ro1">
          <table:table-cell table:number-columns-repeated="6"/>
          <table:table-cell table:style-name="ce1024"/>
        </table:table-row>
        <table:table-row table:style-name="ro1">
          <table:table-cell table:number-columns-repeated="6"/>
          <table:table-cell table:style-name="ce1025"/>
        </table:table-row>
        <table:table-row table:style-name="ro1">
          <table:table-cell table:number-columns-repeated="6"/>
          <table:table-cell table:style-name="ce1026"/>
        </table:table-row>
        <table:table-row table:style-name="ro1">
          <table:table-cell table:number-columns-repeated="6"/>
          <table:table-cell table:style-name="ce1027"/>
        </table:table-row>
        <table:table-row table:style-name="ro1">
          <table:table-cell table:number-columns-repeated="6"/>
          <table:table-cell table:style-name="ce1028"/>
        </table:table-row>
        <table:table-row table:style-name="ro1">
          <table:table-cell table:number-columns-repeated="6"/>
          <table:table-cell table:style-name="ce1029"/>
        </table:table-row>
        <table:table-row table:style-name="ro1">
          <table:table-cell table:number-columns-repeated="6"/>
          <table:table-cell table:style-name="ce1030"/>
        </table:table-row>
        <table:table-row table:style-name="ro1">
          <table:table-cell table:number-columns-repeated="6"/>
          <table:table-cell table:style-name="ce1031"/>
        </table:table-row>
        <table:table-row table:style-name="ro1">
          <table:table-cell table:number-columns-repeated="6"/>
          <table:table-cell table:style-name="ce1032"/>
        </table:table-row>
        <table:table-row table:style-name="ro1">
          <table:table-cell table:number-columns-repeated="6"/>
          <table:table-cell table:style-name="ce1033"/>
        </table:table-row>
        <table:table-row table:style-name="ro1">
          <table:table-cell table:number-columns-repeated="6"/>
          <table:table-cell table:style-name="ce1034"/>
        </table:table-row>
        <table:table-row table:style-name="ro1">
          <table:table-cell table:number-columns-repeated="6"/>
          <table:table-cell table:style-name="ce1035"/>
        </table:table-row>
        <table:table-row table:style-name="ro1">
          <table:table-cell table:number-columns-repeated="6"/>
          <table:table-cell table:style-name="ce1036"/>
        </table:table-row>
        <table:table-row table:style-name="ro1">
          <table:table-cell table:number-columns-repeated="6"/>
          <table:table-cell table:style-name="ce1037"/>
        </table:table-row>
        <table:table-row table:style-name="ro1">
          <table:table-cell table:number-columns-repeated="6"/>
          <table:table-cell table:style-name="ce1038"/>
        </table:table-row>
        <table:table-row table:style-name="ro1">
          <table:table-cell table:number-columns-repeated="6"/>
          <table:table-cell table:style-name="ce1039"/>
        </table:table-row>
        <table:table-row table:style-name="ro1">
          <table:table-cell table:number-columns-repeated="6"/>
          <table:table-cell table:style-name="ce1040"/>
        </table:table-row>
        <table:table-row table:style-name="ro1">
          <table:table-cell table:number-columns-repeated="6"/>
          <table:table-cell table:style-name="ce1041"/>
        </table:table-row>
        <table:table-row table:style-name="ro1">
          <table:table-cell table:number-columns-repeated="6"/>
          <table:table-cell table:style-name="ce1042"/>
        </table:table-row>
        <table:table-row table:style-name="ro1">
          <table:table-cell table:number-columns-repeated="6"/>
          <table:table-cell table:style-name="ce1043"/>
        </table:table-row>
        <table:table-row table:style-name="ro1">
          <table:table-cell table:number-columns-repeated="6"/>
          <table:table-cell table:style-name="ce1044"/>
        </table:table-row>
        <table:table-row table:style-name="ro1">
          <table:table-cell table:number-columns-repeated="6"/>
          <table:table-cell table:style-name="ce1045"/>
        </table:table-row>
        <table:table-row table:style-name="ro1">
          <table:table-cell table:number-columns-repeated="6"/>
          <table:table-cell table:style-name="ce1046"/>
        </table:table-row>
        <table:table-row table:style-name="ro1">
          <table:table-cell table:number-columns-repeated="6"/>
          <table:table-cell table:style-name="ce1047"/>
        </table:table-row>
        <table:table-row table:style-name="ro1">
          <table:table-cell table:number-columns-repeated="6"/>
          <table:table-cell table:style-name="ce1048"/>
        </table:table-row>
        <table:table-row table:style-name="ro1">
          <table:table-cell table:number-columns-repeated="6"/>
          <table:table-cell table:style-name="ce1049"/>
        </table:table-row>
        <table:table-row table:style-name="ro1">
          <table:table-cell table:number-columns-repeated="6"/>
          <table:table-cell table:style-name="ce1050"/>
        </table:table-row>
        <table:table-row table:style-name="ro1">
          <table:table-cell table:number-columns-repeated="6"/>
          <table:table-cell table:style-name="ce1051"/>
        </table:table-row>
        <table:table-row table:style-name="ro1">
          <table:table-cell table:number-columns-repeated="6"/>
          <table:table-cell table:style-name="ce1052"/>
        </table:table-row>
        <table:table-row table:style-name="ro1">
          <table:table-cell table:number-columns-repeated="6"/>
          <table:table-cell table:style-name="ce1053"/>
        </table:table-row>
        <table:table-row table:style-name="ro1">
          <table:table-cell table:number-columns-repeated="6"/>
          <table:table-cell table:style-name="ce1054"/>
        </table:table-row>
        <table:table-row table:style-name="ro1">
          <table:table-cell table:number-columns-repeated="6"/>
          <table:table-cell table:style-name="ce1055"/>
        </table:table-row>
        <table:table-row table:style-name="ro1">
          <table:table-cell table:number-columns-repeated="6"/>
          <table:table-cell table:style-name="ce1056"/>
        </table:table-row>
        <table:table-row table:style-name="ro1">
          <table:table-cell table:number-columns-repeated="6"/>
          <table:table-cell table:style-name="ce1057"/>
        </table:table-row>
        <table:table-row table:style-name="ro1">
          <table:table-cell table:number-columns-repeated="6"/>
          <table:table-cell table:style-name="ce1058"/>
        </table:table-row>
        <table:table-row table:style-name="ro1">
          <table:table-cell table:number-columns-repeated="6"/>
          <table:table-cell table:style-name="ce1059"/>
        </table:table-row>
        <table:table-row table:style-name="ro1">
          <table:table-cell table:number-columns-repeated="6"/>
          <table:table-cell table:style-name="ce1060"/>
        </table:table-row>
        <table:table-row table:style-name="ro1">
          <table:table-cell table:number-columns-repeated="6"/>
          <table:table-cell table:style-name="ce1061"/>
        </table:table-row>
        <table:table-row table:style-name="ro1">
          <table:table-cell table:number-columns-repeated="6"/>
          <table:table-cell table:style-name="ce1062"/>
        </table:table-row>
        <table:table-row table:style-name="ro1">
          <table:table-cell table:number-columns-repeated="6"/>
          <table:table-cell table:style-name="ce1063"/>
        </table:table-row>
        <table:table-row table:style-name="ro1">
          <table:table-cell table:number-columns-repeated="6"/>
          <table:table-cell table:style-name="ce1064"/>
        </table:table-row>
        <table:table-row table:style-name="ro1">
          <table:table-cell table:number-columns-repeated="6"/>
          <table:table-cell table:style-name="ce1065"/>
        </table:table-row>
        <table:table-row table:style-name="ro1">
          <table:table-cell table:number-columns-repeated="6"/>
          <table:table-cell table:style-name="ce1066"/>
        </table:table-row>
        <table:table-row table:style-name="ro1">
          <table:table-cell table:number-columns-repeated="6"/>
          <table:table-cell table:style-name="ce1067"/>
        </table:table-row>
        <table:table-row table:style-name="ro1">
          <table:table-cell table:number-columns-repeated="6"/>
          <table:table-cell table:style-name="ce1068"/>
        </table:table-row>
        <table:table-row table:style-name="ro1">
          <table:table-cell table:number-columns-repeated="6"/>
          <table:table-cell table:style-name="ce1069"/>
        </table:table-row>
        <table:table-row table:style-name="ro1">
          <table:table-cell table:number-columns-repeated="6"/>
          <table:table-cell table:style-name="ce1070"/>
        </table:table-row>
        <table:table-row table:style-name="ro1">
          <table:table-cell table:number-columns-repeated="6"/>
          <table:table-cell table:style-name="ce1071"/>
        </table:table-row>
        <table:table-row table:style-name="ro1">
          <table:table-cell table:number-columns-repeated="6"/>
          <table:table-cell table:style-name="ce1072"/>
        </table:table-row>
        <table:table-row table:style-name="ro1">
          <table:table-cell table:number-columns-repeated="6"/>
          <table:table-cell table:style-name="ce1073"/>
        </table:table-row>
        <table:table-row table:style-name="ro1">
          <table:table-cell table:number-columns-repeated="6"/>
          <table:table-cell table:style-name="ce1074"/>
        </table:table-row>
        <table:table-row table:style-name="ro1">
          <table:table-cell table:number-columns-repeated="6"/>
          <table:table-cell table:style-name="ce1075"/>
        </table:table-row>
        <table:table-row table:style-name="ro1">
          <table:table-cell table:number-columns-repeated="6"/>
          <table:table-cell table:style-name="ce1076"/>
        </table:table-row>
        <table:table-row table:style-name="ro1">
          <table:table-cell table:number-columns-repeated="6"/>
          <table:table-cell table:style-name="ce1077"/>
        </table:table-row>
        <table:table-row table:style-name="ro1">
          <table:table-cell table:number-columns-repeated="6"/>
          <table:table-cell table:style-name="ce1078"/>
        </table:table-row>
        <table:table-row table:style-name="ro1">
          <table:table-cell table:number-columns-repeated="6"/>
          <table:table-cell table:style-name="ce1079"/>
        </table:table-row>
        <table:table-row table:style-name="ro1">
          <table:table-cell table:number-columns-repeated="6"/>
          <table:table-cell table:style-name="ce1080"/>
        </table:table-row>
        <table:table-row table:style-name="ro1">
          <table:table-cell table:number-columns-repeated="6"/>
          <table:table-cell table:style-name="ce1081"/>
        </table:table-row>
        <table:table-row table:style-name="ro1">
          <table:table-cell table:number-columns-repeated="6"/>
          <table:table-cell table:style-name="ce1082"/>
        </table:table-row>
        <table:table-row table:style-name="ro1">
          <table:table-cell table:number-columns-repeated="6"/>
          <table:table-cell table:style-name="ce1083"/>
        </table:table-row>
        <table:table-row table:style-name="ro1">
          <table:table-cell table:number-columns-repeated="6"/>
          <table:table-cell table:style-name="ce1084"/>
        </table:table-row>
        <table:table-row table:style-name="ro1">
          <table:table-cell table:number-columns-repeated="6"/>
          <table:table-cell table:style-name="ce1085"/>
        </table:table-row>
        <table:table-row table:style-name="ro1">
          <table:table-cell table:number-columns-repeated="6"/>
          <table:table-cell table:style-name="ce1086"/>
        </table:table-row>
        <table:table-row table:style-name="ro1">
          <table:table-cell table:number-columns-repeated="6"/>
          <table:table-cell table:style-name="ce1087"/>
        </table:table-row>
        <table:table-row table:style-name="ro1">
          <table:table-cell table:number-columns-repeated="6"/>
          <table:table-cell table:style-name="ce1088"/>
        </table:table-row>
        <table:table-row table:style-name="ro1">
          <table:table-cell table:number-columns-repeated="6"/>
          <table:table-cell table:style-name="ce1089"/>
        </table:table-row>
        <table:table-row table:style-name="ro1">
          <table:table-cell table:number-columns-repeated="6"/>
          <table:table-cell table:style-name="ce1090"/>
        </table:table-row>
        <table:table-row table:style-name="ro1">
          <table:table-cell table:number-columns-repeated="6"/>
          <table:table-cell table:style-name="ce1091"/>
        </table:table-row>
        <table:table-row table:style-name="ro1">
          <table:table-cell table:number-columns-repeated="6"/>
          <table:table-cell table:style-name="ce1092"/>
        </table:table-row>
        <table:table-row table:style-name="ro1">
          <table:table-cell table:number-columns-repeated="6"/>
          <table:table-cell table:style-name="ce1093"/>
        </table:table-row>
        <table:table-row table:style-name="ro1">
          <table:table-cell table:number-columns-repeated="6"/>
          <table:table-cell table:style-name="ce1094"/>
        </table:table-row>
        <table:table-row table:style-name="ro1">
          <table:table-cell table:number-columns-repeated="6"/>
          <table:table-cell table:style-name="ce1095"/>
        </table:table-row>
        <table:table-row table:style-name="ro1">
          <table:table-cell table:number-columns-repeated="6"/>
          <table:table-cell table:style-name="ce1096"/>
        </table:table-row>
        <table:table-row table:style-name="ro1">
          <table:table-cell table:number-columns-repeated="6"/>
          <table:table-cell table:style-name="ce1097"/>
        </table:table-row>
        <table:table-row table:style-name="ro1">
          <table:table-cell table:number-columns-repeated="6"/>
          <table:table-cell table:style-name="ce1098"/>
        </table:table-row>
        <table:table-row table:style-name="ro1">
          <table:table-cell table:number-columns-repeated="6"/>
          <table:table-cell table:style-name="ce1099"/>
        </table:table-row>
        <table:table-row table:style-name="ro1">
          <table:table-cell table:number-columns-repeated="6"/>
          <table:table-cell table:style-name="ce1100"/>
        </table:table-row>
        <table:table-row table:style-name="ro1">
          <table:table-cell table:number-columns-repeated="6"/>
          <table:table-cell table:style-name="ce1101"/>
        </table:table-row>
        <table:table-row table:style-name="ro1">
          <table:table-cell table:number-columns-repeated="6"/>
          <table:table-cell table:style-name="ce1102"/>
        </table:table-row>
        <table:table-row table:style-name="ro1">
          <table:table-cell table:number-columns-repeated="6"/>
          <table:table-cell table:style-name="ce1103"/>
        </table:table-row>
        <table:table-row table:style-name="ro1">
          <table:table-cell table:number-columns-repeated="6"/>
          <table:table-cell table:style-name="ce1104"/>
        </table:table-row>
        <table:table-row table:style-name="ro1">
          <table:table-cell table:number-columns-repeated="6"/>
          <table:table-cell table:style-name="ce1105"/>
        </table:table-row>
        <table:table-row table:style-name="ro1">
          <table:table-cell table:number-columns-repeated="6"/>
          <table:table-cell table:style-name="ce1106"/>
        </table:table-row>
        <table:table-row table:style-name="ro1">
          <table:table-cell table:number-columns-repeated="6"/>
          <table:table-cell table:style-name="ce1107"/>
        </table:table-row>
        <table:table-row table:style-name="ro1">
          <table:table-cell table:number-columns-repeated="6"/>
          <table:table-cell table:style-name="ce1108"/>
        </table:table-row>
        <table:table-row table:style-name="ro1">
          <table:table-cell table:number-columns-repeated="6"/>
          <table:table-cell table:style-name="ce1109"/>
        </table:table-row>
        <table:table-row table:style-name="ro1">
          <table:table-cell table:number-columns-repeated="6"/>
          <table:table-cell table:style-name="ce1110"/>
        </table:table-row>
        <table:table-row table:style-name="ro1">
          <table:table-cell table:number-columns-repeated="6"/>
          <table:table-cell table:style-name="ce1111"/>
        </table:table-row>
        <table:table-row table:style-name="ro1">
          <table:table-cell table:number-columns-repeated="6"/>
          <table:table-cell table:style-name="ce1112"/>
        </table:table-row>
        <table:table-row table:style-name="ro1">
          <table:table-cell table:number-columns-repeated="6"/>
          <table:table-cell table:style-name="ce1113"/>
        </table:table-row>
        <table:table-row table:style-name="ro1">
          <table:table-cell table:number-columns-repeated="6"/>
          <table:table-cell table:style-name="ce1114"/>
        </table:table-row>
        <table:table-row table:style-name="ro1">
          <table:table-cell table:number-columns-repeated="6"/>
          <table:table-cell table:style-name="ce1115"/>
        </table:table-row>
        <table:table-row table:style-name="ro1">
          <table:table-cell table:number-columns-repeated="6"/>
          <table:table-cell table:style-name="ce1116"/>
        </table:table-row>
        <table:table-row table:style-name="ro1">
          <table:table-cell table:number-columns-repeated="6"/>
          <table:table-cell table:style-name="ce1117"/>
        </table:table-row>
        <table:table-row table:style-name="ro1">
          <table:table-cell table:number-columns-repeated="6"/>
          <table:table-cell table:style-name="ce1118"/>
        </table:table-row>
        <table:table-row table:style-name="ro1">
          <table:table-cell table:number-columns-repeated="6"/>
          <table:table-cell table:style-name="ce1119"/>
        </table:table-row>
        <table:table-row table:style-name="ro1">
          <table:table-cell table:number-columns-repeated="6"/>
          <table:table-cell table:style-name="ce1120"/>
        </table:table-row>
        <table:table-row table:style-name="ro1">
          <table:table-cell table:number-columns-repeated="6"/>
          <table:table-cell table:style-name="ce1121"/>
        </table:table-row>
        <table:table-row table:style-name="ro1">
          <table:table-cell table:number-columns-repeated="6"/>
          <table:table-cell table:style-name="ce1122"/>
        </table:table-row>
        <table:table-row table:style-name="ro1">
          <table:table-cell table:number-columns-repeated="6"/>
          <table:table-cell table:style-name="ce1123"/>
        </table:table-row>
        <table:table-row table:style-name="ro1">
          <table:table-cell table:number-columns-repeated="6"/>
          <table:table-cell table:style-name="ce1124"/>
        </table:table-row>
        <table:table-row table:style-name="ro1">
          <table:table-cell table:number-columns-repeated="6"/>
          <table:table-cell table:style-name="ce1125"/>
        </table:table-row>
        <table:table-row table:style-name="ro1">
          <table:table-cell table:number-columns-repeated="6"/>
          <table:table-cell table:style-name="ce1126"/>
        </table:table-row>
        <table:table-row table:style-name="ro1">
          <table:table-cell table:number-columns-repeated="6"/>
          <table:table-cell table:style-name="ce1127"/>
        </table:table-row>
        <table:table-row table:style-name="ro1">
          <table:table-cell table:number-columns-repeated="6"/>
          <table:table-cell table:style-name="ce1128"/>
        </table:table-row>
        <table:table-row table:style-name="ro1">
          <table:table-cell table:number-columns-repeated="6"/>
          <table:table-cell table:style-name="ce1129"/>
        </table:table-row>
        <table:table-row table:style-name="ro1">
          <table:table-cell table:number-columns-repeated="6"/>
          <table:table-cell table:style-name="ce1130"/>
        </table:table-row>
        <table:table-row table:style-name="ro1">
          <table:table-cell table:number-columns-repeated="6"/>
          <table:table-cell table:style-name="ce1131"/>
        </table:table-row>
        <table:table-row table:style-name="ro1">
          <table:table-cell table:number-columns-repeated="6"/>
          <table:table-cell table:style-name="ce1132"/>
        </table:table-row>
        <table:table-row table:style-name="ro1">
          <table:table-cell table:number-columns-repeated="6"/>
          <table:table-cell table:style-name="ce1133"/>
        </table:table-row>
        <table:table-row table:style-name="ro1">
          <table:table-cell table:number-columns-repeated="6"/>
          <table:table-cell table:style-name="ce1134"/>
        </table:table-row>
        <table:table-row table:style-name="ro1">
          <table:table-cell table:number-columns-repeated="6"/>
          <table:table-cell table:style-name="ce1135"/>
        </table:table-row>
        <table:table-row table:style-name="ro1">
          <table:table-cell table:number-columns-repeated="6"/>
          <table:table-cell table:style-name="ce1136"/>
        </table:table-row>
        <table:table-row table:style-name="ro1">
          <table:table-cell table:number-columns-repeated="6"/>
          <table:table-cell table:style-name="ce1137"/>
        </table:table-row>
        <table:table-row table:style-name="ro1">
          <table:table-cell table:number-columns-repeated="6"/>
          <table:table-cell table:style-name="ce1138"/>
        </table:table-row>
        <table:table-row table:style-name="ro1">
          <table:table-cell table:number-columns-repeated="6"/>
          <table:table-cell table:style-name="ce1139"/>
        </table:table-row>
        <table:table-row table:style-name="ro1">
          <table:table-cell table:number-columns-repeated="6"/>
          <table:table-cell table:style-name="ce1140"/>
        </table:table-row>
        <table:table-row table:style-name="ro1">
          <table:table-cell table:number-columns-repeated="6"/>
          <table:table-cell table:style-name="ce1141"/>
        </table:table-row>
        <table:table-row table:style-name="ro1">
          <table:table-cell table:number-columns-repeated="6"/>
          <table:table-cell table:style-name="ce1142"/>
        </table:table-row>
        <table:table-row table:style-name="ro1">
          <table:table-cell table:number-columns-repeated="6"/>
          <table:table-cell table:style-name="ce1143"/>
        </table:table-row>
        <table:table-row table:style-name="ro1">
          <table:table-cell table:number-columns-repeated="6"/>
          <table:table-cell table:style-name="ce1144"/>
        </table:table-row>
        <table:table-row table:style-name="ro1">
          <table:table-cell table:number-columns-repeated="6"/>
          <table:table-cell table:style-name="ce1145"/>
        </table:table-row>
        <table:table-row table:style-name="ro1">
          <table:table-cell table:number-columns-repeated="6"/>
          <table:table-cell table:style-name="ce1146"/>
        </table:table-row>
        <table:table-row table:style-name="ro1">
          <table:table-cell table:number-columns-repeated="6"/>
          <table:table-cell table:style-name="ce1147"/>
        </table:table-row>
        <table:table-row table:style-name="ro1">
          <table:table-cell table:number-columns-repeated="6"/>
          <table:table-cell table:style-name="ce1148"/>
        </table:table-row>
        <table:table-row table:style-name="ro1">
          <table:table-cell table:number-columns-repeated="6"/>
          <table:table-cell table:style-name="ce1149"/>
        </table:table-row>
        <table:table-row table:style-name="ro1">
          <table:table-cell table:number-columns-repeated="6"/>
          <table:table-cell table:style-name="ce1150"/>
        </table:table-row>
        <table:table-row table:style-name="ro1">
          <table:table-cell table:number-columns-repeated="6"/>
          <table:table-cell table:style-name="ce1151"/>
        </table:table-row>
        <table:table-row table:style-name="ro1">
          <table:table-cell table:number-columns-repeated="6"/>
          <table:table-cell table:style-name="ce1152"/>
        </table:table-row>
        <table:table-row table:style-name="ro1">
          <table:table-cell table:number-columns-repeated="6"/>
          <table:table-cell table:style-name="ce1153"/>
        </table:table-row>
        <table:table-row table:style-name="ro1">
          <table:table-cell table:number-columns-repeated="6"/>
          <table:table-cell table:style-name="ce1154"/>
        </table:table-row>
        <table:table-row table:style-name="ro1">
          <table:table-cell table:number-columns-repeated="6"/>
          <table:table-cell table:style-name="ce1155"/>
        </table:table-row>
        <table:table-row table:style-name="ro1">
          <table:table-cell table:number-columns-repeated="6"/>
          <table:table-cell table:style-name="ce1156"/>
        </table:table-row>
        <table:table-row table:style-name="ro1">
          <table:table-cell table:number-columns-repeated="6"/>
          <table:table-cell table:style-name="ce1157"/>
        </table:table-row>
        <table:table-row table:style-name="ro1">
          <table:table-cell table:number-columns-repeated="6"/>
          <table:table-cell table:style-name="ce1158"/>
        </table:table-row>
        <table:table-row table:style-name="ro1">
          <table:table-cell table:number-columns-repeated="6"/>
          <table:table-cell table:style-name="ce1159"/>
        </table:table-row>
        <table:table-row table:style-name="ro1">
          <table:table-cell table:number-columns-repeated="6"/>
          <table:table-cell table:style-name="ce1160"/>
        </table:table-row>
        <table:table-row table:style-name="ro1">
          <table:table-cell table:number-columns-repeated="6"/>
          <table:table-cell table:style-name="ce1161"/>
        </table:table-row>
        <table:table-row table:style-name="ro1">
          <table:table-cell table:number-columns-repeated="6"/>
          <table:table-cell table:style-name="ce1162"/>
        </table:table-row>
        <table:table-row table:style-name="ro1">
          <table:table-cell table:number-columns-repeated="6"/>
          <table:table-cell table:style-name="ce1163"/>
        </table:table-row>
        <table:table-row table:style-name="ro1">
          <table:table-cell table:number-columns-repeated="6"/>
          <table:table-cell table:style-name="ce1164"/>
        </table:table-row>
        <table:table-row table:style-name="ro1">
          <table:table-cell table:number-columns-repeated="6"/>
          <table:table-cell table:style-name="ce1165"/>
        </table:table-row>
        <table:table-row table:style-name="ro1">
          <table:table-cell table:number-columns-repeated="6"/>
          <table:table-cell table:style-name="ce1166"/>
        </table:table-row>
        <table:table-row table:style-name="ro1">
          <table:table-cell table:number-columns-repeated="6"/>
          <table:table-cell table:style-name="ce1167"/>
        </table:table-row>
        <table:table-row table:style-name="ro1">
          <table:table-cell table:number-columns-repeated="6"/>
          <table:table-cell table:style-name="ce1168"/>
        </table:table-row>
        <table:table-row table:style-name="ro1">
          <table:table-cell table:number-columns-repeated="6"/>
          <table:table-cell table:style-name="ce1169"/>
        </table:table-row>
        <table:table-row table:style-name="ro1">
          <table:table-cell table:number-columns-repeated="6"/>
          <table:table-cell table:style-name="ce1170"/>
        </table:table-row>
        <table:table-row table:style-name="ro1">
          <table:table-cell table:number-columns-repeated="6"/>
          <table:table-cell table:style-name="ce1171"/>
        </table:table-row>
        <table:table-row table:style-name="ro1">
          <table:table-cell table:number-columns-repeated="6"/>
          <table:table-cell table:style-name="ce1172"/>
        </table:table-row>
        <table:table-row table:style-name="ro1">
          <table:table-cell table:number-columns-repeated="6"/>
          <table:table-cell table:style-name="ce1173"/>
        </table:table-row>
        <table:table-row table:style-name="ro1">
          <table:table-cell table:number-columns-repeated="6"/>
          <table:table-cell table:style-name="ce1174"/>
        </table:table-row>
        <table:table-row table:style-name="ro1">
          <table:table-cell table:number-columns-repeated="6"/>
          <table:table-cell table:style-name="ce1175"/>
        </table:table-row>
        <table:table-row table:style-name="ro1">
          <table:table-cell table:number-columns-repeated="6"/>
          <table:table-cell table:style-name="ce1176"/>
        </table:table-row>
        <table:table-row table:style-name="ro1">
          <table:table-cell table:number-columns-repeated="6"/>
          <table:table-cell table:style-name="ce1177"/>
        </table:table-row>
        <table:table-row table:style-name="ro1">
          <table:table-cell table:number-columns-repeated="6"/>
          <table:table-cell table:style-name="ce1178"/>
        </table:table-row>
        <table:table-row table:style-name="ro1">
          <table:table-cell table:number-columns-repeated="6"/>
          <table:table-cell table:style-name="ce1179"/>
        </table:table-row>
        <table:table-row table:style-name="ro1">
          <table:table-cell table:number-columns-repeated="6"/>
          <table:table-cell table:style-name="ce1180"/>
        </table:table-row>
        <table:table-row table:style-name="ro1">
          <table:table-cell table:number-columns-repeated="6"/>
          <table:table-cell table:style-name="ce1181"/>
        </table:table-row>
        <table:table-row table:style-name="ro1">
          <table:table-cell table:number-columns-repeated="6"/>
          <table:table-cell table:style-name="ce1182"/>
        </table:table-row>
        <table:table-row table:style-name="ro1">
          <table:table-cell table:number-columns-repeated="6"/>
          <table:table-cell table:style-name="ce1183"/>
        </table:table-row>
        <table:table-row table:style-name="ro1">
          <table:table-cell table:number-columns-repeated="6"/>
          <table:table-cell table:style-name="ce1184"/>
        </table:table-row>
        <table:table-row table:style-name="ro1">
          <table:table-cell table:number-columns-repeated="6"/>
          <table:table-cell table:style-name="ce1185"/>
        </table:table-row>
        <table:table-row table:style-name="ro1">
          <table:table-cell table:number-columns-repeated="6"/>
          <table:table-cell table:style-name="ce1186"/>
        </table:table-row>
        <table:table-row table:style-name="ro1">
          <table:table-cell table:number-columns-repeated="6"/>
          <table:table-cell table:style-name="ce1187"/>
        </table:table-row>
        <table:table-row table:style-name="ro1">
          <table:table-cell table:number-columns-repeated="6"/>
          <table:table-cell table:style-name="ce1188"/>
        </table:table-row>
        <table:table-row table:style-name="ro1">
          <table:table-cell table:number-columns-repeated="6"/>
          <table:table-cell table:style-name="ce1189"/>
        </table:table-row>
        <table:table-row table:style-name="ro1">
          <table:table-cell table:number-columns-repeated="6"/>
          <table:table-cell table:style-name="ce1190"/>
        </table:table-row>
        <table:table-row table:style-name="ro1">
          <table:table-cell table:number-columns-repeated="6"/>
          <table:table-cell table:style-name="ce1191"/>
        </table:table-row>
        <table:table-row table:style-name="ro1">
          <table:table-cell table:number-columns-repeated="6"/>
          <table:table-cell table:style-name="ce1192"/>
        </table:table-row>
        <table:table-row table:style-name="ro1">
          <table:table-cell table:number-columns-repeated="6"/>
          <table:table-cell table:style-name="ce1193"/>
        </table:table-row>
        <table:table-row table:style-name="ro1">
          <table:table-cell table:number-columns-repeated="6"/>
          <table:table-cell table:style-name="ce1194"/>
        </table:table-row>
        <table:table-row table:style-name="ro1">
          <table:table-cell table:number-columns-repeated="6"/>
          <table:table-cell table:style-name="ce1195"/>
        </table:table-row>
        <table:table-row table:style-name="ro1">
          <table:table-cell table:number-columns-repeated="6"/>
          <table:table-cell table:style-name="ce1196"/>
        </table:table-row>
        <table:table-row table:style-name="ro1">
          <table:table-cell table:number-columns-repeated="6"/>
          <table:table-cell table:style-name="ce1197"/>
        </table:table-row>
        <table:table-row table:style-name="ro1">
          <table:table-cell table:number-columns-repeated="6"/>
          <table:table-cell table:style-name="ce1198"/>
        </table:table-row>
        <table:table-row table:style-name="ro1">
          <table:table-cell table:number-columns-repeated="6"/>
          <table:table-cell table:style-name="ce1199"/>
        </table:table-row>
        <table:table-row table:style-name="ro1">
          <table:table-cell table:number-columns-repeated="6"/>
          <table:table-cell table:style-name="ce1200"/>
        </table:table-row>
        <table:table-row table:style-name="ro1">
          <table:table-cell table:number-columns-repeated="6"/>
          <table:table-cell table:style-name="ce1201"/>
        </table:table-row>
        <table:table-row table:style-name="ro1">
          <table:table-cell table:number-columns-repeated="6"/>
          <table:table-cell table:style-name="ce1202"/>
        </table:table-row>
        <table:table-row table:style-name="ro1">
          <table:table-cell table:number-columns-repeated="6"/>
          <table:table-cell table:style-name="ce1203"/>
        </table:table-row>
        <table:table-row table:style-name="ro1">
          <table:table-cell table:number-columns-repeated="6"/>
          <table:table-cell table:style-name="ce1204"/>
        </table:table-row>
        <table:table-row table:style-name="ro1">
          <table:table-cell table:number-columns-repeated="6"/>
          <table:table-cell table:style-name="ce1205"/>
        </table:table-row>
        <table:table-row table:style-name="ro1">
          <table:table-cell table:number-columns-repeated="6"/>
          <table:table-cell table:style-name="ce1206"/>
        </table:table-row>
        <table:table-row table:style-name="ro1">
          <table:table-cell table:number-columns-repeated="6"/>
          <table:table-cell table:style-name="ce1207"/>
        </table:table-row>
        <table:table-row table:style-name="ro1">
          <table:table-cell table:number-columns-repeated="6"/>
          <table:table-cell table:style-name="ce1208"/>
        </table:table-row>
        <table:table-row table:style-name="ro1">
          <table:table-cell table:number-columns-repeated="6"/>
          <table:table-cell table:style-name="ce1209"/>
        </table:table-row>
        <table:table-row table:style-name="ro1">
          <table:table-cell table:number-columns-repeated="6"/>
          <table:table-cell table:style-name="ce1210"/>
        </table:table-row>
        <table:table-row table:style-name="ro1">
          <table:table-cell table:number-columns-repeated="6"/>
          <table:table-cell table:style-name="ce1211"/>
        </table:table-row>
        <table:table-row table:style-name="ro1">
          <table:table-cell table:number-columns-repeated="6"/>
          <table:table-cell table:style-name="ce1212"/>
        </table:table-row>
        <table:table-row table:style-name="ro1">
          <table:table-cell table:number-columns-repeated="6"/>
          <table:table-cell table:style-name="ce1213"/>
        </table:table-row>
        <table:table-row table:style-name="ro1">
          <table:table-cell table:number-columns-repeated="6"/>
          <table:table-cell table:style-name="ce1214"/>
        </table:table-row>
        <table:table-row table:style-name="ro1">
          <table:table-cell table:number-columns-repeated="6"/>
          <table:table-cell table:style-name="ce1215"/>
        </table:table-row>
        <table:table-row table:style-name="ro1">
          <table:table-cell table:number-columns-repeated="6"/>
          <table:table-cell table:style-name="ce1216"/>
        </table:table-row>
        <table:table-row table:style-name="ro1">
          <table:table-cell table:number-columns-repeated="6"/>
          <table:table-cell table:style-name="ce1217"/>
        </table:table-row>
        <table:table-row table:style-name="ro1">
          <table:table-cell table:number-columns-repeated="6"/>
          <table:table-cell table:style-name="ce1218"/>
        </table:table-row>
        <table:table-row table:style-name="ro1">
          <table:table-cell table:number-columns-repeated="6"/>
          <table:table-cell table:style-name="ce1219"/>
        </table:table-row>
        <table:table-row table:style-name="ro1">
          <table:table-cell table:number-columns-repeated="6"/>
          <table:table-cell table:style-name="ce1220"/>
        </table:table-row>
        <table:table-row table:style-name="ro1">
          <table:table-cell table:number-columns-repeated="6"/>
          <table:table-cell table:style-name="ce1221"/>
        </table:table-row>
        <table:table-row table:style-name="ro1">
          <table:table-cell table:number-columns-repeated="6"/>
          <table:table-cell table:style-name="ce1222"/>
        </table:table-row>
        <table:table-row table:style-name="ro1">
          <table:table-cell table:number-columns-repeated="6"/>
          <table:table-cell table:style-name="ce1223"/>
        </table:table-row>
        <table:table-row table:style-name="ro1">
          <table:table-cell table:number-columns-repeated="6"/>
          <table:table-cell table:style-name="ce1224"/>
        </table:table-row>
        <table:table-row table:style-name="ro1">
          <table:table-cell table:number-columns-repeated="6"/>
          <table:table-cell table:style-name="ce1225"/>
        </table:table-row>
        <table:table-row table:style-name="ro1">
          <table:table-cell table:number-columns-repeated="6"/>
          <table:table-cell table:style-name="ce1226"/>
        </table:table-row>
        <table:table-row table:style-name="ro1">
          <table:table-cell table:number-columns-repeated="6"/>
          <table:table-cell table:style-name="ce1227"/>
        </table:table-row>
        <table:table-row table:style-name="ro1">
          <table:table-cell table:number-columns-repeated="6"/>
          <table:table-cell table:style-name="ce1228"/>
        </table:table-row>
        <table:table-row table:style-name="ro1">
          <table:table-cell table:number-columns-repeated="6"/>
          <table:table-cell table:style-name="ce1229"/>
        </table:table-row>
        <table:table-row table:style-name="ro1">
          <table:table-cell table:number-columns-repeated="6"/>
          <table:table-cell table:style-name="ce1230"/>
        </table:table-row>
        <table:table-row table:style-name="ro1">
          <table:table-cell table:number-columns-repeated="6"/>
          <table:table-cell table:style-name="ce1231"/>
        </table:table-row>
        <table:table-row table:style-name="ro1">
          <table:table-cell table:number-columns-repeated="6"/>
          <table:table-cell table:style-name="ce1232"/>
        </table:table-row>
        <table:table-row table:style-name="ro1">
          <table:table-cell table:number-columns-repeated="6"/>
          <table:table-cell table:style-name="ce1233"/>
        </table:table-row>
        <table:table-row table:style-name="ro1">
          <table:table-cell table:number-columns-repeated="6"/>
          <table:table-cell table:style-name="ce1234"/>
        </table:table-row>
        <table:table-row table:style-name="ro1">
          <table:table-cell table:number-columns-repeated="6"/>
          <table:table-cell table:style-name="ce1235"/>
        </table:table-row>
        <table:table-row table:style-name="ro1">
          <table:table-cell table:number-columns-repeated="6"/>
          <table:table-cell table:style-name="ce1236"/>
        </table:table-row>
        <table:table-row table:style-name="ro1">
          <table:table-cell table:number-columns-repeated="6"/>
          <table:table-cell table:style-name="ce1237"/>
        </table:table-row>
        <table:table-row table:style-name="ro1">
          <table:table-cell table:number-columns-repeated="6"/>
          <table:table-cell table:style-name="ce1238"/>
        </table:table-row>
        <table:table-row table:style-name="ro1">
          <table:table-cell table:number-columns-repeated="6"/>
          <table:table-cell table:style-name="ce1239"/>
        </table:table-row>
        <table:table-row table:style-name="ro1">
          <table:table-cell table:number-columns-repeated="6"/>
          <table:table-cell table:style-name="ce1240"/>
        </table:table-row>
        <table:table-row table:style-name="ro1">
          <table:table-cell table:number-columns-repeated="6"/>
          <table:table-cell table:style-name="ce1241"/>
        </table:table-row>
        <table:table-row table:style-name="ro1">
          <table:table-cell table:number-columns-repeated="6"/>
          <table:table-cell table:style-name="ce1242"/>
        </table:table-row>
        <table:table-row table:style-name="ro1">
          <table:table-cell table:number-columns-repeated="6"/>
          <table:table-cell table:style-name="ce1243"/>
        </table:table-row>
        <table:table-row table:style-name="ro1">
          <table:table-cell table:number-columns-repeated="6"/>
          <table:table-cell table:style-name="ce1244"/>
        </table:table-row>
        <table:table-row table:style-name="ro1">
          <table:table-cell table:number-columns-repeated="6"/>
          <table:table-cell table:style-name="ce1245"/>
        </table:table-row>
        <table:table-row table:style-name="ro1">
          <table:table-cell table:number-columns-repeated="6"/>
          <table:table-cell table:style-name="ce1246"/>
        </table:table-row>
        <table:table-row table:style-name="ro1">
          <table:table-cell table:number-columns-repeated="6"/>
          <table:table-cell table:style-name="ce1247"/>
        </table:table-row>
        <table:table-row table:style-name="ro1">
          <table:table-cell table:number-columns-repeated="6"/>
          <table:table-cell table:style-name="ce1248"/>
        </table:table-row>
        <table:table-row table:style-name="ro1">
          <table:table-cell table:number-columns-repeated="6"/>
          <table:table-cell table:style-name="ce1249"/>
        </table:table-row>
        <table:table-row table:style-name="ro1">
          <table:table-cell table:number-columns-repeated="6"/>
          <table:table-cell table:style-name="ce1250"/>
        </table:table-row>
        <table:table-row table:style-name="ro1">
          <table:table-cell table:number-columns-repeated="6"/>
          <table:table-cell table:style-name="ce1251"/>
        </table:table-row>
        <table:table-row table:style-name="ro1">
          <table:table-cell table:number-columns-repeated="6"/>
          <table:table-cell table:style-name="ce1252"/>
        </table:table-row>
        <table:table-row table:style-name="ro1">
          <table:table-cell table:number-columns-repeated="6"/>
          <table:table-cell table:style-name="ce1253"/>
        </table:table-row>
        <table:table-row table:style-name="ro1">
          <table:table-cell table:number-columns-repeated="6"/>
          <table:table-cell table:style-name="ce1254"/>
        </table:table-row>
        <table:table-row table:style-name="ro1">
          <table:table-cell table:number-columns-repeated="6"/>
          <table:table-cell table:style-name="ce1255"/>
        </table:table-row>
        <table:table-row table:style-name="ro1">
          <table:table-cell table:number-columns-repeated="6"/>
          <table:table-cell table:style-name="ce1256"/>
        </table:table-row>
        <table:table-row table:style-name="ro1">
          <table:table-cell table:number-columns-repeated="6"/>
          <table:table-cell table:style-name="ce1257"/>
        </table:table-row>
        <table:table-row table:style-name="ro1">
          <table:table-cell table:number-columns-repeated="6"/>
          <table:table-cell table:style-name="ce1258"/>
        </table:table-row>
        <table:table-row table:style-name="ro1">
          <table:table-cell table:number-columns-repeated="6"/>
          <table:table-cell table:style-name="ce1259"/>
        </table:table-row>
        <table:table-row table:style-name="ro1">
          <table:table-cell table:number-columns-repeated="6"/>
          <table:table-cell table:style-name="ce1260"/>
        </table:table-row>
        <table:table-row table:style-name="ro1">
          <table:table-cell table:number-columns-repeated="6"/>
          <table:table-cell table:style-name="ce1261"/>
        </table:table-row>
        <table:table-row table:style-name="ro1">
          <table:table-cell table:number-columns-repeated="6"/>
          <table:table-cell table:style-name="ce1262"/>
        </table:table-row>
        <table:table-row table:style-name="ro1">
          <table:table-cell table:number-columns-repeated="6"/>
          <table:table-cell table:style-name="ce1263"/>
        </table:table-row>
        <table:table-row table:style-name="ro1">
          <table:table-cell table:number-columns-repeated="6"/>
          <table:table-cell table:style-name="ce1264"/>
        </table:table-row>
        <table:table-row table:style-name="ro1">
          <table:table-cell table:number-columns-repeated="6"/>
          <table:table-cell table:style-name="ce1265"/>
        </table:table-row>
        <table:table-row table:style-name="ro1">
          <table:table-cell table:number-columns-repeated="6"/>
          <table:table-cell table:style-name="ce1266"/>
        </table:table-row>
        <table:table-row table:style-name="ro1">
          <table:table-cell table:number-columns-repeated="6"/>
          <table:table-cell table:style-name="ce1267"/>
        </table:table-row>
        <table:table-row table:style-name="ro1">
          <table:table-cell table:number-columns-repeated="6"/>
          <table:table-cell table:style-name="ce1268"/>
        </table:table-row>
        <table:table-row table:style-name="ro1">
          <table:table-cell table:number-columns-repeated="6"/>
          <table:table-cell table:style-name="ce1269"/>
        </table:table-row>
        <table:table-row table:style-name="ro1">
          <table:table-cell table:number-columns-repeated="6"/>
          <table:table-cell table:style-name="ce1270"/>
        </table:table-row>
        <table:table-row table:style-name="ro1">
          <table:table-cell table:number-columns-repeated="6"/>
          <table:table-cell table:style-name="ce1271"/>
        </table:table-row>
        <table:table-row table:style-name="ro1">
          <table:table-cell table:number-columns-repeated="6"/>
          <table:table-cell table:style-name="ce1272"/>
        </table:table-row>
        <table:table-row table:style-name="ro1">
          <table:table-cell table:number-columns-repeated="6"/>
          <table:table-cell table:style-name="ce1273"/>
        </table:table-row>
        <table:table-row table:style-name="ro1">
          <table:table-cell table:number-columns-repeated="6"/>
          <table:table-cell table:style-name="ce1274"/>
        </table:table-row>
        <table:table-row table:style-name="ro1">
          <table:table-cell table:number-columns-repeated="6"/>
          <table:table-cell table:style-name="ce1275"/>
        </table:table-row>
        <table:table-row table:style-name="ro1">
          <table:table-cell table:number-columns-repeated="6"/>
          <table:table-cell table:style-name="ce1276"/>
        </table:table-row>
        <table:table-row table:style-name="ro1">
          <table:table-cell table:number-columns-repeated="6"/>
          <table:table-cell table:style-name="ce1277"/>
        </table:table-row>
        <table:table-row table:style-name="ro1">
          <table:table-cell table:number-columns-repeated="6"/>
          <table:table-cell table:style-name="ce1278"/>
        </table:table-row>
        <table:table-row table:style-name="ro1">
          <table:table-cell table:number-columns-repeated="6"/>
          <table:table-cell table:style-name="ce1279"/>
        </table:table-row>
        <table:table-row table:style-name="ro1">
          <table:table-cell table:number-columns-repeated="6"/>
          <table:table-cell table:style-name="ce1280"/>
        </table:table-row>
        <table:table-row table:style-name="ro1">
          <table:table-cell table:number-columns-repeated="6"/>
          <table:table-cell table:style-name="ce1281"/>
        </table:table-row>
        <table:table-row table:style-name="ro1">
          <table:table-cell table:number-columns-repeated="6"/>
          <table:table-cell table:style-name="ce1282"/>
        </table:table-row>
        <table:table-row table:style-name="ro1">
          <table:table-cell table:number-columns-repeated="6"/>
          <table:table-cell table:style-name="ce1283"/>
        </table:table-row>
        <table:table-row table:style-name="ro1">
          <table:table-cell table:number-columns-repeated="6"/>
          <table:table-cell table:style-name="ce1284"/>
        </table:table-row>
        <table:table-row table:style-name="ro1">
          <table:table-cell table:number-columns-repeated="6"/>
          <table:table-cell table:style-name="ce1285"/>
        </table:table-row>
        <table:table-row table:style-name="ro1">
          <table:table-cell table:number-columns-repeated="6"/>
          <table:table-cell table:style-name="ce1286"/>
        </table:table-row>
        <table:table-row table:style-name="ro1">
          <table:table-cell table:number-columns-repeated="6"/>
          <table:table-cell table:style-name="ce1287"/>
        </table:table-row>
        <table:table-row table:style-name="ro1">
          <table:table-cell table:number-columns-repeated="6"/>
          <table:table-cell table:style-name="ce1288"/>
        </table:table-row>
        <table:table-row table:style-name="ro1">
          <table:table-cell table:number-columns-repeated="6"/>
          <table:table-cell table:style-name="ce1289"/>
        </table:table-row>
        <table:table-row table:style-name="ro1">
          <table:table-cell table:number-columns-repeated="6"/>
          <table:table-cell table:style-name="ce1290"/>
        </table:table-row>
        <table:table-row table:style-name="ro1">
          <table:table-cell table:number-columns-repeated="6"/>
          <table:table-cell table:style-name="ce1291"/>
        </table:table-row>
        <table:table-row table:style-name="ro1">
          <table:table-cell table:number-columns-repeated="6"/>
          <table:table-cell table:style-name="ce1292"/>
        </table:table-row>
        <table:table-row table:style-name="ro1">
          <table:table-cell table:number-columns-repeated="6"/>
          <table:table-cell table:style-name="ce1293"/>
        </table:table-row>
        <table:table-row table:style-name="ro1">
          <table:table-cell table:number-columns-repeated="6"/>
          <table:table-cell table:style-name="ce1294"/>
        </table:table-row>
        <table:table-row table:style-name="ro1">
          <table:table-cell table:number-columns-repeated="6"/>
          <table:table-cell table:style-name="ce1295"/>
        </table:table-row>
        <table:table-row table:style-name="ro1">
          <table:table-cell table:number-columns-repeated="6"/>
          <table:table-cell table:style-name="ce1296"/>
        </table:table-row>
        <table:table-row table:style-name="ro1">
          <table:table-cell table:number-columns-repeated="6"/>
          <table:table-cell table:style-name="ce1297"/>
        </table:table-row>
        <table:table-row table:style-name="ro1">
          <table:table-cell table:number-columns-repeated="6"/>
          <table:table-cell table:style-name="ce1298"/>
        </table:table-row>
        <table:table-row table:style-name="ro1">
          <table:table-cell table:number-columns-repeated="6"/>
          <table:table-cell table:style-name="ce1299"/>
        </table:table-row>
        <table:table-row table:style-name="ro1">
          <table:table-cell table:number-columns-repeated="6"/>
          <table:table-cell table:style-name="ce1300"/>
        </table:table-row>
        <table:table-row table:style-name="ro1">
          <table:table-cell table:number-columns-repeated="6"/>
          <table:table-cell table:style-name="ce1301"/>
        </table:table-row>
        <table:table-row table:style-name="ro1">
          <table:table-cell table:number-columns-repeated="6"/>
          <table:table-cell table:style-name="ce1302"/>
        </table:table-row>
        <table:table-row table:style-name="ro1">
          <table:table-cell table:number-columns-repeated="6"/>
          <table:table-cell table:style-name="ce1303"/>
        </table:table-row>
        <table:table-row table:style-name="ro1">
          <table:table-cell table:number-columns-repeated="6"/>
          <table:table-cell table:style-name="ce1304"/>
        </table:table-row>
        <table:table-row table:style-name="ro1">
          <table:table-cell table:number-columns-repeated="6"/>
          <table:table-cell table:style-name="ce1305"/>
        </table:table-row>
        <table:table-row table:style-name="ro1">
          <table:table-cell table:number-columns-repeated="6"/>
          <table:table-cell table:style-name="ce1306"/>
        </table:table-row>
        <table:table-row table:style-name="ro1">
          <table:table-cell table:number-columns-repeated="6"/>
          <table:table-cell table:style-name="ce1307"/>
        </table:table-row>
        <table:table-row table:style-name="ro1">
          <table:table-cell table:number-columns-repeated="6"/>
          <table:table-cell table:style-name="ce1308"/>
        </table:table-row>
        <table:table-row table:style-name="ro1">
          <table:table-cell table:number-columns-repeated="6"/>
          <table:table-cell table:style-name="ce1309"/>
        </table:table-row>
        <table:table-row table:style-name="ro1">
          <table:table-cell table:number-columns-repeated="6"/>
          <table:table-cell table:style-name="ce1310"/>
        </table:table-row>
        <table:table-row table:style-name="ro1">
          <table:table-cell table:number-columns-repeated="6"/>
          <table:table-cell table:style-name="ce1311"/>
        </table:table-row>
        <table:table-row table:style-name="ro1">
          <table:table-cell table:number-columns-repeated="6"/>
          <table:table-cell table:style-name="ce1312"/>
        </table:table-row>
        <table:table-row table:style-name="ro1">
          <table:table-cell table:number-columns-repeated="6"/>
          <table:table-cell table:style-name="ce1313"/>
        </table:table-row>
        <table:table-row table:style-name="ro1">
          <table:table-cell table:number-columns-repeated="6"/>
          <table:table-cell table:style-name="ce1314"/>
        </table:table-row>
        <table:table-row table:style-name="ro1">
          <table:table-cell table:number-columns-repeated="6"/>
          <table:table-cell table:style-name="ce1315"/>
        </table:table-row>
        <table:table-row table:style-name="ro1">
          <table:table-cell table:number-columns-repeated="6"/>
          <table:table-cell table:style-name="ce1316"/>
        </table:table-row>
        <table:table-row table:style-name="ro1">
          <table:table-cell table:number-columns-repeated="6"/>
          <table:table-cell table:style-name="ce1317"/>
        </table:table-row>
        <table:table-row table:style-name="ro1">
          <table:table-cell table:number-columns-repeated="6"/>
          <table:table-cell table:style-name="ce1318"/>
        </table:table-row>
        <table:table-row table:style-name="ro1">
          <table:table-cell table:number-columns-repeated="6"/>
          <table:table-cell table:style-name="ce1319"/>
        </table:table-row>
        <table:table-row table:style-name="ro1">
          <table:table-cell table:number-columns-repeated="6"/>
          <table:table-cell table:style-name="ce1320"/>
        </table:table-row>
        <table:table-row table:style-name="ro1">
          <table:table-cell table:number-columns-repeated="6"/>
          <table:table-cell table:style-name="ce1321"/>
        </table:table-row>
        <table:table-row table:style-name="ro1">
          <table:table-cell table:number-columns-repeated="6"/>
          <table:table-cell table:style-name="ce1322"/>
        </table:table-row>
        <table:table-row table:style-name="ro1">
          <table:table-cell table:number-columns-repeated="6"/>
          <table:table-cell table:style-name="ce1323"/>
        </table:table-row>
        <table:table-row table:style-name="ro1">
          <table:table-cell table:number-columns-repeated="6"/>
          <table:table-cell table:style-name="ce1324"/>
        </table:table-row>
        <table:table-row table:style-name="ro1">
          <table:table-cell table:number-columns-repeated="6"/>
          <table:table-cell table:style-name="ce1325"/>
        </table:table-row>
        <table:table-row table:style-name="ro1">
          <table:table-cell table:number-columns-repeated="6"/>
          <table:table-cell table:style-name="ce1326"/>
        </table:table-row>
        <table:table-row table:style-name="ro1">
          <table:table-cell table:number-columns-repeated="6"/>
          <table:table-cell table:style-name="ce1327"/>
        </table:table-row>
        <table:table-row table:style-name="ro1">
          <table:table-cell table:number-columns-repeated="6"/>
          <table:table-cell table:style-name="ce1328"/>
        </table:table-row>
        <table:table-row table:style-name="ro1">
          <table:table-cell table:number-columns-repeated="6"/>
          <table:table-cell table:style-name="ce1329"/>
        </table:table-row>
        <table:table-row table:style-name="ro1">
          <table:table-cell table:number-columns-repeated="6"/>
          <table:table-cell table:style-name="ce1330"/>
        </table:table-row>
        <table:table-row table:style-name="ro1">
          <table:table-cell table:number-columns-repeated="6"/>
          <table:table-cell table:style-name="ce1331"/>
        </table:table-row>
        <table:table-row table:style-name="ro1">
          <table:table-cell table:number-columns-repeated="6"/>
          <table:table-cell table:style-name="ce1332"/>
        </table:table-row>
        <table:table-row table:style-name="ro1">
          <table:table-cell table:number-columns-repeated="6"/>
          <table:table-cell table:style-name="ce1333"/>
        </table:table-row>
        <table:table-row table:style-name="ro1">
          <table:table-cell table:number-columns-repeated="6"/>
          <table:table-cell table:style-name="ce1334"/>
        </table:table-row>
        <table:table-row table:style-name="ro1">
          <table:table-cell table:number-columns-repeated="6"/>
          <table:table-cell table:style-name="ce1335"/>
        </table:table-row>
        <table:table-row table:style-name="ro1">
          <table:table-cell table:number-columns-repeated="6"/>
          <table:table-cell table:style-name="ce1336"/>
        </table:table-row>
        <table:table-row table:style-name="ro1">
          <table:table-cell table:number-columns-repeated="6"/>
          <table:table-cell table:style-name="ce1337"/>
        </table:table-row>
        <table:table-row table:style-name="ro1">
          <table:table-cell table:number-columns-repeated="6"/>
          <table:table-cell table:style-name="ce1338"/>
        </table:table-row>
        <table:table-row table:style-name="ro1">
          <table:table-cell table:number-columns-repeated="6"/>
          <table:table-cell table:style-name="ce1339"/>
        </table:table-row>
        <table:table-row table:style-name="ro1">
          <table:table-cell table:number-columns-repeated="6"/>
          <table:table-cell table:style-name="ce1340"/>
        </table:table-row>
        <table:table-row table:style-name="ro1">
          <table:table-cell table:number-columns-repeated="6"/>
          <table:table-cell table:style-name="ce1341"/>
        </table:table-row>
        <table:table-row table:style-name="ro1">
          <table:table-cell table:number-columns-repeated="6"/>
          <table:table-cell table:style-name="ce1342"/>
        </table:table-row>
        <table:table-row table:style-name="ro1">
          <table:table-cell table:number-columns-repeated="6"/>
          <table:table-cell table:style-name="ce1343"/>
        </table:table-row>
        <table:table-row table:style-name="ro1">
          <table:table-cell table:number-columns-repeated="6"/>
          <table:table-cell table:style-name="ce1344"/>
        </table:table-row>
        <table:table-row table:style-name="ro1">
          <table:table-cell table:number-columns-repeated="6"/>
          <table:table-cell table:style-name="ce1345"/>
        </table:table-row>
        <table:table-row table:style-name="ro1">
          <table:table-cell table:number-columns-repeated="6"/>
          <table:table-cell table:style-name="ce1346"/>
        </table:table-row>
        <table:table-row table:style-name="ro1">
          <table:table-cell table:number-columns-repeated="6"/>
          <table:table-cell table:style-name="ce1347"/>
        </table:table-row>
        <table:table-row table:style-name="ro1">
          <table:table-cell table:number-columns-repeated="6"/>
          <table:table-cell table:style-name="ce1348"/>
        </table:table-row>
        <table:table-row table:style-name="ro1">
          <table:table-cell table:number-columns-repeated="6"/>
          <table:table-cell table:style-name="ce1349"/>
        </table:table-row>
        <table:table-row table:style-name="ro1">
          <table:table-cell table:number-columns-repeated="6"/>
          <table:table-cell table:style-name="ce1350"/>
        </table:table-row>
        <table:table-row table:style-name="ro1">
          <table:table-cell table:number-columns-repeated="6"/>
          <table:table-cell table:style-name="ce1351"/>
        </table:table-row>
        <table:table-row table:style-name="ro1">
          <table:table-cell table:number-columns-repeated="6"/>
          <table:table-cell table:style-name="ce1352"/>
        </table:table-row>
        <table:table-row table:style-name="ro1">
          <table:table-cell table:number-columns-repeated="6"/>
          <table:table-cell table:style-name="ce1353"/>
        </table:table-row>
        <table:table-row table:style-name="ro1">
          <table:table-cell table:number-columns-repeated="6"/>
          <table:table-cell table:style-name="ce1354"/>
        </table:table-row>
        <table:table-row table:style-name="ro1">
          <table:table-cell table:number-columns-repeated="6"/>
          <table:table-cell table:style-name="ce1355"/>
        </table:table-row>
        <table:table-row table:style-name="ro1">
          <table:table-cell table:number-columns-repeated="6"/>
          <table:table-cell table:style-name="ce1356"/>
        </table:table-row>
        <table:table-row table:style-name="ro1">
          <table:table-cell table:number-columns-repeated="6"/>
          <table:table-cell table:style-name="ce1357"/>
        </table:table-row>
        <table:table-row table:style-name="ro1">
          <table:table-cell table:number-columns-repeated="6"/>
          <table:table-cell table:style-name="ce1358"/>
        </table:table-row>
        <table:table-row table:style-name="ro1">
          <table:table-cell table:number-columns-repeated="6"/>
          <table:table-cell table:style-name="ce1359"/>
        </table:table-row>
        <table:table-row table:style-name="ro1">
          <table:table-cell table:number-columns-repeated="6"/>
          <table:table-cell table:style-name="ce1360"/>
        </table:table-row>
        <table:table-row table:style-name="ro1">
          <table:table-cell table:number-columns-repeated="6"/>
          <table:table-cell table:style-name="ce1361"/>
        </table:table-row>
        <table:table-row table:style-name="ro1">
          <table:table-cell table:number-columns-repeated="6"/>
          <table:table-cell table:style-name="ce1362"/>
        </table:table-row>
        <table:table-row table:style-name="ro1">
          <table:table-cell table:number-columns-repeated="6"/>
          <table:table-cell table:style-name="ce1363"/>
        </table:table-row>
        <table:table-row table:style-name="ro1">
          <table:table-cell table:number-columns-repeated="6"/>
          <table:table-cell table:style-name="ce1364"/>
        </table:table-row>
        <table:table-row table:style-name="ro1">
          <table:table-cell table:number-columns-repeated="6"/>
          <table:table-cell table:style-name="ce1365"/>
        </table:table-row>
        <table:table-row table:style-name="ro1">
          <table:table-cell table:number-columns-repeated="6"/>
          <table:table-cell table:style-name="ce1366"/>
        </table:table-row>
        <table:table-row table:style-name="ro1">
          <table:table-cell table:number-columns-repeated="6"/>
          <table:table-cell table:style-name="ce1367"/>
        </table:table-row>
        <table:table-row table:style-name="ro1">
          <table:table-cell table:number-columns-repeated="6"/>
          <table:table-cell table:style-name="ce1368"/>
        </table:table-row>
        <table:table-row table:style-name="ro1">
          <table:table-cell table:number-columns-repeated="6"/>
          <table:table-cell table:style-name="ce1369"/>
        </table:table-row>
        <table:table-row table:style-name="ro1">
          <table:table-cell table:number-columns-repeated="6"/>
          <table:table-cell table:style-name="ce1370"/>
        </table:table-row>
        <table:table-row table:style-name="ro1">
          <table:table-cell table:number-columns-repeated="6"/>
          <table:table-cell table:style-name="ce1371"/>
        </table:table-row>
        <table:table-row table:style-name="ro1">
          <table:table-cell table:number-columns-repeated="6"/>
          <table:table-cell table:style-name="ce1372"/>
        </table:table-row>
        <table:table-row table:style-name="ro1">
          <table:table-cell table:number-columns-repeated="6"/>
          <table:table-cell table:style-name="ce1373"/>
        </table:table-row>
        <table:table-row table:style-name="ro1">
          <table:table-cell table:number-columns-repeated="6"/>
          <table:table-cell table:style-name="ce1374"/>
        </table:table-row>
        <table:table-row table:style-name="ro1">
          <table:table-cell table:number-columns-repeated="6"/>
          <table:table-cell table:style-name="ce1375"/>
        </table:table-row>
        <table:table-row table:style-name="ro1">
          <table:table-cell table:number-columns-repeated="6"/>
          <table:table-cell table:style-name="ce1376"/>
        </table:table-row>
        <table:table-row table:style-name="ro1">
          <table:table-cell table:number-columns-repeated="6"/>
          <table:table-cell table:style-name="ce1377"/>
        </table:table-row>
        <table:table-row table:style-name="ro1">
          <table:table-cell table:number-columns-repeated="6"/>
          <table:table-cell table:style-name="ce1378"/>
        </table:table-row>
        <table:table-row table:style-name="ro1">
          <table:table-cell table:number-columns-repeated="6"/>
          <table:table-cell table:style-name="ce1379"/>
        </table:table-row>
        <table:table-row table:style-name="ro1">
          <table:table-cell table:number-columns-repeated="6"/>
          <table:table-cell table:style-name="ce1380"/>
        </table:table-row>
        <table:table-row table:style-name="ro1">
          <table:table-cell table:number-columns-repeated="6"/>
          <table:table-cell table:style-name="ce1381"/>
        </table:table-row>
        <table:table-row table:style-name="ro1">
          <table:table-cell table:number-columns-repeated="6"/>
          <table:table-cell table:style-name="ce1382"/>
        </table:table-row>
        <table:table-row table:style-name="ro1">
          <table:table-cell table:number-columns-repeated="6"/>
          <table:table-cell table:style-name="ce1383"/>
        </table:table-row>
        <table:table-row table:style-name="ro1">
          <table:table-cell table:number-columns-repeated="6"/>
          <table:table-cell table:style-name="ce1384"/>
        </table:table-row>
        <table:table-row table:style-name="ro1">
          <table:table-cell table:number-columns-repeated="6"/>
          <table:table-cell table:style-name="ce1385"/>
        </table:table-row>
        <table:table-row table:style-name="ro1">
          <table:table-cell table:number-columns-repeated="6"/>
          <table:table-cell table:style-name="ce1386"/>
        </table:table-row>
        <table:table-row table:style-name="ro1">
          <table:table-cell table:number-columns-repeated="6"/>
          <table:table-cell table:style-name="ce1387"/>
        </table:table-row>
        <table:table-row table:style-name="ro1">
          <table:table-cell table:number-columns-repeated="6"/>
          <table:table-cell table:style-name="ce1388"/>
        </table:table-row>
        <table:table-row table:style-name="ro1">
          <table:table-cell table:number-columns-repeated="6"/>
          <table:table-cell table:style-name="ce1389"/>
        </table:table-row>
        <table:table-row table:style-name="ro1">
          <table:table-cell table:number-columns-repeated="6"/>
          <table:table-cell table:style-name="ce1390"/>
        </table:table-row>
        <table:table-row table:style-name="ro1">
          <table:table-cell table:number-columns-repeated="6"/>
          <table:table-cell table:style-name="ce1391"/>
        </table:table-row>
        <table:table-row table:style-name="ro1">
          <table:table-cell table:number-columns-repeated="6"/>
          <table:table-cell table:style-name="ce1392"/>
        </table:table-row>
        <table:table-row table:style-name="ro1">
          <table:table-cell table:number-columns-repeated="6"/>
          <table:table-cell table:style-name="ce1393"/>
        </table:table-row>
        <table:table-row table:style-name="ro1">
          <table:table-cell table:number-columns-repeated="6"/>
          <table:table-cell table:style-name="ce1394"/>
        </table:table-row>
        <table:table-row table:style-name="ro1">
          <table:table-cell table:number-columns-repeated="6"/>
          <table:table-cell table:style-name="ce1395"/>
        </table:table-row>
        <table:table-row table:style-name="ro1">
          <table:table-cell table:number-columns-repeated="6"/>
          <table:table-cell table:style-name="ce1396"/>
        </table:table-row>
        <table:table-row table:style-name="ro1">
          <table:table-cell table:number-columns-repeated="6"/>
          <table:table-cell table:style-name="ce1397"/>
        </table:table-row>
        <table:table-row table:style-name="ro1">
          <table:table-cell table:number-columns-repeated="6"/>
          <table:table-cell table:style-name="ce1398"/>
        </table:table-row>
        <table:table-row table:style-name="ro1">
          <table:table-cell table:number-columns-repeated="6"/>
          <table:table-cell table:style-name="ce1399"/>
        </table:table-row>
        <table:table-row table:style-name="ro1">
          <table:table-cell table:number-columns-repeated="6"/>
          <table:table-cell table:style-name="ce1400"/>
        </table:table-row>
        <table:table-row table:style-name="ro1">
          <table:table-cell table:number-columns-repeated="6"/>
          <table:table-cell table:style-name="ce1401"/>
        </table:table-row>
        <table:table-row table:style-name="ro1">
          <table:table-cell table:number-columns-repeated="6"/>
          <table:table-cell table:style-name="ce1402"/>
        </table:table-row>
        <table:table-row table:style-name="ro1">
          <table:table-cell table:number-columns-repeated="6"/>
          <table:table-cell table:style-name="ce1403"/>
        </table:table-row>
        <table:table-row table:style-name="ro1">
          <table:table-cell table:number-columns-repeated="6"/>
          <table:table-cell table:style-name="ce1404"/>
        </table:table-row>
        <table:table-row table:style-name="ro1">
          <table:table-cell table:number-columns-repeated="6"/>
          <table:table-cell table:style-name="ce1405"/>
        </table:table-row>
        <table:table-row table:style-name="ro1">
          <table:table-cell table:number-columns-repeated="6"/>
          <table:table-cell table:style-name="ce1406"/>
        </table:table-row>
        <table:table-row table:style-name="ro1">
          <table:table-cell table:number-columns-repeated="6"/>
          <table:table-cell table:style-name="ce1407"/>
        </table:table-row>
        <table:table-row table:style-name="ro1">
          <table:table-cell table:number-columns-repeated="6"/>
          <table:table-cell table:style-name="ce1408"/>
        </table:table-row>
        <table:table-row table:style-name="ro1">
          <table:table-cell table:number-columns-repeated="6"/>
          <table:table-cell table:style-name="ce1409"/>
        </table:table-row>
        <table:table-row table:style-name="ro1">
          <table:table-cell table:number-columns-repeated="6"/>
          <table:table-cell table:style-name="ce1410"/>
        </table:table-row>
        <table:table-row table:style-name="ro1">
          <table:table-cell table:number-columns-repeated="6"/>
          <table:table-cell table:style-name="ce1411"/>
        </table:table-row>
        <table:table-row table:style-name="ro1">
          <table:table-cell table:number-columns-repeated="6"/>
          <table:table-cell table:style-name="ce1412"/>
        </table:table-row>
        <table:table-row table:style-name="ro1">
          <table:table-cell table:number-columns-repeated="6"/>
          <table:table-cell table:style-name="ce1413"/>
        </table:table-row>
        <table:table-row table:style-name="ro1">
          <table:table-cell table:number-columns-repeated="6"/>
          <table:table-cell table:style-name="ce1414"/>
        </table:table-row>
        <table:table-row table:style-name="ro1">
          <table:table-cell table:number-columns-repeated="6"/>
          <table:table-cell table:style-name="ce1415"/>
        </table:table-row>
        <table:table-row table:style-name="ro1">
          <table:table-cell table:number-columns-repeated="6"/>
          <table:table-cell table:style-name="ce1416"/>
        </table:table-row>
        <table:table-row table:style-name="ro1">
          <table:table-cell table:number-columns-repeated="6"/>
          <table:table-cell table:style-name="ce1417"/>
        </table:table-row>
        <table:table-row table:style-name="ro1">
          <table:table-cell table:number-columns-repeated="6"/>
          <table:table-cell table:style-name="ce1418"/>
        </table:table-row>
        <table:table-row table:style-name="ro1">
          <table:table-cell table:number-columns-repeated="6"/>
          <table:table-cell table:style-name="ce1419"/>
        </table:table-row>
        <table:table-row table:style-name="ro1">
          <table:table-cell table:number-columns-repeated="6"/>
          <table:table-cell table:style-name="ce1420"/>
        </table:table-row>
        <table:table-row table:style-name="ro1">
          <table:table-cell table:number-columns-repeated="6"/>
          <table:table-cell table:style-name="ce1421"/>
        </table:table-row>
        <table:table-row table:style-name="ro1">
          <table:table-cell table:number-columns-repeated="6"/>
          <table:table-cell table:style-name="ce1422"/>
        </table:table-row>
        <table:table-row table:style-name="ro1">
          <table:table-cell table:number-columns-repeated="6"/>
          <table:table-cell table:style-name="ce1423"/>
        </table:table-row>
        <table:table-row table:style-name="ro1">
          <table:table-cell table:number-columns-repeated="6"/>
          <table:table-cell table:style-name="ce1424"/>
        </table:table-row>
        <table:table-row table:style-name="ro1">
          <table:table-cell table:number-columns-repeated="6"/>
          <table:table-cell table:style-name="ce1425"/>
        </table:table-row>
        <table:table-row table:style-name="ro1">
          <table:table-cell table:number-columns-repeated="6"/>
          <table:table-cell table:style-name="ce1426"/>
        </table:table-row>
        <table:table-row table:style-name="ro1">
          <table:table-cell table:number-columns-repeated="6"/>
          <table:table-cell table:style-name="ce1427"/>
        </table:table-row>
        <table:table-row table:style-name="ro1">
          <table:table-cell table:number-columns-repeated="6"/>
          <table:table-cell table:style-name="ce1428"/>
        </table:table-row>
        <table:table-row table:style-name="ro1">
          <table:table-cell table:number-columns-repeated="6"/>
          <table:table-cell table:style-name="ce1429"/>
        </table:table-row>
        <table:table-row table:style-name="ro1">
          <table:table-cell table:number-columns-repeated="6"/>
          <table:table-cell table:style-name="ce1430"/>
        </table:table-row>
        <table:table-row table:style-name="ro1">
          <table:table-cell table:number-columns-repeated="6"/>
          <table:table-cell table:style-name="ce1431"/>
        </table:table-row>
        <table:table-row table:style-name="ro1">
          <table:table-cell table:number-columns-repeated="6"/>
          <table:table-cell table:style-name="ce1432"/>
        </table:table-row>
        <table:table-row table:style-name="ro1">
          <table:table-cell table:number-columns-repeated="6"/>
          <table:table-cell table:style-name="ce1433"/>
        </table:table-row>
        <table:table-row table:style-name="ro1">
          <table:table-cell table:number-columns-repeated="6"/>
          <table:table-cell table:style-name="ce1434"/>
        </table:table-row>
        <table:table-row table:style-name="ro1">
          <table:table-cell table:number-columns-repeated="6"/>
          <table:table-cell table:style-name="ce1435"/>
        </table:table-row>
        <table:table-row table:style-name="ro1">
          <table:table-cell table:number-columns-repeated="6"/>
          <table:table-cell table:style-name="ce1436"/>
        </table:table-row>
        <table:table-row table:style-name="ro1">
          <table:table-cell table:number-columns-repeated="6"/>
          <table:table-cell table:style-name="ce1437"/>
        </table:table-row>
        <table:table-row table:style-name="ro1">
          <table:table-cell table:number-columns-repeated="6"/>
          <table:table-cell table:style-name="ce1438"/>
        </table:table-row>
        <table:table-row table:style-name="ro1">
          <table:table-cell table:number-columns-repeated="6"/>
          <table:table-cell table:style-name="ce1439"/>
        </table:table-row>
        <table:table-row table:style-name="ro1">
          <table:table-cell table:number-columns-repeated="6"/>
          <table:table-cell table:style-name="ce1440"/>
        </table:table-row>
        <table:table-row table:style-name="ro1">
          <table:table-cell table:number-columns-repeated="6"/>
          <table:table-cell table:style-name="ce1441"/>
        </table:table-row>
        <table:table-row table:style-name="ro1">
          <table:table-cell table:number-columns-repeated="6"/>
          <table:table-cell table:style-name="ce1442"/>
        </table:table-row>
        <table:table-row table:style-name="ro1">
          <table:table-cell table:number-columns-repeated="6"/>
          <table:table-cell table:style-name="ce1443"/>
        </table:table-row>
        <table:table-row table:style-name="ro1">
          <table:table-cell table:number-columns-repeated="6"/>
          <table:table-cell table:style-name="ce1444"/>
        </table:table-row>
        <table:table-row table:style-name="ro1">
          <table:table-cell table:number-columns-repeated="6"/>
          <table:table-cell table:style-name="ce1445"/>
        </table:table-row>
        <table:table-row table:style-name="ro1">
          <table:table-cell table:number-columns-repeated="6"/>
          <table:table-cell table:style-name="ce1446"/>
        </table:table-row>
        <table:table-row table:style-name="ro1">
          <table:table-cell table:number-columns-repeated="6"/>
          <table:table-cell table:style-name="ce1447"/>
        </table:table-row>
        <table:table-row table:style-name="ro1">
          <table:table-cell table:number-columns-repeated="6"/>
          <table:table-cell table:style-name="ce1448"/>
        </table:table-row>
        <table:table-row table:style-name="ro1">
          <table:table-cell table:number-columns-repeated="6"/>
          <table:table-cell table:style-name="ce1449"/>
        </table:table-row>
        <table:table-row table:style-name="ro1">
          <table:table-cell table:number-columns-repeated="6"/>
          <table:table-cell table:style-name="ce1450"/>
        </table:table-row>
        <table:table-row table:style-name="ro1">
          <table:table-cell table:number-columns-repeated="6"/>
          <table:table-cell table:style-name="ce1451"/>
        </table:table-row>
        <table:table-row table:style-name="ro1">
          <table:table-cell table:number-columns-repeated="6"/>
          <table:table-cell table:style-name="ce1452"/>
        </table:table-row>
        <table:table-row table:style-name="ro1">
          <table:table-cell table:number-columns-repeated="6"/>
          <table:table-cell table:style-name="ce1453"/>
        </table:table-row>
        <table:table-row table:style-name="ro1">
          <table:table-cell table:number-columns-repeated="6"/>
          <table:table-cell table:style-name="ce1454"/>
        </table:table-row>
        <table:table-row table:style-name="ro1">
          <table:table-cell table:number-columns-repeated="6"/>
          <table:table-cell table:style-name="ce1455"/>
        </table:table-row>
        <table:table-row table:style-name="ro1">
          <table:table-cell table:number-columns-repeated="6"/>
          <table:table-cell table:style-name="ce1456"/>
        </table:table-row>
        <table:table-row table:style-name="ro1">
          <table:table-cell table:number-columns-repeated="6"/>
          <table:table-cell table:style-name="ce1457"/>
        </table:table-row>
        <table:table-row table:style-name="ro1">
          <table:table-cell table:number-columns-repeated="6"/>
          <table:table-cell table:style-name="ce1458"/>
        </table:table-row>
        <table:table-row table:style-name="ro1">
          <table:table-cell table:number-columns-repeated="6"/>
          <table:table-cell table:style-name="ce1459"/>
        </table:table-row>
        <table:table-row table:style-name="ro1">
          <table:table-cell table:number-columns-repeated="6"/>
          <table:table-cell table:style-name="ce1460"/>
        </table:table-row>
        <table:table-row table:style-name="ro1">
          <table:table-cell table:number-columns-repeated="6"/>
          <table:table-cell table:style-name="ce1461"/>
        </table:table-row>
        <table:table-row table:style-name="ro1">
          <table:table-cell table:number-columns-repeated="6"/>
          <table:table-cell table:style-name="ce1462"/>
        </table:table-row>
        <table:table-row table:style-name="ro1">
          <table:table-cell table:number-columns-repeated="6"/>
          <table:table-cell table:style-name="ce1463"/>
        </table:table-row>
        <table:table-row table:style-name="ro1">
          <table:table-cell table:number-columns-repeated="6"/>
          <table:table-cell table:style-name="ce1464"/>
        </table:table-row>
        <table:table-row table:style-name="ro1">
          <table:table-cell table:number-columns-repeated="6"/>
          <table:table-cell table:style-name="ce1465"/>
        </table:table-row>
        <table:table-row table:style-name="ro1">
          <table:table-cell table:number-columns-repeated="6"/>
          <table:table-cell table:style-name="ce1466"/>
        </table:table-row>
        <table:table-row table:style-name="ro1">
          <table:table-cell table:number-columns-repeated="6"/>
          <table:table-cell table:style-name="ce1467"/>
        </table:table-row>
        <table:table-row table:style-name="ro1">
          <table:table-cell table:number-columns-repeated="6"/>
          <table:table-cell table:style-name="ce1468"/>
        </table:table-row>
        <table:table-row table:style-name="ro1">
          <table:table-cell table:number-columns-repeated="6"/>
          <table:table-cell table:style-name="ce1469"/>
        </table:table-row>
        <table:table-row table:style-name="ro1">
          <table:table-cell table:number-columns-repeated="6"/>
          <table:table-cell table:style-name="ce1470"/>
        </table:table-row>
        <table:table-row table:style-name="ro1">
          <table:table-cell table:number-columns-repeated="6"/>
          <table:table-cell table:style-name="ce1471"/>
        </table:table-row>
        <table:table-row table:style-name="ro1">
          <table:table-cell table:number-columns-repeated="6"/>
          <table:table-cell table:style-name="ce1472"/>
        </table:table-row>
        <table:table-row table:style-name="ro1">
          <table:table-cell table:number-columns-repeated="6"/>
          <table:table-cell table:style-name="ce1473"/>
        </table:table-row>
        <table:table-row table:style-name="ro1">
          <table:table-cell table:number-columns-repeated="6"/>
          <table:table-cell table:style-name="ce1474"/>
        </table:table-row>
        <table:table-row table:style-name="ro1">
          <table:table-cell table:number-columns-repeated="6"/>
          <table:table-cell table:style-name="ce1475"/>
        </table:table-row>
        <table:table-row table:style-name="ro1">
          <table:table-cell table:number-columns-repeated="6"/>
          <table:table-cell table:style-name="ce1476"/>
        </table:table-row>
        <table:table-row table:style-name="ro1">
          <table:table-cell table:number-columns-repeated="6"/>
          <table:table-cell table:style-name="ce1477"/>
        </table:table-row>
        <table:table-row table:style-name="ro1">
          <table:table-cell table:number-columns-repeated="6"/>
          <table:table-cell table:style-name="ce1478"/>
        </table:table-row>
        <table:table-row table:style-name="ro1">
          <table:table-cell table:number-columns-repeated="6"/>
          <table:table-cell table:style-name="ce1479"/>
        </table:table-row>
        <table:table-row table:style-name="ro1">
          <table:table-cell table:number-columns-repeated="6"/>
          <table:table-cell table:style-name="ce1480"/>
        </table:table-row>
        <table:table-row table:style-name="ro1">
          <table:table-cell table:number-columns-repeated="6"/>
          <table:table-cell table:style-name="ce1481"/>
        </table:table-row>
        <table:table-row table:style-name="ro1">
          <table:table-cell table:number-columns-repeated="6"/>
          <table:table-cell table:style-name="ce1482"/>
        </table:table-row>
        <table:table-row table:style-name="ro1">
          <table:table-cell table:number-columns-repeated="6"/>
          <table:table-cell table:style-name="ce1483"/>
        </table:table-row>
        <table:table-row table:style-name="ro1">
          <table:table-cell table:number-columns-repeated="6"/>
          <table:table-cell table:style-name="ce1484"/>
        </table:table-row>
        <table:table-row table:style-name="ro1">
          <table:table-cell table:number-columns-repeated="6"/>
          <table:table-cell table:style-name="ce1485"/>
        </table:table-row>
        <table:table-row table:style-name="ro1">
          <table:table-cell table:number-columns-repeated="6"/>
          <table:table-cell table:style-name="ce1486"/>
        </table:table-row>
        <table:table-row table:style-name="ro1">
          <table:table-cell table:number-columns-repeated="6"/>
          <table:table-cell table:style-name="ce1487"/>
        </table:table-row>
        <table:table-row table:style-name="ro1">
          <table:table-cell table:number-columns-repeated="6"/>
          <table:table-cell table:style-name="ce1488"/>
        </table:table-row>
        <table:table-row table:style-name="ro1">
          <table:table-cell table:number-columns-repeated="6"/>
          <table:table-cell table:style-name="ce1489"/>
        </table:table-row>
        <table:table-row table:style-name="ro1">
          <table:table-cell table:number-columns-repeated="6"/>
          <table:table-cell table:style-name="ce1490"/>
        </table:table-row>
        <table:table-row table:style-name="ro1">
          <table:table-cell table:number-columns-repeated="6"/>
          <table:table-cell table:style-name="ce1491"/>
        </table:table-row>
        <table:table-row table:style-name="ro1">
          <table:table-cell table:number-columns-repeated="6"/>
          <table:table-cell table:style-name="ce1492"/>
        </table:table-row>
        <table:table-row table:style-name="ro1">
          <table:table-cell table:number-columns-repeated="6"/>
          <table:table-cell table:style-name="ce1493"/>
        </table:table-row>
        <table:table-row table:style-name="ro1">
          <table:table-cell table:number-columns-repeated="6"/>
          <table:table-cell table:style-name="ce1494"/>
        </table:table-row>
        <table:table-row table:style-name="ro1">
          <table:table-cell table:number-columns-repeated="6"/>
          <table:table-cell table:style-name="ce1495"/>
        </table:table-row>
        <table:table-row table:style-name="ro1">
          <table:table-cell table:number-columns-repeated="6"/>
          <table:table-cell table:style-name="ce1496"/>
        </table:table-row>
        <table:table-row table:style-name="ro1">
          <table:table-cell table:number-columns-repeated="6"/>
          <table:table-cell table:style-name="ce1497"/>
        </table:table-row>
        <table:table-row table:style-name="ro1">
          <table:table-cell table:number-columns-repeated="6"/>
          <table:table-cell table:style-name="ce1498"/>
        </table:table-row>
        <table:table-row table:style-name="ro1">
          <table:table-cell table:number-columns-repeated="6"/>
          <table:table-cell table:style-name="ce1499"/>
        </table:table-row>
        <table:table-row table:style-name="ro1">
          <table:table-cell table:number-columns-repeated="6"/>
          <table:table-cell table:style-name="ce1500"/>
        </table:table-row>
        <table:table-row table:style-name="ro1">
          <table:table-cell table:number-columns-repeated="6"/>
          <table:table-cell table:style-name="ce1501"/>
        </table:table-row>
        <table:table-row table:style-name="ro1">
          <table:table-cell table:number-columns-repeated="6"/>
          <table:table-cell table:style-name="ce1502"/>
        </table:table-row>
        <table:table-row table:style-name="ro1">
          <table:table-cell table:number-columns-repeated="6"/>
          <table:table-cell table:style-name="ce1503"/>
        </table:table-row>
        <table:table-row table:style-name="ro1">
          <table:table-cell table:number-columns-repeated="6"/>
          <table:table-cell table:style-name="ce1504"/>
        </table:table-row>
        <table:table-row table:style-name="ro1">
          <table:table-cell table:number-columns-repeated="6"/>
          <table:table-cell table:style-name="ce1505"/>
        </table:table-row>
        <table:table-row table:style-name="ro1">
          <table:table-cell table:number-columns-repeated="6"/>
          <table:table-cell table:style-name="ce1506"/>
        </table:table-row>
        <table:table-row table:style-name="ro1">
          <table:table-cell table:number-columns-repeated="6"/>
          <table:table-cell table:style-name="ce1507"/>
        </table:table-row>
        <table:table-row table:style-name="ro1">
          <table:table-cell table:number-columns-repeated="6"/>
          <table:table-cell table:style-name="ce1508"/>
        </table:table-row>
        <table:table-row table:style-name="ro1">
          <table:table-cell table:number-columns-repeated="6"/>
          <table:table-cell table:style-name="ce1509"/>
        </table:table-row>
        <table:table-row table:style-name="ro1">
          <table:table-cell table:number-columns-repeated="6"/>
          <table:table-cell table:style-name="ce1510"/>
        </table:table-row>
        <table:table-row table:style-name="ro1">
          <table:table-cell table:number-columns-repeated="6"/>
          <table:table-cell table:style-name="ce1511"/>
        </table:table-row>
        <table:table-row table:style-name="ro1">
          <table:table-cell table:number-columns-repeated="6"/>
          <table:table-cell table:style-name="ce1512"/>
        </table:table-row>
        <table:table-row table:style-name="ro1">
          <table:table-cell table:number-columns-repeated="6"/>
          <table:table-cell table:style-name="ce1513"/>
        </table:table-row>
        <table:table-row table:style-name="ro1">
          <table:table-cell table:number-columns-repeated="6"/>
          <table:table-cell table:style-name="ce1514"/>
        </table:table-row>
        <table:table-row table:style-name="ro1">
          <table:table-cell table:number-columns-repeated="6"/>
          <table:table-cell table:style-name="ce1515"/>
        </table:table-row>
        <table:table-row table:style-name="ro1">
          <table:table-cell table:number-columns-repeated="6"/>
          <table:table-cell table:style-name="ce1516"/>
        </table:table-row>
        <table:table-row table:style-name="ro1">
          <table:table-cell table:number-columns-repeated="6"/>
          <table:table-cell table:style-name="ce1517"/>
        </table:table-row>
        <table:table-row table:style-name="ro1">
          <table:table-cell table:number-columns-repeated="6"/>
          <table:table-cell table:style-name="ce1518"/>
        </table:table-row>
        <table:table-row table:style-name="ro1">
          <table:table-cell table:number-columns-repeated="6"/>
          <table:table-cell table:style-name="ce1519"/>
        </table:table-row>
        <table:table-row table:style-name="ro1">
          <table:table-cell table:number-columns-repeated="6"/>
          <table:table-cell table:style-name="ce1520"/>
        </table:table-row>
        <table:table-row table:style-name="ro1">
          <table:table-cell table:number-columns-repeated="6"/>
          <table:table-cell table:style-name="ce1521"/>
        </table:table-row>
        <table:table-row table:style-name="ro1">
          <table:table-cell table:number-columns-repeated="6"/>
          <table:table-cell table:style-name="ce1522"/>
        </table:table-row>
        <table:table-row table:style-name="ro1">
          <table:table-cell table:number-columns-repeated="6"/>
          <table:table-cell table:style-name="ce1523"/>
        </table:table-row>
        <table:table-row table:style-name="ro1">
          <table:table-cell table:number-columns-repeated="6"/>
          <table:table-cell table:style-name="ce1524"/>
        </table:table-row>
        <table:table-row table:style-name="ro1">
          <table:table-cell table:number-columns-repeated="6"/>
          <table:table-cell table:style-name="ce1525"/>
        </table:table-row>
        <table:table-row table:style-name="ro1">
          <table:table-cell table:number-columns-repeated="6"/>
          <table:table-cell table:style-name="ce1526"/>
        </table:table-row>
        <table:table-row table:style-name="ro1">
          <table:table-cell table:number-columns-repeated="6"/>
          <table:table-cell table:style-name="ce1527"/>
        </table:table-row>
        <table:table-row table:style-name="ro1">
          <table:table-cell table:number-columns-repeated="6"/>
          <table:table-cell table:style-name="ce1528"/>
        </table:table-row>
        <table:table-row table:style-name="ro1">
          <table:table-cell table:number-columns-repeated="6"/>
          <table:table-cell table:style-name="ce1529"/>
        </table:table-row>
        <table:table-row table:style-name="ro1">
          <table:table-cell table:number-columns-repeated="6"/>
          <table:table-cell table:style-name="ce1530"/>
        </table:table-row>
        <table:table-row table:style-name="ro1">
          <table:table-cell table:number-columns-repeated="6"/>
          <table:table-cell table:style-name="ce1531"/>
        </table:table-row>
        <table:table-row table:style-name="ro1">
          <table:table-cell table:number-columns-repeated="6"/>
          <table:table-cell table:style-name="ce1532"/>
        </table:table-row>
        <table:table-row table:style-name="ro1">
          <table:table-cell table:number-columns-repeated="6"/>
          <table:table-cell table:style-name="ce1533"/>
        </table:table-row>
        <table:table-row table:style-name="ro1">
          <table:table-cell table:number-columns-repeated="6"/>
          <table:table-cell table:style-name="ce1534"/>
        </table:table-row>
        <table:table-row table:style-name="ro1">
          <table:table-cell table:number-columns-repeated="6"/>
          <table:table-cell table:style-name="ce1535"/>
        </table:table-row>
        <table:table-row table:style-name="ro1">
          <table:table-cell table:number-columns-repeated="6"/>
          <table:table-cell table:style-name="ce1536"/>
        </table:table-row>
        <table:table-row table:style-name="ro1">
          <table:table-cell table:number-columns-repeated="6"/>
          <table:table-cell table:style-name="ce1537"/>
        </table:table-row>
        <table:table-row table:style-name="ro1">
          <table:table-cell table:number-columns-repeated="6"/>
          <table:table-cell table:style-name="ce1538"/>
        </table:table-row>
        <table:table-row table:style-name="ro1">
          <table:table-cell table:number-columns-repeated="6"/>
          <table:table-cell table:style-name="ce1539"/>
        </table:table-row>
        <table:table-row table:style-name="ro1">
          <table:table-cell table:number-columns-repeated="6"/>
          <table:table-cell table:style-name="ce1540"/>
        </table:table-row>
        <table:table-row table:style-name="ro1">
          <table:table-cell table:number-columns-repeated="6"/>
          <table:table-cell table:style-name="ce1541"/>
        </table:table-row>
        <table:table-row table:style-name="ro1">
          <table:table-cell table:number-columns-repeated="6"/>
          <table:table-cell table:style-name="ce1542"/>
        </table:table-row>
        <table:table-row table:style-name="ro1">
          <table:table-cell table:number-columns-repeated="6"/>
          <table:table-cell table:style-name="ce1543"/>
        </table:table-row>
        <table:table-row table:style-name="ro1">
          <table:table-cell table:number-columns-repeated="6"/>
          <table:table-cell table:style-name="ce1544"/>
        </table:table-row>
        <table:table-row table:style-name="ro1">
          <table:table-cell table:number-columns-repeated="6"/>
          <table:table-cell table:style-name="ce1545"/>
        </table:table-row>
        <table:table-row table:style-name="ro1">
          <table:table-cell table:number-columns-repeated="6"/>
          <table:table-cell table:style-name="ce1546"/>
        </table:table-row>
        <table:table-row table:style-name="ro1">
          <table:table-cell table:number-columns-repeated="6"/>
          <table:table-cell table:style-name="ce1547"/>
        </table:table-row>
        <table:table-row table:style-name="ro1">
          <table:table-cell table:number-columns-repeated="6"/>
          <table:table-cell table:style-name="ce1548"/>
        </table:table-row>
        <table:table-row table:style-name="ro1">
          <table:table-cell table:number-columns-repeated="6"/>
          <table:table-cell table:style-name="ce1549"/>
        </table:table-row>
        <table:table-row table:style-name="ro1">
          <table:table-cell table:number-columns-repeated="6"/>
          <table:table-cell table:style-name="ce1550"/>
        </table:table-row>
        <table:table-row table:style-name="ro1">
          <table:table-cell table:number-columns-repeated="6"/>
          <table:table-cell table:style-name="ce1551"/>
        </table:table-row>
        <table:table-row table:style-name="ro1">
          <table:table-cell table:number-columns-repeated="6"/>
          <table:table-cell table:style-name="ce1552"/>
        </table:table-row>
        <table:table-row table:style-name="ro1">
          <table:table-cell table:number-columns-repeated="6"/>
          <table:table-cell table:style-name="ce1553"/>
        </table:table-row>
        <table:table-row table:style-name="ro1">
          <table:table-cell table:number-columns-repeated="6"/>
          <table:table-cell table:style-name="ce1554"/>
        </table:table-row>
        <table:table-row table:style-name="ro1">
          <table:table-cell table:number-columns-repeated="6"/>
          <table:table-cell table:style-name="ce1555"/>
        </table:table-row>
        <table:table-row table:style-name="ro1">
          <table:table-cell table:number-columns-repeated="6"/>
          <table:table-cell table:style-name="ce1556"/>
        </table:table-row>
        <table:table-row table:style-name="ro1">
          <table:table-cell table:number-columns-repeated="6"/>
          <table:table-cell table:style-name="ce1557"/>
        </table:table-row>
        <table:table-row table:style-name="ro1">
          <table:table-cell table:number-columns-repeated="6"/>
          <table:table-cell table:style-name="ce1558"/>
        </table:table-row>
        <table:table-row table:style-name="ro1">
          <table:table-cell table:number-columns-repeated="6"/>
          <table:table-cell table:style-name="ce1559"/>
        </table:table-row>
        <table:table-row table:style-name="ro1">
          <table:table-cell table:number-columns-repeated="6"/>
          <table:table-cell table:style-name="ce1560"/>
        </table:table-row>
        <table:table-row table:style-name="ro1">
          <table:table-cell table:number-columns-repeated="6"/>
          <table:table-cell table:style-name="ce1561"/>
        </table:table-row>
        <table:table-row table:style-name="ro1">
          <table:table-cell table:number-columns-repeated="6"/>
          <table:table-cell table:style-name="ce1562"/>
        </table:table-row>
        <table:table-row table:style-name="ro1">
          <table:table-cell table:number-columns-repeated="6"/>
          <table:table-cell table:style-name="ce1563"/>
        </table:table-row>
        <table:table-row table:style-name="ro1">
          <table:table-cell table:number-columns-repeated="6"/>
          <table:table-cell table:style-name="ce1564"/>
        </table:table-row>
        <table:table-row table:style-name="ro1">
          <table:table-cell table:number-columns-repeated="6"/>
          <table:table-cell table:style-name="ce1565"/>
        </table:table-row>
        <table:table-row table:style-name="ro1">
          <table:table-cell table:number-columns-repeated="6"/>
          <table:table-cell table:style-name="ce1566"/>
        </table:table-row>
        <table:table-row table:style-name="ro1">
          <table:table-cell table:number-columns-repeated="6"/>
          <table:table-cell table:style-name="ce1567"/>
        </table:table-row>
        <table:table-row table:style-name="ro1">
          <table:table-cell table:number-columns-repeated="6"/>
          <table:table-cell table:style-name="ce1568"/>
        </table:table-row>
        <table:table-row table:style-name="ro1">
          <table:table-cell table:number-columns-repeated="6"/>
          <table:table-cell table:style-name="ce1569"/>
        </table:table-row>
        <table:table-row table:style-name="ro1">
          <table:table-cell table:number-columns-repeated="6"/>
          <table:table-cell table:style-name="ce1570"/>
        </table:table-row>
        <table:table-row table:style-name="ro1">
          <table:table-cell table:number-columns-repeated="6"/>
          <table:table-cell table:style-name="ce1571"/>
        </table:table-row>
        <table:table-row table:style-name="ro1">
          <table:table-cell table:number-columns-repeated="6"/>
          <table:table-cell table:style-name="ce1572"/>
        </table:table-row>
        <table:table-row table:style-name="ro1">
          <table:table-cell table:number-columns-repeated="6"/>
          <table:table-cell table:style-name="ce1573"/>
        </table:table-row>
        <table:table-row table:style-name="ro1">
          <table:table-cell table:number-columns-repeated="6"/>
          <table:table-cell table:style-name="ce1574"/>
        </table:table-row>
        <table:table-row table:style-name="ro1">
          <table:table-cell table:number-columns-repeated="6"/>
          <table:table-cell table:style-name="ce1575"/>
        </table:table-row>
        <table:table-row table:style-name="ro1">
          <table:table-cell table:number-columns-repeated="6"/>
          <table:table-cell table:style-name="ce1576"/>
        </table:table-row>
        <table:table-row table:style-name="ro1">
          <table:table-cell table:number-columns-repeated="6"/>
          <table:table-cell table:style-name="ce1577"/>
        </table:table-row>
        <table:table-row table:style-name="ro1">
          <table:table-cell table:number-columns-repeated="6"/>
          <table:table-cell table:style-name="ce1578"/>
        </table:table-row>
        <table:table-row table:style-name="ro1">
          <table:table-cell table:number-columns-repeated="6"/>
          <table:table-cell table:style-name="ce1579"/>
        </table:table-row>
        <table:table-row table:style-name="ro1">
          <table:table-cell table:number-columns-repeated="6"/>
          <table:table-cell table:style-name="ce1580"/>
        </table:table-row>
        <table:table-row table:style-name="ro1">
          <table:table-cell table:number-columns-repeated="6"/>
          <table:table-cell table:style-name="ce1581"/>
        </table:table-row>
        <table:table-row table:style-name="ro1">
          <table:table-cell table:number-columns-repeated="6"/>
          <table:table-cell table:style-name="ce1582"/>
        </table:table-row>
        <table:table-row table:style-name="ro1">
          <table:table-cell table:number-columns-repeated="6"/>
          <table:table-cell table:style-name="ce1583"/>
        </table:table-row>
        <table:table-row table:style-name="ro1">
          <table:table-cell table:number-columns-repeated="6"/>
          <table:table-cell table:style-name="ce1584"/>
        </table:table-row>
        <table:table-row table:style-name="ro1">
          <table:table-cell table:number-columns-repeated="6"/>
          <table:table-cell table:style-name="ce1585"/>
        </table:table-row>
        <table:table-row table:style-name="ro1">
          <table:table-cell table:number-columns-repeated="6"/>
          <table:table-cell table:style-name="ce1586"/>
        </table:table-row>
        <table:table-row table:style-name="ro1">
          <table:table-cell table:number-columns-repeated="6"/>
          <table:table-cell table:style-name="ce1587"/>
        </table:table-row>
        <table:table-row table:style-name="ro1">
          <table:table-cell table:number-columns-repeated="6"/>
          <table:table-cell table:style-name="ce1588"/>
        </table:table-row>
        <table:table-row table:style-name="ro1">
          <table:table-cell table:number-columns-repeated="6"/>
          <table:table-cell table:style-name="ce1589"/>
        </table:table-row>
        <table:table-row table:style-name="ro1">
          <table:table-cell table:number-columns-repeated="6"/>
          <table:table-cell table:style-name="ce1590"/>
        </table:table-row>
        <table:table-row table:style-name="ro1">
          <table:table-cell table:number-columns-repeated="6"/>
          <table:table-cell table:style-name="ce1591"/>
        </table:table-row>
        <table:table-row table:style-name="ro1">
          <table:table-cell table:number-columns-repeated="6"/>
          <table:table-cell table:style-name="ce1592"/>
        </table:table-row>
        <table:table-row table:style-name="ro1">
          <table:table-cell table:number-columns-repeated="6"/>
          <table:table-cell table:style-name="ce1593"/>
        </table:table-row>
        <table:table-row table:style-name="ro1">
          <table:table-cell table:number-columns-repeated="6"/>
          <table:table-cell table:style-name="ce1594"/>
        </table:table-row>
        <table:table-row table:style-name="ro1">
          <table:table-cell table:number-columns-repeated="6"/>
          <table:table-cell table:style-name="ce1595"/>
        </table:table-row>
        <table:table-row table:style-name="ro1">
          <table:table-cell table:number-columns-repeated="6"/>
          <table:table-cell table:style-name="ce1596"/>
        </table:table-row>
        <table:table-row table:style-name="ro1">
          <table:table-cell table:number-columns-repeated="6"/>
          <table:table-cell table:style-name="ce1597"/>
        </table:table-row>
        <table:table-row table:style-name="ro1">
          <table:table-cell table:number-columns-repeated="6"/>
          <table:table-cell table:style-name="ce1598"/>
        </table:table-row>
        <table:table-row table:style-name="ro1">
          <table:table-cell table:number-columns-repeated="6"/>
          <table:table-cell table:style-name="ce1599"/>
        </table:table-row>
        <table:table-row table:style-name="ro1">
          <table:table-cell table:number-columns-repeated="6"/>
          <table:table-cell table:style-name="ce1600"/>
        </table:table-row>
        <table:table-row table:style-name="ro1">
          <table:table-cell table:number-columns-repeated="6"/>
          <table:table-cell table:style-name="ce1601"/>
        </table:table-row>
        <table:table-row table:style-name="ro1">
          <table:table-cell table:number-columns-repeated="6"/>
          <table:table-cell table:style-name="ce1602"/>
        </table:table-row>
        <table:table-row table:style-name="ro1">
          <table:table-cell table:number-columns-repeated="6"/>
          <table:table-cell table:style-name="ce1603"/>
        </table:table-row>
        <table:table-row table:style-name="ro1">
          <table:table-cell table:number-columns-repeated="6"/>
          <table:table-cell table:style-name="ce1604"/>
        </table:table-row>
        <table:table-row table:style-name="ro1">
          <table:table-cell table:number-columns-repeated="6"/>
          <table:table-cell table:style-name="ce1605"/>
        </table:table-row>
        <table:table-row table:style-name="ro1">
          <table:table-cell table:number-columns-repeated="6"/>
          <table:table-cell table:style-name="ce1606"/>
        </table:table-row>
        <table:table-row table:style-name="ro1">
          <table:table-cell table:number-columns-repeated="6"/>
          <table:table-cell table:style-name="ce1607"/>
        </table:table-row>
        <table:table-row table:style-name="ro1">
          <table:table-cell table:number-columns-repeated="6"/>
          <table:table-cell table:style-name="ce1608"/>
        </table:table-row>
        <table:table-row table:style-name="ro1">
          <table:table-cell table:number-columns-repeated="6"/>
          <table:table-cell table:style-name="ce1609"/>
        </table:table-row>
        <table:table-row table:style-name="ro1">
          <table:table-cell table:number-columns-repeated="6"/>
          <table:table-cell table:style-name="ce1610"/>
        </table:table-row>
        <table:table-row table:style-name="ro1">
          <table:table-cell table:number-columns-repeated="6"/>
          <table:table-cell table:style-name="ce1611"/>
        </table:table-row>
        <table:table-row table:style-name="ro1">
          <table:table-cell table:number-columns-repeated="6"/>
          <table:table-cell table:style-name="ce1612"/>
        </table:table-row>
        <table:table-row table:style-name="ro1">
          <table:table-cell table:number-columns-repeated="6"/>
          <table:table-cell table:style-name="ce1613"/>
        </table:table-row>
        <table:table-row table:style-name="ro1">
          <table:table-cell table:number-columns-repeated="6"/>
          <table:table-cell table:style-name="ce1614"/>
        </table:table-row>
        <table:table-row table:style-name="ro1">
          <table:table-cell table:number-columns-repeated="6"/>
          <table:table-cell table:style-name="ce1615"/>
        </table:table-row>
        <table:table-row table:style-name="ro1">
          <table:table-cell table:number-columns-repeated="6"/>
          <table:table-cell table:style-name="ce1616"/>
        </table:table-row>
        <table:table-row table:style-name="ro1">
          <table:table-cell table:number-columns-repeated="6"/>
          <table:table-cell table:style-name="ce1617"/>
        </table:table-row>
        <table:table-row table:style-name="ro1">
          <table:table-cell table:number-columns-repeated="6"/>
          <table:table-cell table:style-name="ce1618"/>
        </table:table-row>
        <table:table-row table:style-name="ro1">
          <table:table-cell table:number-columns-repeated="6"/>
          <table:table-cell table:style-name="ce1619"/>
        </table:table-row>
        <table:table-row table:style-name="ro1">
          <table:table-cell table:number-columns-repeated="6"/>
          <table:table-cell table:style-name="ce1620"/>
        </table:table-row>
        <table:table-row table:style-name="ro1">
          <table:table-cell table:number-columns-repeated="6"/>
          <table:table-cell table:style-name="ce1621"/>
        </table:table-row>
        <table:table-row table:style-name="ro1">
          <table:table-cell table:number-columns-repeated="6"/>
          <table:table-cell table:style-name="ce1622"/>
        </table:table-row>
        <table:table-row table:style-name="ro1">
          <table:table-cell table:number-columns-repeated="6"/>
          <table:table-cell table:style-name="ce1623"/>
        </table:table-row>
        <table:table-row table:style-name="ro1">
          <table:table-cell table:number-columns-repeated="6"/>
          <table:table-cell table:style-name="ce1624"/>
        </table:table-row>
        <table:table-row table:style-name="ro1">
          <table:table-cell table:number-columns-repeated="6"/>
          <table:table-cell table:style-name="ce1625"/>
        </table:table-row>
        <table:table-row table:style-name="ro1">
          <table:table-cell table:number-columns-repeated="6"/>
          <table:table-cell table:style-name="ce1626"/>
        </table:table-row>
        <table:table-row table:style-name="ro1">
          <table:table-cell table:number-columns-repeated="6"/>
          <table:table-cell table:style-name="ce1627"/>
        </table:table-row>
        <table:table-row table:style-name="ro1">
          <table:table-cell table:number-columns-repeated="6"/>
          <table:table-cell table:style-name="ce1628"/>
        </table:table-row>
        <table:table-row table:style-name="ro1">
          <table:table-cell table:number-columns-repeated="6"/>
          <table:table-cell table:style-name="ce1629"/>
        </table:table-row>
        <table:table-row table:style-name="ro1">
          <table:table-cell table:number-columns-repeated="6"/>
          <table:table-cell table:style-name="ce1630"/>
        </table:table-row>
        <table:table-row table:style-name="ro1">
          <table:table-cell table:number-columns-repeated="6"/>
          <table:table-cell table:style-name="ce1631"/>
        </table:table-row>
        <table:table-row table:style-name="ro1">
          <table:table-cell table:number-columns-repeated="6"/>
          <table:table-cell table:style-name="ce1632"/>
        </table:table-row>
        <table:table-row table:style-name="ro1">
          <table:table-cell table:number-columns-repeated="6"/>
          <table:table-cell table:style-name="ce1633"/>
        </table:table-row>
        <table:table-row table:style-name="ro1">
          <table:table-cell table:number-columns-repeated="6"/>
          <table:table-cell table:style-name="ce1634"/>
        </table:table-row>
        <table:table-row table:style-name="ro1">
          <table:table-cell table:number-columns-repeated="6"/>
          <table:table-cell table:style-name="ce1635"/>
        </table:table-row>
        <table:table-row table:style-name="ro1">
          <table:table-cell table:number-columns-repeated="6"/>
          <table:table-cell table:style-name="ce1636"/>
        </table:table-row>
        <table:table-row table:style-name="ro1">
          <table:table-cell table:number-columns-repeated="6"/>
          <table:table-cell table:style-name="ce1637"/>
        </table:table-row>
        <table:table-row table:style-name="ro1">
          <table:table-cell table:number-columns-repeated="6"/>
          <table:table-cell table:style-name="ce1638"/>
        </table:table-row>
        <table:table-row table:style-name="ro1">
          <table:table-cell table:number-columns-repeated="6"/>
          <table:table-cell table:style-name="ce1639"/>
        </table:table-row>
        <table:table-row table:style-name="ro1">
          <table:table-cell table:number-columns-repeated="6"/>
          <table:table-cell table:style-name="ce1640"/>
        </table:table-row>
        <table:table-row table:style-name="ro1">
          <table:table-cell table:number-columns-repeated="6"/>
          <table:table-cell table:style-name="ce1641"/>
        </table:table-row>
        <table:table-row table:style-name="ro1">
          <table:table-cell table:number-columns-repeated="6"/>
          <table:table-cell table:style-name="ce1642"/>
        </table:table-row>
        <table:table-row table:style-name="ro1">
          <table:table-cell table:number-columns-repeated="6"/>
          <table:table-cell table:style-name="ce1643"/>
        </table:table-row>
        <table:table-row table:style-name="ro1">
          <table:table-cell table:number-columns-repeated="6"/>
          <table:table-cell table:style-name="ce1644"/>
        </table:table-row>
        <table:table-row table:style-name="ro1">
          <table:table-cell table:number-columns-repeated="6"/>
          <table:table-cell table:style-name="ce1645"/>
        </table:table-row>
        <table:table-row table:style-name="ro1">
          <table:table-cell table:number-columns-repeated="6"/>
          <table:table-cell table:style-name="ce1646"/>
        </table:table-row>
        <table:table-row table:style-name="ro1">
          <table:table-cell table:number-columns-repeated="6"/>
          <table:table-cell table:style-name="ce1647"/>
        </table:table-row>
        <table:table-row table:style-name="ro1">
          <table:table-cell table:number-columns-repeated="6"/>
          <table:table-cell table:style-name="ce1648"/>
        </table:table-row>
        <table:table-row table:style-name="ro1">
          <table:table-cell table:number-columns-repeated="6"/>
          <table:table-cell table:style-name="ce1649"/>
        </table:table-row>
        <table:table-row table:style-name="ro1">
          <table:table-cell table:number-columns-repeated="6"/>
          <table:table-cell table:style-name="ce1650"/>
        </table:table-row>
        <table:table-row table:style-name="ro1">
          <table:table-cell table:number-columns-repeated="6"/>
          <table:table-cell table:style-name="ce1651"/>
        </table:table-row>
        <table:table-row table:style-name="ro1">
          <table:table-cell table:number-columns-repeated="6"/>
          <table:table-cell table:style-name="ce1652"/>
        </table:table-row>
        <table:table-row table:style-name="ro1">
          <table:table-cell table:number-columns-repeated="6"/>
          <table:table-cell table:style-name="ce1653"/>
        </table:table-row>
        <table:table-row table:style-name="ro1">
          <table:table-cell table:number-columns-repeated="6"/>
          <table:table-cell table:style-name="ce1654"/>
        </table:table-row>
        <table:table-row table:style-name="ro1">
          <table:table-cell table:number-columns-repeated="6"/>
          <table:table-cell table:style-name="ce1655"/>
        </table:table-row>
        <table:table-row table:style-name="ro1">
          <table:table-cell table:number-columns-repeated="6"/>
          <table:table-cell table:style-name="ce1656"/>
        </table:table-row>
        <table:table-row table:style-name="ro1">
          <table:table-cell table:number-columns-repeated="6"/>
          <table:table-cell table:style-name="ce1657"/>
        </table:table-row>
        <table:table-row table:style-name="ro1">
          <table:table-cell table:number-columns-repeated="6"/>
          <table:table-cell table:style-name="ce1658"/>
        </table:table-row>
        <table:table-row table:style-name="ro1">
          <table:table-cell table:number-columns-repeated="6"/>
          <table:table-cell table:style-name="ce1659"/>
        </table:table-row>
        <table:table-row table:style-name="ro1">
          <table:table-cell table:number-columns-repeated="6"/>
          <table:table-cell table:style-name="ce1660"/>
        </table:table-row>
        <table:table-row table:style-name="ro1">
          <table:table-cell table:number-columns-repeated="6"/>
          <table:table-cell table:style-name="ce1661"/>
        </table:table-row>
        <table:table-row table:style-name="ro1">
          <table:table-cell table:number-columns-repeated="6"/>
          <table:table-cell table:style-name="ce1662"/>
        </table:table-row>
        <table:table-row table:style-name="ro1">
          <table:table-cell table:number-columns-repeated="6"/>
          <table:table-cell table:style-name="ce1663"/>
        </table:table-row>
        <table:table-row table:style-name="ro1">
          <table:table-cell table:number-columns-repeated="6"/>
          <table:table-cell table:style-name="ce1664"/>
        </table:table-row>
        <table:table-row table:style-name="ro1">
          <table:table-cell table:number-columns-repeated="6"/>
          <table:table-cell table:style-name="ce1665"/>
        </table:table-row>
        <table:table-row table:style-name="ro1">
          <table:table-cell table:number-columns-repeated="6"/>
          <table:table-cell table:style-name="ce1666"/>
        </table:table-row>
        <table:table-row table:style-name="ro1">
          <table:table-cell table:number-columns-repeated="6"/>
          <table:table-cell table:style-name="ce1667"/>
        </table:table-row>
        <table:table-row table:style-name="ro1">
          <table:table-cell table:number-columns-repeated="6"/>
          <table:table-cell table:style-name="ce1668"/>
        </table:table-row>
        <table:table-row table:style-name="ro1">
          <table:table-cell table:number-columns-repeated="6"/>
          <table:table-cell table:style-name="ce1669"/>
        </table:table-row>
        <table:table-row table:style-name="ro1">
          <table:table-cell table:number-columns-repeated="6"/>
          <table:table-cell table:style-name="ce1670"/>
        </table:table-row>
        <table:table-row table:style-name="ro1">
          <table:table-cell table:number-columns-repeated="6"/>
          <table:table-cell table:style-name="ce1671"/>
        </table:table-row>
        <table:table-row table:style-name="ro1">
          <table:table-cell table:number-columns-repeated="6"/>
          <table:table-cell table:style-name="ce1672"/>
        </table:table-row>
        <table:table-row table:style-name="ro1">
          <table:table-cell table:number-columns-repeated="6"/>
          <table:table-cell table:style-name="ce1673"/>
        </table:table-row>
        <table:table-row table:style-name="ro1">
          <table:table-cell table:number-columns-repeated="6"/>
          <table:table-cell table:style-name="ce1674"/>
        </table:table-row>
        <table:table-row table:style-name="ro1">
          <table:table-cell table:number-columns-repeated="6"/>
          <table:table-cell table:style-name="ce1675"/>
        </table:table-row>
        <table:table-row table:style-name="ro1">
          <table:table-cell table:number-columns-repeated="6"/>
          <table:table-cell table:style-name="ce1676"/>
        </table:table-row>
        <calcext:conditional-formats>
          <calcext:conditional-format calcext:target-range-address="Output.B10:Output.B322 Output.B323:Output.B1468">
            <calcext:condition calcext:apply-style-name="Untitled3" calcext:value="&gt;[$Output.$B$4]" calcext:base-cell-address="'Parameter calculator'.A1"/>
          </calcext:conditional-format>
          <calcext:conditional-format calcext:target-range-address="Output.G11:Output.G11">
            <calcext:condition calcext:apply-style-name="Untitled2" calcext:value="=&quot;yes&quot;" calcext:base-cell-address="'Parameter calculator'.A1"/>
          </calcext:conditional-format>
          <calcext:conditional-format calcext:target-range-address="Output.G12:Output.G12">
            <calcext:condition calcext:apply-style-name="Untitled2" calcext:value="=&quot;yes&quot;" calcext:base-cell-address="Output.G11"/>
          </calcext:conditional-format>
          <calcext:conditional-format calcext:target-range-address="Output.G13:Output.G13">
            <calcext:condition calcext:apply-style-name="Untitled2" calcext:value="=&quot;yes&quot;" calcext:base-cell-address="Output.G11"/>
          </calcext:conditional-format>
          <calcext:conditional-format calcext:target-range-address="Output.G14:Output.G14">
            <calcext:condition calcext:apply-style-name="Untitled2" calcext:value="=&quot;yes&quot;" calcext:base-cell-address="Output.G11"/>
          </calcext:conditional-format>
          <calcext:conditional-format calcext:target-range-address="Output.G15:Output.G15">
            <calcext:condition calcext:apply-style-name="Untitled2" calcext:value="=&quot;yes&quot;" calcext:base-cell-address="Output.G11"/>
          </calcext:conditional-format>
          <calcext:conditional-format calcext:target-range-address="Output.G16:Output.G16">
            <calcext:condition calcext:apply-style-name="Untitled2" calcext:value="=&quot;yes&quot;" calcext:base-cell-address="Output.G11"/>
          </calcext:conditional-format>
          <calcext:conditional-format calcext:target-range-address="Output.G17:Output.G17">
            <calcext:condition calcext:apply-style-name="Untitled2" calcext:value="=&quot;yes&quot;" calcext:base-cell-address="Output.G11"/>
          </calcext:conditional-format>
          <calcext:conditional-format calcext:target-range-address="Output.G18:Output.G18">
            <calcext:condition calcext:apply-style-name="Untitled2" calcext:value="=&quot;yes&quot;" calcext:base-cell-address="Output.G11"/>
          </calcext:conditional-format>
          <calcext:conditional-format calcext:target-range-address="Output.G19:Output.G19">
            <calcext:condition calcext:apply-style-name="Untitled2" calcext:value="=&quot;yes&quot;" calcext:base-cell-address="Output.G11"/>
          </calcext:conditional-format>
          <calcext:conditional-format calcext:target-range-address="Output.G20:Output.G20">
            <calcext:condition calcext:apply-style-name="Untitled2" calcext:value="=&quot;yes&quot;" calcext:base-cell-address="Output.G11"/>
          </calcext:conditional-format>
          <calcext:conditional-format calcext:target-range-address="Output.G21:Output.G21">
            <calcext:condition calcext:apply-style-name="Untitled2" calcext:value="=&quot;yes&quot;" calcext:base-cell-address="Output.G11"/>
          </calcext:conditional-format>
          <calcext:conditional-format calcext:target-range-address="Output.G22:Output.G22">
            <calcext:condition calcext:apply-style-name="Untitled2" calcext:value="=&quot;yes&quot;" calcext:base-cell-address="Output.G11"/>
          </calcext:conditional-format>
          <calcext:conditional-format calcext:target-range-address="Output.G23:Output.G23">
            <calcext:condition calcext:apply-style-name="Untitled2" calcext:value="=&quot;yes&quot;" calcext:base-cell-address="Output.G11"/>
          </calcext:conditional-format>
          <calcext:conditional-format calcext:target-range-address="Output.G24:Output.G24">
            <calcext:condition calcext:apply-style-name="Untitled2" calcext:value="=&quot;yes&quot;" calcext:base-cell-address="Output.G11"/>
          </calcext:conditional-format>
          <calcext:conditional-format calcext:target-range-address="Output.G25:Output.G25">
            <calcext:condition calcext:apply-style-name="Untitled2" calcext:value="=&quot;yes&quot;" calcext:base-cell-address="Output.G11"/>
          </calcext:conditional-format>
          <calcext:conditional-format calcext:target-range-address="Output.G26:Output.G26">
            <calcext:condition calcext:apply-style-name="Untitled2" calcext:value="=&quot;yes&quot;" calcext:base-cell-address="Output.G11"/>
          </calcext:conditional-format>
          <calcext:conditional-format calcext:target-range-address="Output.G27:Output.G27">
            <calcext:condition calcext:apply-style-name="Untitled2" calcext:value="=&quot;yes&quot;" calcext:base-cell-address="Output.G11"/>
          </calcext:conditional-format>
          <calcext:conditional-format calcext:target-range-address="Output.G28:Output.G28">
            <calcext:condition calcext:apply-style-name="Untitled2" calcext:value="=&quot;yes&quot;" calcext:base-cell-address="Output.G11"/>
          </calcext:conditional-format>
          <calcext:conditional-format calcext:target-range-address="Output.G29:Output.G29">
            <calcext:condition calcext:apply-style-name="Untitled2" calcext:value="=&quot;yes&quot;" calcext:base-cell-address="Output.G11"/>
          </calcext:conditional-format>
          <calcext:conditional-format calcext:target-range-address="Output.G30:Output.G30">
            <calcext:condition calcext:apply-style-name="Untitled2" calcext:value="=&quot;yes&quot;" calcext:base-cell-address="Output.G11"/>
          </calcext:conditional-format>
          <calcext:conditional-format calcext:target-range-address="Output.G31:Output.G31">
            <calcext:condition calcext:apply-style-name="Untitled2" calcext:value="=&quot;yes&quot;" calcext:base-cell-address="Output.G11"/>
          </calcext:conditional-format>
          <calcext:conditional-format calcext:target-range-address="Output.G32:Output.G32">
            <calcext:condition calcext:apply-style-name="Untitled2" calcext:value="=&quot;yes&quot;" calcext:base-cell-address="Output.G11"/>
          </calcext:conditional-format>
          <calcext:conditional-format calcext:target-range-address="Output.G33:Output.G33">
            <calcext:condition calcext:apply-style-name="Untitled2" calcext:value="=&quot;yes&quot;" calcext:base-cell-address="Output.G11"/>
          </calcext:conditional-format>
          <calcext:conditional-format calcext:target-range-address="Output.G34:Output.G34">
            <calcext:condition calcext:apply-style-name="Untitled2" calcext:value="=&quot;yes&quot;" calcext:base-cell-address="Output.G11"/>
          </calcext:conditional-format>
          <calcext:conditional-format calcext:target-range-address="Output.G35:Output.G35">
            <calcext:condition calcext:apply-style-name="Untitled2" calcext:value="=&quot;yes&quot;" calcext:base-cell-address="Output.G11"/>
          </calcext:conditional-format>
          <calcext:conditional-format calcext:target-range-address="Output.G36:Output.G36">
            <calcext:condition calcext:apply-style-name="Untitled2" calcext:value="=&quot;yes&quot;" calcext:base-cell-address="Output.G11"/>
          </calcext:conditional-format>
          <calcext:conditional-format calcext:target-range-address="Output.G37:Output.G37">
            <calcext:condition calcext:apply-style-name="Untitled2" calcext:value="=&quot;yes&quot;" calcext:base-cell-address="Output.G11"/>
          </calcext:conditional-format>
          <calcext:conditional-format calcext:target-range-address="Output.G38:Output.G38">
            <calcext:condition calcext:apply-style-name="Untitled2" calcext:value="=&quot;yes&quot;" calcext:base-cell-address="Output.G11"/>
          </calcext:conditional-format>
          <calcext:conditional-format calcext:target-range-address="Output.G39:Output.G39">
            <calcext:condition calcext:apply-style-name="Untitled2" calcext:value="=&quot;yes&quot;" calcext:base-cell-address="Output.G11"/>
          </calcext:conditional-format>
          <calcext:conditional-format calcext:target-range-address="Output.G40:Output.G40">
            <calcext:condition calcext:apply-style-name="Untitled2" calcext:value="=&quot;yes&quot;" calcext:base-cell-address="Output.G11"/>
          </calcext:conditional-format>
          <calcext:conditional-format calcext:target-range-address="Output.G41:Output.G41">
            <calcext:condition calcext:apply-style-name="Untitled2" calcext:value="=&quot;yes&quot;" calcext:base-cell-address="Output.G11"/>
          </calcext:conditional-format>
          <calcext:conditional-format calcext:target-range-address="Output.G42:Output.G42">
            <calcext:condition calcext:apply-style-name="Untitled2" calcext:value="=&quot;yes&quot;" calcext:base-cell-address="Output.G11"/>
          </calcext:conditional-format>
          <calcext:conditional-format calcext:target-range-address="Output.G43:Output.G43">
            <calcext:condition calcext:apply-style-name="Untitled2" calcext:value="=&quot;yes&quot;" calcext:base-cell-address="Output.G11"/>
          </calcext:conditional-format>
          <calcext:conditional-format calcext:target-range-address="Output.G44:Output.G44">
            <calcext:condition calcext:apply-style-name="Untitled2" calcext:value="=&quot;yes&quot;" calcext:base-cell-address="Output.G11"/>
          </calcext:conditional-format>
          <calcext:conditional-format calcext:target-range-address="Output.G45:Output.G45">
            <calcext:condition calcext:apply-style-name="Untitled2" calcext:value="=&quot;yes&quot;" calcext:base-cell-address="Output.G11"/>
          </calcext:conditional-format>
          <calcext:conditional-format calcext:target-range-address="Output.G46:Output.G46">
            <calcext:condition calcext:apply-style-name="Untitled2" calcext:value="=&quot;yes&quot;" calcext:base-cell-address="Output.G11"/>
          </calcext:conditional-format>
          <calcext:conditional-format calcext:target-range-address="Output.G47:Output.G47">
            <calcext:condition calcext:apply-style-name="Untitled2" calcext:value="=&quot;yes&quot;" calcext:base-cell-address="Output.G11"/>
          </calcext:conditional-format>
          <calcext:conditional-format calcext:target-range-address="Output.G48:Output.G48">
            <calcext:condition calcext:apply-style-name="Untitled2" calcext:value="=&quot;yes&quot;" calcext:base-cell-address="Output.G11"/>
          </calcext:conditional-format>
          <calcext:conditional-format calcext:target-range-address="Output.G49:Output.G49">
            <calcext:condition calcext:apply-style-name="Untitled2" calcext:value="=&quot;yes&quot;" calcext:base-cell-address="Output.G11"/>
          </calcext:conditional-format>
          <calcext:conditional-format calcext:target-range-address="Output.G50:Output.G50">
            <calcext:condition calcext:apply-style-name="Untitled2" calcext:value="=&quot;yes&quot;" calcext:base-cell-address="Output.G11"/>
          </calcext:conditional-format>
          <calcext:conditional-format calcext:target-range-address="Output.G51:Output.G51">
            <calcext:condition calcext:apply-style-name="Untitled2" calcext:value="=&quot;yes&quot;" calcext:base-cell-address="Output.G11"/>
          </calcext:conditional-format>
          <calcext:conditional-format calcext:target-range-address="Output.G52:Output.G52">
            <calcext:condition calcext:apply-style-name="Untitled2" calcext:value="=&quot;yes&quot;" calcext:base-cell-address="Output.G11"/>
          </calcext:conditional-format>
          <calcext:conditional-format calcext:target-range-address="Output.G53:Output.G53">
            <calcext:condition calcext:apply-style-name="Untitled2" calcext:value="=&quot;yes&quot;" calcext:base-cell-address="Output.G11"/>
          </calcext:conditional-format>
          <calcext:conditional-format calcext:target-range-address="Output.G54:Output.G54">
            <calcext:condition calcext:apply-style-name="Untitled2" calcext:value="=&quot;yes&quot;" calcext:base-cell-address="Output.G11"/>
          </calcext:conditional-format>
          <calcext:conditional-format calcext:target-range-address="Output.G55:Output.G55">
            <calcext:condition calcext:apply-style-name="Untitled2" calcext:value="=&quot;yes&quot;" calcext:base-cell-address="Output.G11"/>
          </calcext:conditional-format>
          <calcext:conditional-format calcext:target-range-address="Output.G56:Output.G56">
            <calcext:condition calcext:apply-style-name="Untitled2" calcext:value="=&quot;yes&quot;" calcext:base-cell-address="Output.G11"/>
          </calcext:conditional-format>
          <calcext:conditional-format calcext:target-range-address="Output.G57:Output.G57">
            <calcext:condition calcext:apply-style-name="Untitled2" calcext:value="=&quot;yes&quot;" calcext:base-cell-address="Output.G11"/>
          </calcext:conditional-format>
          <calcext:conditional-format calcext:target-range-address="Output.G58:Output.G58">
            <calcext:condition calcext:apply-style-name="Untitled2" calcext:value="=&quot;yes&quot;" calcext:base-cell-address="Output.G11"/>
          </calcext:conditional-format>
          <calcext:conditional-format calcext:target-range-address="Output.G59:Output.G59">
            <calcext:condition calcext:apply-style-name="Untitled2" calcext:value="=&quot;yes&quot;" calcext:base-cell-address="Output.G11"/>
          </calcext:conditional-format>
          <calcext:conditional-format calcext:target-range-address="Output.G60:Output.G60">
            <calcext:condition calcext:apply-style-name="Untitled2" calcext:value="=&quot;yes&quot;" calcext:base-cell-address="Output.G11"/>
          </calcext:conditional-format>
          <calcext:conditional-format calcext:target-range-address="Output.G61:Output.G61">
            <calcext:condition calcext:apply-style-name="Untitled2" calcext:value="=&quot;yes&quot;" calcext:base-cell-address="Output.G11"/>
          </calcext:conditional-format>
          <calcext:conditional-format calcext:target-range-address="Output.G62:Output.G62">
            <calcext:condition calcext:apply-style-name="Untitled2" calcext:value="=&quot;yes&quot;" calcext:base-cell-address="Output.G11"/>
          </calcext:conditional-format>
          <calcext:conditional-format calcext:target-range-address="Output.G63:Output.G63">
            <calcext:condition calcext:apply-style-name="Untitled2" calcext:value="=&quot;yes&quot;" calcext:base-cell-address="Output.G11"/>
          </calcext:conditional-format>
          <calcext:conditional-format calcext:target-range-address="Output.G64:Output.G64">
            <calcext:condition calcext:apply-style-name="Untitled2" calcext:value="=&quot;yes&quot;" calcext:base-cell-address="Output.G11"/>
          </calcext:conditional-format>
          <calcext:conditional-format calcext:target-range-address="Output.G65:Output.G65">
            <calcext:condition calcext:apply-style-name="Untitled2" calcext:value="=&quot;yes&quot;" calcext:base-cell-address="Output.G11"/>
          </calcext:conditional-format>
          <calcext:conditional-format calcext:target-range-address="Output.G66:Output.G66">
            <calcext:condition calcext:apply-style-name="Untitled2" calcext:value="=&quot;yes&quot;" calcext:base-cell-address="Output.G11"/>
          </calcext:conditional-format>
          <calcext:conditional-format calcext:target-range-address="Output.G67:Output.G67">
            <calcext:condition calcext:apply-style-name="Untitled2" calcext:value="=&quot;yes&quot;" calcext:base-cell-address="Output.G11"/>
          </calcext:conditional-format>
          <calcext:conditional-format calcext:target-range-address="Output.G68:Output.G68">
            <calcext:condition calcext:apply-style-name="Untitled2" calcext:value="=&quot;yes&quot;" calcext:base-cell-address="Output.G11"/>
          </calcext:conditional-format>
          <calcext:conditional-format calcext:target-range-address="Output.G69:Output.G69">
            <calcext:condition calcext:apply-style-name="Untitled2" calcext:value="=&quot;yes&quot;" calcext:base-cell-address="Output.G11"/>
          </calcext:conditional-format>
          <calcext:conditional-format calcext:target-range-address="Output.G70:Output.G70">
            <calcext:condition calcext:apply-style-name="Untitled2" calcext:value="=&quot;yes&quot;" calcext:base-cell-address="Output.G11"/>
          </calcext:conditional-format>
          <calcext:conditional-format calcext:target-range-address="Output.G71:Output.G71">
            <calcext:condition calcext:apply-style-name="Untitled2" calcext:value="=&quot;yes&quot;" calcext:base-cell-address="Output.G11"/>
          </calcext:conditional-format>
          <calcext:conditional-format calcext:target-range-address="Output.G72:Output.G72">
            <calcext:condition calcext:apply-style-name="Untitled2" calcext:value="=&quot;yes&quot;" calcext:base-cell-address="Output.G11"/>
          </calcext:conditional-format>
          <calcext:conditional-format calcext:target-range-address="Output.G73:Output.G73">
            <calcext:condition calcext:apply-style-name="Untitled2" calcext:value="=&quot;yes&quot;" calcext:base-cell-address="Output.G11"/>
          </calcext:conditional-format>
          <calcext:conditional-format calcext:target-range-address="Output.G74:Output.G74">
            <calcext:condition calcext:apply-style-name="Untitled2" calcext:value="=&quot;yes&quot;" calcext:base-cell-address="Output.G11"/>
          </calcext:conditional-format>
          <calcext:conditional-format calcext:target-range-address="Output.G75:Output.G75">
            <calcext:condition calcext:apply-style-name="Untitled2" calcext:value="=&quot;yes&quot;" calcext:base-cell-address="Output.G11"/>
          </calcext:conditional-format>
          <calcext:conditional-format calcext:target-range-address="Output.G76:Output.G76">
            <calcext:condition calcext:apply-style-name="Untitled2" calcext:value="=&quot;yes&quot;" calcext:base-cell-address="Output.G11"/>
          </calcext:conditional-format>
          <calcext:conditional-format calcext:target-range-address="Output.G77:Output.G77">
            <calcext:condition calcext:apply-style-name="Untitled2" calcext:value="=&quot;yes&quot;" calcext:base-cell-address="Output.G11"/>
          </calcext:conditional-format>
          <calcext:conditional-format calcext:target-range-address="Output.G78:Output.G78">
            <calcext:condition calcext:apply-style-name="Untitled2" calcext:value="=&quot;yes&quot;" calcext:base-cell-address="Output.G11"/>
          </calcext:conditional-format>
          <calcext:conditional-format calcext:target-range-address="Output.G79:Output.G79">
            <calcext:condition calcext:apply-style-name="Untitled2" calcext:value="=&quot;yes&quot;" calcext:base-cell-address="Output.G11"/>
          </calcext:conditional-format>
          <calcext:conditional-format calcext:target-range-address="Output.G80:Output.G80">
            <calcext:condition calcext:apply-style-name="Untitled2" calcext:value="=&quot;yes&quot;" calcext:base-cell-address="Output.G11"/>
          </calcext:conditional-format>
          <calcext:conditional-format calcext:target-range-address="Output.G81:Output.G81">
            <calcext:condition calcext:apply-style-name="Untitled2" calcext:value="=&quot;yes&quot;" calcext:base-cell-address="Output.G11"/>
          </calcext:conditional-format>
          <calcext:conditional-format calcext:target-range-address="Output.G82:Output.G82">
            <calcext:condition calcext:apply-style-name="Untitled2" calcext:value="=&quot;yes&quot;" calcext:base-cell-address="Output.G11"/>
          </calcext:conditional-format>
          <calcext:conditional-format calcext:target-range-address="Output.G83:Output.G83">
            <calcext:condition calcext:apply-style-name="Untitled2" calcext:value="=&quot;yes&quot;" calcext:base-cell-address="Output.G11"/>
          </calcext:conditional-format>
          <calcext:conditional-format calcext:target-range-address="Output.G84:Output.G84">
            <calcext:condition calcext:apply-style-name="Untitled2" calcext:value="=&quot;yes&quot;" calcext:base-cell-address="Output.G11"/>
          </calcext:conditional-format>
          <calcext:conditional-format calcext:target-range-address="Output.G85:Output.G85">
            <calcext:condition calcext:apply-style-name="Untitled2" calcext:value="=&quot;yes&quot;" calcext:base-cell-address="Output.G11"/>
          </calcext:conditional-format>
          <calcext:conditional-format calcext:target-range-address="Output.G86:Output.G86">
            <calcext:condition calcext:apply-style-name="Untitled2" calcext:value="=&quot;yes&quot;" calcext:base-cell-address="Output.G11"/>
          </calcext:conditional-format>
          <calcext:conditional-format calcext:target-range-address="Output.G87:Output.G87">
            <calcext:condition calcext:apply-style-name="Untitled2" calcext:value="=&quot;yes&quot;" calcext:base-cell-address="Output.G11"/>
          </calcext:conditional-format>
          <calcext:conditional-format calcext:target-range-address="Output.G88:Output.G88">
            <calcext:condition calcext:apply-style-name="Untitled2" calcext:value="=&quot;yes&quot;" calcext:base-cell-address="Output.G11"/>
          </calcext:conditional-format>
          <calcext:conditional-format calcext:target-range-address="Output.G89:Output.G89">
            <calcext:condition calcext:apply-style-name="Untitled2" calcext:value="=&quot;yes&quot;" calcext:base-cell-address="Output.G11"/>
          </calcext:conditional-format>
          <calcext:conditional-format calcext:target-range-address="Output.G90:Output.G90">
            <calcext:condition calcext:apply-style-name="Untitled2" calcext:value="=&quot;yes&quot;" calcext:base-cell-address="Output.G11"/>
          </calcext:conditional-format>
          <calcext:conditional-format calcext:target-range-address="Output.G91:Output.G91">
            <calcext:condition calcext:apply-style-name="Untitled2" calcext:value="=&quot;yes&quot;" calcext:base-cell-address="Output.G11"/>
          </calcext:conditional-format>
          <calcext:conditional-format calcext:target-range-address="Output.G92:Output.G92">
            <calcext:condition calcext:apply-style-name="Untitled2" calcext:value="=&quot;yes&quot;" calcext:base-cell-address="Output.G11"/>
          </calcext:conditional-format>
          <calcext:conditional-format calcext:target-range-address="Output.G93:Output.G93">
            <calcext:condition calcext:apply-style-name="Untitled2" calcext:value="=&quot;yes&quot;" calcext:base-cell-address="Output.G11"/>
          </calcext:conditional-format>
          <calcext:conditional-format calcext:target-range-address="Output.G94:Output.G94">
            <calcext:condition calcext:apply-style-name="Untitled2" calcext:value="=&quot;yes&quot;" calcext:base-cell-address="Output.G11"/>
          </calcext:conditional-format>
          <calcext:conditional-format calcext:target-range-address="Output.G95:Output.G95">
            <calcext:condition calcext:apply-style-name="Untitled2" calcext:value="=&quot;yes&quot;" calcext:base-cell-address="Output.G11"/>
          </calcext:conditional-format>
          <calcext:conditional-format calcext:target-range-address="Output.G96:Output.G96">
            <calcext:condition calcext:apply-style-name="Untitled2" calcext:value="=&quot;yes&quot;" calcext:base-cell-address="Output.G11"/>
          </calcext:conditional-format>
          <calcext:conditional-format calcext:target-range-address="Output.G97:Output.G97">
            <calcext:condition calcext:apply-style-name="Untitled2" calcext:value="=&quot;yes&quot;" calcext:base-cell-address="Output.G11"/>
          </calcext:conditional-format>
          <calcext:conditional-format calcext:target-range-address="Output.G98:Output.G98">
            <calcext:condition calcext:apply-style-name="Untitled2" calcext:value="=&quot;yes&quot;" calcext:base-cell-address="Output.G11"/>
          </calcext:conditional-format>
          <calcext:conditional-format calcext:target-range-address="Output.G99:Output.G99">
            <calcext:condition calcext:apply-style-name="Untitled2" calcext:value="=&quot;yes&quot;" calcext:base-cell-address="Output.G11"/>
          </calcext:conditional-format>
          <calcext:conditional-format calcext:target-range-address="Output.G100:Output.G100">
            <calcext:condition calcext:apply-style-name="Untitled2" calcext:value="=&quot;yes&quot;" calcext:base-cell-address="Output.G11"/>
          </calcext:conditional-format>
          <calcext:conditional-format calcext:target-range-address="Output.G101:Output.G101">
            <calcext:condition calcext:apply-style-name="Untitled2" calcext:value="=&quot;yes&quot;" calcext:base-cell-address="Output.G11"/>
          </calcext:conditional-format>
          <calcext:conditional-format calcext:target-range-address="Output.G102:Output.G102">
            <calcext:condition calcext:apply-style-name="Untitled2" calcext:value="=&quot;yes&quot;" calcext:base-cell-address="Output.G11"/>
          </calcext:conditional-format>
          <calcext:conditional-format calcext:target-range-address="Output.G103:Output.G103">
            <calcext:condition calcext:apply-style-name="Untitled2" calcext:value="=&quot;yes&quot;" calcext:base-cell-address="Output.G11"/>
          </calcext:conditional-format>
          <calcext:conditional-format calcext:target-range-address="Output.G104:Output.G104">
            <calcext:condition calcext:apply-style-name="Untitled2" calcext:value="=&quot;yes&quot;" calcext:base-cell-address="Output.G11"/>
          </calcext:conditional-format>
          <calcext:conditional-format calcext:target-range-address="Output.G105:Output.G105">
            <calcext:condition calcext:apply-style-name="Untitled2" calcext:value="=&quot;yes&quot;" calcext:base-cell-address="Output.G11"/>
          </calcext:conditional-format>
          <calcext:conditional-format calcext:target-range-address="Output.G106:Output.G106">
            <calcext:condition calcext:apply-style-name="Untitled2" calcext:value="=&quot;yes&quot;" calcext:base-cell-address="Output.G11"/>
          </calcext:conditional-format>
          <calcext:conditional-format calcext:target-range-address="Output.G107:Output.G107">
            <calcext:condition calcext:apply-style-name="Untitled2" calcext:value="=&quot;yes&quot;" calcext:base-cell-address="Output.G11"/>
          </calcext:conditional-format>
          <calcext:conditional-format calcext:target-range-address="Output.G108:Output.G108">
            <calcext:condition calcext:apply-style-name="Untitled2" calcext:value="=&quot;yes&quot;" calcext:base-cell-address="Output.G11"/>
          </calcext:conditional-format>
          <calcext:conditional-format calcext:target-range-address="Output.G109:Output.G109">
            <calcext:condition calcext:apply-style-name="Untitled2" calcext:value="=&quot;yes&quot;" calcext:base-cell-address="Output.G11"/>
          </calcext:conditional-format>
          <calcext:conditional-format calcext:target-range-address="Output.G110:Output.G110">
            <calcext:condition calcext:apply-style-name="Untitled2" calcext:value="=&quot;yes&quot;" calcext:base-cell-address="Output.G11"/>
          </calcext:conditional-format>
          <calcext:conditional-format calcext:target-range-address="Output.G111:Output.G111">
            <calcext:condition calcext:apply-style-name="Untitled2" calcext:value="=&quot;yes&quot;" calcext:base-cell-address="Output.G11"/>
          </calcext:conditional-format>
          <calcext:conditional-format calcext:target-range-address="Output.G112:Output.G112">
            <calcext:condition calcext:apply-style-name="Untitled2" calcext:value="=&quot;yes&quot;" calcext:base-cell-address="Output.G11"/>
          </calcext:conditional-format>
          <calcext:conditional-format calcext:target-range-address="Output.G113:Output.G113">
            <calcext:condition calcext:apply-style-name="Untitled2" calcext:value="=&quot;yes&quot;" calcext:base-cell-address="Output.G11"/>
          </calcext:conditional-format>
          <calcext:conditional-format calcext:target-range-address="Output.G114:Output.G114">
            <calcext:condition calcext:apply-style-name="Untitled2" calcext:value="=&quot;yes&quot;" calcext:base-cell-address="Output.G11"/>
          </calcext:conditional-format>
          <calcext:conditional-format calcext:target-range-address="Output.G115:Output.G115">
            <calcext:condition calcext:apply-style-name="Untitled2" calcext:value="=&quot;yes&quot;" calcext:base-cell-address="Output.G11"/>
          </calcext:conditional-format>
          <calcext:conditional-format calcext:target-range-address="Output.G116:Output.G116">
            <calcext:condition calcext:apply-style-name="Untitled2" calcext:value="=&quot;yes&quot;" calcext:base-cell-address="Output.G11"/>
          </calcext:conditional-format>
          <calcext:conditional-format calcext:target-range-address="Output.G117:Output.G117">
            <calcext:condition calcext:apply-style-name="Untitled2" calcext:value="=&quot;yes&quot;" calcext:base-cell-address="Output.G11"/>
          </calcext:conditional-format>
          <calcext:conditional-format calcext:target-range-address="Output.G118:Output.G118">
            <calcext:condition calcext:apply-style-name="Untitled2" calcext:value="=&quot;yes&quot;" calcext:base-cell-address="Output.G11"/>
          </calcext:conditional-format>
          <calcext:conditional-format calcext:target-range-address="Output.G119:Output.G119">
            <calcext:condition calcext:apply-style-name="Untitled2" calcext:value="=&quot;yes&quot;" calcext:base-cell-address="Output.G11"/>
          </calcext:conditional-format>
          <calcext:conditional-format calcext:target-range-address="Output.G120:Output.G120">
            <calcext:condition calcext:apply-style-name="Untitled2" calcext:value="=&quot;yes&quot;" calcext:base-cell-address="Output.G11"/>
          </calcext:conditional-format>
          <calcext:conditional-format calcext:target-range-address="Output.G121:Output.G121">
            <calcext:condition calcext:apply-style-name="Untitled2" calcext:value="=&quot;yes&quot;" calcext:base-cell-address="Output.G11"/>
          </calcext:conditional-format>
          <calcext:conditional-format calcext:target-range-address="Output.G122:Output.G122">
            <calcext:condition calcext:apply-style-name="Untitled2" calcext:value="=&quot;yes&quot;" calcext:base-cell-address="Output.G11"/>
          </calcext:conditional-format>
          <calcext:conditional-format calcext:target-range-address="Output.G123:Output.G123">
            <calcext:condition calcext:apply-style-name="Untitled2" calcext:value="=&quot;yes&quot;" calcext:base-cell-address="Output.G11"/>
          </calcext:conditional-format>
          <calcext:conditional-format calcext:target-range-address="Output.G124:Output.G124">
            <calcext:condition calcext:apply-style-name="Untitled2" calcext:value="=&quot;yes&quot;" calcext:base-cell-address="Output.G11"/>
          </calcext:conditional-format>
          <calcext:conditional-format calcext:target-range-address="Output.G125:Output.G125">
            <calcext:condition calcext:apply-style-name="Untitled2" calcext:value="=&quot;yes&quot;" calcext:base-cell-address="Output.G11"/>
          </calcext:conditional-format>
          <calcext:conditional-format calcext:target-range-address="Output.G126:Output.G126">
            <calcext:condition calcext:apply-style-name="Untitled2" calcext:value="=&quot;yes&quot;" calcext:base-cell-address="Output.G11"/>
          </calcext:conditional-format>
          <calcext:conditional-format calcext:target-range-address="Output.G127:Output.G127">
            <calcext:condition calcext:apply-style-name="Untitled2" calcext:value="=&quot;yes&quot;" calcext:base-cell-address="Output.G11"/>
          </calcext:conditional-format>
          <calcext:conditional-format calcext:target-range-address="Output.G128:Output.G128">
            <calcext:condition calcext:apply-style-name="Untitled2" calcext:value="=&quot;yes&quot;" calcext:base-cell-address="Output.G11"/>
          </calcext:conditional-format>
          <calcext:conditional-format calcext:target-range-address="Output.G129:Output.G129">
            <calcext:condition calcext:apply-style-name="Untitled2" calcext:value="=&quot;yes&quot;" calcext:base-cell-address="Output.G11"/>
          </calcext:conditional-format>
          <calcext:conditional-format calcext:target-range-address="Output.G130:Output.G130">
            <calcext:condition calcext:apply-style-name="Untitled2" calcext:value="=&quot;yes&quot;" calcext:base-cell-address="Output.G11"/>
          </calcext:conditional-format>
          <calcext:conditional-format calcext:target-range-address="Output.G131:Output.G131">
            <calcext:condition calcext:apply-style-name="Untitled2" calcext:value="=&quot;yes&quot;" calcext:base-cell-address="Output.G11"/>
          </calcext:conditional-format>
          <calcext:conditional-format calcext:target-range-address="Output.G132:Output.G132">
            <calcext:condition calcext:apply-style-name="Untitled2" calcext:value="=&quot;yes&quot;" calcext:base-cell-address="Output.G11"/>
          </calcext:conditional-format>
          <calcext:conditional-format calcext:target-range-address="Output.G133:Output.G133">
            <calcext:condition calcext:apply-style-name="Untitled2" calcext:value="=&quot;yes&quot;" calcext:base-cell-address="Output.G11"/>
          </calcext:conditional-format>
          <calcext:conditional-format calcext:target-range-address="Output.G134:Output.G134">
            <calcext:condition calcext:apply-style-name="Untitled2" calcext:value="=&quot;yes&quot;" calcext:base-cell-address="Output.G11"/>
          </calcext:conditional-format>
          <calcext:conditional-format calcext:target-range-address="Output.G135:Output.G135">
            <calcext:condition calcext:apply-style-name="Untitled2" calcext:value="=&quot;yes&quot;" calcext:base-cell-address="Output.G11"/>
          </calcext:conditional-format>
          <calcext:conditional-format calcext:target-range-address="Output.G136:Output.G136">
            <calcext:condition calcext:apply-style-name="Untitled2" calcext:value="=&quot;yes&quot;" calcext:base-cell-address="Output.G11"/>
          </calcext:conditional-format>
          <calcext:conditional-format calcext:target-range-address="Output.G137:Output.G137">
            <calcext:condition calcext:apply-style-name="Untitled2" calcext:value="=&quot;yes&quot;" calcext:base-cell-address="Output.G11"/>
          </calcext:conditional-format>
          <calcext:conditional-format calcext:target-range-address="Output.G138:Output.G138">
            <calcext:condition calcext:apply-style-name="Untitled2" calcext:value="=&quot;yes&quot;" calcext:base-cell-address="Output.G11"/>
          </calcext:conditional-format>
          <calcext:conditional-format calcext:target-range-address="Output.G139:Output.G139">
            <calcext:condition calcext:apply-style-name="Untitled2" calcext:value="=&quot;yes&quot;" calcext:base-cell-address="Output.G11"/>
          </calcext:conditional-format>
          <calcext:conditional-format calcext:target-range-address="Output.G140:Output.G140">
            <calcext:condition calcext:apply-style-name="Untitled2" calcext:value="=&quot;yes&quot;" calcext:base-cell-address="Output.G11"/>
          </calcext:conditional-format>
          <calcext:conditional-format calcext:target-range-address="Output.G141:Output.G141">
            <calcext:condition calcext:apply-style-name="Untitled2" calcext:value="=&quot;yes&quot;" calcext:base-cell-address="Output.G11"/>
          </calcext:conditional-format>
          <calcext:conditional-format calcext:target-range-address="Output.G142:Output.G142">
            <calcext:condition calcext:apply-style-name="Untitled2" calcext:value="=&quot;yes&quot;" calcext:base-cell-address="Output.G11"/>
          </calcext:conditional-format>
          <calcext:conditional-format calcext:target-range-address="Output.G143:Output.G143">
            <calcext:condition calcext:apply-style-name="Untitled2" calcext:value="=&quot;yes&quot;" calcext:base-cell-address="Output.G11"/>
          </calcext:conditional-format>
          <calcext:conditional-format calcext:target-range-address="Output.G144:Output.G144">
            <calcext:condition calcext:apply-style-name="Untitled2" calcext:value="=&quot;yes&quot;" calcext:base-cell-address="Output.G11"/>
          </calcext:conditional-format>
          <calcext:conditional-format calcext:target-range-address="Output.G145:Output.G145">
            <calcext:condition calcext:apply-style-name="Untitled2" calcext:value="=&quot;yes&quot;" calcext:base-cell-address="Output.G11"/>
          </calcext:conditional-format>
          <calcext:conditional-format calcext:target-range-address="Output.G146:Output.G146">
            <calcext:condition calcext:apply-style-name="Untitled2" calcext:value="=&quot;yes&quot;" calcext:base-cell-address="Output.G11"/>
          </calcext:conditional-format>
          <calcext:conditional-format calcext:target-range-address="Output.G147:Output.G147">
            <calcext:condition calcext:apply-style-name="Untitled2" calcext:value="=&quot;yes&quot;" calcext:base-cell-address="Output.G11"/>
          </calcext:conditional-format>
          <calcext:conditional-format calcext:target-range-address="Output.G148:Output.G148">
            <calcext:condition calcext:apply-style-name="Untitled2" calcext:value="=&quot;yes&quot;" calcext:base-cell-address="Output.G11"/>
          </calcext:conditional-format>
          <calcext:conditional-format calcext:target-range-address="Output.G149:Output.G149">
            <calcext:condition calcext:apply-style-name="Untitled2" calcext:value="=&quot;yes&quot;" calcext:base-cell-address="Output.G11"/>
          </calcext:conditional-format>
          <calcext:conditional-format calcext:target-range-address="Output.G150:Output.G150">
            <calcext:condition calcext:apply-style-name="Untitled2" calcext:value="=&quot;yes&quot;" calcext:base-cell-address="Output.G11"/>
          </calcext:conditional-format>
          <calcext:conditional-format calcext:target-range-address="Output.G151:Output.G151">
            <calcext:condition calcext:apply-style-name="Untitled2" calcext:value="=&quot;yes&quot;" calcext:base-cell-address="Output.G11"/>
          </calcext:conditional-format>
          <calcext:conditional-format calcext:target-range-address="Output.G152:Output.G152">
            <calcext:condition calcext:apply-style-name="Untitled2" calcext:value="=&quot;yes&quot;" calcext:base-cell-address="Output.G11"/>
          </calcext:conditional-format>
          <calcext:conditional-format calcext:target-range-address="Output.G153:Output.G153">
            <calcext:condition calcext:apply-style-name="Untitled2" calcext:value="=&quot;yes&quot;" calcext:base-cell-address="Output.G11"/>
          </calcext:conditional-format>
          <calcext:conditional-format calcext:target-range-address="Output.G154:Output.G154">
            <calcext:condition calcext:apply-style-name="Untitled2" calcext:value="=&quot;yes&quot;" calcext:base-cell-address="Output.G11"/>
          </calcext:conditional-format>
          <calcext:conditional-format calcext:target-range-address="Output.G155:Output.G155">
            <calcext:condition calcext:apply-style-name="Untitled2" calcext:value="=&quot;yes&quot;" calcext:base-cell-address="Output.G11"/>
          </calcext:conditional-format>
          <calcext:conditional-format calcext:target-range-address="Output.G156:Output.G156">
            <calcext:condition calcext:apply-style-name="Untitled2" calcext:value="=&quot;yes&quot;" calcext:base-cell-address="Output.G11"/>
          </calcext:conditional-format>
          <calcext:conditional-format calcext:target-range-address="Output.G157:Output.G157">
            <calcext:condition calcext:apply-style-name="Untitled2" calcext:value="=&quot;yes&quot;" calcext:base-cell-address="Output.G11"/>
          </calcext:conditional-format>
          <calcext:conditional-format calcext:target-range-address="Output.G158:Output.G158">
            <calcext:condition calcext:apply-style-name="Untitled2" calcext:value="=&quot;yes&quot;" calcext:base-cell-address="Output.G11"/>
          </calcext:conditional-format>
          <calcext:conditional-format calcext:target-range-address="Output.G159:Output.G159">
            <calcext:condition calcext:apply-style-name="Untitled2" calcext:value="=&quot;yes&quot;" calcext:base-cell-address="Output.G11"/>
          </calcext:conditional-format>
          <calcext:conditional-format calcext:target-range-address="Output.G160:Output.G160">
            <calcext:condition calcext:apply-style-name="Untitled2" calcext:value="=&quot;yes&quot;" calcext:base-cell-address="Output.G11"/>
          </calcext:conditional-format>
          <calcext:conditional-format calcext:target-range-address="Output.G161:Output.G161">
            <calcext:condition calcext:apply-style-name="Untitled2" calcext:value="=&quot;yes&quot;" calcext:base-cell-address="Output.G11"/>
          </calcext:conditional-format>
          <calcext:conditional-format calcext:target-range-address="Output.G162:Output.G162">
            <calcext:condition calcext:apply-style-name="Untitled2" calcext:value="=&quot;yes&quot;" calcext:base-cell-address="Output.G11"/>
          </calcext:conditional-format>
          <calcext:conditional-format calcext:target-range-address="Output.G163:Output.G163">
            <calcext:condition calcext:apply-style-name="Untitled2" calcext:value="=&quot;yes&quot;" calcext:base-cell-address="Output.G11"/>
          </calcext:conditional-format>
          <calcext:conditional-format calcext:target-range-address="Output.G164:Output.G164">
            <calcext:condition calcext:apply-style-name="Untitled2" calcext:value="=&quot;yes&quot;" calcext:base-cell-address="Output.G11"/>
          </calcext:conditional-format>
          <calcext:conditional-format calcext:target-range-address="Output.G165:Output.G165">
            <calcext:condition calcext:apply-style-name="Untitled2" calcext:value="=&quot;yes&quot;" calcext:base-cell-address="Output.G11"/>
          </calcext:conditional-format>
          <calcext:conditional-format calcext:target-range-address="Output.G166:Output.G166">
            <calcext:condition calcext:apply-style-name="Untitled2" calcext:value="=&quot;yes&quot;" calcext:base-cell-address="Output.G11"/>
          </calcext:conditional-format>
          <calcext:conditional-format calcext:target-range-address="Output.G167:Output.G167">
            <calcext:condition calcext:apply-style-name="Untitled2" calcext:value="=&quot;yes&quot;" calcext:base-cell-address="Output.G11"/>
          </calcext:conditional-format>
          <calcext:conditional-format calcext:target-range-address="Output.G168:Output.G168">
            <calcext:condition calcext:apply-style-name="Untitled2" calcext:value="=&quot;yes&quot;" calcext:base-cell-address="Output.G11"/>
          </calcext:conditional-format>
          <calcext:conditional-format calcext:target-range-address="Output.G169:Output.G169">
            <calcext:condition calcext:apply-style-name="Untitled2" calcext:value="=&quot;yes&quot;" calcext:base-cell-address="Output.G11"/>
          </calcext:conditional-format>
          <calcext:conditional-format calcext:target-range-address="Output.G170:Output.G170">
            <calcext:condition calcext:apply-style-name="Untitled2" calcext:value="=&quot;yes&quot;" calcext:base-cell-address="Output.G11"/>
          </calcext:conditional-format>
          <calcext:conditional-format calcext:target-range-address="Output.G171:Output.G171">
            <calcext:condition calcext:apply-style-name="Untitled2" calcext:value="=&quot;yes&quot;" calcext:base-cell-address="Output.G11"/>
          </calcext:conditional-format>
          <calcext:conditional-format calcext:target-range-address="Output.G172:Output.G172">
            <calcext:condition calcext:apply-style-name="Untitled2" calcext:value="=&quot;yes&quot;" calcext:base-cell-address="Output.G11"/>
          </calcext:conditional-format>
          <calcext:conditional-format calcext:target-range-address="Output.G173:Output.G173">
            <calcext:condition calcext:apply-style-name="Untitled2" calcext:value="=&quot;yes&quot;" calcext:base-cell-address="Output.G11"/>
          </calcext:conditional-format>
          <calcext:conditional-format calcext:target-range-address="Output.G174:Output.G174">
            <calcext:condition calcext:apply-style-name="Untitled2" calcext:value="=&quot;yes&quot;" calcext:base-cell-address="Output.G11"/>
          </calcext:conditional-format>
          <calcext:conditional-format calcext:target-range-address="Output.G175:Output.G175">
            <calcext:condition calcext:apply-style-name="Untitled2" calcext:value="=&quot;yes&quot;" calcext:base-cell-address="Output.G11"/>
          </calcext:conditional-format>
          <calcext:conditional-format calcext:target-range-address="Output.G176:Output.G176">
            <calcext:condition calcext:apply-style-name="Untitled2" calcext:value="=&quot;yes&quot;" calcext:base-cell-address="Output.G11"/>
          </calcext:conditional-format>
          <calcext:conditional-format calcext:target-range-address="Output.G177:Output.G177">
            <calcext:condition calcext:apply-style-name="Untitled2" calcext:value="=&quot;yes&quot;" calcext:base-cell-address="Output.G11"/>
          </calcext:conditional-format>
          <calcext:conditional-format calcext:target-range-address="Output.G178:Output.G178">
            <calcext:condition calcext:apply-style-name="Untitled2" calcext:value="=&quot;yes&quot;" calcext:base-cell-address="Output.G11"/>
          </calcext:conditional-format>
          <calcext:conditional-format calcext:target-range-address="Output.G179:Output.G179">
            <calcext:condition calcext:apply-style-name="Untitled2" calcext:value="=&quot;yes&quot;" calcext:base-cell-address="Output.G11"/>
          </calcext:conditional-format>
          <calcext:conditional-format calcext:target-range-address="Output.G180:Output.G180">
            <calcext:condition calcext:apply-style-name="Untitled2" calcext:value="=&quot;yes&quot;" calcext:base-cell-address="Output.G11"/>
          </calcext:conditional-format>
          <calcext:conditional-format calcext:target-range-address="Output.G181:Output.G181">
            <calcext:condition calcext:apply-style-name="Untitled2" calcext:value="=&quot;yes&quot;" calcext:base-cell-address="Output.G11"/>
          </calcext:conditional-format>
          <calcext:conditional-format calcext:target-range-address="Output.G182:Output.G182">
            <calcext:condition calcext:apply-style-name="Untitled2" calcext:value="=&quot;yes&quot;" calcext:base-cell-address="Output.G11"/>
          </calcext:conditional-format>
          <calcext:conditional-format calcext:target-range-address="Output.G183:Output.G183">
            <calcext:condition calcext:apply-style-name="Untitled2" calcext:value="=&quot;yes&quot;" calcext:base-cell-address="Output.G11"/>
          </calcext:conditional-format>
          <calcext:conditional-format calcext:target-range-address="Output.G184:Output.G184">
            <calcext:condition calcext:apply-style-name="Untitled2" calcext:value="=&quot;yes&quot;" calcext:base-cell-address="Output.G11"/>
          </calcext:conditional-format>
          <calcext:conditional-format calcext:target-range-address="Output.G185:Output.G185">
            <calcext:condition calcext:apply-style-name="Untitled2" calcext:value="=&quot;yes&quot;" calcext:base-cell-address="Output.G11"/>
          </calcext:conditional-format>
          <calcext:conditional-format calcext:target-range-address="Output.G186:Output.G186">
            <calcext:condition calcext:apply-style-name="Untitled2" calcext:value="=&quot;yes&quot;" calcext:base-cell-address="Output.G11"/>
          </calcext:conditional-format>
          <calcext:conditional-format calcext:target-range-address="Output.G187:Output.G187">
            <calcext:condition calcext:apply-style-name="Untitled2" calcext:value="=&quot;yes&quot;" calcext:base-cell-address="Output.G11"/>
          </calcext:conditional-format>
          <calcext:conditional-format calcext:target-range-address="Output.G188:Output.G188">
            <calcext:condition calcext:apply-style-name="Untitled2" calcext:value="=&quot;yes&quot;" calcext:base-cell-address="Output.G11"/>
          </calcext:conditional-format>
          <calcext:conditional-format calcext:target-range-address="Output.G189:Output.G189">
            <calcext:condition calcext:apply-style-name="Untitled2" calcext:value="=&quot;yes&quot;" calcext:base-cell-address="Output.G11"/>
          </calcext:conditional-format>
          <calcext:conditional-format calcext:target-range-address="Output.G190:Output.G190">
            <calcext:condition calcext:apply-style-name="Untitled2" calcext:value="=&quot;yes&quot;" calcext:base-cell-address="Output.G11"/>
          </calcext:conditional-format>
          <calcext:conditional-format calcext:target-range-address="Output.G191:Output.G191">
            <calcext:condition calcext:apply-style-name="Untitled2" calcext:value="=&quot;yes&quot;" calcext:base-cell-address="Output.G11"/>
          </calcext:conditional-format>
          <calcext:conditional-format calcext:target-range-address="Output.G192:Output.G192">
            <calcext:condition calcext:apply-style-name="Untitled2" calcext:value="=&quot;yes&quot;" calcext:base-cell-address="Output.G11"/>
          </calcext:conditional-format>
          <calcext:conditional-format calcext:target-range-address="Output.G193:Output.G193">
            <calcext:condition calcext:apply-style-name="Untitled2" calcext:value="=&quot;yes&quot;" calcext:base-cell-address="Output.G11"/>
          </calcext:conditional-format>
          <calcext:conditional-format calcext:target-range-address="Output.G194:Output.G194">
            <calcext:condition calcext:apply-style-name="Untitled2" calcext:value="=&quot;yes&quot;" calcext:base-cell-address="Output.G11"/>
          </calcext:conditional-format>
          <calcext:conditional-format calcext:target-range-address="Output.G195:Output.G195">
            <calcext:condition calcext:apply-style-name="Untitled2" calcext:value="=&quot;yes&quot;" calcext:base-cell-address="Output.G11"/>
          </calcext:conditional-format>
          <calcext:conditional-format calcext:target-range-address="Output.G196:Output.G196">
            <calcext:condition calcext:apply-style-name="Untitled2" calcext:value="=&quot;yes&quot;" calcext:base-cell-address="Output.G11"/>
          </calcext:conditional-format>
          <calcext:conditional-format calcext:target-range-address="Output.G197:Output.G197">
            <calcext:condition calcext:apply-style-name="Untitled2" calcext:value="=&quot;yes&quot;" calcext:base-cell-address="Output.G11"/>
          </calcext:conditional-format>
          <calcext:conditional-format calcext:target-range-address="Output.G198:Output.G198">
            <calcext:condition calcext:apply-style-name="Untitled2" calcext:value="=&quot;yes&quot;" calcext:base-cell-address="Output.G11"/>
          </calcext:conditional-format>
          <calcext:conditional-format calcext:target-range-address="Output.G199:Output.G199">
            <calcext:condition calcext:apply-style-name="Untitled2" calcext:value="=&quot;yes&quot;" calcext:base-cell-address="Output.G11"/>
          </calcext:conditional-format>
          <calcext:conditional-format calcext:target-range-address="Output.G200:Output.G200">
            <calcext:condition calcext:apply-style-name="Untitled2" calcext:value="=&quot;yes&quot;" calcext:base-cell-address="Output.G11"/>
          </calcext:conditional-format>
          <calcext:conditional-format calcext:target-range-address="Output.G201:Output.G201">
            <calcext:condition calcext:apply-style-name="Untitled2" calcext:value="=&quot;yes&quot;" calcext:base-cell-address="Output.G11"/>
          </calcext:conditional-format>
          <calcext:conditional-format calcext:target-range-address="Output.G202:Output.G202">
            <calcext:condition calcext:apply-style-name="Untitled2" calcext:value="=&quot;yes&quot;" calcext:base-cell-address="Output.G11"/>
          </calcext:conditional-format>
          <calcext:conditional-format calcext:target-range-address="Output.G203:Output.G203">
            <calcext:condition calcext:apply-style-name="Untitled2" calcext:value="=&quot;yes&quot;" calcext:base-cell-address="Output.G11"/>
          </calcext:conditional-format>
          <calcext:conditional-format calcext:target-range-address="Output.G204:Output.G204">
            <calcext:condition calcext:apply-style-name="Untitled2" calcext:value="=&quot;yes&quot;" calcext:base-cell-address="Output.G11"/>
          </calcext:conditional-format>
          <calcext:conditional-format calcext:target-range-address="Output.G205:Output.G205">
            <calcext:condition calcext:apply-style-name="Untitled2" calcext:value="=&quot;yes&quot;" calcext:base-cell-address="Output.G11"/>
          </calcext:conditional-format>
          <calcext:conditional-format calcext:target-range-address="Output.G206:Output.G206">
            <calcext:condition calcext:apply-style-name="Untitled2" calcext:value="=&quot;yes&quot;" calcext:base-cell-address="Output.G11"/>
          </calcext:conditional-format>
          <calcext:conditional-format calcext:target-range-address="Output.G207:Output.G207">
            <calcext:condition calcext:apply-style-name="Untitled2" calcext:value="=&quot;yes&quot;" calcext:base-cell-address="Output.G11"/>
          </calcext:conditional-format>
          <calcext:conditional-format calcext:target-range-address="Output.G208:Output.G208">
            <calcext:condition calcext:apply-style-name="Untitled2" calcext:value="=&quot;yes&quot;" calcext:base-cell-address="Output.G11"/>
          </calcext:conditional-format>
          <calcext:conditional-format calcext:target-range-address="Output.G209:Output.G209">
            <calcext:condition calcext:apply-style-name="Untitled2" calcext:value="=&quot;yes&quot;" calcext:base-cell-address="Output.G11"/>
          </calcext:conditional-format>
          <calcext:conditional-format calcext:target-range-address="Output.G210:Output.G210">
            <calcext:condition calcext:apply-style-name="Untitled2" calcext:value="=&quot;yes&quot;" calcext:base-cell-address="Output.G11"/>
          </calcext:conditional-format>
          <calcext:conditional-format calcext:target-range-address="Output.G211:Output.G211">
            <calcext:condition calcext:apply-style-name="Untitled2" calcext:value="=&quot;yes&quot;" calcext:base-cell-address="Output.G11"/>
          </calcext:conditional-format>
          <calcext:conditional-format calcext:target-range-address="Output.G212:Output.G212">
            <calcext:condition calcext:apply-style-name="Untitled2" calcext:value="=&quot;yes&quot;" calcext:base-cell-address="Output.G11"/>
          </calcext:conditional-format>
          <calcext:conditional-format calcext:target-range-address="Output.G213:Output.G213">
            <calcext:condition calcext:apply-style-name="Untitled2" calcext:value="=&quot;yes&quot;" calcext:base-cell-address="Output.G11"/>
          </calcext:conditional-format>
          <calcext:conditional-format calcext:target-range-address="Output.G214:Output.G214">
            <calcext:condition calcext:apply-style-name="Untitled2" calcext:value="=&quot;yes&quot;" calcext:base-cell-address="Output.G11"/>
          </calcext:conditional-format>
          <calcext:conditional-format calcext:target-range-address="Output.G215:Output.G215">
            <calcext:condition calcext:apply-style-name="Untitled2" calcext:value="=&quot;yes&quot;" calcext:base-cell-address="Output.G11"/>
          </calcext:conditional-format>
          <calcext:conditional-format calcext:target-range-address="Output.G216:Output.G216">
            <calcext:condition calcext:apply-style-name="Untitled2" calcext:value="=&quot;yes&quot;" calcext:base-cell-address="Output.G11"/>
          </calcext:conditional-format>
          <calcext:conditional-format calcext:target-range-address="Output.G217:Output.G217">
            <calcext:condition calcext:apply-style-name="Untitled2" calcext:value="=&quot;yes&quot;" calcext:base-cell-address="Output.G11"/>
          </calcext:conditional-format>
          <calcext:conditional-format calcext:target-range-address="Output.G218:Output.G218">
            <calcext:condition calcext:apply-style-name="Untitled2" calcext:value="=&quot;yes&quot;" calcext:base-cell-address="Output.G11"/>
          </calcext:conditional-format>
          <calcext:conditional-format calcext:target-range-address="Output.G219:Output.G219">
            <calcext:condition calcext:apply-style-name="Untitled2" calcext:value="=&quot;yes&quot;" calcext:base-cell-address="Output.G11"/>
          </calcext:conditional-format>
          <calcext:conditional-format calcext:target-range-address="Output.G220:Output.G220">
            <calcext:condition calcext:apply-style-name="Untitled2" calcext:value="=&quot;yes&quot;" calcext:base-cell-address="Output.G11"/>
          </calcext:conditional-format>
          <calcext:conditional-format calcext:target-range-address="Output.G221:Output.G221">
            <calcext:condition calcext:apply-style-name="Untitled2" calcext:value="=&quot;yes&quot;" calcext:base-cell-address="Output.G11"/>
          </calcext:conditional-format>
          <calcext:conditional-format calcext:target-range-address="Output.G222:Output.G222">
            <calcext:condition calcext:apply-style-name="Untitled2" calcext:value="=&quot;yes&quot;" calcext:base-cell-address="Output.G11"/>
          </calcext:conditional-format>
          <calcext:conditional-format calcext:target-range-address="Output.G223:Output.G223">
            <calcext:condition calcext:apply-style-name="Untitled2" calcext:value="=&quot;yes&quot;" calcext:base-cell-address="Output.G11"/>
          </calcext:conditional-format>
          <calcext:conditional-format calcext:target-range-address="Output.G224:Output.G224">
            <calcext:condition calcext:apply-style-name="Untitled2" calcext:value="=&quot;yes&quot;" calcext:base-cell-address="Output.G11"/>
          </calcext:conditional-format>
          <calcext:conditional-format calcext:target-range-address="Output.G225:Output.G225">
            <calcext:condition calcext:apply-style-name="Untitled2" calcext:value="=&quot;yes&quot;" calcext:base-cell-address="Output.G11"/>
          </calcext:conditional-format>
          <calcext:conditional-format calcext:target-range-address="Output.G226:Output.G226">
            <calcext:condition calcext:apply-style-name="Untitled2" calcext:value="=&quot;yes&quot;" calcext:base-cell-address="Output.G11"/>
          </calcext:conditional-format>
          <calcext:conditional-format calcext:target-range-address="Output.G227:Output.G227">
            <calcext:condition calcext:apply-style-name="Untitled2" calcext:value="=&quot;yes&quot;" calcext:base-cell-address="Output.G11"/>
          </calcext:conditional-format>
          <calcext:conditional-format calcext:target-range-address="Output.G228:Output.G228">
            <calcext:condition calcext:apply-style-name="Untitled2" calcext:value="=&quot;yes&quot;" calcext:base-cell-address="Output.G11"/>
          </calcext:conditional-format>
          <calcext:conditional-format calcext:target-range-address="Output.G229:Output.G229">
            <calcext:condition calcext:apply-style-name="Untitled2" calcext:value="=&quot;yes&quot;" calcext:base-cell-address="Output.G11"/>
          </calcext:conditional-format>
          <calcext:conditional-format calcext:target-range-address="Output.G230:Output.G230">
            <calcext:condition calcext:apply-style-name="Untitled2" calcext:value="=&quot;yes&quot;" calcext:base-cell-address="Output.G11"/>
          </calcext:conditional-format>
          <calcext:conditional-format calcext:target-range-address="Output.G231:Output.G231">
            <calcext:condition calcext:apply-style-name="Untitled2" calcext:value="=&quot;yes&quot;" calcext:base-cell-address="Output.G11"/>
          </calcext:conditional-format>
          <calcext:conditional-format calcext:target-range-address="Output.G232:Output.G232">
            <calcext:condition calcext:apply-style-name="Untitled2" calcext:value="=&quot;yes&quot;" calcext:base-cell-address="Output.G11"/>
          </calcext:conditional-format>
          <calcext:conditional-format calcext:target-range-address="Output.G233:Output.G233">
            <calcext:condition calcext:apply-style-name="Untitled2" calcext:value="=&quot;yes&quot;" calcext:base-cell-address="Output.G11"/>
          </calcext:conditional-format>
          <calcext:conditional-format calcext:target-range-address="Output.G234:Output.G234">
            <calcext:condition calcext:apply-style-name="Untitled2" calcext:value="=&quot;yes&quot;" calcext:base-cell-address="Output.G11"/>
          </calcext:conditional-format>
          <calcext:conditional-format calcext:target-range-address="Output.G235:Output.G235">
            <calcext:condition calcext:apply-style-name="Untitled2" calcext:value="=&quot;yes&quot;" calcext:base-cell-address="Output.G11"/>
          </calcext:conditional-format>
          <calcext:conditional-format calcext:target-range-address="Output.G236:Output.G236">
            <calcext:condition calcext:apply-style-name="Untitled2" calcext:value="=&quot;yes&quot;" calcext:base-cell-address="Output.G11"/>
          </calcext:conditional-format>
          <calcext:conditional-format calcext:target-range-address="Output.G237:Output.G237">
            <calcext:condition calcext:apply-style-name="Untitled2" calcext:value="=&quot;yes&quot;" calcext:base-cell-address="Output.G11"/>
          </calcext:conditional-format>
          <calcext:conditional-format calcext:target-range-address="Output.G238:Output.G238">
            <calcext:condition calcext:apply-style-name="Untitled2" calcext:value="=&quot;yes&quot;" calcext:base-cell-address="Output.G11"/>
          </calcext:conditional-format>
          <calcext:conditional-format calcext:target-range-address="Output.G239:Output.G239">
            <calcext:condition calcext:apply-style-name="Untitled2" calcext:value="=&quot;yes&quot;" calcext:base-cell-address="Output.G11"/>
          </calcext:conditional-format>
          <calcext:conditional-format calcext:target-range-address="Output.G240:Output.G240">
            <calcext:condition calcext:apply-style-name="Untitled2" calcext:value="=&quot;yes&quot;" calcext:base-cell-address="Output.G11"/>
          </calcext:conditional-format>
          <calcext:conditional-format calcext:target-range-address="Output.G241:Output.G241">
            <calcext:condition calcext:apply-style-name="Untitled2" calcext:value="=&quot;yes&quot;" calcext:base-cell-address="Output.G11"/>
          </calcext:conditional-format>
          <calcext:conditional-format calcext:target-range-address="Output.G242:Output.G242">
            <calcext:condition calcext:apply-style-name="Untitled2" calcext:value="=&quot;yes&quot;" calcext:base-cell-address="Output.G11"/>
          </calcext:conditional-format>
          <calcext:conditional-format calcext:target-range-address="Output.G243:Output.G243">
            <calcext:condition calcext:apply-style-name="Untitled2" calcext:value="=&quot;yes&quot;" calcext:base-cell-address="Output.G11"/>
          </calcext:conditional-format>
          <calcext:conditional-format calcext:target-range-address="Output.G244:Output.G244">
            <calcext:condition calcext:apply-style-name="Untitled2" calcext:value="=&quot;yes&quot;" calcext:base-cell-address="Output.G11"/>
          </calcext:conditional-format>
          <calcext:conditional-format calcext:target-range-address="Output.G245:Output.G245">
            <calcext:condition calcext:apply-style-name="Untitled2" calcext:value="=&quot;yes&quot;" calcext:base-cell-address="Output.G11"/>
          </calcext:conditional-format>
          <calcext:conditional-format calcext:target-range-address="Output.G246:Output.G246">
            <calcext:condition calcext:apply-style-name="Untitled2" calcext:value="=&quot;yes&quot;" calcext:base-cell-address="Output.G11"/>
          </calcext:conditional-format>
          <calcext:conditional-format calcext:target-range-address="Output.G247:Output.G247">
            <calcext:condition calcext:apply-style-name="Untitled2" calcext:value="=&quot;yes&quot;" calcext:base-cell-address="Output.G11"/>
          </calcext:conditional-format>
          <calcext:conditional-format calcext:target-range-address="Output.G248:Output.G248">
            <calcext:condition calcext:apply-style-name="Untitled2" calcext:value="=&quot;yes&quot;" calcext:base-cell-address="Output.G11"/>
          </calcext:conditional-format>
          <calcext:conditional-format calcext:target-range-address="Output.G249:Output.G249">
            <calcext:condition calcext:apply-style-name="Untitled2" calcext:value="=&quot;yes&quot;" calcext:base-cell-address="Output.G11"/>
          </calcext:conditional-format>
          <calcext:conditional-format calcext:target-range-address="Output.G250:Output.G250">
            <calcext:condition calcext:apply-style-name="Untitled2" calcext:value="=&quot;yes&quot;" calcext:base-cell-address="Output.G11"/>
          </calcext:conditional-format>
          <calcext:conditional-format calcext:target-range-address="Output.G251:Output.G251">
            <calcext:condition calcext:apply-style-name="Untitled2" calcext:value="=&quot;yes&quot;" calcext:base-cell-address="Output.G11"/>
          </calcext:conditional-format>
          <calcext:conditional-format calcext:target-range-address="Output.G252:Output.G252">
            <calcext:condition calcext:apply-style-name="Untitled2" calcext:value="=&quot;yes&quot;" calcext:base-cell-address="Output.G11"/>
          </calcext:conditional-format>
          <calcext:conditional-format calcext:target-range-address="Output.G253:Output.G253">
            <calcext:condition calcext:apply-style-name="Untitled2" calcext:value="=&quot;yes&quot;" calcext:base-cell-address="Output.G11"/>
          </calcext:conditional-format>
          <calcext:conditional-format calcext:target-range-address="Output.G254:Output.G254">
            <calcext:condition calcext:apply-style-name="Untitled2" calcext:value="=&quot;yes&quot;" calcext:base-cell-address="Output.G11"/>
          </calcext:conditional-format>
          <calcext:conditional-format calcext:target-range-address="Output.G255:Output.G255">
            <calcext:condition calcext:apply-style-name="Untitled2" calcext:value="=&quot;yes&quot;" calcext:base-cell-address="Output.G11"/>
          </calcext:conditional-format>
          <calcext:conditional-format calcext:target-range-address="Output.G256:Output.G256">
            <calcext:condition calcext:apply-style-name="Untitled2" calcext:value="=&quot;yes&quot;" calcext:base-cell-address="Output.G11"/>
          </calcext:conditional-format>
          <calcext:conditional-format calcext:target-range-address="Output.G257:Output.G257">
            <calcext:condition calcext:apply-style-name="Untitled2" calcext:value="=&quot;yes&quot;" calcext:base-cell-address="Output.G11"/>
          </calcext:conditional-format>
          <calcext:conditional-format calcext:target-range-address="Output.G258:Output.G258">
            <calcext:condition calcext:apply-style-name="Untitled2" calcext:value="=&quot;yes&quot;" calcext:base-cell-address="Output.G11"/>
          </calcext:conditional-format>
          <calcext:conditional-format calcext:target-range-address="Output.G259:Output.G259">
            <calcext:condition calcext:apply-style-name="Untitled2" calcext:value="=&quot;yes&quot;" calcext:base-cell-address="Output.G11"/>
          </calcext:conditional-format>
          <calcext:conditional-format calcext:target-range-address="Output.G260:Output.G260">
            <calcext:condition calcext:apply-style-name="Untitled2" calcext:value="=&quot;yes&quot;" calcext:base-cell-address="Output.G11"/>
          </calcext:conditional-format>
          <calcext:conditional-format calcext:target-range-address="Output.G261:Output.G261">
            <calcext:condition calcext:apply-style-name="Untitled2" calcext:value="=&quot;yes&quot;" calcext:base-cell-address="Output.G11"/>
          </calcext:conditional-format>
          <calcext:conditional-format calcext:target-range-address="Output.G262:Output.G262">
            <calcext:condition calcext:apply-style-name="Untitled2" calcext:value="=&quot;yes&quot;" calcext:base-cell-address="Output.G11"/>
          </calcext:conditional-format>
          <calcext:conditional-format calcext:target-range-address="Output.G263:Output.G263">
            <calcext:condition calcext:apply-style-name="Untitled2" calcext:value="=&quot;yes&quot;" calcext:base-cell-address="Output.G11"/>
          </calcext:conditional-format>
          <calcext:conditional-format calcext:target-range-address="Output.G264:Output.G264">
            <calcext:condition calcext:apply-style-name="Untitled2" calcext:value="=&quot;yes&quot;" calcext:base-cell-address="Output.G11"/>
          </calcext:conditional-format>
          <calcext:conditional-format calcext:target-range-address="Output.G265:Output.G265">
            <calcext:condition calcext:apply-style-name="Untitled2" calcext:value="=&quot;yes&quot;" calcext:base-cell-address="Output.G11"/>
          </calcext:conditional-format>
          <calcext:conditional-format calcext:target-range-address="Output.G266:Output.G266">
            <calcext:condition calcext:apply-style-name="Untitled2" calcext:value="=&quot;yes&quot;" calcext:base-cell-address="Output.G11"/>
          </calcext:conditional-format>
          <calcext:conditional-format calcext:target-range-address="Output.G267:Output.G267">
            <calcext:condition calcext:apply-style-name="Untitled2" calcext:value="=&quot;yes&quot;" calcext:base-cell-address="Output.G11"/>
          </calcext:conditional-format>
          <calcext:conditional-format calcext:target-range-address="Output.G268:Output.G268">
            <calcext:condition calcext:apply-style-name="Untitled2" calcext:value="=&quot;yes&quot;" calcext:base-cell-address="Output.G11"/>
          </calcext:conditional-format>
          <calcext:conditional-format calcext:target-range-address="Output.G269:Output.G269">
            <calcext:condition calcext:apply-style-name="Untitled2" calcext:value="=&quot;yes&quot;" calcext:base-cell-address="Output.G11"/>
          </calcext:conditional-format>
          <calcext:conditional-format calcext:target-range-address="Output.G270:Output.G270">
            <calcext:condition calcext:apply-style-name="Untitled2" calcext:value="=&quot;yes&quot;" calcext:base-cell-address="Output.G11"/>
          </calcext:conditional-format>
          <calcext:conditional-format calcext:target-range-address="Output.G271:Output.G271">
            <calcext:condition calcext:apply-style-name="Untitled2" calcext:value="=&quot;yes&quot;" calcext:base-cell-address="Output.G11"/>
          </calcext:conditional-format>
          <calcext:conditional-format calcext:target-range-address="Output.G272:Output.G272">
            <calcext:condition calcext:apply-style-name="Untitled2" calcext:value="=&quot;yes&quot;" calcext:base-cell-address="Output.G11"/>
          </calcext:conditional-format>
          <calcext:conditional-format calcext:target-range-address="Output.G273:Output.G273">
            <calcext:condition calcext:apply-style-name="Untitled2" calcext:value="=&quot;yes&quot;" calcext:base-cell-address="Output.G11"/>
          </calcext:conditional-format>
          <calcext:conditional-format calcext:target-range-address="Output.G274:Output.G274">
            <calcext:condition calcext:apply-style-name="Untitled2" calcext:value="=&quot;yes&quot;" calcext:base-cell-address="Output.G11"/>
          </calcext:conditional-format>
          <calcext:conditional-format calcext:target-range-address="Output.G275:Output.G275">
            <calcext:condition calcext:apply-style-name="Untitled2" calcext:value="=&quot;yes&quot;" calcext:base-cell-address="Output.G11"/>
          </calcext:conditional-format>
          <calcext:conditional-format calcext:target-range-address="Output.G276:Output.G276">
            <calcext:condition calcext:apply-style-name="Untitled2" calcext:value="=&quot;yes&quot;" calcext:base-cell-address="Output.G11"/>
          </calcext:conditional-format>
          <calcext:conditional-format calcext:target-range-address="Output.G277:Output.G277">
            <calcext:condition calcext:apply-style-name="Untitled2" calcext:value="=&quot;yes&quot;" calcext:base-cell-address="Output.G11"/>
          </calcext:conditional-format>
          <calcext:conditional-format calcext:target-range-address="Output.G278:Output.G278">
            <calcext:condition calcext:apply-style-name="Untitled2" calcext:value="=&quot;yes&quot;" calcext:base-cell-address="Output.G11"/>
          </calcext:conditional-format>
          <calcext:conditional-format calcext:target-range-address="Output.G279:Output.G279">
            <calcext:condition calcext:apply-style-name="Untitled2" calcext:value="=&quot;yes&quot;" calcext:base-cell-address="Output.G11"/>
          </calcext:conditional-format>
          <calcext:conditional-format calcext:target-range-address="Output.G280:Output.G280">
            <calcext:condition calcext:apply-style-name="Untitled2" calcext:value="=&quot;yes&quot;" calcext:base-cell-address="Output.G11"/>
          </calcext:conditional-format>
          <calcext:conditional-format calcext:target-range-address="Output.G281:Output.G281">
            <calcext:condition calcext:apply-style-name="Untitled2" calcext:value="=&quot;yes&quot;" calcext:base-cell-address="Output.G11"/>
          </calcext:conditional-format>
          <calcext:conditional-format calcext:target-range-address="Output.G282:Output.G282">
            <calcext:condition calcext:apply-style-name="Untitled2" calcext:value="=&quot;yes&quot;" calcext:base-cell-address="Output.G11"/>
          </calcext:conditional-format>
          <calcext:conditional-format calcext:target-range-address="Output.G283:Output.G283">
            <calcext:condition calcext:apply-style-name="Untitled2" calcext:value="=&quot;yes&quot;" calcext:base-cell-address="Output.G11"/>
          </calcext:conditional-format>
          <calcext:conditional-format calcext:target-range-address="Output.G284:Output.G284">
            <calcext:condition calcext:apply-style-name="Untitled2" calcext:value="=&quot;yes&quot;" calcext:base-cell-address="Output.G11"/>
          </calcext:conditional-format>
          <calcext:conditional-format calcext:target-range-address="Output.G285:Output.G285">
            <calcext:condition calcext:apply-style-name="Untitled2" calcext:value="=&quot;yes&quot;" calcext:base-cell-address="Output.G11"/>
          </calcext:conditional-format>
          <calcext:conditional-format calcext:target-range-address="Output.G286:Output.G286">
            <calcext:condition calcext:apply-style-name="Untitled2" calcext:value="=&quot;yes&quot;" calcext:base-cell-address="Output.G11"/>
          </calcext:conditional-format>
          <calcext:conditional-format calcext:target-range-address="Output.G287:Output.G287">
            <calcext:condition calcext:apply-style-name="Untitled2" calcext:value="=&quot;yes&quot;" calcext:base-cell-address="Output.G11"/>
          </calcext:conditional-format>
          <calcext:conditional-format calcext:target-range-address="Output.G288:Output.G288">
            <calcext:condition calcext:apply-style-name="Untitled2" calcext:value="=&quot;yes&quot;" calcext:base-cell-address="Output.G11"/>
          </calcext:conditional-format>
          <calcext:conditional-format calcext:target-range-address="Output.G289:Output.G289">
            <calcext:condition calcext:apply-style-name="Untitled2" calcext:value="=&quot;yes&quot;" calcext:base-cell-address="Output.G11"/>
          </calcext:conditional-format>
          <calcext:conditional-format calcext:target-range-address="Output.G290:Output.G290">
            <calcext:condition calcext:apply-style-name="Untitled2" calcext:value="=&quot;yes&quot;" calcext:base-cell-address="Output.G11"/>
          </calcext:conditional-format>
          <calcext:conditional-format calcext:target-range-address="Output.G291:Output.G291">
            <calcext:condition calcext:apply-style-name="Untitled2" calcext:value="=&quot;yes&quot;" calcext:base-cell-address="Output.G11"/>
          </calcext:conditional-format>
          <calcext:conditional-format calcext:target-range-address="Output.G292:Output.G292">
            <calcext:condition calcext:apply-style-name="Untitled2" calcext:value="=&quot;yes&quot;" calcext:base-cell-address="Output.G11"/>
          </calcext:conditional-format>
          <calcext:conditional-format calcext:target-range-address="Output.G293:Output.G293">
            <calcext:condition calcext:apply-style-name="Untitled2" calcext:value="=&quot;yes&quot;" calcext:base-cell-address="Output.G11"/>
          </calcext:conditional-format>
          <calcext:conditional-format calcext:target-range-address="Output.G294:Output.G294">
            <calcext:condition calcext:apply-style-name="Untitled2" calcext:value="=&quot;yes&quot;" calcext:base-cell-address="Output.G11"/>
          </calcext:conditional-format>
          <calcext:conditional-format calcext:target-range-address="Output.G295:Output.G295">
            <calcext:condition calcext:apply-style-name="Untitled2" calcext:value="=&quot;yes&quot;" calcext:base-cell-address="Output.G11"/>
          </calcext:conditional-format>
          <calcext:conditional-format calcext:target-range-address="Output.G296:Output.G296">
            <calcext:condition calcext:apply-style-name="Untitled2" calcext:value="=&quot;yes&quot;" calcext:base-cell-address="Output.G11"/>
          </calcext:conditional-format>
          <calcext:conditional-format calcext:target-range-address="Output.G297:Output.G297">
            <calcext:condition calcext:apply-style-name="Untitled2" calcext:value="=&quot;yes&quot;" calcext:base-cell-address="Output.G11"/>
          </calcext:conditional-format>
          <calcext:conditional-format calcext:target-range-address="Output.G298:Output.G298">
            <calcext:condition calcext:apply-style-name="Untitled2" calcext:value="=&quot;yes&quot;" calcext:base-cell-address="Output.G11"/>
          </calcext:conditional-format>
          <calcext:conditional-format calcext:target-range-address="Output.G299:Output.G299">
            <calcext:condition calcext:apply-style-name="Untitled2" calcext:value="=&quot;yes&quot;" calcext:base-cell-address="Output.G11"/>
          </calcext:conditional-format>
          <calcext:conditional-format calcext:target-range-address="Output.G300:Output.G300">
            <calcext:condition calcext:apply-style-name="Untitled2" calcext:value="=&quot;yes&quot;" calcext:base-cell-address="Output.G11"/>
          </calcext:conditional-format>
          <calcext:conditional-format calcext:target-range-address="Output.G301:Output.G301">
            <calcext:condition calcext:apply-style-name="Untitled2" calcext:value="=&quot;yes&quot;" calcext:base-cell-address="Output.G11"/>
          </calcext:conditional-format>
          <calcext:conditional-format calcext:target-range-address="Output.G302:Output.G302">
            <calcext:condition calcext:apply-style-name="Untitled2" calcext:value="=&quot;yes&quot;" calcext:base-cell-address="Output.G11"/>
          </calcext:conditional-format>
          <calcext:conditional-format calcext:target-range-address="Output.G303:Output.G303">
            <calcext:condition calcext:apply-style-name="Untitled2" calcext:value="=&quot;yes&quot;" calcext:base-cell-address="Output.G11"/>
          </calcext:conditional-format>
          <calcext:conditional-format calcext:target-range-address="Output.G304:Output.G304">
            <calcext:condition calcext:apply-style-name="Untitled2" calcext:value="=&quot;yes&quot;" calcext:base-cell-address="Output.G11"/>
          </calcext:conditional-format>
          <calcext:conditional-format calcext:target-range-address="Output.G305:Output.G305">
            <calcext:condition calcext:apply-style-name="Untitled2" calcext:value="=&quot;yes&quot;" calcext:base-cell-address="Output.G11"/>
          </calcext:conditional-format>
          <calcext:conditional-format calcext:target-range-address="Output.G306:Output.G306">
            <calcext:condition calcext:apply-style-name="Untitled2" calcext:value="=&quot;yes&quot;" calcext:base-cell-address="Output.G11"/>
          </calcext:conditional-format>
          <calcext:conditional-format calcext:target-range-address="Output.G307:Output.G307">
            <calcext:condition calcext:apply-style-name="Untitled2" calcext:value="=&quot;yes&quot;" calcext:base-cell-address="Output.G11"/>
          </calcext:conditional-format>
          <calcext:conditional-format calcext:target-range-address="Output.G308:Output.G308">
            <calcext:condition calcext:apply-style-name="Untitled2" calcext:value="=&quot;yes&quot;" calcext:base-cell-address="Output.G11"/>
          </calcext:conditional-format>
          <calcext:conditional-format calcext:target-range-address="Output.G309:Output.G309">
            <calcext:condition calcext:apply-style-name="Untitled2" calcext:value="=&quot;yes&quot;" calcext:base-cell-address="Output.G11"/>
          </calcext:conditional-format>
          <calcext:conditional-format calcext:target-range-address="Output.G310:Output.G310">
            <calcext:condition calcext:apply-style-name="Untitled2" calcext:value="=&quot;yes&quot;" calcext:base-cell-address="Output.G11"/>
          </calcext:conditional-format>
          <calcext:conditional-format calcext:target-range-address="Output.G311:Output.G311">
            <calcext:condition calcext:apply-style-name="Untitled2" calcext:value="=&quot;yes&quot;" calcext:base-cell-address="Output.G11"/>
          </calcext:conditional-format>
          <calcext:conditional-format calcext:target-range-address="Output.G312:Output.G312">
            <calcext:condition calcext:apply-style-name="Untitled2" calcext:value="=&quot;yes&quot;" calcext:base-cell-address="Output.G11"/>
          </calcext:conditional-format>
          <calcext:conditional-format calcext:target-range-address="Output.G313:Output.G313">
            <calcext:condition calcext:apply-style-name="Untitled2" calcext:value="=&quot;yes&quot;" calcext:base-cell-address="Output.G11"/>
          </calcext:conditional-format>
          <calcext:conditional-format calcext:target-range-address="Output.G314:Output.G314">
            <calcext:condition calcext:apply-style-name="Untitled2" calcext:value="=&quot;yes&quot;" calcext:base-cell-address="Output.G11"/>
          </calcext:conditional-format>
          <calcext:conditional-format calcext:target-range-address="Output.G315:Output.G315">
            <calcext:condition calcext:apply-style-name="Untitled2" calcext:value="=&quot;yes&quot;" calcext:base-cell-address="Output.G11"/>
          </calcext:conditional-format>
          <calcext:conditional-format calcext:target-range-address="Output.G316:Output.G316">
            <calcext:condition calcext:apply-style-name="Untitled2" calcext:value="=&quot;yes&quot;" calcext:base-cell-address="Output.G11"/>
          </calcext:conditional-format>
          <calcext:conditional-format calcext:target-range-address="Output.G317:Output.G317">
            <calcext:condition calcext:apply-style-name="Untitled2" calcext:value="=&quot;yes&quot;" calcext:base-cell-address="Output.G11"/>
          </calcext:conditional-format>
          <calcext:conditional-format calcext:target-range-address="Output.G318:Output.G318">
            <calcext:condition calcext:apply-style-name="Untitled2" calcext:value="=&quot;yes&quot;" calcext:base-cell-address="Output.G11"/>
          </calcext:conditional-format>
          <calcext:conditional-format calcext:target-range-address="Output.G319:Output.G319">
            <calcext:condition calcext:apply-style-name="Untitled2" calcext:value="=&quot;yes&quot;" calcext:base-cell-address="Output.G11"/>
          </calcext:conditional-format>
          <calcext:conditional-format calcext:target-range-address="Output.G320:Output.G320">
            <calcext:condition calcext:apply-style-name="Untitled2" calcext:value="=&quot;yes&quot;" calcext:base-cell-address="Output.G11"/>
          </calcext:conditional-format>
          <calcext:conditional-format calcext:target-range-address="Output.G321:Output.G321">
            <calcext:condition calcext:apply-style-name="Untitled2" calcext:value="=&quot;yes&quot;" calcext:base-cell-address="Output.G11"/>
          </calcext:conditional-format>
          <calcext:conditional-format calcext:target-range-address="Output.G322:Output.G322">
            <calcext:condition calcext:apply-style-name="Untitled2" calcext:value="=&quot;yes&quot;" calcext:base-cell-address="Output.G11"/>
          </calcext:conditional-format>
          <calcext:conditional-format calcext:target-range-address="Output.G323:Output.G323">
            <calcext:condition calcext:apply-style-name="Untitled2" calcext:value="=&quot;yes&quot;" calcext:base-cell-address="Output.G11"/>
          </calcext:conditional-format>
          <calcext:conditional-format calcext:target-range-address="Output.G324:Output.G324">
            <calcext:condition calcext:apply-style-name="Untitled2" calcext:value="=&quot;yes&quot;" calcext:base-cell-address="Output.G11"/>
          </calcext:conditional-format>
          <calcext:conditional-format calcext:target-range-address="Output.G325:Output.G325">
            <calcext:condition calcext:apply-style-name="Untitled2" calcext:value="=&quot;yes&quot;" calcext:base-cell-address="Output.G11"/>
          </calcext:conditional-format>
          <calcext:conditional-format calcext:target-range-address="Output.G326:Output.G326">
            <calcext:condition calcext:apply-style-name="Untitled2" calcext:value="=&quot;yes&quot;" calcext:base-cell-address="Output.G11"/>
          </calcext:conditional-format>
          <calcext:conditional-format calcext:target-range-address="Output.G327:Output.G327">
            <calcext:condition calcext:apply-style-name="Untitled2" calcext:value="=&quot;yes&quot;" calcext:base-cell-address="Output.G11"/>
          </calcext:conditional-format>
          <calcext:conditional-format calcext:target-range-address="Output.G328:Output.G328">
            <calcext:condition calcext:apply-style-name="Untitled2" calcext:value="=&quot;yes&quot;" calcext:base-cell-address="Output.G11"/>
          </calcext:conditional-format>
          <calcext:conditional-format calcext:target-range-address="Output.G329:Output.G329">
            <calcext:condition calcext:apply-style-name="Untitled2" calcext:value="=&quot;yes&quot;" calcext:base-cell-address="Output.G11"/>
          </calcext:conditional-format>
          <calcext:conditional-format calcext:target-range-address="Output.G330:Output.G330">
            <calcext:condition calcext:apply-style-name="Untitled2" calcext:value="=&quot;yes&quot;" calcext:base-cell-address="Output.G11"/>
          </calcext:conditional-format>
          <calcext:conditional-format calcext:target-range-address="Output.G331:Output.G331">
            <calcext:condition calcext:apply-style-name="Untitled2" calcext:value="=&quot;yes&quot;" calcext:base-cell-address="Output.G11"/>
          </calcext:conditional-format>
          <calcext:conditional-format calcext:target-range-address="Output.G332:Output.G332">
            <calcext:condition calcext:apply-style-name="Untitled2" calcext:value="=&quot;yes&quot;" calcext:base-cell-address="Output.G11"/>
          </calcext:conditional-format>
          <calcext:conditional-format calcext:target-range-address="Output.G333:Output.G333">
            <calcext:condition calcext:apply-style-name="Untitled2" calcext:value="=&quot;yes&quot;" calcext:base-cell-address="Output.G11"/>
          </calcext:conditional-format>
          <calcext:conditional-format calcext:target-range-address="Output.G334:Output.G334">
            <calcext:condition calcext:apply-style-name="Untitled2" calcext:value="=&quot;yes&quot;" calcext:base-cell-address="Output.G11"/>
          </calcext:conditional-format>
          <calcext:conditional-format calcext:target-range-address="Output.G335:Output.G335">
            <calcext:condition calcext:apply-style-name="Untitled2" calcext:value="=&quot;yes&quot;" calcext:base-cell-address="Output.G11"/>
          </calcext:conditional-format>
          <calcext:conditional-format calcext:target-range-address="Output.G336:Output.G336">
            <calcext:condition calcext:apply-style-name="Untitled2" calcext:value="=&quot;yes&quot;" calcext:base-cell-address="Output.G11"/>
          </calcext:conditional-format>
          <calcext:conditional-format calcext:target-range-address="Output.G337:Output.G337">
            <calcext:condition calcext:apply-style-name="Untitled2" calcext:value="=&quot;yes&quot;" calcext:base-cell-address="Output.G11"/>
          </calcext:conditional-format>
          <calcext:conditional-format calcext:target-range-address="Output.G338:Output.G338">
            <calcext:condition calcext:apply-style-name="Untitled2" calcext:value="=&quot;yes&quot;" calcext:base-cell-address="Output.G11"/>
          </calcext:conditional-format>
          <calcext:conditional-format calcext:target-range-address="Output.G339:Output.G339">
            <calcext:condition calcext:apply-style-name="Untitled2" calcext:value="=&quot;yes&quot;" calcext:base-cell-address="Output.G11"/>
          </calcext:conditional-format>
          <calcext:conditional-format calcext:target-range-address="Output.G340:Output.G340">
            <calcext:condition calcext:apply-style-name="Untitled2" calcext:value="=&quot;yes&quot;" calcext:base-cell-address="Output.G11"/>
          </calcext:conditional-format>
          <calcext:conditional-format calcext:target-range-address="Output.G341:Output.G341">
            <calcext:condition calcext:apply-style-name="Untitled2" calcext:value="=&quot;yes&quot;" calcext:base-cell-address="Output.G11"/>
          </calcext:conditional-format>
          <calcext:conditional-format calcext:target-range-address="Output.G342:Output.G342">
            <calcext:condition calcext:apply-style-name="Untitled2" calcext:value="=&quot;yes&quot;" calcext:base-cell-address="Output.G11"/>
          </calcext:conditional-format>
          <calcext:conditional-format calcext:target-range-address="Output.G343:Output.G343">
            <calcext:condition calcext:apply-style-name="Untitled2" calcext:value="=&quot;yes&quot;" calcext:base-cell-address="Output.G11"/>
          </calcext:conditional-format>
          <calcext:conditional-format calcext:target-range-address="Output.G344:Output.G344">
            <calcext:condition calcext:apply-style-name="Untitled2" calcext:value="=&quot;yes&quot;" calcext:base-cell-address="Output.G11"/>
          </calcext:conditional-format>
          <calcext:conditional-format calcext:target-range-address="Output.G345:Output.G345">
            <calcext:condition calcext:apply-style-name="Untitled2" calcext:value="=&quot;yes&quot;" calcext:base-cell-address="Output.G11"/>
          </calcext:conditional-format>
          <calcext:conditional-format calcext:target-range-address="Output.G346:Output.G346">
            <calcext:condition calcext:apply-style-name="Untitled2" calcext:value="=&quot;yes&quot;" calcext:base-cell-address="Output.G11"/>
          </calcext:conditional-format>
          <calcext:conditional-format calcext:target-range-address="Output.G347:Output.G347">
            <calcext:condition calcext:apply-style-name="Untitled2" calcext:value="=&quot;yes&quot;" calcext:base-cell-address="Output.G11"/>
          </calcext:conditional-format>
          <calcext:conditional-format calcext:target-range-address="Output.G348:Output.G348">
            <calcext:condition calcext:apply-style-name="Untitled2" calcext:value="=&quot;yes&quot;" calcext:base-cell-address="Output.G11"/>
          </calcext:conditional-format>
          <calcext:conditional-format calcext:target-range-address="Output.G349:Output.G349">
            <calcext:condition calcext:apply-style-name="Untitled2" calcext:value="=&quot;yes&quot;" calcext:base-cell-address="Output.G11"/>
          </calcext:conditional-format>
          <calcext:conditional-format calcext:target-range-address="Output.G350:Output.G350">
            <calcext:condition calcext:apply-style-name="Untitled2" calcext:value="=&quot;yes&quot;" calcext:base-cell-address="Output.G11"/>
          </calcext:conditional-format>
          <calcext:conditional-format calcext:target-range-address="Output.G351:Output.G351">
            <calcext:condition calcext:apply-style-name="Untitled2" calcext:value="=&quot;yes&quot;" calcext:base-cell-address="Output.G11"/>
          </calcext:conditional-format>
          <calcext:conditional-format calcext:target-range-address="Output.G352:Output.G352">
            <calcext:condition calcext:apply-style-name="Untitled2" calcext:value="=&quot;yes&quot;" calcext:base-cell-address="Output.G11"/>
          </calcext:conditional-format>
          <calcext:conditional-format calcext:target-range-address="Output.G353:Output.G353">
            <calcext:condition calcext:apply-style-name="Untitled2" calcext:value="=&quot;yes&quot;" calcext:base-cell-address="Output.G11"/>
          </calcext:conditional-format>
          <calcext:conditional-format calcext:target-range-address="Output.G354:Output.G354">
            <calcext:condition calcext:apply-style-name="Untitled2" calcext:value="=&quot;yes&quot;" calcext:base-cell-address="Output.G11"/>
          </calcext:conditional-format>
          <calcext:conditional-format calcext:target-range-address="Output.G355:Output.G355">
            <calcext:condition calcext:apply-style-name="Untitled2" calcext:value="=&quot;yes&quot;" calcext:base-cell-address="Output.G11"/>
          </calcext:conditional-format>
          <calcext:conditional-format calcext:target-range-address="Output.G356:Output.G356">
            <calcext:condition calcext:apply-style-name="Untitled2" calcext:value="=&quot;yes&quot;" calcext:base-cell-address="Output.G11"/>
          </calcext:conditional-format>
          <calcext:conditional-format calcext:target-range-address="Output.G357:Output.G357">
            <calcext:condition calcext:apply-style-name="Untitled2" calcext:value="=&quot;yes&quot;" calcext:base-cell-address="Output.G11"/>
          </calcext:conditional-format>
          <calcext:conditional-format calcext:target-range-address="Output.G358:Output.G358">
            <calcext:condition calcext:apply-style-name="Untitled2" calcext:value="=&quot;yes&quot;" calcext:base-cell-address="Output.G11"/>
          </calcext:conditional-format>
          <calcext:conditional-format calcext:target-range-address="Output.G359:Output.G359">
            <calcext:condition calcext:apply-style-name="Untitled2" calcext:value="=&quot;yes&quot;" calcext:base-cell-address="Output.G11"/>
          </calcext:conditional-format>
          <calcext:conditional-format calcext:target-range-address="Output.G360:Output.G360">
            <calcext:condition calcext:apply-style-name="Untitled2" calcext:value="=&quot;yes&quot;" calcext:base-cell-address="Output.G11"/>
          </calcext:conditional-format>
          <calcext:conditional-format calcext:target-range-address="Output.G361:Output.G361">
            <calcext:condition calcext:apply-style-name="Untitled2" calcext:value="=&quot;yes&quot;" calcext:base-cell-address="Output.G11"/>
          </calcext:conditional-format>
          <calcext:conditional-format calcext:target-range-address="Output.G362:Output.G362">
            <calcext:condition calcext:apply-style-name="Untitled2" calcext:value="=&quot;yes&quot;" calcext:base-cell-address="Output.G11"/>
          </calcext:conditional-format>
          <calcext:conditional-format calcext:target-range-address="Output.G363:Output.G363">
            <calcext:condition calcext:apply-style-name="Untitled2" calcext:value="=&quot;yes&quot;" calcext:base-cell-address="Output.G11"/>
          </calcext:conditional-format>
          <calcext:conditional-format calcext:target-range-address="Output.G364:Output.G364">
            <calcext:condition calcext:apply-style-name="Untitled2" calcext:value="=&quot;yes&quot;" calcext:base-cell-address="Output.G11"/>
          </calcext:conditional-format>
          <calcext:conditional-format calcext:target-range-address="Output.G365:Output.G365">
            <calcext:condition calcext:apply-style-name="Untitled2" calcext:value="=&quot;yes&quot;" calcext:base-cell-address="Output.G11"/>
          </calcext:conditional-format>
          <calcext:conditional-format calcext:target-range-address="Output.G366:Output.G366">
            <calcext:condition calcext:apply-style-name="Untitled2" calcext:value="=&quot;yes&quot;" calcext:base-cell-address="Output.G11"/>
          </calcext:conditional-format>
          <calcext:conditional-format calcext:target-range-address="Output.G367:Output.G367">
            <calcext:condition calcext:apply-style-name="Untitled2" calcext:value="=&quot;yes&quot;" calcext:base-cell-address="Output.G11"/>
          </calcext:conditional-format>
          <calcext:conditional-format calcext:target-range-address="Output.G368:Output.G368">
            <calcext:condition calcext:apply-style-name="Untitled2" calcext:value="=&quot;yes&quot;" calcext:base-cell-address="Output.G11"/>
          </calcext:conditional-format>
          <calcext:conditional-format calcext:target-range-address="Output.G369:Output.G369">
            <calcext:condition calcext:apply-style-name="Untitled2" calcext:value="=&quot;yes&quot;" calcext:base-cell-address="Output.G11"/>
          </calcext:conditional-format>
          <calcext:conditional-format calcext:target-range-address="Output.G370:Output.G370">
            <calcext:condition calcext:apply-style-name="Untitled2" calcext:value="=&quot;yes&quot;" calcext:base-cell-address="Output.G11"/>
          </calcext:conditional-format>
          <calcext:conditional-format calcext:target-range-address="Output.G371:Output.G371">
            <calcext:condition calcext:apply-style-name="Untitled2" calcext:value="=&quot;yes&quot;" calcext:base-cell-address="Output.G11"/>
          </calcext:conditional-format>
          <calcext:conditional-format calcext:target-range-address="Output.G372:Output.G372">
            <calcext:condition calcext:apply-style-name="Untitled2" calcext:value="=&quot;yes&quot;" calcext:base-cell-address="Output.G11"/>
          </calcext:conditional-format>
          <calcext:conditional-format calcext:target-range-address="Output.G373:Output.G373">
            <calcext:condition calcext:apply-style-name="Untitled2" calcext:value="=&quot;yes&quot;" calcext:base-cell-address="Output.G11"/>
          </calcext:conditional-format>
          <calcext:conditional-format calcext:target-range-address="Output.G374:Output.G374">
            <calcext:condition calcext:apply-style-name="Untitled2" calcext:value="=&quot;yes&quot;" calcext:base-cell-address="Output.G11"/>
          </calcext:conditional-format>
          <calcext:conditional-format calcext:target-range-address="Output.G375:Output.G375">
            <calcext:condition calcext:apply-style-name="Untitled2" calcext:value="=&quot;yes&quot;" calcext:base-cell-address="Output.G11"/>
          </calcext:conditional-format>
          <calcext:conditional-format calcext:target-range-address="Output.G376:Output.G376">
            <calcext:condition calcext:apply-style-name="Untitled2" calcext:value="=&quot;yes&quot;" calcext:base-cell-address="Output.G11"/>
          </calcext:conditional-format>
          <calcext:conditional-format calcext:target-range-address="Output.G377:Output.G377">
            <calcext:condition calcext:apply-style-name="Untitled2" calcext:value="=&quot;yes&quot;" calcext:base-cell-address="Output.G11"/>
          </calcext:conditional-format>
          <calcext:conditional-format calcext:target-range-address="Output.G378:Output.G378">
            <calcext:condition calcext:apply-style-name="Untitled2" calcext:value="=&quot;yes&quot;" calcext:base-cell-address="Output.G11"/>
          </calcext:conditional-format>
          <calcext:conditional-format calcext:target-range-address="Output.G379:Output.G379">
            <calcext:condition calcext:apply-style-name="Untitled2" calcext:value="=&quot;yes&quot;" calcext:base-cell-address="Output.G11"/>
          </calcext:conditional-format>
          <calcext:conditional-format calcext:target-range-address="Output.G380:Output.G380">
            <calcext:condition calcext:apply-style-name="Untitled2" calcext:value="=&quot;yes&quot;" calcext:base-cell-address="Output.G11"/>
          </calcext:conditional-format>
          <calcext:conditional-format calcext:target-range-address="Output.G381:Output.G381">
            <calcext:condition calcext:apply-style-name="Untitled2" calcext:value="=&quot;yes&quot;" calcext:base-cell-address="Output.G11"/>
          </calcext:conditional-format>
          <calcext:conditional-format calcext:target-range-address="Output.G382:Output.G382">
            <calcext:condition calcext:apply-style-name="Untitled2" calcext:value="=&quot;yes&quot;" calcext:base-cell-address="Output.G11"/>
          </calcext:conditional-format>
          <calcext:conditional-format calcext:target-range-address="Output.G383:Output.G383">
            <calcext:condition calcext:apply-style-name="Untitled2" calcext:value="=&quot;yes&quot;" calcext:base-cell-address="Output.G11"/>
          </calcext:conditional-format>
          <calcext:conditional-format calcext:target-range-address="Output.G384:Output.G384">
            <calcext:condition calcext:apply-style-name="Untitled2" calcext:value="=&quot;yes&quot;" calcext:base-cell-address="Output.G11"/>
          </calcext:conditional-format>
          <calcext:conditional-format calcext:target-range-address="Output.G385:Output.G385">
            <calcext:condition calcext:apply-style-name="Untitled2" calcext:value="=&quot;yes&quot;" calcext:base-cell-address="Output.G11"/>
          </calcext:conditional-format>
          <calcext:conditional-format calcext:target-range-address="Output.G386:Output.G386">
            <calcext:condition calcext:apply-style-name="Untitled2" calcext:value="=&quot;yes&quot;" calcext:base-cell-address="Output.G11"/>
          </calcext:conditional-format>
          <calcext:conditional-format calcext:target-range-address="Output.G387:Output.G387">
            <calcext:condition calcext:apply-style-name="Untitled2" calcext:value="=&quot;yes&quot;" calcext:base-cell-address="Output.G11"/>
          </calcext:conditional-format>
          <calcext:conditional-format calcext:target-range-address="Output.G388:Output.G388">
            <calcext:condition calcext:apply-style-name="Untitled2" calcext:value="=&quot;yes&quot;" calcext:base-cell-address="Output.G11"/>
          </calcext:conditional-format>
          <calcext:conditional-format calcext:target-range-address="Output.G389:Output.G389">
            <calcext:condition calcext:apply-style-name="Untitled2" calcext:value="=&quot;yes&quot;" calcext:base-cell-address="Output.G11"/>
          </calcext:conditional-format>
          <calcext:conditional-format calcext:target-range-address="Output.G390:Output.G390">
            <calcext:condition calcext:apply-style-name="Untitled2" calcext:value="=&quot;yes&quot;" calcext:base-cell-address="Output.G11"/>
          </calcext:conditional-format>
          <calcext:conditional-format calcext:target-range-address="Output.G391:Output.G391">
            <calcext:condition calcext:apply-style-name="Untitled2" calcext:value="=&quot;yes&quot;" calcext:base-cell-address="Output.G11"/>
          </calcext:conditional-format>
          <calcext:conditional-format calcext:target-range-address="Output.G392:Output.G392">
            <calcext:condition calcext:apply-style-name="Untitled2" calcext:value="=&quot;yes&quot;" calcext:base-cell-address="Output.G11"/>
          </calcext:conditional-format>
          <calcext:conditional-format calcext:target-range-address="Output.G393:Output.G393">
            <calcext:condition calcext:apply-style-name="Untitled2" calcext:value="=&quot;yes&quot;" calcext:base-cell-address="Output.G11"/>
          </calcext:conditional-format>
          <calcext:conditional-format calcext:target-range-address="Output.G394:Output.G394">
            <calcext:condition calcext:apply-style-name="Untitled2" calcext:value="=&quot;yes&quot;" calcext:base-cell-address="Output.G11"/>
          </calcext:conditional-format>
          <calcext:conditional-format calcext:target-range-address="Output.G395:Output.G395">
            <calcext:condition calcext:apply-style-name="Untitled2" calcext:value="=&quot;yes&quot;" calcext:base-cell-address="Output.G11"/>
          </calcext:conditional-format>
          <calcext:conditional-format calcext:target-range-address="Output.G396:Output.G396">
            <calcext:condition calcext:apply-style-name="Untitled2" calcext:value="=&quot;yes&quot;" calcext:base-cell-address="Output.G11"/>
          </calcext:conditional-format>
          <calcext:conditional-format calcext:target-range-address="Output.G397:Output.G397">
            <calcext:condition calcext:apply-style-name="Untitled2" calcext:value="=&quot;yes&quot;" calcext:base-cell-address="Output.G11"/>
          </calcext:conditional-format>
          <calcext:conditional-format calcext:target-range-address="Output.G398:Output.G398">
            <calcext:condition calcext:apply-style-name="Untitled2" calcext:value="=&quot;yes&quot;" calcext:base-cell-address="Output.G11"/>
          </calcext:conditional-format>
          <calcext:conditional-format calcext:target-range-address="Output.G399:Output.G399">
            <calcext:condition calcext:apply-style-name="Untitled2" calcext:value="=&quot;yes&quot;" calcext:base-cell-address="Output.G11"/>
          </calcext:conditional-format>
          <calcext:conditional-format calcext:target-range-address="Output.G400:Output.G400">
            <calcext:condition calcext:apply-style-name="Untitled2" calcext:value="=&quot;yes&quot;" calcext:base-cell-address="Output.G11"/>
          </calcext:conditional-format>
          <calcext:conditional-format calcext:target-range-address="Output.G401:Output.G401">
            <calcext:condition calcext:apply-style-name="Untitled2" calcext:value="=&quot;yes&quot;" calcext:base-cell-address="Output.G11"/>
          </calcext:conditional-format>
          <calcext:conditional-format calcext:target-range-address="Output.G402:Output.G402">
            <calcext:condition calcext:apply-style-name="Untitled2" calcext:value="=&quot;yes&quot;" calcext:base-cell-address="Output.G11"/>
          </calcext:conditional-format>
          <calcext:conditional-format calcext:target-range-address="Output.G403:Output.G403">
            <calcext:condition calcext:apply-style-name="Untitled2" calcext:value="=&quot;yes&quot;" calcext:base-cell-address="Output.G11"/>
          </calcext:conditional-format>
          <calcext:conditional-format calcext:target-range-address="Output.G404:Output.G404">
            <calcext:condition calcext:apply-style-name="Untitled2" calcext:value="=&quot;yes&quot;" calcext:base-cell-address="Output.G11"/>
          </calcext:conditional-format>
          <calcext:conditional-format calcext:target-range-address="Output.G405:Output.G405">
            <calcext:condition calcext:apply-style-name="Untitled2" calcext:value="=&quot;yes&quot;" calcext:base-cell-address="Output.G11"/>
          </calcext:conditional-format>
          <calcext:conditional-format calcext:target-range-address="Output.G406:Output.G406">
            <calcext:condition calcext:apply-style-name="Untitled2" calcext:value="=&quot;yes&quot;" calcext:base-cell-address="Output.G11"/>
          </calcext:conditional-format>
          <calcext:conditional-format calcext:target-range-address="Output.G407:Output.G407">
            <calcext:condition calcext:apply-style-name="Untitled2" calcext:value="=&quot;yes&quot;" calcext:base-cell-address="Output.G11"/>
          </calcext:conditional-format>
          <calcext:conditional-format calcext:target-range-address="Output.G408:Output.G408">
            <calcext:condition calcext:apply-style-name="Untitled2" calcext:value="=&quot;yes&quot;" calcext:base-cell-address="Output.G11"/>
          </calcext:conditional-format>
          <calcext:conditional-format calcext:target-range-address="Output.G409:Output.G409">
            <calcext:condition calcext:apply-style-name="Untitled2" calcext:value="=&quot;yes&quot;" calcext:base-cell-address="Output.G11"/>
          </calcext:conditional-format>
          <calcext:conditional-format calcext:target-range-address="Output.G410:Output.G410">
            <calcext:condition calcext:apply-style-name="Untitled2" calcext:value="=&quot;yes&quot;" calcext:base-cell-address="Output.G11"/>
          </calcext:conditional-format>
          <calcext:conditional-format calcext:target-range-address="Output.G411:Output.G411">
            <calcext:condition calcext:apply-style-name="Untitled2" calcext:value="=&quot;yes&quot;" calcext:base-cell-address="Output.G11"/>
          </calcext:conditional-format>
          <calcext:conditional-format calcext:target-range-address="Output.G412:Output.G412">
            <calcext:condition calcext:apply-style-name="Untitled2" calcext:value="=&quot;yes&quot;" calcext:base-cell-address="Output.G11"/>
          </calcext:conditional-format>
          <calcext:conditional-format calcext:target-range-address="Output.G413:Output.G413">
            <calcext:condition calcext:apply-style-name="Untitled2" calcext:value="=&quot;yes&quot;" calcext:base-cell-address="Output.G11"/>
          </calcext:conditional-format>
          <calcext:conditional-format calcext:target-range-address="Output.G414:Output.G414">
            <calcext:condition calcext:apply-style-name="Untitled2" calcext:value="=&quot;yes&quot;" calcext:base-cell-address="Output.G11"/>
          </calcext:conditional-format>
          <calcext:conditional-format calcext:target-range-address="Output.G415:Output.G415">
            <calcext:condition calcext:apply-style-name="Untitled2" calcext:value="=&quot;yes&quot;" calcext:base-cell-address="Output.G11"/>
          </calcext:conditional-format>
          <calcext:conditional-format calcext:target-range-address="Output.G416:Output.G416">
            <calcext:condition calcext:apply-style-name="Untitled2" calcext:value="=&quot;yes&quot;" calcext:base-cell-address="Output.G11"/>
          </calcext:conditional-format>
          <calcext:conditional-format calcext:target-range-address="Output.G417:Output.G417">
            <calcext:condition calcext:apply-style-name="Untitled2" calcext:value="=&quot;yes&quot;" calcext:base-cell-address="Output.G11"/>
          </calcext:conditional-format>
          <calcext:conditional-format calcext:target-range-address="Output.G418:Output.G418">
            <calcext:condition calcext:apply-style-name="Untitled2" calcext:value="=&quot;yes&quot;" calcext:base-cell-address="Output.G11"/>
          </calcext:conditional-format>
          <calcext:conditional-format calcext:target-range-address="Output.G419:Output.G419">
            <calcext:condition calcext:apply-style-name="Untitled2" calcext:value="=&quot;yes&quot;" calcext:base-cell-address="Output.G11"/>
          </calcext:conditional-format>
          <calcext:conditional-format calcext:target-range-address="Output.G420:Output.G420">
            <calcext:condition calcext:apply-style-name="Untitled2" calcext:value="=&quot;yes&quot;" calcext:base-cell-address="Output.G11"/>
          </calcext:conditional-format>
          <calcext:conditional-format calcext:target-range-address="Output.G421:Output.G421">
            <calcext:condition calcext:apply-style-name="Untitled2" calcext:value="=&quot;yes&quot;" calcext:base-cell-address="Output.G11"/>
          </calcext:conditional-format>
          <calcext:conditional-format calcext:target-range-address="Output.G422:Output.G422">
            <calcext:condition calcext:apply-style-name="Untitled2" calcext:value="=&quot;yes&quot;" calcext:base-cell-address="Output.G11"/>
          </calcext:conditional-format>
          <calcext:conditional-format calcext:target-range-address="Output.G423:Output.G423">
            <calcext:condition calcext:apply-style-name="Untitled2" calcext:value="=&quot;yes&quot;" calcext:base-cell-address="Output.G11"/>
          </calcext:conditional-format>
          <calcext:conditional-format calcext:target-range-address="Output.G424:Output.G424">
            <calcext:condition calcext:apply-style-name="Untitled2" calcext:value="=&quot;yes&quot;" calcext:base-cell-address="Output.G11"/>
          </calcext:conditional-format>
          <calcext:conditional-format calcext:target-range-address="Output.G425:Output.G425">
            <calcext:condition calcext:apply-style-name="Untitled2" calcext:value="=&quot;yes&quot;" calcext:base-cell-address="Output.G11"/>
          </calcext:conditional-format>
          <calcext:conditional-format calcext:target-range-address="Output.G426:Output.G426">
            <calcext:condition calcext:apply-style-name="Untitled2" calcext:value="=&quot;yes&quot;" calcext:base-cell-address="Output.G11"/>
          </calcext:conditional-format>
          <calcext:conditional-format calcext:target-range-address="Output.G427:Output.G427">
            <calcext:condition calcext:apply-style-name="Untitled2" calcext:value="=&quot;yes&quot;" calcext:base-cell-address="Output.G11"/>
          </calcext:conditional-format>
          <calcext:conditional-format calcext:target-range-address="Output.G428:Output.G428">
            <calcext:condition calcext:apply-style-name="Untitled2" calcext:value="=&quot;yes&quot;" calcext:base-cell-address="Output.G11"/>
          </calcext:conditional-format>
          <calcext:conditional-format calcext:target-range-address="Output.G429:Output.G429">
            <calcext:condition calcext:apply-style-name="Untitled2" calcext:value="=&quot;yes&quot;" calcext:base-cell-address="Output.G11"/>
          </calcext:conditional-format>
          <calcext:conditional-format calcext:target-range-address="Output.G430:Output.G430">
            <calcext:condition calcext:apply-style-name="Untitled2" calcext:value="=&quot;yes&quot;" calcext:base-cell-address="Output.G11"/>
          </calcext:conditional-format>
          <calcext:conditional-format calcext:target-range-address="Output.G431:Output.G431">
            <calcext:condition calcext:apply-style-name="Untitled2" calcext:value="=&quot;yes&quot;" calcext:base-cell-address="Output.G11"/>
          </calcext:conditional-format>
          <calcext:conditional-format calcext:target-range-address="Output.G432:Output.G432">
            <calcext:condition calcext:apply-style-name="Untitled2" calcext:value="=&quot;yes&quot;" calcext:base-cell-address="Output.G11"/>
          </calcext:conditional-format>
          <calcext:conditional-format calcext:target-range-address="Output.G433:Output.G433">
            <calcext:condition calcext:apply-style-name="Untitled2" calcext:value="=&quot;yes&quot;" calcext:base-cell-address="Output.G11"/>
          </calcext:conditional-format>
          <calcext:conditional-format calcext:target-range-address="Output.G434:Output.G434">
            <calcext:condition calcext:apply-style-name="Untitled2" calcext:value="=&quot;yes&quot;" calcext:base-cell-address="Output.G11"/>
          </calcext:conditional-format>
          <calcext:conditional-format calcext:target-range-address="Output.G435:Output.G435">
            <calcext:condition calcext:apply-style-name="Untitled2" calcext:value="=&quot;yes&quot;" calcext:base-cell-address="Output.G11"/>
          </calcext:conditional-format>
          <calcext:conditional-format calcext:target-range-address="Output.G436:Output.G436">
            <calcext:condition calcext:apply-style-name="Untitled2" calcext:value="=&quot;yes&quot;" calcext:base-cell-address="Output.G11"/>
          </calcext:conditional-format>
          <calcext:conditional-format calcext:target-range-address="Output.G437:Output.G437">
            <calcext:condition calcext:apply-style-name="Untitled2" calcext:value="=&quot;yes&quot;" calcext:base-cell-address="Output.G11"/>
          </calcext:conditional-format>
          <calcext:conditional-format calcext:target-range-address="Output.G438:Output.G438">
            <calcext:condition calcext:apply-style-name="Untitled2" calcext:value="=&quot;yes&quot;" calcext:base-cell-address="Output.G11"/>
          </calcext:conditional-format>
          <calcext:conditional-format calcext:target-range-address="Output.G439:Output.G439">
            <calcext:condition calcext:apply-style-name="Untitled2" calcext:value="=&quot;yes&quot;" calcext:base-cell-address="Output.G11"/>
          </calcext:conditional-format>
          <calcext:conditional-format calcext:target-range-address="Output.G440:Output.G440">
            <calcext:condition calcext:apply-style-name="Untitled2" calcext:value="=&quot;yes&quot;" calcext:base-cell-address="Output.G11"/>
          </calcext:conditional-format>
          <calcext:conditional-format calcext:target-range-address="Output.G441:Output.G441">
            <calcext:condition calcext:apply-style-name="Untitled2" calcext:value="=&quot;yes&quot;" calcext:base-cell-address="Output.G11"/>
          </calcext:conditional-format>
          <calcext:conditional-format calcext:target-range-address="Output.G442:Output.G442">
            <calcext:condition calcext:apply-style-name="Untitled2" calcext:value="=&quot;yes&quot;" calcext:base-cell-address="Output.G11"/>
          </calcext:conditional-format>
          <calcext:conditional-format calcext:target-range-address="Output.G443:Output.G443">
            <calcext:condition calcext:apply-style-name="Untitled2" calcext:value="=&quot;yes&quot;" calcext:base-cell-address="Output.G11"/>
          </calcext:conditional-format>
          <calcext:conditional-format calcext:target-range-address="Output.G444:Output.G444">
            <calcext:condition calcext:apply-style-name="Untitled2" calcext:value="=&quot;yes&quot;" calcext:base-cell-address="Output.G11"/>
          </calcext:conditional-format>
          <calcext:conditional-format calcext:target-range-address="Output.G445:Output.G445">
            <calcext:condition calcext:apply-style-name="Untitled2" calcext:value="=&quot;yes&quot;" calcext:base-cell-address="Output.G11"/>
          </calcext:conditional-format>
          <calcext:conditional-format calcext:target-range-address="Output.G446:Output.G446">
            <calcext:condition calcext:apply-style-name="Untitled2" calcext:value="=&quot;yes&quot;" calcext:base-cell-address="Output.G11"/>
          </calcext:conditional-format>
          <calcext:conditional-format calcext:target-range-address="Output.G447:Output.G447">
            <calcext:condition calcext:apply-style-name="Untitled2" calcext:value="=&quot;yes&quot;" calcext:base-cell-address="Output.G11"/>
          </calcext:conditional-format>
          <calcext:conditional-format calcext:target-range-address="Output.G448:Output.G448">
            <calcext:condition calcext:apply-style-name="Untitled2" calcext:value="=&quot;yes&quot;" calcext:base-cell-address="Output.G11"/>
          </calcext:conditional-format>
          <calcext:conditional-format calcext:target-range-address="Output.G449:Output.G449">
            <calcext:condition calcext:apply-style-name="Untitled2" calcext:value="=&quot;yes&quot;" calcext:base-cell-address="Output.G11"/>
          </calcext:conditional-format>
          <calcext:conditional-format calcext:target-range-address="Output.G450:Output.G450">
            <calcext:condition calcext:apply-style-name="Untitled2" calcext:value="=&quot;yes&quot;" calcext:base-cell-address="Output.G11"/>
          </calcext:conditional-format>
          <calcext:conditional-format calcext:target-range-address="Output.G451:Output.G451">
            <calcext:condition calcext:apply-style-name="Untitled2" calcext:value="=&quot;yes&quot;" calcext:base-cell-address="Output.G11"/>
          </calcext:conditional-format>
          <calcext:conditional-format calcext:target-range-address="Output.G452:Output.G452">
            <calcext:condition calcext:apply-style-name="Untitled2" calcext:value="=&quot;yes&quot;" calcext:base-cell-address="Output.G11"/>
          </calcext:conditional-format>
          <calcext:conditional-format calcext:target-range-address="Output.G453:Output.G453">
            <calcext:condition calcext:apply-style-name="Untitled2" calcext:value="=&quot;yes&quot;" calcext:base-cell-address="Output.G11"/>
          </calcext:conditional-format>
          <calcext:conditional-format calcext:target-range-address="Output.G454:Output.G454">
            <calcext:condition calcext:apply-style-name="Untitled2" calcext:value="=&quot;yes&quot;" calcext:base-cell-address="Output.G11"/>
          </calcext:conditional-format>
          <calcext:conditional-format calcext:target-range-address="Output.G455:Output.G455">
            <calcext:condition calcext:apply-style-name="Untitled2" calcext:value="=&quot;yes&quot;" calcext:base-cell-address="Output.G11"/>
          </calcext:conditional-format>
          <calcext:conditional-format calcext:target-range-address="Output.G456:Output.G456">
            <calcext:condition calcext:apply-style-name="Untitled2" calcext:value="=&quot;yes&quot;" calcext:base-cell-address="Output.G11"/>
          </calcext:conditional-format>
          <calcext:conditional-format calcext:target-range-address="Output.G457:Output.G457">
            <calcext:condition calcext:apply-style-name="Untitled2" calcext:value="=&quot;yes&quot;" calcext:base-cell-address="Output.G11"/>
          </calcext:conditional-format>
          <calcext:conditional-format calcext:target-range-address="Output.G458:Output.G458">
            <calcext:condition calcext:apply-style-name="Untitled2" calcext:value="=&quot;yes&quot;" calcext:base-cell-address="Output.G11"/>
          </calcext:conditional-format>
          <calcext:conditional-format calcext:target-range-address="Output.G459:Output.G459">
            <calcext:condition calcext:apply-style-name="Untitled2" calcext:value="=&quot;yes&quot;" calcext:base-cell-address="Output.G11"/>
          </calcext:conditional-format>
          <calcext:conditional-format calcext:target-range-address="Output.G460:Output.G460">
            <calcext:condition calcext:apply-style-name="Untitled2" calcext:value="=&quot;yes&quot;" calcext:base-cell-address="Output.G11"/>
          </calcext:conditional-format>
          <calcext:conditional-format calcext:target-range-address="Output.G461:Output.G461">
            <calcext:condition calcext:apply-style-name="Untitled2" calcext:value="=&quot;yes&quot;" calcext:base-cell-address="Output.G11"/>
          </calcext:conditional-format>
          <calcext:conditional-format calcext:target-range-address="Output.G462:Output.G462">
            <calcext:condition calcext:apply-style-name="Untitled2" calcext:value="=&quot;yes&quot;" calcext:base-cell-address="Output.G11"/>
          </calcext:conditional-format>
          <calcext:conditional-format calcext:target-range-address="Output.G463:Output.G463">
            <calcext:condition calcext:apply-style-name="Untitled2" calcext:value="=&quot;yes&quot;" calcext:base-cell-address="Output.G11"/>
          </calcext:conditional-format>
          <calcext:conditional-format calcext:target-range-address="Output.G464:Output.G464">
            <calcext:condition calcext:apply-style-name="Untitled2" calcext:value="=&quot;yes&quot;" calcext:base-cell-address="Output.G11"/>
          </calcext:conditional-format>
          <calcext:conditional-format calcext:target-range-address="Output.G465:Output.G465">
            <calcext:condition calcext:apply-style-name="Untitled2" calcext:value="=&quot;yes&quot;" calcext:base-cell-address="Output.G11"/>
          </calcext:conditional-format>
          <calcext:conditional-format calcext:target-range-address="Output.G466:Output.G466">
            <calcext:condition calcext:apply-style-name="Untitled2" calcext:value="=&quot;yes&quot;" calcext:base-cell-address="Output.G11"/>
          </calcext:conditional-format>
          <calcext:conditional-format calcext:target-range-address="Output.G467:Output.G467">
            <calcext:condition calcext:apply-style-name="Untitled2" calcext:value="=&quot;yes&quot;" calcext:base-cell-address="Output.G11"/>
          </calcext:conditional-format>
          <calcext:conditional-format calcext:target-range-address="Output.G468:Output.G468">
            <calcext:condition calcext:apply-style-name="Untitled2" calcext:value="=&quot;yes&quot;" calcext:base-cell-address="Output.G11"/>
          </calcext:conditional-format>
          <calcext:conditional-format calcext:target-range-address="Output.G469:Output.G469">
            <calcext:condition calcext:apply-style-name="Untitled2" calcext:value="=&quot;yes&quot;" calcext:base-cell-address="Output.G11"/>
          </calcext:conditional-format>
          <calcext:conditional-format calcext:target-range-address="Output.G470:Output.G470">
            <calcext:condition calcext:apply-style-name="Untitled2" calcext:value="=&quot;yes&quot;" calcext:base-cell-address="Output.G11"/>
          </calcext:conditional-format>
          <calcext:conditional-format calcext:target-range-address="Output.G471:Output.G471">
            <calcext:condition calcext:apply-style-name="Untitled2" calcext:value="=&quot;yes&quot;" calcext:base-cell-address="Output.G11"/>
          </calcext:conditional-format>
          <calcext:conditional-format calcext:target-range-address="Output.G472:Output.G472">
            <calcext:condition calcext:apply-style-name="Untitled2" calcext:value="=&quot;yes&quot;" calcext:base-cell-address="Output.G11"/>
          </calcext:conditional-format>
          <calcext:conditional-format calcext:target-range-address="Output.G473:Output.G473">
            <calcext:condition calcext:apply-style-name="Untitled2" calcext:value="=&quot;yes&quot;" calcext:base-cell-address="Output.G11"/>
          </calcext:conditional-format>
          <calcext:conditional-format calcext:target-range-address="Output.G474:Output.G474">
            <calcext:condition calcext:apply-style-name="Untitled2" calcext:value="=&quot;yes&quot;" calcext:base-cell-address="Output.G11"/>
          </calcext:conditional-format>
          <calcext:conditional-format calcext:target-range-address="Output.G475:Output.G475">
            <calcext:condition calcext:apply-style-name="Untitled2" calcext:value="=&quot;yes&quot;" calcext:base-cell-address="Output.G11"/>
          </calcext:conditional-format>
          <calcext:conditional-format calcext:target-range-address="Output.G476:Output.G476">
            <calcext:condition calcext:apply-style-name="Untitled2" calcext:value="=&quot;yes&quot;" calcext:base-cell-address="Output.G11"/>
          </calcext:conditional-format>
          <calcext:conditional-format calcext:target-range-address="Output.G477:Output.G477">
            <calcext:condition calcext:apply-style-name="Untitled2" calcext:value="=&quot;yes&quot;" calcext:base-cell-address="Output.G11"/>
          </calcext:conditional-format>
          <calcext:conditional-format calcext:target-range-address="Output.G478:Output.G478">
            <calcext:condition calcext:apply-style-name="Untitled2" calcext:value="=&quot;yes&quot;" calcext:base-cell-address="Output.G11"/>
          </calcext:conditional-format>
          <calcext:conditional-format calcext:target-range-address="Output.G479:Output.G479">
            <calcext:condition calcext:apply-style-name="Untitled2" calcext:value="=&quot;yes&quot;" calcext:base-cell-address="Output.G11"/>
          </calcext:conditional-format>
          <calcext:conditional-format calcext:target-range-address="Output.G480:Output.G480">
            <calcext:condition calcext:apply-style-name="Untitled2" calcext:value="=&quot;yes&quot;" calcext:base-cell-address="Output.G11"/>
          </calcext:conditional-format>
          <calcext:conditional-format calcext:target-range-address="Output.G481:Output.G481">
            <calcext:condition calcext:apply-style-name="Untitled2" calcext:value="=&quot;yes&quot;" calcext:base-cell-address="Output.G11"/>
          </calcext:conditional-format>
          <calcext:conditional-format calcext:target-range-address="Output.G482:Output.G482">
            <calcext:condition calcext:apply-style-name="Untitled2" calcext:value="=&quot;yes&quot;" calcext:base-cell-address="Output.G11"/>
          </calcext:conditional-format>
          <calcext:conditional-format calcext:target-range-address="Output.G483:Output.G483">
            <calcext:condition calcext:apply-style-name="Untitled2" calcext:value="=&quot;yes&quot;" calcext:base-cell-address="Output.G11"/>
          </calcext:conditional-format>
          <calcext:conditional-format calcext:target-range-address="Output.G484:Output.G484">
            <calcext:condition calcext:apply-style-name="Untitled2" calcext:value="=&quot;yes&quot;" calcext:base-cell-address="Output.G11"/>
          </calcext:conditional-format>
          <calcext:conditional-format calcext:target-range-address="Output.G485:Output.G485">
            <calcext:condition calcext:apply-style-name="Untitled2" calcext:value="=&quot;yes&quot;" calcext:base-cell-address="Output.G11"/>
          </calcext:conditional-format>
          <calcext:conditional-format calcext:target-range-address="Output.G486:Output.G486">
            <calcext:condition calcext:apply-style-name="Untitled2" calcext:value="=&quot;yes&quot;" calcext:base-cell-address="Output.G11"/>
          </calcext:conditional-format>
          <calcext:conditional-format calcext:target-range-address="Output.G487:Output.G487">
            <calcext:condition calcext:apply-style-name="Untitled2" calcext:value="=&quot;yes&quot;" calcext:base-cell-address="Output.G11"/>
          </calcext:conditional-format>
          <calcext:conditional-format calcext:target-range-address="Output.G488:Output.G488">
            <calcext:condition calcext:apply-style-name="Untitled2" calcext:value="=&quot;yes&quot;" calcext:base-cell-address="Output.G11"/>
          </calcext:conditional-format>
          <calcext:conditional-format calcext:target-range-address="Output.G489:Output.G489">
            <calcext:condition calcext:apply-style-name="Untitled2" calcext:value="=&quot;yes&quot;" calcext:base-cell-address="Output.G11"/>
          </calcext:conditional-format>
          <calcext:conditional-format calcext:target-range-address="Output.G490:Output.G490">
            <calcext:condition calcext:apply-style-name="Untitled2" calcext:value="=&quot;yes&quot;" calcext:base-cell-address="Output.G11"/>
          </calcext:conditional-format>
          <calcext:conditional-format calcext:target-range-address="Output.G491:Output.G491">
            <calcext:condition calcext:apply-style-name="Untitled2" calcext:value="=&quot;yes&quot;" calcext:base-cell-address="Output.G11"/>
          </calcext:conditional-format>
          <calcext:conditional-format calcext:target-range-address="Output.G492:Output.G492">
            <calcext:condition calcext:apply-style-name="Untitled2" calcext:value="=&quot;yes&quot;" calcext:base-cell-address="Output.G11"/>
          </calcext:conditional-format>
          <calcext:conditional-format calcext:target-range-address="Output.G493:Output.G493">
            <calcext:condition calcext:apply-style-name="Untitled2" calcext:value="=&quot;yes&quot;" calcext:base-cell-address="Output.G11"/>
          </calcext:conditional-format>
          <calcext:conditional-format calcext:target-range-address="Output.G494:Output.G494">
            <calcext:condition calcext:apply-style-name="Untitled2" calcext:value="=&quot;yes&quot;" calcext:base-cell-address="Output.G11"/>
          </calcext:conditional-format>
          <calcext:conditional-format calcext:target-range-address="Output.G495:Output.G495">
            <calcext:condition calcext:apply-style-name="Untitled2" calcext:value="=&quot;yes&quot;" calcext:base-cell-address="Output.G11"/>
          </calcext:conditional-format>
          <calcext:conditional-format calcext:target-range-address="Output.G496:Output.G496">
            <calcext:condition calcext:apply-style-name="Untitled2" calcext:value="=&quot;yes&quot;" calcext:base-cell-address="Output.G11"/>
          </calcext:conditional-format>
          <calcext:conditional-format calcext:target-range-address="Output.G497:Output.G497">
            <calcext:condition calcext:apply-style-name="Untitled2" calcext:value="=&quot;yes&quot;" calcext:base-cell-address="Output.G11"/>
          </calcext:conditional-format>
          <calcext:conditional-format calcext:target-range-address="Output.G498:Output.G498">
            <calcext:condition calcext:apply-style-name="Untitled2" calcext:value="=&quot;yes&quot;" calcext:base-cell-address="Output.G11"/>
          </calcext:conditional-format>
          <calcext:conditional-format calcext:target-range-address="Output.G499:Output.G499">
            <calcext:condition calcext:apply-style-name="Untitled2" calcext:value="=&quot;yes&quot;" calcext:base-cell-address="Output.G11"/>
          </calcext:conditional-format>
          <calcext:conditional-format calcext:target-range-address="Output.G500:Output.G500">
            <calcext:condition calcext:apply-style-name="Untitled2" calcext:value="=&quot;yes&quot;" calcext:base-cell-address="Output.G11"/>
          </calcext:conditional-format>
          <calcext:conditional-format calcext:target-range-address="Output.G501:Output.G501">
            <calcext:condition calcext:apply-style-name="Untitled2" calcext:value="=&quot;yes&quot;" calcext:base-cell-address="Output.G11"/>
          </calcext:conditional-format>
          <calcext:conditional-format calcext:target-range-address="Output.G502:Output.G502">
            <calcext:condition calcext:apply-style-name="Untitled2" calcext:value="=&quot;yes&quot;" calcext:base-cell-address="Output.G11"/>
          </calcext:conditional-format>
          <calcext:conditional-format calcext:target-range-address="Output.G503:Output.G503">
            <calcext:condition calcext:apply-style-name="Untitled2" calcext:value="=&quot;yes&quot;" calcext:base-cell-address="Output.G11"/>
          </calcext:conditional-format>
          <calcext:conditional-format calcext:target-range-address="Output.G504:Output.G504">
            <calcext:condition calcext:apply-style-name="Untitled2" calcext:value="=&quot;yes&quot;" calcext:base-cell-address="Output.G11"/>
          </calcext:conditional-format>
          <calcext:conditional-format calcext:target-range-address="Output.G505:Output.G505">
            <calcext:condition calcext:apply-style-name="Untitled2" calcext:value="=&quot;yes&quot;" calcext:base-cell-address="Output.G11"/>
          </calcext:conditional-format>
          <calcext:conditional-format calcext:target-range-address="Output.G506:Output.G506">
            <calcext:condition calcext:apply-style-name="Untitled2" calcext:value="=&quot;yes&quot;" calcext:base-cell-address="Output.G11"/>
          </calcext:conditional-format>
          <calcext:conditional-format calcext:target-range-address="Output.G507:Output.G507">
            <calcext:condition calcext:apply-style-name="Untitled2" calcext:value="=&quot;yes&quot;" calcext:base-cell-address="Output.G11"/>
          </calcext:conditional-format>
          <calcext:conditional-format calcext:target-range-address="Output.G508:Output.G508">
            <calcext:condition calcext:apply-style-name="Untitled2" calcext:value="=&quot;yes&quot;" calcext:base-cell-address="Output.G11"/>
          </calcext:conditional-format>
          <calcext:conditional-format calcext:target-range-address="Output.G509:Output.G509">
            <calcext:condition calcext:apply-style-name="Untitled2" calcext:value="=&quot;yes&quot;" calcext:base-cell-address="Output.G11"/>
          </calcext:conditional-format>
          <calcext:conditional-format calcext:target-range-address="Output.G510:Output.G510">
            <calcext:condition calcext:apply-style-name="Untitled2" calcext:value="=&quot;yes&quot;" calcext:base-cell-address="Output.G11"/>
          </calcext:conditional-format>
          <calcext:conditional-format calcext:target-range-address="Output.G511:Output.G511">
            <calcext:condition calcext:apply-style-name="Untitled2" calcext:value="=&quot;yes&quot;" calcext:base-cell-address="Output.G11"/>
          </calcext:conditional-format>
          <calcext:conditional-format calcext:target-range-address="Output.G512:Output.G512">
            <calcext:condition calcext:apply-style-name="Untitled2" calcext:value="=&quot;yes&quot;" calcext:base-cell-address="Output.G11"/>
          </calcext:conditional-format>
          <calcext:conditional-format calcext:target-range-address="Output.G513:Output.G513">
            <calcext:condition calcext:apply-style-name="Untitled2" calcext:value="=&quot;yes&quot;" calcext:base-cell-address="Output.G11"/>
          </calcext:conditional-format>
          <calcext:conditional-format calcext:target-range-address="Output.G514:Output.G514">
            <calcext:condition calcext:apply-style-name="Untitled2" calcext:value="=&quot;yes&quot;" calcext:base-cell-address="Output.G11"/>
          </calcext:conditional-format>
          <calcext:conditional-format calcext:target-range-address="Output.G515:Output.G515">
            <calcext:condition calcext:apply-style-name="Untitled2" calcext:value="=&quot;yes&quot;" calcext:base-cell-address="Output.G11"/>
          </calcext:conditional-format>
          <calcext:conditional-format calcext:target-range-address="Output.G516:Output.G516">
            <calcext:condition calcext:apply-style-name="Untitled2" calcext:value="=&quot;yes&quot;" calcext:base-cell-address="Output.G11"/>
          </calcext:conditional-format>
          <calcext:conditional-format calcext:target-range-address="Output.G517:Output.G517">
            <calcext:condition calcext:apply-style-name="Untitled2" calcext:value="=&quot;yes&quot;" calcext:base-cell-address="Output.G11"/>
          </calcext:conditional-format>
          <calcext:conditional-format calcext:target-range-address="Output.G518:Output.G518">
            <calcext:condition calcext:apply-style-name="Untitled2" calcext:value="=&quot;yes&quot;" calcext:base-cell-address="Output.G11"/>
          </calcext:conditional-format>
          <calcext:conditional-format calcext:target-range-address="Output.G519:Output.G519">
            <calcext:condition calcext:apply-style-name="Untitled2" calcext:value="=&quot;yes&quot;" calcext:base-cell-address="Output.G11"/>
          </calcext:conditional-format>
          <calcext:conditional-format calcext:target-range-address="Output.G520:Output.G520">
            <calcext:condition calcext:apply-style-name="Untitled2" calcext:value="=&quot;yes&quot;" calcext:base-cell-address="Output.G11"/>
          </calcext:conditional-format>
          <calcext:conditional-format calcext:target-range-address="Output.G521:Output.G521">
            <calcext:condition calcext:apply-style-name="Untitled2" calcext:value="=&quot;yes&quot;" calcext:base-cell-address="Output.G11"/>
          </calcext:conditional-format>
          <calcext:conditional-format calcext:target-range-address="Output.G522:Output.G522">
            <calcext:condition calcext:apply-style-name="Untitled2" calcext:value="=&quot;yes&quot;" calcext:base-cell-address="Output.G11"/>
          </calcext:conditional-format>
          <calcext:conditional-format calcext:target-range-address="Output.G523:Output.G523">
            <calcext:condition calcext:apply-style-name="Untitled2" calcext:value="=&quot;yes&quot;" calcext:base-cell-address="Output.G11"/>
          </calcext:conditional-format>
          <calcext:conditional-format calcext:target-range-address="Output.G524:Output.G524">
            <calcext:condition calcext:apply-style-name="Untitled2" calcext:value="=&quot;yes&quot;" calcext:base-cell-address="Output.G11"/>
          </calcext:conditional-format>
          <calcext:conditional-format calcext:target-range-address="Output.G525:Output.G525">
            <calcext:condition calcext:apply-style-name="Untitled2" calcext:value="=&quot;yes&quot;" calcext:base-cell-address="Output.G11"/>
          </calcext:conditional-format>
          <calcext:conditional-format calcext:target-range-address="Output.G526:Output.G526">
            <calcext:condition calcext:apply-style-name="Untitled2" calcext:value="=&quot;yes&quot;" calcext:base-cell-address="Output.G11"/>
          </calcext:conditional-format>
          <calcext:conditional-format calcext:target-range-address="Output.G527:Output.G527">
            <calcext:condition calcext:apply-style-name="Untitled2" calcext:value="=&quot;yes&quot;" calcext:base-cell-address="Output.G11"/>
          </calcext:conditional-format>
          <calcext:conditional-format calcext:target-range-address="Output.G528:Output.G528">
            <calcext:condition calcext:apply-style-name="Untitled2" calcext:value="=&quot;yes&quot;" calcext:base-cell-address="Output.G11"/>
          </calcext:conditional-format>
          <calcext:conditional-format calcext:target-range-address="Output.G529:Output.G529">
            <calcext:condition calcext:apply-style-name="Untitled2" calcext:value="=&quot;yes&quot;" calcext:base-cell-address="Output.G11"/>
          </calcext:conditional-format>
          <calcext:conditional-format calcext:target-range-address="Output.G530:Output.G530">
            <calcext:condition calcext:apply-style-name="Untitled2" calcext:value="=&quot;yes&quot;" calcext:base-cell-address="Output.G11"/>
          </calcext:conditional-format>
          <calcext:conditional-format calcext:target-range-address="Output.G531:Output.G531">
            <calcext:condition calcext:apply-style-name="Untitled2" calcext:value="=&quot;yes&quot;" calcext:base-cell-address="Output.G11"/>
          </calcext:conditional-format>
          <calcext:conditional-format calcext:target-range-address="Output.G532:Output.G532">
            <calcext:condition calcext:apply-style-name="Untitled2" calcext:value="=&quot;yes&quot;" calcext:base-cell-address="Output.G11"/>
          </calcext:conditional-format>
          <calcext:conditional-format calcext:target-range-address="Output.G533:Output.G533">
            <calcext:condition calcext:apply-style-name="Untitled2" calcext:value="=&quot;yes&quot;" calcext:base-cell-address="Output.G11"/>
          </calcext:conditional-format>
          <calcext:conditional-format calcext:target-range-address="Output.G534:Output.G534">
            <calcext:condition calcext:apply-style-name="Untitled2" calcext:value="=&quot;yes&quot;" calcext:base-cell-address="Output.G11"/>
          </calcext:conditional-format>
          <calcext:conditional-format calcext:target-range-address="Output.G535:Output.G535">
            <calcext:condition calcext:apply-style-name="Untitled2" calcext:value="=&quot;yes&quot;" calcext:base-cell-address="Output.G11"/>
          </calcext:conditional-format>
          <calcext:conditional-format calcext:target-range-address="Output.G536:Output.G536">
            <calcext:condition calcext:apply-style-name="Untitled2" calcext:value="=&quot;yes&quot;" calcext:base-cell-address="Output.G11"/>
          </calcext:conditional-format>
          <calcext:conditional-format calcext:target-range-address="Output.G537:Output.G537">
            <calcext:condition calcext:apply-style-name="Untitled2" calcext:value="=&quot;yes&quot;" calcext:base-cell-address="Output.G11"/>
          </calcext:conditional-format>
          <calcext:conditional-format calcext:target-range-address="Output.G538:Output.G538">
            <calcext:condition calcext:apply-style-name="Untitled2" calcext:value="=&quot;yes&quot;" calcext:base-cell-address="Output.G11"/>
          </calcext:conditional-format>
          <calcext:conditional-format calcext:target-range-address="Output.G539:Output.G539">
            <calcext:condition calcext:apply-style-name="Untitled2" calcext:value="=&quot;yes&quot;" calcext:base-cell-address="Output.G11"/>
          </calcext:conditional-format>
          <calcext:conditional-format calcext:target-range-address="Output.G540:Output.G540">
            <calcext:condition calcext:apply-style-name="Untitled2" calcext:value="=&quot;yes&quot;" calcext:base-cell-address="Output.G11"/>
          </calcext:conditional-format>
          <calcext:conditional-format calcext:target-range-address="Output.G541:Output.G541">
            <calcext:condition calcext:apply-style-name="Untitled2" calcext:value="=&quot;yes&quot;" calcext:base-cell-address="Output.G11"/>
          </calcext:conditional-format>
          <calcext:conditional-format calcext:target-range-address="Output.G542:Output.G542">
            <calcext:condition calcext:apply-style-name="Untitled2" calcext:value="=&quot;yes&quot;" calcext:base-cell-address="Output.G11"/>
          </calcext:conditional-format>
          <calcext:conditional-format calcext:target-range-address="Output.G543:Output.G543">
            <calcext:condition calcext:apply-style-name="Untitled2" calcext:value="=&quot;yes&quot;" calcext:base-cell-address="Output.G11"/>
          </calcext:conditional-format>
          <calcext:conditional-format calcext:target-range-address="Output.G544:Output.G544">
            <calcext:condition calcext:apply-style-name="Untitled2" calcext:value="=&quot;yes&quot;" calcext:base-cell-address="Output.G11"/>
          </calcext:conditional-format>
          <calcext:conditional-format calcext:target-range-address="Output.G545:Output.G545">
            <calcext:condition calcext:apply-style-name="Untitled2" calcext:value="=&quot;yes&quot;" calcext:base-cell-address="Output.G11"/>
          </calcext:conditional-format>
          <calcext:conditional-format calcext:target-range-address="Output.G546:Output.G546">
            <calcext:condition calcext:apply-style-name="Untitled2" calcext:value="=&quot;yes&quot;" calcext:base-cell-address="Output.G11"/>
          </calcext:conditional-format>
          <calcext:conditional-format calcext:target-range-address="Output.G547:Output.G547">
            <calcext:condition calcext:apply-style-name="Untitled2" calcext:value="=&quot;yes&quot;" calcext:base-cell-address="Output.G11"/>
          </calcext:conditional-format>
          <calcext:conditional-format calcext:target-range-address="Output.G548:Output.G548">
            <calcext:condition calcext:apply-style-name="Untitled2" calcext:value="=&quot;yes&quot;" calcext:base-cell-address="Output.G11"/>
          </calcext:conditional-format>
          <calcext:conditional-format calcext:target-range-address="Output.G549:Output.G549">
            <calcext:condition calcext:apply-style-name="Untitled2" calcext:value="=&quot;yes&quot;" calcext:base-cell-address="Output.G11"/>
          </calcext:conditional-format>
          <calcext:conditional-format calcext:target-range-address="Output.G550:Output.G550">
            <calcext:condition calcext:apply-style-name="Untitled2" calcext:value="=&quot;yes&quot;" calcext:base-cell-address="Output.G11"/>
          </calcext:conditional-format>
          <calcext:conditional-format calcext:target-range-address="Output.G551:Output.G551">
            <calcext:condition calcext:apply-style-name="Untitled2" calcext:value="=&quot;yes&quot;" calcext:base-cell-address="Output.G11"/>
          </calcext:conditional-format>
          <calcext:conditional-format calcext:target-range-address="Output.G552:Output.G552">
            <calcext:condition calcext:apply-style-name="Untitled2" calcext:value="=&quot;yes&quot;" calcext:base-cell-address="Output.G11"/>
          </calcext:conditional-format>
          <calcext:conditional-format calcext:target-range-address="Output.G553:Output.G553">
            <calcext:condition calcext:apply-style-name="Untitled2" calcext:value="=&quot;yes&quot;" calcext:base-cell-address="Output.G11"/>
          </calcext:conditional-format>
          <calcext:conditional-format calcext:target-range-address="Output.G554:Output.G554">
            <calcext:condition calcext:apply-style-name="Untitled2" calcext:value="=&quot;yes&quot;" calcext:base-cell-address="Output.G11"/>
          </calcext:conditional-format>
          <calcext:conditional-format calcext:target-range-address="Output.G555:Output.G555">
            <calcext:condition calcext:apply-style-name="Untitled2" calcext:value="=&quot;yes&quot;" calcext:base-cell-address="Output.G11"/>
          </calcext:conditional-format>
          <calcext:conditional-format calcext:target-range-address="Output.G556:Output.G556">
            <calcext:condition calcext:apply-style-name="Untitled2" calcext:value="=&quot;yes&quot;" calcext:base-cell-address="Output.G11"/>
          </calcext:conditional-format>
          <calcext:conditional-format calcext:target-range-address="Output.G557:Output.G557">
            <calcext:condition calcext:apply-style-name="Untitled2" calcext:value="=&quot;yes&quot;" calcext:base-cell-address="Output.G11"/>
          </calcext:conditional-format>
          <calcext:conditional-format calcext:target-range-address="Output.G558:Output.G558">
            <calcext:condition calcext:apply-style-name="Untitled2" calcext:value="=&quot;yes&quot;" calcext:base-cell-address="Output.G11"/>
          </calcext:conditional-format>
          <calcext:conditional-format calcext:target-range-address="Output.G559:Output.G559">
            <calcext:condition calcext:apply-style-name="Untitled2" calcext:value="=&quot;yes&quot;" calcext:base-cell-address="Output.G11"/>
          </calcext:conditional-format>
          <calcext:conditional-format calcext:target-range-address="Output.G560:Output.G560">
            <calcext:condition calcext:apply-style-name="Untitled2" calcext:value="=&quot;yes&quot;" calcext:base-cell-address="Output.G11"/>
          </calcext:conditional-format>
          <calcext:conditional-format calcext:target-range-address="Output.G561:Output.G561">
            <calcext:condition calcext:apply-style-name="Untitled2" calcext:value="=&quot;yes&quot;" calcext:base-cell-address="Output.G11"/>
          </calcext:conditional-format>
          <calcext:conditional-format calcext:target-range-address="Output.G562:Output.G562">
            <calcext:condition calcext:apply-style-name="Untitled2" calcext:value="=&quot;yes&quot;" calcext:base-cell-address="Output.G11"/>
          </calcext:conditional-format>
          <calcext:conditional-format calcext:target-range-address="Output.G563:Output.G563">
            <calcext:condition calcext:apply-style-name="Untitled2" calcext:value="=&quot;yes&quot;" calcext:base-cell-address="Output.G11"/>
          </calcext:conditional-format>
          <calcext:conditional-format calcext:target-range-address="Output.G564:Output.G564">
            <calcext:condition calcext:apply-style-name="Untitled2" calcext:value="=&quot;yes&quot;" calcext:base-cell-address="Output.G11"/>
          </calcext:conditional-format>
          <calcext:conditional-format calcext:target-range-address="Output.G565:Output.G565">
            <calcext:condition calcext:apply-style-name="Untitled2" calcext:value="=&quot;yes&quot;" calcext:base-cell-address="Output.G11"/>
          </calcext:conditional-format>
          <calcext:conditional-format calcext:target-range-address="Output.G566:Output.G566">
            <calcext:condition calcext:apply-style-name="Untitled2" calcext:value="=&quot;yes&quot;" calcext:base-cell-address="Output.G11"/>
          </calcext:conditional-format>
          <calcext:conditional-format calcext:target-range-address="Output.G567:Output.G567">
            <calcext:condition calcext:apply-style-name="Untitled2" calcext:value="=&quot;yes&quot;" calcext:base-cell-address="Output.G11"/>
          </calcext:conditional-format>
          <calcext:conditional-format calcext:target-range-address="Output.G568:Output.G568">
            <calcext:condition calcext:apply-style-name="Untitled2" calcext:value="=&quot;yes&quot;" calcext:base-cell-address="Output.G11"/>
          </calcext:conditional-format>
          <calcext:conditional-format calcext:target-range-address="Output.G569:Output.G569">
            <calcext:condition calcext:apply-style-name="Untitled2" calcext:value="=&quot;yes&quot;" calcext:base-cell-address="Output.G11"/>
          </calcext:conditional-format>
          <calcext:conditional-format calcext:target-range-address="Output.G570:Output.G570">
            <calcext:condition calcext:apply-style-name="Untitled2" calcext:value="=&quot;yes&quot;" calcext:base-cell-address="Output.G11"/>
          </calcext:conditional-format>
          <calcext:conditional-format calcext:target-range-address="Output.G571:Output.G571">
            <calcext:condition calcext:apply-style-name="Untitled2" calcext:value="=&quot;yes&quot;" calcext:base-cell-address="Output.G11"/>
          </calcext:conditional-format>
          <calcext:conditional-format calcext:target-range-address="Output.G572:Output.G572">
            <calcext:condition calcext:apply-style-name="Untitled2" calcext:value="=&quot;yes&quot;" calcext:base-cell-address="Output.G11"/>
          </calcext:conditional-format>
          <calcext:conditional-format calcext:target-range-address="Output.G573:Output.G573">
            <calcext:condition calcext:apply-style-name="Untitled2" calcext:value="=&quot;yes&quot;" calcext:base-cell-address="Output.G11"/>
          </calcext:conditional-format>
          <calcext:conditional-format calcext:target-range-address="Output.G574:Output.G574">
            <calcext:condition calcext:apply-style-name="Untitled2" calcext:value="=&quot;yes&quot;" calcext:base-cell-address="Output.G11"/>
          </calcext:conditional-format>
          <calcext:conditional-format calcext:target-range-address="Output.G575:Output.G575">
            <calcext:condition calcext:apply-style-name="Untitled2" calcext:value="=&quot;yes&quot;" calcext:base-cell-address="Output.G11"/>
          </calcext:conditional-format>
          <calcext:conditional-format calcext:target-range-address="Output.G576:Output.G576">
            <calcext:condition calcext:apply-style-name="Untitled2" calcext:value="=&quot;yes&quot;" calcext:base-cell-address="Output.G11"/>
          </calcext:conditional-format>
          <calcext:conditional-format calcext:target-range-address="Output.G577:Output.G577">
            <calcext:condition calcext:apply-style-name="Untitled2" calcext:value="=&quot;yes&quot;" calcext:base-cell-address="Output.G11"/>
          </calcext:conditional-format>
          <calcext:conditional-format calcext:target-range-address="Output.G578:Output.G578">
            <calcext:condition calcext:apply-style-name="Untitled2" calcext:value="=&quot;yes&quot;" calcext:base-cell-address="Output.G11"/>
          </calcext:conditional-format>
          <calcext:conditional-format calcext:target-range-address="Output.G579:Output.G579">
            <calcext:condition calcext:apply-style-name="Untitled2" calcext:value="=&quot;yes&quot;" calcext:base-cell-address="Output.G11"/>
          </calcext:conditional-format>
          <calcext:conditional-format calcext:target-range-address="Output.G580:Output.G580">
            <calcext:condition calcext:apply-style-name="Untitled2" calcext:value="=&quot;yes&quot;" calcext:base-cell-address="Output.G11"/>
          </calcext:conditional-format>
          <calcext:conditional-format calcext:target-range-address="Output.G581:Output.G581">
            <calcext:condition calcext:apply-style-name="Untitled2" calcext:value="=&quot;yes&quot;" calcext:base-cell-address="Output.G11"/>
          </calcext:conditional-format>
          <calcext:conditional-format calcext:target-range-address="Output.G582:Output.G582">
            <calcext:condition calcext:apply-style-name="Untitled2" calcext:value="=&quot;yes&quot;" calcext:base-cell-address="Output.G11"/>
          </calcext:conditional-format>
          <calcext:conditional-format calcext:target-range-address="Output.G583:Output.G583">
            <calcext:condition calcext:apply-style-name="Untitled2" calcext:value="=&quot;yes&quot;" calcext:base-cell-address="Output.G11"/>
          </calcext:conditional-format>
          <calcext:conditional-format calcext:target-range-address="Output.G584:Output.G584">
            <calcext:condition calcext:apply-style-name="Untitled2" calcext:value="=&quot;yes&quot;" calcext:base-cell-address="Output.G11"/>
          </calcext:conditional-format>
          <calcext:conditional-format calcext:target-range-address="Output.G585:Output.G585">
            <calcext:condition calcext:apply-style-name="Untitled2" calcext:value="=&quot;yes&quot;" calcext:base-cell-address="Output.G11"/>
          </calcext:conditional-format>
          <calcext:conditional-format calcext:target-range-address="Output.G586:Output.G586">
            <calcext:condition calcext:apply-style-name="Untitled2" calcext:value="=&quot;yes&quot;" calcext:base-cell-address="Output.G11"/>
          </calcext:conditional-format>
          <calcext:conditional-format calcext:target-range-address="Output.G587:Output.G587">
            <calcext:condition calcext:apply-style-name="Untitled2" calcext:value="=&quot;yes&quot;" calcext:base-cell-address="Output.G11"/>
          </calcext:conditional-format>
          <calcext:conditional-format calcext:target-range-address="Output.G588:Output.G588">
            <calcext:condition calcext:apply-style-name="Untitled2" calcext:value="=&quot;yes&quot;" calcext:base-cell-address="Output.G11"/>
          </calcext:conditional-format>
          <calcext:conditional-format calcext:target-range-address="Output.G589:Output.G589">
            <calcext:condition calcext:apply-style-name="Untitled2" calcext:value="=&quot;yes&quot;" calcext:base-cell-address="Output.G11"/>
          </calcext:conditional-format>
          <calcext:conditional-format calcext:target-range-address="Output.G590:Output.G590">
            <calcext:condition calcext:apply-style-name="Untitled2" calcext:value="=&quot;yes&quot;" calcext:base-cell-address="Output.G11"/>
          </calcext:conditional-format>
          <calcext:conditional-format calcext:target-range-address="Output.G591:Output.G591">
            <calcext:condition calcext:apply-style-name="Untitled2" calcext:value="=&quot;yes&quot;" calcext:base-cell-address="Output.G11"/>
          </calcext:conditional-format>
          <calcext:conditional-format calcext:target-range-address="Output.G592:Output.G592">
            <calcext:condition calcext:apply-style-name="Untitled2" calcext:value="=&quot;yes&quot;" calcext:base-cell-address="Output.G11"/>
          </calcext:conditional-format>
          <calcext:conditional-format calcext:target-range-address="Output.G593:Output.G593">
            <calcext:condition calcext:apply-style-name="Untitled2" calcext:value="=&quot;yes&quot;" calcext:base-cell-address="Output.G11"/>
          </calcext:conditional-format>
          <calcext:conditional-format calcext:target-range-address="Output.G594:Output.G594">
            <calcext:condition calcext:apply-style-name="Untitled2" calcext:value="=&quot;yes&quot;" calcext:base-cell-address="Output.G11"/>
          </calcext:conditional-format>
          <calcext:conditional-format calcext:target-range-address="Output.G595:Output.G595">
            <calcext:condition calcext:apply-style-name="Untitled2" calcext:value="=&quot;yes&quot;" calcext:base-cell-address="Output.G11"/>
          </calcext:conditional-format>
          <calcext:conditional-format calcext:target-range-address="Output.G596:Output.G596">
            <calcext:condition calcext:apply-style-name="Untitled2" calcext:value="=&quot;yes&quot;" calcext:base-cell-address="Output.G11"/>
          </calcext:conditional-format>
          <calcext:conditional-format calcext:target-range-address="Output.G597:Output.G597">
            <calcext:condition calcext:apply-style-name="Untitled2" calcext:value="=&quot;yes&quot;" calcext:base-cell-address="Output.G11"/>
          </calcext:conditional-format>
          <calcext:conditional-format calcext:target-range-address="Output.G598:Output.G598">
            <calcext:condition calcext:apply-style-name="Untitled2" calcext:value="=&quot;yes&quot;" calcext:base-cell-address="Output.G11"/>
          </calcext:conditional-format>
          <calcext:conditional-format calcext:target-range-address="Output.G599:Output.G599">
            <calcext:condition calcext:apply-style-name="Untitled2" calcext:value="=&quot;yes&quot;" calcext:base-cell-address="Output.G11"/>
          </calcext:conditional-format>
          <calcext:conditional-format calcext:target-range-address="Output.G600:Output.G600">
            <calcext:condition calcext:apply-style-name="Untitled2" calcext:value="=&quot;yes&quot;" calcext:base-cell-address="Output.G11"/>
          </calcext:conditional-format>
          <calcext:conditional-format calcext:target-range-address="Output.G601:Output.G601">
            <calcext:condition calcext:apply-style-name="Untitled2" calcext:value="=&quot;yes&quot;" calcext:base-cell-address="Output.G11"/>
          </calcext:conditional-format>
          <calcext:conditional-format calcext:target-range-address="Output.G602:Output.G602">
            <calcext:condition calcext:apply-style-name="Untitled2" calcext:value="=&quot;yes&quot;" calcext:base-cell-address="Output.G11"/>
          </calcext:conditional-format>
          <calcext:conditional-format calcext:target-range-address="Output.G603:Output.G603">
            <calcext:condition calcext:apply-style-name="Untitled2" calcext:value="=&quot;yes&quot;" calcext:base-cell-address="Output.G11"/>
          </calcext:conditional-format>
          <calcext:conditional-format calcext:target-range-address="Output.G604:Output.G604">
            <calcext:condition calcext:apply-style-name="Untitled2" calcext:value="=&quot;yes&quot;" calcext:base-cell-address="Output.G11"/>
          </calcext:conditional-format>
          <calcext:conditional-format calcext:target-range-address="Output.G605:Output.G605">
            <calcext:condition calcext:apply-style-name="Untitled2" calcext:value="=&quot;yes&quot;" calcext:base-cell-address="Output.G11"/>
          </calcext:conditional-format>
          <calcext:conditional-format calcext:target-range-address="Output.G606:Output.G606">
            <calcext:condition calcext:apply-style-name="Untitled2" calcext:value="=&quot;yes&quot;" calcext:base-cell-address="Output.G11"/>
          </calcext:conditional-format>
          <calcext:conditional-format calcext:target-range-address="Output.G607:Output.G607">
            <calcext:condition calcext:apply-style-name="Untitled2" calcext:value="=&quot;yes&quot;" calcext:base-cell-address="Output.G11"/>
          </calcext:conditional-format>
          <calcext:conditional-format calcext:target-range-address="Output.G608:Output.G608">
            <calcext:condition calcext:apply-style-name="Untitled2" calcext:value="=&quot;yes&quot;" calcext:base-cell-address="Output.G11"/>
          </calcext:conditional-format>
          <calcext:conditional-format calcext:target-range-address="Output.G609:Output.G609">
            <calcext:condition calcext:apply-style-name="Untitled2" calcext:value="=&quot;yes&quot;" calcext:base-cell-address="Output.G11"/>
          </calcext:conditional-format>
          <calcext:conditional-format calcext:target-range-address="Output.G610:Output.G610">
            <calcext:condition calcext:apply-style-name="Untitled2" calcext:value="=&quot;yes&quot;" calcext:base-cell-address="Output.G11"/>
          </calcext:conditional-format>
          <calcext:conditional-format calcext:target-range-address="Output.G611:Output.G611">
            <calcext:condition calcext:apply-style-name="Untitled2" calcext:value="=&quot;yes&quot;" calcext:base-cell-address="Output.G11"/>
          </calcext:conditional-format>
          <calcext:conditional-format calcext:target-range-address="Output.G612:Output.G612">
            <calcext:condition calcext:apply-style-name="Untitled2" calcext:value="=&quot;yes&quot;" calcext:base-cell-address="Output.G11"/>
          </calcext:conditional-format>
          <calcext:conditional-format calcext:target-range-address="Output.G613:Output.G613">
            <calcext:condition calcext:apply-style-name="Untitled2" calcext:value="=&quot;yes&quot;" calcext:base-cell-address="Output.G11"/>
          </calcext:conditional-format>
          <calcext:conditional-format calcext:target-range-address="Output.G614:Output.G614">
            <calcext:condition calcext:apply-style-name="Untitled2" calcext:value="=&quot;yes&quot;" calcext:base-cell-address="Output.G11"/>
          </calcext:conditional-format>
          <calcext:conditional-format calcext:target-range-address="Output.G615:Output.G615">
            <calcext:condition calcext:apply-style-name="Untitled2" calcext:value="=&quot;yes&quot;" calcext:base-cell-address="Output.G11"/>
          </calcext:conditional-format>
          <calcext:conditional-format calcext:target-range-address="Output.G616:Output.G616">
            <calcext:condition calcext:apply-style-name="Untitled2" calcext:value="=&quot;yes&quot;" calcext:base-cell-address="Output.G11"/>
          </calcext:conditional-format>
          <calcext:conditional-format calcext:target-range-address="Output.G617:Output.G617">
            <calcext:condition calcext:apply-style-name="Untitled2" calcext:value="=&quot;yes&quot;" calcext:base-cell-address="Output.G11"/>
          </calcext:conditional-format>
          <calcext:conditional-format calcext:target-range-address="Output.G618:Output.G618">
            <calcext:condition calcext:apply-style-name="Untitled2" calcext:value="=&quot;yes&quot;" calcext:base-cell-address="Output.G11"/>
          </calcext:conditional-format>
          <calcext:conditional-format calcext:target-range-address="Output.G619:Output.G619">
            <calcext:condition calcext:apply-style-name="Untitled2" calcext:value="=&quot;yes&quot;" calcext:base-cell-address="Output.G11"/>
          </calcext:conditional-format>
          <calcext:conditional-format calcext:target-range-address="Output.G620:Output.G620">
            <calcext:condition calcext:apply-style-name="Untitled2" calcext:value="=&quot;yes&quot;" calcext:base-cell-address="Output.G11"/>
          </calcext:conditional-format>
          <calcext:conditional-format calcext:target-range-address="Output.G621:Output.G621">
            <calcext:condition calcext:apply-style-name="Untitled2" calcext:value="=&quot;yes&quot;" calcext:base-cell-address="Output.G11"/>
          </calcext:conditional-format>
          <calcext:conditional-format calcext:target-range-address="Output.G622:Output.G622">
            <calcext:condition calcext:apply-style-name="Untitled2" calcext:value="=&quot;yes&quot;" calcext:base-cell-address="Output.G11"/>
          </calcext:conditional-format>
          <calcext:conditional-format calcext:target-range-address="Output.G623:Output.G623">
            <calcext:condition calcext:apply-style-name="Untitled2" calcext:value="=&quot;yes&quot;" calcext:base-cell-address="Output.G11"/>
          </calcext:conditional-format>
          <calcext:conditional-format calcext:target-range-address="Output.G624:Output.G624">
            <calcext:condition calcext:apply-style-name="Untitled2" calcext:value="=&quot;yes&quot;" calcext:base-cell-address="Output.G11"/>
          </calcext:conditional-format>
          <calcext:conditional-format calcext:target-range-address="Output.G625:Output.G625">
            <calcext:condition calcext:apply-style-name="Untitled2" calcext:value="=&quot;yes&quot;" calcext:base-cell-address="Output.G11"/>
          </calcext:conditional-format>
          <calcext:conditional-format calcext:target-range-address="Output.G626:Output.G626">
            <calcext:condition calcext:apply-style-name="Untitled2" calcext:value="=&quot;yes&quot;" calcext:base-cell-address="Output.G11"/>
          </calcext:conditional-format>
          <calcext:conditional-format calcext:target-range-address="Output.G627:Output.G627">
            <calcext:condition calcext:apply-style-name="Untitled2" calcext:value="=&quot;yes&quot;" calcext:base-cell-address="Output.G11"/>
          </calcext:conditional-format>
          <calcext:conditional-format calcext:target-range-address="Output.G628:Output.G628">
            <calcext:condition calcext:apply-style-name="Untitled2" calcext:value="=&quot;yes&quot;" calcext:base-cell-address="Output.G11"/>
          </calcext:conditional-format>
          <calcext:conditional-format calcext:target-range-address="Output.G629:Output.G629">
            <calcext:condition calcext:apply-style-name="Untitled2" calcext:value="=&quot;yes&quot;" calcext:base-cell-address="Output.G11"/>
          </calcext:conditional-format>
          <calcext:conditional-format calcext:target-range-address="Output.G630:Output.G630">
            <calcext:condition calcext:apply-style-name="Untitled2" calcext:value="=&quot;yes&quot;" calcext:base-cell-address="Output.G11"/>
          </calcext:conditional-format>
          <calcext:conditional-format calcext:target-range-address="Output.G631:Output.G631">
            <calcext:condition calcext:apply-style-name="Untitled2" calcext:value="=&quot;yes&quot;" calcext:base-cell-address="Output.G11"/>
          </calcext:conditional-format>
          <calcext:conditional-format calcext:target-range-address="Output.G632:Output.G632">
            <calcext:condition calcext:apply-style-name="Untitled2" calcext:value="=&quot;yes&quot;" calcext:base-cell-address="Output.G11"/>
          </calcext:conditional-format>
          <calcext:conditional-format calcext:target-range-address="Output.G633:Output.G633">
            <calcext:condition calcext:apply-style-name="Untitled2" calcext:value="=&quot;yes&quot;" calcext:base-cell-address="Output.G11"/>
          </calcext:conditional-format>
          <calcext:conditional-format calcext:target-range-address="Output.G634:Output.G634">
            <calcext:condition calcext:apply-style-name="Untitled2" calcext:value="=&quot;yes&quot;" calcext:base-cell-address="Output.G11"/>
          </calcext:conditional-format>
          <calcext:conditional-format calcext:target-range-address="Output.G635:Output.G635">
            <calcext:condition calcext:apply-style-name="Untitled2" calcext:value="=&quot;yes&quot;" calcext:base-cell-address="Output.G11"/>
          </calcext:conditional-format>
          <calcext:conditional-format calcext:target-range-address="Output.G636:Output.G636">
            <calcext:condition calcext:apply-style-name="Untitled2" calcext:value="=&quot;yes&quot;" calcext:base-cell-address="Output.G11"/>
          </calcext:conditional-format>
          <calcext:conditional-format calcext:target-range-address="Output.G637:Output.G637">
            <calcext:condition calcext:apply-style-name="Untitled2" calcext:value="=&quot;yes&quot;" calcext:base-cell-address="Output.G11"/>
          </calcext:conditional-format>
          <calcext:conditional-format calcext:target-range-address="Output.G638:Output.G638">
            <calcext:condition calcext:apply-style-name="Untitled2" calcext:value="=&quot;yes&quot;" calcext:base-cell-address="Output.G11"/>
          </calcext:conditional-format>
          <calcext:conditional-format calcext:target-range-address="Output.G639:Output.G639">
            <calcext:condition calcext:apply-style-name="Untitled2" calcext:value="=&quot;yes&quot;" calcext:base-cell-address="Output.G11"/>
          </calcext:conditional-format>
          <calcext:conditional-format calcext:target-range-address="Output.G640:Output.G640">
            <calcext:condition calcext:apply-style-name="Untitled2" calcext:value="=&quot;yes&quot;" calcext:base-cell-address="Output.G11"/>
          </calcext:conditional-format>
          <calcext:conditional-format calcext:target-range-address="Output.G641:Output.G641">
            <calcext:condition calcext:apply-style-name="Untitled2" calcext:value="=&quot;yes&quot;" calcext:base-cell-address="Output.G11"/>
          </calcext:conditional-format>
          <calcext:conditional-format calcext:target-range-address="Output.G642:Output.G642">
            <calcext:condition calcext:apply-style-name="Untitled2" calcext:value="=&quot;yes&quot;" calcext:base-cell-address="Output.G11"/>
          </calcext:conditional-format>
          <calcext:conditional-format calcext:target-range-address="Output.G643:Output.G643">
            <calcext:condition calcext:apply-style-name="Untitled2" calcext:value="=&quot;yes&quot;" calcext:base-cell-address="Output.G11"/>
          </calcext:conditional-format>
          <calcext:conditional-format calcext:target-range-address="Output.G644:Output.G644">
            <calcext:condition calcext:apply-style-name="Untitled2" calcext:value="=&quot;yes&quot;" calcext:base-cell-address="Output.G11"/>
          </calcext:conditional-format>
          <calcext:conditional-format calcext:target-range-address="Output.G645:Output.G645">
            <calcext:condition calcext:apply-style-name="Untitled2" calcext:value="=&quot;yes&quot;" calcext:base-cell-address="Output.G11"/>
          </calcext:conditional-format>
          <calcext:conditional-format calcext:target-range-address="Output.G646:Output.G646">
            <calcext:condition calcext:apply-style-name="Untitled2" calcext:value="=&quot;yes&quot;" calcext:base-cell-address="Output.G11"/>
          </calcext:conditional-format>
          <calcext:conditional-format calcext:target-range-address="Output.G647:Output.G647">
            <calcext:condition calcext:apply-style-name="Untitled2" calcext:value="=&quot;yes&quot;" calcext:base-cell-address="Output.G11"/>
          </calcext:conditional-format>
          <calcext:conditional-format calcext:target-range-address="Output.G648:Output.G648">
            <calcext:condition calcext:apply-style-name="Untitled2" calcext:value="=&quot;yes&quot;" calcext:base-cell-address="Output.G11"/>
          </calcext:conditional-format>
          <calcext:conditional-format calcext:target-range-address="Output.G649:Output.G649">
            <calcext:condition calcext:apply-style-name="Untitled2" calcext:value="=&quot;yes&quot;" calcext:base-cell-address="Output.G11"/>
          </calcext:conditional-format>
          <calcext:conditional-format calcext:target-range-address="Output.G650:Output.G650">
            <calcext:condition calcext:apply-style-name="Untitled2" calcext:value="=&quot;yes&quot;" calcext:base-cell-address="Output.G11"/>
          </calcext:conditional-format>
          <calcext:conditional-format calcext:target-range-address="Output.G651:Output.G651">
            <calcext:condition calcext:apply-style-name="Untitled2" calcext:value="=&quot;yes&quot;" calcext:base-cell-address="Output.G11"/>
          </calcext:conditional-format>
          <calcext:conditional-format calcext:target-range-address="Output.G652:Output.G652">
            <calcext:condition calcext:apply-style-name="Untitled2" calcext:value="=&quot;yes&quot;" calcext:base-cell-address="Output.G11"/>
          </calcext:conditional-format>
          <calcext:conditional-format calcext:target-range-address="Output.G653:Output.G653">
            <calcext:condition calcext:apply-style-name="Untitled2" calcext:value="=&quot;yes&quot;" calcext:base-cell-address="Output.G11"/>
          </calcext:conditional-format>
          <calcext:conditional-format calcext:target-range-address="Output.G654:Output.G654">
            <calcext:condition calcext:apply-style-name="Untitled2" calcext:value="=&quot;yes&quot;" calcext:base-cell-address="Output.G11"/>
          </calcext:conditional-format>
          <calcext:conditional-format calcext:target-range-address="Output.G655:Output.G655">
            <calcext:condition calcext:apply-style-name="Untitled2" calcext:value="=&quot;yes&quot;" calcext:base-cell-address="Output.G11"/>
          </calcext:conditional-format>
          <calcext:conditional-format calcext:target-range-address="Output.G656:Output.G656">
            <calcext:condition calcext:apply-style-name="Untitled2" calcext:value="=&quot;yes&quot;" calcext:base-cell-address="Output.G11"/>
          </calcext:conditional-format>
          <calcext:conditional-format calcext:target-range-address="Output.G657:Output.G657">
            <calcext:condition calcext:apply-style-name="Untitled2" calcext:value="=&quot;yes&quot;" calcext:base-cell-address="Output.G11"/>
          </calcext:conditional-format>
          <calcext:conditional-format calcext:target-range-address="Output.G658:Output.G658">
            <calcext:condition calcext:apply-style-name="Untitled2" calcext:value="=&quot;yes&quot;" calcext:base-cell-address="Output.G11"/>
          </calcext:conditional-format>
          <calcext:conditional-format calcext:target-range-address="Output.G659:Output.G659">
            <calcext:condition calcext:apply-style-name="Untitled2" calcext:value="=&quot;yes&quot;" calcext:base-cell-address="Output.G11"/>
          </calcext:conditional-format>
          <calcext:conditional-format calcext:target-range-address="Output.G660:Output.G660">
            <calcext:condition calcext:apply-style-name="Untitled2" calcext:value="=&quot;yes&quot;" calcext:base-cell-address="Output.G11"/>
          </calcext:conditional-format>
          <calcext:conditional-format calcext:target-range-address="Output.G661:Output.G661">
            <calcext:condition calcext:apply-style-name="Untitled2" calcext:value="=&quot;yes&quot;" calcext:base-cell-address="Output.G11"/>
          </calcext:conditional-format>
          <calcext:conditional-format calcext:target-range-address="Output.G662:Output.G662">
            <calcext:condition calcext:apply-style-name="Untitled2" calcext:value="=&quot;yes&quot;" calcext:base-cell-address="Output.G11"/>
          </calcext:conditional-format>
          <calcext:conditional-format calcext:target-range-address="Output.G663:Output.G663">
            <calcext:condition calcext:apply-style-name="Untitled2" calcext:value="=&quot;yes&quot;" calcext:base-cell-address="Output.G11"/>
          </calcext:conditional-format>
          <calcext:conditional-format calcext:target-range-address="Output.G664:Output.G664">
            <calcext:condition calcext:apply-style-name="Untitled2" calcext:value="=&quot;yes&quot;" calcext:base-cell-address="Output.G11"/>
          </calcext:conditional-format>
          <calcext:conditional-format calcext:target-range-address="Output.G665:Output.G665">
            <calcext:condition calcext:apply-style-name="Untitled2" calcext:value="=&quot;yes&quot;" calcext:base-cell-address="Output.G11"/>
          </calcext:conditional-format>
          <calcext:conditional-format calcext:target-range-address="Output.G666:Output.G666">
            <calcext:condition calcext:apply-style-name="Untitled2" calcext:value="=&quot;yes&quot;" calcext:base-cell-address="Output.G11"/>
          </calcext:conditional-format>
          <calcext:conditional-format calcext:target-range-address="Output.G667:Output.G667">
            <calcext:condition calcext:apply-style-name="Untitled2" calcext:value="=&quot;yes&quot;" calcext:base-cell-address="Output.G11"/>
          </calcext:conditional-format>
          <calcext:conditional-format calcext:target-range-address="Output.G668:Output.G668">
            <calcext:condition calcext:apply-style-name="Untitled2" calcext:value="=&quot;yes&quot;" calcext:base-cell-address="Output.G11"/>
          </calcext:conditional-format>
          <calcext:conditional-format calcext:target-range-address="Output.G669:Output.G669">
            <calcext:condition calcext:apply-style-name="Untitled2" calcext:value="=&quot;yes&quot;" calcext:base-cell-address="Output.G11"/>
          </calcext:conditional-format>
          <calcext:conditional-format calcext:target-range-address="Output.G670:Output.G670">
            <calcext:condition calcext:apply-style-name="Untitled2" calcext:value="=&quot;yes&quot;" calcext:base-cell-address="Output.G11"/>
          </calcext:conditional-format>
          <calcext:conditional-format calcext:target-range-address="Output.G671:Output.G671">
            <calcext:condition calcext:apply-style-name="Untitled2" calcext:value="=&quot;yes&quot;" calcext:base-cell-address="Output.G11"/>
          </calcext:conditional-format>
          <calcext:conditional-format calcext:target-range-address="Output.G672:Output.G672">
            <calcext:condition calcext:apply-style-name="Untitled2" calcext:value="=&quot;yes&quot;" calcext:base-cell-address="Output.G11"/>
          </calcext:conditional-format>
          <calcext:conditional-format calcext:target-range-address="Output.G673:Output.G673">
            <calcext:condition calcext:apply-style-name="Untitled2" calcext:value="=&quot;yes&quot;" calcext:base-cell-address="Output.G11"/>
          </calcext:conditional-format>
          <calcext:conditional-format calcext:target-range-address="Output.G674:Output.G674">
            <calcext:condition calcext:apply-style-name="Untitled2" calcext:value="=&quot;yes&quot;" calcext:base-cell-address="Output.G11"/>
          </calcext:conditional-format>
          <calcext:conditional-format calcext:target-range-address="Output.G675:Output.G675">
            <calcext:condition calcext:apply-style-name="Untitled2" calcext:value="=&quot;yes&quot;" calcext:base-cell-address="Output.G11"/>
          </calcext:conditional-format>
          <calcext:conditional-format calcext:target-range-address="Output.G676:Output.G676">
            <calcext:condition calcext:apply-style-name="Untitled2" calcext:value="=&quot;yes&quot;" calcext:base-cell-address="Output.G11"/>
          </calcext:conditional-format>
          <calcext:conditional-format calcext:target-range-address="Output.G677:Output.G677">
            <calcext:condition calcext:apply-style-name="Untitled2" calcext:value="=&quot;yes&quot;" calcext:base-cell-address="Output.G11"/>
          </calcext:conditional-format>
          <calcext:conditional-format calcext:target-range-address="Output.G678:Output.G678">
            <calcext:condition calcext:apply-style-name="Untitled2" calcext:value="=&quot;yes&quot;" calcext:base-cell-address="Output.G11"/>
          </calcext:conditional-format>
          <calcext:conditional-format calcext:target-range-address="Output.G679:Output.G679">
            <calcext:condition calcext:apply-style-name="Untitled2" calcext:value="=&quot;yes&quot;" calcext:base-cell-address="Output.G11"/>
          </calcext:conditional-format>
          <calcext:conditional-format calcext:target-range-address="Output.G680:Output.G680">
            <calcext:condition calcext:apply-style-name="Untitled2" calcext:value="=&quot;yes&quot;" calcext:base-cell-address="Output.G11"/>
          </calcext:conditional-format>
          <calcext:conditional-format calcext:target-range-address="Output.G681:Output.G681">
            <calcext:condition calcext:apply-style-name="Untitled2" calcext:value="=&quot;yes&quot;" calcext:base-cell-address="Output.G11"/>
          </calcext:conditional-format>
          <calcext:conditional-format calcext:target-range-address="Output.G682:Output.G682">
            <calcext:condition calcext:apply-style-name="Untitled2" calcext:value="=&quot;yes&quot;" calcext:base-cell-address="Output.G11"/>
          </calcext:conditional-format>
          <calcext:conditional-format calcext:target-range-address="Output.G683:Output.G683">
            <calcext:condition calcext:apply-style-name="Untitled2" calcext:value="=&quot;yes&quot;" calcext:base-cell-address="Output.G11"/>
          </calcext:conditional-format>
          <calcext:conditional-format calcext:target-range-address="Output.G684:Output.G684">
            <calcext:condition calcext:apply-style-name="Untitled2" calcext:value="=&quot;yes&quot;" calcext:base-cell-address="Output.G11"/>
          </calcext:conditional-format>
          <calcext:conditional-format calcext:target-range-address="Output.G685:Output.G685">
            <calcext:condition calcext:apply-style-name="Untitled2" calcext:value="=&quot;yes&quot;" calcext:base-cell-address="Output.G11"/>
          </calcext:conditional-format>
          <calcext:conditional-format calcext:target-range-address="Output.G686:Output.G686">
            <calcext:condition calcext:apply-style-name="Untitled2" calcext:value="=&quot;yes&quot;" calcext:base-cell-address="Output.G11"/>
          </calcext:conditional-format>
          <calcext:conditional-format calcext:target-range-address="Output.G687:Output.G687">
            <calcext:condition calcext:apply-style-name="Untitled2" calcext:value="=&quot;yes&quot;" calcext:base-cell-address="Output.G11"/>
          </calcext:conditional-format>
          <calcext:conditional-format calcext:target-range-address="Output.G688:Output.G688">
            <calcext:condition calcext:apply-style-name="Untitled2" calcext:value="=&quot;yes&quot;" calcext:base-cell-address="Output.G11"/>
          </calcext:conditional-format>
          <calcext:conditional-format calcext:target-range-address="Output.G689:Output.G689">
            <calcext:condition calcext:apply-style-name="Untitled2" calcext:value="=&quot;yes&quot;" calcext:base-cell-address="Output.G11"/>
          </calcext:conditional-format>
          <calcext:conditional-format calcext:target-range-address="Output.G690:Output.G690">
            <calcext:condition calcext:apply-style-name="Untitled2" calcext:value="=&quot;yes&quot;" calcext:base-cell-address="Output.G11"/>
          </calcext:conditional-format>
          <calcext:conditional-format calcext:target-range-address="Output.G691:Output.G691">
            <calcext:condition calcext:apply-style-name="Untitled2" calcext:value="=&quot;yes&quot;" calcext:base-cell-address="Output.G11"/>
          </calcext:conditional-format>
          <calcext:conditional-format calcext:target-range-address="Output.G692:Output.G692">
            <calcext:condition calcext:apply-style-name="Untitled2" calcext:value="=&quot;yes&quot;" calcext:base-cell-address="Output.G11"/>
          </calcext:conditional-format>
          <calcext:conditional-format calcext:target-range-address="Output.G693:Output.G693">
            <calcext:condition calcext:apply-style-name="Untitled2" calcext:value="=&quot;yes&quot;" calcext:base-cell-address="Output.G11"/>
          </calcext:conditional-format>
          <calcext:conditional-format calcext:target-range-address="Output.G694:Output.G694">
            <calcext:condition calcext:apply-style-name="Untitled2" calcext:value="=&quot;yes&quot;" calcext:base-cell-address="Output.G11"/>
          </calcext:conditional-format>
          <calcext:conditional-format calcext:target-range-address="Output.G695:Output.G695">
            <calcext:condition calcext:apply-style-name="Untitled2" calcext:value="=&quot;yes&quot;" calcext:base-cell-address="Output.G11"/>
          </calcext:conditional-format>
          <calcext:conditional-format calcext:target-range-address="Output.G696:Output.G696">
            <calcext:condition calcext:apply-style-name="Untitled2" calcext:value="=&quot;yes&quot;" calcext:base-cell-address="Output.G11"/>
          </calcext:conditional-format>
          <calcext:conditional-format calcext:target-range-address="Output.G697:Output.G697">
            <calcext:condition calcext:apply-style-name="Untitled2" calcext:value="=&quot;yes&quot;" calcext:base-cell-address="Output.G11"/>
          </calcext:conditional-format>
          <calcext:conditional-format calcext:target-range-address="Output.G698:Output.G698">
            <calcext:condition calcext:apply-style-name="Untitled2" calcext:value="=&quot;yes&quot;" calcext:base-cell-address="Output.G11"/>
          </calcext:conditional-format>
          <calcext:conditional-format calcext:target-range-address="Output.G699:Output.G699">
            <calcext:condition calcext:apply-style-name="Untitled2" calcext:value="=&quot;yes&quot;" calcext:base-cell-address="Output.G11"/>
          </calcext:conditional-format>
          <calcext:conditional-format calcext:target-range-address="Output.G700:Output.G700">
            <calcext:condition calcext:apply-style-name="Untitled2" calcext:value="=&quot;yes&quot;" calcext:base-cell-address="Output.G11"/>
          </calcext:conditional-format>
          <calcext:conditional-format calcext:target-range-address="Output.G701:Output.G701">
            <calcext:condition calcext:apply-style-name="Untitled2" calcext:value="=&quot;yes&quot;" calcext:base-cell-address="Output.G11"/>
          </calcext:conditional-format>
          <calcext:conditional-format calcext:target-range-address="Output.G702:Output.G702">
            <calcext:condition calcext:apply-style-name="Untitled2" calcext:value="=&quot;yes&quot;" calcext:base-cell-address="Output.G11"/>
          </calcext:conditional-format>
          <calcext:conditional-format calcext:target-range-address="Output.G703:Output.G703">
            <calcext:condition calcext:apply-style-name="Untitled2" calcext:value="=&quot;yes&quot;" calcext:base-cell-address="Output.G11"/>
          </calcext:conditional-format>
          <calcext:conditional-format calcext:target-range-address="Output.G704:Output.G704">
            <calcext:condition calcext:apply-style-name="Untitled2" calcext:value="=&quot;yes&quot;" calcext:base-cell-address="Output.G11"/>
          </calcext:conditional-format>
          <calcext:conditional-format calcext:target-range-address="Output.G705:Output.G705">
            <calcext:condition calcext:apply-style-name="Untitled2" calcext:value="=&quot;yes&quot;" calcext:base-cell-address="Output.G11"/>
          </calcext:conditional-format>
          <calcext:conditional-format calcext:target-range-address="Output.G706:Output.G706">
            <calcext:condition calcext:apply-style-name="Untitled2" calcext:value="=&quot;yes&quot;" calcext:base-cell-address="Output.G11"/>
          </calcext:conditional-format>
          <calcext:conditional-format calcext:target-range-address="Output.G707:Output.G707">
            <calcext:condition calcext:apply-style-name="Untitled2" calcext:value="=&quot;yes&quot;" calcext:base-cell-address="Output.G11"/>
          </calcext:conditional-format>
          <calcext:conditional-format calcext:target-range-address="Output.G708:Output.G708">
            <calcext:condition calcext:apply-style-name="Untitled2" calcext:value="=&quot;yes&quot;" calcext:base-cell-address="Output.G11"/>
          </calcext:conditional-format>
          <calcext:conditional-format calcext:target-range-address="Output.G709:Output.G709">
            <calcext:condition calcext:apply-style-name="Untitled2" calcext:value="=&quot;yes&quot;" calcext:base-cell-address="Output.G11"/>
          </calcext:conditional-format>
          <calcext:conditional-format calcext:target-range-address="Output.G710:Output.G710">
            <calcext:condition calcext:apply-style-name="Untitled2" calcext:value="=&quot;yes&quot;" calcext:base-cell-address="Output.G11"/>
          </calcext:conditional-format>
          <calcext:conditional-format calcext:target-range-address="Output.G711:Output.G711">
            <calcext:condition calcext:apply-style-name="Untitled2" calcext:value="=&quot;yes&quot;" calcext:base-cell-address="Output.G11"/>
          </calcext:conditional-format>
          <calcext:conditional-format calcext:target-range-address="Output.G712:Output.G712">
            <calcext:condition calcext:apply-style-name="Untitled2" calcext:value="=&quot;yes&quot;" calcext:base-cell-address="Output.G11"/>
          </calcext:conditional-format>
          <calcext:conditional-format calcext:target-range-address="Output.G713:Output.G713">
            <calcext:condition calcext:apply-style-name="Untitled2" calcext:value="=&quot;yes&quot;" calcext:base-cell-address="Output.G11"/>
          </calcext:conditional-format>
          <calcext:conditional-format calcext:target-range-address="Output.G714:Output.G714">
            <calcext:condition calcext:apply-style-name="Untitled2" calcext:value="=&quot;yes&quot;" calcext:base-cell-address="Output.G11"/>
          </calcext:conditional-format>
          <calcext:conditional-format calcext:target-range-address="Output.G715:Output.G715">
            <calcext:condition calcext:apply-style-name="Untitled2" calcext:value="=&quot;yes&quot;" calcext:base-cell-address="Output.G11"/>
          </calcext:conditional-format>
          <calcext:conditional-format calcext:target-range-address="Output.G716:Output.G716">
            <calcext:condition calcext:apply-style-name="Untitled2" calcext:value="=&quot;yes&quot;" calcext:base-cell-address="Output.G11"/>
          </calcext:conditional-format>
          <calcext:conditional-format calcext:target-range-address="Output.G717:Output.G717">
            <calcext:condition calcext:apply-style-name="Untitled2" calcext:value="=&quot;yes&quot;" calcext:base-cell-address="Output.G11"/>
          </calcext:conditional-format>
          <calcext:conditional-format calcext:target-range-address="Output.G718:Output.G718">
            <calcext:condition calcext:apply-style-name="Untitled2" calcext:value="=&quot;yes&quot;" calcext:base-cell-address="Output.G11"/>
          </calcext:conditional-format>
          <calcext:conditional-format calcext:target-range-address="Output.G719:Output.G719">
            <calcext:condition calcext:apply-style-name="Untitled2" calcext:value="=&quot;yes&quot;" calcext:base-cell-address="Output.G11"/>
          </calcext:conditional-format>
          <calcext:conditional-format calcext:target-range-address="Output.G720:Output.G720">
            <calcext:condition calcext:apply-style-name="Untitled2" calcext:value="=&quot;yes&quot;" calcext:base-cell-address="Output.G11"/>
          </calcext:conditional-format>
          <calcext:conditional-format calcext:target-range-address="Output.G721:Output.G721">
            <calcext:condition calcext:apply-style-name="Untitled2" calcext:value="=&quot;yes&quot;" calcext:base-cell-address="Output.G11"/>
          </calcext:conditional-format>
          <calcext:conditional-format calcext:target-range-address="Output.G722:Output.G722">
            <calcext:condition calcext:apply-style-name="Untitled2" calcext:value="=&quot;yes&quot;" calcext:base-cell-address="Output.G11"/>
          </calcext:conditional-format>
          <calcext:conditional-format calcext:target-range-address="Output.G723:Output.G723">
            <calcext:condition calcext:apply-style-name="Untitled2" calcext:value="=&quot;yes&quot;" calcext:base-cell-address="Output.G11"/>
          </calcext:conditional-format>
          <calcext:conditional-format calcext:target-range-address="Output.G724:Output.G724">
            <calcext:condition calcext:apply-style-name="Untitled2" calcext:value="=&quot;yes&quot;" calcext:base-cell-address="Output.G11"/>
          </calcext:conditional-format>
          <calcext:conditional-format calcext:target-range-address="Output.G725:Output.G725">
            <calcext:condition calcext:apply-style-name="Untitled2" calcext:value="=&quot;yes&quot;" calcext:base-cell-address="Output.G11"/>
          </calcext:conditional-format>
          <calcext:conditional-format calcext:target-range-address="Output.G726:Output.G726">
            <calcext:condition calcext:apply-style-name="Untitled2" calcext:value="=&quot;yes&quot;" calcext:base-cell-address="Output.G11"/>
          </calcext:conditional-format>
          <calcext:conditional-format calcext:target-range-address="Output.G727:Output.G727">
            <calcext:condition calcext:apply-style-name="Untitled2" calcext:value="=&quot;yes&quot;" calcext:base-cell-address="Output.G11"/>
          </calcext:conditional-format>
          <calcext:conditional-format calcext:target-range-address="Output.G728:Output.G728">
            <calcext:condition calcext:apply-style-name="Untitled2" calcext:value="=&quot;yes&quot;" calcext:base-cell-address="Output.G11"/>
          </calcext:conditional-format>
          <calcext:conditional-format calcext:target-range-address="Output.G729:Output.G729">
            <calcext:condition calcext:apply-style-name="Untitled2" calcext:value="=&quot;yes&quot;" calcext:base-cell-address="Output.G11"/>
          </calcext:conditional-format>
          <calcext:conditional-format calcext:target-range-address="Output.G730:Output.G730">
            <calcext:condition calcext:apply-style-name="Untitled2" calcext:value="=&quot;yes&quot;" calcext:base-cell-address="Output.G11"/>
          </calcext:conditional-format>
          <calcext:conditional-format calcext:target-range-address="Output.G731:Output.G731">
            <calcext:condition calcext:apply-style-name="Untitled2" calcext:value="=&quot;yes&quot;" calcext:base-cell-address="Output.G11"/>
          </calcext:conditional-format>
          <calcext:conditional-format calcext:target-range-address="Output.G732:Output.G732">
            <calcext:condition calcext:apply-style-name="Untitled2" calcext:value="=&quot;yes&quot;" calcext:base-cell-address="Output.G11"/>
          </calcext:conditional-format>
          <calcext:conditional-format calcext:target-range-address="Output.G733:Output.G733">
            <calcext:condition calcext:apply-style-name="Untitled2" calcext:value="=&quot;yes&quot;" calcext:base-cell-address="Output.G11"/>
          </calcext:conditional-format>
          <calcext:conditional-format calcext:target-range-address="Output.G734:Output.G734">
            <calcext:condition calcext:apply-style-name="Untitled2" calcext:value="=&quot;yes&quot;" calcext:base-cell-address="Output.G11"/>
          </calcext:conditional-format>
          <calcext:conditional-format calcext:target-range-address="Output.G735:Output.G735">
            <calcext:condition calcext:apply-style-name="Untitled2" calcext:value="=&quot;yes&quot;" calcext:base-cell-address="Output.G11"/>
          </calcext:conditional-format>
          <calcext:conditional-format calcext:target-range-address="Output.G736:Output.G736">
            <calcext:condition calcext:apply-style-name="Untitled2" calcext:value="=&quot;yes&quot;" calcext:base-cell-address="Output.G11"/>
          </calcext:conditional-format>
          <calcext:conditional-format calcext:target-range-address="Output.G737:Output.G737">
            <calcext:condition calcext:apply-style-name="Untitled2" calcext:value="=&quot;yes&quot;" calcext:base-cell-address="Output.G11"/>
          </calcext:conditional-format>
          <calcext:conditional-format calcext:target-range-address="Output.G738:Output.G738">
            <calcext:condition calcext:apply-style-name="Untitled2" calcext:value="=&quot;yes&quot;" calcext:base-cell-address="Output.G11"/>
          </calcext:conditional-format>
          <calcext:conditional-format calcext:target-range-address="Output.G739:Output.G739">
            <calcext:condition calcext:apply-style-name="Untitled2" calcext:value="=&quot;yes&quot;" calcext:base-cell-address="Output.G11"/>
          </calcext:conditional-format>
          <calcext:conditional-format calcext:target-range-address="Output.G740:Output.G740">
            <calcext:condition calcext:apply-style-name="Untitled2" calcext:value="=&quot;yes&quot;" calcext:base-cell-address="Output.G11"/>
          </calcext:conditional-format>
          <calcext:conditional-format calcext:target-range-address="Output.G741:Output.G741">
            <calcext:condition calcext:apply-style-name="Untitled2" calcext:value="=&quot;yes&quot;" calcext:base-cell-address="Output.G11"/>
          </calcext:conditional-format>
          <calcext:conditional-format calcext:target-range-address="Output.G742:Output.G742">
            <calcext:condition calcext:apply-style-name="Untitled2" calcext:value="=&quot;yes&quot;" calcext:base-cell-address="Output.G11"/>
          </calcext:conditional-format>
          <calcext:conditional-format calcext:target-range-address="Output.G743:Output.G743">
            <calcext:condition calcext:apply-style-name="Untitled2" calcext:value="=&quot;yes&quot;" calcext:base-cell-address="Output.G11"/>
          </calcext:conditional-format>
          <calcext:conditional-format calcext:target-range-address="Output.G744:Output.G744">
            <calcext:condition calcext:apply-style-name="Untitled2" calcext:value="=&quot;yes&quot;" calcext:base-cell-address="Output.G11"/>
          </calcext:conditional-format>
          <calcext:conditional-format calcext:target-range-address="Output.G745:Output.G745">
            <calcext:condition calcext:apply-style-name="Untitled2" calcext:value="=&quot;yes&quot;" calcext:base-cell-address="Output.G11"/>
          </calcext:conditional-format>
          <calcext:conditional-format calcext:target-range-address="Output.G746:Output.G746">
            <calcext:condition calcext:apply-style-name="Untitled2" calcext:value="=&quot;yes&quot;" calcext:base-cell-address="Output.G11"/>
          </calcext:conditional-format>
          <calcext:conditional-format calcext:target-range-address="Output.G747:Output.G747">
            <calcext:condition calcext:apply-style-name="Untitled2" calcext:value="=&quot;yes&quot;" calcext:base-cell-address="Output.G11"/>
          </calcext:conditional-format>
          <calcext:conditional-format calcext:target-range-address="Output.G748:Output.G748">
            <calcext:condition calcext:apply-style-name="Untitled2" calcext:value="=&quot;yes&quot;" calcext:base-cell-address="Output.G11"/>
          </calcext:conditional-format>
          <calcext:conditional-format calcext:target-range-address="Output.G749:Output.G749">
            <calcext:condition calcext:apply-style-name="Untitled2" calcext:value="=&quot;yes&quot;" calcext:base-cell-address="Output.G11"/>
          </calcext:conditional-format>
          <calcext:conditional-format calcext:target-range-address="Output.G750:Output.G750">
            <calcext:condition calcext:apply-style-name="Untitled2" calcext:value="=&quot;yes&quot;" calcext:base-cell-address="Output.G11"/>
          </calcext:conditional-format>
          <calcext:conditional-format calcext:target-range-address="Output.G751:Output.G751">
            <calcext:condition calcext:apply-style-name="Untitled2" calcext:value="=&quot;yes&quot;" calcext:base-cell-address="Output.G11"/>
          </calcext:conditional-format>
          <calcext:conditional-format calcext:target-range-address="Output.G752:Output.G752">
            <calcext:condition calcext:apply-style-name="Untitled2" calcext:value="=&quot;yes&quot;" calcext:base-cell-address="Output.G11"/>
          </calcext:conditional-format>
          <calcext:conditional-format calcext:target-range-address="Output.G753:Output.G753">
            <calcext:condition calcext:apply-style-name="Untitled2" calcext:value="=&quot;yes&quot;" calcext:base-cell-address="Output.G11"/>
          </calcext:conditional-format>
          <calcext:conditional-format calcext:target-range-address="Output.G754:Output.G754">
            <calcext:condition calcext:apply-style-name="Untitled2" calcext:value="=&quot;yes&quot;" calcext:base-cell-address="Output.G11"/>
          </calcext:conditional-format>
          <calcext:conditional-format calcext:target-range-address="Output.G755:Output.G755">
            <calcext:condition calcext:apply-style-name="Untitled2" calcext:value="=&quot;yes&quot;" calcext:base-cell-address="Output.G11"/>
          </calcext:conditional-format>
          <calcext:conditional-format calcext:target-range-address="Output.G756:Output.G756">
            <calcext:condition calcext:apply-style-name="Untitled2" calcext:value="=&quot;yes&quot;" calcext:base-cell-address="Output.G11"/>
          </calcext:conditional-format>
          <calcext:conditional-format calcext:target-range-address="Output.G757:Output.G757">
            <calcext:condition calcext:apply-style-name="Untitled2" calcext:value="=&quot;yes&quot;" calcext:base-cell-address="Output.G11"/>
          </calcext:conditional-format>
          <calcext:conditional-format calcext:target-range-address="Output.G758:Output.G758">
            <calcext:condition calcext:apply-style-name="Untitled2" calcext:value="=&quot;yes&quot;" calcext:base-cell-address="Output.G11"/>
          </calcext:conditional-format>
          <calcext:conditional-format calcext:target-range-address="Output.G759:Output.G759">
            <calcext:condition calcext:apply-style-name="Untitled2" calcext:value="=&quot;yes&quot;" calcext:base-cell-address="Output.G11"/>
          </calcext:conditional-format>
          <calcext:conditional-format calcext:target-range-address="Output.G760:Output.G760">
            <calcext:condition calcext:apply-style-name="Untitled2" calcext:value="=&quot;yes&quot;" calcext:base-cell-address="Output.G11"/>
          </calcext:conditional-format>
          <calcext:conditional-format calcext:target-range-address="Output.G761:Output.G761">
            <calcext:condition calcext:apply-style-name="Untitled2" calcext:value="=&quot;yes&quot;" calcext:base-cell-address="Output.G11"/>
          </calcext:conditional-format>
          <calcext:conditional-format calcext:target-range-address="Output.G762:Output.G762">
            <calcext:condition calcext:apply-style-name="Untitled2" calcext:value="=&quot;yes&quot;" calcext:base-cell-address="Output.G11"/>
          </calcext:conditional-format>
          <calcext:conditional-format calcext:target-range-address="Output.G763:Output.G763">
            <calcext:condition calcext:apply-style-name="Untitled2" calcext:value="=&quot;yes&quot;" calcext:base-cell-address="Output.G11"/>
          </calcext:conditional-format>
          <calcext:conditional-format calcext:target-range-address="Output.G764:Output.G764">
            <calcext:condition calcext:apply-style-name="Untitled2" calcext:value="=&quot;yes&quot;" calcext:base-cell-address="Output.G11"/>
          </calcext:conditional-format>
          <calcext:conditional-format calcext:target-range-address="Output.G765:Output.G765">
            <calcext:condition calcext:apply-style-name="Untitled2" calcext:value="=&quot;yes&quot;" calcext:base-cell-address="Output.G11"/>
          </calcext:conditional-format>
          <calcext:conditional-format calcext:target-range-address="Output.G766:Output.G766">
            <calcext:condition calcext:apply-style-name="Untitled2" calcext:value="=&quot;yes&quot;" calcext:base-cell-address="Output.G11"/>
          </calcext:conditional-format>
          <calcext:conditional-format calcext:target-range-address="Output.G767:Output.G767">
            <calcext:condition calcext:apply-style-name="Untitled2" calcext:value="=&quot;yes&quot;" calcext:base-cell-address="Output.G11"/>
          </calcext:conditional-format>
          <calcext:conditional-format calcext:target-range-address="Output.G768:Output.G768">
            <calcext:condition calcext:apply-style-name="Untitled2" calcext:value="=&quot;yes&quot;" calcext:base-cell-address="Output.G11"/>
          </calcext:conditional-format>
          <calcext:conditional-format calcext:target-range-address="Output.G769:Output.G769">
            <calcext:condition calcext:apply-style-name="Untitled2" calcext:value="=&quot;yes&quot;" calcext:base-cell-address="Output.G11"/>
          </calcext:conditional-format>
          <calcext:conditional-format calcext:target-range-address="Output.G770:Output.G770">
            <calcext:condition calcext:apply-style-name="Untitled2" calcext:value="=&quot;yes&quot;" calcext:base-cell-address="Output.G11"/>
          </calcext:conditional-format>
          <calcext:conditional-format calcext:target-range-address="Output.G771:Output.G771">
            <calcext:condition calcext:apply-style-name="Untitled2" calcext:value="=&quot;yes&quot;" calcext:base-cell-address="Output.G11"/>
          </calcext:conditional-format>
          <calcext:conditional-format calcext:target-range-address="Output.G772:Output.G772">
            <calcext:condition calcext:apply-style-name="Untitled2" calcext:value="=&quot;yes&quot;" calcext:base-cell-address="Output.G11"/>
          </calcext:conditional-format>
          <calcext:conditional-format calcext:target-range-address="Output.G773:Output.G773">
            <calcext:condition calcext:apply-style-name="Untitled2" calcext:value="=&quot;yes&quot;" calcext:base-cell-address="Output.G11"/>
          </calcext:conditional-format>
          <calcext:conditional-format calcext:target-range-address="Output.G774:Output.G774">
            <calcext:condition calcext:apply-style-name="Untitled2" calcext:value="=&quot;yes&quot;" calcext:base-cell-address="Output.G11"/>
          </calcext:conditional-format>
          <calcext:conditional-format calcext:target-range-address="Output.G775:Output.G775">
            <calcext:condition calcext:apply-style-name="Untitled2" calcext:value="=&quot;yes&quot;" calcext:base-cell-address="Output.G11"/>
          </calcext:conditional-format>
          <calcext:conditional-format calcext:target-range-address="Output.G776:Output.G776">
            <calcext:condition calcext:apply-style-name="Untitled2" calcext:value="=&quot;yes&quot;" calcext:base-cell-address="Output.G11"/>
          </calcext:conditional-format>
          <calcext:conditional-format calcext:target-range-address="Output.G777:Output.G777">
            <calcext:condition calcext:apply-style-name="Untitled2" calcext:value="=&quot;yes&quot;" calcext:base-cell-address="Output.G11"/>
          </calcext:conditional-format>
          <calcext:conditional-format calcext:target-range-address="Output.G778:Output.G778">
            <calcext:condition calcext:apply-style-name="Untitled2" calcext:value="=&quot;yes&quot;" calcext:base-cell-address="Output.G11"/>
          </calcext:conditional-format>
          <calcext:conditional-format calcext:target-range-address="Output.G779:Output.G779">
            <calcext:condition calcext:apply-style-name="Untitled2" calcext:value="=&quot;yes&quot;" calcext:base-cell-address="Output.G11"/>
          </calcext:conditional-format>
          <calcext:conditional-format calcext:target-range-address="Output.G780:Output.G780">
            <calcext:condition calcext:apply-style-name="Untitled2" calcext:value="=&quot;yes&quot;" calcext:base-cell-address="Output.G11"/>
          </calcext:conditional-format>
          <calcext:conditional-format calcext:target-range-address="Output.G781:Output.G781">
            <calcext:condition calcext:apply-style-name="Untitled2" calcext:value="=&quot;yes&quot;" calcext:base-cell-address="Output.G11"/>
          </calcext:conditional-format>
          <calcext:conditional-format calcext:target-range-address="Output.G782:Output.G782">
            <calcext:condition calcext:apply-style-name="Untitled2" calcext:value="=&quot;yes&quot;" calcext:base-cell-address="Output.G11"/>
          </calcext:conditional-format>
          <calcext:conditional-format calcext:target-range-address="Output.G783:Output.G783">
            <calcext:condition calcext:apply-style-name="Untitled2" calcext:value="=&quot;yes&quot;" calcext:base-cell-address="Output.G11"/>
          </calcext:conditional-format>
          <calcext:conditional-format calcext:target-range-address="Output.G784:Output.G784">
            <calcext:condition calcext:apply-style-name="Untitled2" calcext:value="=&quot;yes&quot;" calcext:base-cell-address="Output.G11"/>
          </calcext:conditional-format>
          <calcext:conditional-format calcext:target-range-address="Output.G785:Output.G785">
            <calcext:condition calcext:apply-style-name="Untitled2" calcext:value="=&quot;yes&quot;" calcext:base-cell-address="Output.G11"/>
          </calcext:conditional-format>
          <calcext:conditional-format calcext:target-range-address="Output.G786:Output.G786">
            <calcext:condition calcext:apply-style-name="Untitled2" calcext:value="=&quot;yes&quot;" calcext:base-cell-address="Output.G11"/>
          </calcext:conditional-format>
          <calcext:conditional-format calcext:target-range-address="Output.G787:Output.G787">
            <calcext:condition calcext:apply-style-name="Untitled2" calcext:value="=&quot;yes&quot;" calcext:base-cell-address="Output.G11"/>
          </calcext:conditional-format>
          <calcext:conditional-format calcext:target-range-address="Output.G788:Output.G788">
            <calcext:condition calcext:apply-style-name="Untitled2" calcext:value="=&quot;yes&quot;" calcext:base-cell-address="Output.G11"/>
          </calcext:conditional-format>
          <calcext:conditional-format calcext:target-range-address="Output.G789:Output.G789">
            <calcext:condition calcext:apply-style-name="Untitled2" calcext:value="=&quot;yes&quot;" calcext:base-cell-address="Output.G11"/>
          </calcext:conditional-format>
          <calcext:conditional-format calcext:target-range-address="Output.G790:Output.G790">
            <calcext:condition calcext:apply-style-name="Untitled2" calcext:value="=&quot;yes&quot;" calcext:base-cell-address="Output.G11"/>
          </calcext:conditional-format>
          <calcext:conditional-format calcext:target-range-address="Output.G791:Output.G791">
            <calcext:condition calcext:apply-style-name="Untitled2" calcext:value="=&quot;yes&quot;" calcext:base-cell-address="Output.G11"/>
          </calcext:conditional-format>
          <calcext:conditional-format calcext:target-range-address="Output.G792:Output.G792">
            <calcext:condition calcext:apply-style-name="Untitled2" calcext:value="=&quot;yes&quot;" calcext:base-cell-address="Output.G11"/>
          </calcext:conditional-format>
          <calcext:conditional-format calcext:target-range-address="Output.G793:Output.G793">
            <calcext:condition calcext:apply-style-name="Untitled2" calcext:value="=&quot;yes&quot;" calcext:base-cell-address="Output.G11"/>
          </calcext:conditional-format>
          <calcext:conditional-format calcext:target-range-address="Output.G794:Output.G794">
            <calcext:condition calcext:apply-style-name="Untitled2" calcext:value="=&quot;yes&quot;" calcext:base-cell-address="Output.G11"/>
          </calcext:conditional-format>
          <calcext:conditional-format calcext:target-range-address="Output.G795:Output.G795">
            <calcext:condition calcext:apply-style-name="Untitled2" calcext:value="=&quot;yes&quot;" calcext:base-cell-address="Output.G11"/>
          </calcext:conditional-format>
          <calcext:conditional-format calcext:target-range-address="Output.G796:Output.G796">
            <calcext:condition calcext:apply-style-name="Untitled2" calcext:value="=&quot;yes&quot;" calcext:base-cell-address="Output.G11"/>
          </calcext:conditional-format>
          <calcext:conditional-format calcext:target-range-address="Output.G797:Output.G797">
            <calcext:condition calcext:apply-style-name="Untitled2" calcext:value="=&quot;yes&quot;" calcext:base-cell-address="Output.G11"/>
          </calcext:conditional-format>
          <calcext:conditional-format calcext:target-range-address="Output.G798:Output.G798">
            <calcext:condition calcext:apply-style-name="Untitled2" calcext:value="=&quot;yes&quot;" calcext:base-cell-address="Output.G11"/>
          </calcext:conditional-format>
          <calcext:conditional-format calcext:target-range-address="Output.G799:Output.G799">
            <calcext:condition calcext:apply-style-name="Untitled2" calcext:value="=&quot;yes&quot;" calcext:base-cell-address="Output.G11"/>
          </calcext:conditional-format>
          <calcext:conditional-format calcext:target-range-address="Output.G800:Output.G800">
            <calcext:condition calcext:apply-style-name="Untitled2" calcext:value="=&quot;yes&quot;" calcext:base-cell-address="Output.G11"/>
          </calcext:conditional-format>
          <calcext:conditional-format calcext:target-range-address="Output.G801:Output.G801">
            <calcext:condition calcext:apply-style-name="Untitled2" calcext:value="=&quot;yes&quot;" calcext:base-cell-address="Output.G11"/>
          </calcext:conditional-format>
          <calcext:conditional-format calcext:target-range-address="Output.G802:Output.G802">
            <calcext:condition calcext:apply-style-name="Untitled2" calcext:value="=&quot;yes&quot;" calcext:base-cell-address="Output.G11"/>
          </calcext:conditional-format>
          <calcext:conditional-format calcext:target-range-address="Output.G803:Output.G803">
            <calcext:condition calcext:apply-style-name="Untitled2" calcext:value="=&quot;yes&quot;" calcext:base-cell-address="Output.G11"/>
          </calcext:conditional-format>
          <calcext:conditional-format calcext:target-range-address="Output.G804:Output.G804">
            <calcext:condition calcext:apply-style-name="Untitled2" calcext:value="=&quot;yes&quot;" calcext:base-cell-address="Output.G11"/>
          </calcext:conditional-format>
          <calcext:conditional-format calcext:target-range-address="Output.G805:Output.G805">
            <calcext:condition calcext:apply-style-name="Untitled2" calcext:value="=&quot;yes&quot;" calcext:base-cell-address="Output.G11"/>
          </calcext:conditional-format>
          <calcext:conditional-format calcext:target-range-address="Output.G806:Output.G806">
            <calcext:condition calcext:apply-style-name="Untitled2" calcext:value="=&quot;yes&quot;" calcext:base-cell-address="Output.G11"/>
          </calcext:conditional-format>
          <calcext:conditional-format calcext:target-range-address="Output.G807:Output.G807">
            <calcext:condition calcext:apply-style-name="Untitled2" calcext:value="=&quot;yes&quot;" calcext:base-cell-address="Output.G11"/>
          </calcext:conditional-format>
          <calcext:conditional-format calcext:target-range-address="Output.G808:Output.G808">
            <calcext:condition calcext:apply-style-name="Untitled2" calcext:value="=&quot;yes&quot;" calcext:base-cell-address="Output.G11"/>
          </calcext:conditional-format>
          <calcext:conditional-format calcext:target-range-address="Output.G809:Output.G809">
            <calcext:condition calcext:apply-style-name="Untitled2" calcext:value="=&quot;yes&quot;" calcext:base-cell-address="Output.G11"/>
          </calcext:conditional-format>
          <calcext:conditional-format calcext:target-range-address="Output.G810:Output.G810">
            <calcext:condition calcext:apply-style-name="Untitled2" calcext:value="=&quot;yes&quot;" calcext:base-cell-address="Output.G11"/>
          </calcext:conditional-format>
          <calcext:conditional-format calcext:target-range-address="Output.G811:Output.G811">
            <calcext:condition calcext:apply-style-name="Untitled2" calcext:value="=&quot;yes&quot;" calcext:base-cell-address="Output.G11"/>
          </calcext:conditional-format>
          <calcext:conditional-format calcext:target-range-address="Output.G812:Output.G812">
            <calcext:condition calcext:apply-style-name="Untitled2" calcext:value="=&quot;yes&quot;" calcext:base-cell-address="Output.G11"/>
          </calcext:conditional-format>
          <calcext:conditional-format calcext:target-range-address="Output.G813:Output.G813">
            <calcext:condition calcext:apply-style-name="Untitled2" calcext:value="=&quot;yes&quot;" calcext:base-cell-address="Output.G11"/>
          </calcext:conditional-format>
          <calcext:conditional-format calcext:target-range-address="Output.G814:Output.G814">
            <calcext:condition calcext:apply-style-name="Untitled2" calcext:value="=&quot;yes&quot;" calcext:base-cell-address="Output.G11"/>
          </calcext:conditional-format>
          <calcext:conditional-format calcext:target-range-address="Output.G815:Output.G815">
            <calcext:condition calcext:apply-style-name="Untitled2" calcext:value="=&quot;yes&quot;" calcext:base-cell-address="Output.G11"/>
          </calcext:conditional-format>
          <calcext:conditional-format calcext:target-range-address="Output.G816:Output.G816">
            <calcext:condition calcext:apply-style-name="Untitled2" calcext:value="=&quot;yes&quot;" calcext:base-cell-address="Output.G11"/>
          </calcext:conditional-format>
          <calcext:conditional-format calcext:target-range-address="Output.G817:Output.G817">
            <calcext:condition calcext:apply-style-name="Untitled2" calcext:value="=&quot;yes&quot;" calcext:base-cell-address="Output.G11"/>
          </calcext:conditional-format>
          <calcext:conditional-format calcext:target-range-address="Output.G818:Output.G818">
            <calcext:condition calcext:apply-style-name="Untitled2" calcext:value="=&quot;yes&quot;" calcext:base-cell-address="Output.G11"/>
          </calcext:conditional-format>
          <calcext:conditional-format calcext:target-range-address="Output.G819:Output.G819">
            <calcext:condition calcext:apply-style-name="Untitled2" calcext:value="=&quot;yes&quot;" calcext:base-cell-address="Output.G11"/>
          </calcext:conditional-format>
          <calcext:conditional-format calcext:target-range-address="Output.G820:Output.G820">
            <calcext:condition calcext:apply-style-name="Untitled2" calcext:value="=&quot;yes&quot;" calcext:base-cell-address="Output.G11"/>
          </calcext:conditional-format>
          <calcext:conditional-format calcext:target-range-address="Output.G821:Output.G821">
            <calcext:condition calcext:apply-style-name="Untitled2" calcext:value="=&quot;yes&quot;" calcext:base-cell-address="Output.G11"/>
          </calcext:conditional-format>
          <calcext:conditional-format calcext:target-range-address="Output.G822:Output.G822">
            <calcext:condition calcext:apply-style-name="Untitled2" calcext:value="=&quot;yes&quot;" calcext:base-cell-address="Output.G11"/>
          </calcext:conditional-format>
          <calcext:conditional-format calcext:target-range-address="Output.G823:Output.G823">
            <calcext:condition calcext:apply-style-name="Untitled2" calcext:value="=&quot;yes&quot;" calcext:base-cell-address="Output.G11"/>
          </calcext:conditional-format>
          <calcext:conditional-format calcext:target-range-address="Output.G824:Output.G824">
            <calcext:condition calcext:apply-style-name="Untitled2" calcext:value="=&quot;yes&quot;" calcext:base-cell-address="Output.G11"/>
          </calcext:conditional-format>
          <calcext:conditional-format calcext:target-range-address="Output.G825:Output.G825">
            <calcext:condition calcext:apply-style-name="Untitled2" calcext:value="=&quot;yes&quot;" calcext:base-cell-address="Output.G11"/>
          </calcext:conditional-format>
          <calcext:conditional-format calcext:target-range-address="Output.G826:Output.G826">
            <calcext:condition calcext:apply-style-name="Untitled2" calcext:value="=&quot;yes&quot;" calcext:base-cell-address="Output.G11"/>
          </calcext:conditional-format>
          <calcext:conditional-format calcext:target-range-address="Output.G827:Output.G827">
            <calcext:condition calcext:apply-style-name="Untitled2" calcext:value="=&quot;yes&quot;" calcext:base-cell-address="Output.G11"/>
          </calcext:conditional-format>
          <calcext:conditional-format calcext:target-range-address="Output.G828:Output.G828">
            <calcext:condition calcext:apply-style-name="Untitled2" calcext:value="=&quot;yes&quot;" calcext:base-cell-address="Output.G11"/>
          </calcext:conditional-format>
          <calcext:conditional-format calcext:target-range-address="Output.G829:Output.G829">
            <calcext:condition calcext:apply-style-name="Untitled2" calcext:value="=&quot;yes&quot;" calcext:base-cell-address="Output.G11"/>
          </calcext:conditional-format>
          <calcext:conditional-format calcext:target-range-address="Output.G830:Output.G830">
            <calcext:condition calcext:apply-style-name="Untitled2" calcext:value="=&quot;yes&quot;" calcext:base-cell-address="Output.G11"/>
          </calcext:conditional-format>
          <calcext:conditional-format calcext:target-range-address="Output.G831:Output.G831">
            <calcext:condition calcext:apply-style-name="Untitled2" calcext:value="=&quot;yes&quot;" calcext:base-cell-address="Output.G11"/>
          </calcext:conditional-format>
          <calcext:conditional-format calcext:target-range-address="Output.G832:Output.G832">
            <calcext:condition calcext:apply-style-name="Untitled2" calcext:value="=&quot;yes&quot;" calcext:base-cell-address="Output.G11"/>
          </calcext:conditional-format>
          <calcext:conditional-format calcext:target-range-address="Output.G833:Output.G833">
            <calcext:condition calcext:apply-style-name="Untitled2" calcext:value="=&quot;yes&quot;" calcext:base-cell-address="Output.G11"/>
          </calcext:conditional-format>
          <calcext:conditional-format calcext:target-range-address="Output.G834:Output.G834">
            <calcext:condition calcext:apply-style-name="Untitled2" calcext:value="=&quot;yes&quot;" calcext:base-cell-address="Output.G11"/>
          </calcext:conditional-format>
          <calcext:conditional-format calcext:target-range-address="Output.G835:Output.G835">
            <calcext:condition calcext:apply-style-name="Untitled2" calcext:value="=&quot;yes&quot;" calcext:base-cell-address="Output.G11"/>
          </calcext:conditional-format>
          <calcext:conditional-format calcext:target-range-address="Output.G836:Output.G836">
            <calcext:condition calcext:apply-style-name="Untitled2" calcext:value="=&quot;yes&quot;" calcext:base-cell-address="Output.G11"/>
          </calcext:conditional-format>
          <calcext:conditional-format calcext:target-range-address="Output.G837:Output.G837">
            <calcext:condition calcext:apply-style-name="Untitled2" calcext:value="=&quot;yes&quot;" calcext:base-cell-address="Output.G11"/>
          </calcext:conditional-format>
          <calcext:conditional-format calcext:target-range-address="Output.G838:Output.G838">
            <calcext:condition calcext:apply-style-name="Untitled2" calcext:value="=&quot;yes&quot;" calcext:base-cell-address="Output.G11"/>
          </calcext:conditional-format>
          <calcext:conditional-format calcext:target-range-address="Output.G839:Output.G839">
            <calcext:condition calcext:apply-style-name="Untitled2" calcext:value="=&quot;yes&quot;" calcext:base-cell-address="Output.G11"/>
          </calcext:conditional-format>
          <calcext:conditional-format calcext:target-range-address="Output.G840:Output.G840">
            <calcext:condition calcext:apply-style-name="Untitled2" calcext:value="=&quot;yes&quot;" calcext:base-cell-address="Output.G11"/>
          </calcext:conditional-format>
          <calcext:conditional-format calcext:target-range-address="Output.G841:Output.G841">
            <calcext:condition calcext:apply-style-name="Untitled2" calcext:value="=&quot;yes&quot;" calcext:base-cell-address="Output.G11"/>
          </calcext:conditional-format>
          <calcext:conditional-format calcext:target-range-address="Output.G842:Output.G842">
            <calcext:condition calcext:apply-style-name="Untitled2" calcext:value="=&quot;yes&quot;" calcext:base-cell-address="Output.G11"/>
          </calcext:conditional-format>
          <calcext:conditional-format calcext:target-range-address="Output.G843:Output.G843">
            <calcext:condition calcext:apply-style-name="Untitled2" calcext:value="=&quot;yes&quot;" calcext:base-cell-address="Output.G11"/>
          </calcext:conditional-format>
          <calcext:conditional-format calcext:target-range-address="Output.G844:Output.G844">
            <calcext:condition calcext:apply-style-name="Untitled2" calcext:value="=&quot;yes&quot;" calcext:base-cell-address="Output.G11"/>
          </calcext:conditional-format>
          <calcext:conditional-format calcext:target-range-address="Output.G845:Output.G845">
            <calcext:condition calcext:apply-style-name="Untitled2" calcext:value="=&quot;yes&quot;" calcext:base-cell-address="Output.G11"/>
          </calcext:conditional-format>
          <calcext:conditional-format calcext:target-range-address="Output.G846:Output.G846">
            <calcext:condition calcext:apply-style-name="Untitled2" calcext:value="=&quot;yes&quot;" calcext:base-cell-address="Output.G11"/>
          </calcext:conditional-format>
          <calcext:conditional-format calcext:target-range-address="Output.G847:Output.G847">
            <calcext:condition calcext:apply-style-name="Untitled2" calcext:value="=&quot;yes&quot;" calcext:base-cell-address="Output.G11"/>
          </calcext:conditional-format>
          <calcext:conditional-format calcext:target-range-address="Output.G848:Output.G848">
            <calcext:condition calcext:apply-style-name="Untitled2" calcext:value="=&quot;yes&quot;" calcext:base-cell-address="Output.G11"/>
          </calcext:conditional-format>
          <calcext:conditional-format calcext:target-range-address="Output.G849:Output.G849">
            <calcext:condition calcext:apply-style-name="Untitled2" calcext:value="=&quot;yes&quot;" calcext:base-cell-address="Output.G11"/>
          </calcext:conditional-format>
          <calcext:conditional-format calcext:target-range-address="Output.G850:Output.G850">
            <calcext:condition calcext:apply-style-name="Untitled2" calcext:value="=&quot;yes&quot;" calcext:base-cell-address="Output.G11"/>
          </calcext:conditional-format>
          <calcext:conditional-format calcext:target-range-address="Output.G851:Output.G851">
            <calcext:condition calcext:apply-style-name="Untitled2" calcext:value="=&quot;yes&quot;" calcext:base-cell-address="Output.G11"/>
          </calcext:conditional-format>
          <calcext:conditional-format calcext:target-range-address="Output.G852:Output.G852">
            <calcext:condition calcext:apply-style-name="Untitled2" calcext:value="=&quot;yes&quot;" calcext:base-cell-address="Output.G11"/>
          </calcext:conditional-format>
          <calcext:conditional-format calcext:target-range-address="Output.G853:Output.G853">
            <calcext:condition calcext:apply-style-name="Untitled2" calcext:value="=&quot;yes&quot;" calcext:base-cell-address="Output.G11"/>
          </calcext:conditional-format>
          <calcext:conditional-format calcext:target-range-address="Output.G854:Output.G854">
            <calcext:condition calcext:apply-style-name="Untitled2" calcext:value="=&quot;yes&quot;" calcext:base-cell-address="Output.G11"/>
          </calcext:conditional-format>
          <calcext:conditional-format calcext:target-range-address="Output.G855:Output.G855">
            <calcext:condition calcext:apply-style-name="Untitled2" calcext:value="=&quot;yes&quot;" calcext:base-cell-address="Output.G11"/>
          </calcext:conditional-format>
          <calcext:conditional-format calcext:target-range-address="Output.G856:Output.G856">
            <calcext:condition calcext:apply-style-name="Untitled2" calcext:value="=&quot;yes&quot;" calcext:base-cell-address="Output.G11"/>
          </calcext:conditional-format>
          <calcext:conditional-format calcext:target-range-address="Output.G857:Output.G857">
            <calcext:condition calcext:apply-style-name="Untitled2" calcext:value="=&quot;yes&quot;" calcext:base-cell-address="Output.G11"/>
          </calcext:conditional-format>
          <calcext:conditional-format calcext:target-range-address="Output.G858:Output.G858">
            <calcext:condition calcext:apply-style-name="Untitled2" calcext:value="=&quot;yes&quot;" calcext:base-cell-address="Output.G11"/>
          </calcext:conditional-format>
          <calcext:conditional-format calcext:target-range-address="Output.G859:Output.G859">
            <calcext:condition calcext:apply-style-name="Untitled2" calcext:value="=&quot;yes&quot;" calcext:base-cell-address="Output.G11"/>
          </calcext:conditional-format>
          <calcext:conditional-format calcext:target-range-address="Output.G860:Output.G860">
            <calcext:condition calcext:apply-style-name="Untitled2" calcext:value="=&quot;yes&quot;" calcext:base-cell-address="Output.G11"/>
          </calcext:conditional-format>
          <calcext:conditional-format calcext:target-range-address="Output.G861:Output.G861">
            <calcext:condition calcext:apply-style-name="Untitled2" calcext:value="=&quot;yes&quot;" calcext:base-cell-address="Output.G11"/>
          </calcext:conditional-format>
          <calcext:conditional-format calcext:target-range-address="Output.G862:Output.G862">
            <calcext:condition calcext:apply-style-name="Untitled2" calcext:value="=&quot;yes&quot;" calcext:base-cell-address="Output.G11"/>
          </calcext:conditional-format>
          <calcext:conditional-format calcext:target-range-address="Output.G863:Output.G863">
            <calcext:condition calcext:apply-style-name="Untitled2" calcext:value="=&quot;yes&quot;" calcext:base-cell-address="Output.G11"/>
          </calcext:conditional-format>
          <calcext:conditional-format calcext:target-range-address="Output.G864:Output.G864">
            <calcext:condition calcext:apply-style-name="Untitled2" calcext:value="=&quot;yes&quot;" calcext:base-cell-address="Output.G11"/>
          </calcext:conditional-format>
          <calcext:conditional-format calcext:target-range-address="Output.G865:Output.G865">
            <calcext:condition calcext:apply-style-name="Untitled2" calcext:value="=&quot;yes&quot;" calcext:base-cell-address="Output.G11"/>
          </calcext:conditional-format>
          <calcext:conditional-format calcext:target-range-address="Output.G866:Output.G866">
            <calcext:condition calcext:apply-style-name="Untitled2" calcext:value="=&quot;yes&quot;" calcext:base-cell-address="Output.G11"/>
          </calcext:conditional-format>
          <calcext:conditional-format calcext:target-range-address="Output.G867:Output.G867">
            <calcext:condition calcext:apply-style-name="Untitled2" calcext:value="=&quot;yes&quot;" calcext:base-cell-address="Output.G11"/>
          </calcext:conditional-format>
          <calcext:conditional-format calcext:target-range-address="Output.G868:Output.G868">
            <calcext:condition calcext:apply-style-name="Untitled2" calcext:value="=&quot;yes&quot;" calcext:base-cell-address="Output.G11"/>
          </calcext:conditional-format>
          <calcext:conditional-format calcext:target-range-address="Output.G869:Output.G869">
            <calcext:condition calcext:apply-style-name="Untitled2" calcext:value="=&quot;yes&quot;" calcext:base-cell-address="Output.G11"/>
          </calcext:conditional-format>
          <calcext:conditional-format calcext:target-range-address="Output.G870:Output.G870">
            <calcext:condition calcext:apply-style-name="Untitled2" calcext:value="=&quot;yes&quot;" calcext:base-cell-address="Output.G11"/>
          </calcext:conditional-format>
          <calcext:conditional-format calcext:target-range-address="Output.G871:Output.G871">
            <calcext:condition calcext:apply-style-name="Untitled2" calcext:value="=&quot;yes&quot;" calcext:base-cell-address="Output.G11"/>
          </calcext:conditional-format>
          <calcext:conditional-format calcext:target-range-address="Output.G872:Output.G872">
            <calcext:condition calcext:apply-style-name="Untitled2" calcext:value="=&quot;yes&quot;" calcext:base-cell-address="Output.G11"/>
          </calcext:conditional-format>
          <calcext:conditional-format calcext:target-range-address="Output.G873:Output.G873">
            <calcext:condition calcext:apply-style-name="Untitled2" calcext:value="=&quot;yes&quot;" calcext:base-cell-address="Output.G11"/>
          </calcext:conditional-format>
          <calcext:conditional-format calcext:target-range-address="Output.G874:Output.G874">
            <calcext:condition calcext:apply-style-name="Untitled2" calcext:value="=&quot;yes&quot;" calcext:base-cell-address="Output.G11"/>
          </calcext:conditional-format>
          <calcext:conditional-format calcext:target-range-address="Output.G875:Output.G875">
            <calcext:condition calcext:apply-style-name="Untitled2" calcext:value="=&quot;yes&quot;" calcext:base-cell-address="Output.G11"/>
          </calcext:conditional-format>
          <calcext:conditional-format calcext:target-range-address="Output.G876:Output.G876">
            <calcext:condition calcext:apply-style-name="Untitled2" calcext:value="=&quot;yes&quot;" calcext:base-cell-address="Output.G11"/>
          </calcext:conditional-format>
          <calcext:conditional-format calcext:target-range-address="Output.G877:Output.G877">
            <calcext:condition calcext:apply-style-name="Untitled2" calcext:value="=&quot;yes&quot;" calcext:base-cell-address="Output.G11"/>
          </calcext:conditional-format>
          <calcext:conditional-format calcext:target-range-address="Output.G878:Output.G878">
            <calcext:condition calcext:apply-style-name="Untitled2" calcext:value="=&quot;yes&quot;" calcext:base-cell-address="Output.G11"/>
          </calcext:conditional-format>
          <calcext:conditional-format calcext:target-range-address="Output.G879:Output.G879">
            <calcext:condition calcext:apply-style-name="Untitled2" calcext:value="=&quot;yes&quot;" calcext:base-cell-address="Output.G11"/>
          </calcext:conditional-format>
          <calcext:conditional-format calcext:target-range-address="Output.G880:Output.G880">
            <calcext:condition calcext:apply-style-name="Untitled2" calcext:value="=&quot;yes&quot;" calcext:base-cell-address="Output.G11"/>
          </calcext:conditional-format>
          <calcext:conditional-format calcext:target-range-address="Output.G881:Output.G881">
            <calcext:condition calcext:apply-style-name="Untitled2" calcext:value="=&quot;yes&quot;" calcext:base-cell-address="Output.G11"/>
          </calcext:conditional-format>
          <calcext:conditional-format calcext:target-range-address="Output.G882:Output.G882">
            <calcext:condition calcext:apply-style-name="Untitled2" calcext:value="=&quot;yes&quot;" calcext:base-cell-address="Output.G11"/>
          </calcext:conditional-format>
          <calcext:conditional-format calcext:target-range-address="Output.G883:Output.G883">
            <calcext:condition calcext:apply-style-name="Untitled2" calcext:value="=&quot;yes&quot;" calcext:base-cell-address="Output.G11"/>
          </calcext:conditional-format>
          <calcext:conditional-format calcext:target-range-address="Output.G884:Output.G884">
            <calcext:condition calcext:apply-style-name="Untitled2" calcext:value="=&quot;yes&quot;" calcext:base-cell-address="Output.G11"/>
          </calcext:conditional-format>
          <calcext:conditional-format calcext:target-range-address="Output.G885:Output.G885">
            <calcext:condition calcext:apply-style-name="Untitled2" calcext:value="=&quot;yes&quot;" calcext:base-cell-address="Output.G11"/>
          </calcext:conditional-format>
          <calcext:conditional-format calcext:target-range-address="Output.G886:Output.G886">
            <calcext:condition calcext:apply-style-name="Untitled2" calcext:value="=&quot;yes&quot;" calcext:base-cell-address="Output.G11"/>
          </calcext:conditional-format>
          <calcext:conditional-format calcext:target-range-address="Output.G887:Output.G887">
            <calcext:condition calcext:apply-style-name="Untitled2" calcext:value="=&quot;yes&quot;" calcext:base-cell-address="Output.G11"/>
          </calcext:conditional-format>
          <calcext:conditional-format calcext:target-range-address="Output.G888:Output.G888">
            <calcext:condition calcext:apply-style-name="Untitled2" calcext:value="=&quot;yes&quot;" calcext:base-cell-address="Output.G11"/>
          </calcext:conditional-format>
          <calcext:conditional-format calcext:target-range-address="Output.G889:Output.G889">
            <calcext:condition calcext:apply-style-name="Untitled2" calcext:value="=&quot;yes&quot;" calcext:base-cell-address="Output.G11"/>
          </calcext:conditional-format>
          <calcext:conditional-format calcext:target-range-address="Output.G890:Output.G890">
            <calcext:condition calcext:apply-style-name="Untitled2" calcext:value="=&quot;yes&quot;" calcext:base-cell-address="Output.G11"/>
          </calcext:conditional-format>
          <calcext:conditional-format calcext:target-range-address="Output.G891:Output.G891">
            <calcext:condition calcext:apply-style-name="Untitled2" calcext:value="=&quot;yes&quot;" calcext:base-cell-address="Output.G11"/>
          </calcext:conditional-format>
          <calcext:conditional-format calcext:target-range-address="Output.G892:Output.G892">
            <calcext:condition calcext:apply-style-name="Untitled2" calcext:value="=&quot;yes&quot;" calcext:base-cell-address="Output.G11"/>
          </calcext:conditional-format>
          <calcext:conditional-format calcext:target-range-address="Output.G893:Output.G893">
            <calcext:condition calcext:apply-style-name="Untitled2" calcext:value="=&quot;yes&quot;" calcext:base-cell-address="Output.G11"/>
          </calcext:conditional-format>
          <calcext:conditional-format calcext:target-range-address="Output.G894:Output.G894">
            <calcext:condition calcext:apply-style-name="Untitled2" calcext:value="=&quot;yes&quot;" calcext:base-cell-address="Output.G11"/>
          </calcext:conditional-format>
          <calcext:conditional-format calcext:target-range-address="Output.G895:Output.G895">
            <calcext:condition calcext:apply-style-name="Untitled2" calcext:value="=&quot;yes&quot;" calcext:base-cell-address="Output.G11"/>
          </calcext:conditional-format>
          <calcext:conditional-format calcext:target-range-address="Output.G896:Output.G896">
            <calcext:condition calcext:apply-style-name="Untitled2" calcext:value="=&quot;yes&quot;" calcext:base-cell-address="Output.G11"/>
          </calcext:conditional-format>
          <calcext:conditional-format calcext:target-range-address="Output.G897:Output.G897">
            <calcext:condition calcext:apply-style-name="Untitled2" calcext:value="=&quot;yes&quot;" calcext:base-cell-address="Output.G11"/>
          </calcext:conditional-format>
          <calcext:conditional-format calcext:target-range-address="Output.G898:Output.G898">
            <calcext:condition calcext:apply-style-name="Untitled2" calcext:value="=&quot;yes&quot;" calcext:base-cell-address="Output.G11"/>
          </calcext:conditional-format>
          <calcext:conditional-format calcext:target-range-address="Output.G899:Output.G899">
            <calcext:condition calcext:apply-style-name="Untitled2" calcext:value="=&quot;yes&quot;" calcext:base-cell-address="Output.G11"/>
          </calcext:conditional-format>
          <calcext:conditional-format calcext:target-range-address="Output.G900:Output.G900">
            <calcext:condition calcext:apply-style-name="Untitled2" calcext:value="=&quot;yes&quot;" calcext:base-cell-address="Output.G11"/>
          </calcext:conditional-format>
          <calcext:conditional-format calcext:target-range-address="Output.G901:Output.G901">
            <calcext:condition calcext:apply-style-name="Untitled2" calcext:value="=&quot;yes&quot;" calcext:base-cell-address="Output.G11"/>
          </calcext:conditional-format>
          <calcext:conditional-format calcext:target-range-address="Output.G902:Output.G902">
            <calcext:condition calcext:apply-style-name="Untitled2" calcext:value="=&quot;yes&quot;" calcext:base-cell-address="Output.G11"/>
          </calcext:conditional-format>
          <calcext:conditional-format calcext:target-range-address="Output.G903:Output.G903">
            <calcext:condition calcext:apply-style-name="Untitled2" calcext:value="=&quot;yes&quot;" calcext:base-cell-address="Output.G11"/>
          </calcext:conditional-format>
          <calcext:conditional-format calcext:target-range-address="Output.G904:Output.G904">
            <calcext:condition calcext:apply-style-name="Untitled2" calcext:value="=&quot;yes&quot;" calcext:base-cell-address="Output.G11"/>
          </calcext:conditional-format>
          <calcext:conditional-format calcext:target-range-address="Output.G905:Output.G905">
            <calcext:condition calcext:apply-style-name="Untitled2" calcext:value="=&quot;yes&quot;" calcext:base-cell-address="Output.G11"/>
          </calcext:conditional-format>
          <calcext:conditional-format calcext:target-range-address="Output.G906:Output.G906">
            <calcext:condition calcext:apply-style-name="Untitled2" calcext:value="=&quot;yes&quot;" calcext:base-cell-address="Output.G11"/>
          </calcext:conditional-format>
          <calcext:conditional-format calcext:target-range-address="Output.G907:Output.G907">
            <calcext:condition calcext:apply-style-name="Untitled2" calcext:value="=&quot;yes&quot;" calcext:base-cell-address="Output.G11"/>
          </calcext:conditional-format>
          <calcext:conditional-format calcext:target-range-address="Output.G908:Output.G908">
            <calcext:condition calcext:apply-style-name="Untitled2" calcext:value="=&quot;yes&quot;" calcext:base-cell-address="Output.G11"/>
          </calcext:conditional-format>
          <calcext:conditional-format calcext:target-range-address="Output.G909:Output.G909">
            <calcext:condition calcext:apply-style-name="Untitled2" calcext:value="=&quot;yes&quot;" calcext:base-cell-address="Output.G11"/>
          </calcext:conditional-format>
          <calcext:conditional-format calcext:target-range-address="Output.G910:Output.G910">
            <calcext:condition calcext:apply-style-name="Untitled2" calcext:value="=&quot;yes&quot;" calcext:base-cell-address="Output.G11"/>
          </calcext:conditional-format>
          <calcext:conditional-format calcext:target-range-address="Output.G911:Output.G911">
            <calcext:condition calcext:apply-style-name="Untitled2" calcext:value="=&quot;yes&quot;" calcext:base-cell-address="Output.G11"/>
          </calcext:conditional-format>
          <calcext:conditional-format calcext:target-range-address="Output.G912:Output.G912">
            <calcext:condition calcext:apply-style-name="Untitled2" calcext:value="=&quot;yes&quot;" calcext:base-cell-address="Output.G11"/>
          </calcext:conditional-format>
          <calcext:conditional-format calcext:target-range-address="Output.G913:Output.G913">
            <calcext:condition calcext:apply-style-name="Untitled2" calcext:value="=&quot;yes&quot;" calcext:base-cell-address="Output.G11"/>
          </calcext:conditional-format>
          <calcext:conditional-format calcext:target-range-address="Output.G914:Output.G914">
            <calcext:condition calcext:apply-style-name="Untitled2" calcext:value="=&quot;yes&quot;" calcext:base-cell-address="Output.G11"/>
          </calcext:conditional-format>
          <calcext:conditional-format calcext:target-range-address="Output.G915:Output.G915">
            <calcext:condition calcext:apply-style-name="Untitled2" calcext:value="=&quot;yes&quot;" calcext:base-cell-address="Output.G11"/>
          </calcext:conditional-format>
          <calcext:conditional-format calcext:target-range-address="Output.G916:Output.G916">
            <calcext:condition calcext:apply-style-name="Untitled2" calcext:value="=&quot;yes&quot;" calcext:base-cell-address="Output.G11"/>
          </calcext:conditional-format>
          <calcext:conditional-format calcext:target-range-address="Output.G917:Output.G917">
            <calcext:condition calcext:apply-style-name="Untitled2" calcext:value="=&quot;yes&quot;" calcext:base-cell-address="Output.G11"/>
          </calcext:conditional-format>
          <calcext:conditional-format calcext:target-range-address="Output.G918:Output.G918">
            <calcext:condition calcext:apply-style-name="Untitled2" calcext:value="=&quot;yes&quot;" calcext:base-cell-address="Output.G11"/>
          </calcext:conditional-format>
          <calcext:conditional-format calcext:target-range-address="Output.G919:Output.G919">
            <calcext:condition calcext:apply-style-name="Untitled2" calcext:value="=&quot;yes&quot;" calcext:base-cell-address="Output.G11"/>
          </calcext:conditional-format>
          <calcext:conditional-format calcext:target-range-address="Output.G920:Output.G920">
            <calcext:condition calcext:apply-style-name="Untitled2" calcext:value="=&quot;yes&quot;" calcext:base-cell-address="Output.G11"/>
          </calcext:conditional-format>
          <calcext:conditional-format calcext:target-range-address="Output.G921:Output.G921">
            <calcext:condition calcext:apply-style-name="Untitled2" calcext:value="=&quot;yes&quot;" calcext:base-cell-address="Output.G11"/>
          </calcext:conditional-format>
          <calcext:conditional-format calcext:target-range-address="Output.G922:Output.G922">
            <calcext:condition calcext:apply-style-name="Untitled2" calcext:value="=&quot;yes&quot;" calcext:base-cell-address="Output.G11"/>
          </calcext:conditional-format>
          <calcext:conditional-format calcext:target-range-address="Output.G923:Output.G923">
            <calcext:condition calcext:apply-style-name="Untitled2" calcext:value="=&quot;yes&quot;" calcext:base-cell-address="Output.G11"/>
          </calcext:conditional-format>
          <calcext:conditional-format calcext:target-range-address="Output.G924:Output.G924">
            <calcext:condition calcext:apply-style-name="Untitled2" calcext:value="=&quot;yes&quot;" calcext:base-cell-address="Output.G11"/>
          </calcext:conditional-format>
          <calcext:conditional-format calcext:target-range-address="Output.G925:Output.G925">
            <calcext:condition calcext:apply-style-name="Untitled2" calcext:value="=&quot;yes&quot;" calcext:base-cell-address="Output.G11"/>
          </calcext:conditional-format>
          <calcext:conditional-format calcext:target-range-address="Output.G926:Output.G926">
            <calcext:condition calcext:apply-style-name="Untitled2" calcext:value="=&quot;yes&quot;" calcext:base-cell-address="Output.G11"/>
          </calcext:conditional-format>
          <calcext:conditional-format calcext:target-range-address="Output.G927:Output.G927">
            <calcext:condition calcext:apply-style-name="Untitled2" calcext:value="=&quot;yes&quot;" calcext:base-cell-address="Output.G11"/>
          </calcext:conditional-format>
          <calcext:conditional-format calcext:target-range-address="Output.G928:Output.G928">
            <calcext:condition calcext:apply-style-name="Untitled2" calcext:value="=&quot;yes&quot;" calcext:base-cell-address="Output.G11"/>
          </calcext:conditional-format>
          <calcext:conditional-format calcext:target-range-address="Output.G929:Output.G929">
            <calcext:condition calcext:apply-style-name="Untitled2" calcext:value="=&quot;yes&quot;" calcext:base-cell-address="Output.G11"/>
          </calcext:conditional-format>
          <calcext:conditional-format calcext:target-range-address="Output.G930:Output.G930">
            <calcext:condition calcext:apply-style-name="Untitled2" calcext:value="=&quot;yes&quot;" calcext:base-cell-address="Output.G11"/>
          </calcext:conditional-format>
          <calcext:conditional-format calcext:target-range-address="Output.G931:Output.G931">
            <calcext:condition calcext:apply-style-name="Untitled2" calcext:value="=&quot;yes&quot;" calcext:base-cell-address="Output.G11"/>
          </calcext:conditional-format>
          <calcext:conditional-format calcext:target-range-address="Output.G932:Output.G932">
            <calcext:condition calcext:apply-style-name="Untitled2" calcext:value="=&quot;yes&quot;" calcext:base-cell-address="Output.G11"/>
          </calcext:conditional-format>
          <calcext:conditional-format calcext:target-range-address="Output.G933:Output.G933">
            <calcext:condition calcext:apply-style-name="Untitled2" calcext:value="=&quot;yes&quot;" calcext:base-cell-address="Output.G11"/>
          </calcext:conditional-format>
          <calcext:conditional-format calcext:target-range-address="Output.G934:Output.G934">
            <calcext:condition calcext:apply-style-name="Untitled2" calcext:value="=&quot;yes&quot;" calcext:base-cell-address="Output.G11"/>
          </calcext:conditional-format>
          <calcext:conditional-format calcext:target-range-address="Output.G935:Output.G935">
            <calcext:condition calcext:apply-style-name="Untitled2" calcext:value="=&quot;yes&quot;" calcext:base-cell-address="Output.G11"/>
          </calcext:conditional-format>
          <calcext:conditional-format calcext:target-range-address="Output.G936:Output.G936">
            <calcext:condition calcext:apply-style-name="Untitled2" calcext:value="=&quot;yes&quot;" calcext:base-cell-address="Output.G11"/>
          </calcext:conditional-format>
          <calcext:conditional-format calcext:target-range-address="Output.G937:Output.G937">
            <calcext:condition calcext:apply-style-name="Untitled2" calcext:value="=&quot;yes&quot;" calcext:base-cell-address="Output.G11"/>
          </calcext:conditional-format>
          <calcext:conditional-format calcext:target-range-address="Output.G938:Output.G938">
            <calcext:condition calcext:apply-style-name="Untitled2" calcext:value="=&quot;yes&quot;" calcext:base-cell-address="Output.G11"/>
          </calcext:conditional-format>
          <calcext:conditional-format calcext:target-range-address="Output.G939:Output.G939">
            <calcext:condition calcext:apply-style-name="Untitled2" calcext:value="=&quot;yes&quot;" calcext:base-cell-address="Output.G11"/>
          </calcext:conditional-format>
          <calcext:conditional-format calcext:target-range-address="Output.G940:Output.G940">
            <calcext:condition calcext:apply-style-name="Untitled2" calcext:value="=&quot;yes&quot;" calcext:base-cell-address="Output.G11"/>
          </calcext:conditional-format>
          <calcext:conditional-format calcext:target-range-address="Output.G941:Output.G941">
            <calcext:condition calcext:apply-style-name="Untitled2" calcext:value="=&quot;yes&quot;" calcext:base-cell-address="Output.G11"/>
          </calcext:conditional-format>
          <calcext:conditional-format calcext:target-range-address="Output.G942:Output.G942">
            <calcext:condition calcext:apply-style-name="Untitled2" calcext:value="=&quot;yes&quot;" calcext:base-cell-address="Output.G11"/>
          </calcext:conditional-format>
          <calcext:conditional-format calcext:target-range-address="Output.G943:Output.G943">
            <calcext:condition calcext:apply-style-name="Untitled2" calcext:value="=&quot;yes&quot;" calcext:base-cell-address="Output.G11"/>
          </calcext:conditional-format>
          <calcext:conditional-format calcext:target-range-address="Output.G944:Output.G944">
            <calcext:condition calcext:apply-style-name="Untitled2" calcext:value="=&quot;yes&quot;" calcext:base-cell-address="Output.G11"/>
          </calcext:conditional-format>
          <calcext:conditional-format calcext:target-range-address="Output.G945:Output.G945">
            <calcext:condition calcext:apply-style-name="Untitled2" calcext:value="=&quot;yes&quot;" calcext:base-cell-address="Output.G11"/>
          </calcext:conditional-format>
          <calcext:conditional-format calcext:target-range-address="Output.G946:Output.G946">
            <calcext:condition calcext:apply-style-name="Untitled2" calcext:value="=&quot;yes&quot;" calcext:base-cell-address="Output.G11"/>
          </calcext:conditional-format>
          <calcext:conditional-format calcext:target-range-address="Output.G947:Output.G947">
            <calcext:condition calcext:apply-style-name="Untitled2" calcext:value="=&quot;yes&quot;" calcext:base-cell-address="Output.G11"/>
          </calcext:conditional-format>
          <calcext:conditional-format calcext:target-range-address="Output.G948:Output.G948">
            <calcext:condition calcext:apply-style-name="Untitled2" calcext:value="=&quot;yes&quot;" calcext:base-cell-address="Output.G11"/>
          </calcext:conditional-format>
          <calcext:conditional-format calcext:target-range-address="Output.G949:Output.G949">
            <calcext:condition calcext:apply-style-name="Untitled2" calcext:value="=&quot;yes&quot;" calcext:base-cell-address="Output.G11"/>
          </calcext:conditional-format>
          <calcext:conditional-format calcext:target-range-address="Output.G950:Output.G950">
            <calcext:condition calcext:apply-style-name="Untitled2" calcext:value="=&quot;yes&quot;" calcext:base-cell-address="Output.G11"/>
          </calcext:conditional-format>
          <calcext:conditional-format calcext:target-range-address="Output.G951:Output.G951">
            <calcext:condition calcext:apply-style-name="Untitled2" calcext:value="=&quot;yes&quot;" calcext:base-cell-address="Output.G11"/>
          </calcext:conditional-format>
          <calcext:conditional-format calcext:target-range-address="Output.G952:Output.G952">
            <calcext:condition calcext:apply-style-name="Untitled2" calcext:value="=&quot;yes&quot;" calcext:base-cell-address="Output.G11"/>
          </calcext:conditional-format>
          <calcext:conditional-format calcext:target-range-address="Output.G953:Output.G953">
            <calcext:condition calcext:apply-style-name="Untitled2" calcext:value="=&quot;yes&quot;" calcext:base-cell-address="Output.G11"/>
          </calcext:conditional-format>
          <calcext:conditional-format calcext:target-range-address="Output.G954:Output.G954">
            <calcext:condition calcext:apply-style-name="Untitled2" calcext:value="=&quot;yes&quot;" calcext:base-cell-address="Output.G11"/>
          </calcext:conditional-format>
          <calcext:conditional-format calcext:target-range-address="Output.G955:Output.G955">
            <calcext:condition calcext:apply-style-name="Untitled2" calcext:value="=&quot;yes&quot;" calcext:base-cell-address="Output.G11"/>
          </calcext:conditional-format>
          <calcext:conditional-format calcext:target-range-address="Output.G956:Output.G956">
            <calcext:condition calcext:apply-style-name="Untitled2" calcext:value="=&quot;yes&quot;" calcext:base-cell-address="Output.G11"/>
          </calcext:conditional-format>
          <calcext:conditional-format calcext:target-range-address="Output.G957:Output.G957">
            <calcext:condition calcext:apply-style-name="Untitled2" calcext:value="=&quot;yes&quot;" calcext:base-cell-address="Output.G11"/>
          </calcext:conditional-format>
          <calcext:conditional-format calcext:target-range-address="Output.G958:Output.G958">
            <calcext:condition calcext:apply-style-name="Untitled2" calcext:value="=&quot;yes&quot;" calcext:base-cell-address="Output.G11"/>
          </calcext:conditional-format>
          <calcext:conditional-format calcext:target-range-address="Output.G959:Output.G959">
            <calcext:condition calcext:apply-style-name="Untitled2" calcext:value="=&quot;yes&quot;" calcext:base-cell-address="Output.G11"/>
          </calcext:conditional-format>
          <calcext:conditional-format calcext:target-range-address="Output.G960:Output.G960">
            <calcext:condition calcext:apply-style-name="Untitled2" calcext:value="=&quot;yes&quot;" calcext:base-cell-address="Output.G11"/>
          </calcext:conditional-format>
          <calcext:conditional-format calcext:target-range-address="Output.G961:Output.G961">
            <calcext:condition calcext:apply-style-name="Untitled2" calcext:value="=&quot;yes&quot;" calcext:base-cell-address="Output.G11"/>
          </calcext:conditional-format>
          <calcext:conditional-format calcext:target-range-address="Output.G962:Output.G962">
            <calcext:condition calcext:apply-style-name="Untitled2" calcext:value="=&quot;yes&quot;" calcext:base-cell-address="Output.G11"/>
          </calcext:conditional-format>
          <calcext:conditional-format calcext:target-range-address="Output.G963:Output.G963">
            <calcext:condition calcext:apply-style-name="Untitled2" calcext:value="=&quot;yes&quot;" calcext:base-cell-address="Output.G11"/>
          </calcext:conditional-format>
          <calcext:conditional-format calcext:target-range-address="Output.G964:Output.G964">
            <calcext:condition calcext:apply-style-name="Untitled2" calcext:value="=&quot;yes&quot;" calcext:base-cell-address="Output.G11"/>
          </calcext:conditional-format>
          <calcext:conditional-format calcext:target-range-address="Output.G965:Output.G965">
            <calcext:condition calcext:apply-style-name="Untitled2" calcext:value="=&quot;yes&quot;" calcext:base-cell-address="Output.G11"/>
          </calcext:conditional-format>
          <calcext:conditional-format calcext:target-range-address="Output.G966:Output.G966">
            <calcext:condition calcext:apply-style-name="Untitled2" calcext:value="=&quot;yes&quot;" calcext:base-cell-address="Output.G11"/>
          </calcext:conditional-format>
          <calcext:conditional-format calcext:target-range-address="Output.G967:Output.G967">
            <calcext:condition calcext:apply-style-name="Untitled2" calcext:value="=&quot;yes&quot;" calcext:base-cell-address="Output.G11"/>
          </calcext:conditional-format>
          <calcext:conditional-format calcext:target-range-address="Output.G968:Output.G968">
            <calcext:condition calcext:apply-style-name="Untitled2" calcext:value="=&quot;yes&quot;" calcext:base-cell-address="Output.G11"/>
          </calcext:conditional-format>
          <calcext:conditional-format calcext:target-range-address="Output.G969:Output.G969">
            <calcext:condition calcext:apply-style-name="Untitled2" calcext:value="=&quot;yes&quot;" calcext:base-cell-address="Output.G11"/>
          </calcext:conditional-format>
          <calcext:conditional-format calcext:target-range-address="Output.G970:Output.G970">
            <calcext:condition calcext:apply-style-name="Untitled2" calcext:value="=&quot;yes&quot;" calcext:base-cell-address="Output.G11"/>
          </calcext:conditional-format>
          <calcext:conditional-format calcext:target-range-address="Output.G971:Output.G971">
            <calcext:condition calcext:apply-style-name="Untitled2" calcext:value="=&quot;yes&quot;" calcext:base-cell-address="Output.G11"/>
          </calcext:conditional-format>
          <calcext:conditional-format calcext:target-range-address="Output.G972:Output.G972">
            <calcext:condition calcext:apply-style-name="Untitled2" calcext:value="=&quot;yes&quot;" calcext:base-cell-address="Output.G11"/>
          </calcext:conditional-format>
          <calcext:conditional-format calcext:target-range-address="Output.G973:Output.G973">
            <calcext:condition calcext:apply-style-name="Untitled2" calcext:value="=&quot;yes&quot;" calcext:base-cell-address="Output.G11"/>
          </calcext:conditional-format>
          <calcext:conditional-format calcext:target-range-address="Output.G974:Output.G974">
            <calcext:condition calcext:apply-style-name="Untitled2" calcext:value="=&quot;yes&quot;" calcext:base-cell-address="Output.G11"/>
          </calcext:conditional-format>
          <calcext:conditional-format calcext:target-range-address="Output.G975:Output.G975">
            <calcext:condition calcext:apply-style-name="Untitled2" calcext:value="=&quot;yes&quot;" calcext:base-cell-address="Output.G11"/>
          </calcext:conditional-format>
          <calcext:conditional-format calcext:target-range-address="Output.G976:Output.G976">
            <calcext:condition calcext:apply-style-name="Untitled2" calcext:value="=&quot;yes&quot;" calcext:base-cell-address="Output.G11"/>
          </calcext:conditional-format>
          <calcext:conditional-format calcext:target-range-address="Output.G977:Output.G977">
            <calcext:condition calcext:apply-style-name="Untitled2" calcext:value="=&quot;yes&quot;" calcext:base-cell-address="Output.G11"/>
          </calcext:conditional-format>
          <calcext:conditional-format calcext:target-range-address="Output.G978:Output.G978">
            <calcext:condition calcext:apply-style-name="Untitled2" calcext:value="=&quot;yes&quot;" calcext:base-cell-address="Output.G11"/>
          </calcext:conditional-format>
          <calcext:conditional-format calcext:target-range-address="Output.G979:Output.G979">
            <calcext:condition calcext:apply-style-name="Untitled2" calcext:value="=&quot;yes&quot;" calcext:base-cell-address="Output.G11"/>
          </calcext:conditional-format>
          <calcext:conditional-format calcext:target-range-address="Output.G980:Output.G980">
            <calcext:condition calcext:apply-style-name="Untitled2" calcext:value="=&quot;yes&quot;" calcext:base-cell-address="Output.G11"/>
          </calcext:conditional-format>
          <calcext:conditional-format calcext:target-range-address="Output.G981:Output.G981">
            <calcext:condition calcext:apply-style-name="Untitled2" calcext:value="=&quot;yes&quot;" calcext:base-cell-address="Output.G11"/>
          </calcext:conditional-format>
          <calcext:conditional-format calcext:target-range-address="Output.G982:Output.G982">
            <calcext:condition calcext:apply-style-name="Untitled2" calcext:value="=&quot;yes&quot;" calcext:base-cell-address="Output.G11"/>
          </calcext:conditional-format>
          <calcext:conditional-format calcext:target-range-address="Output.G983:Output.G983">
            <calcext:condition calcext:apply-style-name="Untitled2" calcext:value="=&quot;yes&quot;" calcext:base-cell-address="Output.G11"/>
          </calcext:conditional-format>
          <calcext:conditional-format calcext:target-range-address="Output.G984:Output.G984">
            <calcext:condition calcext:apply-style-name="Untitled2" calcext:value="=&quot;yes&quot;" calcext:base-cell-address="Output.G11"/>
          </calcext:conditional-format>
          <calcext:conditional-format calcext:target-range-address="Output.G985:Output.G985">
            <calcext:condition calcext:apply-style-name="Untitled2" calcext:value="=&quot;yes&quot;" calcext:base-cell-address="Output.G11"/>
          </calcext:conditional-format>
          <calcext:conditional-format calcext:target-range-address="Output.G986:Output.G986">
            <calcext:condition calcext:apply-style-name="Untitled2" calcext:value="=&quot;yes&quot;" calcext:base-cell-address="Output.G11"/>
          </calcext:conditional-format>
          <calcext:conditional-format calcext:target-range-address="Output.G987:Output.G987">
            <calcext:condition calcext:apply-style-name="Untitled2" calcext:value="=&quot;yes&quot;" calcext:base-cell-address="Output.G11"/>
          </calcext:conditional-format>
          <calcext:conditional-format calcext:target-range-address="Output.G988:Output.G988">
            <calcext:condition calcext:apply-style-name="Untitled2" calcext:value="=&quot;yes&quot;" calcext:base-cell-address="Output.G11"/>
          </calcext:conditional-format>
          <calcext:conditional-format calcext:target-range-address="Output.G989:Output.G989">
            <calcext:condition calcext:apply-style-name="Untitled2" calcext:value="=&quot;yes&quot;" calcext:base-cell-address="Output.G11"/>
          </calcext:conditional-format>
          <calcext:conditional-format calcext:target-range-address="Output.G990:Output.G990">
            <calcext:condition calcext:apply-style-name="Untitled2" calcext:value="=&quot;yes&quot;" calcext:base-cell-address="Output.G11"/>
          </calcext:conditional-format>
          <calcext:conditional-format calcext:target-range-address="Output.G991:Output.G991">
            <calcext:condition calcext:apply-style-name="Untitled2" calcext:value="=&quot;yes&quot;" calcext:base-cell-address="Output.G11"/>
          </calcext:conditional-format>
          <calcext:conditional-format calcext:target-range-address="Output.G992:Output.G992">
            <calcext:condition calcext:apply-style-name="Untitled2" calcext:value="=&quot;yes&quot;" calcext:base-cell-address="Output.G11"/>
          </calcext:conditional-format>
          <calcext:conditional-format calcext:target-range-address="Output.G993:Output.G993">
            <calcext:condition calcext:apply-style-name="Untitled2" calcext:value="=&quot;yes&quot;" calcext:base-cell-address="Output.G11"/>
          </calcext:conditional-format>
          <calcext:conditional-format calcext:target-range-address="Output.G994:Output.G994">
            <calcext:condition calcext:apply-style-name="Untitled2" calcext:value="=&quot;yes&quot;" calcext:base-cell-address="Output.G11"/>
          </calcext:conditional-format>
          <calcext:conditional-format calcext:target-range-address="Output.G995:Output.G995">
            <calcext:condition calcext:apply-style-name="Untitled2" calcext:value="=&quot;yes&quot;" calcext:base-cell-address="Output.G11"/>
          </calcext:conditional-format>
          <calcext:conditional-format calcext:target-range-address="Output.G996:Output.G996">
            <calcext:condition calcext:apply-style-name="Untitled2" calcext:value="=&quot;yes&quot;" calcext:base-cell-address="Output.G11"/>
          </calcext:conditional-format>
          <calcext:conditional-format calcext:target-range-address="Output.G997:Output.G997">
            <calcext:condition calcext:apply-style-name="Untitled2" calcext:value="=&quot;yes&quot;" calcext:base-cell-address="Output.G11"/>
          </calcext:conditional-format>
          <calcext:conditional-format calcext:target-range-address="Output.G998:Output.G998">
            <calcext:condition calcext:apply-style-name="Untitled2" calcext:value="=&quot;yes&quot;" calcext:base-cell-address="Output.G11"/>
          </calcext:conditional-format>
          <calcext:conditional-format calcext:target-range-address="Output.G999:Output.G999">
            <calcext:condition calcext:apply-style-name="Untitled2" calcext:value="=&quot;yes&quot;" calcext:base-cell-address="Output.G11"/>
          </calcext:conditional-format>
          <calcext:conditional-format calcext:target-range-address="Output.G1000:Output.G1000">
            <calcext:condition calcext:apply-style-name="Untitled2" calcext:value="=&quot;yes&quot;" calcext:base-cell-address="Output.G11"/>
          </calcext:conditional-format>
          <calcext:conditional-format calcext:target-range-address="Output.G1001:Output.G1001">
            <calcext:condition calcext:apply-style-name="Untitled2" calcext:value="=&quot;yes&quot;" calcext:base-cell-address="Output.G11"/>
          </calcext:conditional-format>
          <calcext:conditional-format calcext:target-range-address="Output.G1002:Output.G1002">
            <calcext:condition calcext:apply-style-name="Untitled2" calcext:value="=&quot;yes&quot;" calcext:base-cell-address="Output.G11"/>
          </calcext:conditional-format>
          <calcext:conditional-format calcext:target-range-address="Output.G1003:Output.G1003">
            <calcext:condition calcext:apply-style-name="Untitled2" calcext:value="=&quot;yes&quot;" calcext:base-cell-address="Output.G11"/>
          </calcext:conditional-format>
          <calcext:conditional-format calcext:target-range-address="Output.G1004:Output.G1004">
            <calcext:condition calcext:apply-style-name="Untitled2" calcext:value="=&quot;yes&quot;" calcext:base-cell-address="Output.G11"/>
          </calcext:conditional-format>
          <calcext:conditional-format calcext:target-range-address="Output.G1005:Output.G1005">
            <calcext:condition calcext:apply-style-name="Untitled2" calcext:value="=&quot;yes&quot;" calcext:base-cell-address="Output.G11"/>
          </calcext:conditional-format>
          <calcext:conditional-format calcext:target-range-address="Output.G1006:Output.G1006">
            <calcext:condition calcext:apply-style-name="Untitled2" calcext:value="=&quot;yes&quot;" calcext:base-cell-address="Output.G11"/>
          </calcext:conditional-format>
          <calcext:conditional-format calcext:target-range-address="Output.G1007:Output.G1007">
            <calcext:condition calcext:apply-style-name="Untitled2" calcext:value="=&quot;yes&quot;" calcext:base-cell-address="Output.G11"/>
          </calcext:conditional-format>
          <calcext:conditional-format calcext:target-range-address="Output.G1008:Output.G1008">
            <calcext:condition calcext:apply-style-name="Untitled2" calcext:value="=&quot;yes&quot;" calcext:base-cell-address="Output.G11"/>
          </calcext:conditional-format>
          <calcext:conditional-format calcext:target-range-address="Output.G1009:Output.G1009">
            <calcext:condition calcext:apply-style-name="Untitled2" calcext:value="=&quot;yes&quot;" calcext:base-cell-address="Output.G11"/>
          </calcext:conditional-format>
          <calcext:conditional-format calcext:target-range-address="Output.G1010:Output.G1010">
            <calcext:condition calcext:apply-style-name="Untitled2" calcext:value="=&quot;yes&quot;" calcext:base-cell-address="Output.G11"/>
          </calcext:conditional-format>
          <calcext:conditional-format calcext:target-range-address="Output.G1011:Output.G1011">
            <calcext:condition calcext:apply-style-name="Untitled2" calcext:value="=&quot;yes&quot;" calcext:base-cell-address="Output.G11"/>
          </calcext:conditional-format>
          <calcext:conditional-format calcext:target-range-address="Output.G1012:Output.G1012">
            <calcext:condition calcext:apply-style-name="Untitled2" calcext:value="=&quot;yes&quot;" calcext:base-cell-address="Output.G11"/>
          </calcext:conditional-format>
          <calcext:conditional-format calcext:target-range-address="Output.G1013:Output.G1013">
            <calcext:condition calcext:apply-style-name="Untitled2" calcext:value="=&quot;yes&quot;" calcext:base-cell-address="Output.G11"/>
          </calcext:conditional-format>
          <calcext:conditional-format calcext:target-range-address="Output.G1014:Output.G1014">
            <calcext:condition calcext:apply-style-name="Untitled2" calcext:value="=&quot;yes&quot;" calcext:base-cell-address="Output.G11"/>
          </calcext:conditional-format>
          <calcext:conditional-format calcext:target-range-address="Output.G1015:Output.G1015">
            <calcext:condition calcext:apply-style-name="Untitled2" calcext:value="=&quot;yes&quot;" calcext:base-cell-address="Output.G11"/>
          </calcext:conditional-format>
          <calcext:conditional-format calcext:target-range-address="Output.G1016:Output.G1016">
            <calcext:condition calcext:apply-style-name="Untitled2" calcext:value="=&quot;yes&quot;" calcext:base-cell-address="Output.G11"/>
          </calcext:conditional-format>
          <calcext:conditional-format calcext:target-range-address="Output.G1017:Output.G1017">
            <calcext:condition calcext:apply-style-name="Untitled2" calcext:value="=&quot;yes&quot;" calcext:base-cell-address="Output.G11"/>
          </calcext:conditional-format>
          <calcext:conditional-format calcext:target-range-address="Output.G1018:Output.G1018">
            <calcext:condition calcext:apply-style-name="Untitled2" calcext:value="=&quot;yes&quot;" calcext:base-cell-address="Output.G11"/>
          </calcext:conditional-format>
          <calcext:conditional-format calcext:target-range-address="Output.G1019:Output.G1019">
            <calcext:condition calcext:apply-style-name="Untitled2" calcext:value="=&quot;yes&quot;" calcext:base-cell-address="Output.G11"/>
          </calcext:conditional-format>
          <calcext:conditional-format calcext:target-range-address="Output.G1020:Output.G1020">
            <calcext:condition calcext:apply-style-name="Untitled2" calcext:value="=&quot;yes&quot;" calcext:base-cell-address="Output.G11"/>
          </calcext:conditional-format>
          <calcext:conditional-format calcext:target-range-address="Output.G1021:Output.G1021">
            <calcext:condition calcext:apply-style-name="Untitled2" calcext:value="=&quot;yes&quot;" calcext:base-cell-address="Output.G11"/>
          </calcext:conditional-format>
          <calcext:conditional-format calcext:target-range-address="Output.G1022:Output.G1022">
            <calcext:condition calcext:apply-style-name="Untitled2" calcext:value="=&quot;yes&quot;" calcext:base-cell-address="Output.G11"/>
          </calcext:conditional-format>
          <calcext:conditional-format calcext:target-range-address="Output.G1023:Output.G1023">
            <calcext:condition calcext:apply-style-name="Untitled2" calcext:value="=&quot;yes&quot;" calcext:base-cell-address="Output.G11"/>
          </calcext:conditional-format>
          <calcext:conditional-format calcext:target-range-address="Output.G1024:Output.G1024">
            <calcext:condition calcext:apply-style-name="Untitled2" calcext:value="=&quot;yes&quot;" calcext:base-cell-address="Output.G11"/>
          </calcext:conditional-format>
          <calcext:conditional-format calcext:target-range-address="Output.G1025:Output.G1025">
            <calcext:condition calcext:apply-style-name="Untitled2" calcext:value="=&quot;yes&quot;" calcext:base-cell-address="Output.G11"/>
          </calcext:conditional-format>
          <calcext:conditional-format calcext:target-range-address="Output.G1026:Output.G1026">
            <calcext:condition calcext:apply-style-name="Untitled2" calcext:value="=&quot;yes&quot;" calcext:base-cell-address="Output.G11"/>
          </calcext:conditional-format>
          <calcext:conditional-format calcext:target-range-address="Output.G1027:Output.G1027">
            <calcext:condition calcext:apply-style-name="Untitled2" calcext:value="=&quot;yes&quot;" calcext:base-cell-address="Output.G11"/>
          </calcext:conditional-format>
          <calcext:conditional-format calcext:target-range-address="Output.G1028:Output.G1028">
            <calcext:condition calcext:apply-style-name="Untitled2" calcext:value="=&quot;yes&quot;" calcext:base-cell-address="Output.G11"/>
          </calcext:conditional-format>
          <calcext:conditional-format calcext:target-range-address="Output.G1029:Output.G1029">
            <calcext:condition calcext:apply-style-name="Untitled2" calcext:value="=&quot;yes&quot;" calcext:base-cell-address="Output.G11"/>
          </calcext:conditional-format>
          <calcext:conditional-format calcext:target-range-address="Output.G1030:Output.G1030">
            <calcext:condition calcext:apply-style-name="Untitled2" calcext:value="=&quot;yes&quot;" calcext:base-cell-address="Output.G11"/>
          </calcext:conditional-format>
          <calcext:conditional-format calcext:target-range-address="Output.G1031:Output.G1031">
            <calcext:condition calcext:apply-style-name="Untitled2" calcext:value="=&quot;yes&quot;" calcext:base-cell-address="Output.G11"/>
          </calcext:conditional-format>
          <calcext:conditional-format calcext:target-range-address="Output.G1032:Output.G1032">
            <calcext:condition calcext:apply-style-name="Untitled2" calcext:value="=&quot;yes&quot;" calcext:base-cell-address="Output.G11"/>
          </calcext:conditional-format>
          <calcext:conditional-format calcext:target-range-address="Output.G1033:Output.G1033">
            <calcext:condition calcext:apply-style-name="Untitled2" calcext:value="=&quot;yes&quot;" calcext:base-cell-address="Output.G11"/>
          </calcext:conditional-format>
          <calcext:conditional-format calcext:target-range-address="Output.G1034:Output.G1034">
            <calcext:condition calcext:apply-style-name="Untitled2" calcext:value="=&quot;yes&quot;" calcext:base-cell-address="Output.G11"/>
          </calcext:conditional-format>
          <calcext:conditional-format calcext:target-range-address="Output.G1035:Output.G1035">
            <calcext:condition calcext:apply-style-name="Untitled2" calcext:value="=&quot;yes&quot;" calcext:base-cell-address="Output.G11"/>
          </calcext:conditional-format>
          <calcext:conditional-format calcext:target-range-address="Output.G1036:Output.G1036">
            <calcext:condition calcext:apply-style-name="Untitled2" calcext:value="=&quot;yes&quot;" calcext:base-cell-address="Output.G11"/>
          </calcext:conditional-format>
          <calcext:conditional-format calcext:target-range-address="Output.G1037:Output.G1037">
            <calcext:condition calcext:apply-style-name="Untitled2" calcext:value="=&quot;yes&quot;" calcext:base-cell-address="Output.G11"/>
          </calcext:conditional-format>
          <calcext:conditional-format calcext:target-range-address="Output.G1038:Output.G1038">
            <calcext:condition calcext:apply-style-name="Untitled2" calcext:value="=&quot;yes&quot;" calcext:base-cell-address="Output.G11"/>
          </calcext:conditional-format>
          <calcext:conditional-format calcext:target-range-address="Output.G1039:Output.G1039">
            <calcext:condition calcext:apply-style-name="Untitled2" calcext:value="=&quot;yes&quot;" calcext:base-cell-address="Output.G11"/>
          </calcext:conditional-format>
          <calcext:conditional-format calcext:target-range-address="Output.G1040:Output.G1040">
            <calcext:condition calcext:apply-style-name="Untitled2" calcext:value="=&quot;yes&quot;" calcext:base-cell-address="Output.G11"/>
          </calcext:conditional-format>
          <calcext:conditional-format calcext:target-range-address="Output.G1041:Output.G1041">
            <calcext:condition calcext:apply-style-name="Untitled2" calcext:value="=&quot;yes&quot;" calcext:base-cell-address="Output.G11"/>
          </calcext:conditional-format>
          <calcext:conditional-format calcext:target-range-address="Output.G1042:Output.G1042">
            <calcext:condition calcext:apply-style-name="Untitled2" calcext:value="=&quot;yes&quot;" calcext:base-cell-address="Output.G11"/>
          </calcext:conditional-format>
          <calcext:conditional-format calcext:target-range-address="Output.G1043:Output.G1043">
            <calcext:condition calcext:apply-style-name="Untitled2" calcext:value="=&quot;yes&quot;" calcext:base-cell-address="Output.G11"/>
          </calcext:conditional-format>
          <calcext:conditional-format calcext:target-range-address="Output.G1044:Output.G1044">
            <calcext:condition calcext:apply-style-name="Untitled2" calcext:value="=&quot;yes&quot;" calcext:base-cell-address="Output.G11"/>
          </calcext:conditional-format>
          <calcext:conditional-format calcext:target-range-address="Output.G1045:Output.G1045">
            <calcext:condition calcext:apply-style-name="Untitled2" calcext:value="=&quot;yes&quot;" calcext:base-cell-address="Output.G11"/>
          </calcext:conditional-format>
          <calcext:conditional-format calcext:target-range-address="Output.G1046:Output.G1046">
            <calcext:condition calcext:apply-style-name="Untitled2" calcext:value="=&quot;yes&quot;" calcext:base-cell-address="Output.G11"/>
          </calcext:conditional-format>
          <calcext:conditional-format calcext:target-range-address="Output.G1047:Output.G1047">
            <calcext:condition calcext:apply-style-name="Untitled2" calcext:value="=&quot;yes&quot;" calcext:base-cell-address="Output.G11"/>
          </calcext:conditional-format>
          <calcext:conditional-format calcext:target-range-address="Output.G1048:Output.G1048">
            <calcext:condition calcext:apply-style-name="Untitled2" calcext:value="=&quot;yes&quot;" calcext:base-cell-address="Output.G11"/>
          </calcext:conditional-format>
          <calcext:conditional-format calcext:target-range-address="Output.G1049:Output.G1049">
            <calcext:condition calcext:apply-style-name="Untitled2" calcext:value="=&quot;yes&quot;" calcext:base-cell-address="Output.G11"/>
          </calcext:conditional-format>
          <calcext:conditional-format calcext:target-range-address="Output.G1050:Output.G1050">
            <calcext:condition calcext:apply-style-name="Untitled2" calcext:value="=&quot;yes&quot;" calcext:base-cell-address="Output.G11"/>
          </calcext:conditional-format>
          <calcext:conditional-format calcext:target-range-address="Output.G1051:Output.G1051">
            <calcext:condition calcext:apply-style-name="Untitled2" calcext:value="=&quot;yes&quot;" calcext:base-cell-address="Output.G11"/>
          </calcext:conditional-format>
          <calcext:conditional-format calcext:target-range-address="Output.G1052:Output.G1052">
            <calcext:condition calcext:apply-style-name="Untitled2" calcext:value="=&quot;yes&quot;" calcext:base-cell-address="Output.G11"/>
          </calcext:conditional-format>
          <calcext:conditional-format calcext:target-range-address="Output.G1053:Output.G1053">
            <calcext:condition calcext:apply-style-name="Untitled2" calcext:value="=&quot;yes&quot;" calcext:base-cell-address="Output.G11"/>
          </calcext:conditional-format>
          <calcext:conditional-format calcext:target-range-address="Output.G1054:Output.G1054">
            <calcext:condition calcext:apply-style-name="Untitled2" calcext:value="=&quot;yes&quot;" calcext:base-cell-address="Output.G11"/>
          </calcext:conditional-format>
          <calcext:conditional-format calcext:target-range-address="Output.G1055:Output.G1055">
            <calcext:condition calcext:apply-style-name="Untitled2" calcext:value="=&quot;yes&quot;" calcext:base-cell-address="Output.G11"/>
          </calcext:conditional-format>
          <calcext:conditional-format calcext:target-range-address="Output.G1056:Output.G1056">
            <calcext:condition calcext:apply-style-name="Untitled2" calcext:value="=&quot;yes&quot;" calcext:base-cell-address="Output.G11"/>
          </calcext:conditional-format>
          <calcext:conditional-format calcext:target-range-address="Output.G1057:Output.G1057">
            <calcext:condition calcext:apply-style-name="Untitled2" calcext:value="=&quot;yes&quot;" calcext:base-cell-address="Output.G11"/>
          </calcext:conditional-format>
          <calcext:conditional-format calcext:target-range-address="Output.G1058:Output.G1058">
            <calcext:condition calcext:apply-style-name="Untitled2" calcext:value="=&quot;yes&quot;" calcext:base-cell-address="Output.G11"/>
          </calcext:conditional-format>
          <calcext:conditional-format calcext:target-range-address="Output.G1059:Output.G1059">
            <calcext:condition calcext:apply-style-name="Untitled2" calcext:value="=&quot;yes&quot;" calcext:base-cell-address="Output.G11"/>
          </calcext:conditional-format>
          <calcext:conditional-format calcext:target-range-address="Output.G1060:Output.G1060">
            <calcext:condition calcext:apply-style-name="Untitled2" calcext:value="=&quot;yes&quot;" calcext:base-cell-address="Output.G11"/>
          </calcext:conditional-format>
          <calcext:conditional-format calcext:target-range-address="Output.G1061:Output.G1061">
            <calcext:condition calcext:apply-style-name="Untitled2" calcext:value="=&quot;yes&quot;" calcext:base-cell-address="Output.G11"/>
          </calcext:conditional-format>
          <calcext:conditional-format calcext:target-range-address="Output.G1062:Output.G1062">
            <calcext:condition calcext:apply-style-name="Untitled2" calcext:value="=&quot;yes&quot;" calcext:base-cell-address="Output.G11"/>
          </calcext:conditional-format>
          <calcext:conditional-format calcext:target-range-address="Output.G1063:Output.G1063">
            <calcext:condition calcext:apply-style-name="Untitled2" calcext:value="=&quot;yes&quot;" calcext:base-cell-address="Output.G11"/>
          </calcext:conditional-format>
          <calcext:conditional-format calcext:target-range-address="Output.G1064:Output.G1064">
            <calcext:condition calcext:apply-style-name="Untitled2" calcext:value="=&quot;yes&quot;" calcext:base-cell-address="Output.G11"/>
          </calcext:conditional-format>
          <calcext:conditional-format calcext:target-range-address="Output.G1065:Output.G1065">
            <calcext:condition calcext:apply-style-name="Untitled2" calcext:value="=&quot;yes&quot;" calcext:base-cell-address="Output.G11"/>
          </calcext:conditional-format>
          <calcext:conditional-format calcext:target-range-address="Output.G1066:Output.G1066">
            <calcext:condition calcext:apply-style-name="Untitled2" calcext:value="=&quot;yes&quot;" calcext:base-cell-address="Output.G11"/>
          </calcext:conditional-format>
          <calcext:conditional-format calcext:target-range-address="Output.G1067:Output.G1067">
            <calcext:condition calcext:apply-style-name="Untitled2" calcext:value="=&quot;yes&quot;" calcext:base-cell-address="Output.G11"/>
          </calcext:conditional-format>
          <calcext:conditional-format calcext:target-range-address="Output.G1068:Output.G1068">
            <calcext:condition calcext:apply-style-name="Untitled2" calcext:value="=&quot;yes&quot;" calcext:base-cell-address="Output.G11"/>
          </calcext:conditional-format>
          <calcext:conditional-format calcext:target-range-address="Output.G1069:Output.G1069">
            <calcext:condition calcext:apply-style-name="Untitled2" calcext:value="=&quot;yes&quot;" calcext:base-cell-address="Output.G11"/>
          </calcext:conditional-format>
          <calcext:conditional-format calcext:target-range-address="Output.G1070:Output.G1070">
            <calcext:condition calcext:apply-style-name="Untitled2" calcext:value="=&quot;yes&quot;" calcext:base-cell-address="Output.G11"/>
          </calcext:conditional-format>
          <calcext:conditional-format calcext:target-range-address="Output.G1071:Output.G1071">
            <calcext:condition calcext:apply-style-name="Untitled2" calcext:value="=&quot;yes&quot;" calcext:base-cell-address="Output.G11"/>
          </calcext:conditional-format>
          <calcext:conditional-format calcext:target-range-address="Output.G1072:Output.G1072">
            <calcext:condition calcext:apply-style-name="Untitled2" calcext:value="=&quot;yes&quot;" calcext:base-cell-address="Output.G11"/>
          </calcext:conditional-format>
          <calcext:conditional-format calcext:target-range-address="Output.G1073:Output.G1073">
            <calcext:condition calcext:apply-style-name="Untitled2" calcext:value="=&quot;yes&quot;" calcext:base-cell-address="Output.G11"/>
          </calcext:conditional-format>
          <calcext:conditional-format calcext:target-range-address="Output.G1074:Output.G1074">
            <calcext:condition calcext:apply-style-name="Untitled2" calcext:value="=&quot;yes&quot;" calcext:base-cell-address="Output.G11"/>
          </calcext:conditional-format>
          <calcext:conditional-format calcext:target-range-address="Output.G1075:Output.G1075">
            <calcext:condition calcext:apply-style-name="Untitled2" calcext:value="=&quot;yes&quot;" calcext:base-cell-address="Output.G11"/>
          </calcext:conditional-format>
          <calcext:conditional-format calcext:target-range-address="Output.G1076:Output.G1076">
            <calcext:condition calcext:apply-style-name="Untitled2" calcext:value="=&quot;yes&quot;" calcext:base-cell-address="Output.G11"/>
          </calcext:conditional-format>
          <calcext:conditional-format calcext:target-range-address="Output.G1077:Output.G1077">
            <calcext:condition calcext:apply-style-name="Untitled2" calcext:value="=&quot;yes&quot;" calcext:base-cell-address="Output.G11"/>
          </calcext:conditional-format>
          <calcext:conditional-format calcext:target-range-address="Output.G1078:Output.G1078">
            <calcext:condition calcext:apply-style-name="Untitled2" calcext:value="=&quot;yes&quot;" calcext:base-cell-address="Output.G11"/>
          </calcext:conditional-format>
          <calcext:conditional-format calcext:target-range-address="Output.G1079:Output.G1079">
            <calcext:condition calcext:apply-style-name="Untitled2" calcext:value="=&quot;yes&quot;" calcext:base-cell-address="Output.G11"/>
          </calcext:conditional-format>
          <calcext:conditional-format calcext:target-range-address="Output.G1080:Output.G1080">
            <calcext:condition calcext:apply-style-name="Untitled2" calcext:value="=&quot;yes&quot;" calcext:base-cell-address="Output.G11"/>
          </calcext:conditional-format>
          <calcext:conditional-format calcext:target-range-address="Output.G1081:Output.G1081">
            <calcext:condition calcext:apply-style-name="Untitled2" calcext:value="=&quot;yes&quot;" calcext:base-cell-address="Output.G11"/>
          </calcext:conditional-format>
          <calcext:conditional-format calcext:target-range-address="Output.G1082:Output.G1082">
            <calcext:condition calcext:apply-style-name="Untitled2" calcext:value="=&quot;yes&quot;" calcext:base-cell-address="Output.G11"/>
          </calcext:conditional-format>
          <calcext:conditional-format calcext:target-range-address="Output.G1083:Output.G1083">
            <calcext:condition calcext:apply-style-name="Untitled2" calcext:value="=&quot;yes&quot;" calcext:base-cell-address="Output.G11"/>
          </calcext:conditional-format>
          <calcext:conditional-format calcext:target-range-address="Output.G1084:Output.G1084">
            <calcext:condition calcext:apply-style-name="Untitled2" calcext:value="=&quot;yes&quot;" calcext:base-cell-address="Output.G11"/>
          </calcext:conditional-format>
          <calcext:conditional-format calcext:target-range-address="Output.G1085:Output.G1085">
            <calcext:condition calcext:apply-style-name="Untitled2" calcext:value="=&quot;yes&quot;" calcext:base-cell-address="Output.G11"/>
          </calcext:conditional-format>
          <calcext:conditional-format calcext:target-range-address="Output.G1086:Output.G1086">
            <calcext:condition calcext:apply-style-name="Untitled2" calcext:value="=&quot;yes&quot;" calcext:base-cell-address="Output.G11"/>
          </calcext:conditional-format>
          <calcext:conditional-format calcext:target-range-address="Output.G1087:Output.G1087">
            <calcext:condition calcext:apply-style-name="Untitled2" calcext:value="=&quot;yes&quot;" calcext:base-cell-address="Output.G11"/>
          </calcext:conditional-format>
          <calcext:conditional-format calcext:target-range-address="Output.G1088:Output.G1088">
            <calcext:condition calcext:apply-style-name="Untitled2" calcext:value="=&quot;yes&quot;" calcext:base-cell-address="Output.G11"/>
          </calcext:conditional-format>
          <calcext:conditional-format calcext:target-range-address="Output.G1089:Output.G1089">
            <calcext:condition calcext:apply-style-name="Untitled2" calcext:value="=&quot;yes&quot;" calcext:base-cell-address="Output.G11"/>
          </calcext:conditional-format>
          <calcext:conditional-format calcext:target-range-address="Output.G1090:Output.G1090">
            <calcext:condition calcext:apply-style-name="Untitled2" calcext:value="=&quot;yes&quot;" calcext:base-cell-address="Output.G11"/>
          </calcext:conditional-format>
          <calcext:conditional-format calcext:target-range-address="Output.G1091:Output.G1091">
            <calcext:condition calcext:apply-style-name="Untitled2" calcext:value="=&quot;yes&quot;" calcext:base-cell-address="Output.G11"/>
          </calcext:conditional-format>
          <calcext:conditional-format calcext:target-range-address="Output.G1092:Output.G1092">
            <calcext:condition calcext:apply-style-name="Untitled2" calcext:value="=&quot;yes&quot;" calcext:base-cell-address="Output.G11"/>
          </calcext:conditional-format>
          <calcext:conditional-format calcext:target-range-address="Output.G1093:Output.G1093">
            <calcext:condition calcext:apply-style-name="Untitled2" calcext:value="=&quot;yes&quot;" calcext:base-cell-address="Output.G11"/>
          </calcext:conditional-format>
          <calcext:conditional-format calcext:target-range-address="Output.G1094:Output.G1094">
            <calcext:condition calcext:apply-style-name="Untitled2" calcext:value="=&quot;yes&quot;" calcext:base-cell-address="Output.G11"/>
          </calcext:conditional-format>
          <calcext:conditional-format calcext:target-range-address="Output.G1095:Output.G1095">
            <calcext:condition calcext:apply-style-name="Untitled2" calcext:value="=&quot;yes&quot;" calcext:base-cell-address="Output.G11"/>
          </calcext:conditional-format>
          <calcext:conditional-format calcext:target-range-address="Output.G1096:Output.G1096">
            <calcext:condition calcext:apply-style-name="Untitled2" calcext:value="=&quot;yes&quot;" calcext:base-cell-address="Output.G11"/>
          </calcext:conditional-format>
          <calcext:conditional-format calcext:target-range-address="Output.G1097:Output.G1097">
            <calcext:condition calcext:apply-style-name="Untitled2" calcext:value="=&quot;yes&quot;" calcext:base-cell-address="Output.G11"/>
          </calcext:conditional-format>
          <calcext:conditional-format calcext:target-range-address="Output.G1098:Output.G1098">
            <calcext:condition calcext:apply-style-name="Untitled2" calcext:value="=&quot;yes&quot;" calcext:base-cell-address="Output.G11"/>
          </calcext:conditional-format>
          <calcext:conditional-format calcext:target-range-address="Output.G1099:Output.G1099">
            <calcext:condition calcext:apply-style-name="Untitled2" calcext:value="=&quot;yes&quot;" calcext:base-cell-address="Output.G11"/>
          </calcext:conditional-format>
          <calcext:conditional-format calcext:target-range-address="Output.G1100:Output.G1100">
            <calcext:condition calcext:apply-style-name="Untitled2" calcext:value="=&quot;yes&quot;" calcext:base-cell-address="Output.G11"/>
          </calcext:conditional-format>
          <calcext:conditional-format calcext:target-range-address="Output.G1101:Output.G1101">
            <calcext:condition calcext:apply-style-name="Untitled2" calcext:value="=&quot;yes&quot;" calcext:base-cell-address="Output.G11"/>
          </calcext:conditional-format>
          <calcext:conditional-format calcext:target-range-address="Output.G1102:Output.G1102">
            <calcext:condition calcext:apply-style-name="Untitled2" calcext:value="=&quot;yes&quot;" calcext:base-cell-address="Output.G11"/>
          </calcext:conditional-format>
          <calcext:conditional-format calcext:target-range-address="Output.G1103:Output.G1103">
            <calcext:condition calcext:apply-style-name="Untitled2" calcext:value="=&quot;yes&quot;" calcext:base-cell-address="Output.G11"/>
          </calcext:conditional-format>
          <calcext:conditional-format calcext:target-range-address="Output.G1104:Output.G1104">
            <calcext:condition calcext:apply-style-name="Untitled2" calcext:value="=&quot;yes&quot;" calcext:base-cell-address="Output.G11"/>
          </calcext:conditional-format>
          <calcext:conditional-format calcext:target-range-address="Output.G1105:Output.G1105">
            <calcext:condition calcext:apply-style-name="Untitled2" calcext:value="=&quot;yes&quot;" calcext:base-cell-address="Output.G11"/>
          </calcext:conditional-format>
          <calcext:conditional-format calcext:target-range-address="Output.G1106:Output.G1106">
            <calcext:condition calcext:apply-style-name="Untitled2" calcext:value="=&quot;yes&quot;" calcext:base-cell-address="Output.G11"/>
          </calcext:conditional-format>
          <calcext:conditional-format calcext:target-range-address="Output.G1107:Output.G1107">
            <calcext:condition calcext:apply-style-name="Untitled2" calcext:value="=&quot;yes&quot;" calcext:base-cell-address="Output.G11"/>
          </calcext:conditional-format>
          <calcext:conditional-format calcext:target-range-address="Output.G1108:Output.G1108">
            <calcext:condition calcext:apply-style-name="Untitled2" calcext:value="=&quot;yes&quot;" calcext:base-cell-address="Output.G11"/>
          </calcext:conditional-format>
          <calcext:conditional-format calcext:target-range-address="Output.G1109:Output.G1109">
            <calcext:condition calcext:apply-style-name="Untitled2" calcext:value="=&quot;yes&quot;" calcext:base-cell-address="Output.G11"/>
          </calcext:conditional-format>
          <calcext:conditional-format calcext:target-range-address="Output.G1110:Output.G1110">
            <calcext:condition calcext:apply-style-name="Untitled2" calcext:value="=&quot;yes&quot;" calcext:base-cell-address="Output.G11"/>
          </calcext:conditional-format>
          <calcext:conditional-format calcext:target-range-address="Output.G1111:Output.G1111">
            <calcext:condition calcext:apply-style-name="Untitled2" calcext:value="=&quot;yes&quot;" calcext:base-cell-address="Output.G11"/>
          </calcext:conditional-format>
          <calcext:conditional-format calcext:target-range-address="Output.G1112:Output.G1112">
            <calcext:condition calcext:apply-style-name="Untitled2" calcext:value="=&quot;yes&quot;" calcext:base-cell-address="Output.G11"/>
          </calcext:conditional-format>
          <calcext:conditional-format calcext:target-range-address="Output.G1113:Output.G1113">
            <calcext:condition calcext:apply-style-name="Untitled2" calcext:value="=&quot;yes&quot;" calcext:base-cell-address="Output.G11"/>
          </calcext:conditional-format>
          <calcext:conditional-format calcext:target-range-address="Output.G1114:Output.G1114">
            <calcext:condition calcext:apply-style-name="Untitled2" calcext:value="=&quot;yes&quot;" calcext:base-cell-address="Output.G11"/>
          </calcext:conditional-format>
          <calcext:conditional-format calcext:target-range-address="Output.G1115:Output.G1115">
            <calcext:condition calcext:apply-style-name="Untitled2" calcext:value="=&quot;yes&quot;" calcext:base-cell-address="Output.G11"/>
          </calcext:conditional-format>
          <calcext:conditional-format calcext:target-range-address="Output.G1116:Output.G1116">
            <calcext:condition calcext:apply-style-name="Untitled2" calcext:value="=&quot;yes&quot;" calcext:base-cell-address="Output.G11"/>
          </calcext:conditional-format>
          <calcext:conditional-format calcext:target-range-address="Output.G1117:Output.G1117">
            <calcext:condition calcext:apply-style-name="Untitled2" calcext:value="=&quot;yes&quot;" calcext:base-cell-address="Output.G11"/>
          </calcext:conditional-format>
          <calcext:conditional-format calcext:target-range-address="Output.G1118:Output.G1118">
            <calcext:condition calcext:apply-style-name="Untitled2" calcext:value="=&quot;yes&quot;" calcext:base-cell-address="Output.G11"/>
          </calcext:conditional-format>
          <calcext:conditional-format calcext:target-range-address="Output.G1119:Output.G1119">
            <calcext:condition calcext:apply-style-name="Untitled2" calcext:value="=&quot;yes&quot;" calcext:base-cell-address="Output.G11"/>
          </calcext:conditional-format>
          <calcext:conditional-format calcext:target-range-address="Output.G1120:Output.G1120">
            <calcext:condition calcext:apply-style-name="Untitled2" calcext:value="=&quot;yes&quot;" calcext:base-cell-address="Output.G11"/>
          </calcext:conditional-format>
          <calcext:conditional-format calcext:target-range-address="Output.G1121:Output.G1121">
            <calcext:condition calcext:apply-style-name="Untitled2" calcext:value="=&quot;yes&quot;" calcext:base-cell-address="Output.G11"/>
          </calcext:conditional-format>
          <calcext:conditional-format calcext:target-range-address="Output.G1122:Output.G1122">
            <calcext:condition calcext:apply-style-name="Untitled2" calcext:value="=&quot;yes&quot;" calcext:base-cell-address="Output.G11"/>
          </calcext:conditional-format>
          <calcext:conditional-format calcext:target-range-address="Output.G1123:Output.G1123">
            <calcext:condition calcext:apply-style-name="Untitled2" calcext:value="=&quot;yes&quot;" calcext:base-cell-address="Output.G11"/>
          </calcext:conditional-format>
          <calcext:conditional-format calcext:target-range-address="Output.G1124:Output.G1124">
            <calcext:condition calcext:apply-style-name="Untitled2" calcext:value="=&quot;yes&quot;" calcext:base-cell-address="Output.G11"/>
          </calcext:conditional-format>
          <calcext:conditional-format calcext:target-range-address="Output.G1125:Output.G1125">
            <calcext:condition calcext:apply-style-name="Untitled2" calcext:value="=&quot;yes&quot;" calcext:base-cell-address="Output.G11"/>
          </calcext:conditional-format>
          <calcext:conditional-format calcext:target-range-address="Output.G1126:Output.G1126">
            <calcext:condition calcext:apply-style-name="Untitled2" calcext:value="=&quot;yes&quot;" calcext:base-cell-address="Output.G11"/>
          </calcext:conditional-format>
          <calcext:conditional-format calcext:target-range-address="Output.G1127:Output.G1127">
            <calcext:condition calcext:apply-style-name="Untitled2" calcext:value="=&quot;yes&quot;" calcext:base-cell-address="Output.G11"/>
          </calcext:conditional-format>
          <calcext:conditional-format calcext:target-range-address="Output.G1128:Output.G1128">
            <calcext:condition calcext:apply-style-name="Untitled2" calcext:value="=&quot;yes&quot;" calcext:base-cell-address="Output.G11"/>
          </calcext:conditional-format>
          <calcext:conditional-format calcext:target-range-address="Output.G1129:Output.G1129">
            <calcext:condition calcext:apply-style-name="Untitled2" calcext:value="=&quot;yes&quot;" calcext:base-cell-address="Output.G11"/>
          </calcext:conditional-format>
          <calcext:conditional-format calcext:target-range-address="Output.G1130:Output.G1130">
            <calcext:condition calcext:apply-style-name="Untitled2" calcext:value="=&quot;yes&quot;" calcext:base-cell-address="Output.G11"/>
          </calcext:conditional-format>
          <calcext:conditional-format calcext:target-range-address="Output.G1131:Output.G1131">
            <calcext:condition calcext:apply-style-name="Untitled2" calcext:value="=&quot;yes&quot;" calcext:base-cell-address="Output.G11"/>
          </calcext:conditional-format>
          <calcext:conditional-format calcext:target-range-address="Output.G1132:Output.G1132">
            <calcext:condition calcext:apply-style-name="Untitled2" calcext:value="=&quot;yes&quot;" calcext:base-cell-address="Output.G11"/>
          </calcext:conditional-format>
          <calcext:conditional-format calcext:target-range-address="Output.G1133:Output.G1133">
            <calcext:condition calcext:apply-style-name="Untitled2" calcext:value="=&quot;yes&quot;" calcext:base-cell-address="Output.G11"/>
          </calcext:conditional-format>
          <calcext:conditional-format calcext:target-range-address="Output.G1134:Output.G1134">
            <calcext:condition calcext:apply-style-name="Untitled2" calcext:value="=&quot;yes&quot;" calcext:base-cell-address="Output.G11"/>
          </calcext:conditional-format>
          <calcext:conditional-format calcext:target-range-address="Output.G1135:Output.G1135">
            <calcext:condition calcext:apply-style-name="Untitled2" calcext:value="=&quot;yes&quot;" calcext:base-cell-address="Output.G11"/>
          </calcext:conditional-format>
          <calcext:conditional-format calcext:target-range-address="Output.G1136:Output.G1136">
            <calcext:condition calcext:apply-style-name="Untitled2" calcext:value="=&quot;yes&quot;" calcext:base-cell-address="Output.G11"/>
          </calcext:conditional-format>
          <calcext:conditional-format calcext:target-range-address="Output.G1137:Output.G1137">
            <calcext:condition calcext:apply-style-name="Untitled2" calcext:value="=&quot;yes&quot;" calcext:base-cell-address="Output.G11"/>
          </calcext:conditional-format>
          <calcext:conditional-format calcext:target-range-address="Output.G1138:Output.G1138">
            <calcext:condition calcext:apply-style-name="Untitled2" calcext:value="=&quot;yes&quot;" calcext:base-cell-address="Output.G11"/>
          </calcext:conditional-format>
          <calcext:conditional-format calcext:target-range-address="Output.G1139:Output.G1139">
            <calcext:condition calcext:apply-style-name="Untitled2" calcext:value="=&quot;yes&quot;" calcext:base-cell-address="Output.G11"/>
          </calcext:conditional-format>
          <calcext:conditional-format calcext:target-range-address="Output.G1140:Output.G1140">
            <calcext:condition calcext:apply-style-name="Untitled2" calcext:value="=&quot;yes&quot;" calcext:base-cell-address="Output.G11"/>
          </calcext:conditional-format>
          <calcext:conditional-format calcext:target-range-address="Output.G1141:Output.G1141">
            <calcext:condition calcext:apply-style-name="Untitled2" calcext:value="=&quot;yes&quot;" calcext:base-cell-address="Output.G11"/>
          </calcext:conditional-format>
          <calcext:conditional-format calcext:target-range-address="Output.G1142:Output.G1142">
            <calcext:condition calcext:apply-style-name="Untitled2" calcext:value="=&quot;yes&quot;" calcext:base-cell-address="Output.G11"/>
          </calcext:conditional-format>
          <calcext:conditional-format calcext:target-range-address="Output.G1143:Output.G1143">
            <calcext:condition calcext:apply-style-name="Untitled2" calcext:value="=&quot;yes&quot;" calcext:base-cell-address="Output.G11"/>
          </calcext:conditional-format>
          <calcext:conditional-format calcext:target-range-address="Output.G1144:Output.G1144">
            <calcext:condition calcext:apply-style-name="Untitled2" calcext:value="=&quot;yes&quot;" calcext:base-cell-address="Output.G11"/>
          </calcext:conditional-format>
          <calcext:conditional-format calcext:target-range-address="Output.G1145:Output.G1145">
            <calcext:condition calcext:apply-style-name="Untitled2" calcext:value="=&quot;yes&quot;" calcext:base-cell-address="Output.G11"/>
          </calcext:conditional-format>
          <calcext:conditional-format calcext:target-range-address="Output.G1146:Output.G1146">
            <calcext:condition calcext:apply-style-name="Untitled2" calcext:value="=&quot;yes&quot;" calcext:base-cell-address="Output.G11"/>
          </calcext:conditional-format>
          <calcext:conditional-format calcext:target-range-address="Output.G1147:Output.G1147">
            <calcext:condition calcext:apply-style-name="Untitled2" calcext:value="=&quot;yes&quot;" calcext:base-cell-address="Output.G11"/>
          </calcext:conditional-format>
          <calcext:conditional-format calcext:target-range-address="Output.G1148:Output.G1148">
            <calcext:condition calcext:apply-style-name="Untitled2" calcext:value="=&quot;yes&quot;" calcext:base-cell-address="Output.G11"/>
          </calcext:conditional-format>
          <calcext:conditional-format calcext:target-range-address="Output.G1149:Output.G1149">
            <calcext:condition calcext:apply-style-name="Untitled2" calcext:value="=&quot;yes&quot;" calcext:base-cell-address="Output.G11"/>
          </calcext:conditional-format>
          <calcext:conditional-format calcext:target-range-address="Output.G1150:Output.G1150">
            <calcext:condition calcext:apply-style-name="Untitled2" calcext:value="=&quot;yes&quot;" calcext:base-cell-address="Output.G11"/>
          </calcext:conditional-format>
          <calcext:conditional-format calcext:target-range-address="Output.G1151:Output.G1151">
            <calcext:condition calcext:apply-style-name="Untitled2" calcext:value="=&quot;yes&quot;" calcext:base-cell-address="Output.G11"/>
          </calcext:conditional-format>
          <calcext:conditional-format calcext:target-range-address="Output.G1152:Output.G1152">
            <calcext:condition calcext:apply-style-name="Untitled2" calcext:value="=&quot;yes&quot;" calcext:base-cell-address="Output.G11"/>
          </calcext:conditional-format>
          <calcext:conditional-format calcext:target-range-address="Output.G1153:Output.G1153">
            <calcext:condition calcext:apply-style-name="Untitled2" calcext:value="=&quot;yes&quot;" calcext:base-cell-address="Output.G11"/>
          </calcext:conditional-format>
          <calcext:conditional-format calcext:target-range-address="Output.G1154:Output.G1154">
            <calcext:condition calcext:apply-style-name="Untitled2" calcext:value="=&quot;yes&quot;" calcext:base-cell-address="Output.G11"/>
          </calcext:conditional-format>
          <calcext:conditional-format calcext:target-range-address="Output.G1155:Output.G1155">
            <calcext:condition calcext:apply-style-name="Untitled2" calcext:value="=&quot;yes&quot;" calcext:base-cell-address="Output.G11"/>
          </calcext:conditional-format>
          <calcext:conditional-format calcext:target-range-address="Output.G1156:Output.G1156">
            <calcext:condition calcext:apply-style-name="Untitled2" calcext:value="=&quot;yes&quot;" calcext:base-cell-address="Output.G11"/>
          </calcext:conditional-format>
          <calcext:conditional-format calcext:target-range-address="Output.G1157:Output.G1157">
            <calcext:condition calcext:apply-style-name="Untitled2" calcext:value="=&quot;yes&quot;" calcext:base-cell-address="Output.G11"/>
          </calcext:conditional-format>
          <calcext:conditional-format calcext:target-range-address="Output.G1158:Output.G1158">
            <calcext:condition calcext:apply-style-name="Untitled2" calcext:value="=&quot;yes&quot;" calcext:base-cell-address="Output.G11"/>
          </calcext:conditional-format>
          <calcext:conditional-format calcext:target-range-address="Output.G1159:Output.G1159">
            <calcext:condition calcext:apply-style-name="Untitled2" calcext:value="=&quot;yes&quot;" calcext:base-cell-address="Output.G11"/>
          </calcext:conditional-format>
          <calcext:conditional-format calcext:target-range-address="Output.G1160:Output.G1160">
            <calcext:condition calcext:apply-style-name="Untitled2" calcext:value="=&quot;yes&quot;" calcext:base-cell-address="Output.G11"/>
          </calcext:conditional-format>
          <calcext:conditional-format calcext:target-range-address="Output.G1161:Output.G1161">
            <calcext:condition calcext:apply-style-name="Untitled2" calcext:value="=&quot;yes&quot;" calcext:base-cell-address="Output.G11"/>
          </calcext:conditional-format>
          <calcext:conditional-format calcext:target-range-address="Output.G1162:Output.G1162">
            <calcext:condition calcext:apply-style-name="Untitled2" calcext:value="=&quot;yes&quot;" calcext:base-cell-address="Output.G11"/>
          </calcext:conditional-format>
          <calcext:conditional-format calcext:target-range-address="Output.G1163:Output.G1163">
            <calcext:condition calcext:apply-style-name="Untitled2" calcext:value="=&quot;yes&quot;" calcext:base-cell-address="Output.G11"/>
          </calcext:conditional-format>
          <calcext:conditional-format calcext:target-range-address="Output.G1164:Output.G1164">
            <calcext:condition calcext:apply-style-name="Untitled2" calcext:value="=&quot;yes&quot;" calcext:base-cell-address="Output.G11"/>
          </calcext:conditional-format>
          <calcext:conditional-format calcext:target-range-address="Output.G1165:Output.G1165">
            <calcext:condition calcext:apply-style-name="Untitled2" calcext:value="=&quot;yes&quot;" calcext:base-cell-address="Output.G11"/>
          </calcext:conditional-format>
          <calcext:conditional-format calcext:target-range-address="Output.G1166:Output.G1166">
            <calcext:condition calcext:apply-style-name="Untitled2" calcext:value="=&quot;yes&quot;" calcext:base-cell-address="Output.G11"/>
          </calcext:conditional-format>
          <calcext:conditional-format calcext:target-range-address="Output.G1167:Output.G1167">
            <calcext:condition calcext:apply-style-name="Untitled2" calcext:value="=&quot;yes&quot;" calcext:base-cell-address="Output.G11"/>
          </calcext:conditional-format>
          <calcext:conditional-format calcext:target-range-address="Output.G1168:Output.G1168">
            <calcext:condition calcext:apply-style-name="Untitled2" calcext:value="=&quot;yes&quot;" calcext:base-cell-address="Output.G11"/>
          </calcext:conditional-format>
          <calcext:conditional-format calcext:target-range-address="Output.G1169:Output.G1169">
            <calcext:condition calcext:apply-style-name="Untitled2" calcext:value="=&quot;yes&quot;" calcext:base-cell-address="Output.G11"/>
          </calcext:conditional-format>
          <calcext:conditional-format calcext:target-range-address="Output.G1170:Output.G1170">
            <calcext:condition calcext:apply-style-name="Untitled2" calcext:value="=&quot;yes&quot;" calcext:base-cell-address="Output.G11"/>
          </calcext:conditional-format>
          <calcext:conditional-format calcext:target-range-address="Output.G1171:Output.G1171">
            <calcext:condition calcext:apply-style-name="Untitled2" calcext:value="=&quot;yes&quot;" calcext:base-cell-address="Output.G11"/>
          </calcext:conditional-format>
          <calcext:conditional-format calcext:target-range-address="Output.G1172:Output.G1172">
            <calcext:condition calcext:apply-style-name="Untitled2" calcext:value="=&quot;yes&quot;" calcext:base-cell-address="Output.G11"/>
          </calcext:conditional-format>
          <calcext:conditional-format calcext:target-range-address="Output.G1173:Output.G1173">
            <calcext:condition calcext:apply-style-name="Untitled2" calcext:value="=&quot;yes&quot;" calcext:base-cell-address="Output.G11"/>
          </calcext:conditional-format>
          <calcext:conditional-format calcext:target-range-address="Output.G1174:Output.G1174">
            <calcext:condition calcext:apply-style-name="Untitled2" calcext:value="=&quot;yes&quot;" calcext:base-cell-address="Output.G11"/>
          </calcext:conditional-format>
          <calcext:conditional-format calcext:target-range-address="Output.G1175:Output.G1175">
            <calcext:condition calcext:apply-style-name="Untitled2" calcext:value="=&quot;yes&quot;" calcext:base-cell-address="Output.G11"/>
          </calcext:conditional-format>
          <calcext:conditional-format calcext:target-range-address="Output.G1176:Output.G1176">
            <calcext:condition calcext:apply-style-name="Untitled2" calcext:value="=&quot;yes&quot;" calcext:base-cell-address="Output.G11"/>
          </calcext:conditional-format>
          <calcext:conditional-format calcext:target-range-address="Output.G1177:Output.G1177">
            <calcext:condition calcext:apply-style-name="Untitled2" calcext:value="=&quot;yes&quot;" calcext:base-cell-address="Output.G11"/>
          </calcext:conditional-format>
          <calcext:conditional-format calcext:target-range-address="Output.G1178:Output.G1178">
            <calcext:condition calcext:apply-style-name="Untitled2" calcext:value="=&quot;yes&quot;" calcext:base-cell-address="Output.G11"/>
          </calcext:conditional-format>
          <calcext:conditional-format calcext:target-range-address="Output.G1179:Output.G1179">
            <calcext:condition calcext:apply-style-name="Untitled2" calcext:value="=&quot;yes&quot;" calcext:base-cell-address="Output.G11"/>
          </calcext:conditional-format>
          <calcext:conditional-format calcext:target-range-address="Output.G1180:Output.G1180">
            <calcext:condition calcext:apply-style-name="Untitled2" calcext:value="=&quot;yes&quot;" calcext:base-cell-address="Output.G11"/>
          </calcext:conditional-format>
          <calcext:conditional-format calcext:target-range-address="Output.G1181:Output.G1181">
            <calcext:condition calcext:apply-style-name="Untitled2" calcext:value="=&quot;yes&quot;" calcext:base-cell-address="Output.G11"/>
          </calcext:conditional-format>
          <calcext:conditional-format calcext:target-range-address="Output.G1182:Output.G1182">
            <calcext:condition calcext:apply-style-name="Untitled2" calcext:value="=&quot;yes&quot;" calcext:base-cell-address="Output.G11"/>
          </calcext:conditional-format>
          <calcext:conditional-format calcext:target-range-address="Output.G1183:Output.G1183">
            <calcext:condition calcext:apply-style-name="Untitled2" calcext:value="=&quot;yes&quot;" calcext:base-cell-address="Output.G11"/>
          </calcext:conditional-format>
          <calcext:conditional-format calcext:target-range-address="Output.G1184:Output.G1184">
            <calcext:condition calcext:apply-style-name="Untitled2" calcext:value="=&quot;yes&quot;" calcext:base-cell-address="Output.G11"/>
          </calcext:conditional-format>
          <calcext:conditional-format calcext:target-range-address="Output.G1185:Output.G1185">
            <calcext:condition calcext:apply-style-name="Untitled2" calcext:value="=&quot;yes&quot;" calcext:base-cell-address="Output.G11"/>
          </calcext:conditional-format>
          <calcext:conditional-format calcext:target-range-address="Output.G1186:Output.G1186">
            <calcext:condition calcext:apply-style-name="Untitled2" calcext:value="=&quot;yes&quot;" calcext:base-cell-address="Output.G11"/>
          </calcext:conditional-format>
          <calcext:conditional-format calcext:target-range-address="Output.G1187:Output.G1187">
            <calcext:condition calcext:apply-style-name="Untitled2" calcext:value="=&quot;yes&quot;" calcext:base-cell-address="Output.G11"/>
          </calcext:conditional-format>
          <calcext:conditional-format calcext:target-range-address="Output.G1188:Output.G1188">
            <calcext:condition calcext:apply-style-name="Untitled2" calcext:value="=&quot;yes&quot;" calcext:base-cell-address="Output.G11"/>
          </calcext:conditional-format>
          <calcext:conditional-format calcext:target-range-address="Output.G1189:Output.G1189">
            <calcext:condition calcext:apply-style-name="Untitled2" calcext:value="=&quot;yes&quot;" calcext:base-cell-address="Output.G11"/>
          </calcext:conditional-format>
          <calcext:conditional-format calcext:target-range-address="Output.G1190:Output.G1190">
            <calcext:condition calcext:apply-style-name="Untitled2" calcext:value="=&quot;yes&quot;" calcext:base-cell-address="Output.G11"/>
          </calcext:conditional-format>
          <calcext:conditional-format calcext:target-range-address="Output.G1191:Output.G1191">
            <calcext:condition calcext:apply-style-name="Untitled2" calcext:value="=&quot;yes&quot;" calcext:base-cell-address="Output.G11"/>
          </calcext:conditional-format>
          <calcext:conditional-format calcext:target-range-address="Output.G1192:Output.G1192">
            <calcext:condition calcext:apply-style-name="Untitled2" calcext:value="=&quot;yes&quot;" calcext:base-cell-address="Output.G11"/>
          </calcext:conditional-format>
          <calcext:conditional-format calcext:target-range-address="Output.G1193:Output.G1193">
            <calcext:condition calcext:apply-style-name="Untitled2" calcext:value="=&quot;yes&quot;" calcext:base-cell-address="Output.G11"/>
          </calcext:conditional-format>
          <calcext:conditional-format calcext:target-range-address="Output.G1194:Output.G1194">
            <calcext:condition calcext:apply-style-name="Untitled2" calcext:value="=&quot;yes&quot;" calcext:base-cell-address="Output.G11"/>
          </calcext:conditional-format>
          <calcext:conditional-format calcext:target-range-address="Output.G1195:Output.G1195">
            <calcext:condition calcext:apply-style-name="Untitled2" calcext:value="=&quot;yes&quot;" calcext:base-cell-address="Output.G11"/>
          </calcext:conditional-format>
          <calcext:conditional-format calcext:target-range-address="Output.G1196:Output.G1196">
            <calcext:condition calcext:apply-style-name="Untitled2" calcext:value="=&quot;yes&quot;" calcext:base-cell-address="Output.G11"/>
          </calcext:conditional-format>
          <calcext:conditional-format calcext:target-range-address="Output.G1197:Output.G1197">
            <calcext:condition calcext:apply-style-name="Untitled2" calcext:value="=&quot;yes&quot;" calcext:base-cell-address="Output.G11"/>
          </calcext:conditional-format>
          <calcext:conditional-format calcext:target-range-address="Output.G1198:Output.G1198">
            <calcext:condition calcext:apply-style-name="Untitled2" calcext:value="=&quot;yes&quot;" calcext:base-cell-address="Output.G11"/>
          </calcext:conditional-format>
          <calcext:conditional-format calcext:target-range-address="Output.G1199:Output.G1199">
            <calcext:condition calcext:apply-style-name="Untitled2" calcext:value="=&quot;yes&quot;" calcext:base-cell-address="Output.G11"/>
          </calcext:conditional-format>
          <calcext:conditional-format calcext:target-range-address="Output.G1200:Output.G1200">
            <calcext:condition calcext:apply-style-name="Untitled2" calcext:value="=&quot;yes&quot;" calcext:base-cell-address="Output.G11"/>
          </calcext:conditional-format>
          <calcext:conditional-format calcext:target-range-address="Output.G1201:Output.G1201">
            <calcext:condition calcext:apply-style-name="Untitled2" calcext:value="=&quot;yes&quot;" calcext:base-cell-address="Output.G11"/>
          </calcext:conditional-format>
          <calcext:conditional-format calcext:target-range-address="Output.G1202:Output.G1202">
            <calcext:condition calcext:apply-style-name="Untitled2" calcext:value="=&quot;yes&quot;" calcext:base-cell-address="Output.G11"/>
          </calcext:conditional-format>
          <calcext:conditional-format calcext:target-range-address="Output.G1203:Output.G1203">
            <calcext:condition calcext:apply-style-name="Untitled2" calcext:value="=&quot;yes&quot;" calcext:base-cell-address="Output.G11"/>
          </calcext:conditional-format>
          <calcext:conditional-format calcext:target-range-address="Output.G1204:Output.G1204">
            <calcext:condition calcext:apply-style-name="Untitled2" calcext:value="=&quot;yes&quot;" calcext:base-cell-address="Output.G11"/>
          </calcext:conditional-format>
          <calcext:conditional-format calcext:target-range-address="Output.G1205:Output.G1205">
            <calcext:condition calcext:apply-style-name="Untitled2" calcext:value="=&quot;yes&quot;" calcext:base-cell-address="Output.G11"/>
          </calcext:conditional-format>
          <calcext:conditional-format calcext:target-range-address="Output.G1206:Output.G1206">
            <calcext:condition calcext:apply-style-name="Untitled2" calcext:value="=&quot;yes&quot;" calcext:base-cell-address="Output.G11"/>
          </calcext:conditional-format>
          <calcext:conditional-format calcext:target-range-address="Output.G1207:Output.G1207">
            <calcext:condition calcext:apply-style-name="Untitled2" calcext:value="=&quot;yes&quot;" calcext:base-cell-address="Output.G11"/>
          </calcext:conditional-format>
          <calcext:conditional-format calcext:target-range-address="Output.G1208:Output.G1208">
            <calcext:condition calcext:apply-style-name="Untitled2" calcext:value="=&quot;yes&quot;" calcext:base-cell-address="Output.G11"/>
          </calcext:conditional-format>
          <calcext:conditional-format calcext:target-range-address="Output.G1209:Output.G1209">
            <calcext:condition calcext:apply-style-name="Untitled2" calcext:value="=&quot;yes&quot;" calcext:base-cell-address="Output.G11"/>
          </calcext:conditional-format>
          <calcext:conditional-format calcext:target-range-address="Output.G1210:Output.G1210">
            <calcext:condition calcext:apply-style-name="Untitled2" calcext:value="=&quot;yes&quot;" calcext:base-cell-address="Output.G11"/>
          </calcext:conditional-format>
          <calcext:conditional-format calcext:target-range-address="Output.G1211:Output.G1211">
            <calcext:condition calcext:apply-style-name="Untitled2" calcext:value="=&quot;yes&quot;" calcext:base-cell-address="Output.G11"/>
          </calcext:conditional-format>
          <calcext:conditional-format calcext:target-range-address="Output.G1212:Output.G1212">
            <calcext:condition calcext:apply-style-name="Untitled2" calcext:value="=&quot;yes&quot;" calcext:base-cell-address="Output.G11"/>
          </calcext:conditional-format>
          <calcext:conditional-format calcext:target-range-address="Output.G1213:Output.G1213">
            <calcext:condition calcext:apply-style-name="Untitled2" calcext:value="=&quot;yes&quot;" calcext:base-cell-address="Output.G11"/>
          </calcext:conditional-format>
          <calcext:conditional-format calcext:target-range-address="Output.G1214:Output.G1214">
            <calcext:condition calcext:apply-style-name="Untitled2" calcext:value="=&quot;yes&quot;" calcext:base-cell-address="Output.G11"/>
          </calcext:conditional-format>
          <calcext:conditional-format calcext:target-range-address="Output.G1215:Output.G1215">
            <calcext:condition calcext:apply-style-name="Untitled2" calcext:value="=&quot;yes&quot;" calcext:base-cell-address="Output.G11"/>
          </calcext:conditional-format>
          <calcext:conditional-format calcext:target-range-address="Output.G1216:Output.G1216">
            <calcext:condition calcext:apply-style-name="Untitled2" calcext:value="=&quot;yes&quot;" calcext:base-cell-address="Output.G11"/>
          </calcext:conditional-format>
          <calcext:conditional-format calcext:target-range-address="Output.G1217:Output.G1217">
            <calcext:condition calcext:apply-style-name="Untitled2" calcext:value="=&quot;yes&quot;" calcext:base-cell-address="Output.G11"/>
          </calcext:conditional-format>
          <calcext:conditional-format calcext:target-range-address="Output.G1218:Output.G1218">
            <calcext:condition calcext:apply-style-name="Untitled2" calcext:value="=&quot;yes&quot;" calcext:base-cell-address="Output.G11"/>
          </calcext:conditional-format>
          <calcext:conditional-format calcext:target-range-address="Output.G1219:Output.G1219">
            <calcext:condition calcext:apply-style-name="Untitled2" calcext:value="=&quot;yes&quot;" calcext:base-cell-address="Output.G11"/>
          </calcext:conditional-format>
          <calcext:conditional-format calcext:target-range-address="Output.G1220:Output.G1220">
            <calcext:condition calcext:apply-style-name="Untitled2" calcext:value="=&quot;yes&quot;" calcext:base-cell-address="Output.G11"/>
          </calcext:conditional-format>
          <calcext:conditional-format calcext:target-range-address="Output.G1221:Output.G1221">
            <calcext:condition calcext:apply-style-name="Untitled2" calcext:value="=&quot;yes&quot;" calcext:base-cell-address="Output.G11"/>
          </calcext:conditional-format>
          <calcext:conditional-format calcext:target-range-address="Output.G1222:Output.G1222">
            <calcext:condition calcext:apply-style-name="Untitled2" calcext:value="=&quot;yes&quot;" calcext:base-cell-address="Output.G11"/>
          </calcext:conditional-format>
          <calcext:conditional-format calcext:target-range-address="Output.G1223:Output.G1223">
            <calcext:condition calcext:apply-style-name="Untitled2" calcext:value="=&quot;yes&quot;" calcext:base-cell-address="Output.G11"/>
          </calcext:conditional-format>
          <calcext:conditional-format calcext:target-range-address="Output.G1224:Output.G1224">
            <calcext:condition calcext:apply-style-name="Untitled2" calcext:value="=&quot;yes&quot;" calcext:base-cell-address="Output.G11"/>
          </calcext:conditional-format>
          <calcext:conditional-format calcext:target-range-address="Output.G1225:Output.G1225">
            <calcext:condition calcext:apply-style-name="Untitled2" calcext:value="=&quot;yes&quot;" calcext:base-cell-address="Output.G11"/>
          </calcext:conditional-format>
          <calcext:conditional-format calcext:target-range-address="Output.G1226:Output.G1226">
            <calcext:condition calcext:apply-style-name="Untitled2" calcext:value="=&quot;yes&quot;" calcext:base-cell-address="Output.G11"/>
          </calcext:conditional-format>
          <calcext:conditional-format calcext:target-range-address="Output.G1227:Output.G1227">
            <calcext:condition calcext:apply-style-name="Untitled2" calcext:value="=&quot;yes&quot;" calcext:base-cell-address="Output.G11"/>
          </calcext:conditional-format>
          <calcext:conditional-format calcext:target-range-address="Output.G1228:Output.G1228">
            <calcext:condition calcext:apply-style-name="Untitled2" calcext:value="=&quot;yes&quot;" calcext:base-cell-address="Output.G11"/>
          </calcext:conditional-format>
          <calcext:conditional-format calcext:target-range-address="Output.G1229:Output.G1229">
            <calcext:condition calcext:apply-style-name="Untitled2" calcext:value="=&quot;yes&quot;" calcext:base-cell-address="Output.G11"/>
          </calcext:conditional-format>
          <calcext:conditional-format calcext:target-range-address="Output.G1230:Output.G1230">
            <calcext:condition calcext:apply-style-name="Untitled2" calcext:value="=&quot;yes&quot;" calcext:base-cell-address="Output.G11"/>
          </calcext:conditional-format>
          <calcext:conditional-format calcext:target-range-address="Output.G1231:Output.G1231">
            <calcext:condition calcext:apply-style-name="Untitled2" calcext:value="=&quot;yes&quot;" calcext:base-cell-address="Output.G11"/>
          </calcext:conditional-format>
          <calcext:conditional-format calcext:target-range-address="Output.G1232:Output.G1232">
            <calcext:condition calcext:apply-style-name="Untitled2" calcext:value="=&quot;yes&quot;" calcext:base-cell-address="Output.G11"/>
          </calcext:conditional-format>
          <calcext:conditional-format calcext:target-range-address="Output.G1233:Output.G1233">
            <calcext:condition calcext:apply-style-name="Untitled2" calcext:value="=&quot;yes&quot;" calcext:base-cell-address="Output.G11"/>
          </calcext:conditional-format>
          <calcext:conditional-format calcext:target-range-address="Output.G1234:Output.G1234">
            <calcext:condition calcext:apply-style-name="Untitled2" calcext:value="=&quot;yes&quot;" calcext:base-cell-address="Output.G11"/>
          </calcext:conditional-format>
          <calcext:conditional-format calcext:target-range-address="Output.G1235:Output.G1235">
            <calcext:condition calcext:apply-style-name="Untitled2" calcext:value="=&quot;yes&quot;" calcext:base-cell-address="Output.G11"/>
          </calcext:conditional-format>
          <calcext:conditional-format calcext:target-range-address="Output.G1236:Output.G1236">
            <calcext:condition calcext:apply-style-name="Untitled2" calcext:value="=&quot;yes&quot;" calcext:base-cell-address="Output.G11"/>
          </calcext:conditional-format>
          <calcext:conditional-format calcext:target-range-address="Output.G1237:Output.G1237">
            <calcext:condition calcext:apply-style-name="Untitled2" calcext:value="=&quot;yes&quot;" calcext:base-cell-address="Output.G11"/>
          </calcext:conditional-format>
          <calcext:conditional-format calcext:target-range-address="Output.G1238:Output.G1238">
            <calcext:condition calcext:apply-style-name="Untitled2" calcext:value="=&quot;yes&quot;" calcext:base-cell-address="Output.G11"/>
          </calcext:conditional-format>
          <calcext:conditional-format calcext:target-range-address="Output.G1239:Output.G1239">
            <calcext:condition calcext:apply-style-name="Untitled2" calcext:value="=&quot;yes&quot;" calcext:base-cell-address="Output.G11"/>
          </calcext:conditional-format>
          <calcext:conditional-format calcext:target-range-address="Output.G1240:Output.G1240">
            <calcext:condition calcext:apply-style-name="Untitled2" calcext:value="=&quot;yes&quot;" calcext:base-cell-address="Output.G11"/>
          </calcext:conditional-format>
          <calcext:conditional-format calcext:target-range-address="Output.G1241:Output.G1241">
            <calcext:condition calcext:apply-style-name="Untitled2" calcext:value="=&quot;yes&quot;" calcext:base-cell-address="Output.G11"/>
          </calcext:conditional-format>
          <calcext:conditional-format calcext:target-range-address="Output.G1242:Output.G1242">
            <calcext:condition calcext:apply-style-name="Untitled2" calcext:value="=&quot;yes&quot;" calcext:base-cell-address="Output.G11"/>
          </calcext:conditional-format>
          <calcext:conditional-format calcext:target-range-address="Output.G1243:Output.G1243">
            <calcext:condition calcext:apply-style-name="Untitled2" calcext:value="=&quot;yes&quot;" calcext:base-cell-address="Output.G11"/>
          </calcext:conditional-format>
          <calcext:conditional-format calcext:target-range-address="Output.G1244:Output.G1244">
            <calcext:condition calcext:apply-style-name="Untitled2" calcext:value="=&quot;yes&quot;" calcext:base-cell-address="Output.G11"/>
          </calcext:conditional-format>
          <calcext:conditional-format calcext:target-range-address="Output.G1245:Output.G1245">
            <calcext:condition calcext:apply-style-name="Untitled2" calcext:value="=&quot;yes&quot;" calcext:base-cell-address="Output.G11"/>
          </calcext:conditional-format>
          <calcext:conditional-format calcext:target-range-address="Output.G1246:Output.G1246">
            <calcext:condition calcext:apply-style-name="Untitled2" calcext:value="=&quot;yes&quot;" calcext:base-cell-address="Output.G11"/>
          </calcext:conditional-format>
          <calcext:conditional-format calcext:target-range-address="Output.G1247:Output.G1247">
            <calcext:condition calcext:apply-style-name="Untitled2" calcext:value="=&quot;yes&quot;" calcext:base-cell-address="Output.G11"/>
          </calcext:conditional-format>
          <calcext:conditional-format calcext:target-range-address="Output.G1248:Output.G1248">
            <calcext:condition calcext:apply-style-name="Untitled2" calcext:value="=&quot;yes&quot;" calcext:base-cell-address="Output.G11"/>
          </calcext:conditional-format>
          <calcext:conditional-format calcext:target-range-address="Output.G1249:Output.G1249">
            <calcext:condition calcext:apply-style-name="Untitled2" calcext:value="=&quot;yes&quot;" calcext:base-cell-address="Output.G11"/>
          </calcext:conditional-format>
          <calcext:conditional-format calcext:target-range-address="Output.G1250:Output.G1250">
            <calcext:condition calcext:apply-style-name="Untitled2" calcext:value="=&quot;yes&quot;" calcext:base-cell-address="Output.G11"/>
          </calcext:conditional-format>
          <calcext:conditional-format calcext:target-range-address="Output.G1251:Output.G1251">
            <calcext:condition calcext:apply-style-name="Untitled2" calcext:value="=&quot;yes&quot;" calcext:base-cell-address="Output.G11"/>
          </calcext:conditional-format>
          <calcext:conditional-format calcext:target-range-address="Output.G1252:Output.G1252">
            <calcext:condition calcext:apply-style-name="Untitled2" calcext:value="=&quot;yes&quot;" calcext:base-cell-address="Output.G11"/>
          </calcext:conditional-format>
          <calcext:conditional-format calcext:target-range-address="Output.G1253:Output.G1253">
            <calcext:condition calcext:apply-style-name="Untitled2" calcext:value="=&quot;yes&quot;" calcext:base-cell-address="Output.G11"/>
          </calcext:conditional-format>
          <calcext:conditional-format calcext:target-range-address="Output.G1254:Output.G1254">
            <calcext:condition calcext:apply-style-name="Untitled2" calcext:value="=&quot;yes&quot;" calcext:base-cell-address="Output.G11"/>
          </calcext:conditional-format>
          <calcext:conditional-format calcext:target-range-address="Output.G1255:Output.G1255">
            <calcext:condition calcext:apply-style-name="Untitled2" calcext:value="=&quot;yes&quot;" calcext:base-cell-address="Output.G11"/>
          </calcext:conditional-format>
          <calcext:conditional-format calcext:target-range-address="Output.G1256:Output.G1256">
            <calcext:condition calcext:apply-style-name="Untitled2" calcext:value="=&quot;yes&quot;" calcext:base-cell-address="Output.G11"/>
          </calcext:conditional-format>
          <calcext:conditional-format calcext:target-range-address="Output.G1257:Output.G1257">
            <calcext:condition calcext:apply-style-name="Untitled2" calcext:value="=&quot;yes&quot;" calcext:base-cell-address="Output.G11"/>
          </calcext:conditional-format>
          <calcext:conditional-format calcext:target-range-address="Output.G1258:Output.G1258">
            <calcext:condition calcext:apply-style-name="Untitled2" calcext:value="=&quot;yes&quot;" calcext:base-cell-address="Output.G11"/>
          </calcext:conditional-format>
          <calcext:conditional-format calcext:target-range-address="Output.G1259:Output.G1259">
            <calcext:condition calcext:apply-style-name="Untitled2" calcext:value="=&quot;yes&quot;" calcext:base-cell-address="Output.G11"/>
          </calcext:conditional-format>
          <calcext:conditional-format calcext:target-range-address="Output.G1260:Output.G1260">
            <calcext:condition calcext:apply-style-name="Untitled2" calcext:value="=&quot;yes&quot;" calcext:base-cell-address="Output.G11"/>
          </calcext:conditional-format>
          <calcext:conditional-format calcext:target-range-address="Output.G1261:Output.G1261">
            <calcext:condition calcext:apply-style-name="Untitled2" calcext:value="=&quot;yes&quot;" calcext:base-cell-address="Output.G11"/>
          </calcext:conditional-format>
          <calcext:conditional-format calcext:target-range-address="Output.G1262:Output.G1262">
            <calcext:condition calcext:apply-style-name="Untitled2" calcext:value="=&quot;yes&quot;" calcext:base-cell-address="Output.G11"/>
          </calcext:conditional-format>
          <calcext:conditional-format calcext:target-range-address="Output.G1263:Output.G1263">
            <calcext:condition calcext:apply-style-name="Untitled2" calcext:value="=&quot;yes&quot;" calcext:base-cell-address="Output.G11"/>
          </calcext:conditional-format>
          <calcext:conditional-format calcext:target-range-address="Output.G1264:Output.G1264">
            <calcext:condition calcext:apply-style-name="Untitled2" calcext:value="=&quot;yes&quot;" calcext:base-cell-address="Output.G11"/>
          </calcext:conditional-format>
          <calcext:conditional-format calcext:target-range-address="Output.G1265:Output.G1265">
            <calcext:condition calcext:apply-style-name="Untitled2" calcext:value="=&quot;yes&quot;" calcext:base-cell-address="Output.G11"/>
          </calcext:conditional-format>
          <calcext:conditional-format calcext:target-range-address="Output.G1266:Output.G1266">
            <calcext:condition calcext:apply-style-name="Untitled2" calcext:value="=&quot;yes&quot;" calcext:base-cell-address="Output.G11"/>
          </calcext:conditional-format>
          <calcext:conditional-format calcext:target-range-address="Output.G1267:Output.G1267">
            <calcext:condition calcext:apply-style-name="Untitled2" calcext:value="=&quot;yes&quot;" calcext:base-cell-address="Output.G11"/>
          </calcext:conditional-format>
          <calcext:conditional-format calcext:target-range-address="Output.G1268:Output.G1268">
            <calcext:condition calcext:apply-style-name="Untitled2" calcext:value="=&quot;yes&quot;" calcext:base-cell-address="Output.G11"/>
          </calcext:conditional-format>
          <calcext:conditional-format calcext:target-range-address="Output.G1269:Output.G1269">
            <calcext:condition calcext:apply-style-name="Untitled2" calcext:value="=&quot;yes&quot;" calcext:base-cell-address="Output.G11"/>
          </calcext:conditional-format>
          <calcext:conditional-format calcext:target-range-address="Output.G1270:Output.G1270">
            <calcext:condition calcext:apply-style-name="Untitled2" calcext:value="=&quot;yes&quot;" calcext:base-cell-address="Output.G11"/>
          </calcext:conditional-format>
          <calcext:conditional-format calcext:target-range-address="Output.G1271:Output.G1271">
            <calcext:condition calcext:apply-style-name="Untitled2" calcext:value="=&quot;yes&quot;" calcext:base-cell-address="Output.G11"/>
          </calcext:conditional-format>
          <calcext:conditional-format calcext:target-range-address="Output.G1272:Output.G1272">
            <calcext:condition calcext:apply-style-name="Untitled2" calcext:value="=&quot;yes&quot;" calcext:base-cell-address="Output.G11"/>
          </calcext:conditional-format>
          <calcext:conditional-format calcext:target-range-address="Output.G1273:Output.G1273">
            <calcext:condition calcext:apply-style-name="Untitled2" calcext:value="=&quot;yes&quot;" calcext:base-cell-address="Output.G11"/>
          </calcext:conditional-format>
          <calcext:conditional-format calcext:target-range-address="Output.G1274:Output.G1274">
            <calcext:condition calcext:apply-style-name="Untitled2" calcext:value="=&quot;yes&quot;" calcext:base-cell-address="Output.G11"/>
          </calcext:conditional-format>
          <calcext:conditional-format calcext:target-range-address="Output.G1275:Output.G1275">
            <calcext:condition calcext:apply-style-name="Untitled2" calcext:value="=&quot;yes&quot;" calcext:base-cell-address="Output.G11"/>
          </calcext:conditional-format>
          <calcext:conditional-format calcext:target-range-address="Output.G1276:Output.G1276">
            <calcext:condition calcext:apply-style-name="Untitled2" calcext:value="=&quot;yes&quot;" calcext:base-cell-address="Output.G11"/>
          </calcext:conditional-format>
          <calcext:conditional-format calcext:target-range-address="Output.G1277:Output.G1277">
            <calcext:condition calcext:apply-style-name="Untitled2" calcext:value="=&quot;yes&quot;" calcext:base-cell-address="Output.G11"/>
          </calcext:conditional-format>
          <calcext:conditional-format calcext:target-range-address="Output.G1278:Output.G1278">
            <calcext:condition calcext:apply-style-name="Untitled2" calcext:value="=&quot;yes&quot;" calcext:base-cell-address="Output.G11"/>
          </calcext:conditional-format>
          <calcext:conditional-format calcext:target-range-address="Output.G1279:Output.G1279">
            <calcext:condition calcext:apply-style-name="Untitled2" calcext:value="=&quot;yes&quot;" calcext:base-cell-address="Output.G11"/>
          </calcext:conditional-format>
          <calcext:conditional-format calcext:target-range-address="Output.G1280:Output.G1280">
            <calcext:condition calcext:apply-style-name="Untitled2" calcext:value="=&quot;yes&quot;" calcext:base-cell-address="Output.G11"/>
          </calcext:conditional-format>
          <calcext:conditional-format calcext:target-range-address="Output.G1281:Output.G1281">
            <calcext:condition calcext:apply-style-name="Untitled2" calcext:value="=&quot;yes&quot;" calcext:base-cell-address="Output.G11"/>
          </calcext:conditional-format>
          <calcext:conditional-format calcext:target-range-address="Output.G1282:Output.G1282">
            <calcext:condition calcext:apply-style-name="Untitled2" calcext:value="=&quot;yes&quot;" calcext:base-cell-address="Output.G11"/>
          </calcext:conditional-format>
          <calcext:conditional-format calcext:target-range-address="Output.G1283:Output.G1283">
            <calcext:condition calcext:apply-style-name="Untitled2" calcext:value="=&quot;yes&quot;" calcext:base-cell-address="Output.G11"/>
          </calcext:conditional-format>
          <calcext:conditional-format calcext:target-range-address="Output.G1284:Output.G1284">
            <calcext:condition calcext:apply-style-name="Untitled2" calcext:value="=&quot;yes&quot;" calcext:base-cell-address="Output.G11"/>
          </calcext:conditional-format>
          <calcext:conditional-format calcext:target-range-address="Output.G1285:Output.G1285">
            <calcext:condition calcext:apply-style-name="Untitled2" calcext:value="=&quot;yes&quot;" calcext:base-cell-address="Output.G11"/>
          </calcext:conditional-format>
          <calcext:conditional-format calcext:target-range-address="Output.G1286:Output.G1286">
            <calcext:condition calcext:apply-style-name="Untitled2" calcext:value="=&quot;yes&quot;" calcext:base-cell-address="Output.G11"/>
          </calcext:conditional-format>
          <calcext:conditional-format calcext:target-range-address="Output.G1287:Output.G1287">
            <calcext:condition calcext:apply-style-name="Untitled2" calcext:value="=&quot;yes&quot;" calcext:base-cell-address="Output.G11"/>
          </calcext:conditional-format>
          <calcext:conditional-format calcext:target-range-address="Output.G1288:Output.G1288">
            <calcext:condition calcext:apply-style-name="Untitled2" calcext:value="=&quot;yes&quot;" calcext:base-cell-address="Output.G11"/>
          </calcext:conditional-format>
          <calcext:conditional-format calcext:target-range-address="Output.G1289:Output.G1289">
            <calcext:condition calcext:apply-style-name="Untitled2" calcext:value="=&quot;yes&quot;" calcext:base-cell-address="Output.G11"/>
          </calcext:conditional-format>
          <calcext:conditional-format calcext:target-range-address="Output.G1290:Output.G1290">
            <calcext:condition calcext:apply-style-name="Untitled2" calcext:value="=&quot;yes&quot;" calcext:base-cell-address="Output.G11"/>
          </calcext:conditional-format>
          <calcext:conditional-format calcext:target-range-address="Output.G1291:Output.G1291">
            <calcext:condition calcext:apply-style-name="Untitled2" calcext:value="=&quot;yes&quot;" calcext:base-cell-address="Output.G11"/>
          </calcext:conditional-format>
          <calcext:conditional-format calcext:target-range-address="Output.G1292:Output.G1292">
            <calcext:condition calcext:apply-style-name="Untitled2" calcext:value="=&quot;yes&quot;" calcext:base-cell-address="Output.G11"/>
          </calcext:conditional-format>
          <calcext:conditional-format calcext:target-range-address="Output.G1293:Output.G1293">
            <calcext:condition calcext:apply-style-name="Untitled2" calcext:value="=&quot;yes&quot;" calcext:base-cell-address="Output.G11"/>
          </calcext:conditional-format>
          <calcext:conditional-format calcext:target-range-address="Output.G1294:Output.G1294">
            <calcext:condition calcext:apply-style-name="Untitled2" calcext:value="=&quot;yes&quot;" calcext:base-cell-address="Output.G11"/>
          </calcext:conditional-format>
          <calcext:conditional-format calcext:target-range-address="Output.G1295:Output.G1295">
            <calcext:condition calcext:apply-style-name="Untitled2" calcext:value="=&quot;yes&quot;" calcext:base-cell-address="Output.G11"/>
          </calcext:conditional-format>
          <calcext:conditional-format calcext:target-range-address="Output.G1296:Output.G1296">
            <calcext:condition calcext:apply-style-name="Untitled2" calcext:value="=&quot;yes&quot;" calcext:base-cell-address="Output.G11"/>
          </calcext:conditional-format>
          <calcext:conditional-format calcext:target-range-address="Output.G1297:Output.G1297">
            <calcext:condition calcext:apply-style-name="Untitled2" calcext:value="=&quot;yes&quot;" calcext:base-cell-address="Output.G11"/>
          </calcext:conditional-format>
          <calcext:conditional-format calcext:target-range-address="Output.G1298:Output.G1298">
            <calcext:condition calcext:apply-style-name="Untitled2" calcext:value="=&quot;yes&quot;" calcext:base-cell-address="Output.G11"/>
          </calcext:conditional-format>
          <calcext:conditional-format calcext:target-range-address="Output.G1299:Output.G1299">
            <calcext:condition calcext:apply-style-name="Untitled2" calcext:value="=&quot;yes&quot;" calcext:base-cell-address="Output.G11"/>
          </calcext:conditional-format>
          <calcext:conditional-format calcext:target-range-address="Output.G1300:Output.G1300">
            <calcext:condition calcext:apply-style-name="Untitled2" calcext:value="=&quot;yes&quot;" calcext:base-cell-address="Output.G11"/>
          </calcext:conditional-format>
          <calcext:conditional-format calcext:target-range-address="Output.G1301:Output.G1301">
            <calcext:condition calcext:apply-style-name="Untitled2" calcext:value="=&quot;yes&quot;" calcext:base-cell-address="Output.G11"/>
          </calcext:conditional-format>
          <calcext:conditional-format calcext:target-range-address="Output.G1302:Output.G1302">
            <calcext:condition calcext:apply-style-name="Untitled2" calcext:value="=&quot;yes&quot;" calcext:base-cell-address="Output.G11"/>
          </calcext:conditional-format>
          <calcext:conditional-format calcext:target-range-address="Output.G1303:Output.G1303">
            <calcext:condition calcext:apply-style-name="Untitled2" calcext:value="=&quot;yes&quot;" calcext:base-cell-address="Output.G11"/>
          </calcext:conditional-format>
          <calcext:conditional-format calcext:target-range-address="Output.G1304:Output.G1304">
            <calcext:condition calcext:apply-style-name="Untitled2" calcext:value="=&quot;yes&quot;" calcext:base-cell-address="Output.G11"/>
          </calcext:conditional-format>
          <calcext:conditional-format calcext:target-range-address="Output.G1305:Output.G1305">
            <calcext:condition calcext:apply-style-name="Untitled2" calcext:value="=&quot;yes&quot;" calcext:base-cell-address="Output.G11"/>
          </calcext:conditional-format>
          <calcext:conditional-format calcext:target-range-address="Output.G1306:Output.G1306">
            <calcext:condition calcext:apply-style-name="Untitled2" calcext:value="=&quot;yes&quot;" calcext:base-cell-address="Output.G11"/>
          </calcext:conditional-format>
          <calcext:conditional-format calcext:target-range-address="Output.G1307:Output.G1307">
            <calcext:condition calcext:apply-style-name="Untitled2" calcext:value="=&quot;yes&quot;" calcext:base-cell-address="Output.G11"/>
          </calcext:conditional-format>
          <calcext:conditional-format calcext:target-range-address="Output.G1308:Output.G1308">
            <calcext:condition calcext:apply-style-name="Untitled2" calcext:value="=&quot;yes&quot;" calcext:base-cell-address="Output.G11"/>
          </calcext:conditional-format>
          <calcext:conditional-format calcext:target-range-address="Output.G1309:Output.G1309">
            <calcext:condition calcext:apply-style-name="Untitled2" calcext:value="=&quot;yes&quot;" calcext:base-cell-address="Output.G11"/>
          </calcext:conditional-format>
          <calcext:conditional-format calcext:target-range-address="Output.G1310:Output.G1310">
            <calcext:condition calcext:apply-style-name="Untitled2" calcext:value="=&quot;yes&quot;" calcext:base-cell-address="Output.G11"/>
          </calcext:conditional-format>
          <calcext:conditional-format calcext:target-range-address="Output.G1311:Output.G1311">
            <calcext:condition calcext:apply-style-name="Untitled2" calcext:value="=&quot;yes&quot;" calcext:base-cell-address="Output.G11"/>
          </calcext:conditional-format>
          <calcext:conditional-format calcext:target-range-address="Output.G1312:Output.G1312">
            <calcext:condition calcext:apply-style-name="Untitled2" calcext:value="=&quot;yes&quot;" calcext:base-cell-address="Output.G11"/>
          </calcext:conditional-format>
          <calcext:conditional-format calcext:target-range-address="Output.G1313:Output.G1313">
            <calcext:condition calcext:apply-style-name="Untitled2" calcext:value="=&quot;yes&quot;" calcext:base-cell-address="Output.G11"/>
          </calcext:conditional-format>
          <calcext:conditional-format calcext:target-range-address="Output.G1314:Output.G1314">
            <calcext:condition calcext:apply-style-name="Untitled2" calcext:value="=&quot;yes&quot;" calcext:base-cell-address="Output.G11"/>
          </calcext:conditional-format>
          <calcext:conditional-format calcext:target-range-address="Output.G1315:Output.G1315">
            <calcext:condition calcext:apply-style-name="Untitled2" calcext:value="=&quot;yes&quot;" calcext:base-cell-address="Output.G11"/>
          </calcext:conditional-format>
          <calcext:conditional-format calcext:target-range-address="Output.G1316:Output.G1316">
            <calcext:condition calcext:apply-style-name="Untitled2" calcext:value="=&quot;yes&quot;" calcext:base-cell-address="Output.G11"/>
          </calcext:conditional-format>
          <calcext:conditional-format calcext:target-range-address="Output.G1317:Output.G1317">
            <calcext:condition calcext:apply-style-name="Untitled2" calcext:value="=&quot;yes&quot;" calcext:base-cell-address="Output.G11"/>
          </calcext:conditional-format>
          <calcext:conditional-format calcext:target-range-address="Output.G1318:Output.G1318">
            <calcext:condition calcext:apply-style-name="Untitled2" calcext:value="=&quot;yes&quot;" calcext:base-cell-address="Output.G11"/>
          </calcext:conditional-format>
          <calcext:conditional-format calcext:target-range-address="Output.G1319:Output.G1319">
            <calcext:condition calcext:apply-style-name="Untitled2" calcext:value="=&quot;yes&quot;" calcext:base-cell-address="Output.G11"/>
          </calcext:conditional-format>
          <calcext:conditional-format calcext:target-range-address="Output.G1320:Output.G1320">
            <calcext:condition calcext:apply-style-name="Untitled2" calcext:value="=&quot;yes&quot;" calcext:base-cell-address="Output.G11"/>
          </calcext:conditional-format>
          <calcext:conditional-format calcext:target-range-address="Output.G1321:Output.G1321">
            <calcext:condition calcext:apply-style-name="Untitled2" calcext:value="=&quot;yes&quot;" calcext:base-cell-address="Output.G11"/>
          </calcext:conditional-format>
          <calcext:conditional-format calcext:target-range-address="Output.G1322:Output.G1322">
            <calcext:condition calcext:apply-style-name="Untitled2" calcext:value="=&quot;yes&quot;" calcext:base-cell-address="Output.G11"/>
          </calcext:conditional-format>
          <calcext:conditional-format calcext:target-range-address="Output.G1323:Output.G1323">
            <calcext:condition calcext:apply-style-name="Untitled2" calcext:value="=&quot;yes&quot;" calcext:base-cell-address="Output.G11"/>
          </calcext:conditional-format>
          <calcext:conditional-format calcext:target-range-address="Output.G1324:Output.G1324">
            <calcext:condition calcext:apply-style-name="Untitled2" calcext:value="=&quot;yes&quot;" calcext:base-cell-address="Output.G11"/>
          </calcext:conditional-format>
          <calcext:conditional-format calcext:target-range-address="Output.G1325:Output.G1325">
            <calcext:condition calcext:apply-style-name="Untitled2" calcext:value="=&quot;yes&quot;" calcext:base-cell-address="Output.G11"/>
          </calcext:conditional-format>
          <calcext:conditional-format calcext:target-range-address="Output.G1326:Output.G1326">
            <calcext:condition calcext:apply-style-name="Untitled2" calcext:value="=&quot;yes&quot;" calcext:base-cell-address="Output.G11"/>
          </calcext:conditional-format>
          <calcext:conditional-format calcext:target-range-address="Output.G1327:Output.G1327">
            <calcext:condition calcext:apply-style-name="Untitled2" calcext:value="=&quot;yes&quot;" calcext:base-cell-address="Output.G11"/>
          </calcext:conditional-format>
          <calcext:conditional-format calcext:target-range-address="Output.G1328:Output.G1328">
            <calcext:condition calcext:apply-style-name="Untitled2" calcext:value="=&quot;yes&quot;" calcext:base-cell-address="Output.G11"/>
          </calcext:conditional-format>
          <calcext:conditional-format calcext:target-range-address="Output.G1329:Output.G1329">
            <calcext:condition calcext:apply-style-name="Untitled2" calcext:value="=&quot;yes&quot;" calcext:base-cell-address="Output.G11"/>
          </calcext:conditional-format>
          <calcext:conditional-format calcext:target-range-address="Output.G1330:Output.G1330">
            <calcext:condition calcext:apply-style-name="Untitled2" calcext:value="=&quot;yes&quot;" calcext:base-cell-address="Output.G11"/>
          </calcext:conditional-format>
          <calcext:conditional-format calcext:target-range-address="Output.G1331:Output.G1331">
            <calcext:condition calcext:apply-style-name="Untitled2" calcext:value="=&quot;yes&quot;" calcext:base-cell-address="Output.G11"/>
          </calcext:conditional-format>
          <calcext:conditional-format calcext:target-range-address="Output.G1332:Output.G1332">
            <calcext:condition calcext:apply-style-name="Untitled2" calcext:value="=&quot;yes&quot;" calcext:base-cell-address="Output.G11"/>
          </calcext:conditional-format>
          <calcext:conditional-format calcext:target-range-address="Output.G1333:Output.G1333">
            <calcext:condition calcext:apply-style-name="Untitled2" calcext:value="=&quot;yes&quot;" calcext:base-cell-address="Output.G11"/>
          </calcext:conditional-format>
          <calcext:conditional-format calcext:target-range-address="Output.G1334:Output.G1334">
            <calcext:condition calcext:apply-style-name="Untitled2" calcext:value="=&quot;yes&quot;" calcext:base-cell-address="Output.G11"/>
          </calcext:conditional-format>
          <calcext:conditional-format calcext:target-range-address="Output.G1335:Output.G1335">
            <calcext:condition calcext:apply-style-name="Untitled2" calcext:value="=&quot;yes&quot;" calcext:base-cell-address="Output.G11"/>
          </calcext:conditional-format>
          <calcext:conditional-format calcext:target-range-address="Output.G1336:Output.G1336">
            <calcext:condition calcext:apply-style-name="Untitled2" calcext:value="=&quot;yes&quot;" calcext:base-cell-address="Output.G11"/>
          </calcext:conditional-format>
          <calcext:conditional-format calcext:target-range-address="Output.G1337:Output.G1337">
            <calcext:condition calcext:apply-style-name="Untitled2" calcext:value="=&quot;yes&quot;" calcext:base-cell-address="Output.G11"/>
          </calcext:conditional-format>
          <calcext:conditional-format calcext:target-range-address="Output.G1338:Output.G1338">
            <calcext:condition calcext:apply-style-name="Untitled2" calcext:value="=&quot;yes&quot;" calcext:base-cell-address="Output.G11"/>
          </calcext:conditional-format>
          <calcext:conditional-format calcext:target-range-address="Output.G1339:Output.G1339">
            <calcext:condition calcext:apply-style-name="Untitled2" calcext:value="=&quot;yes&quot;" calcext:base-cell-address="Output.G11"/>
          </calcext:conditional-format>
          <calcext:conditional-format calcext:target-range-address="Output.G1340:Output.G1340">
            <calcext:condition calcext:apply-style-name="Untitled2" calcext:value="=&quot;yes&quot;" calcext:base-cell-address="Output.G11"/>
          </calcext:conditional-format>
          <calcext:conditional-format calcext:target-range-address="Output.G1341:Output.G1341">
            <calcext:condition calcext:apply-style-name="Untitled2" calcext:value="=&quot;yes&quot;" calcext:base-cell-address="Output.G11"/>
          </calcext:conditional-format>
          <calcext:conditional-format calcext:target-range-address="Output.G1342:Output.G1342">
            <calcext:condition calcext:apply-style-name="Untitled2" calcext:value="=&quot;yes&quot;" calcext:base-cell-address="Output.G11"/>
          </calcext:conditional-format>
          <calcext:conditional-format calcext:target-range-address="Output.G1343:Output.G1343">
            <calcext:condition calcext:apply-style-name="Untitled2" calcext:value="=&quot;yes&quot;" calcext:base-cell-address="Output.G11"/>
          </calcext:conditional-format>
          <calcext:conditional-format calcext:target-range-address="Output.G1344:Output.G1344">
            <calcext:condition calcext:apply-style-name="Untitled2" calcext:value="=&quot;yes&quot;" calcext:base-cell-address="Output.G11"/>
          </calcext:conditional-format>
          <calcext:conditional-format calcext:target-range-address="Output.G1345:Output.G1345">
            <calcext:condition calcext:apply-style-name="Untitled2" calcext:value="=&quot;yes&quot;" calcext:base-cell-address="Output.G11"/>
          </calcext:conditional-format>
          <calcext:conditional-format calcext:target-range-address="Output.G1346:Output.G1346">
            <calcext:condition calcext:apply-style-name="Untitled2" calcext:value="=&quot;yes&quot;" calcext:base-cell-address="Output.G11"/>
          </calcext:conditional-format>
          <calcext:conditional-format calcext:target-range-address="Output.G1347:Output.G1347">
            <calcext:condition calcext:apply-style-name="Untitled2" calcext:value="=&quot;yes&quot;" calcext:base-cell-address="Output.G11"/>
          </calcext:conditional-format>
          <calcext:conditional-format calcext:target-range-address="Output.G1348:Output.G1348">
            <calcext:condition calcext:apply-style-name="Untitled2" calcext:value="=&quot;yes&quot;" calcext:base-cell-address="Output.G11"/>
          </calcext:conditional-format>
          <calcext:conditional-format calcext:target-range-address="Output.G1349:Output.G1349">
            <calcext:condition calcext:apply-style-name="Untitled2" calcext:value="=&quot;yes&quot;" calcext:base-cell-address="Output.G11"/>
          </calcext:conditional-format>
          <calcext:conditional-format calcext:target-range-address="Output.G1350:Output.G1350">
            <calcext:condition calcext:apply-style-name="Untitled2" calcext:value="=&quot;yes&quot;" calcext:base-cell-address="Output.G11"/>
          </calcext:conditional-format>
          <calcext:conditional-format calcext:target-range-address="Output.G1351:Output.G1351">
            <calcext:condition calcext:apply-style-name="Untitled2" calcext:value="=&quot;yes&quot;" calcext:base-cell-address="Output.G11"/>
          </calcext:conditional-format>
          <calcext:conditional-format calcext:target-range-address="Output.G1352:Output.G1352">
            <calcext:condition calcext:apply-style-name="Untitled2" calcext:value="=&quot;yes&quot;" calcext:base-cell-address="Output.G11"/>
          </calcext:conditional-format>
          <calcext:conditional-format calcext:target-range-address="Output.G1353:Output.G1353">
            <calcext:condition calcext:apply-style-name="Untitled2" calcext:value="=&quot;yes&quot;" calcext:base-cell-address="Output.G11"/>
          </calcext:conditional-format>
          <calcext:conditional-format calcext:target-range-address="Output.G1354:Output.G1354">
            <calcext:condition calcext:apply-style-name="Untitled2" calcext:value="=&quot;yes&quot;" calcext:base-cell-address="Output.G11"/>
          </calcext:conditional-format>
          <calcext:conditional-format calcext:target-range-address="Output.G1355:Output.G1355">
            <calcext:condition calcext:apply-style-name="Untitled2" calcext:value="=&quot;yes&quot;" calcext:base-cell-address="Output.G11"/>
          </calcext:conditional-format>
          <calcext:conditional-format calcext:target-range-address="Output.G1356:Output.G1356">
            <calcext:condition calcext:apply-style-name="Untitled2" calcext:value="=&quot;yes&quot;" calcext:base-cell-address="Output.G11"/>
          </calcext:conditional-format>
          <calcext:conditional-format calcext:target-range-address="Output.G1357:Output.G1357">
            <calcext:condition calcext:apply-style-name="Untitled2" calcext:value="=&quot;yes&quot;" calcext:base-cell-address="Output.G11"/>
          </calcext:conditional-format>
          <calcext:conditional-format calcext:target-range-address="Output.G1358:Output.G1358">
            <calcext:condition calcext:apply-style-name="Untitled2" calcext:value="=&quot;yes&quot;" calcext:base-cell-address="Output.G11"/>
          </calcext:conditional-format>
          <calcext:conditional-format calcext:target-range-address="Output.G1359:Output.G1359">
            <calcext:condition calcext:apply-style-name="Untitled2" calcext:value="=&quot;yes&quot;" calcext:base-cell-address="Output.G11"/>
          </calcext:conditional-format>
          <calcext:conditional-format calcext:target-range-address="Output.G1360:Output.G1360">
            <calcext:condition calcext:apply-style-name="Untitled2" calcext:value="=&quot;yes&quot;" calcext:base-cell-address="Output.G11"/>
          </calcext:conditional-format>
          <calcext:conditional-format calcext:target-range-address="Output.G1361:Output.G1361">
            <calcext:condition calcext:apply-style-name="Untitled2" calcext:value="=&quot;yes&quot;" calcext:base-cell-address="Output.G11"/>
          </calcext:conditional-format>
          <calcext:conditional-format calcext:target-range-address="Output.G1362:Output.G1362">
            <calcext:condition calcext:apply-style-name="Untitled2" calcext:value="=&quot;yes&quot;" calcext:base-cell-address="Output.G11"/>
          </calcext:conditional-format>
          <calcext:conditional-format calcext:target-range-address="Output.G1363:Output.G1363">
            <calcext:condition calcext:apply-style-name="Untitled2" calcext:value="=&quot;yes&quot;" calcext:base-cell-address="Output.G11"/>
          </calcext:conditional-format>
          <calcext:conditional-format calcext:target-range-address="Output.G1364:Output.G1364">
            <calcext:condition calcext:apply-style-name="Untitled2" calcext:value="=&quot;yes&quot;" calcext:base-cell-address="Output.G11"/>
          </calcext:conditional-format>
          <calcext:conditional-format calcext:target-range-address="Output.G1365:Output.G1365">
            <calcext:condition calcext:apply-style-name="Untitled2" calcext:value="=&quot;yes&quot;" calcext:base-cell-address="Output.G11"/>
          </calcext:conditional-format>
          <calcext:conditional-format calcext:target-range-address="Output.G1366:Output.G1366">
            <calcext:condition calcext:apply-style-name="Untitled2" calcext:value="=&quot;yes&quot;" calcext:base-cell-address="Output.G11"/>
          </calcext:conditional-format>
          <calcext:conditional-format calcext:target-range-address="Output.G1367:Output.G1367">
            <calcext:condition calcext:apply-style-name="Untitled2" calcext:value="=&quot;yes&quot;" calcext:base-cell-address="Output.G11"/>
          </calcext:conditional-format>
          <calcext:conditional-format calcext:target-range-address="Output.G1368:Output.G1368">
            <calcext:condition calcext:apply-style-name="Untitled2" calcext:value="=&quot;yes&quot;" calcext:base-cell-address="Output.G11"/>
          </calcext:conditional-format>
          <calcext:conditional-format calcext:target-range-address="Output.G1369:Output.G1369">
            <calcext:condition calcext:apply-style-name="Untitled2" calcext:value="=&quot;yes&quot;" calcext:base-cell-address="Output.G11"/>
          </calcext:conditional-format>
          <calcext:conditional-format calcext:target-range-address="Output.G1370:Output.G1370">
            <calcext:condition calcext:apply-style-name="Untitled2" calcext:value="=&quot;yes&quot;" calcext:base-cell-address="Output.G11"/>
          </calcext:conditional-format>
          <calcext:conditional-format calcext:target-range-address="Output.G1371:Output.G1371">
            <calcext:condition calcext:apply-style-name="Untitled2" calcext:value="=&quot;yes&quot;" calcext:base-cell-address="Output.G11"/>
          </calcext:conditional-format>
          <calcext:conditional-format calcext:target-range-address="Output.G1372:Output.G1372">
            <calcext:condition calcext:apply-style-name="Untitled2" calcext:value="=&quot;yes&quot;" calcext:base-cell-address="Output.G11"/>
          </calcext:conditional-format>
          <calcext:conditional-format calcext:target-range-address="Output.G1373:Output.G1373">
            <calcext:condition calcext:apply-style-name="Untitled2" calcext:value="=&quot;yes&quot;" calcext:base-cell-address="Output.G11"/>
          </calcext:conditional-format>
          <calcext:conditional-format calcext:target-range-address="Output.G1374:Output.G1374">
            <calcext:condition calcext:apply-style-name="Untitled2" calcext:value="=&quot;yes&quot;" calcext:base-cell-address="Output.G11"/>
          </calcext:conditional-format>
          <calcext:conditional-format calcext:target-range-address="Output.G1375:Output.G1375">
            <calcext:condition calcext:apply-style-name="Untitled2" calcext:value="=&quot;yes&quot;" calcext:base-cell-address="Output.G11"/>
          </calcext:conditional-format>
          <calcext:conditional-format calcext:target-range-address="Output.G1376:Output.G1376">
            <calcext:condition calcext:apply-style-name="Untitled2" calcext:value="=&quot;yes&quot;" calcext:base-cell-address="Output.G11"/>
          </calcext:conditional-format>
          <calcext:conditional-format calcext:target-range-address="Output.G1377:Output.G1377">
            <calcext:condition calcext:apply-style-name="Untitled2" calcext:value="=&quot;yes&quot;" calcext:base-cell-address="Output.G11"/>
          </calcext:conditional-format>
          <calcext:conditional-format calcext:target-range-address="Output.G1378:Output.G1378">
            <calcext:condition calcext:apply-style-name="Untitled2" calcext:value="=&quot;yes&quot;" calcext:base-cell-address="Output.G11"/>
          </calcext:conditional-format>
          <calcext:conditional-format calcext:target-range-address="Output.G1379:Output.G1379">
            <calcext:condition calcext:apply-style-name="Untitled2" calcext:value="=&quot;yes&quot;" calcext:base-cell-address="Output.G11"/>
          </calcext:conditional-format>
          <calcext:conditional-format calcext:target-range-address="Output.G1380:Output.G1380">
            <calcext:condition calcext:apply-style-name="Untitled2" calcext:value="=&quot;yes&quot;" calcext:base-cell-address="Output.G11"/>
          </calcext:conditional-format>
          <calcext:conditional-format calcext:target-range-address="Output.G1381:Output.G1381">
            <calcext:condition calcext:apply-style-name="Untitled2" calcext:value="=&quot;yes&quot;" calcext:base-cell-address="Output.G11"/>
          </calcext:conditional-format>
          <calcext:conditional-format calcext:target-range-address="Output.G1382:Output.G1382">
            <calcext:condition calcext:apply-style-name="Untitled2" calcext:value="=&quot;yes&quot;" calcext:base-cell-address="Output.G11"/>
          </calcext:conditional-format>
          <calcext:conditional-format calcext:target-range-address="Output.G1383:Output.G1383">
            <calcext:condition calcext:apply-style-name="Untitled2" calcext:value="=&quot;yes&quot;" calcext:base-cell-address="Output.G11"/>
          </calcext:conditional-format>
          <calcext:conditional-format calcext:target-range-address="Output.G1384:Output.G1384">
            <calcext:condition calcext:apply-style-name="Untitled2" calcext:value="=&quot;yes&quot;" calcext:base-cell-address="Output.G11"/>
          </calcext:conditional-format>
          <calcext:conditional-format calcext:target-range-address="Output.G1385:Output.G1385">
            <calcext:condition calcext:apply-style-name="Untitled2" calcext:value="=&quot;yes&quot;" calcext:base-cell-address="Output.G11"/>
          </calcext:conditional-format>
          <calcext:conditional-format calcext:target-range-address="Output.G1386:Output.G1386">
            <calcext:condition calcext:apply-style-name="Untitled2" calcext:value="=&quot;yes&quot;" calcext:base-cell-address="Output.G11"/>
          </calcext:conditional-format>
          <calcext:conditional-format calcext:target-range-address="Output.G1387:Output.G1387">
            <calcext:condition calcext:apply-style-name="Untitled2" calcext:value="=&quot;yes&quot;" calcext:base-cell-address="Output.G11"/>
          </calcext:conditional-format>
          <calcext:conditional-format calcext:target-range-address="Output.G1388:Output.G1388">
            <calcext:condition calcext:apply-style-name="Untitled2" calcext:value="=&quot;yes&quot;" calcext:base-cell-address="Output.G11"/>
          </calcext:conditional-format>
          <calcext:conditional-format calcext:target-range-address="Output.G1389:Output.G1389">
            <calcext:condition calcext:apply-style-name="Untitled2" calcext:value="=&quot;yes&quot;" calcext:base-cell-address="Output.G11"/>
          </calcext:conditional-format>
          <calcext:conditional-format calcext:target-range-address="Output.G1390:Output.G1390">
            <calcext:condition calcext:apply-style-name="Untitled2" calcext:value="=&quot;yes&quot;" calcext:base-cell-address="Output.G11"/>
          </calcext:conditional-format>
          <calcext:conditional-format calcext:target-range-address="Output.G1391:Output.G1391">
            <calcext:condition calcext:apply-style-name="Untitled2" calcext:value="=&quot;yes&quot;" calcext:base-cell-address="Output.G11"/>
          </calcext:conditional-format>
          <calcext:conditional-format calcext:target-range-address="Output.G1392:Output.G1392">
            <calcext:condition calcext:apply-style-name="Untitled2" calcext:value="=&quot;yes&quot;" calcext:base-cell-address="Output.G11"/>
          </calcext:conditional-format>
          <calcext:conditional-format calcext:target-range-address="Output.G1393:Output.G1393">
            <calcext:condition calcext:apply-style-name="Untitled2" calcext:value="=&quot;yes&quot;" calcext:base-cell-address="Output.G11"/>
          </calcext:conditional-format>
          <calcext:conditional-format calcext:target-range-address="Output.G1394:Output.G1394">
            <calcext:condition calcext:apply-style-name="Untitled2" calcext:value="=&quot;yes&quot;" calcext:base-cell-address="Output.G11"/>
          </calcext:conditional-format>
          <calcext:conditional-format calcext:target-range-address="Output.G1395:Output.G1395">
            <calcext:condition calcext:apply-style-name="Untitled2" calcext:value="=&quot;yes&quot;" calcext:base-cell-address="Output.G11"/>
          </calcext:conditional-format>
          <calcext:conditional-format calcext:target-range-address="Output.G1396:Output.G1396">
            <calcext:condition calcext:apply-style-name="Untitled2" calcext:value="=&quot;yes&quot;" calcext:base-cell-address="Output.G11"/>
          </calcext:conditional-format>
          <calcext:conditional-format calcext:target-range-address="Output.G1397:Output.G1397">
            <calcext:condition calcext:apply-style-name="Untitled2" calcext:value="=&quot;yes&quot;" calcext:base-cell-address="Output.G11"/>
          </calcext:conditional-format>
          <calcext:conditional-format calcext:target-range-address="Output.G1398:Output.G1398">
            <calcext:condition calcext:apply-style-name="Untitled2" calcext:value="=&quot;yes&quot;" calcext:base-cell-address="Output.G11"/>
          </calcext:conditional-format>
          <calcext:conditional-format calcext:target-range-address="Output.G1399:Output.G1399">
            <calcext:condition calcext:apply-style-name="Untitled2" calcext:value="=&quot;yes&quot;" calcext:base-cell-address="Output.G11"/>
          </calcext:conditional-format>
          <calcext:conditional-format calcext:target-range-address="Output.G1400:Output.G1400">
            <calcext:condition calcext:apply-style-name="Untitled2" calcext:value="=&quot;yes&quot;" calcext:base-cell-address="Output.G11"/>
          </calcext:conditional-format>
          <calcext:conditional-format calcext:target-range-address="Output.G1401:Output.G1401">
            <calcext:condition calcext:apply-style-name="Untitled2" calcext:value="=&quot;yes&quot;" calcext:base-cell-address="Output.G11"/>
          </calcext:conditional-format>
          <calcext:conditional-format calcext:target-range-address="Output.G1402:Output.G1402">
            <calcext:condition calcext:apply-style-name="Untitled2" calcext:value="=&quot;yes&quot;" calcext:base-cell-address="Output.G11"/>
          </calcext:conditional-format>
          <calcext:conditional-format calcext:target-range-address="Output.G1403:Output.G1403">
            <calcext:condition calcext:apply-style-name="Untitled2" calcext:value="=&quot;yes&quot;" calcext:base-cell-address="Output.G11"/>
          </calcext:conditional-format>
          <calcext:conditional-format calcext:target-range-address="Output.G1404:Output.G1404">
            <calcext:condition calcext:apply-style-name="Untitled2" calcext:value="=&quot;yes&quot;" calcext:base-cell-address="Output.G11"/>
          </calcext:conditional-format>
          <calcext:conditional-format calcext:target-range-address="Output.G1405:Output.G1405">
            <calcext:condition calcext:apply-style-name="Untitled2" calcext:value="=&quot;yes&quot;" calcext:base-cell-address="Output.G11"/>
          </calcext:conditional-format>
          <calcext:conditional-format calcext:target-range-address="Output.G1406:Output.G1406">
            <calcext:condition calcext:apply-style-name="Untitled2" calcext:value="=&quot;yes&quot;" calcext:base-cell-address="Output.G11"/>
          </calcext:conditional-format>
          <calcext:conditional-format calcext:target-range-address="Output.G1407:Output.G1407">
            <calcext:condition calcext:apply-style-name="Untitled2" calcext:value="=&quot;yes&quot;" calcext:base-cell-address="Output.G11"/>
          </calcext:conditional-format>
          <calcext:conditional-format calcext:target-range-address="Output.G1408:Output.G1408">
            <calcext:condition calcext:apply-style-name="Untitled2" calcext:value="=&quot;yes&quot;" calcext:base-cell-address="Output.G11"/>
          </calcext:conditional-format>
          <calcext:conditional-format calcext:target-range-address="Output.G1409:Output.G1409">
            <calcext:condition calcext:apply-style-name="Untitled2" calcext:value="=&quot;yes&quot;" calcext:base-cell-address="Output.G11"/>
          </calcext:conditional-format>
          <calcext:conditional-format calcext:target-range-address="Output.G1410:Output.G1410">
            <calcext:condition calcext:apply-style-name="Untitled2" calcext:value="=&quot;yes&quot;" calcext:base-cell-address="Output.G11"/>
          </calcext:conditional-format>
          <calcext:conditional-format calcext:target-range-address="Output.G1411:Output.G1411">
            <calcext:condition calcext:apply-style-name="Untitled2" calcext:value="=&quot;yes&quot;" calcext:base-cell-address="Output.G11"/>
          </calcext:conditional-format>
          <calcext:conditional-format calcext:target-range-address="Output.G1412:Output.G1412">
            <calcext:condition calcext:apply-style-name="Untitled2" calcext:value="=&quot;yes&quot;" calcext:base-cell-address="Output.G11"/>
          </calcext:conditional-format>
          <calcext:conditional-format calcext:target-range-address="Output.G1413:Output.G1413">
            <calcext:condition calcext:apply-style-name="Untitled2" calcext:value="=&quot;yes&quot;" calcext:base-cell-address="Output.G11"/>
          </calcext:conditional-format>
          <calcext:conditional-format calcext:target-range-address="Output.G1414:Output.G1414">
            <calcext:condition calcext:apply-style-name="Untitled2" calcext:value="=&quot;yes&quot;" calcext:base-cell-address="Output.G11"/>
          </calcext:conditional-format>
          <calcext:conditional-format calcext:target-range-address="Output.G1415:Output.G1415">
            <calcext:condition calcext:apply-style-name="Untitled2" calcext:value="=&quot;yes&quot;" calcext:base-cell-address="Output.G11"/>
          </calcext:conditional-format>
          <calcext:conditional-format calcext:target-range-address="Output.G1416:Output.G1416">
            <calcext:condition calcext:apply-style-name="Untitled2" calcext:value="=&quot;yes&quot;" calcext:base-cell-address="Output.G11"/>
          </calcext:conditional-format>
          <calcext:conditional-format calcext:target-range-address="Output.G1417:Output.G1417">
            <calcext:condition calcext:apply-style-name="Untitled2" calcext:value="=&quot;yes&quot;" calcext:base-cell-address="Output.G11"/>
          </calcext:conditional-format>
          <calcext:conditional-format calcext:target-range-address="Output.G1418:Output.G1418">
            <calcext:condition calcext:apply-style-name="Untitled2" calcext:value="=&quot;yes&quot;" calcext:base-cell-address="Output.G11"/>
          </calcext:conditional-format>
          <calcext:conditional-format calcext:target-range-address="Output.G1419:Output.G1419">
            <calcext:condition calcext:apply-style-name="Untitled2" calcext:value="=&quot;yes&quot;" calcext:base-cell-address="Output.G11"/>
          </calcext:conditional-format>
          <calcext:conditional-format calcext:target-range-address="Output.G1420:Output.G1420">
            <calcext:condition calcext:apply-style-name="Untitled2" calcext:value="=&quot;yes&quot;" calcext:base-cell-address="Output.G11"/>
          </calcext:conditional-format>
          <calcext:conditional-format calcext:target-range-address="Output.G1421:Output.G1421">
            <calcext:condition calcext:apply-style-name="Untitled2" calcext:value="=&quot;yes&quot;" calcext:base-cell-address="Output.G11"/>
          </calcext:conditional-format>
          <calcext:conditional-format calcext:target-range-address="Output.G1422:Output.G1422">
            <calcext:condition calcext:apply-style-name="Untitled2" calcext:value="=&quot;yes&quot;" calcext:base-cell-address="Output.G11"/>
          </calcext:conditional-format>
          <calcext:conditional-format calcext:target-range-address="Output.G1423:Output.G1423">
            <calcext:condition calcext:apply-style-name="Untitled2" calcext:value="=&quot;yes&quot;" calcext:base-cell-address="Output.G11"/>
          </calcext:conditional-format>
          <calcext:conditional-format calcext:target-range-address="Output.G1424:Output.G1424">
            <calcext:condition calcext:apply-style-name="Untitled2" calcext:value="=&quot;yes&quot;" calcext:base-cell-address="Output.G11"/>
          </calcext:conditional-format>
          <calcext:conditional-format calcext:target-range-address="Output.G1425:Output.G1425">
            <calcext:condition calcext:apply-style-name="Untitled2" calcext:value="=&quot;yes&quot;" calcext:base-cell-address="Output.G11"/>
          </calcext:conditional-format>
          <calcext:conditional-format calcext:target-range-address="Output.G1426:Output.G1426">
            <calcext:condition calcext:apply-style-name="Untitled2" calcext:value="=&quot;yes&quot;" calcext:base-cell-address="Output.G11"/>
          </calcext:conditional-format>
          <calcext:conditional-format calcext:target-range-address="Output.G1427:Output.G1427">
            <calcext:condition calcext:apply-style-name="Untitled2" calcext:value="=&quot;yes&quot;" calcext:base-cell-address="Output.G11"/>
          </calcext:conditional-format>
          <calcext:conditional-format calcext:target-range-address="Output.G1428:Output.G1428">
            <calcext:condition calcext:apply-style-name="Untitled2" calcext:value="=&quot;yes&quot;" calcext:base-cell-address="Output.G11"/>
          </calcext:conditional-format>
          <calcext:conditional-format calcext:target-range-address="Output.G1429:Output.G1429">
            <calcext:condition calcext:apply-style-name="Untitled2" calcext:value="=&quot;yes&quot;" calcext:base-cell-address="Output.G11"/>
          </calcext:conditional-format>
          <calcext:conditional-format calcext:target-range-address="Output.G1430:Output.G1430">
            <calcext:condition calcext:apply-style-name="Untitled2" calcext:value="=&quot;yes&quot;" calcext:base-cell-address="Output.G11"/>
          </calcext:conditional-format>
          <calcext:conditional-format calcext:target-range-address="Output.G1431:Output.G1431">
            <calcext:condition calcext:apply-style-name="Untitled2" calcext:value="=&quot;yes&quot;" calcext:base-cell-address="Output.G11"/>
          </calcext:conditional-format>
          <calcext:conditional-format calcext:target-range-address="Output.G1432:Output.G1432">
            <calcext:condition calcext:apply-style-name="Untitled2" calcext:value="=&quot;yes&quot;" calcext:base-cell-address="Output.G11"/>
          </calcext:conditional-format>
          <calcext:conditional-format calcext:target-range-address="Output.G1433:Output.G1433">
            <calcext:condition calcext:apply-style-name="Untitled2" calcext:value="=&quot;yes&quot;" calcext:base-cell-address="Output.G11"/>
          </calcext:conditional-format>
          <calcext:conditional-format calcext:target-range-address="Output.G1434:Output.G1434">
            <calcext:condition calcext:apply-style-name="Untitled2" calcext:value="=&quot;yes&quot;" calcext:base-cell-address="Output.G11"/>
          </calcext:conditional-format>
          <calcext:conditional-format calcext:target-range-address="Output.G1435:Output.G1435">
            <calcext:condition calcext:apply-style-name="Untitled2" calcext:value="=&quot;yes&quot;" calcext:base-cell-address="Output.G11"/>
          </calcext:conditional-format>
          <calcext:conditional-format calcext:target-range-address="Output.G1436:Output.G1436">
            <calcext:condition calcext:apply-style-name="Untitled2" calcext:value="=&quot;yes&quot;" calcext:base-cell-address="Output.G11"/>
          </calcext:conditional-format>
          <calcext:conditional-format calcext:target-range-address="Output.G1437:Output.G1437">
            <calcext:condition calcext:apply-style-name="Untitled2" calcext:value="=&quot;yes&quot;" calcext:base-cell-address="Output.G11"/>
          </calcext:conditional-format>
          <calcext:conditional-format calcext:target-range-address="Output.G1438:Output.G1438">
            <calcext:condition calcext:apply-style-name="Untitled2" calcext:value="=&quot;yes&quot;" calcext:base-cell-address="Output.G11"/>
          </calcext:conditional-format>
          <calcext:conditional-format calcext:target-range-address="Output.G1439:Output.G1439">
            <calcext:condition calcext:apply-style-name="Untitled2" calcext:value="=&quot;yes&quot;" calcext:base-cell-address="Output.G11"/>
          </calcext:conditional-format>
          <calcext:conditional-format calcext:target-range-address="Output.G1440:Output.G1440">
            <calcext:condition calcext:apply-style-name="Untitled2" calcext:value="=&quot;yes&quot;" calcext:base-cell-address="Output.G11"/>
          </calcext:conditional-format>
          <calcext:conditional-format calcext:target-range-address="Output.G1441:Output.G1441">
            <calcext:condition calcext:apply-style-name="Untitled2" calcext:value="=&quot;yes&quot;" calcext:base-cell-address="Output.G11"/>
          </calcext:conditional-format>
          <calcext:conditional-format calcext:target-range-address="Output.G1442:Output.G1442">
            <calcext:condition calcext:apply-style-name="Untitled2" calcext:value="=&quot;yes&quot;" calcext:base-cell-address="Output.G11"/>
          </calcext:conditional-format>
          <calcext:conditional-format calcext:target-range-address="Output.G1443:Output.G1443">
            <calcext:condition calcext:apply-style-name="Untitled2" calcext:value="=&quot;yes&quot;" calcext:base-cell-address="Output.G11"/>
          </calcext:conditional-format>
          <calcext:conditional-format calcext:target-range-address="Output.G1444:Output.G1444">
            <calcext:condition calcext:apply-style-name="Untitled2" calcext:value="=&quot;yes&quot;" calcext:base-cell-address="Output.G11"/>
          </calcext:conditional-format>
          <calcext:conditional-format calcext:target-range-address="Output.G1445:Output.G1445">
            <calcext:condition calcext:apply-style-name="Untitled2" calcext:value="=&quot;yes&quot;" calcext:base-cell-address="Output.G11"/>
          </calcext:conditional-format>
          <calcext:conditional-format calcext:target-range-address="Output.G1446:Output.G1446">
            <calcext:condition calcext:apply-style-name="Untitled2" calcext:value="=&quot;yes&quot;" calcext:base-cell-address="Output.G11"/>
          </calcext:conditional-format>
          <calcext:conditional-format calcext:target-range-address="Output.G1447:Output.G1447">
            <calcext:condition calcext:apply-style-name="Untitled2" calcext:value="=&quot;yes&quot;" calcext:base-cell-address="Output.G11"/>
          </calcext:conditional-format>
          <calcext:conditional-format calcext:target-range-address="Output.G1448:Output.G1448">
            <calcext:condition calcext:apply-style-name="Untitled2" calcext:value="=&quot;yes&quot;" calcext:base-cell-address="Output.G11"/>
          </calcext:conditional-format>
          <calcext:conditional-format calcext:target-range-address="Output.G1449:Output.G1449">
            <calcext:condition calcext:apply-style-name="Untitled2" calcext:value="=&quot;yes&quot;" calcext:base-cell-address="Output.G11"/>
          </calcext:conditional-format>
          <calcext:conditional-format calcext:target-range-address="Output.G1450:Output.G1450">
            <calcext:condition calcext:apply-style-name="Untitled2" calcext:value="=&quot;yes&quot;" calcext:base-cell-address="Output.G11"/>
          </calcext:conditional-format>
          <calcext:conditional-format calcext:target-range-address="Output.G1451:Output.G1451">
            <calcext:condition calcext:apply-style-name="Untitled2" calcext:value="=&quot;yes&quot;" calcext:base-cell-address="Output.G11"/>
          </calcext:conditional-format>
          <calcext:conditional-format calcext:target-range-address="Output.G1452:Output.G1452">
            <calcext:condition calcext:apply-style-name="Untitled2" calcext:value="=&quot;yes&quot;" calcext:base-cell-address="Output.G11"/>
          </calcext:conditional-format>
          <calcext:conditional-format calcext:target-range-address="Output.G1453:Output.G1453">
            <calcext:condition calcext:apply-style-name="Untitled2" calcext:value="=&quot;yes&quot;" calcext:base-cell-address="Output.G11"/>
          </calcext:conditional-format>
          <calcext:conditional-format calcext:target-range-address="Output.G1454:Output.G1454">
            <calcext:condition calcext:apply-style-name="Untitled2" calcext:value="=&quot;yes&quot;" calcext:base-cell-address="Output.G11"/>
          </calcext:conditional-format>
          <calcext:conditional-format calcext:target-range-address="Output.G1455:Output.G1455">
            <calcext:condition calcext:apply-style-name="Untitled2" calcext:value="=&quot;yes&quot;" calcext:base-cell-address="Output.G11"/>
          </calcext:conditional-format>
          <calcext:conditional-format calcext:target-range-address="Output.G1456:Output.G1456">
            <calcext:condition calcext:apply-style-name="Untitled2" calcext:value="=&quot;yes&quot;" calcext:base-cell-address="Output.G11"/>
          </calcext:conditional-format>
          <calcext:conditional-format calcext:target-range-address="Output.G1457:Output.G1457">
            <calcext:condition calcext:apply-style-name="Untitled2" calcext:value="=&quot;yes&quot;" calcext:base-cell-address="Output.G11"/>
          </calcext:conditional-format>
          <calcext:conditional-format calcext:target-range-address="Output.G1458:Output.G1458">
            <calcext:condition calcext:apply-style-name="Untitled2" calcext:value="=&quot;yes&quot;" calcext:base-cell-address="Output.G11"/>
          </calcext:conditional-format>
          <calcext:conditional-format calcext:target-range-address="Output.G1459:Output.G1459">
            <calcext:condition calcext:apply-style-name="Untitled2" calcext:value="=&quot;yes&quot;" calcext:base-cell-address="Output.G11"/>
          </calcext:conditional-format>
          <calcext:conditional-format calcext:target-range-address="Output.G1460:Output.G1460">
            <calcext:condition calcext:apply-style-name="Untitled2" calcext:value="=&quot;yes&quot;" calcext:base-cell-address="Output.G11"/>
          </calcext:conditional-format>
          <calcext:conditional-format calcext:target-range-address="Output.G1461:Output.G1461">
            <calcext:condition calcext:apply-style-name="Untitled2" calcext:value="=&quot;yes&quot;" calcext:base-cell-address="Output.G11"/>
          </calcext:conditional-format>
          <calcext:conditional-format calcext:target-range-address="Output.G1462:Output.G1462">
            <calcext:condition calcext:apply-style-name="Untitled2" calcext:value="=&quot;yes&quot;" calcext:base-cell-address="Output.G11"/>
          </calcext:conditional-format>
          <calcext:conditional-format calcext:target-range-address="Output.G1463:Output.G1463">
            <calcext:condition calcext:apply-style-name="Untitled2" calcext:value="=&quot;yes&quot;" calcext:base-cell-address="Output.G11"/>
          </calcext:conditional-format>
          <calcext:conditional-format calcext:target-range-address="Output.G1464:Output.G1464">
            <calcext:condition calcext:apply-style-name="Untitled2" calcext:value="=&quot;yes&quot;" calcext:base-cell-address="Output.G11"/>
          </calcext:conditional-format>
          <calcext:conditional-format calcext:target-range-address="Output.G1465:Output.G1465">
            <calcext:condition calcext:apply-style-name="Untitled2" calcext:value="=&quot;yes&quot;" calcext:base-cell-address="Output.G11"/>
          </calcext:conditional-format>
          <calcext:conditional-format calcext:target-range-address="Output.G1466:Output.G1466">
            <calcext:condition calcext:apply-style-name="Untitled2" calcext:value="=&quot;yes&quot;" calcext:base-cell-address="Output.G11"/>
          </calcext:conditional-format>
          <calcext:conditional-format calcext:target-range-address="Output.G1467:Output.G1467">
            <calcext:condition calcext:apply-style-name="Untitled2" calcext:value="=&quot;yes&quot;" calcext:base-cell-address="Output.G11"/>
          </calcext:conditional-format>
          <calcext:conditional-format calcext:target-range-address="Output.G1468:Output.G1468">
            <calcext:condition calcext:apply-style-name="Untitled2" calcext:value="=&quot;yes&quot;" calcext:base-cell-address="Output.G1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ccff00"/>
    </style:style>
    <style:style style:name="Untitled2" style:family="table-cell" style:parent-style-name="Default">
      <style:table-cell-properties fo:background-color="#ff3333"/>
    </style:style>
    <style:style style:name="Untitled3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30">00/00/0000</text:date>, <text:time style:data-style-name="N2" text:time-value="20:08:24.8616191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o Oklobdžija</meta:initial-creator>
    <meta:creation-date>2015-06-26T22:55:41.158912722</meta:creation-date>
    <dc:date>2015-06-30T20:38:51.775757961</dc:date>
    <dc:creator>Marko Oklobdžija</dc:creator>
    <meta:editing-duration>PT23H5M46S</meta:editing-duration>
    <meta:editing-cycles>17</meta:editing-cycles>
    <meta:generator>LibreOffice/4.4.2.2$Linux_X86_64 LibreOffice_project/40m0$Build-2</meta:generator>
    <meta:document-statistic meta:table-count="2" meta:cell-count="4826" meta:object-count="2"/>
  </office:meta>
</office:document-meta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symbol-type="named-symbol" chart:symbol-name="x" chart:symbol-width="0.15cm" chart:symbol-height="0.15cm" chart:link-data-style-to-source="true"/>
      <style:graphic-properties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6.586cm" svg:height="27.937cm" xlink:href=".." xlink:type="simple" chart:class="chart:scatter" chart:style-name="ch1">
        <chart:legend chart:legend-position="end" svg:x="43.39cm" svg:y="13.669cm" style:legend-expansion="high" chart:style-name="ch2"/>
        <chart:plot-area chart:style-name="ch3" table:cell-range-address="'Parameter calculator'.A13:'Parameter calculator'.A225 'Parameter calculator'.J11:'Parameter calculator'.J11 'Parameter calculator'.J13:'Parameter calculator'.J225" chart:data-source-has-labels="row" svg:x="0.931cm" svg:y="0.558cm" svg:width="41.528cm" svg:height="26.821cm">
          <chartooo:coordinate-region svg:x="2.32cm" svg:y="0.757cm" svg:width="39.675cm" svg:height="25.975cm"/>
          <chart:axis chart:dimension="x" chart:name="primary-x" chart:style-name="ch4"/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Parameter calculator'.J13:'Parameter calculator'.J225" chart:label-cell-address="'Parameter calculator'.J11:'Parameter calculator'.J11" chart:class="chart:scatter">
            <chart:domain table:cell-range-address="'Parameter calculator'.A13:'Parameter calculator'.A225"/>
            <chart:data-point chart:repeated="2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ul. y'' error</text:p>
                <draw:g>
                  <svg:desc>'Parameter calculator'.J11:'Parameter calculator'.J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Parameter calculator'.A13:'Parameter calculator'.A225</svg:desc>
                </draw:g>
              </table:table-cell>
              <table:table-cell office:value-type="float" office:value="-0.016256">
                <text:p>-0.016256</text:p>
                <draw:g>
                  <svg:desc>'Parameter calculator'.J13:'Parameter calculator'.J2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0">
                <text:p>550</text:p>
              </table:table-cell>
              <table:table-cell office:value-type="float" office:value="-0.01966976">
                <text:p>-0.019669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-0.02340864">
                <text:p>-0.023408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-0.02747264">
                <text:p>-0.027472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0">
                <text:p>700</text:p>
              </table:table-cell>
              <table:table-cell office:value-type="float" office:value="-0.03186176">
                <text:p>-0.031861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">
                <text:p>750</text:p>
              </table:table-cell>
              <table:table-cell office:value-type="float" office:value="-0.036576">
                <text:p>-0.0365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0">
                <text:p>800</text:p>
              </table:table-cell>
              <table:table-cell office:value-type="float" office:value="-0.04161536">
                <text:p>-0.041615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50">
                <text:p>850</text:p>
              </table:table-cell>
              <table:table-cell office:value-type="float" office:value="-0.04697984">
                <text:p>-0.046979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-0.05266944">
                <text:p>-0.052669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50">
                <text:p>950</text:p>
              </table:table-cell>
              <table:table-cell office:value-type="float" office:value="-0.05868416">
                <text:p>-0.058684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-0.065024">
                <text:p>-0.0650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50">
                <text:p>1050</text:p>
              </table:table-cell>
              <table:table-cell office:value-type="float" office:value="-0.07168896">
                <text:p>-0.071688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00">
                <text:p>1100</text:p>
              </table:table-cell>
              <table:table-cell office:value-type="float" office:value="-0.07867904">
                <text:p>-0.078679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50">
                <text:p>1150</text:p>
              </table:table-cell>
              <table:table-cell office:value-type="float" office:value="-0.08599424">
                <text:p>-0.085994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0">
                <text:p>1200</text:p>
              </table:table-cell>
              <table:table-cell office:value-type="float" office:value="-0.09363456">
                <text:p>-0.093634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50">
                <text:p>1250</text:p>
              </table:table-cell>
              <table:table-cell office:value-type="float" office:value="-0.1016">
                <text:p>-0.10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00">
                <text:p>1300</text:p>
              </table:table-cell>
              <table:table-cell office:value-type="float" office:value="-0.10989056">
                <text:p>-0.109890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50">
                <text:p>1350</text:p>
              </table:table-cell>
              <table:table-cell office:value-type="float" office:value="-0.11850624">
                <text:p>-0.118506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00">
                <text:p>1400</text:p>
              </table:table-cell>
              <table:table-cell office:value-type="float" office:value="-0.12744704">
                <text:p>-0.127447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50">
                <text:p>1450</text:p>
              </table:table-cell>
              <table:table-cell office:value-type="float" office:value="-0.13671296">
                <text:p>-0.136712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00">
                <text:p>1500</text:p>
              </table:table-cell>
              <table:table-cell office:value-type="float" office:value="-0.146304">
                <text:p>-0.1463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50">
                <text:p>1550</text:p>
              </table:table-cell>
              <table:table-cell office:value-type="float" office:value="-0.15622016">
                <text:p>-0.156220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00">
                <text:p>1600</text:p>
              </table:table-cell>
              <table:table-cell office:value-type="float" office:value="-0.16646144">
                <text:p>-0.166461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50">
                <text:p>1650</text:p>
              </table:table-cell>
              <table:table-cell office:value-type="float" office:value="-0.17702784">
                <text:p>-0.177027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00">
                <text:p>1700</text:p>
              </table:table-cell>
              <table:table-cell office:value-type="float" office:value="-0.18791936">
                <text:p>-0.187919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50">
                <text:p>1750</text:p>
              </table:table-cell>
              <table:table-cell office:value-type="float" office:value="-0.199136">
                <text:p>-0.1991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00">
                <text:p>1800</text:p>
              </table:table-cell>
              <table:table-cell office:value-type="float" office:value="-0.21067776">
                <text:p>-0.210677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50">
                <text:p>1850</text:p>
              </table:table-cell>
              <table:table-cell office:value-type="float" office:value="-0.22254464">
                <text:p>-0.222544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00">
                <text:p>1900</text:p>
              </table:table-cell>
              <table:table-cell office:value-type="float" office:value="-0.23473664">
                <text:p>-0.23473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50">
                <text:p>1950</text:p>
              </table:table-cell>
              <table:table-cell office:value-type="float" office:value="-0.24725376">
                <text:p>-0.247253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00">
                <text:p>2000</text:p>
              </table:table-cell>
              <table:table-cell office:value-type="float" office:value="-0.260096">
                <text:p>-0.2600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50">
                <text:p>2050</text:p>
              </table:table-cell>
              <table:table-cell office:value-type="float" office:value="-0.27326336">
                <text:p>-0.273263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00">
                <text:p>2100</text:p>
              </table:table-cell>
              <table:table-cell office:value-type="float" office:value="-0.28675584">
                <text:p>-0.286755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50">
                <text:p>2150</text:p>
              </table:table-cell>
              <table:table-cell office:value-type="float" office:value="-0.30057344">
                <text:p>-0.300573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00">
                <text:p>2200</text:p>
              </table:table-cell>
              <table:table-cell office:value-type="float" office:value="-0.31471616">
                <text:p>-0.314716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50">
                <text:p>2250</text:p>
              </table:table-cell>
              <table:table-cell office:value-type="float" office:value="-0.329184">
                <text:p>-0.3291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00">
                <text:p>2300</text:p>
              </table:table-cell>
              <table:table-cell office:value-type="float" office:value="-0.34397696">
                <text:p>-0.343976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50">
                <text:p>2350</text:p>
              </table:table-cell>
              <table:table-cell office:value-type="float" office:value="-0.35909504">
                <text:p>-0.359095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00">
                <text:p>2400</text:p>
              </table:table-cell>
              <table:table-cell office:value-type="float" office:value="-0.37453824">
                <text:p>-0.374538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50">
                <text:p>2450</text:p>
              </table:table-cell>
              <table:table-cell office:value-type="float" office:value="-0.39030656">
                <text:p>-0.390306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00">
                <text:p>2500</text:p>
              </table:table-cell>
              <table:table-cell office:value-type="float" office:value="-0.4064">
                <text:p>-0.40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50">
                <text:p>2550</text:p>
              </table:table-cell>
              <table:table-cell office:value-type="float" office:value="-0.42281856">
                <text:p>-0.422818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00">
                <text:p>2600</text:p>
              </table:table-cell>
              <table:table-cell office:value-type="float" office:value="-0.43956224">
                <text:p>-0.439562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50">
                <text:p>2650</text:p>
              </table:table-cell>
              <table:table-cell office:value-type="float" office:value="-0.45663104">
                <text:p>-0.456631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00">
                <text:p>2700</text:p>
              </table:table-cell>
              <table:table-cell office:value-type="float" office:value="-0.47402496">
                <text:p>-0.474024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50">
                <text:p>2750</text:p>
              </table:table-cell>
              <table:table-cell office:value-type="float" office:value="-0.491744">
                <text:p>-0.4917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00">
                <text:p>2800</text:p>
              </table:table-cell>
              <table:table-cell office:value-type="float" office:value="0.49021184">
                <text:p>0.490211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50">
                <text:p>2850</text:p>
              </table:table-cell>
              <table:table-cell office:value-type="float" office:value="0.47184256">
                <text:p>0.471842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00">
                <text:p>2900</text:p>
              </table:table-cell>
              <table:table-cell office:value-type="float" office:value="0.45314816">
                <text:p>0.453148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50">
                <text:p>2950</text:p>
              </table:table-cell>
              <table:table-cell office:value-type="float" office:value="0.43412864">
                <text:p>0.434128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00">
                <text:p>3000</text:p>
              </table:table-cell>
              <table:table-cell office:value-type="float" office:value="0.414784">
                <text:p>0.4147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50">
                <text:p>3050</text:p>
              </table:table-cell>
              <table:table-cell office:value-type="float" office:value="0.39511424">
                <text:p>0.395114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00">
                <text:p>3100</text:p>
              </table:table-cell>
              <table:table-cell office:value-type="float" office:value="0.37511936">
                <text:p>0.375119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50">
                <text:p>3150</text:p>
              </table:table-cell>
              <table:table-cell office:value-type="float" office:value="0.35479936">
                <text:p>0.354799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00">
                <text:p>3200</text:p>
              </table:table-cell>
              <table:table-cell office:value-type="float" office:value="0.33415424">
                <text:p>0.334154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50">
                <text:p>3250</text:p>
              </table:table-cell>
              <table:table-cell office:value-type="float" office:value="0.313184">
                <text:p>0.3131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300">
                <text:p>3300</text:p>
              </table:table-cell>
              <table:table-cell office:value-type="float" office:value="0.29188864">
                <text:p>0.291888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50">
                <text:p>3350</text:p>
              </table:table-cell>
              <table:table-cell office:value-type="float" office:value="0.27026816">
                <text:p>0.270268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00">
                <text:p>3400</text:p>
              </table:table-cell>
              <table:table-cell office:value-type="float" office:value="0.24832256">
                <text:p>0.248322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50">
                <text:p>3450</text:p>
              </table:table-cell>
              <table:table-cell office:value-type="float" office:value="0.22605184">
                <text:p>0.226051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00">
                <text:p>3500</text:p>
              </table:table-cell>
              <table:table-cell office:value-type="float" office:value="0.203456">
                <text:p>0.2034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50">
                <text:p>3550</text:p>
              </table:table-cell>
              <table:table-cell office:value-type="float" office:value="0.18053504">
                <text:p>0.180535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00">
                <text:p>3600</text:p>
              </table:table-cell>
              <table:table-cell office:value-type="float" office:value="0.15728896">
                <text:p>0.157288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50">
                <text:p>3650</text:p>
              </table:table-cell>
              <table:table-cell office:value-type="float" office:value="0.13371776">
                <text:p>0.133717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700">
                <text:p>3700</text:p>
              </table:table-cell>
              <table:table-cell office:value-type="float" office:value="0.10982144">
                <text:p>0.109821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750">
                <text:p>3750</text:p>
              </table:table-cell>
              <table:table-cell office:value-type="float" office:value="0.0856">
                <text:p>0.08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00">
                <text:p>3800</text:p>
              </table:table-cell>
              <table:table-cell office:value-type="float" office:value="0.0610534399999999">
                <text:p>0.06105343999999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50">
                <text:p>3850</text:p>
              </table:table-cell>
              <table:table-cell office:value-type="float" office:value="0.03618176">
                <text:p>0.036181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00">
                <text:p>3900</text:p>
              </table:table-cell>
              <table:table-cell office:value-type="float" office:value="0.0109849600000002">
                <text:p>0.01098496000000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50">
                <text:p>3950</text:p>
              </table:table-cell>
              <table:table-cell office:value-type="float" office:value="-0.01453696">
                <text:p>-0.014536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000">
                <text:p>4000</text:p>
              </table:table-cell>
              <table:table-cell office:value-type="float" office:value="-0.040384">
                <text:p>-0.0403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50">
                <text:p>4050</text:p>
              </table:table-cell>
              <table:table-cell office:value-type="float" office:value="-0.0665561599999998">
                <text:p>-0.06655615999999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00">
                <text:p>4100</text:p>
              </table:table-cell>
              <table:table-cell office:value-type="float" office:value="-0.0930534400000003">
                <text:p>-0.09305344000000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150">
                <text:p>4150</text:p>
              </table:table-cell>
              <table:table-cell office:value-type="float" office:value="-0.11987584">
                <text:p>-0.119875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200">
                <text:p>4200</text:p>
              </table:table-cell>
              <table:table-cell office:value-type="float" office:value="-0.14702336">
                <text:p>-0.147023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250">
                <text:p>4250</text:p>
              </table:table-cell>
              <table:table-cell office:value-type="float" office:value="-0.174496">
                <text:p>-0.1744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300">
                <text:p>4300</text:p>
              </table:table-cell>
              <table:table-cell office:value-type="float" office:value="-0.20229376">
                <text:p>-0.202293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350">
                <text:p>4350</text:p>
              </table:table-cell>
              <table:table-cell office:value-type="float" office:value="-0.23041664">
                <text:p>-0.230416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00">
                <text:p>4400</text:p>
              </table:table-cell>
              <table:table-cell office:value-type="float" office:value="-0.25886464">
                <text:p>-0.258864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50">
                <text:p>4450</text:p>
              </table:table-cell>
              <table:table-cell office:value-type="float" office:value="-0.28763776">
                <text:p>-0.287637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500">
                <text:p>4500</text:p>
              </table:table-cell>
              <table:table-cell office:value-type="float" office:value="-0.316736">
                <text:p>-0.3167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50">
                <text:p>4550</text:p>
              </table:table-cell>
              <table:table-cell office:value-type="float" office:value="-0.34615936">
                <text:p>-0.346159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600">
                <text:p>4600</text:p>
              </table:table-cell>
              <table:table-cell office:value-type="float" office:value="-0.37590784">
                <text:p>-0.375907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650">
                <text:p>4650</text:p>
              </table:table-cell>
              <table:table-cell office:value-type="float" office:value="-0.40598144">
                <text:p>-0.405981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700">
                <text:p>4700</text:p>
              </table:table-cell>
              <table:table-cell office:value-type="float" office:value="-0.43638016">
                <text:p>-0.436380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750">
                <text:p>4750</text:p>
              </table:table-cell>
              <table:table-cell office:value-type="float" office:value="-0.467104">
                <text:p>-0.4671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800">
                <text:p>4800</text:p>
              </table:table-cell>
              <table:table-cell office:value-type="float" office:value="-0.49815296">
                <text:p>-0.498152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850">
                <text:p>4850</text:p>
              </table:table-cell>
              <table:table-cell office:value-type="float" office:value="0.47047296">
                <text:p>0.470472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900">
                <text:p>4900</text:p>
              </table:table-cell>
              <table:table-cell office:value-type="float" office:value="0.43877376">
                <text:p>0.438773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950">
                <text:p>4950</text:p>
              </table:table-cell>
              <table:table-cell office:value-type="float" office:value="0.40674944">
                <text:p>0.406749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000">
                <text:p>5000</text:p>
              </table:table-cell>
              <table:table-cell office:value-type="float" office:value="0.3744">
                <text:p>0.37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050">
                <text:p>5050</text:p>
              </table:table-cell>
              <table:table-cell office:value-type="float" office:value="0.34172544">
                <text:p>0.341725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100">
                <text:p>5100</text:p>
              </table:table-cell>
              <table:table-cell office:value-type="float" office:value="0.30872576">
                <text:p>0.308725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150">
                <text:p>5150</text:p>
              </table:table-cell>
              <table:table-cell office:value-type="float" office:value="0.27540096">
                <text:p>0.275400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00">
                <text:p>5200</text:p>
              </table:table-cell>
              <table:table-cell office:value-type="float" office:value="0.24175104">
                <text:p>0.241751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250">
                <text:p>5250</text:p>
              </table:table-cell>
              <table:table-cell office:value-type="float" office:value="0.207776">
                <text:p>0.2077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300">
                <text:p>5300</text:p>
              </table:table-cell>
              <table:table-cell office:value-type="float" office:value="0.17347584">
                <text:p>0.173475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350">
                <text:p>5350</text:p>
              </table:table-cell>
              <table:table-cell office:value-type="float" office:value="0.13885056">
                <text:p>0.138850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400">
                <text:p>5400</text:p>
              </table:table-cell>
              <table:table-cell office:value-type="float" office:value="0.10390016">
                <text:p>0.103900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450">
                <text:p>5450</text:p>
              </table:table-cell>
              <table:table-cell office:value-type="float" office:value="0.0686246400000001">
                <text:p>0.06862464000000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500">
                <text:p>5500</text:p>
              </table:table-cell>
              <table:table-cell office:value-type="float" office:value="0.0330240000000002">
                <text:p>0.03302400000000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550">
                <text:p>5550</text:p>
              </table:table-cell>
              <table:table-cell office:value-type="float" office:value="-0.00290176000000031">
                <text:p>-0.002901760000000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600">
                <text:p>5600</text:p>
              </table:table-cell>
              <table:table-cell office:value-type="float" office:value="-0.0391526399999997">
                <text:p>-0.03915263999999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650">
                <text:p>5650</text:p>
              </table:table-cell>
              <table:table-cell office:value-type="float" office:value="-0.0757286399999999">
                <text:p>-0.07572863999999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700">
                <text:p>5700</text:p>
              </table:table-cell>
              <table:table-cell office:value-type="float" office:value="-0.11262976">
                <text:p>-0.112629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750">
                <text:p>5750</text:p>
              </table:table-cell>
              <table:table-cell office:value-type="float" office:value="-0.149856">
                <text:p>-0.1498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800">
                <text:p>5800</text:p>
              </table:table-cell>
              <table:table-cell office:value-type="float" office:value="-0.18740736">
                <text:p>-0.187407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850">
                <text:p>5850</text:p>
              </table:table-cell>
              <table:table-cell office:value-type="float" office:value="-0.22528384">
                <text:p>-0.225283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900">
                <text:p>5900</text:p>
              </table:table-cell>
              <table:table-cell office:value-type="float" office:value="-0.26348544">
                <text:p>-0.263485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950">
                <text:p>5950</text:p>
              </table:table-cell>
              <table:table-cell office:value-type="float" office:value="-0.30201216">
                <text:p>-0.302012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000">
                <text:p>6000</text:p>
              </table:table-cell>
              <table:table-cell office:value-type="float" office:value="-0.340864">
                <text:p>-0.3408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050">
                <text:p>6050</text:p>
              </table:table-cell>
              <table:table-cell office:value-type="float" office:value="-0.38004096">
                <text:p>-0.380040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100">
                <text:p>6100</text:p>
              </table:table-cell>
              <table:table-cell office:value-type="float" office:value="-0.41954304">
                <text:p>-0.419543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150">
                <text:p>6150</text:p>
              </table:table-cell>
              <table:table-cell office:value-type="float" office:value="-0.45937024">
                <text:p>-0.459370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200">
                <text:p>6200</text:p>
              </table:table-cell>
              <table:table-cell office:value-type="float" office:value="-0.49952256">
                <text:p>-0.499522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250">
                <text:p>6250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300">
                <text:p>6300</text:p>
              </table:table-cell>
              <table:table-cell office:value-type="float" office:value="0.41919744">
                <text:p>0.419197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350">
                <text:p>6350</text:p>
              </table:table-cell>
              <table:table-cell office:value-type="float" office:value="0.37806976">
                <text:p>0.378069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400">
                <text:p>6400</text:p>
              </table:table-cell>
              <table:table-cell office:value-type="float" office:value="0.33661696">
                <text:p>0.336616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450">
                <text:p>6450</text:p>
              </table:table-cell>
              <table:table-cell office:value-type="float" office:value="0.29483904">
                <text:p>0.294839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500">
                <text:p>6500</text:p>
              </table:table-cell>
              <table:table-cell office:value-type="float" office:value="0.252736">
                <text:p>0.2527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550">
                <text:p>6550</text:p>
              </table:table-cell>
              <table:table-cell office:value-type="float" office:value="0.21030784">
                <text:p>0.210307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600">
                <text:p>6600</text:p>
              </table:table-cell>
              <table:table-cell office:value-type="float" office:value="0.16755456">
                <text:p>0.167554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650">
                <text:p>6650</text:p>
              </table:table-cell>
              <table:table-cell office:value-type="float" office:value="0.12447616">
                <text:p>0.124476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700">
                <text:p>6700</text:p>
              </table:table-cell>
              <table:table-cell office:value-type="float" office:value="0.0810726399999995">
                <text:p>0.08107263999999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750">
                <text:p>6750</text:p>
              </table:table-cell>
              <table:table-cell office:value-type="float" office:value="0.037344">
                <text:p>0.03734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800">
                <text:p>6800</text:p>
              </table:table-cell>
              <table:table-cell office:value-type="float" office:value="-0.00670975999999968">
                <text:p>-0.006709759999999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850">
                <text:p>6850</text:p>
              </table:table-cell>
              <table:table-cell office:value-type="float" office:value="-0.0510886400000001">
                <text:p>-0.05108864000000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900">
                <text:p>6900</text:p>
              </table:table-cell>
              <table:table-cell office:value-type="float" office:value="-0.09579264">
                <text:p>-0.095792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950">
                <text:p>6950</text:p>
              </table:table-cell>
              <table:table-cell office:value-type="float" office:value="-0.14082176">
                <text:p>-0.1408217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000">
                <text:p>7000</text:p>
              </table:table-cell>
              <table:table-cell office:value-type="float" office:value="-0.186176">
                <text:p>-0.1861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050">
                <text:p>7050</text:p>
              </table:table-cell>
              <table:table-cell office:value-type="float" office:value="-0.23185536">
                <text:p>-0.231855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100">
                <text:p>7100</text:p>
              </table:table-cell>
              <table:table-cell office:value-type="float" office:value="-0.277859840000001">
                <text:p>-0.2778598400000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150">
                <text:p>7150</text:p>
              </table:table-cell>
              <table:table-cell office:value-type="float" office:value="-0.32418944">
                <text:p>-0.324189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200">
                <text:p>7200</text:p>
              </table:table-cell>
              <table:table-cell office:value-type="float" office:value="-0.37084416">
                <text:p>-0.370844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250">
                <text:p>7250</text:p>
              </table:table-cell>
              <table:table-cell office:value-type="float" office:value="-0.417824">
                <text:p>-0.41782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300">
                <text:p>7300</text:p>
              </table:table-cell>
              <table:table-cell office:value-type="float" office:value="-0.46512896">
                <text:p>-0.465128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350">
                <text:p>7350</text:p>
              </table:table-cell>
              <table:table-cell office:value-type="float" office:value="0.48724096">
                <text:p>0.487240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400">
                <text:p>7400</text:p>
              </table:table-cell>
              <table:table-cell office:value-type="float" office:value="0.43928576">
                <text:p>0.439285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450">
                <text:p>7450</text:p>
              </table:table-cell>
              <table:table-cell office:value-type="float" office:value="0.39100544">
                <text:p>0.391005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500">
                <text:p>7500</text:p>
              </table:table-cell>
              <table:table-cell office:value-type="float" office:value="0.3424">
                <text:p>0.34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550">
                <text:p>7550</text:p>
              </table:table-cell>
              <table:table-cell office:value-type="float" office:value="0.29346944">
                <text:p>0.293469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600">
                <text:p>7600</text:p>
              </table:table-cell>
              <table:table-cell office:value-type="float" office:value="0.24421376">
                <text:p>0.244213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650">
                <text:p>7650</text:p>
              </table:table-cell>
              <table:table-cell office:value-type="float" office:value="0.19463296">
                <text:p>0.194632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700">
                <text:p>7700</text:p>
              </table:table-cell>
              <table:table-cell office:value-type="float" office:value="0.14472704">
                <text:p>0.144727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750">
                <text:p>7750</text:p>
              </table:table-cell>
              <table:table-cell office:value-type="float" office:value="0.0944960000000004">
                <text:p>0.09449600000000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800">
                <text:p>7800</text:p>
              </table:table-cell>
              <table:table-cell office:value-type="float" office:value="0.0439398400000006">
                <text:p>0.043939840000000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850">
                <text:p>7850</text:p>
              </table:table-cell>
              <table:table-cell office:value-type="float" office:value="-0.00694143999999941">
                <text:p>-0.006941439999999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900">
                <text:p>7900</text:p>
              </table:table-cell>
              <table:table-cell office:value-type="float" office:value="-0.0581478400000002">
                <text:p>-0.05814784000000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950">
                <text:p>7950</text:p>
              </table:table-cell>
              <table:table-cell office:value-type="float" office:value="-0.10967936">
                <text:p>-0.109679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000">
                <text:p>8000</text:p>
              </table:table-cell>
              <table:table-cell office:value-type="float" office:value="-0.161536">
                <text:p>-0.1615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050">
                <text:p>8050</text:p>
              </table:table-cell>
              <table:table-cell office:value-type="float" office:value="-0.21371776">
                <text:p>-0.213717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100">
                <text:p>8100</text:p>
              </table:table-cell>
              <table:table-cell office:value-type="float" office:value="-0.266224639999999">
                <text:p>-0.26622463999999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150">
                <text:p>8150</text:p>
              </table:table-cell>
              <table:table-cell office:value-type="float" office:value="-0.319056639999999">
                <text:p>-0.3190566399999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200">
                <text:p>8200</text:p>
              </table:table-cell>
              <table:table-cell office:value-type="float" office:value="-0.372213760000001">
                <text:p>-0.3722137600000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250">
                <text:p>8250</text:p>
              </table:table-cell>
              <table:table-cell office:value-type="float" office:value="-0.425696">
                <text:p>-0.42569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300">
                <text:p>8300</text:p>
              </table:table-cell>
              <table:table-cell office:value-type="float" office:value="-0.47950336">
                <text:p>-0.479503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350">
                <text:p>8350</text:p>
              </table:table-cell>
              <table:table-cell office:value-type="float" office:value="0.46636416">
                <text:p>0.466364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400">
                <text:p>8400</text:p>
              </table:table-cell>
              <table:table-cell office:value-type="float" office:value="0.411906560000001">
                <text:p>0.4119065600000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450">
                <text:p>8450</text:p>
              </table:table-cell>
              <table:table-cell office:value-type="float" office:value="0.357123840000001">
                <text:p>0.3571238400000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500">
                <text:p>8500</text:p>
              </table:table-cell>
              <table:table-cell office:value-type="float" office:value="0.302015999999999">
                <text:p>0.3020159999999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550">
                <text:p>8550</text:p>
              </table:table-cell>
              <table:table-cell office:value-type="float" office:value="0.24658304">
                <text:p>0.246583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600">
                <text:p>8600</text:p>
              </table:table-cell>
              <table:table-cell office:value-type="float" office:value="0.19082496">
                <text:p>0.190824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650">
                <text:p>8650</text:p>
              </table:table-cell>
              <table:table-cell office:value-type="float" office:value="0.134741760000001">
                <text:p>0.1347417600000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700">
                <text:p>8700</text:p>
              </table:table-cell>
              <table:table-cell office:value-type="float" office:value="0.0783334400000006">
                <text:p>0.078333440000000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750">
                <text:p>8750</text:p>
              </table:table-cell>
              <table:table-cell office:value-type="float" office:value="0.0215999999999994">
                <text:p>0.021599999999999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800">
                <text:p>8800</text:p>
              </table:table-cell>
              <table:table-cell office:value-type="float" office:value="-0.0354585600000004">
                <text:p>-0.035458560000000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850">
                <text:p>8850</text:p>
              </table:table-cell>
              <table:table-cell office:value-type="float" office:value="-0.0928422400000004">
                <text:p>-0.092842240000000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900">
                <text:p>8900</text:p>
              </table:table-cell>
              <table:table-cell office:value-type="float" office:value="-0.15055104">
                <text:p>-0.150551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950">
                <text:p>8950</text:p>
              </table:table-cell>
              <table:table-cell office:value-type="float" office:value="-0.20858496">
                <text:p>-0.208584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000">
                <text:p>9000</text:p>
              </table:table-cell>
              <table:table-cell office:value-type="float" office:value="-0.266944">
                <text:p>-0.2669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050">
                <text:p>9050</text:p>
              </table:table-cell>
              <table:table-cell office:value-type="float" office:value="-0.325628160000001">
                <text:p>-0.3256281600000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100">
                <text:p>9100</text:p>
              </table:table-cell>
              <table:table-cell office:value-type="float" office:value="-0.384637440000001">
                <text:p>-0.3846374400000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150">
                <text:p>9150</text:p>
              </table:table-cell>
              <table:table-cell office:value-type="float" office:value="-0.443971840000001">
                <text:p>-0.4439718400000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200">
                <text:p>9200</text:p>
              </table:table-cell>
              <table:table-cell office:value-type="float" office:value="0.49636864">
                <text:p>0.496368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250">
                <text:p>9250</text:p>
              </table:table-cell>
              <table:table-cell office:value-type="float" office:value="0.436384000000001">
                <text:p>0.4363840000000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300">
                <text:p>9300</text:p>
              </table:table-cell>
              <table:table-cell office:value-type="float" office:value="0.376074240000001">
                <text:p>0.3760742400000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350">
                <text:p>9350</text:p>
              </table:table-cell>
              <table:table-cell office:value-type="float" office:value="0.315439359999999">
                <text:p>0.31543935999999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400">
                <text:p>9400</text:p>
              </table:table-cell>
              <table:table-cell office:value-type="float" office:value="0.254479359999999">
                <text:p>0.25447935999999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450">
                <text:p>9450</text:p>
              </table:table-cell>
              <table:table-cell office:value-type="float" office:value="0.19319424">
                <text:p>0.1931942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500">
                <text:p>9500</text:p>
              </table:table-cell>
              <table:table-cell office:value-type="float" office:value="0.131584">
                <text:p>0.1315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550">
                <text:p>9550</text:p>
              </table:table-cell>
              <table:table-cell office:value-type="float" office:value="0.0696486400000005">
                <text:p>0.06964864000000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600">
                <text:p>9600</text:p>
              </table:table-cell>
              <table:table-cell office:value-type="float" office:value="0.00738816000000142">
                <text:p>0.0073881600000014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650">
                <text:p>9650</text:p>
              </table:table-cell>
              <table:table-cell office:value-type="float" office:value="-0.0551974400000006">
                <text:p>-0.05519744000000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700">
                <text:p>9700</text:p>
              </table:table-cell>
              <table:table-cell office:value-type="float" office:value="-0.11810816">
                <text:p>-0.118108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750">
                <text:p>9750</text:p>
              </table:table-cell>
              <table:table-cell office:value-type="float" office:value="-0.181344">
                <text:p>-0.1813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800">
                <text:p>9800</text:p>
              </table:table-cell>
              <table:table-cell office:value-type="float" office:value="-0.244904959999999">
                <text:p>-0.2449049599999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850">
                <text:p>9850</text:p>
              </table:table-cell>
              <table:table-cell office:value-type="float" office:value="-0.308791039999999">
                <text:p>-0.30879103999999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900">
                <text:p>9900</text:p>
              </table:table-cell>
              <table:table-cell office:value-type="float" office:value="-0.373002240000001">
                <text:p>-0.37300224000000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950">
                <text:p>9950</text:p>
              </table:table-cell>
              <table:table-cell office:value-type="float" office:value="-0.43753856">
                <text:p>-0.437538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000">
                <text:p>10000</text:p>
              </table:table-cell>
              <table:table-cell office:value-type="float" office:value="0.497599999999999">
                <text:p>0.4975999999999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050">
                <text:p>10050</text:p>
              </table:table-cell>
              <table:table-cell office:value-type="float" office:value="0.43241344">
                <text:p>0.4324134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100">
                <text:p>10100</text:p>
              </table:table-cell>
              <table:table-cell office:value-type="float" office:value="0.36690176">
                <text:p>0.3669017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150">
                <text:p>10150</text:p>
              </table:table-cell>
              <table:table-cell office:value-type="float" office:value="0.301064960000001">
                <text:p>0.3010649600000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200">
                <text:p>10200</text:p>
              </table:table-cell>
              <table:table-cell office:value-type="float" office:value="0.234903039999999">
                <text:p>0.2349030399999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250">
                <text:p>10250</text:p>
              </table:table-cell>
              <table:table-cell office:value-type="float" office:value="0.168415999999999">
                <text:p>0.16841599999999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300">
                <text:p>10300</text:p>
              </table:table-cell>
              <table:table-cell office:value-type="float" office:value="0.101603839999999">
                <text:p>0.10160383999999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350">
                <text:p>10350</text:p>
              </table:table-cell>
              <table:table-cell office:value-type="float" office:value="0.0344665599999994">
                <text:p>0.03446655999999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400">
                <text:p>10400</text:p>
              </table:table-cell>
              <table:table-cell office:value-type="float" office:value="-0.0329958399999999">
                <text:p>-0.03299583999999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450">
                <text:p>10450</text:p>
              </table:table-cell>
              <table:table-cell office:value-type="float" office:value="-0.100783359999999">
                <text:p>-0.10078335999999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500">
                <text:p>10500</text:p>
              </table:table-cell>
              <table:table-cell office:value-type="float" office:value="-0.168896000000001">
                <text:p>-0.16889600000000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550">
                <text:p>10550</text:p>
              </table:table-cell>
              <table:table-cell office:value-type="float" office:value="-0.23733376">
                <text:p>-0.2373337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600">
                <text:p>10600</text:p>
              </table:table-cell>
              <table:table-cell office:value-type="float" office:value="-0.30609664">
                <text:p>-0.306096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650">
                <text:p>10650</text:p>
              </table:table-cell>
              <table:table-cell office:value-type="float" office:value="-0.37518464">
                <text:p>-0.3751846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700">
                <text:p>10700</text:p>
              </table:table-cell>
              <table:table-cell office:value-type="float" office:value="-0.444597759999999">
                <text:p>-0.44459775999999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750">
                <text:p>10750</text:p>
              </table:table-cell>
              <table:table-cell office:value-type="float" office:value="0.485664000000001">
                <text:p>0.48566400000000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800">
                <text:p>10800</text:p>
              </table:table-cell>
              <table:table-cell office:value-type="float" office:value="0.415600639999999">
                <text:p>0.41560063999999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850">
                <text:p>10850</text:p>
              </table:table-cell>
              <table:table-cell office:value-type="float" office:value="0.34521216">
                <text:p>0.345212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900">
                <text:p>10900</text:p>
              </table:table-cell>
              <table:table-cell office:value-type="float" office:value="0.27449856">
                <text:p>0.274498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950">
                <text:p>10950</text:p>
              </table:table-cell>
              <table:table-cell office:value-type="float" office:value="0.20345984">
                <text:p>0.2034598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000">
                <text:p>11000</text:p>
              </table:table-cell>
              <table:table-cell office:value-type="float" office:value="0.132096000000001">
                <text:p>0.13209600000000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050">
                <text:p>11050</text:p>
              </table:table-cell>
              <table:table-cell office:value-type="float" office:value="0.0604070399999985">
                <text:p>0.060407039999998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100">
                <text:p>11100</text:p>
              </table:table-cell>
              <table:table-cell office:value-type="float" office:value="-0.0116070400000012">
                <text:p>-0.011607040000001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F000000DF19C059ED.svm" xlink:type="simple" xlink:actuate="onLoad"/>
      </style:chart-properties>
    </style:style>
    <style:style style:name="ch4" style:family="chart" style:data-style-name="N12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x" chart:symbol-width="0.05cm" chart:symbol-height="0.05cm" chart:link-data-style-to-source="true">
        <chart:symbol-image xlink:href="Pictures/2000000A000000DF000000DF19C059ED.svm" xlink:type="simple" xlink:actuate="onLoad"/>
      </style:chart-properties>
      <style:graphic-properties draw:stroke="none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831cm" svg:height="24.082cm" xlink:href=".." xlink:type="simple" chart:class="chart:scatter" chart:column-mapping="0" chart:style-name="ch1">
        <chart:legend svg:x="0cm" svg:y="0cm" style:legend-expansion="custom" chartooo:width="27.831cm" chartooo:height="24.082cm" style:legend-expansion-aspect-ratio="1.15567643883398" chart:style-name="ch2"/>
        <chart:plot-area chart:style-name="ch3" table:cell-range-address="Output.F9:Output.F2000 Output.B10:Output.B2000" chart:data-source-has-labels="both" svg:x="0.556cm" svg:y="0.481cm" svg:width="26.719cm" svg:height="23.12cm">
          <chartooo:coordinate-region svg:x="1.363cm" svg:y="0.681cm" svg:width="25.116cm" svg:height="22.273cm"/>
          <chart:axis chart:dimension="x" chart:name="primary-x" chart:style-name="ch4" chartooo:axis-type="auto">
            <chart:categories table:cell-range-address="Output.F10:Output.F38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utput.F10:Output.F2000" chart:label-cell-address="Output.F9:Output.F9" chart:class="chart:scatter">
            <chart:domain table:cell-range-address="Output.B10:Output.B2000"/>
            <chart:data-point chart:repeated="199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index</text:p>
                <draw:g>
                  <svg:desc>Output.F9:Output.F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Output.F10:Output.F385</svg:desc>
                </draw:g>
              </table:table-cell>
              <table:table-cell office:value-type="float" office:value="0">
                <text:p>0</text:p>
                <draw:g>
                  <svg:desc>Output.B10:Output.B2000</svg:desc>
                </draw:g>
              </table:table-cell>
              <table:table-cell office:value-type="float" office:value="0">
                <text:p>0</text:p>
                <draw:g>
                  <svg:desc>Output.F10:Output.F2000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5.55">
                <text:p>5.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1.1">
                <text:p>1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6.65">
                <text:p>16.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22.2">
                <text:p>2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27.75">
                <text:p>27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33.3">
                <text:p>3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38.85">
                <text:p>38.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44.4">
                <text:p>4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49.95">
                <text:p>49.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55.5">
                <text:p>5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61.05">
                <text:p>61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66.6">
                <text:p>6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72.15">
                <text:p>72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77.7">
                <text:p>77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83.25">
                <text:p>83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88.8">
                <text:p>88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94.35">
                <text:p>94.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99.9">
                <text:p>99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05.45">
                <text:p>105.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11">
                <text:p>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16.55">
                <text:p>116.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2.1">
                <text:p>122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7.65">
                <text:p>127.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33.2">
                <text:p>133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38.75">
                <text:p>138.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44.3">
                <text:p>144.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49.85">
                <text:p>149.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55.4">
                <text:p>155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60.95">
                <text:p>160.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66.5">
                <text:p>166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2.05">
                <text:p>172.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77.6">
                <text:p>177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83.15">
                <text:p>183.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88.7">
                <text:p>188.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4.25">
                <text:p>194.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99.8">
                <text:p>199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5.35">
                <text:p>205.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10.9">
                <text:p>210.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16.45">
                <text:p>216.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22">
                <text:p>2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27.55">
                <text:p>227.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33.1">
                <text:p>233.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38.65">
                <text:p>238.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44.2">
                <text:p>244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49.75">
                <text:p>249.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55.3">
                <text:p>255.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60.85">
                <text:p>260.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66.4">
                <text:p>266.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71.95">
                <text:p>271.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77.5">
                <text:p>277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3.05">
                <text:p>283.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8.6">
                <text:p>288.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94.15">
                <text:p>294.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99.7">
                <text:p>299.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05.25">
                <text:p>305.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10.8">
                <text:p>310.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16.35">
                <text:p>316.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21.9">
                <text:p>321.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27.45">
                <text:p>327.4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33">
                <text:p>3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38.55">
                <text:p>338.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44.1">
                <text:p>344.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49.65">
                <text:p>349.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55.2">
                <text:p>355.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60.75">
                <text:p>360.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66.3">
                <text:p>366.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71.85">
                <text:p>371.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77.4">
                <text:p>377.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82.95">
                <text:p>382.9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88.5">
                <text:p>388.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94.05">
                <text:p>394.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99.6">
                <text:p>399.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405.15">
                <text:p>405.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410.7">
                <text:p>410.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416.25">
                <text:p>416.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421.8">
                <text:p>421.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427.35">
                <text:p>427.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32.9">
                <text:p>432.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38.45">
                <text:p>438.4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444">
                <text:p>4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449.55">
                <text:p>449.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455.1">
                <text:p>455.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460.65">
                <text:p>460.6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466.2">
                <text:p>466.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471.75">
                <text:p>471.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477.3">
                <text:p>477.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482.85">
                <text:p>482.8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88.4">
                <text:p>488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493.95">
                <text:p>493.9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499.5">
                <text:p>499.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05.05">
                <text:p>505.0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510.6">
                <text:p>510.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516.15">
                <text:p>516.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521.7">
                <text:p>521.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527.25">
                <text:p>527.2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532.8">
                <text:p>532.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538.35">
                <text:p>538.3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543.9">
                <text:p>543.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549.45">
                <text:p>549.4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555">
                <text:p>55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60.55">
                <text:p>560.5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566.1">
                <text:p>566.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571.65">
                <text:p>571.6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577.2">
                <text:p>577.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582.75">
                <text:p>582.7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588.3">
                <text:p>588.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593.85">
                <text:p>593.8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599.4">
                <text:p>599.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604.95">
                <text:p>604.9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610.5">
                <text:p>610.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616.05">
                <text:p>616.0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621.6">
                <text:p>621.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27.15">
                <text:p>627.1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632.7">
                <text:p>632.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638.25">
                <text:p>638.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643.8">
                <text:p>643.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649.35">
                <text:p>649.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654.9">
                <text:p>654.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660.45">
                <text:p>660.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666">
                <text:p>66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671.55">
                <text:p>671.5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677.1">
                <text:p>677.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682.65">
                <text:p>682.6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88.2">
                <text:p>688.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93.75">
                <text:p>693.7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99.3">
                <text:p>699.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704.85">
                <text:p>704.8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710.4">
                <text:p>710.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715.95">
                <text:p>715.9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721.5">
                <text:p>721.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727.05">
                <text:p>727.0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732.6">
                <text:p>732.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738.15">
                <text:p>738.1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43.7">
                <text:p>743.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49.25">
                <text:p>749.2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54.8">
                <text:p>754.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60.35">
                <text:p>760.3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65.9">
                <text:p>765.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71.45">
                <text:p>771.4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77">
                <text:p>7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82.55">
                <text:p>782.5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88.1">
                <text:p>788.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93.65">
                <text:p>793.6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799.2">
                <text:p>799.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04.75">
                <text:p>804.7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10.3">
                <text:p>810.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15.85">
                <text:p>815.8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21.4">
                <text:p>821.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26.95">
                <text:p>826.9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32.5">
                <text:p>832.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38.05">
                <text:p>838.0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43.6">
                <text:p>843.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849.15">
                <text:p>849.1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854.7">
                <text:p>854.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860.25">
                <text:p>860.2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865.8">
                <text:p>865.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871.35">
                <text:p>871.3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876.9">
                <text:p>876.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882.45">
                <text:p>882.4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88">
                <text:p>8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893.55">
                <text:p>893.5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899.1">
                <text:p>899.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904.65">
                <text:p>904.6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910.2">
                <text:p>910.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915.75">
                <text:p>915.7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921.3">
                <text:p>921.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926.85">
                <text:p>926.8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932.4">
                <text:p>932.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937.95">
                <text:p>937.9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943.5">
                <text:p>943.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949.05">
                <text:p>949.0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954.6">
                <text:p>954.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960.15">
                <text:p>960.1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965.7">
                <text:p>965.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971.25">
                <text:p>971.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976.8">
                <text:p>976.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982.35">
                <text:p>982.3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987.9">
                <text:p>987.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993.45">
                <text:p>993.4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999">
                <text:p>99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04.55">
                <text:p>1004.5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010.1">
                <text:p>1010.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015.65">
                <text:p>1015.6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021.2">
                <text:p>1021.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026.75">
                <text:p>1026.7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032.3">
                <text:p>1032.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037.85">
                <text:p>1037.8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043.4">
                <text:p>1043.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048.95">
                <text:p>1048.9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054.5">
                <text:p>1054.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060.05">
                <text:p>1060.0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065.6">
                <text:p>1065.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071.15">
                <text:p>1071.1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076.7">
                <text:p>1076.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082.25">
                <text:p>1082.2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087.8">
                <text:p>1087.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093.35">
                <text:p>1093.3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098.9">
                <text:p>1098.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104.45">
                <text:p>1104.4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110">
                <text:p>11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115.55">
                <text:p>1115.5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121.1">
                <text:p>1121.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126.65">
                <text:p>1126.6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132.2">
                <text:p>1132.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137.75">
                <text:p>1137.7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143.3">
                <text:p>1143.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148.85">
                <text:p>1148.8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154.4">
                <text:p>1154.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159.95">
                <text:p>1159.9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165.5">
                <text:p>1165.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171.05">
                <text:p>1171.0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176.6">
                <text:p>1176.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182.15">
                <text:p>1182.1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187.7">
                <text:p>1187.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193.25">
                <text:p>1193.2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198.8">
                <text:p>1198.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204.35">
                <text:p>1204.3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209.9">
                <text:p>1209.9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215.45">
                <text:p>1215.4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1221">
                <text:p>122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1226.55">
                <text:p>1226.5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1232.1">
                <text:p>1232.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237.65">
                <text:p>1237.6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243.2">
                <text:p>1243.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248.75">
                <text:p>1248.7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254.3">
                <text:p>1254.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1259.85">
                <text:p>1259.8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1265.4">
                <text:p>1265.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1270.95">
                <text:p>1270.9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1276.5">
                <text:p>1276.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1282.05">
                <text:p>1282.0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1287.6">
                <text:p>1287.6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1293.15">
                <text:p>1293.1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1298.7">
                <text:p>1298.7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1304.25">
                <text:p>1304.2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1309.8">
                <text:p>1309.8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315.35">
                <text:p>1315.3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1320.9">
                <text:p>1320.9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1326.45">
                <text:p>1326.4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1332">
                <text:p>133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1337.55">
                <text:p>1337.5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1343.1">
                <text:p>1343.1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1348.65">
                <text:p>1348.6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1354.2">
                <text:p>1354.2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1359.75">
                <text:p>1359.7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1365.3">
                <text:p>1365.3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1370.85">
                <text:p>1370.8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1376.4">
                <text:p>1376.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1381.95">
                <text:p>1381.9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1387.5">
                <text:p>1387.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1393.05">
                <text:p>1393.05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1398.6">
                <text:p>1398.6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1404.15">
                <text:p>1404.15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1409.7">
                <text:p>1409.7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1415.25">
                <text:p>1415.2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1420.8">
                <text:p>1420.8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